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A0000001C4B4B2395.jpg" manifest:media-type="image/jpeg"/>
  <manifest:file-entry manifest:full-path="Pictures/10000000000000290000001A5215F494.jpg" manifest:media-type="image/jpeg"/>
  <manifest:file-entry manifest:full-path="Pictures/10000000000000280000001BC409B8F9.jpg" manifest:media-type="image/jpeg"/>
  <manifest:file-entry manifest:full-path="Pictures/10000000000000280000001AE314102B.jpg" manifest:media-type="image/jpeg"/>
  <manifest:file-entry manifest:full-path="Pictures/100000000000002A0000001A3ABDE781.jpg" manifest:media-type="image/jpeg"/>
  <manifest:file-entry manifest:full-path="Pictures/100000000000002A0000001BA97AC293.jpg" manifest:media-type="image/jpeg"/>
  <manifest:file-entry manifest:full-path="Pictures/10000000000000290000001BDEC22B3C.jpg" manifest:media-type="image/jpeg"/>
  <manifest:file-entry manifest:full-path="Pictures/10000000000000280000001A0D6A9C06.jpg" manifest:media-type="image/jpeg"/>
  <manifest:file-entry manifest:full-path="Pictures/10000000000000280000001BBAE6BEA3.jpg" manifest:media-type="image/jpeg"/>
  <manifest:file-entry manifest:full-path="Pictures/100000000000002A0000001B6981876C.jpg" manifest:media-type="image/jpeg"/>
  <manifest:file-entry manifest:full-path="Pictures/10000000000000270000001A63555760.jpg" manifest:media-type="image/jpeg"/>
  <manifest:file-entry manifest:full-path="Pictures/10000000000000270000001A1B3677BC.jpg" manifest:media-type="image/jpeg"/>
  <manifest:file-entry manifest:full-path="Pictures/10000000000000C3000000266EAFE6FA.jpg" manifest:media-type="image/jpeg"/>
  <manifest:file-entry manifest:full-path="Pictures/10000000000000290000001B9641226B.jpg" manifest:media-type="image/jpeg"/>
  <manifest:file-entry manifest:full-path="Pictures/10000000000000270000001C5F85FE9A.jpg" manifest:media-type="image/jpeg"/>
  <manifest:file-entry manifest:full-path="Pictures/10000000000000290000001C173F6253.jpg" manifest:media-type="image/jpeg"/>
  <manifest:file-entry manifest:full-path="Pictures/100000000000002A0000001AE52F288A.jpg" manifest:media-type="image/jpeg"/>
  <manifest:file-entry manifest:full-path="Pictures/10000000000000280000001BC0A86532.jpg" manifest:media-type="image/jpeg"/>
  <manifest:file-entry manifest:full-path="Pictures/10000000000000290000001B93812094.jpg" manifest:media-type="image/jpeg"/>
  <manifest:file-entry manifest:full-path="Pictures/10000000000000260000001A65F9E32B.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svg:font-family="David"/>
    <style:font-face style:name="Georgia" svg:font-family="Georgia"/>
    <style:font-face style:name="Tahoma" svg:font-family="Tahom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
      <style:paragraph-properties style:page-number="auto"/>
    </style:style>
    <style:style style:name="P2" style:family="paragraph" style:parent-style-name="Standard" style:master-page-name="">
      <style:paragraph-properties style:page-number="auto"/>
      <style:text-properties fo:font-size="1pt" style:font-size-asian="1pt" style:font-size-complex="1pt"/>
    </style:style>
    <style:style style:name="P3" style:family="paragraph" style:parent-style-name="Standard" style:master-page-name="">
      <style:paragraph-properties fo:text-align="center" style:justify-single-word="false" style:page-number="auto"/>
      <style:text-properties fo:font-size="1pt" style:font-size-asian="1pt" style:font-size-complex="1pt"/>
    </style:style>
    <style:style style:name="P4" style:family="paragraph" style:parent-style-name="Standard" style:master-page-name="">
      <style:paragraph-properties fo:line-height="0.1272in" style:page-number="auto"/>
      <style:text-properties fo:font-size="7.30000019073486pt" style:font-size-asian="7.30000019073486pt" style:font-size-complex="7.30000019073486pt"/>
    </style:style>
    <style:style style:name="P5" style:family="paragraph" style:parent-style-name="Standard" style:master-page-name="">
      <style:paragraph-properties fo:line-height="0.0909in" style:page-number="auto"/>
      <style:text-properties fo:font-size="5.25pt" style:font-size-asian="5.25pt" style:font-size-complex="5.25pt"/>
    </style:style>
    <style:style style:name="P6" style:family="paragraph" style:parent-style-name="Standard" style:master-page-name="">
      <style:paragraph-properties fo:line-height="0.25in" style:page-number="auto"/>
    </style:style>
    <style:style style:name="P7" style:family="paragraph" style:parent-style-name="Standard" style:master-page-name="">
      <style:paragraph-properties fo:line-height="0.328in" style:page-number="auto"/>
    </style:style>
    <style:style style:name="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01in" style:type="right"/>
        </style:tab-stops>
      </style:paragraph-properties>
    </style:style>
    <style:style style:name="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366in" style:type="right"/>
        </style:tab-stops>
      </style:paragraph-properties>
    </style:style>
    <style:style style:name="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634in" style:type="right"/>
        </style:tab-stops>
      </style:paragraph-properties>
    </style:style>
    <style:style style:name="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098in" style:type="right"/>
        </style:tab-stops>
      </style:paragraph-properties>
    </style:style>
    <style:style style:name="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665in" style:type="right"/>
        </style:tab-stops>
      </style:paragraph-properties>
    </style:style>
    <style:style style:name="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429in" style:type="right"/>
        </style:tab-stops>
      </style:paragraph-properties>
    </style:style>
    <style:style style:name="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598in" style:type="right"/>
        </style:tab-stops>
      </style:paragraph-properties>
    </style:style>
    <style:style style:name="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165in" style:type="right"/>
        </style:tab-stops>
      </style:paragraph-properties>
    </style:style>
    <style:style style:name="P1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071in" style:type="right"/>
        </style:tab-stops>
      </style:paragraph-properties>
    </style:style>
    <style:style style:name="P1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228in" style:type="right"/>
        </style:tab-stops>
      </style:paragraph-properties>
    </style:style>
    <style:style style:name="P1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835in" style:type="right"/>
        </style:tab-stops>
      </style:paragraph-properties>
    </style:style>
    <style:style style:name="P2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134in" style:type="right"/>
        </style:tab-stops>
      </style:paragraph-properties>
    </style:style>
    <style:style style:name="P2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535in" style:type="right"/>
        </style:tab-stops>
      </style:paragraph-properties>
    </style:style>
    <style:style style:name="P2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99in" style:type="right"/>
        </style:tab-stops>
      </style:paragraph-properties>
    </style:style>
    <style:style style:name="P2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201in" style:type="right"/>
        </style:tab-stops>
      </style:paragraph-properties>
    </style:style>
    <style:style style:name="P2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72in" style:type="right"/>
        </style:tab-stops>
      </style:paragraph-properties>
    </style:style>
    <style:style style:name="P25" style:family="paragraph" style:parent-style-name="Body_20_text_20__28_2_29_" style:master-page-name="">
      <style:paragraph-properties fo:margin-left="0in" fo:margin-right="0in" fo:margin-top="0in" fo:margin-bottom="0in" loext:contextual-spacing="false" fo:text-indent="0in" style:auto-text-indent="false" style:page-number="auto"/>
    </style:style>
    <style:style style:name="P26"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27"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1.85in"/>
        </style:tab-stops>
      </style:paragraph-properties>
    </style:style>
    <style:style style:name="P28"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9598in" style:leader-style="dotted" style:leader-text="."/>
        </style:tab-stops>
      </style:paragraph-properties>
    </style:style>
    <style:style style:name="P29"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1.8339in"/>
        </style:tab-stops>
      </style:paragraph-properties>
    </style:style>
    <style:style style:name="P30"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9728in" style:type="right"/>
        </style:tab-stops>
      </style:paragraph-properties>
    </style:style>
    <style:style style:name="P31" style:family="paragraph" style:parent-style-name="Body_20_text_20__28_2_29_" style:master-page-name="">
      <style:paragraph-properties fo:margin-left="0in" fo:margin-right="0in" fo:margin-top="0in" fo:margin-bottom="0in" loext:contextual-spacing="false" fo:line-height="0.1228in" fo:text-indent="0in" style:auto-text-indent="false" style:page-number="auto"/>
    </style:style>
    <style:style style:name="P32" style:family="paragraph" style:parent-style-name="Body_20_text_20__28_2_29_" style:master-page-name="">
      <style:paragraph-properties fo:margin-left="0in" fo:margin-right="0in" fo:margin-top="0in" fo:margin-bottom="0in" loext:contextual-spacing="false" fo:line-height="0.1228in" fo:text-align="start" style:justify-single-word="false" fo:text-indent="0in" style:auto-text-indent="false" style:page-number="auto"/>
    </style:style>
    <style:style style:name="P33" style:family="paragraph" style:parent-style-name="Body_20_text_20__28_2_29_" style:master-page-name="">
      <style:paragraph-properties fo:margin-left="0in" fo:margin-right="0in" fo:margin-top="0in" fo:margin-bottom="0in" loext:contextual-spacing="false" fo:line-height="0.1228in" fo:text-indent="0in" style:auto-text-indent="false" style:page-number="auto">
        <style:tab-stops>
          <style:tab-stop style:position="1.85in"/>
        </style:tab-stops>
      </style:paragraph-properties>
    </style:style>
    <style:style style:name="P34"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35"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634in"/>
        </style:tab-stops>
      </style:paragraph-properties>
    </style:style>
    <style:style style:name="P36" style:family="paragraph" style:parent-style-name="Body_20_text_20__28_2_29_" style:master-page-name="">
      <style:paragraph-properties fo:margin-left="0in" fo:margin-right="0in" fo:margin-top="0in" fo:margin-bottom="0in" loext:contextual-spacing="false" fo:line-height="0.1299in" fo:text-indent="0in" style:auto-text-indent="false" style:page-number="auto"/>
    </style:style>
    <style:style style:name="P37" style:family="paragraph" style:parent-style-name="Body_20_text_20__28_2_29_" style:master-page-name="">
      <style:paragraph-properties fo:margin-left="0in" fo:margin-right="0in" fo:margin-top="0in" fo:margin-bottom="0in" loext:contextual-spacing="false" fo:line-height="0.1299in" fo:text-indent="0in" style:auto-text-indent="false" style:page-number="auto">
        <style:tab-stops>
          <style:tab-stop style:position="1.9075in" style:type="right"/>
        </style:tab-stops>
      </style:paragraph-properties>
    </style:style>
    <style:style style:name="P38" style:family="paragraph" style:parent-style-name="Body_20_text_20__28_2_29_" style:master-page-name="">
      <style:paragraph-properties fo:margin-left="0in" fo:margin-right="0in" fo:margin-top="0in" fo:margin-bottom="0in" loext:contextual-spacing="false" fo:line-height="0.1299in" fo:text-align="end" style:justify-single-word="false" fo:text-indent="0in" style:auto-text-indent="false" style:page-number="auto"/>
    </style:style>
    <style:style style:name="P39"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40"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style:tab-stops>
          <style:tab-stop style:position="1.8445in"/>
        </style:tab-stops>
      </style:paragraph-properties>
    </style:style>
    <style:style style:name="P41" style:family="paragraph" style:parent-style-name="Body_20_text_20__28_2_29_" style:master-page-name="">
      <style:paragraph-properties fo:margin-left="0in" fo:margin-right="0in" fo:margin-top="0in" fo:margin-bottom="0in" loext:contextual-spacing="false" fo:line-height="0.1299in" fo:text-indent="0in" style:auto-text-indent="false" style:page-number="auto">
        <style:tab-stops>
          <style:tab-stop style:position="1.8634in"/>
        </style:tab-stops>
      </style:paragraph-properties>
    </style:style>
    <style:style style:name="P42" style:family="paragraph" style:parent-style-name="Body_20_text_20__28_2_29_" style:master-page-name="">
      <style:paragraph-properties fo:margin-left="0in" fo:margin-right="0in" fo:margin-top="0in" fo:margin-bottom="0in" loext:contextual-spacing="false" fo:line-height="0.1299in" fo:text-indent="0in" style:auto-text-indent="false" style:page-number="auto">
        <style:tab-stops>
          <style:tab-stop style:position="1.8445in"/>
        </style:tab-stops>
      </style:paragraph-properties>
    </style:style>
    <style:style style:name="P43"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339in"/>
        </style:tab-stops>
      </style:paragraph-properties>
    </style:style>
    <style:style style:name="P44"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535in"/>
        </style:tab-stops>
      </style:paragraph-properties>
    </style:style>
    <style:style style:name="P45" style:family="paragraph" style:parent-style-name="Body_20_text_20__28_2_29_" style:master-page-name="">
      <style:paragraph-properties fo:margin-left="0in" fo:margin-right="0in" fo:margin-top="0in" fo:margin-bottom="0in" loext:contextual-spacing="false" fo:line-height="0.1181in" fo:text-indent="0in" style:auto-text-indent="false" style:page-number="auto"/>
    </style:style>
    <style:style style:name="P46" style:family="paragraph" style:parent-style-name="Body_20_text_20__28_2_29_" style:master-page-name="">
      <style:paragraph-properties fo:margin-left="0in" fo:margin-right="0in" fo:margin-top="0in" fo:margin-bottom="0in" loext:contextual-spacing="false" fo:line-height="0.1181in" fo:text-align="start" style:justify-single-word="false" fo:text-indent="0in" style:auto-text-indent="false" style:page-number="auto"/>
    </style:style>
    <style:style style:name="P47" style:family="paragraph" style:parent-style-name="Body_20_text_20__28_2_29_" style:master-page-name="">
      <style:paragraph-properties fo:margin-left="0in" fo:margin-right="0in" fo:margin-top="0in" fo:margin-bottom="0in" loext:contextual-spacing="false" fo:line-height="0.1181in" fo:text-align="end" style:justify-single-word="false" fo:text-indent="0in" style:auto-text-indent="false" style:page-number="auto"/>
    </style:style>
    <style:style style:name="P48" style:family="paragraph" style:parent-style-name="Body_20_text_20__28_2_29_" style:master-page-name="">
      <style:paragraph-properties fo:margin-left="0in" fo:margin-right="0in" fo:margin-top="0in" fo:margin-bottom="0in" loext:contextual-spacing="false" fo:line-height="0.1335in" fo:text-align="start" style:justify-single-word="false" fo:text-indent="0in" style:auto-text-indent="false" style:page-number="auto"/>
    </style:style>
    <style:style style:name="P49"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598in"/>
        </style:tab-stops>
      </style:paragraph-properties>
    </style:style>
    <style:style style:name="P50"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0701in"/>
        </style:tab-stops>
      </style:paragraph-properties>
    </style:style>
    <style:style style:name="P51"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516in"/>
        </style:tab-stops>
      </style:paragraph-properties>
    </style:style>
    <style:style style:name="P52"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5in"/>
        </style:tab-stops>
      </style:paragraph-properties>
    </style:style>
    <style:style style:name="P53"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335in"/>
        </style:tab-stops>
      </style:paragraph-properties>
    </style:style>
    <style:style style:name="P54"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571in"/>
        </style:tab-stops>
      </style:paragraph-properties>
    </style:style>
    <style:style style:name="P55"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299in"/>
        </style:tab-stops>
      </style:paragraph-properties>
    </style:style>
    <style:style style:name="P56" style:family="paragraph" style:parent-style-name="Body_20_text_20__28_2_29_" style:master-page-name="">
      <style:paragraph-properties fo:margin-left="0in" fo:margin-right="0in" fo:margin-top="0in" fo:margin-bottom="0in" loext:contextual-spacing="false" fo:text-align="center" style:justify-single-word="false" fo:text-indent="0in" style:auto-text-indent="false" style:page-number="auto"/>
    </style:style>
    <style:style style:name="P57"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484in"/>
        </style:tab-stops>
      </style:paragraph-properties>
    </style:style>
    <style:style style:name="P58"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445in"/>
        </style:tab-stops>
      </style:paragraph-properties>
    </style:style>
    <style:style style:name="P59"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465in"/>
        </style:tab-stops>
      </style:paragraph-properties>
    </style:style>
    <style:style style:name="P60"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346in"/>
        </style:tab-stops>
      </style:paragraph-properties>
    </style:style>
    <style:style style:name="P61"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154in"/>
        </style:tab-stops>
      </style:paragraph-properties>
    </style:style>
    <style:style style:name="P62"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48in"/>
        </style:tab-stops>
      </style:paragraph-properties>
    </style:style>
    <style:style style:name="P63" style:family="paragraph" style:parent-style-name="Body_20_text_20__28_2_29_" style:master-page-name="">
      <style:paragraph-properties fo:margin-left="0in" fo:margin-right="0in" fo:margin-top="0in" fo:margin-bottom="0in" loext:contextual-spacing="false" fo:line-height="0.1319in" fo:text-align="start" style:justify-single-word="false" fo:text-indent="0in" style:auto-text-indent="false" style:page-number="auto"/>
    </style:style>
    <style:style style:name="P64" style:family="paragraph" style:parent-style-name="Body_20_text_20__28_19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65" style:family="paragraph" style:parent-style-name="Body_20_text_20__28_17_29_" style:master-page-name="">
      <style:paragraph-properties fo:margin-left="0in" fo:margin-right="0in" fo:margin-top="0in" fo:margin-bottom="0in" loext:contextual-spacing="false" fo:line-height="0.1319in" fo:text-align="start" style:justify-single-word="false" fo:text-indent="0in" style:auto-text-indent="false" style:page-number="auto"/>
    </style:style>
    <style:style style:name="P66" style:family="paragraph" style:parent-style-name="Footnote" style:master-page-name="">
      <style:paragraph-properties fo:margin-left="0in" fo:margin-right="0in" fo:margin-top="0in" fo:margin-bottom="0in" loext:contextual-spacing="false" fo:text-indent="0in" style:auto-text-indent="false" style:page-number="auto">
        <style:tab-stops>
          <style:tab-stop style:position="0.1134in"/>
        </style:tab-stops>
      </style:paragraph-properties>
    </style:style>
    <style:style style:name="P67" style:family="paragraph" style:parent-style-name="Footnote" style:master-page-name="">
      <style:paragraph-properties fo:margin-left="0in" fo:margin-right="0in" fo:margin-top="0in" fo:margin-bottom="0in" loext:contextual-spacing="false" fo:line-height="0.1335in" fo:text-indent="0in" style:auto-text-indent="false" style:page-number="auto">
        <style:tab-stops>
          <style:tab-stop style:position="0.1598in"/>
        </style:tab-stops>
      </style:paragraph-properties>
    </style:style>
    <style:style style:name="P68" style:family="paragraph" style:parent-style-name="Footnote" style:master-page-name="">
      <style:paragraph-properties fo:margin-left="0in" fo:margin-right="0in" fo:margin-top="0in" fo:margin-bottom="0in" loext:contextual-spacing="false" fo:line-height="0.1335in" fo:text-indent="0in" style:auto-text-indent="false" style:page-number="auto">
        <style:tab-stops>
          <style:tab-stop style:position="0.1165in"/>
        </style:tab-stops>
      </style:paragraph-properties>
    </style:style>
    <style:style style:name="P69" style:family="paragraph" style:parent-style-name="Footnote" style:master-page-name="">
      <style:paragraph-properties fo:margin-left="0in" fo:margin-right="0in" fo:margin-top="0in" fo:margin-bottom="0in" loext:contextual-spacing="false" fo:text-indent="0in" style:auto-text-indent="false" style:page-number="auto">
        <style:tab-stops>
          <style:tab-stop style:position="0.1098in"/>
        </style:tab-stops>
      </style:paragraph-properties>
    </style:style>
    <style:style style:name="P70" style:family="paragraph" style:parent-style-name="Footnote" style:master-page-name="">
      <style:paragraph-properties fo:margin-left="0in" fo:margin-right="0in" fo:margin-top="0in" fo:margin-bottom="0in" loext:contextual-spacing="false" fo:line-height="0.1181in" fo:text-indent="0in" style:auto-text-indent="false" style:page-number="auto">
        <style:tab-stops>
          <style:tab-stop style:position="0.2272in"/>
        </style:tab-stops>
      </style:paragraph-properties>
    </style:style>
    <style:style style:name="P71" style:family="paragraph" style:parent-style-name="Body_20_text_20__28_24_29_" style:master-page-name="">
      <style:paragraph-properties fo:margin-left="0in" fo:margin-right="0in" fo:margin-top="0in" fo:margin-bottom="0in" loext:contextual-spacing="false" fo:line-height="0.3193in" fo:text-align="start" style:justify-single-word="false" fo:text-indent="0in" style:auto-text-indent="false" style:page-number="auto"/>
    </style:style>
    <style:style style:name="P72" style:family="paragraph" style:parent-style-name="Body_20_text_20__28_2_29_" style:master-page-name="">
      <style:paragraph-properties fo:margin-left="0in" fo:margin-right="0in" fo:margin-top="0in" fo:margin-bottom="0in" loext:contextual-spacing="false" fo:text-indent="0in" style:auto-text-indent="false" style:page-number="auto" fo:break-after="page"/>
    </style:style>
    <style:style style:name="P73" style:family="paragraph" style:parent-style-name="Body_20_text_20__28_2_29_" style:master-page-name="">
      <style:paragraph-properties fo:margin-left="0in" fo:margin-right="0in" fo:margin-top="0in" fo:margin-bottom="0in" loext:contextual-spacing="false" fo:line-height="0.1228in" fo:text-align="start" style:justify-single-word="false" fo:text-indent="0in" style:auto-text-indent="false" style:page-number="auto" fo:break-after="page"/>
    </style:style>
    <style:style style:name="P74"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fo:break-after="page"/>
    </style:style>
    <style:style style:name="P75"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fo:break-after="page"/>
    </style:style>
    <style:style style:name="P76" style:family="paragraph" style:parent-style-name="Picture_20_caption" style:master-page-name="">
      <style:paragraph-properties fo:margin-left="0in" fo:margin-right="0in" fo:margin-top="0in" fo:margin-bottom="0in" loext:contextual-spacing="false" fo:line-height="0.1181in" fo:text-align="justify" style:justify-single-word="false" fo:text-indent="0in" style:auto-text-indent="false" style:page-number="auto">
        <style:tab-stops>
          <style:tab-stop style:position="0.5165in"/>
        </style:tab-stops>
      </style:paragraph-properties>
    </style:style>
    <style:style style:name="P77" style:family="paragraph" style:parent-style-name="Picture_20_caption" style:master-page-name="">
      <style:paragraph-properties fo:margin-left="0in" fo:margin-right="0in" fo:margin-top="0in" fo:margin-bottom="0in" loext:contextual-spacing="false" fo:line-height="0.1181in" fo:text-align="start" style:justify-single-word="false" fo:text-indent="0in" style:auto-text-indent="false" style:page-number="auto"/>
    </style:style>
    <style:style style:name="P78" style:family="paragraph" style:parent-style-name="Body_20_text_20__28_2_29_" style:master-page-name="">
      <style:paragraph-properties fo:margin-left="0in" fo:margin-right="0in" fo:margin-top="0in" fo:margin-bottom="0in" loext:contextual-spacing="false" fo:text-indent="0in" style:auto-text-indent="false" style:page-number="auto" fo:break-after="column"/>
    </style:style>
    <style:style style:name="P79" style:family="paragraph" style:parent-style-name="Body_20_text_20__28_2_29_" style:master-page-name="">
      <style:paragraph-properties fo:margin-left="0in" fo:margin-right="0in" fo:margin-top="0in" fo:margin-bottom="0in" loext:contextual-spacing="false" fo:line-height="0.1228in" fo:text-align="end" style:justify-single-word="false" fo:text-indent="0in" style:auto-text-indent="false" style:page-number="auto" fo:break-after="column"/>
    </style:style>
    <style:style style:name="P80"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fo:break-after="column"/>
    </style:style>
    <style:style style:name="P81" style:family="paragraph" style:parent-style-name="Body_20_text_20__28_2_29_" style:master-page-name="">
      <style:paragraph-properties fo:margin-left="0in" fo:margin-right="0in" fo:margin-top="0in" fo:margin-bottom="0.0835in" loext:contextual-spacing="false" fo:text-indent="0in" style:auto-text-indent="false" style:page-number="auto"/>
    </style:style>
    <style:style style:name="P82" style:family="paragraph" style:parent-style-name="Body_20_text_20__28_2_29_" style:master-page-name="">
      <style:paragraph-properties fo:margin-left="0in" fo:margin-right="0in" fo:margin-top="0in" fo:margin-bottom="0.0835in" loext:contextual-spacing="false" fo:text-align="start" style:justify-single-word="false" fo:text-indent="0in" style:auto-text-indent="false" style:page-number="auto"/>
    </style:style>
    <style:style style:name="P83" style:family="paragraph" style:parent-style-name="Body_20_text_20__28_2_29_" style:master-page-name="">
      <style:paragraph-properties fo:margin-left="0in" fo:margin-right="0in" fo:margin-top="0in" fo:margin-bottom="0.0835in" loext:contextual-spacing="false" fo:line-height="0.1299in" fo:text-align="start" style:justify-single-word="false" fo:text-indent="0in" style:auto-text-indent="false" style:page-number="auto"/>
    </style:style>
    <style:style style:name="P84" style:family="paragraph" style:parent-style-name="Body_20_text_20__28_2_29_" style:master-page-name="">
      <style:paragraph-properties fo:margin-left="0in" fo:margin-right="0in" fo:margin-top="0in" fo:margin-bottom="0.0862in" loext:contextual-spacing="false" fo:text-indent="0in" style:auto-text-indent="false" style:page-number="auto"/>
    </style:style>
    <style:style style:name="P85" style:family="paragraph" style:parent-style-name="Body_20_text_20__28_2_29_" style:master-page-name="">
      <style:paragraph-properties fo:margin-left="0in" fo:margin-right="0in" fo:margin-top="0in" fo:margin-bottom="0.0417in" loext:contextual-spacing="false" fo:text-indent="0in" style:auto-text-indent="false" style:page-number="auto"/>
    </style:style>
    <style:style style:name="P86" style:family="paragraph" style:parent-style-name="Body_20_text_20__28_2_29_" style:master-page-name="">
      <style:paragraph-properties fo:margin-left="0in" fo:margin-right="0in" fo:margin-top="0in" fo:margin-bottom="0.0417in" loext:contextual-spacing="false" fo:text-align="start" style:justify-single-word="false" fo:text-indent="0in" style:auto-text-indent="false" style:page-number="auto"/>
    </style:style>
    <style:style style:name="P87" style:family="paragraph" style:parent-style-name="Body_20_text_20__28_17_29_" style:master-page-name="">
      <style:paragraph-properties fo:margin-left="0in" fo:margin-right="0in" fo:margin-top="0in" fo:margin-bottom="0.139in" loext:contextual-spacing="false" fo:line-height="0.1319in" fo:text-indent="0in" style:auto-text-indent="false" style:page-number="auto"/>
    </style:style>
    <style:style style:name="P88" style:family="paragraph" style:parent-style-name="Body_20_text_20__28_2_29_" style:master-page-name="">
      <style:paragraph-properties fo:margin-left="0in" fo:margin-right="0in" fo:margin-top="0in" fo:margin-bottom="0.0902in" loext:contextual-spacing="false" fo:text-align="start" style:justify-single-word="false" fo:text-indent="0in" style:auto-text-indent="false" style:page-number="auto"/>
    </style:style>
    <style:style style:name="P89" style:family="paragraph" style:parent-style-name="Body_20_text_20__28_2_29_" style:master-page-name="">
      <style:paragraph-properties fo:margin-left="0in" fo:margin-right="0in" fo:margin-top="0in" fo:margin-bottom="0.1252in" loext:contextual-spacing="false" fo:text-indent="0in" style:auto-text-indent="false" style:page-number="auto"/>
    </style:style>
    <style:style style:name="P90" style:family="paragraph" style:parent-style-name="Body_20_text_20__28_2_29_" style:master-page-name="">
      <style:paragraph-properties fo:margin-left="0in" fo:margin-right="0in" fo:margin-top="0in" fo:margin-bottom="0.1in" loext:contextual-spacing="false" fo:line-height="0.1181in" fo:text-align="start" style:justify-single-word="false" fo:text-indent="0in" style:auto-text-indent="false" style:page-number="auto"/>
    </style:style>
    <style:style style:name="P91" style:family="paragraph" style:parent-style-name="Body_20_text_20__28_2_29_" style:master-page-name="">
      <style:paragraph-properties fo:margin-left="0.4307in" fo:margin-right="0in" fo:margin-top="0in" fo:margin-bottom="0in" loext:contextual-spacing="false" fo:text-align="start" style:justify-single-word="false" fo:text-indent="0in" style:auto-text-indent="false" style:page-number="auto"/>
    </style:style>
    <style:style style:name="P92" style:family="paragraph" style:parent-style-name="Body_20_text_20__28_2_29_" style:master-page-name="">
      <style:paragraph-properties fo:margin-left="0.4307in" fo:margin-right="0in" fo:margin-top="0in" fo:margin-bottom="0in" loext:contextual-spacing="false" fo:line-height="0.1228in" fo:text-align="start" style:justify-single-word="false" fo:text-indent="0in" style:auto-text-indent="false" style:page-number="auto"/>
    </style:style>
    <style:style style:name="P93" style:family="paragraph" style:parent-style-name="Body_20_text_20__28_2_29_" style:master-page-name="">
      <style:paragraph-properties fo:margin-left="0.278in" fo:margin-right="0in" fo:margin-top="0in" fo:margin-bottom="0in" loext:contextual-spacing="false" fo:text-align="start" style:justify-single-word="false" fo:text-indent="-0.278in" style:auto-text-indent="false" style:page-number="auto"/>
    </style:style>
    <style:style style:name="P94" style:family="paragraph" style:parent-style-name="Body_20_text_20__28_2_29_" style:master-page-name="">
      <style:paragraph-properties fo:margin-left="0.278in" fo:margin-right="0in" fo:margin-top="0in" fo:margin-bottom="0in" loext:contextual-spacing="false" fo:text-align="start" style:justify-single-word="false" fo:text-indent="-0.278in" style:auto-text-indent="false" style:page-number="auto">
        <style:tab-stops>
          <style:tab-stop style:position="1.4256in"/>
        </style:tab-stops>
      </style:paragraph-properties>
    </style:style>
    <style:style style:name="P95" style:family="paragraph" style:parent-style-name="Body_20_text_20__28_2_29_" style:master-page-name="">
      <style:paragraph-properties fo:margin-left="0.1945in" fo:margin-right="0in" fo:margin-top="0in" fo:margin-bottom="0in" loext:contextual-spacing="false" fo:text-indent="-0.1945in" style:auto-text-indent="false" style:page-number="auto"/>
    </style:style>
    <style:style style:name="P96" style:family="paragraph" style:parent-style-name="Body_20_text_20__28_2_29_"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97" style:family="paragraph" style:parent-style-name="Body_20_text_20__28_2_29_"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98" style:family="paragraph" style:parent-style-name="Body_20_text_20__28_2_29_" style:master-page-name="">
      <style:paragraph-properties fo:margin-left="0.1945in" fo:margin-right="0in" fo:margin-top="0in" fo:margin-bottom="0in" loext:contextual-spacing="false" fo:text-indent="-0.1945in" style:auto-text-indent="false" style:page-number="auto" fo:break-after="column"/>
    </style:style>
    <style:style style:name="P99" style:family="paragraph" style:parent-style-name="Body_20_text_20__28_2_29_" style:master-page-name="">
      <style:paragraph-properties fo:margin-left="0.1945in" fo:margin-right="0in" fo:margin-top="0in" fo:margin-bottom="0in" loext:contextual-spacing="false" fo:text-indent="-0.1945in" style:auto-text-indent="false" style:page-number="auto" fo:break-after="column">
        <style:tab-stops>
          <style:tab-stop style:position="0.0063in"/>
        </style:tab-stops>
      </style:paragraph-properties>
    </style:style>
    <style:style style:name="P100" style:family="paragraph" style:parent-style-name="Footnote" style:master-page-name="">
      <style:paragraph-properties fo:margin-left="0.1945in" fo:margin-right="0in" fo:margin-top="0in" fo:margin-bottom="0in" loext:contextual-spacing="false" fo:text-indent="-0.1945in" style:auto-text-indent="false" style:page-number="auto">
        <style:tab-stops>
          <style:tab-stop style:position="0.0457in"/>
        </style:tab-stops>
      </style:paragraph-properties>
    </style:style>
    <style:style style:name="P101" style:family="paragraph" style:parent-style-name="Body_20_text_20__28_20_29_" style:master-page-name="">
      <style:paragraph-properties fo:margin-left="0.1945in" fo:margin-right="0in" fo:margin-top="0in" fo:margin-bottom="0.0264in" loext:contextual-spacing="false" fo:line-height="0.0693in" fo:text-indent="-0.1945in" style:auto-text-indent="false" style:page-number="auto"/>
    </style:style>
    <style:style style:name="P102" style:family="paragraph" style:parent-style-name="Body_20_text_20__28_2_29_" style:master-page-name="">
      <style:paragraph-properties fo:margin-left="0.4165in" fo:margin-right="0in" fo:margin-top="0in" fo:margin-bottom="0in" loext:contextual-spacing="false" fo:line-height="0.1299in" fo:text-align="start" style:justify-single-word="false" fo:text-indent="-0.111in" style:auto-text-indent="false" style:page-number="auto"/>
    </style:style>
    <style:style style:name="P103" style:family="paragraph" style:parent-style-name="Body_20_text_20__28_2_29_" style:master-page-name="">
      <style:paragraph-properties fo:margin-left="0.4165in" fo:margin-right="0in" fo:margin-top="0in" fo:margin-bottom="0in" loext:contextual-spacing="false" fo:text-align="start" style:justify-single-word="false" fo:text-indent="-0.111in" style:auto-text-indent="false" style:page-number="auto"/>
    </style:style>
    <style:style style:name="P104" style:family="paragraph" style:parent-style-name="Body_20_text_20__28_2_29_" style:master-page-name="">
      <style:paragraph-properties fo:margin-left="0.4165in" fo:margin-right="0in" fo:margin-top="0in" fo:margin-bottom="0in" loext:contextual-spacing="false" fo:line-height="0.1228in" fo:text-align="start" style:justify-single-word="false" fo:text-indent="-0.111in" style:auto-text-indent="false" style:page-number="auto"/>
    </style:style>
    <style:style style:name="P105" style:family="paragraph" style:parent-style-name="Body_20_text_20__28_2_29_" style:master-page-name="">
      <style:paragraph-properties fo:margin-left="0.4165in" fo:margin-right="0in" fo:margin-top="0in" fo:margin-bottom="0in" loext:contextual-spacing="false" fo:line-height="0.1335in" fo:text-align="start" style:justify-single-word="false" fo:text-indent="-0.111in" style:auto-text-indent="false" style:page-number="auto"/>
    </style:style>
    <style:style style:name="P106" style:family="paragraph" style:parent-style-name="Body_20_text_20__28_2_29_" style:master-page-name="">
      <style:paragraph-properties fo:margin-left="0.4165in" fo:margin-right="0in" fo:margin-top="0in" fo:margin-bottom="0in" loext:contextual-spacing="false" fo:text-align="start" style:justify-single-word="false" fo:text-indent="-0.111in" style:auto-text-indent="false" style:page-number="auto" fo:break-after="column"/>
    </style:style>
    <style:style style:name="P107" style:family="paragraph" style:parent-style-name="Body_20_text_20__28_2_29_" style:master-page-name="">
      <style:paragraph-properties fo:margin-left="0.4165in" fo:margin-right="0in" fo:margin-top="0in" fo:margin-bottom="0in" loext:contextual-spacing="false" fo:line-height="0.1335in" fo:text-align="start" style:justify-single-word="false" fo:text-indent="-0.111in" style:auto-text-indent="false" style:page-number="auto" fo:break-after="column"/>
    </style:style>
    <style:style style:name="P108" style:family="paragraph" style:parent-style-name="Footnote" style:master-page-name="">
      <style:paragraph-properties fo:margin-left="0.4165in" fo:margin-right="0in" fo:margin-top="0in" fo:margin-bottom="0in" loext:contextual-spacing="false" fo:line-height="0.1335in" fo:text-align="start" style:justify-single-word="false" fo:text-indent="-0.111in" style:auto-text-indent="false" style:page-number="auto"/>
    </style:style>
    <style:style style:name="P109" style:family="paragraph" style:parent-style-name="Body_20_text_20__28_2_29_" style:master-page-name="">
      <style:paragraph-properties fo:margin-left="0.4165in" fo:margin-right="0in" fo:margin-top="0in" fo:margin-bottom="0.0902in" loext:contextual-spacing="false" fo:text-align="start" style:justify-single-word="false" fo:text-indent="-0.111in" style:auto-text-indent="false" style:page-number="auto"/>
    </style:style>
    <style:style style:name="P110" style:family="paragraph" style:parent-style-name="Body_20_text_20__28_2_29_" style:master-page-name="">
      <style:paragraph-properties fo:margin-left="0.4165in" fo:margin-right="0in" fo:margin-top="0in" fo:margin-bottom="0.0862in" loext:contextual-spacing="false" fo:line-height="0.1299in" fo:text-align="start" style:justify-single-word="false" fo:text-indent="-0.111in" style:auto-text-indent="false" style:page-number="auto"/>
    </style:style>
    <style:style style:name="P111" style:family="paragraph" style:parent-style-name="Body_20_text_20__28_2_29_" style:master-page-name="">
      <style:paragraph-properties fo:margin-left="0.4165in" fo:margin-right="0in" fo:margin-top="0in" fo:margin-bottom="0.0917in" loext:contextual-spacing="false" fo:line-height="0.1366in" fo:text-align="start" style:justify-single-word="false" fo:text-indent="-0.111in" style:auto-text-indent="false" style:page-number="auto"/>
    </style:style>
    <style:style style:name="P112" style:family="paragraph" style:parent-style-name="Body_20_text_20__28_2_29_" style:master-page-name="">
      <style:paragraph-properties fo:margin-left="0.4165in" fo:margin-right="0in" fo:margin-top="0in" fo:margin-bottom="0.078in" loext:contextual-spacing="false" fo:text-align="start" style:justify-single-word="false" fo:text-indent="-0.111in" style:auto-text-indent="false" style:page-number="auto"/>
    </style:style>
    <style:style style:name="P113" style:family="paragraph" style:parent-style-name="Body_20_text_20__28_2_29_" style:master-page-name="">
      <style:paragraph-properties fo:margin-left="0.4165in" fo:margin-right="0in" fo:margin-top="0in" fo:margin-bottom="0.0835in" loext:contextual-spacing="false" fo:text-align="start" style:justify-single-word="false" fo:text-indent="-0.111in" style:auto-text-indent="false" style:page-number="auto"/>
    </style:style>
    <style:style style:name="P114" style:family="paragraph" style:parent-style-name="Body_20_text_20__28_2_29_" style:master-page-name="">
      <style:paragraph-properties fo:margin-left="0.4165in" fo:margin-right="0in" fo:margin-top="0in" fo:margin-bottom="0.0807in" loext:contextual-spacing="false" fo:line-height="0.1228in" fo:text-align="start" style:justify-single-word="false" fo:text-indent="-0.111in" style:auto-text-indent="false" style:page-number="auto"/>
    </style:style>
    <style:style style:name="P115" style:family="paragraph" style:parent-style-name="Body_20_text_20__28_2_29_" style:master-page-name="">
      <style:paragraph-properties fo:margin-left="0.4165in" fo:margin-right="0in" fo:margin-top="0in" fo:margin-bottom="0.0807in" loext:contextual-spacing="false" fo:text-align="start" style:justify-single-word="false" fo:text-indent="-0.111in" style:auto-text-indent="false" style:page-number="auto">
        <style:tab-stops>
          <style:tab-stop style:position="0.0811in"/>
        </style:tab-stops>
      </style:paragraph-properties>
    </style:style>
    <style:style style:name="P116" style:family="paragraph" style:parent-style-name="Body_20_text_20__28_2_29_" style:master-page-name="">
      <style:paragraph-properties fo:margin-left="0.25in" fo:margin-right="0in" fo:margin-top="0in" fo:margin-bottom="0in" loext:contextual-spacing="false" fo:line-height="0.1299in" fo:text-align="start" style:justify-single-word="false" fo:text-indent="-0.111in" style:auto-text-indent="false" style:page-number="auto"/>
    </style:style>
    <style:style style:name="P117" style:family="paragraph" style:parent-style-name="Body_20_text_20__28_2_29_" style:master-page-name="">
      <style:paragraph-properties fo:margin-left="0.25in" fo:margin-right="0in" fo:margin-top="0in" fo:margin-bottom="0in" loext:contextual-spacing="false" fo:text-align="start" style:justify-single-word="false" fo:text-indent="-0.111in" style:auto-text-indent="false" style:page-number="auto"/>
    </style:style>
    <style:style style:name="P118" style:family="paragraph" style:parent-style-name="Body_20_text_20__28_2_29_" style:master-page-name="">
      <style:paragraph-properties fo:margin-left="0.25in" fo:margin-right="0in" fo:margin-top="0in" fo:margin-bottom="0in" loext:contextual-spacing="false" fo:line-height="0.1228in" fo:text-align="start" style:justify-single-word="false" fo:text-indent="-0.111in" style:auto-text-indent="false" style:page-number="auto"/>
    </style:style>
    <style:style style:name="P119" style:family="paragraph" style:parent-style-name="Body_20_text_20__28_2_29_" style:master-page-name="">
      <style:paragraph-properties fo:margin-left="0.25in" fo:margin-right="0in" fo:margin-top="0in" fo:margin-bottom="0in" loext:contextual-spacing="false" fo:line-height="0.1335in" fo:text-align="start" style:justify-single-word="false" fo:text-indent="-0.111in" style:auto-text-indent="false" style:page-number="auto"/>
    </style:style>
    <style:style style:name="P120" style:family="paragraph" style:parent-style-name="Body_20_text_20__28_19_29_" style:master-page-name="">
      <style:paragraph-properties fo:margin-left="0.25in" fo:margin-right="0in" fo:margin-top="0in" fo:margin-bottom="0in" loext:contextual-spacing="false" fo:text-align="start" style:justify-single-word="false" fo:text-indent="-0.111in" style:auto-text-indent="false" style:page-number="auto"/>
    </style:style>
    <style:style style:name="P121" style:family="paragraph" style:parent-style-name="Body_20_text_20__28_2_29_" style:master-page-name="">
      <style:paragraph-properties fo:margin-left="0.25in" fo:margin-right="0in" fo:margin-top="0in" fo:margin-bottom="0in" loext:contextual-spacing="false" fo:line-height="0.1228in" fo:text-align="start" style:justify-single-word="false" fo:text-indent="-0.111in" style:auto-text-indent="false" style:page-number="auto" fo:break-after="page"/>
    </style:style>
    <style:style style:name="P122" style:family="paragraph" style:parent-style-name="Body_20_text_20__28_2_29_" style:master-page-name="">
      <style:paragraph-properties fo:margin-left="0.25in" fo:margin-right="0in" fo:margin-top="0in" fo:margin-bottom="0.0783in" loext:contextual-spacing="false" fo:line-height="0.1201in" fo:text-align="start" style:justify-single-word="false" fo:text-indent="-0.111in" style:auto-text-indent="false" style:page-number="auto"/>
    </style:style>
    <style:style style:name="P123" style:family="paragraph" style:parent-style-name="Body_20_text_20__28_2_29_" style:master-page-name="">
      <style:paragraph-properties fo:margin-left="0.25in" fo:margin-right="0in" fo:margin-top="0in" fo:margin-bottom="0.0835in" loext:contextual-spacing="false" fo:text-align="start" style:justify-single-word="false" fo:text-indent="-0.111in" style:auto-text-indent="false" style:page-number="auto"/>
    </style:style>
    <style:style style:name="P124" style:family="paragraph" style:parent-style-name="Body_20_text_20__28_2_29_" style:master-page-name="">
      <style:paragraph-properties fo:margin-left="0.25in" fo:margin-right="0in" fo:margin-top="0in" fo:margin-bottom="0.089in" loext:contextual-spacing="false" fo:text-align="start" style:justify-single-word="false" fo:text-indent="-0.111in" style:auto-text-indent="false" style:page-number="auto"/>
    </style:style>
    <style:style style:name="P125" style:family="paragraph" style:parent-style-name="Body_20_text_20__28_2_29_" style:master-page-name="">
      <style:paragraph-properties fo:margin-left="0.25in" fo:margin-right="0in" fo:margin-top="0in" fo:margin-bottom="0.0862in" loext:contextual-spacing="false" fo:text-align="start" style:justify-single-word="false" fo:text-indent="-0.111in" style:auto-text-indent="false" style:page-number="auto"/>
    </style:style>
    <style:style style:name="P126" style:family="paragraph" style:parent-style-name="Body_20_text_20__28_2_29_" style:master-page-name="">
      <style:paragraph-properties fo:margin-left="0.25in" fo:margin-right="0in" fo:margin-top="0in" fo:margin-bottom="0.0807in" loext:contextual-spacing="false" fo:text-align="start" style:justify-single-word="false" fo:text-indent="-0.111in" style:auto-text-indent="false" style:page-number="auto"/>
    </style:style>
    <style:style style:name="P127" style:family="paragraph" style:parent-style-name="Body_20_text_20__28_2_29_" style:master-page-name="">
      <style:paragraph-properties fo:margin-left="0.1945in" fo:margin-right="0in" fo:margin-top="0in" fo:margin-bottom="0in" loext:contextual-spacing="false" fo:text-align="start" style:justify-single-word="false" fo:text-indent="0.1252in" style:auto-text-indent="false" style:page-number="auto"/>
    </style:style>
    <style:style style:name="P128" style:family="paragraph" style:parent-style-name="Body_20_text_20__28_2_29_" style:master-page-name="">
      <style:paragraph-properties fo:margin-left="0.1945in" fo:margin-right="0in" fo:margin-top="0in" fo:margin-bottom="0.0835in" loext:contextual-spacing="false" fo:text-align="start" style:justify-single-word="false" fo:text-indent="0.1252in" style:auto-text-indent="false" style:page-number="auto"/>
    </style:style>
    <style:style style:name="P129" style:family="paragraph" style:parent-style-name="Body_20_text_20__28_2_29_" style:master-page-name="">
      <style:paragraph-properties fo:margin-left="0.1945in" fo:margin-right="0in" fo:margin-top="0in" fo:margin-bottom="0.0862in" loext:contextual-spacing="false" fo:text-align="start" style:justify-single-word="false" fo:text-indent="0.1252in" style:auto-text-indent="false" style:page-number="auto"/>
    </style:style>
    <style:style style:name="P130" style:family="paragraph" style:parent-style-name="Body_20_text_20__28_2_29_" style:master-page-name="">
      <style:paragraph-properties fo:margin-left="0.1807in" fo:margin-right="0in" fo:margin-top="0in" fo:margin-bottom="0in" loext:contextual-spacing="false" fo:text-indent="-0.1807in" style:auto-text-indent="false" style:page-number="auto"/>
    </style:style>
    <style:style style:name="P131" style:family="paragraph" style:parent-style-name="Body_20_text_20__28_2_29_"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132" style:family="paragraph" style:parent-style-name="Body_20_text_20__28_2_29_"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133" style:family="paragraph" style:parent-style-name="Footnote" style:master-page-name="">
      <style:paragraph-properties fo:margin-left="0.1807in" fo:margin-right="0in" fo:margin-top="0in" fo:margin-bottom="0in" loext:contextual-spacing="false" fo:line-height="0.1335in" fo:text-indent="-0.1807in" style:auto-text-indent="false" style:page-number="auto"/>
    </style:style>
    <style:style style:name="P134" style:family="paragraph" style:parent-style-name="Body_20_text_20__28_2_29_" style:master-page-name="">
      <style:paragraph-properties fo:margin-left="0.1945in" fo:margin-right="0in" fo:margin-top="0in" fo:margin-bottom="0in" loext:contextual-spacing="false" fo:text-align="start" style:justify-single-word="false" fo:text-indent="0.111in" style:auto-text-indent="false" style:page-number="auto"/>
    </style:style>
    <style:style style:name="P135" style:family="paragraph" style:parent-style-name="Body_20_text_20__28_2_29_" style:master-page-name="">
      <style:paragraph-properties fo:margin-left="0.1945in" fo:margin-right="0in" fo:margin-top="0in" fo:margin-bottom="0in" loext:contextual-spacing="false" fo:line-height="0.1335in" fo:text-align="start" style:justify-single-word="false" fo:text-indent="0.111in" style:auto-text-indent="false" style:page-number="auto"/>
    </style:style>
    <style:style style:name="P136" style:family="paragraph" style:parent-style-name="Body_20_text_20__28_2_29_" style:master-page-name="">
      <style:paragraph-properties fo:margin-left="0.1945in" fo:margin-right="0in" fo:margin-top="0in" fo:margin-bottom="0in" loext:contextual-spacing="false" fo:line-height="0.1299in" fo:text-align="start" style:justify-single-word="false" fo:text-indent="0.111in" style:auto-text-indent="false" style:page-number="auto"/>
    </style:style>
    <style:style style:name="P137" style:family="paragraph" style:parent-style-name="Body_20_text_20__28_2_29_" style:master-page-name="">
      <style:paragraph-properties fo:margin-left="0.1945in" fo:margin-right="0in" fo:margin-top="0in" fo:margin-bottom="0in" loext:contextual-spacing="false" fo:line-height="0.1228in" fo:text-align="start" style:justify-single-word="false" fo:text-indent="0.111in" style:auto-text-indent="false" style:page-number="auto"/>
    </style:style>
    <style:style style:name="P138" style:family="paragraph" style:parent-style-name="Body_20_text_20__28_4_29_" style:master-page-name="">
      <style:paragraph-properties fo:margin-left="0.1945in" fo:margin-right="0in" fo:margin-top="0in" fo:margin-bottom="0in" loext:contextual-spacing="false" fo:text-align="start" style:justify-single-word="false" fo:text-indent="0.111in" style:auto-text-indent="false" style:page-number="auto"/>
    </style:style>
    <style:style style:name="P139" style:family="paragraph" style:parent-style-name="Body_20_text_20__28_2_29_" style:master-page-name="">
      <style:paragraph-properties fo:margin-left="0.1945in" fo:margin-right="0in" fo:margin-top="0in" fo:margin-bottom="0.0835in" loext:contextual-spacing="false" fo:text-align="start" style:justify-single-word="false" fo:text-indent="0.111in" style:auto-text-indent="false" style:page-number="auto"/>
    </style:style>
    <style:style style:name="P140" style:family="paragraph" style:parent-style-name="Body_20_text_20__28_2_29_" style:master-page-name="">
      <style:paragraph-properties fo:margin-left="0.1945in" fo:margin-right="0in" fo:margin-top="0in" fo:margin-bottom="0.0835in" loext:contextual-spacing="false" fo:line-height="0.1335in" fo:text-align="start" style:justify-single-word="false" fo:text-indent="0.111in" style:auto-text-indent="false" style:page-number="auto"/>
    </style:style>
    <style:style style:name="P141" style:family="paragraph" style:parent-style-name="Body_20_text_20__28_2_29_" style:master-page-name="">
      <style:paragraph-properties fo:margin-left="0.1945in" fo:margin-right="0in" fo:margin-top="0in" fo:margin-bottom="0.0807in" loext:contextual-spacing="false" fo:text-align="start" style:justify-single-word="false" fo:text-indent="0.111in" style:auto-text-indent="false" style:page-number="auto"/>
    </style:style>
    <style:style style:name="P142" style:family="paragraph" style:parent-style-name="Body_20_text_20__28_2_29_" style:master-page-name="">
      <style:paragraph-properties fo:margin-left="0.1945in" fo:margin-right="0in" fo:margin-top="0in" fo:margin-bottom="0.0807in" loext:contextual-spacing="false" fo:line-height="0.1299in" fo:text-align="start" style:justify-single-word="false" fo:text-indent="0.111in" style:auto-text-indent="false" style:page-number="auto"/>
    </style:style>
    <style:style style:name="P143" style:family="paragraph" style:parent-style-name="Body_20_text_20__28_2_29_" style:master-page-name="">
      <style:paragraph-properties fo:margin-left="0.1945in" fo:margin-right="0in" fo:margin-top="0in" fo:margin-bottom="0.0957in" loext:contextual-spacing="false" fo:line-height="0.1335in" fo:text-align="start" style:justify-single-word="false" fo:text-indent="0.111in" style:auto-text-indent="false" style:page-number="auto"/>
    </style:style>
    <style:style style:name="P144" style:family="paragraph" style:parent-style-name="Body_20_text_20__28_2_29_" style:master-page-name="">
      <style:paragraph-properties fo:margin-left="0.1945in" fo:margin-right="0in" fo:margin-top="0in" fo:margin-bottom="0.078in" loext:contextual-spacing="false" fo:text-align="start" style:justify-single-word="false" fo:text-indent="0.111in" style:auto-text-indent="false" style:page-number="auto"/>
    </style:style>
    <style:style style:name="P145" style:family="paragraph" style:parent-style-name="Body_20_text_20__28_2_29_" style:master-page-name="">
      <style:paragraph-properties fo:margin-left="0in" fo:margin-right="0in" fo:margin-top="0in" fo:margin-bottom="0in" loext:contextual-spacing="false" fo:text-indent="0.139in" style:auto-text-indent="false" style:page-number="auto"/>
    </style:style>
    <style:style style:name="P146"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147"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tab-stops>
          <style:tab-stop style:position="1.8583in"/>
        </style:tab-stops>
      </style:paragraph-properties>
    </style:style>
    <style:style style:name="P148"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tab-stops>
          <style:tab-stop style:position="1.85in"/>
        </style:tab-stops>
      </style:paragraph-properties>
    </style:style>
    <style:style style:name="P149"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tab-stops>
          <style:tab-stop style:position="1.8335in"/>
        </style:tab-stops>
      </style:paragraph-properties>
    </style:style>
    <style:style style:name="P150"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tab-stops>
          <style:tab-stop style:position="1.848in"/>
        </style:tab-stops>
      </style:paragraph-properties>
    </style:style>
    <style:style style:name="P151"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tab-stops>
          <style:tab-stop style:position="1.9728in" style:type="right"/>
        </style:tab-stops>
      </style:paragraph-properties>
    </style:style>
    <style:style style:name="P152" style:family="paragraph" style:parent-style-name="Body_20_text_20__28_2_29_" style:master-page-name="">
      <style:paragraph-properties fo:margin-left="0in" fo:margin-right="0in" fo:margin-top="0in" fo:margin-bottom="0in" loext:contextual-spacing="false" fo:line-height="0.1228in" fo:text-align="start" style:justify-single-word="false" fo:text-indent="0.139in" style:auto-text-indent="false" style:page-number="auto"/>
    </style:style>
    <style:style style:name="P153" style:family="paragraph" style:parent-style-name="Body_20_text_20__28_2_29_" style:master-page-name="">
      <style:paragraph-properties fo:margin-left="0in" fo:margin-right="0in" fo:margin-top="0in" fo:margin-bottom="0in" loext:contextual-spacing="false" fo:line-height="0.1299in" fo:text-indent="0.139in" style:auto-text-indent="false" style:page-number="auto"/>
    </style:style>
    <style:style style:name="P154" style:family="paragraph" style:parent-style-name="Body_20_text_20__28_2_29_" style:master-page-name="">
      <style:paragraph-properties fo:margin-left="0in" fo:margin-right="0in" fo:margin-top="0in" fo:margin-bottom="0in" loext:contextual-spacing="false" fo:line-height="0.1299in" fo:text-align="end" style:justify-single-word="false" fo:text-indent="0.139in" style:auto-text-indent="false" style:page-number="auto"/>
    </style:style>
    <style:style style:name="P155"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39in" style:auto-text-indent="false" style:page-number="auto"/>
    </style:style>
    <style:style style:name="P156"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39in" style:auto-text-indent="false" style:page-number="auto">
        <style:tab-stops>
          <style:tab-stop style:position="1.9075in" style:type="right"/>
        </style:tab-stops>
      </style:paragraph-properties>
    </style:style>
    <style:style style:name="P157" style:family="paragraph" style:parent-style-name="Body_20_text_20__28_2_29_" style:master-page-name="">
      <style:paragraph-properties fo:margin-left="0in" fo:margin-right="0in" fo:margin-top="0in" fo:margin-bottom="0in" loext:contextual-spacing="false" fo:text-indent="0.139in" style:auto-text-indent="false" style:page-number="auto">
        <style:tab-stops>
          <style:tab-stop style:position="0.6772in"/>
        </style:tab-stops>
      </style:paragraph-properties>
    </style:style>
    <style:style style:name="P158" style:family="paragraph" style:parent-style-name="Body_20_text_20__28_2_29_" style:master-page-name="">
      <style:paragraph-properties fo:margin-left="0in" fo:margin-right="0in" fo:margin-top="0in" fo:margin-bottom="0in" loext:contextual-spacing="false" fo:line-height="0.25in" fo:text-align="start" style:justify-single-word="false" fo:text-indent="0.139in" style:auto-text-indent="false" style:page-number="auto"/>
    </style:style>
    <style:style style:name="P159" style:family="paragraph" style:parent-style-name="Body_20_text_20__28_2_29_" style:master-page-name="">
      <style:paragraph-properties fo:margin-left="0in" fo:margin-right="0in" fo:margin-top="0in" fo:margin-bottom="0in" loext:contextual-spacing="false" fo:line-height="0.1335in" fo:text-align="start" style:justify-single-word="false" fo:text-indent="0.139in" style:auto-text-indent="false" style:page-number="auto"/>
    </style:style>
    <style:style style:name="P160" style:family="paragraph" style:parent-style-name="Body_20_text_20__28_19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161" style:family="paragraph" style:parent-style-name="Body_20_text_20__28_2_29_" style:master-page-name="">
      <style:paragraph-properties fo:margin-left="0in" fo:margin-right="0in" fo:margin-top="0in" fo:margin-bottom="0in" loext:contextual-spacing="false" fo:text-indent="0.139in" style:auto-text-indent="false" style:page-number="auto" fo:break-after="page"/>
    </style:style>
    <style:style style:name="P162"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fo:break-after="page"/>
    </style:style>
    <style:style style:name="P163" style:family="paragraph" style:parent-style-name="Body_20_text_20__28_2_29_" style:master-page-name="">
      <style:paragraph-properties fo:margin-left="0in" fo:margin-right="0in" fo:margin-top="0in" fo:margin-bottom="0in" loext:contextual-spacing="false" fo:line-height="0.1228in" fo:text-align="start" style:justify-single-word="false" fo:text-indent="0.139in" style:auto-text-indent="false" style:page-number="auto" fo:break-after="page"/>
    </style:style>
    <style:style style:name="P164" style:family="paragraph" style:parent-style-name="Body_20_text_20__28_2_29_" style:master-page-name="">
      <style:paragraph-properties fo:margin-left="0in" fo:margin-right="0in" fo:margin-top="0in" fo:margin-bottom="0.0835in" loext:contextual-spacing="false" fo:text-indent="0.139in" style:auto-text-indent="false" style:page-number="auto"/>
    </style:style>
    <style:style style:name="P165" style:family="paragraph" style:parent-style-name="Body_20_text_20__28_2_29_" style:master-page-name="">
      <style:paragraph-properties fo:margin-left="0in" fo:margin-right="0in" fo:margin-top="0in" fo:margin-bottom="0.0835in" loext:contextual-spacing="false" fo:text-align="start" style:justify-single-word="false" fo:text-indent="0.139in" style:auto-text-indent="false" style:page-number="auto"/>
    </style:style>
    <style:style style:name="P166" style:family="paragraph" style:parent-style-name="Body_20_text_20__28_2_29_" style:master-page-name="">
      <style:paragraph-properties fo:margin-left="0in" fo:margin-right="0in" fo:margin-top="0in" fo:margin-bottom="0.0807in" loext:contextual-spacing="false" fo:line-height="0.1299in" fo:text-align="start" style:justify-single-word="false" fo:text-indent="0.139in" style:auto-text-indent="false" style:page-number="auto"/>
    </style:style>
    <style:style style:name="P167" style:family="paragraph" style:parent-style-name="Body_20_text_20__28_2_29_" style:master-page-name="">
      <style:paragraph-properties fo:margin-left="0in" fo:margin-right="0in" fo:margin-top="0in" fo:margin-bottom="0.0807in" loext:contextual-spacing="false" fo:line-height="0.1228in" fo:text-align="start" style:justify-single-word="false" fo:text-indent="0.139in" style:auto-text-indent="false" style:page-number="auto"/>
    </style:style>
    <style:style style:name="P168" style:family="paragraph" style:parent-style-name="Body_20_text_20__28_2_29_" style:master-page-name="">
      <style:paragraph-properties fo:margin-left="0in" fo:margin-right="0in" fo:margin-top="0in" fo:margin-bottom="0.0862in" loext:contextual-spacing="false" fo:text-indent="0.139in" style:auto-text-indent="false" style:page-number="auto"/>
    </style:style>
    <style:style style:name="P169" style:family="paragraph" style:parent-style-name="Body_20_text_20__28_2_29_" style:master-page-name="">
      <style:paragraph-properties fo:margin-left="0in" fo:margin-right="0in" fo:margin-top="0in" fo:margin-bottom="0.0862in" loext:contextual-spacing="false" fo:text-align="start" style:justify-single-word="false" fo:text-indent="0.139in" style:auto-text-indent="false" style:page-number="auto"/>
    </style:style>
    <style:style style:name="P170" style:family="paragraph" style:parent-style-name="Body_20_text_20__28_2_29_" style:master-page-name="">
      <style:paragraph-properties fo:margin-left="0in" fo:margin-right="0in" fo:margin-top="0in" fo:margin-bottom="0.078in" loext:contextual-spacing="false" fo:text-align="start" style:justify-single-word="false" fo:text-indent="0.139in" style:auto-text-indent="false" style:page-number="auto"/>
    </style:style>
    <style:style style:name="P171" style:family="paragraph" style:parent-style-name="Body_20_text_20__28_2_29_" style:master-page-name="">
      <style:paragraph-properties fo:margin-left="0in" fo:margin-right="0in" fo:margin-top="0in" fo:margin-bottom="0.0417in" loext:contextual-spacing="false" fo:text-align="start" style:justify-single-word="false" fo:text-indent="0.139in" style:auto-text-indent="false" style:page-number="auto"/>
    </style:style>
    <style:style style:name="P172" style:family="paragraph" style:parent-style-name="Body_20_text_20__28_2_29_" style:master-page-name="">
      <style:paragraph-properties fo:margin-left="0in" fo:margin-right="0in" fo:margin-top="0in" fo:margin-bottom="0.0547in" loext:contextual-spacing="false" fo:line-height="0.1181in" fo:text-align="start" style:justify-single-word="false" fo:text-indent="0.139in" style:auto-text-indent="false" style:page-number="auto"/>
    </style:style>
    <style:style style:name="P173" style:family="paragraph" style:parent-style-name="Body_20_text_20__28_2_29_" style:master-page-name="">
      <style:paragraph-properties fo:margin-left="0in" fo:margin-right="0in" fo:margin-top="0in" fo:margin-bottom="0.0902in" loext:contextual-spacing="false" fo:text-align="start" style:justify-single-word="false" fo:text-indent="0.139in" style:auto-text-indent="false" style:page-number="auto"/>
    </style:style>
    <style:style style:name="P174" style:family="paragraph" style:parent-style-name="Body_20_text_20__28_2_29_" style:master-page-name="">
      <style:paragraph-properties fo:margin-left="0in" fo:margin-right="0in" fo:margin-top="0in" fo:margin-bottom="0.061in" loext:contextual-spacing="false" fo:line-height="0.1181in" fo:text-align="start" style:justify-single-word="false" fo:text-indent="0.139in" style:auto-text-indent="false" style:page-number="auto"/>
    </style:style>
    <style:style style:name="P175" style:family="paragraph" style:parent-style-name="Body_20_text_20__28_2_29_" style:master-page-name="">
      <style:paragraph-properties fo:margin-left="0.139in" fo:margin-right="0in" fo:margin-top="0in" fo:margin-bottom="0in" loext:contextual-spacing="false" fo:text-indent="0in" style:auto-text-indent="false" style:page-number="auto"/>
    </style:style>
    <style:style style:name="P176" style:family="paragraph" style:parent-style-name="Body_20_text_20__28_2_29_" style:master-page-name="">
      <style:paragraph-properties fo:margin-left="0.139in" fo:margin-right="0in" fo:margin-top="0in" fo:margin-bottom="0in" loext:contextual-spacing="false" fo:text-align="start" style:justify-single-word="false" fo:text-indent="0in" style:auto-text-indent="false" style:page-number="auto"/>
    </style:style>
    <style:style style:name="P177" style:family="paragraph" style:parent-style-name="Body_20_text_20__28_2_29_" style:master-page-name="">
      <style:paragraph-properties fo:margin-left="0.139in" fo:margin-right="0in" fo:margin-top="0in" fo:margin-bottom="0in" loext:contextual-spacing="false" fo:text-indent="0in" style:auto-text-indent="false" style:page-number="auto">
        <style:tab-stops>
          <style:tab-stop style:position="1.7126in"/>
        </style:tab-stops>
      </style:paragraph-properties>
    </style:style>
    <style:style style:name="P178" style:family="paragraph" style:parent-style-name="Body_20_text_20__28_2_29_" style:master-page-name="">
      <style:paragraph-properties fo:margin-left="0.139in" fo:margin-right="0in" fo:margin-top="0in" fo:margin-bottom="0in" loext:contextual-spacing="false" fo:text-indent="0in" style:auto-text-indent="false" style:page-number="auto">
        <style:tab-stops>
          <style:tab-stop style:position="1.7193in"/>
        </style:tab-stops>
      </style:paragraph-properties>
    </style:style>
    <style:style style:name="P179" style:family="paragraph" style:parent-style-name="Body_20_text_20__28_2_29_" style:master-page-name="">
      <style:paragraph-properties fo:margin-left="0.139in" fo:margin-right="0in" fo:margin-top="0in" fo:margin-bottom="0in" loext:contextual-spacing="false" fo:line-height="0.1228in" fo:text-indent="0in" style:auto-text-indent="false" style:page-number="auto"/>
    </style:style>
    <style:style style:name="P180" style:family="paragraph" style:parent-style-name="Body_20_text_20__28_19_29_" style:master-page-name="">
      <style:paragraph-properties fo:margin-left="0.139in" fo:margin-right="0in" fo:margin-top="0in" fo:margin-bottom="0in" loext:contextual-spacing="false" fo:text-align="justify" style:justify-single-word="false" fo:text-indent="0in" style:auto-text-indent="false" style:page-number="auto">
        <style:tab-stops>
          <style:tab-stop style:position="1.8339in" style:type="right"/>
        </style:tab-stops>
      </style:paragraph-properties>
    </style:style>
    <style:style style:name="P181" style:family="paragraph" style:parent-style-name="Body_20_text_20__28_2_29_" style:master-page-name="">
      <style:paragraph-properties fo:margin-left="0.139in" fo:margin-right="0in" fo:margin-top="0in" fo:margin-bottom="0.0417in" loext:contextual-spacing="false" fo:text-align="start" style:justify-single-word="false" fo:text-indent="0in" style:auto-text-indent="false" style:page-number="auto"/>
    </style:style>
    <style:style style:name="P182" style:family="paragraph" style:parent-style-name="Body_20_text_20__28_2_29_" style:master-page-name="">
      <style:paragraph-properties fo:margin-left="0.139in" fo:margin-right="0in" fo:margin-top="0in" fo:margin-bottom="0.0862in" loext:contextual-spacing="false" fo:text-align="start" style:justify-single-word="false" fo:text-indent="0in" style:auto-text-indent="false" style:page-number="auto"/>
    </style:style>
    <style:style style:name="P183" style:family="paragraph" style:parent-style-name="Body_20_text_20__28_2_29_" style:master-page-name="">
      <style:paragraph-properties fo:margin-left="0.139in" fo:margin-right="0in" fo:margin-top="0in" fo:margin-bottom="0.0835in" loext:contextual-spacing="false" fo:line-height="0.1299in" fo:text-align="center" style:justify-single-word="false" fo:text-indent="0in" style:auto-text-indent="false" style:page-number="auto"/>
    </style:style>
    <style:style style:name="P184" style:family="paragraph" style:parent-style-name="Body_20_text_20__28_2_29_" style:master-page-name="">
      <style:paragraph-properties fo:margin-left="0.4445in" fo:margin-right="0in" fo:margin-top="0in" fo:margin-bottom="0in" loext:contextual-spacing="false" fo:text-align="start" style:justify-single-word="false" fo:text-indent="-0.111in" style:auto-text-indent="false" style:page-number="auto"/>
    </style:style>
    <style:style style:name="P185" style:family="paragraph" style:parent-style-name="Body_20_text_20__28_2_29_" style:master-page-name="">
      <style:paragraph-properties fo:margin-left="0.4307in" fo:margin-right="0in" fo:margin-top="0in" fo:margin-bottom="0in" loext:contextual-spacing="false" fo:text-align="start" style:justify-single-word="false" fo:text-indent="-0.111in" style:auto-text-indent="false" style:page-number="auto"/>
    </style:style>
    <style:style style:name="P186" style:family="paragraph" style:parent-style-name="Body_20_text_20__28_2_29_" style:master-page-name="">
      <style:paragraph-properties fo:margin-left="0.4307in" fo:margin-right="0in" fo:margin-top="0in" fo:margin-bottom="0in" loext:contextual-spacing="false" fo:line-height="0.1228in" fo:text-align="start" style:justify-single-word="false" fo:text-indent="-0.111in" style:auto-text-indent="false" style:page-number="auto"/>
    </style:style>
    <style:style style:name="P187" style:family="paragraph" style:parent-style-name="Body_20_text_20__28_2_29_" style:master-page-name="">
      <style:paragraph-properties fo:margin-left="0.4307in" fo:margin-right="0in" fo:margin-top="0in" fo:margin-bottom="0.0902in" loext:contextual-spacing="false" fo:text-align="start" style:justify-single-word="false" fo:text-indent="-0.111in" style:auto-text-indent="false" style:page-number="auto"/>
    </style:style>
    <style:style style:name="P188" style:family="paragraph" style:parent-style-name="Body_20_text_20__28_2_29_" style:master-page-name="">
      <style:paragraph-properties fo:margin-left="0.4307in" fo:margin-right="0in" fo:margin-top="0in" fo:margin-bottom="0.0835in" loext:contextual-spacing="false" fo:text-align="start" style:justify-single-word="false" fo:text-indent="-0.111in" style:auto-text-indent="false" style:page-number="auto"/>
    </style:style>
    <style:style style:name="P189" style:family="paragraph" style:parent-style-name="Body_20_text_20__28_2_29_" style:master-page-name="">
      <style:paragraph-properties fo:margin-left="0.4307in" fo:margin-right="0in" fo:margin-top="0in" fo:margin-bottom="0.0807in" loext:contextual-spacing="false" fo:text-align="start" style:justify-single-word="false" fo:text-indent="-0.111in" style:auto-text-indent="false" style:page-number="auto"/>
    </style:style>
    <style:style style:name="P190" style:family="paragraph" style:parent-style-name="Body_20_text_20__28_2_29_" style:master-page-name="">
      <style:paragraph-properties fo:margin-left="0.25in" fo:margin-right="0in" fo:margin-top="0in" fo:margin-bottom="0in" loext:contextual-spacing="false" fo:text-align="start" style:justify-single-word="false" fo:text-indent="-0.25in" style:auto-text-indent="false" style:page-number="auto"/>
    </style:style>
    <style:style style:name="P191" style:family="paragraph" style:parent-style-name="Body_20_text_20__28_2_29_" style:master-page-name="">
      <style:paragraph-properties fo:margin-left="0.25in" fo:margin-right="0in" fo:margin-top="0in" fo:margin-bottom="0in" loext:contextual-spacing="false" fo:line-height="0.1228in" fo:text-align="start" style:justify-single-word="false" fo:text-indent="-0.25in" style:auto-text-indent="false" style:page-number="auto"/>
    </style:style>
    <style:style style:name="P192" style:family="paragraph" style:parent-style-name="Body_20_text_20__28_2_29_" style:master-page-name="">
      <style:paragraph-properties fo:margin-left="0.25in" fo:margin-right="0in" fo:margin-top="0in" fo:margin-bottom="0in" loext:contextual-spacing="false" fo:line-height="0.1299in" fo:text-align="start" style:justify-single-word="false" fo:text-indent="-0.25in" style:auto-text-indent="false" style:page-number="auto"/>
    </style:style>
    <style:style style:name="P193" style:family="paragraph" style:parent-style-name="Body_20_text_20__28_2_29_" style:master-page-name="">
      <style:paragraph-properties fo:margin-left="0.25in" fo:margin-right="0in" fo:margin-top="0in" fo:margin-bottom="0in" loext:contextual-spacing="false" fo:line-height="0.1335in" fo:text-align="start" style:justify-single-word="false" fo:text-indent="-0.25in" style:auto-text-indent="false" style:page-number="auto"/>
    </style:style>
    <style:style style:name="P194" style:family="paragraph" style:parent-style-name="Body_20_text_20__28_2_29_" style:master-page-name="">
      <style:paragraph-properties fo:margin-left="0.25in" fo:margin-right="0in" fo:margin-top="0in" fo:margin-bottom="0in" loext:contextual-spacing="false" fo:line-height="0.1201in" fo:text-align="start" style:justify-single-word="false" fo:text-indent="-0.25in" style:auto-text-indent="false" style:page-number="auto"/>
    </style:style>
    <style:style style:name="P195" style:family="paragraph" style:parent-style-name="Body_20_text_20__28_19_29_" style:master-page-name="">
      <style:paragraph-properties fo:margin-left="0.25in" fo:margin-right="0in" fo:margin-top="0in" fo:margin-bottom="0in" loext:contextual-spacing="false" fo:text-align="start" style:justify-single-word="false" fo:text-indent="-0.25in" style:auto-text-indent="false" style:page-number="auto"/>
    </style:style>
    <style:style style:name="P196" style:family="paragraph" style:parent-style-name="Body_20_text_20__28_19_29_" style:master-page-name="">
      <style:paragraph-properties fo:margin-left="0.25in" fo:margin-right="0in" fo:margin-top="0in" fo:margin-bottom="0in" loext:contextual-spacing="false" fo:line-height="0.1299in" fo:text-align="start" style:justify-single-word="false" fo:text-indent="-0.25in" style:auto-text-indent="false" style:page-number="auto"/>
    </style:style>
    <style:style style:name="P197" style:family="paragraph" style:parent-style-name="Body_20_text_20__28_2_29_" style:master-page-name="">
      <style:paragraph-properties fo:margin-left="0.25in" fo:margin-right="0in" fo:margin-top="0in" fo:margin-bottom="0in" loext:contextual-spacing="false" fo:text-align="start" style:justify-single-word="false" fo:text-indent="-0.25in" style:auto-text-indent="false" style:page-number="auto" fo:break-after="page"/>
    </style:style>
    <style:style style:name="P198" style:family="paragraph" style:parent-style-name="Body_20_text_20__28_4_29_" style:master-page-name="">
      <style:paragraph-properties fo:margin-left="0.25in" fo:margin-right="0in" fo:margin-top="0in" fo:margin-bottom="0in" loext:contextual-spacing="false" fo:text-align="start" style:justify-single-word="false" fo:text-indent="-0.25in" style:auto-text-indent="false" style:page-number="auto"/>
    </style:style>
    <style:style style:name="P199" style:family="paragraph" style:parent-style-name="Body_20_text_20__28_2_29_" style:master-page-name="">
      <style:paragraph-properties fo:margin-left="0.25in" fo:margin-right="0in" fo:margin-top="0in" fo:margin-bottom="0.0835in" loext:contextual-spacing="false" fo:text-align="start" style:justify-single-word="false" fo:text-indent="-0.25in" style:auto-text-indent="false" style:page-number="auto"/>
    </style:style>
    <style:style style:name="P200" style:family="paragraph" style:parent-style-name="Body_20_text_20__28_2_29_" style:master-page-name="">
      <style:paragraph-properties fo:margin-left="0.25in" fo:margin-right="0in" fo:margin-top="0in" fo:margin-bottom="0.0835in" loext:contextual-spacing="false" fo:line-height="0.1335in" fo:text-align="start" style:justify-single-word="false" fo:text-indent="-0.25in" style:auto-text-indent="false" style:page-number="auto"/>
    </style:style>
    <style:style style:name="P201" style:family="paragraph" style:parent-style-name="Body_20_text_20__28_2_29_" style:master-page-name="">
      <style:paragraph-properties fo:margin-left="0.4028in" fo:margin-right="0in" fo:margin-top="0in" fo:margin-bottom="0in" loext:contextual-spacing="false" fo:text-indent="0in" style:auto-text-indent="false" style:page-number="auto"/>
    </style:style>
    <style:style style:name="P202" style:family="paragraph" style:parent-style-name="Body_20_text_20__28_2_29_" style:master-page-name="">
      <style:paragraph-properties fo:margin-left="0.4028in" fo:margin-right="0in" fo:margin-top="0in" fo:margin-bottom="0in" loext:contextual-spacing="false" fo:text-align="start" style:justify-single-word="false" fo:text-indent="0in" style:auto-text-indent="false" style:page-number="auto"/>
    </style:style>
    <style:style style:name="P203" style:family="paragraph" style:parent-style-name="Body_20_text_20__28_2_29_" style:master-page-name="">
      <style:paragraph-properties fo:margin-left="0.4028in" fo:margin-right="0in" fo:margin-top="0in" fo:margin-bottom="0in" loext:contextual-spacing="false" fo:line-height="0.1228in" fo:text-align="start" style:justify-single-word="false" fo:text-indent="0in" style:auto-text-indent="false" style:page-number="auto"/>
    </style:style>
    <style:style style:name="P204" style:family="paragraph" style:parent-style-name="Body_20_text_20__28_2_29_" style:master-page-name="">
      <style:paragraph-properties fo:margin-left="0.4028in" fo:margin-right="0in" fo:margin-top="0in" fo:margin-bottom="0in" loext:contextual-spacing="false" fo:text-indent="0in" style:auto-text-indent="false" style:page-number="auto">
        <style:tab-stops>
          <style:tab-stop style:position="0.1937in"/>
        </style:tab-stops>
      </style:paragraph-properties>
    </style:style>
    <style:style style:name="P205" style:family="paragraph" style:parent-style-name="Body_20_text_20__28_2_29_" style:master-page-name="">
      <style:paragraph-properties fo:margin-left="0.1807in" fo:margin-right="0in" fo:margin-top="0in" fo:margin-bottom="0in" loext:contextual-spacing="false" fo:text-align="start" style:justify-single-word="false" fo:text-indent="0.1252in" style:auto-text-indent="false" style:page-number="auto"/>
    </style:style>
    <style:style style:name="P206" style:family="paragraph" style:parent-style-name="Body_20_text_20__28_2_29_" style:master-page-name="">
      <style:paragraph-properties fo:margin-left="0.1807in" fo:margin-right="0in" fo:margin-top="0in" fo:margin-bottom="0in" loext:contextual-spacing="false" fo:line-height="0.1299in" fo:text-align="start" style:justify-single-word="false" fo:text-indent="0.1252in" style:auto-text-indent="false" style:page-number="auto"/>
    </style:style>
    <style:style style:name="P207" style:family="paragraph" style:parent-style-name="Body_20_text_20__28_2_29_" style:master-page-name="">
      <style:paragraph-properties fo:margin-left="0.1807in" fo:margin-right="0in" fo:margin-top="0in" fo:margin-bottom="0in" loext:contextual-spacing="false" fo:line-height="0.1228in" fo:text-align="start" style:justify-single-word="false" fo:text-indent="0.1252in" style:auto-text-indent="false" style:page-number="auto"/>
    </style:style>
    <style:style style:name="P208" style:family="paragraph" style:parent-style-name="Body_20_text_20__28_2_29_" style:master-page-name="">
      <style:paragraph-properties fo:margin-left="0.1807in" fo:margin-right="0in" fo:margin-top="0in" fo:margin-bottom="0.0835in" loext:contextual-spacing="false" fo:text-align="start" style:justify-single-word="false" fo:text-indent="0.1252in" style:auto-text-indent="false" style:page-number="auto"/>
    </style:style>
    <style:style style:name="P209" style:family="paragraph" style:parent-style-name="Body_20_text_20__28_2_29_" style:master-page-name="">
      <style:paragraph-properties fo:margin-left="0.2638in" fo:margin-right="0in" fo:margin-top="0in" fo:margin-bottom="0in" loext:contextual-spacing="false" fo:text-align="start" style:justify-single-word="false" fo:text-indent="-0.2638in" style:auto-text-indent="false" style:page-number="auto"/>
    </style:style>
    <style:style style:name="P210" style:family="paragraph" style:parent-style-name="Body_20_text_20__28_2_29_" style:master-page-name="">
      <style:paragraph-properties fo:margin-left="0.2638in" fo:margin-right="0in" fo:margin-top="0in" fo:margin-bottom="0in" loext:contextual-spacing="false" fo:line-height="0.1228in" fo:text-align="start" style:justify-single-word="false" fo:text-indent="-0.2638in" style:auto-text-indent="false" style:page-number="auto"/>
    </style:style>
    <style:style style:name="P211" style:family="paragraph" style:parent-style-name="Body_20_text_20__28_2_29_" style:master-page-name="">
      <style:paragraph-properties fo:margin-left="0.2638in" fo:margin-right="0in" fo:margin-top="0in" fo:margin-bottom="0in" loext:contextual-spacing="false" fo:line-height="0.1299in" fo:text-align="start" style:justify-single-word="false" fo:text-indent="-0.2638in" style:auto-text-indent="false" style:page-number="auto"/>
    </style:style>
    <style:style style:name="P212" style:family="paragraph" style:parent-style-name="Body_20_text_20__28_2_29_" style:master-page-name="">
      <style:paragraph-properties fo:margin-left="0.2638in" fo:margin-right="0in" fo:margin-top="0in" fo:margin-bottom="0in" loext:contextual-spacing="false" fo:line-height="0.1335in" fo:text-align="start" style:justify-single-word="false" fo:text-indent="-0.2638in" style:auto-text-indent="false" style:page-number="auto"/>
    </style:style>
    <style:style style:name="P213" style:family="paragraph" style:parent-style-name="Body_20_text_20__28_2_29_" style:master-page-name="">
      <style:paragraph-properties fo:margin-left="0.2638in" fo:margin-right="0in" fo:margin-top="0in" fo:margin-bottom="0in" loext:contextual-spacing="false" fo:line-height="0.1228in" fo:text-align="start" style:justify-single-word="false" fo:text-indent="-0.2638in" style:auto-text-indent="false" style:page-number="auto" fo:break-after="page"/>
    </style:style>
    <style:style style:name="P214"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style:style>
    <style:style style:name="P215" style:family="paragraph" style:parent-style-name="Body_20_text_20__28_2_29_" style:master-page-name="">
      <style:paragraph-properties fo:margin-left="0in" fo:margin-right="0in" fo:margin-top="0in" fo:margin-bottom="0in" loext:contextual-spacing="false" fo:text-indent="0.1665in" style:auto-text-indent="false" style:page-number="auto" fo:break-after="page"/>
    </style:style>
    <style:style style:name="P216"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fo:break-after="page"/>
    </style:style>
    <style:style style:name="P217" style:family="paragraph" style:parent-style-name="Body_20_text_20__28_2_29_" style:master-page-name="">
      <style:paragraph-properties fo:margin-left="0in" fo:margin-right="0in" fo:margin-top="0in" fo:margin-bottom="0.0835in" loext:contextual-spacing="false" fo:text-align="start" style:justify-single-word="false" fo:text-indent="0.1665in" style:auto-text-indent="false" style:page-number="auto"/>
    </style:style>
    <style:style style:name="P218" style:family="paragraph" style:parent-style-name="Body_20_text_20__28_2_29_" style:master-page-name="">
      <style:paragraph-properties fo:margin-left="0.1945in" fo:margin-right="0in" fo:margin-top="0in" fo:margin-bottom="0in" loext:contextual-spacing="false" fo:text-align="start" style:justify-single-word="false" fo:text-indent="0.2362in" style:auto-text-indent="false" style:page-number="auto"/>
    </style:style>
    <style:style style:name="P219" style:family="paragraph" style:parent-style-name="Body_20_text_20__28_2_29_" style:master-page-name="">
      <style:paragraph-properties fo:margin-left="0.4165in" fo:margin-right="0in" fo:margin-top="0in" fo:margin-bottom="0in" loext:contextual-spacing="false" fo:line-height="0.1181in" fo:text-align="start" style:justify-single-word="false" fo:text-indent="0in" style:auto-text-indent="false" style:page-number="auto"/>
    </style:style>
    <style:style style:name="P220" style:family="paragraph" style:parent-style-name="Body_20_text_20__28_2_29_" style:master-page-name="">
      <style:paragraph-properties fo:margin-left="0.4165in" fo:margin-right="0in" fo:margin-top="0in" fo:margin-bottom="0in" loext:contextual-spacing="false" fo:text-align="start" style:justify-single-word="false" fo:text-indent="0in" style:auto-text-indent="false" style:page-number="auto"/>
    </style:style>
    <style:style style:name="P221" style:family="paragraph" style:parent-style-name="Body_20_text_20__28_2_29_" style:master-page-name="">
      <style:paragraph-properties fo:margin-left="0.4165in" fo:margin-right="0in" fo:margin-top="0in" fo:margin-bottom="0in" loext:contextual-spacing="false" fo:line-height="0.1228in" fo:text-align="start" style:justify-single-word="false" fo:text-indent="0in" style:auto-text-indent="false" style:page-number="auto"/>
    </style:style>
    <style:style style:name="P222" style:family="paragraph" style:parent-style-name="Body_20_text_20__28_2_29_" style:master-page-name="">
      <style:paragraph-properties fo:margin-left="0.4165in" fo:margin-right="0in" fo:margin-top="0in" fo:margin-bottom="0in" loext:contextual-spacing="false" fo:line-height="0.1335in" fo:text-align="start" style:justify-single-word="false" fo:text-indent="0in" style:auto-text-indent="false" style:page-number="auto"/>
    </style:style>
    <style:style style:name="P223" style:family="paragraph" style:parent-style-name="Body_20_text_20__28_4_29_" style:master-page-name="">
      <style:paragraph-properties fo:margin-left="0.4165in" fo:margin-right="0in" fo:margin-top="0in" fo:margin-bottom="0in" loext:contextual-spacing="false" fo:text-align="start" style:justify-single-word="false" fo:text-indent="0in" style:auto-text-indent="false" style:page-number="auto"/>
    </style:style>
    <style:style style:name="P224" style:family="paragraph" style:parent-style-name="Footnote" style:master-page-name="">
      <style:paragraph-properties fo:margin-left="0.4165in" fo:margin-right="0in" fo:margin-top="0in" fo:margin-bottom="0in" loext:contextual-spacing="false" fo:line-height="0.1335in" fo:text-align="start" style:justify-single-word="false" fo:text-indent="0in" style:auto-text-indent="false" style:page-number="auto"/>
    </style:style>
    <style:style style:name="P225" style:family="paragraph" style:parent-style-name="Body_20_text_20__28_2_29_" style:master-page-name="">
      <style:paragraph-properties fo:margin-left="0.2638in" fo:margin-right="0in" fo:margin-top="0in" fo:margin-bottom="0in" loext:contextual-spacing="false" fo:text-align="start" style:justify-single-word="false" fo:text-indent="-0.111in" style:auto-text-indent="false" style:page-number="auto"/>
    </style:style>
    <style:style style:name="P226" style:family="paragraph" style:parent-style-name="Body_20_text_20__28_2_29_" style:master-page-name="">
      <style:paragraph-properties fo:margin-left="0.2638in" fo:margin-right="0in" fo:margin-top="0in" fo:margin-bottom="0in" loext:contextual-spacing="false" fo:line-height="0.1228in" fo:text-align="start" style:justify-single-word="false" fo:text-indent="-0.111in" style:auto-text-indent="false" style:page-number="auto"/>
    </style:style>
    <style:style style:name="P227" style:family="paragraph" style:parent-style-name="Body_20_text_20__28_2_29_" style:master-page-name="">
      <style:paragraph-properties fo:margin-left="0.2638in" fo:margin-right="0in" fo:margin-top="0in" fo:margin-bottom="0.0835in" loext:contextual-spacing="false" fo:text-align="start" style:justify-single-word="false" fo:text-indent="-0.111in" style:auto-text-indent="false" style:page-number="auto"/>
    </style:style>
    <style:style style:name="P228" style:family="paragraph" style:parent-style-name="Body_20_text_20__28_2_29_" style:master-page-name="">
      <style:paragraph-properties fo:margin-left="0.2638in" fo:margin-right="0in" fo:margin-top="0in" fo:margin-bottom="0.0835in" loext:contextual-spacing="false" fo:line-height="0.1299in" fo:text-align="start" style:justify-single-word="false" fo:text-indent="-0.111in" style:auto-text-indent="false" style:page-number="auto"/>
    </style:style>
    <style:style style:name="P229" style:family="paragraph" style:parent-style-name="Body_20_text_20__28_2_29_" style:master-page-name="">
      <style:paragraph-properties fo:margin-left="0.4165in" fo:margin-right="0in" fo:margin-top="0in" fo:margin-bottom="0in" loext:contextual-spacing="false" fo:text-align="start" style:justify-single-word="false" fo:text-indent="-0.2362in" style:auto-text-indent="false" style:page-number="auto"/>
    </style:style>
    <style:style style:name="P230" style:family="paragraph" style:parent-style-name="Body_20_text_20__28_2_29_" style:master-page-name="">
      <style:paragraph-properties fo:margin-left="0.278in" fo:margin-right="0in" fo:margin-top="0in" fo:margin-bottom="0in" loext:contextual-spacing="false" fo:text-align="start" style:justify-single-word="false" fo:text-indent="-0.111in" style:auto-text-indent="false" style:page-number="auto"/>
    </style:style>
    <style:style style:name="P231" style:family="paragraph" style:parent-style-name="Body_20_text_20__28_2_29_" style:master-page-name="">
      <style:paragraph-properties fo:margin-left="0in" fo:margin-right="0in" fo:margin-top="0in" fo:margin-bottom="0in" loext:contextual-spacing="false" fo:text-indent="0.1528in" style:auto-text-indent="false" style:page-number="auto"/>
    </style:style>
    <style:style style:name="P232"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233"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tab-stops>
          <style:tab-stop style:position="0.6134in"/>
        </style:tab-stops>
      </style:paragraph-properties>
    </style:style>
    <style:style style:name="P234"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tab-stops>
          <style:tab-stop style:position="1.8535in"/>
        </style:tab-stops>
      </style:paragraph-properties>
    </style:style>
    <style:style style:name="P235"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tab-stops>
          <style:tab-stop style:position="1.8335in"/>
        </style:tab-stops>
      </style:paragraph-properties>
    </style:style>
    <style:style style:name="P236"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tab-stops>
          <style:tab-stop style:position="0.5772in"/>
        </style:tab-stops>
      </style:paragraph-properties>
    </style:style>
    <style:style style:name="P237" style:family="paragraph" style:parent-style-name="Body_20_text_20__28_2_29_" style:master-page-name="">
      <style:paragraph-properties fo:margin-left="0in" fo:margin-right="0in" fo:margin-top="0in" fo:margin-bottom="0in" loext:contextual-spacing="false" fo:line-height="0.1228in" fo:text-align="start" style:justify-single-word="false" fo:text-indent="0.1528in" style:auto-text-indent="false" style:page-number="auto"/>
    </style:style>
    <style:style style:name="P238"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528in" style:auto-text-indent="false" style:page-number="auto"/>
    </style:style>
    <style:style style:name="P239"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528in" style:auto-text-indent="false" style:page-number="auto">
        <style:tab-stops>
          <style:tab-stop style:position="1.8035in" style:type="right"/>
        </style:tab-stops>
      </style:paragraph-properties>
    </style:style>
    <style:style style:name="P240" style:family="paragraph" style:parent-style-name="Body_20_text_20__28_2_29_" style:master-page-name="">
      <style:paragraph-properties fo:margin-left="0in" fo:margin-right="0in" fo:margin-top="0in" fo:margin-bottom="0in" loext:contextual-spacing="false" fo:text-indent="0.1528in" style:auto-text-indent="false" style:page-number="auto" fo:break-after="page"/>
    </style:style>
    <style:style style:name="P241" style:family="paragraph" style:parent-style-name="Body_20_text_20__28_4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242" style:family="paragraph" style:parent-style-name="Body_20_text_20__28_2_29_" style:master-page-name="">
      <style:paragraph-properties fo:margin-left="0in" fo:margin-right="0in" fo:margin-top="0in" fo:margin-bottom="0.0835in" loext:contextual-spacing="false" fo:text-indent="0.1528in" style:auto-text-indent="false" style:page-number="auto"/>
    </style:style>
    <style:style style:name="P243" style:family="paragraph" style:parent-style-name="Body_20_text_20__28_2_29_" style:master-page-name="">
      <style:paragraph-properties fo:margin-left="0in" fo:margin-right="0in" fo:margin-top="0in" fo:margin-bottom="0.0835in" loext:contextual-spacing="false" fo:text-align="start" style:justify-single-word="false" fo:text-indent="0.1528in" style:auto-text-indent="false" style:page-number="auto"/>
    </style:style>
    <style:style style:name="P244" style:family="paragraph" style:parent-style-name="Body_20_text_20__28_2_29_" style:master-page-name="">
      <style:paragraph-properties fo:margin-left="0.1945in" fo:margin-right="0in" fo:margin-top="0in" fo:margin-bottom="0in" loext:contextual-spacing="false" fo:text-indent="0in" style:auto-text-indent="false" style:page-number="auto"/>
    </style:style>
    <style:style style:name="P245" style:family="paragraph" style:parent-style-name="Body_20_text_20__28_2_29_" style:master-page-name="">
      <style:paragraph-properties fo:margin-left="0.1945in" fo:margin-right="0in" fo:margin-top="0in" fo:margin-bottom="0in" loext:contextual-spacing="false" fo:text-align="start" style:justify-single-word="false" fo:text-indent="0in" style:auto-text-indent="false" style:page-number="auto"/>
    </style:style>
    <style:style style:name="P246" style:family="paragraph" style:parent-style-name="Body_20_text_20__28_2_29_" style:master-page-name="">
      <style:paragraph-properties fo:margin-left="0.1945in" fo:margin-right="0in" fo:margin-top="0in" fo:margin-bottom="0in" loext:contextual-spacing="false" fo:text-align="center" style:justify-single-word="false" fo:text-indent="0in" style:auto-text-indent="false" style:page-number="auto"/>
    </style:style>
    <style:style style:name="P247" style:family="paragraph" style:parent-style-name="Body_20_text_20__28_2_29_" style:master-page-name="">
      <style:paragraph-properties fo:margin-left="0.1945in" fo:margin-right="0in" fo:margin-top="0in" fo:margin-bottom="0in" loext:contextual-spacing="false" fo:text-indent="0in" style:auto-text-indent="false" style:page-number="auto">
        <style:tab-stops>
          <style:tab-stop style:position="0.3508in"/>
        </style:tab-stops>
      </style:paragraph-properties>
    </style:style>
    <style:style style:name="P248" style:family="paragraph" style:parent-style-name="Body_20_text_20__28_2_29_" style:master-page-name="">
      <style:paragraph-properties fo:margin-left="0.1945in" fo:margin-right="0in" fo:margin-top="0in" fo:margin-bottom="0in" loext:contextual-spacing="false" fo:line-height="0.1335in" fo:text-align="start" style:justify-single-word="false" fo:text-indent="0in" style:auto-text-indent="false" style:page-number="auto"/>
    </style:style>
    <style:style style:name="P249" style:family="paragraph" style:parent-style-name="Body_20_text_20__28_2_29_" style:master-page-name="">
      <style:paragraph-properties fo:margin-left="0.1945in" fo:margin-right="0in" fo:margin-top="0in" fo:margin-bottom="0.0807in" loext:contextual-spacing="false" fo:text-align="start" style:justify-single-word="false" fo:text-indent="0in" style:auto-text-indent="false" style:page-number="auto"/>
    </style:style>
    <style:style style:name="P250" style:family="paragraph" style:parent-style-name="Body_20_text_20__28_2_29_" style:master-page-name="">
      <style:paragraph-properties fo:margin-left="0.1945in" fo:margin-right="0in" fo:margin-top="0in" fo:margin-bottom="0.0835in" loext:contextual-spacing="false" fo:text-align="start" style:justify-single-word="false" fo:text-indent="0in" style:auto-text-indent="false" style:page-number="auto"/>
    </style:style>
    <style:style style:name="P251" style:family="paragraph" style:parent-style-name="Body_20_text_20__28_2_29_" style:master-page-name="">
      <style:paragraph-properties fo:margin-left="0.1945in" fo:margin-right="0in" fo:margin-top="0in" fo:margin-bottom="0.0902in" loext:contextual-spacing="false" fo:text-align="start" style:justify-single-word="false" fo:text-indent="0in" style:auto-text-indent="false" style:page-number="auto"/>
    </style:style>
    <style:style style:name="P252" style:family="paragraph" style:parent-style-name="Body_20_text_20__28_2_29_" style:master-page-name="">
      <style:paragraph-properties fo:margin-left="0.4165in" fo:margin-right="0in" fo:margin-top="0in" fo:margin-bottom="0in" loext:contextual-spacing="false" fo:text-align="start" style:justify-single-word="false" fo:text-indent="-0.222in" style:auto-text-indent="false" style:page-number="auto"/>
    </style:style>
    <style:style style:name="P253" style:family="paragraph" style:parent-style-name="Body_20_text_20__28_2_29_" style:master-page-name="">
      <style:paragraph-properties fo:margin-left="0.4165in" fo:margin-right="0in" fo:margin-top="0in" fo:margin-bottom="0in" loext:contextual-spacing="false" fo:line-height="0.1335in" fo:text-align="start" style:justify-single-word="false" fo:text-indent="-0.222in" style:auto-text-indent="false" style:page-number="auto"/>
    </style:style>
    <style:style style:name="P254" style:family="paragraph" style:parent-style-name="Body_20_text_20__28_2_29_" style:master-page-name="">
      <style:paragraph-properties fo:margin-left="0.4165in" fo:margin-right="0in" fo:margin-top="0in" fo:margin-bottom="0in" loext:contextual-spacing="false" fo:line-height="0.1299in" fo:text-align="start" style:justify-single-word="false" fo:text-indent="-0.222in" style:auto-text-indent="false" style:page-number="auto"/>
    </style:style>
    <style:style style:name="P255" style:family="paragraph" style:parent-style-name="Body_20_text_20__28_4_29_" style:master-page-name="">
      <style:paragraph-properties fo:margin-left="0.4165in" fo:margin-right="0in" fo:margin-top="0in" fo:margin-bottom="0in" loext:contextual-spacing="false" fo:text-align="start" style:justify-single-word="false" fo:text-indent="-0.222in" style:auto-text-indent="false" style:page-number="auto"/>
    </style:style>
    <style:style style:name="P256" style:family="paragraph" style:parent-style-name="Body_20_text_20__28_2_29_" style:master-page-name="">
      <style:paragraph-properties fo:margin-left="0.4307in" fo:margin-right="0in" fo:margin-top="0in" fo:margin-bottom="0in" loext:contextual-spacing="false" fo:line-height="0.1299in" fo:text-align="start" style:justify-single-word="false" fo:text-indent="-0.2362in" style:auto-text-indent="false" style:page-number="auto"/>
    </style:style>
    <style:style style:name="P257" style:family="paragraph" style:parent-style-name="Body_20_text_20__28_2_29_" style:master-page-name="">
      <style:paragraph-properties fo:margin-left="0.4307in" fo:margin-right="0in" fo:margin-top="0in" fo:margin-bottom="0in" loext:contextual-spacing="false" fo:text-align="start" style:justify-single-word="false" fo:text-indent="-0.2362in" style:auto-text-indent="false" style:page-number="auto"/>
    </style:style>
    <style:style style:name="P258" style:family="paragraph" style:parent-style-name="Body_20_text_20__28_2_29_" style:master-page-name="">
      <style:paragraph-properties fo:margin-left="0.4307in" fo:margin-right="0in" fo:margin-top="0in" fo:margin-bottom="0in" loext:contextual-spacing="false" fo:line-height="0.1228in" fo:text-align="start" style:justify-single-word="false" fo:text-indent="-0.2362in" style:auto-text-indent="false" style:page-number="auto"/>
    </style:style>
    <style:style style:name="P259" style:family="paragraph" style:parent-style-name="Body_20_text_20__28_2_29_" style:master-page-name="">
      <style:paragraph-properties fo:margin-left="0.1807in" fo:margin-right="0in" fo:margin-top="0in" fo:margin-bottom="0in" loext:contextual-spacing="false" fo:text-align="start" style:justify-single-word="false" fo:text-indent="0.111in" style:auto-text-indent="false" style:page-number="auto"/>
    </style:style>
    <style:style style:name="P260" style:family="paragraph" style:parent-style-name="Body_20_text_20__28_2_29_" style:master-page-name="">
      <style:paragraph-properties fo:margin-left="0.1807in" fo:margin-right="0in" fo:margin-top="0in" fo:margin-bottom="0in" loext:contextual-spacing="false" fo:line-height="0.1228in" fo:text-align="start" style:justify-single-word="false" fo:text-indent="0.111in" style:auto-text-indent="false" style:page-number="auto"/>
    </style:style>
    <style:style style:name="P261" style:family="paragraph" style:parent-style-name="Body_20_text_20__28_2_29_" style:master-page-name="">
      <style:paragraph-properties fo:margin-left="0.1807in" fo:margin-right="0in" fo:margin-top="0in" fo:margin-bottom="0.0835in" loext:contextual-spacing="false" fo:text-align="start" style:justify-single-word="false" fo:text-indent="0.111in" style:auto-text-indent="false" style:page-number="auto"/>
    </style:style>
    <style:style style:name="P262" style:family="paragraph" style:parent-style-name="Body_20_text_20__28_2_29_" style:master-page-name="">
      <style:paragraph-properties fo:margin-left="0.1807in" fo:margin-right="0in" fo:margin-top="0in" fo:margin-bottom="0.0862in" loext:contextual-spacing="false" fo:text-align="start" style:justify-single-word="false" fo:text-indent="0.111in" style:auto-text-indent="false" style:page-number="auto"/>
    </style:style>
    <style:style style:name="P263" style:family="paragraph" style:parent-style-name="Body_20_text_20__28_2_29_" style:master-page-name="">
      <style:paragraph-properties fo:margin-left="0.1807in" fo:margin-right="0in" fo:margin-top="0in" fo:margin-bottom="0.0807in" loext:contextual-spacing="false" fo:line-height="0.1228in" fo:text-align="start" style:justify-single-word="false" fo:text-indent="0.111in" style:auto-text-indent="false" style:page-number="auto"/>
    </style:style>
    <style:style style:name="P264" style:family="paragraph" style:parent-style-name="Body_20_text_20__28_2_29_" style:master-page-name="">
      <style:paragraph-properties fo:margin-left="0.3335in" fo:margin-right="0in" fo:margin-top="0in" fo:margin-bottom="0in" loext:contextual-spacing="false" fo:text-align="start" style:justify-single-word="false" fo:text-indent="-0.111in" style:auto-text-indent="false" style:page-number="auto"/>
    </style:style>
    <style:style style:name="P265" style:family="paragraph" style:parent-style-name="Body_20_text_20__28_2_29_" style:master-page-name="">
      <style:paragraph-properties fo:margin-left="0in" fo:margin-right="0.4445in" fo:margin-top="0in" fo:margin-bottom="0in" loext:contextual-spacing="false" fo:text-align="end" style:justify-single-word="false" fo:text-indent="0in" style:auto-text-indent="false" style:page-number="auto"/>
    </style:style>
    <style:style style:name="P266" style:family="paragraph" style:parent-style-name="Body_20_text_20__28_2_29_" style:master-page-name="">
      <style:paragraph-properties fo:margin-left="0.4307in" fo:margin-right="0in" fo:margin-top="0in" fo:margin-bottom="0in" loext:contextual-spacing="false" fo:text-align="start" style:justify-single-word="false" fo:text-indent="-0.1252in" style:auto-text-indent="false" style:page-number="auto"/>
    </style:style>
    <style:style style:name="P267" style:family="paragraph" style:parent-style-name="Body_20_text_20__28_2_29_" style:master-page-name="">
      <style:paragraph-properties fo:margin-left="0.4307in" fo:margin-right="0in" fo:margin-top="0in" fo:margin-bottom="0in" loext:contextual-spacing="false" fo:line-height="0.1228in" fo:text-align="start" style:justify-single-word="false" fo:text-indent="-0.1252in" style:auto-text-indent="false" style:page-number="auto"/>
    </style:style>
    <style:style style:name="P268" style:family="paragraph" style:parent-style-name="Body_20_text_20__28_2_29_" style:master-page-name="">
      <style:paragraph-properties fo:margin-left="0.4307in" fo:margin-right="0in" fo:margin-top="0in" fo:margin-bottom="0in" loext:contextual-spacing="false" fo:line-height="0.1335in" fo:text-align="start" style:justify-single-word="false" fo:text-indent="-0.1252in" style:auto-text-indent="false" style:page-number="auto"/>
    </style:style>
    <style:style style:name="P269" style:family="paragraph" style:parent-style-name="Body_20_text_20__28_2_29_" style:master-page-name="">
      <style:paragraph-properties fo:margin-left="0.4307in" fo:margin-right="0in" fo:margin-top="0in" fo:margin-bottom="0.0835in" loext:contextual-spacing="false" fo:text-align="start" style:justify-single-word="false" fo:text-indent="-0.1252in" style:auto-text-indent="false" style:page-number="auto"/>
    </style:style>
    <style:style style:name="P270" style:family="paragraph" style:parent-style-name="Body_20_text_20__28_2_29_" style:master-page-name="">
      <style:paragraph-properties fo:margin-left="0.4307in" fo:margin-right="0in" fo:margin-top="0in" fo:margin-bottom="0.0862in" loext:contextual-spacing="false" fo:text-align="start" style:justify-single-word="false" fo:text-indent="-0.1252in" style:auto-text-indent="false" style:page-number="auto"/>
    </style:style>
    <style:style style:name="P271" style:family="paragraph" style:parent-style-name="Body_20_text_20__28_2_29_" style:master-page-name="">
      <style:paragraph-properties fo:margin-left="0.4307in" fo:margin-right="0in" fo:margin-top="0in" fo:margin-bottom="0.0862in" loext:contextual-spacing="false" fo:line-height="0.1299in" fo:text-align="start" style:justify-single-word="false" fo:text-indent="-0.1252in" style:auto-text-indent="false" style:page-number="auto"/>
    </style:style>
    <style:style style:name="P272" style:family="paragraph" style:parent-style-name="Body_20_text_20__28_2_29_" style:master-page-name="">
      <style:paragraph-properties fo:margin-left="0.4307in" fo:margin-right="0in" fo:margin-top="0in" fo:margin-bottom="0.0807in" loext:contextual-spacing="false" fo:line-height="0.1228in" fo:text-align="start" style:justify-single-word="false" fo:text-indent="-0.1252in" style:auto-text-indent="false" style:page-number="auto"/>
    </style:style>
    <style:style style:name="P273" style:family="paragraph" style:parent-style-name="Body_20_text_20__28_2_29_" style:master-page-name="">
      <style:paragraph-properties fo:margin-left="0.139in" fo:margin-right="0in" fo:margin-top="0in" fo:margin-bottom="0in" loext:contextual-spacing="false" fo:text-align="start" style:justify-single-word="false" fo:text-indent="-0.139in" style:auto-text-indent="false" style:page-number="auto"/>
    </style:style>
    <style:style style:name="P274" style:family="paragraph" style:parent-style-name="Body_20_text_20__28_2_29_" style:master-page-name="">
      <style:paragraph-properties fo:margin-left="0.139in" fo:margin-right="0in" fo:margin-top="0in" fo:margin-bottom="0in" loext:contextual-spacing="false" fo:text-indent="-0.139in" style:auto-text-indent="false" style:page-number="auto">
        <style:tab-stops>
          <style:tab-stop style:position="0.0189in"/>
        </style:tab-stops>
      </style:paragraph-properties>
    </style:style>
    <style:style style:name="P275" style:family="paragraph" style:parent-style-name="Body_20_text_20__28_2_29_" style:master-page-name="">
      <style:paragraph-properties fo:margin-left="0.139in" fo:margin-right="0in" fo:margin-top="0in" fo:margin-bottom="0in" loext:contextual-spacing="false" fo:line-height="0.1228in" fo:text-align="start" style:justify-single-word="false" fo:text-indent="-0.139in" style:auto-text-indent="false" style:page-number="auto"/>
    </style:style>
    <style:style style:name="P276" style:family="paragraph" style:parent-style-name="Body_20_text_20__28_2_29_" style:master-page-name="">
      <style:paragraph-properties fo:margin-left="0.139in" fo:margin-right="0in" fo:margin-top="0in" fo:margin-bottom="0in" loext:contextual-spacing="false" fo:line-height="0.1228in" fo:text-align="start" style:justify-single-word="false" fo:text-indent="-0.139in" style:auto-text-indent="false" style:page-number="auto">
        <style:tab-stops>
          <style:tab-stop style:position="1.7193in"/>
        </style:tab-stops>
      </style:paragraph-properties>
    </style:style>
    <style:style style:name="P277" style:family="paragraph" style:parent-style-name="Body_20_text_20__28_2_29_" style:master-page-name="">
      <style:paragraph-properties fo:margin-left="0.139in" fo:margin-right="0in" fo:margin-top="0in" fo:margin-bottom="0in" loext:contextual-spacing="false" fo:line-height="0.1299in" fo:text-align="start" style:justify-single-word="false" fo:text-indent="-0.139in" style:auto-text-indent="false" style:page-number="auto"/>
    </style:style>
    <style:style style:name="P278" style:family="paragraph" style:parent-style-name="Body_20_text_20__28_2_29_" style:master-page-name="">
      <style:paragraph-properties fo:margin-left="0.139in" fo:margin-right="0in" fo:margin-top="0in" fo:margin-bottom="0in" loext:contextual-spacing="false" fo:text-align="start" style:justify-single-word="false" fo:text-indent="-0.139in" style:auto-text-indent="false" style:page-number="auto" fo:break-after="page"/>
    </style:style>
    <style:style style:name="P279" style:family="paragraph" style:parent-style-name="Body_20_text_20__28_2_29_" style:master-page-name="">
      <style:paragraph-properties fo:margin-left="0.139in" fo:margin-right="0in" fo:margin-top="0in" fo:margin-bottom="0.0835in" loext:contextual-spacing="false" fo:text-align="start" style:justify-single-word="false" fo:text-indent="-0.139in" style:auto-text-indent="false" style:page-number="auto"/>
    </style:style>
    <style:style style:name="P280" style:family="paragraph" style:parent-style-name="Body_20_text_20__28_2_29_" style:master-page-name="">
      <style:paragraph-properties fo:margin-left="0.139in" fo:margin-right="0in" fo:margin-top="0in" fo:margin-bottom="0.0862in" loext:contextual-spacing="false" fo:line-height="0.1299in" fo:text-align="start" style:justify-single-word="false" fo:text-indent="-0.139in" style:auto-text-indent="false" style:page-number="auto"/>
    </style:style>
    <style:style style:name="P281" style:family="paragraph" style:parent-style-name="Body_20_text_20__28_2_29_" style:master-page-name="">
      <style:paragraph-properties fo:margin-left="0.139in" fo:margin-right="0in" fo:margin-top="0in" fo:margin-bottom="0.0807in" loext:contextual-spacing="false" fo:line-height="0.1299in" fo:text-align="start" style:justify-single-word="false" fo:text-indent="-0.139in" style:auto-text-indent="false" style:page-number="auto"/>
    </style:style>
    <style:style style:name="P282" style:family="paragraph" style:parent-style-name="Body_20_text_20__28_2_29_" style:master-page-name="">
      <style:paragraph-properties fo:margin-left="0.139in" fo:margin-right="0in" fo:margin-top="0in" fo:margin-bottom="0.0807in" loext:contextual-spacing="false" fo:text-align="start" style:justify-single-word="false" fo:text-indent="-0.139in" style:auto-text-indent="false" style:page-number="auto"/>
    </style:style>
    <style:style style:name="P283" style:family="paragraph" style:parent-style-name="Body_20_text_20__28_2_29_" style:master-page-name="">
      <style:paragraph-properties fo:margin-left="0.4028in" fo:margin-right="0in" fo:margin-top="0in" fo:margin-bottom="0in" loext:contextual-spacing="false" fo:text-align="start" style:justify-single-word="false" fo:text-indent="-0.222in" style:auto-text-indent="false" style:page-number="auto"/>
    </style:style>
    <style:style style:name="P284" style:family="paragraph" style:parent-style-name="Body_20_text_20__28_2_29_" style:master-page-name="">
      <style:paragraph-properties fo:margin-left="0.1807in" fo:margin-right="0in" fo:margin-top="0in" fo:margin-bottom="0in" loext:contextual-spacing="false" fo:text-align="start" style:justify-single-word="false" fo:text-indent="0.3335in" style:auto-text-indent="false" style:page-number="auto"/>
    </style:style>
    <style:style style:name="P285" style:family="paragraph" style:parent-style-name="Body_20_text_20__28_2_29_" style:master-page-name="">
      <style:paragraph-properties fo:margin-left="0.1807in" fo:margin-right="0in" fo:margin-top="0in" fo:margin-bottom="0.0201in" loext:contextual-spacing="false" fo:line-height="0.1181in" fo:text-align="start" style:justify-single-word="false" fo:text-indent="0.3335in" style:auto-text-indent="false" style:page-number="auto"/>
    </style:style>
    <style:style style:name="P286" style:family="paragraph" style:parent-style-name="Body_20_text_20__28_2_29_" style:master-page-name="">
      <style:paragraph-properties fo:margin-left="0.3055in" fo:margin-right="0in" fo:margin-top="0in" fo:margin-bottom="0in" loext:contextual-spacing="false" fo:text-indent="0in" style:auto-text-indent="false" style:page-number="auto"/>
    </style:style>
    <style:style style:name="P287" style:family="paragraph" style:parent-style-name="Body_20_text_20__28_2_29_" style:master-page-name="">
      <style:paragraph-properties fo:margin-left="0.3055in" fo:margin-right="0in" fo:margin-top="0in" fo:margin-bottom="0in" loext:contextual-spacing="false" fo:text-align="start" style:justify-single-word="false" fo:text-indent="0in" style:auto-text-indent="false" style:page-number="auto"/>
    </style:style>
    <style:style style:name="P288" style:family="paragraph" style:parent-style-name="Body_20_text_20__28_2_29_" style:master-page-name="">
      <style:paragraph-properties fo:margin-left="0.3055in" fo:margin-right="0in" fo:margin-top="0in" fo:margin-bottom="0.0835in" loext:contextual-spacing="false" fo:text-indent="0in" style:auto-text-indent="false" style:page-number="auto"/>
    </style:style>
    <style:style style:name="P289" style:family="paragraph" style:parent-style-name="Body_20_text_20__28_2_29_" style:master-page-name="">
      <style:paragraph-properties fo:margin-left="0.3193in" fo:margin-right="0in" fo:margin-top="0in" fo:margin-bottom="0in" loext:contextual-spacing="false" fo:line-height="0.1181in" fo:text-align="start" style:justify-single-word="false" fo:text-indent="0.111in" style:auto-text-indent="false" style:page-number="auto"/>
    </style:style>
    <style:style style:name="P290" style:family="paragraph" style:parent-style-name="Body_20_text_20__28_2_29_" style:master-page-name="">
      <style:paragraph-properties fo:margin-left="0.3193in" fo:margin-right="0in" fo:margin-top="0in" fo:margin-bottom="0in" loext:contextual-spacing="false" fo:text-align="start" style:justify-single-word="false" fo:text-indent="0.111in" style:auto-text-indent="false" style:page-number="auto"/>
    </style:style>
    <style:style style:name="P291" style:family="paragraph" style:parent-style-name="Body_20_text_20__28_2_29_" style:master-page-name="">
      <style:paragraph-properties fo:margin-left="0.1945in" fo:margin-right="0in" fo:margin-top="0in" fo:margin-bottom="0in" loext:contextual-spacing="false" fo:text-align="start" style:justify-single-word="false" fo:text-indent="0.222in" style:auto-text-indent="false" style:page-number="auto"/>
    </style:style>
    <style:style style:name="P292" style:family="paragraph" style:parent-style-name="Body_20_text_20__28_2_29_" style:master-page-name="">
      <style:paragraph-properties fo:margin-left="0.1945in" fo:margin-right="0in" fo:margin-top="0in" fo:margin-bottom="0in" loext:contextual-spacing="false" fo:line-height="0.1181in" fo:text-align="start" style:justify-single-word="false" fo:text-indent="0.222in" style:auto-text-indent="false" style:page-number="auto"/>
    </style:style>
    <style:style style:name="P293" style:family="paragraph" style:parent-style-name="Body_20_text_20__28_2_29_" style:master-page-name="">
      <style:paragraph-properties fo:margin-left="0.4165in" fo:margin-right="0in" fo:margin-top="0in" fo:margin-bottom="0in" loext:contextual-spacing="false" fo:text-align="start" style:justify-single-word="false" fo:text-indent="-0.278in" style:auto-text-indent="false" style:page-number="auto"/>
    </style:style>
    <style:style style:name="P294" style:family="paragraph" style:parent-style-name="Body_20_text_20__28_2_29_" style:master-page-name="">
      <style:paragraph-properties fo:margin-left="0.3335in" fo:margin-right="0in" fo:margin-top="0in" fo:margin-bottom="0.0098in" loext:contextual-spacing="false" fo:line-height="0.1098in" fo:text-align="start" style:justify-single-word="false" fo:text-indent="-0.0972in" style:auto-text-indent="false" style:page-number="auto"/>
    </style:style>
    <style:style style:name="P295" style:family="paragraph" style:parent-style-name="Body_20_text_20__28_2_29_" style:master-page-name="">
      <style:paragraph-properties fo:margin-left="0.222in" fo:margin-right="0in" fo:margin-top="0in" fo:margin-bottom="0in" loext:contextual-spacing="false" fo:text-align="start" style:justify-single-word="false" fo:text-indent="0.111in" style:auto-text-indent="false" style:page-number="auto"/>
    </style:style>
    <style:style style:name="P296" style:family="paragraph" style:parent-style-name="Body_20_text_20__28_2_29_" style:master-page-name="">
      <style:paragraph-properties fo:margin-left="0.222in" fo:margin-right="0in" fo:margin-top="0in" fo:margin-bottom="0.0807in" loext:contextual-spacing="false" fo:line-height="0.1228in" fo:text-align="start" style:justify-single-word="false" fo:text-indent="0.111in" style:auto-text-indent="false" style:page-number="auto"/>
    </style:style>
    <style:style style:name="P297" style:family="paragraph" style:parent-style-name="Body_20_text_20__28_2_29_" style:master-page-name="">
      <style:paragraph-properties fo:margin-left="0.222in" fo:margin-right="0in" fo:margin-top="0in" fo:margin-bottom="0.0835in" loext:contextual-spacing="false" fo:text-align="start" style:justify-single-word="false" fo:text-indent="0.111in" style:auto-text-indent="false" style:page-number="auto"/>
    </style:style>
    <style:style style:name="P298" style:family="paragraph" style:parent-style-name="Body_20_text_20__28_2_29_" style:master-page-name="">
      <style:paragraph-properties fo:margin-left="0.1807in" fo:margin-right="0in" fo:margin-top="0in" fo:margin-bottom="0in" loext:contextual-spacing="false" fo:text-indent="0in" style:auto-text-indent="false" style:page-number="auto"/>
    </style:style>
    <style:style style:name="P299" style:family="paragraph" style:parent-style-name="Body_20_text_20__28_2_29_" style:master-page-name="">
      <style:paragraph-properties fo:margin-left="0.1807in" fo:margin-right="0in" fo:margin-top="0in" fo:margin-bottom="0in" loext:contextual-spacing="false" fo:text-align="start" style:justify-single-word="false" fo:text-indent="0in" style:auto-text-indent="false" style:page-number="auto"/>
    </style:style>
    <style:style style:name="P300" style:family="paragraph" style:parent-style-name="Body_20_text_20__28_2_29_" style:master-page-name="">
      <style:paragraph-properties fo:margin-left="0.1807in" fo:margin-right="0in" fo:margin-top="0in" fo:margin-bottom="0in" loext:contextual-spacing="false" fo:text-align="center" style:justify-single-word="false" fo:text-indent="0in" style:auto-text-indent="false" style:page-number="auto"/>
    </style:style>
    <style:style style:name="P301" style:family="paragraph" style:parent-style-name="Body_20_text_20__28_2_29_" style:master-page-name="">
      <style:paragraph-properties fo:margin-left="0.1807in" fo:margin-right="0in" fo:margin-top="0in" fo:margin-bottom="0in" loext:contextual-spacing="false" fo:text-indent="0in" style:auto-text-indent="false" style:page-number="auto">
        <style:tab-stops>
          <style:tab-stop style:position="1.7902in" style:type="right"/>
        </style:tab-stops>
      </style:paragraph-properties>
    </style:style>
    <style:style style:name="P302" style:family="paragraph" style:parent-style-name="Footnote" style:master-page-name="">
      <style:paragraph-properties fo:margin-left="0.1807in" fo:margin-right="0in" fo:margin-top="0in" fo:margin-bottom="0in" loext:contextual-spacing="false" fo:line-height="0.1335in" fo:text-align="start" style:justify-single-word="false" fo:text-indent="0in" style:auto-text-indent="false" style:page-number="auto"/>
    </style:style>
    <style:style style:name="P303" style:family="paragraph" style:parent-style-name="Body_20_text_20__28_2_29_" style:master-page-name="">
      <style:paragraph-properties fo:margin-left="0.1807in" fo:margin-right="0in" fo:margin-top="0in" fo:margin-bottom="0.0835in" loext:contextual-spacing="false" fo:text-align="start" style:justify-single-word="false" fo:text-indent="0in" style:auto-text-indent="false" style:page-number="auto"/>
    </style:style>
    <style:style style:name="P304" style:family="paragraph" style:parent-style-name="Body_20_text_20__28_2_29_" style:master-page-name="">
      <style:paragraph-properties fo:margin-left="0.4028in" fo:margin-right="0in" fo:margin-top="0in" fo:margin-bottom="0in" loext:contextual-spacing="false" fo:text-align="start" style:justify-single-word="false" fo:text-indent="-0.111in" style:auto-text-indent="false" style:page-number="auto"/>
    </style:style>
    <style:style style:name="P305" style:family="paragraph" style:parent-style-name="Body_20_text_20__28_2_29_" style:master-page-name="">
      <style:paragraph-properties fo:margin-left="0.4028in" fo:margin-right="0in" fo:margin-top="0in" fo:margin-bottom="0in" loext:contextual-spacing="false" fo:line-height="0.1228in" fo:text-align="start" style:justify-single-word="false" fo:text-indent="-0.111in" style:auto-text-indent="false" style:page-number="auto"/>
    </style:style>
    <style:style style:name="P306" style:family="paragraph" style:parent-style-name="Body_20_text_20__28_2_29_" style:master-page-name="">
      <style:paragraph-properties fo:margin-left="0.3752in" fo:margin-right="0in" fo:margin-top="0in" fo:margin-bottom="0in" loext:contextual-spacing="false" fo:text-align="start" style:justify-single-word="false" fo:text-indent="-0.222in" style:auto-text-indent="false" style:page-number="auto"/>
    </style:style>
    <style:style style:name="P307" style:family="paragraph" style:parent-style-name="Body_20_text_20__28_2_29_" style:master-page-name="">
      <style:paragraph-properties fo:margin-left="0.3752in" fo:margin-right="0in" fo:margin-top="0in" fo:margin-bottom="0in" loext:contextual-spacing="false" fo:line-height="0.1228in" fo:text-align="start" style:justify-single-word="false" fo:text-indent="-0.222in" style:auto-text-indent="false" style:page-number="auto"/>
    </style:style>
    <style:style style:name="P308" style:family="paragraph" style:parent-style-name="Body_20_text_20__28_5_29_" style:master-page-name="">
      <style:paragraph-properties fo:margin-left="0.389in" fo:margin-right="0in" fo:margin-top="0in" fo:margin-bottom="0.0272in" loext:contextual-spacing="false" fo:line-height="0.0626in" fo:text-align="start" style:justify-single-word="false" fo:text-indent="0in" style:auto-text-indent="false" style:page-number="auto"/>
    </style:style>
    <style:style style:name="P309" style:family="paragraph" style:parent-style-name="Body_20_text_20__28_2_29_" style:master-page-name="">
      <style:paragraph-properties fo:margin-left="0.389in" fo:margin-right="0in" fo:margin-top="0in" fo:margin-bottom="0.0201in" loext:contextual-spacing="false" fo:line-height="0.1181in" fo:text-align="start" style:justify-single-word="false" fo:text-indent="0in" style:auto-text-indent="false" style:page-number="auto"/>
    </style:style>
    <style:style style:name="P310" style:family="paragraph" style:parent-style-name="Body_20_text_20__28_2_29_" style:master-page-name="">
      <style:paragraph-properties fo:margin-left="0.389in" fo:margin-right="0in" fo:margin-top="0in" fo:margin-bottom="0.0217in" loext:contextual-spacing="false" fo:line-height="0.1181in" fo:text-align="start" style:justify-single-word="false" fo:text-indent="0in" style:auto-text-indent="false" style:page-number="auto"/>
    </style:style>
    <style:style style:name="P311" style:family="paragraph" style:parent-style-name="Body_20_text_20__28_11_29_" style:master-page-name="">
      <style:paragraph-properties fo:margin-left="0.389in" fo:margin-right="0in" fo:margin-top="0in" fo:margin-bottom="0.0307in" loext:contextual-spacing="false" fo:line-height="0.0626in" fo:text-align="start" style:justify-single-word="false" fo:text-indent="0in" style:auto-text-indent="false" style:page-number="auto"/>
    </style:style>
    <style:style style:name="P312" style:family="paragraph" style:parent-style-name="Body_20_text_20__28_15_29_" style:master-page-name="">
      <style:paragraph-properties fo:margin-left="0.389in" fo:margin-right="0in" fo:margin-top="0in" fo:margin-bottom="0.0299in" loext:contextual-spacing="false" fo:line-height="0.0693in" fo:text-align="start" style:justify-single-word="false" fo:text-indent="0in" style:auto-text-indent="false" style:page-number="auto"/>
    </style:style>
    <style:style style:name="P313" style:family="paragraph" style:parent-style-name="Body_20_text_20__28_2_29_" style:master-page-name="">
      <style:paragraph-properties fo:margin-left="0.389in" fo:margin-right="0in" fo:margin-top="0in" fo:margin-bottom="0.0165in" loext:contextual-spacing="false" fo:line-height="0.1181in" fo:text-align="start" style:justify-single-word="false" fo:text-indent="0in" style:auto-text-indent="false" style:page-number="auto"/>
    </style:style>
    <style:style style:name="P314" style:family="paragraph" style:parent-style-name="Footnote" style:master-page-name="">
      <style:paragraph-properties fo:margin-left="0.4165in" fo:margin-right="0in" fo:margin-top="0in" fo:margin-bottom="0in" loext:contextual-spacing="false" fo:line-height="0.1335in" fo:text-align="start" style:justify-single-word="false" fo:text-indent="-0.1252in" style:auto-text-indent="false" style:page-number="auto"/>
    </style:style>
    <style:style style:name="P315" style:family="paragraph" style:parent-style-name="Body_20_text_20__28_2_29_" style:master-page-name="">
      <style:paragraph-properties fo:margin-left="0.4165in" fo:margin-right="0in" fo:margin-top="0in" fo:margin-bottom="0in" loext:contextual-spacing="false" fo:text-align="start" style:justify-single-word="false" fo:text-indent="-0.1252in" style:auto-text-indent="false" style:page-number="auto"/>
    </style:style>
    <style:style style:name="P316" style:family="paragraph" style:parent-style-name="Body_20_text_20__28_2_29_" style:master-page-name="">
      <style:paragraph-properties fo:margin-left="0.4165in" fo:margin-right="0in" fo:margin-top="0in" fo:margin-bottom="0.0862in" loext:contextual-spacing="false" fo:text-align="start" style:justify-single-word="false" fo:text-indent="-0.1252in" style:auto-text-indent="false" style:page-number="auto"/>
    </style:style>
    <style:style style:name="P317" style:family="paragraph" style:parent-style-name="Body_20_text_20__28_2_29_" style:master-page-name="">
      <style:paragraph-properties fo:margin-left="0.4445in" fo:margin-right="0in" fo:margin-top="0in" fo:margin-bottom="0in" loext:contextual-spacing="false" fo:text-align="start" style:justify-single-word="false" fo:text-indent="0in" style:auto-text-indent="false" style:page-number="auto"/>
    </style:style>
    <style:style style:name="P318" style:family="paragraph" style:parent-style-name="Body_20_text_20__28_2_29_" style:master-page-name="">
      <style:paragraph-properties fo:margin-left="0in" fo:margin-right="0.1945in" fo:margin-top="0in" fo:margin-bottom="0in" loext:contextual-spacing="false" fo:text-indent="0in" style:auto-text-indent="false" style:page-number="auto"/>
    </style:style>
    <style:style style:name="P319" style:family="paragraph" style:parent-style-name="Body_20_text_20__28_2_29_" style:master-page-name="">
      <style:paragraph-properties fo:margin-left="0in" fo:margin-right="0.1945in" fo:margin-top="0in" fo:margin-bottom="0in" loext:contextual-spacing="false" fo:line-height="0.1299in" fo:text-indent="0in" style:auto-text-indent="false" style:page-number="auto"/>
    </style:style>
    <style:style style:name="P320" style:family="paragraph" style:parent-style-name="Body_20_text_20__28_2_29_" style:master-page-name="">
      <style:paragraph-properties fo:margin-left="0in" fo:margin-right="0.1945in" fo:margin-top="0in" fo:margin-bottom="0in" loext:contextual-spacing="false" fo:line-height="0.1299in" fo:text-indent="0in" style:auto-text-indent="false" style:page-number="auto">
        <style:tab-stops>
          <style:tab-stop style:position="1.8035in" style:type="right"/>
        </style:tab-stops>
      </style:paragraph-properties>
    </style:style>
    <style:style style:name="P321" style:family="paragraph" style:parent-style-name="Body_20_text_20__28_2_29_" style:master-page-name="">
      <style:paragraph-properties fo:margin-left="0in" fo:margin-right="0.1945in" fo:margin-top="0in" fo:margin-bottom="0.0807in" loext:contextual-spacing="false" fo:text-indent="0in" style:auto-text-indent="false" style:page-number="auto"/>
    </style:style>
    <style:style style:name="P322" style:family="paragraph" style:parent-style-name="Body_20_text_20__28_2_29_" style:master-page-name="">
      <style:paragraph-properties fo:margin-left="0.2083in" fo:margin-right="0in" fo:margin-top="0in" fo:margin-bottom="0in" loext:contextual-spacing="false" fo:text-align="start" style:justify-single-word="false" fo:text-indent="0.111in" style:auto-text-indent="false" style:page-number="auto"/>
    </style:style>
    <style:style style:name="P323" style:family="paragraph" style:parent-style-name="Footnote" style:master-page-name="">
      <style:paragraph-properties fo:margin-left="0.2083in" fo:margin-right="0in" fo:margin-top="0in" fo:margin-bottom="0in" loext:contextual-spacing="false" fo:text-align="start" style:justify-single-word="false" fo:text-indent="0.111in" style:auto-text-indent="false" style:page-number="auto"/>
    </style:style>
    <style:style style:name="P324" style:family="paragraph" style:parent-style-name="Body_20_text_20__28_2_29_" style:master-page-name="">
      <style:paragraph-properties fo:margin-left="0.2083in" fo:margin-right="0in" fo:margin-top="0in" fo:margin-bottom="0.0835in" loext:contextual-spacing="false" fo:text-align="start" style:justify-single-word="false" fo:text-indent="0.111in" style:auto-text-indent="false" style:page-number="auto"/>
    </style:style>
    <style:style style:name="P325" style:family="paragraph" style:parent-style-name="Body_20_text_20__28_2_29_" style:master-page-name="">
      <style:paragraph-properties fo:margin-left="0.1528in" fo:margin-right="0in" fo:margin-top="0in" fo:margin-bottom="0in" loext:contextual-spacing="false" fo:text-indent="0in" style:auto-text-indent="false" style:page-number="auto"/>
    </style:style>
    <style:style style:name="P326" style:family="paragraph" style:parent-style-name="Body_20_text_20__28_2_29_" style:master-page-name="">
      <style:paragraph-properties fo:margin-left="0.1528in" fo:margin-right="0in" fo:margin-top="0in" fo:margin-bottom="0in" loext:contextual-spacing="false" fo:line-height="0.1228in" fo:text-indent="0in" style:auto-text-indent="false" style:page-number="auto"/>
    </style:style>
    <style:style style:name="P327" style:family="paragraph" style:parent-style-name="Body_20_text_20__28_2_29_" style:master-page-name="">
      <style:paragraph-properties fo:margin-left="0.1528in" fo:margin-right="0in" fo:margin-top="0in" fo:margin-bottom="0in" loext:contextual-spacing="false" fo:text-align="start" style:justify-single-word="false" fo:text-indent="0in" style:auto-text-indent="false" style:page-number="auto"/>
    </style:style>
    <style:style style:name="P328" style:family="paragraph" style:parent-style-name="Body_20_text_20__28_2_29_" style:master-page-name="">
      <style:paragraph-properties fo:margin-left="0.1528in" fo:margin-right="0in" fo:margin-top="0in" fo:margin-bottom="0in" loext:contextual-spacing="false" fo:text-indent="0in" style:auto-text-indent="false" style:page-number="auto">
        <style:tab-stops>
          <style:tab-stop style:position="1.6819in"/>
        </style:tab-stops>
      </style:paragraph-properties>
    </style:style>
    <style:style style:name="P329" style:family="paragraph" style:parent-style-name="Body_20_text_20__28_2_29_" style:master-page-name="">
      <style:paragraph-properties fo:margin-left="0.1528in" fo:margin-right="0in" fo:margin-top="0in" fo:margin-bottom="0in" loext:contextual-spacing="false" fo:text-indent="0in" style:auto-text-indent="false" style:page-number="auto">
        <style:tab-stops>
          <style:tab-stop style:position="1.4272in"/>
        </style:tab-stops>
      </style:paragraph-properties>
    </style:style>
    <style:style style:name="P330" style:family="paragraph" style:parent-style-name="Body_20_text_20__28_2_29_" style:master-page-name="">
      <style:paragraph-properties fo:margin-left="0.1528in" fo:margin-right="0.4028in" fo:margin-top="0in" fo:margin-bottom="0in" loext:contextual-spacing="false" fo:text-align="start" style:justify-single-word="false" fo:text-indent="-0.1528in" style:auto-text-indent="false" style:page-number="auto"/>
    </style:style>
    <style:style style:name="P331" style:family="paragraph" style:parent-style-name="Body_20_text_20__28_2_29_" style:master-page-name="">
      <style:paragraph-properties fo:margin-left="0.1528in" fo:margin-right="0.4028in" fo:margin-top="0in" fo:margin-bottom="0in" loext:contextual-spacing="false" fo:line-height="0.1228in" fo:text-align="start" style:justify-single-word="false" fo:text-indent="-0.1528in" style:auto-text-indent="false" style:page-number="auto"/>
    </style:style>
    <style:style style:name="P332" style:family="paragraph" style:parent-style-name="Body_20_text_20__28_2_29_" style:master-page-name="">
      <style:paragraph-properties fo:margin-left="0.2638in" fo:margin-right="0in" fo:margin-top="0in" fo:margin-bottom="0in" loext:contextual-spacing="false" fo:text-align="start" style:justify-single-word="false" fo:text-indent="-0.1252in" style:auto-text-indent="false" style:page-number="auto"/>
    </style:style>
    <style:style style:name="P333" style:family="paragraph" style:parent-style-name="Body_20_text_20__28_2_29_" style:master-page-name="">
      <style:paragraph-properties fo:margin-left="0.2638in" fo:margin-right="0in" fo:margin-top="0in" fo:margin-bottom="0in" loext:contextual-spacing="false" fo:line-height="0.1228in" fo:text-align="start" style:justify-single-word="false" fo:text-indent="-0.1252in" style:auto-text-indent="false" style:page-number="auto"/>
    </style:style>
    <style:style style:name="P334" style:family="paragraph" style:parent-style-name="Body_20_text_20__28_2_29_" style:master-page-name="">
      <style:paragraph-properties fo:margin-left="0.2638in" fo:margin-right="0in" fo:margin-top="0in" fo:margin-bottom="0in" loext:contextual-spacing="false" fo:line-height="0.1366in" fo:text-align="start" style:justify-single-word="false" fo:text-indent="-0.1252in" style:auto-text-indent="false" style:page-number="auto"/>
    </style:style>
    <style:style style:name="P335" style:family="paragraph" style:parent-style-name="Body_20_text_20__28_2_29_" style:master-page-name="">
      <style:paragraph-properties fo:margin-left="0.2638in" fo:margin-right="0in" fo:margin-top="0in" fo:margin-bottom="0.0835in" loext:contextual-spacing="false" fo:text-align="start" style:justify-single-word="false" fo:text-indent="-0.1252in" style:auto-text-indent="false" style:page-number="auto"/>
    </style:style>
    <style:style style:name="P336" style:family="paragraph" style:parent-style-name="Body_20_text_20__28_2_29_" style:master-page-name="">
      <style:paragraph-properties fo:margin-left="0.2638in" fo:margin-right="0in" fo:margin-top="0in" fo:margin-bottom="0.0862in" loext:contextual-spacing="false" fo:text-align="start" style:justify-single-word="false" fo:text-indent="-0.1252in" style:auto-text-indent="false" style:page-number="auto"/>
    </style:style>
    <style:style style:name="P337" style:family="paragraph" style:parent-style-name="Body_20_text_20__28_2_29_" style:master-page-name="">
      <style:paragraph-properties fo:margin-left="0.3752in" fo:margin-right="0in" fo:margin-top="0in" fo:margin-bottom="0in" loext:contextual-spacing="false" fo:text-align="start" style:justify-single-word="false" fo:text-indent="-0.111in" style:auto-text-indent="false" style:page-number="auto"/>
    </style:style>
    <style:style style:name="P338" style:family="paragraph" style:parent-style-name="Body_20_text_20__28_2_29_" style:master-page-name="">
      <style:paragraph-properties fo:margin-left="0.3752in" fo:margin-right="0in" fo:margin-top="0in" fo:margin-bottom="0in" loext:contextual-spacing="false" fo:line-height="0.1228in" fo:text-align="start" style:justify-single-word="false" fo:text-indent="-0.111in" style:auto-text-indent="false" style:page-number="auto"/>
    </style:style>
    <style:style style:name="P339" style:family="paragraph" style:parent-style-name="Body_20_text_20__28_2_29_" style:master-page-name="">
      <style:paragraph-properties fo:margin-left="0.3752in" fo:margin-right="0in" fo:margin-top="0in" fo:margin-bottom="0.0835in" loext:contextual-spacing="false" fo:text-align="start" style:justify-single-word="false" fo:text-indent="-0.111in" style:auto-text-indent="false" style:page-number="auto"/>
    </style:style>
    <style:style style:name="P340" style:family="paragraph" style:parent-style-name="Body_20_text_20__28_2_29_" style:master-page-name="">
      <style:paragraph-properties fo:margin-left="0.3752in" fo:margin-right="0in" fo:margin-top="0in" fo:margin-bottom="0.0862in" loext:contextual-spacing="false" fo:text-align="start" style:justify-single-word="false" fo:text-indent="-0.111in" style:auto-text-indent="false" style:page-number="auto"/>
    </style:style>
    <style:style style:name="P341" style:family="paragraph" style:parent-style-name="Body_20_text_20__28_2_29_" style:master-page-name="">
      <style:paragraph-properties fo:margin-left="0.3055in" fo:margin-right="0in" fo:margin-top="0in" fo:margin-bottom="0.0835in" loext:contextual-spacing="false" fo:text-align="start" style:justify-single-word="false" fo:text-indent="-0.111in" style:auto-text-indent="false" style:page-number="auto"/>
    </style:style>
    <style:style style:name="P342" style:family="paragraph" style:parent-style-name="Body_20_text_20__28_2_29_" style:master-page-name="">
      <style:paragraph-properties fo:margin-left="0.3055in" fo:margin-right="0in" fo:margin-top="0in" fo:margin-bottom="0in" loext:contextual-spacing="false" fo:text-align="start" style:justify-single-word="false" fo:text-indent="-0.111in" style:auto-text-indent="false" style:page-number="auto"/>
    </style:style>
    <style:style style:name="P343" style:family="paragraph" style:parent-style-name="Body_20_text_20__28_2_29_" style:master-page-name="">
      <style:paragraph-properties fo:margin-left="0.3055in" fo:margin-right="0in" fo:margin-top="0in" fo:margin-bottom="0.0862in" loext:contextual-spacing="false" fo:text-align="start" style:justify-single-word="false" fo:text-indent="-0.111in" style:auto-text-indent="false" style:page-number="auto"/>
    </style:style>
    <style:style style:name="P344" style:family="paragraph" style:parent-style-name="Body_20_text_20__28_2_29_" style:master-page-name="">
      <style:paragraph-properties fo:margin-left="0.2362in" fo:margin-right="0in" fo:margin-top="0in" fo:margin-bottom="0in" loext:contextual-spacing="false" fo:line-height="0.15in" fo:text-align="start" style:justify-single-word="false" fo:text-indent="-0.2362in" style:auto-text-indent="false" style:page-number="auto">
        <style:tab-stops>
          <style:tab-stop style:position="0.3272in"/>
        </style:tab-stops>
      </style:paragraph-properties>
    </style:style>
    <style:style style:name="P345" style:family="paragraph" style:parent-style-name="Body_20_text_20__28_2_29_" style:master-page-name="">
      <style:paragraph-properties fo:margin-left="0in" fo:margin-right="0.4165in" fo:margin-top="0in" fo:margin-bottom="0in" loext:contextual-spacing="false" fo:line-height="0.1181in" fo:text-align="end" style:justify-single-word="false" fo:text-indent="0in" style:auto-text-indent="false" style:page-number="auto"/>
    </style:style>
    <style:style style:name="P346" style:family="paragraph" style:parent-style-name="Body_20_text_20__28_21_29_" style:master-page-name="">
      <style:paragraph-properties fo:margin-left="0in" fo:margin-right="0.4165in" fo:margin-top="0in" fo:margin-bottom="0in" loext:contextual-spacing="false" fo:text-indent="0in" style:auto-text-indent="false" style:page-number="auto"/>
    </style:style>
    <style:style style:name="P347" style:family="paragraph" style:parent-style-name="Body_20_text_20__28_2_29_" style:master-page-name="">
      <style:paragraph-properties fo:margin-left="0.3055in" fo:margin-right="0in" fo:margin-top="0in" fo:margin-bottom="0in" loext:contextual-spacing="false" fo:text-align="start" style:justify-single-word="false" fo:text-indent="0.111in" style:auto-text-indent="false" style:page-number="auto"/>
    </style:style>
    <style:style style:name="P348" style:family="paragraph" style:parent-style-name="Body_20_text_20__28_2_29_" style:master-page-name="">
      <style:paragraph-properties fo:margin-left="0.3055in" fo:margin-right="0in" fo:margin-top="0in" fo:margin-bottom="0in" loext:contextual-spacing="false" fo:line-height="0.1299in" fo:text-align="start" style:justify-single-word="false" fo:text-indent="0.111in" style:auto-text-indent="false" style:page-number="auto"/>
    </style:style>
    <style:style style:name="P349" style:family="paragraph" style:parent-style-name="Body_20_text_20__28_2_29_" style:master-page-name="">
      <style:paragraph-properties fo:margin-left="0.3055in" fo:margin-right="0in" fo:margin-top="0in" fo:margin-bottom="0in" loext:contextual-spacing="false" fo:line-height="0.1181in" fo:text-align="start" style:justify-single-word="false" fo:text-indent="0.111in" style:auto-text-indent="false" style:page-number="auto"/>
    </style:style>
    <style:style style:name="P350" style:family="paragraph" style:parent-style-name="Body_20_text_20__28_2_29_" style:master-page-name="">
      <style:paragraph-properties fo:margin-left="0.3055in" fo:margin-right="0in" fo:margin-top="0in" fo:margin-bottom="0in" loext:contextual-spacing="false" fo:text-align="start" style:justify-single-word="false" fo:text-indent="0.1252in" style:auto-text-indent="false" style:page-number="auto"/>
    </style:style>
    <style:style style:name="P351" style:family="paragraph" style:parent-style-name="Body_20_text_20__28_2_29_" style:master-page-name="">
      <style:paragraph-properties fo:margin-left="0.1528in" fo:margin-right="0in" fo:margin-top="0in" fo:margin-bottom="0in" loext:contextual-spacing="false" fo:text-align="start" style:justify-single-word="false" fo:text-indent="-0.1528in" style:auto-text-indent="false" style:page-number="auto"/>
    </style:style>
    <style:style style:name="P352" style:family="paragraph" style:parent-style-name="Body_20_text_20__28_2_29_" style:master-page-name="">
      <style:paragraph-properties fo:margin-left="0.1528in" fo:margin-right="0in" fo:margin-top="0in" fo:margin-bottom="0in" loext:contextual-spacing="false" fo:line-height="0.1228in" fo:text-align="start" style:justify-single-word="false" fo:text-indent="-0.1528in" style:auto-text-indent="false" style:page-number="auto"/>
    </style:style>
    <style:style style:name="P353" style:family="paragraph" style:parent-style-name="Body_20_text_20__28_2_29_" style:master-page-name="">
      <style:paragraph-properties fo:margin-left="0.1528in" fo:margin-right="0in" fo:margin-top="0in" fo:margin-bottom="0in" loext:contextual-spacing="false" fo:line-height="0.1228in" fo:text-align="start" style:justify-single-word="false" fo:text-indent="-0.1528in" style:auto-text-indent="false" style:page-number="auto" fo:break-after="page"/>
    </style:style>
    <style:style style:name="P354" style:family="paragraph" style:parent-style-name="Body_20_text_20__28_2_29_" style:master-page-name="">
      <style:paragraph-properties fo:margin-left="0in" fo:margin-right="0.2083in" fo:margin-top="0in" fo:margin-bottom="0in" loext:contextual-spacing="false" fo:text-align="end" style:justify-single-word="false" fo:text-indent="0in" style:auto-text-indent="false" style:page-number="auto"/>
    </style:style>
    <style:style style:name="P355" style:family="paragraph" style:parent-style-name="Body_20_text_20__28_2_29_" style:master-page-name="">
      <style:paragraph-properties fo:margin-left="0.3055in" fo:margin-right="0.528in" fo:margin-top="0in" fo:margin-bottom="0in" loext:contextual-spacing="false" fo:text-align="start" style:justify-single-word="false" fo:text-indent="-0.111in" style:auto-text-indent="false" style:page-number="auto"/>
    </style:style>
    <style:style style:name="P356" style:family="paragraph" style:parent-style-name="Body_20_text_20__28_2_29_" style:master-page-name="">
      <style:paragraph-properties fo:margin-left="0in" fo:margin-right="0in" fo:margin-top="0in" fo:margin-bottom="0.0835in" loext:contextual-spacing="false" fo:text-align="start" style:justify-single-word="false" fo:text-indent="0.3055in" style:auto-text-indent="false" style:page-number="auto"/>
    </style:style>
    <style:style style:name="P357" style:family="paragraph" style:parent-style-name="Body_20_text_20__28_2_29_" style:master-page-name="">
      <style:paragraph-properties fo:margin-left="0in" fo:margin-right="0in" fo:margin-top="0in" fo:margin-bottom="0in" loext:contextual-spacing="false" fo:text-align="start" style:justify-single-word="false" fo:text-indent="0.3055in" style:auto-text-indent="false" style:page-number="auto"/>
    </style:style>
    <style:style style:name="P358" style:family="paragraph" style:parent-style-name="Body_20_text_20__28_2_29_" style:master-page-name="">
      <style:paragraph-properties fo:margin-left="0.4307in" fo:margin-right="0in" fo:margin-top="0in" fo:margin-bottom="0in" loext:contextual-spacing="false" fo:text-align="start" style:justify-single-word="false" fo:text-indent="-0.222in" style:auto-text-indent="false" style:page-number="auto"/>
    </style:style>
    <style:style style:name="P359" style:family="paragraph" style:parent-style-name="Body_20_text_20__28_2_29_" style:master-page-name="">
      <style:paragraph-properties fo:margin-left="0.1807in" fo:margin-right="0.6807in" fo:margin-top="0in" fo:margin-bottom="0in" loext:contextual-spacing="false" fo:text-align="start" style:justify-single-word="false" fo:text-indent="0.1252in" style:auto-text-indent="false" style:page-number="auto"/>
    </style:style>
    <style:style style:name="P360" style:family="paragraph" style:parent-style-name="Body_20_text_20__28_2_29_" style:master-page-name="">
      <style:paragraph-properties fo:margin-left="0in" fo:margin-right="0.028in" fo:margin-top="0in" fo:margin-bottom="0in" loext:contextual-spacing="false" fo:text-align="center" style:justify-single-word="false" fo:text-indent="0in" style:auto-text-indent="false" style:page-number="auto"/>
    </style:style>
    <style:style style:name="P361" style:family="paragraph" style:parent-style-name="Body_20_text_20__28_2_29_" style:master-page-name="">
      <style:paragraph-properties fo:margin-left="0.1807in" fo:margin-right="0in" fo:margin-top="0in" fo:margin-bottom="0in" loext:contextual-spacing="false" fo:line-height="0.1228in" fo:text-align="start" style:justify-single-word="false" fo:text-indent="0.2362in" style:auto-text-indent="false" style:page-number="auto"/>
    </style:style>
    <style:style style:name="P362" style:family="paragraph" style:parent-style-name="Body_20_text_20__28_2_29_" style:master-page-name="">
      <style:paragraph-properties fo:margin-left="0.1807in" fo:margin-right="0in" fo:margin-top="0in" fo:margin-bottom="0in" loext:contextual-spacing="false" fo:text-align="start" style:justify-single-word="false" fo:text-indent="0.2362in" style:auto-text-indent="false" style:page-number="auto"/>
    </style:style>
    <style:style style:name="P363" style:family="paragraph" style:parent-style-name="Body_20_text_20__28_2_29_" style:master-page-name="">
      <style:paragraph-properties fo:margin-left="0in" fo:margin-right="0.2917in" fo:margin-top="0in" fo:margin-bottom="0in" loext:contextual-spacing="false" fo:text-align="end" style:justify-single-word="false" fo:text-indent="0in" style:auto-text-indent="false" style:page-number="auto"/>
    </style:style>
    <style:style style:name="P364" style:family="paragraph" style:parent-style-name="Body_20_text_20__28_2_29_" style:master-page-name="">
      <style:paragraph-properties fo:margin-left="0in" fo:margin-right="0.0417in" fo:margin-top="0in" fo:margin-bottom="0.0835in" loext:contextual-spacing="false" fo:text-align="center" style:justify-single-word="false" fo:text-indent="0in" style:auto-text-indent="false" style:page-number="auto"/>
    </style:style>
    <style:style style:name="P365" style:family="paragraph" style:parent-style-name="Body_20_text_20__28_2_29_" style:master-page-name="">
      <style:paragraph-properties fo:margin-left="0.2362in" fo:margin-right="0in" fo:margin-top="0in" fo:margin-bottom="0in" loext:contextual-spacing="false" fo:text-align="start" style:justify-single-word="false" fo:text-indent="-0.0972in" style:auto-text-indent="false" style:page-number="auto"/>
    </style:style>
    <style:style style:name="P366" style:family="paragraph" style:parent-style-name="Body_20_text_20__28_2_29_" style:master-page-name="">
      <style:paragraph-properties fo:margin-left="0.2917in" fo:margin-right="0in" fo:margin-top="0in" fo:margin-bottom="0in" loext:contextual-spacing="false" fo:text-align="start" style:justify-single-word="false" fo:text-indent="-0.111in" style:auto-text-indent="false" style:page-number="auto"/>
    </style:style>
    <style:style style:name="P367" style:family="paragraph" style:parent-style-name="Body_20_text_20__28_2_29_" style:master-page-name="">
      <style:paragraph-properties fo:margin-left="0.4165in" fo:margin-right="0in" fo:margin-top="0in" fo:margin-bottom="0in" loext:contextual-spacing="false" fo:text-align="start" style:justify-single-word="false" fo:text-indent="-0.4165in" style:auto-text-indent="false" style:page-number="auto"/>
    </style:style>
    <style:style style:name="P368" style:family="paragraph" style:parent-style-name="Body_20_text_20__28_2_29_" style:master-page-name="">
      <style:paragraph-properties fo:margin-left="0.4165in" fo:margin-right="0in" fo:margin-top="0in" fo:margin-bottom="0in" loext:contextual-spacing="false" fo:line-height="0.1299in" fo:text-align="start" style:justify-single-word="false" fo:text-indent="-0.4165in" style:auto-text-indent="false" style:page-number="auto"/>
    </style:style>
    <style:style style:name="P369" style:family="paragraph" style:parent-style-name="Footnote" style:master-page-name="">
      <style:paragraph-properties fo:margin-left="0.4165in" fo:margin-right="0in" fo:margin-top="0in" fo:margin-bottom="0in" loext:contextual-spacing="false" fo:line-height="0.1335in" fo:text-align="start" style:justify-single-word="false" fo:text-indent="-0.4165in" style:auto-text-indent="false" style:page-number="auto">
        <style:tab-stops>
          <style:tab-stop style:position="-0.2535in"/>
        </style:tab-stops>
      </style:paragraph-properties>
    </style:style>
    <style:style style:name="P370" style:family="paragraph" style:parent-style-name="Body_20_text_20__28_2_29_" style:master-page-name="">
      <style:paragraph-properties fo:margin-left="0.2362in" fo:margin-right="0in" fo:margin-top="0in" fo:margin-bottom="0in" loext:contextual-spacing="false" fo:text-align="start" style:justify-single-word="false" fo:text-indent="0.0972in" style:auto-text-indent="false" style:page-number="auto"/>
    </style:style>
    <style:style style:name="P371" style:family="paragraph" style:parent-style-name="Body_20_text_20__28_23_29_" style:master-page-name="">
      <style:paragraph-properties fo:margin-left="0.3335in" fo:margin-right="0in" fo:margin-top="0in" fo:margin-bottom="0in" loext:contextual-spacing="false" fo:text-align="start" style:justify-single-word="false" fo:text-indent="0in" style:auto-text-indent="false" style:page-number="auto"/>
    </style:style>
    <style:style style:name="P372" style:family="paragraph" style:parent-style-name="Body_20_text_20__28_2_29_" style:master-page-name="">
      <style:paragraph-properties fo:margin-left="0in" fo:margin-right="0.528in" fo:margin-top="0in" fo:margin-bottom="0in" loext:contextual-spacing="false" fo:text-align="start" style:justify-single-word="false" fo:text-indent="0.139in" style:auto-text-indent="false" style:page-number="auto"/>
    </style:style>
    <style:style style:name="P373" style:family="paragraph" style:parent-style-name="Body_20_text_20__28_2_29_" style:master-page-name="">
      <style:paragraph-properties fo:margin-left="0.3055in" fo:margin-right="0in" fo:margin-top="0in" fo:margin-bottom="0in" loext:contextual-spacing="false" fo:text-align="start" style:justify-single-word="false" fo:text-indent="-0.1252in" style:auto-text-indent="false" style:page-number="auto"/>
    </style:style>
    <style:style style:name="P374" style:family="paragraph" style:parent-style-name="Body_20_text_20__28_2_29_" style:master-page-name="">
      <style:paragraph-properties fo:margin-left="0.3055in" fo:margin-right="0in" fo:margin-top="0in" fo:margin-bottom="0in" loext:contextual-spacing="false" fo:text-align="start" style:justify-single-word="false" fo:text-indent="-0.1252in" style:auto-text-indent="false" style:page-number="auto" fo:break-after="column"/>
    </style:style>
    <style:style style:name="P375" style:family="paragraph" style:parent-style-name="Body_20_text_20__28_2_29_" style:master-page-name="">
      <style:paragraph-properties fo:margin-left="0.3055in" fo:margin-right="0in" fo:margin-top="0in" fo:margin-bottom="0.0835in" loext:contextual-spacing="false" fo:text-align="start" style:justify-single-word="false" fo:text-indent="-0.1252in" style:auto-text-indent="false" style:page-number="auto"/>
    </style:style>
    <style:style style:name="P376" style:family="paragraph" style:parent-style-name="Footnote" style:master-page-name="">
      <style:paragraph-properties fo:margin-left="0.4307in" fo:margin-right="0in" fo:margin-top="0in" fo:margin-bottom="0in" loext:contextual-spacing="false" fo:text-align="start" style:justify-single-word="false" fo:text-indent="-0.4307in" style:auto-text-indent="false" style:page-number="auto">
        <style:tab-stops>
          <style:tab-stop style:position="-0.3173in"/>
        </style:tab-stops>
      </style:paragraph-properties>
    </style:style>
    <style:style style:name="P377" style:family="paragraph" style:parent-style-name="Body_20_text_20__28_2_29_" style:master-page-name="">
      <style:paragraph-properties fo:margin-left="0.4307in" fo:margin-right="0in" fo:margin-top="0in" fo:margin-bottom="0in" loext:contextual-spacing="false" fo:line-height="0.1228in" fo:text-align="start" style:justify-single-word="false" fo:text-indent="-0.4307in" style:auto-text-indent="false" style:page-number="auto"/>
    </style:style>
    <style:style style:name="P378" style:family="paragraph" style:parent-style-name="Body_20_text_20__28_2_29_" style:master-page-name="">
      <style:paragraph-properties fo:margin-left="0.4307in" fo:margin-right="0in" fo:margin-top="0in" fo:margin-bottom="0in" loext:contextual-spacing="false" fo:text-align="start" style:justify-single-word="false" fo:text-indent="-0.4307in" style:auto-text-indent="false" style:page-number="auto"/>
    </style:style>
    <style:style style:name="P379" style:family="paragraph" style:parent-style-name="Body_20_text_20__28_2_29_" style:master-page-name="">
      <style:paragraph-properties fo:margin-left="0.4307in" fo:margin-right="0in" fo:margin-top="0in" fo:margin-bottom="0in" loext:contextual-spacing="false" fo:text-align="start" style:justify-single-word="false" fo:text-indent="-0.4307in" style:auto-text-indent="false" style:page-number="auto">
        <style:tab-stops>
          <style:tab-stop style:position="-0.2744in"/>
        </style:tab-stops>
      </style:paragraph-properties>
    </style:style>
    <style:style style:name="P380"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2638in" style:auto-text-indent="false" style:page-number="auto"/>
    </style:style>
    <style:style style:name="P381" style:family="paragraph" style:parent-style-name="Body_20_text_20__28_2_29_" style:master-page-name="">
      <style:paragraph-properties fo:margin-left="0.2638in" fo:margin-right="0in" fo:margin-top="0in" fo:margin-bottom="0in" loext:contextual-spacing="false" fo:text-align="start" style:justify-single-word="false" fo:text-indent="0in" style:auto-text-indent="false" style:page-number="auto"/>
    </style:style>
    <style:style style:name="P382" style:family="paragraph" style:parent-style-name="Footnote" style:master-page-name="">
      <style:paragraph-properties fo:margin-left="0.2638in" fo:margin-right="0in" fo:margin-top="0in" fo:margin-bottom="0in" loext:contextual-spacing="false" fo:text-align="start" style:justify-single-word="false" fo:text-indent="0in" style:auto-text-indent="false" style:page-number="auto"/>
    </style:style>
    <style:style style:name="P383" style:family="paragraph" style:parent-style-name="Body_20_text_20__28_2_29_" style:master-page-name="">
      <style:paragraph-properties fo:margin-left="0in" fo:margin-right="0.4028in" fo:margin-top="0in" fo:margin-bottom="0in" loext:contextual-spacing="false" fo:text-align="end" style:justify-single-word="false" fo:text-indent="0in" style:auto-text-indent="false" style:page-number="auto"/>
    </style:style>
    <style:style style:name="P384" style:family="paragraph" style:parent-style-name="Body_20_text_20__28_8_29_" style:master-page-name="">
      <style:paragraph-properties fo:margin-left="0.5417in" fo:margin-right="0in" fo:margin-top="0in" fo:margin-bottom="0.0311in" loext:contextual-spacing="false" fo:line-height="0.0626in" fo:text-align="start" style:justify-single-word="false" fo:text-indent="0in" style:auto-text-indent="false" style:page-number="auto"/>
    </style:style>
    <style:style style:name="P385" style:family="paragraph" style:parent-style-name="Body_20_text_20__28_14_29_" style:master-page-name="">
      <style:paragraph-properties fo:margin-left="0.5417in" fo:margin-right="0in" fo:margin-top="0in" fo:margin-bottom="0.0339in" loext:contextual-spacing="false" fo:line-height="0.0626in" fo:text-align="start" style:justify-single-word="false" fo:text-indent="0in" style:auto-text-indent="false" style:page-number="auto"/>
    </style:style>
    <style:style style:name="P386" style:family="paragraph" style:parent-style-name="Body_20_text_20__28_9_29_" style:master-page-name="">
      <style:paragraph-properties fo:margin-left="0.5417in" fo:margin-right="0in" fo:margin-top="0in" fo:margin-bottom="0.0693in" loext:contextual-spacing="false" fo:line-height="0.0626in" fo:text-align="start" style:justify-single-word="false" fo:text-indent="0in" style:auto-text-indent="false" style:page-number="auto"/>
    </style:style>
    <style:style style:name="P387" style:family="paragraph" style:parent-style-name="Body_20_text_20__28_2_29_" style:master-page-name="">
      <style:paragraph-properties fo:margin-left="0.5417in" fo:margin-right="0in" fo:margin-top="0in" fo:margin-bottom="0in" loext:contextual-spacing="false" fo:line-height="0.1181in" fo:text-align="start" style:justify-single-word="false" fo:text-indent="0in" style:auto-text-indent="false" style:page-number="auto"/>
    </style:style>
    <style:style style:name="P388" style:family="paragraph" style:parent-style-name="Body_20_text_20__28_2_29_" style:master-page-name="">
      <style:paragraph-properties fo:margin-left="0.5417in" fo:margin-right="0in" fo:margin-top="0in" fo:margin-bottom="0in" loext:contextual-spacing="false" fo:text-align="start" style:justify-single-word="false" fo:text-indent="0in" style:auto-text-indent="false" style:page-number="auto"/>
    </style:style>
    <style:style style:name="P389" style:family="paragraph" style:parent-style-name="Body_20_text_20__28_18_29_" style:master-page-name="">
      <style:paragraph-properties fo:margin-left="0.0417in" fo:margin-right="0in" fo:margin-top="0in" fo:margin-bottom="0in" loext:contextual-spacing="false" fo:line-height="0.0555in" fo:text-indent="0in" style:auto-text-indent="false" style:page-number="auto" fo:break-after="column"/>
    </style:style>
    <style:style style:name="P390" style:family="paragraph" style:parent-style-name="Body_20_text_20__28_2_29_" style:master-page-name="">
      <style:paragraph-properties fo:margin-left="0.0417in" fo:margin-right="0in" fo:margin-top="0in" fo:margin-bottom="0in" loext:contextual-spacing="false" fo:text-align="center" style:justify-single-word="false" fo:text-indent="0in" style:auto-text-indent="false" style:page-number="auto"/>
    </style:style>
    <style:style style:name="P391" style:family="paragraph" style:parent-style-name="Body_20_text_20__28_2_29_" style:master-page-name="">
      <style:paragraph-properties fo:margin-left="0.0417in" fo:margin-right="0in" fo:margin-top="0in" fo:margin-bottom="0.0484in" loext:contextual-spacing="false" fo:text-align="center" style:justify-single-word="false" fo:text-indent="0in" style:auto-text-indent="false" style:page-number="auto"/>
    </style:style>
    <style:style style:name="P392" style:family="paragraph" style:parent-style-name="Body_20_text_20__28_2_29_" style:master-page-name="">
      <style:paragraph-properties fo:margin-left="0.3055in" fo:margin-right="0.4583in" fo:margin-top="0in" fo:margin-bottom="0in" loext:contextual-spacing="false" fo:line-height="0.1228in" fo:text-align="start" style:justify-single-word="false" fo:text-indent="-0.111in" style:auto-text-indent="false" style:page-number="auto"/>
    </style:style>
    <style:style style:name="P393" style:family="paragraph" style:parent-style-name="Body_20_text_20__28_2_29_" style:master-page-name="">
      <style:paragraph-properties fo:margin-left="0.25in" fo:margin-right="0in" fo:margin-top="0in" fo:margin-bottom="0in" loext:contextual-spacing="false" fo:text-align="start" style:justify-single-word="false" fo:text-indent="0in" style:auto-text-indent="false" style:page-number="auto"/>
    </style:style>
    <style:style style:name="P394" style:family="paragraph" style:parent-style-name="Body_20_text_20__28_2_29_" style:master-page-name="">
      <style:paragraph-properties fo:margin-left="0.25in" fo:margin-right="0in" fo:margin-top="0in" fo:margin-bottom="0in" loext:contextual-spacing="false" fo:line-height="0.1228in" fo:text-align="start" style:justify-single-word="false" fo:text-indent="0in" style:auto-text-indent="false" style:page-number="auto"/>
    </style:style>
    <style:style style:name="P395" style:family="paragraph" style:parent-style-name="Body_20_text_20__28_2_29_" style:master-page-name="">
      <style:paragraph-properties fo:margin-left="0.25in" fo:margin-right="0in" fo:margin-top="0in" fo:margin-bottom="0in" loext:contextual-spacing="false" fo:line-height="0.1181in" fo:text-align="start" style:justify-single-word="false" fo:text-indent="0in" style:auto-text-indent="false" style:page-number="auto"/>
    </style:style>
    <style:style style:name="P396" style:family="paragraph" style:parent-style-name="Body_20_text_20__28_6_29_" style:master-page-name="">
      <style:paragraph-properties fo:margin-left="0.3752in" fo:margin-right="0in" fo:margin-top="0in" fo:margin-bottom="0.0689in" loext:contextual-spacing="false" fo:line-height="0.0626in" fo:text-align="start" style:justify-single-word="false" fo:text-indent="0in" style:auto-text-indent="false" style:page-number="auto"/>
    </style:style>
    <style:style style:name="P397" style:family="paragraph" style:parent-style-name="Body_20_text_20__28_2_29_" style:master-page-name="">
      <style:paragraph-properties fo:margin-left="0.3752in" fo:margin-right="0in" fo:margin-top="0in" fo:margin-bottom="0.0134in" loext:contextual-spacing="false" fo:line-height="0.1181in" fo:text-align="start" style:justify-single-word="false" fo:text-indent="0in" style:auto-text-indent="false" style:page-number="auto"/>
    </style:style>
    <style:style style:name="P398" style:family="paragraph" style:parent-style-name="Body_20_text_20__28_2_29_" style:master-page-name="">
      <style:paragraph-properties fo:margin-left="0.3752in" fo:margin-right="0in" fo:margin-top="0in" fo:margin-bottom="0in" loext:contextual-spacing="false" fo:text-indent="0in" style:auto-text-indent="false" style:page-number="auto"/>
    </style:style>
    <style:style style:name="P399" style:family="paragraph" style:parent-style-name="Body_20_text_20__28_2_29_" style:master-page-name="">
      <style:paragraph-properties fo:margin-left="0.3752in" fo:margin-right="0in" fo:margin-top="0in" fo:margin-bottom="0in" loext:contextual-spacing="false" fo:text-align="start" style:justify-single-word="false" fo:text-indent="0in" style:auto-text-indent="false" style:page-number="auto"/>
    </style:style>
    <style:style style:name="P400" style:family="paragraph" style:parent-style-name="Body_20_text_20__28_2_29_" style:master-page-name="">
      <style:paragraph-properties fo:margin-left="0.3752in" fo:margin-right="0in" fo:margin-top="0in" fo:margin-bottom="0in" loext:contextual-spacing="false" fo:line-height="0.1181in" fo:text-align="start" style:justify-single-word="false" fo:text-indent="0in" style:auto-text-indent="false" style:page-number="auto" fo:break-after="page"/>
    </style:style>
    <style:style style:name="P401" style:family="paragraph" style:parent-style-name="Footnote" style:master-page-name="">
      <style:paragraph-properties fo:margin-left="0.3752in" fo:margin-right="0in" fo:margin-top="0in" fo:margin-bottom="0in" loext:contextual-spacing="false" fo:text-align="start" style:justify-single-word="false" fo:text-indent="0in" style:auto-text-indent="false" style:page-number="auto"/>
    </style:style>
    <style:style style:name="P402" style:family="paragraph" style:parent-style-name="Body_20_text_20__28_7_29_" style:master-page-name="">
      <style:paragraph-properties fo:margin-left="0.3752in" fo:margin-right="0in" fo:margin-top="0in" fo:margin-bottom="0.0264in" loext:contextual-spacing="false" fo:line-height="0.0693in" fo:text-align="start" style:justify-single-word="false" fo:text-indent="0in" style:auto-text-indent="false" style:page-number="auto"/>
    </style:style>
    <style:style style:name="P403" style:family="paragraph" style:parent-style-name="Body_20_text_20__28_16_29_" style:master-page-name="">
      <style:paragraph-properties fo:margin-left="0.3752in" fo:margin-right="0in" fo:margin-top="0in" fo:margin-bottom="0.0661in" loext:contextual-spacing="false" fo:line-height="0.0626in" fo:text-align="start" style:justify-single-word="false" fo:text-indent="0in" style:auto-text-indent="false" style:page-number="auto"/>
    </style:style>
    <style:style style:name="P404" style:family="paragraph" style:parent-style-name="Body_20_text_20__28_2_29_" style:master-page-name="">
      <style:paragraph-properties fo:margin-left="0.3193in" fo:margin-right="1.0835in" fo:margin-top="0in" fo:margin-bottom="0in" loext:contextual-spacing="false" fo:text-align="end" style:justify-single-word="false" fo:text-indent="0in" style:auto-text-indent="false" style:page-number="auto"/>
    </style:style>
    <style:style style:name="P405" style:family="paragraph" style:parent-style-name="Body_20_text_20__28_2_29_" style:master-page-name="">
      <style:paragraph-properties fo:margin-left="0.139in" fo:margin-right="0.3752in" fo:margin-top="0in" fo:margin-bottom="0in" loext:contextual-spacing="false" fo:text-align="start" style:justify-single-word="false" fo:text-indent="-0.139in" style:auto-text-indent="false" style:page-number="auto"/>
    </style:style>
    <style:style style:name="P406" style:family="paragraph" style:parent-style-name="Body_20_text_20__28_2_29_" style:master-page-name="">
      <style:paragraph-properties fo:margin-left="0.139in" fo:margin-right="0.3752in" fo:margin-top="0in" fo:margin-bottom="0.0807in" loext:contextual-spacing="false" fo:text-align="start" style:justify-single-word="false" fo:text-indent="-0.139in" style:auto-text-indent="false" style:page-number="auto"/>
    </style:style>
    <style:style style:name="P407" style:family="paragraph" style:parent-style-name="Body_20_text_20__28_2_29_" style:master-page-name="">
      <style:paragraph-properties fo:margin-left="0.139in" fo:margin-right="0.4583in" fo:margin-top="0in" fo:margin-bottom="0in" loext:contextual-spacing="false" fo:text-align="start" style:justify-single-word="false" fo:text-indent="-0.139in" style:auto-text-indent="false" style:page-number="auto"/>
    </style:style>
    <style:style style:name="P408" style:family="paragraph" style:parent-style-name="Body_20_text_20__28_2_29_" style:master-page-name="">
      <style:paragraph-properties fo:margin-left="0.028in" fo:margin-right="0in" fo:margin-top="0in" fo:margin-bottom="0in" loext:contextual-spacing="false" fo:text-align="center" style:justify-single-word="false" fo:text-indent="0in" style:auto-text-indent="false" style:page-number="auto"/>
    </style:style>
    <style:style style:name="P409" style:family="paragraph" style:parent-style-name="Body_20_text_20__28_2_29_" style:master-page-name="">
      <style:paragraph-properties fo:margin-left="0.028in" fo:margin-right="0in" fo:margin-top="0in" fo:margin-bottom="0in" loext:contextual-spacing="false" fo:line-height="0.1228in" fo:text-align="center" style:justify-single-word="false" fo:text-indent="0in" style:auto-text-indent="false" style:page-number="auto"/>
    </style:style>
    <style:style style:name="P410" style:family="paragraph" style:parent-style-name="Body_20_text_20__28_2_29_" style:master-page-name="">
      <style:paragraph-properties fo:margin-left="0.1528in" fo:margin-right="0.4862in" fo:margin-top="0in" fo:margin-bottom="0in" loext:contextual-spacing="false" fo:line-height="0.1228in" fo:text-align="start" style:justify-single-word="false" fo:text-indent="-0.1528in" style:auto-text-indent="false" style:page-number="auto"/>
    </style:style>
    <style:style style:name="P411" style:family="paragraph" style:parent-style-name="Body_20_text_20__28_22_29_" style:master-page-name="">
      <style:paragraph-properties fo:margin-left="0.2083in" fo:margin-right="0in" fo:margin-top="0in" fo:margin-bottom="0in" loext:contextual-spacing="false" fo:line-height="0.1181in" fo:text-align="start" style:justify-single-word="false" fo:text-indent="0in" style:auto-text-indent="false" style:page-number="auto"/>
    </style:style>
    <style:style style:name="P412" style:family="paragraph" style:parent-style-name="Footnote" style:master-page-name="">
      <style:paragraph-properties fo:margin-left="0.2083in" fo:margin-right="0in" fo:margin-top="0in" fo:margin-bottom="0in" loext:contextual-spacing="false" fo:line-height="0.1228in" fo:text-align="start" style:justify-single-word="false" fo:text-indent="0in" style:auto-text-indent="false" style:page-number="auto"/>
    </style:style>
    <style:style style:name="P413" style:family="paragraph" style:parent-style-name="Body_20_text_20__28_2_29_" style:master-page-name="">
      <style:paragraph-properties fo:margin-left="0in" fo:margin-right="0.2362in" fo:margin-top="0in" fo:margin-bottom="0in" loext:contextual-spacing="false" fo:text-align="start" style:justify-single-word="false" fo:text-indent="0.1528in" style:auto-text-indent="false" style:page-number="auto"/>
    </style:style>
    <style:style style:name="P414" style:family="paragraph" style:parent-style-name="Body_20_text_20__28_2_29_" style:master-page-name="">
      <style:paragraph-properties fo:margin-left="0.25in" fo:margin-right="0.139in" fo:margin-top="0in" fo:margin-bottom="0in" loext:contextual-spacing="false" fo:text-indent="-0.111in" style:auto-text-indent="false" style:page-number="auto"/>
    </style:style>
    <style:style style:name="P415" style:family="paragraph" style:parent-style-name="Body_20_text_20__28_2_29_" style:master-page-name="">
      <style:paragraph-properties fo:margin-left="0.25in" fo:margin-right="0.139in" fo:margin-top="0in" fo:margin-bottom="0.0417in" loext:contextual-spacing="false" fo:text-indent="-0.111in" style:auto-text-indent="false" style:page-number="auto"/>
    </style:style>
    <style:style style:name="P416" style:family="paragraph" style:parent-style-name="Body_20_text_20__28_2_29_" style:master-page-name="">
      <style:paragraph-properties fo:margin-left="0.1807in" fo:margin-right="0.5972in" fo:margin-top="0in" fo:margin-bottom="0in" loext:contextual-spacing="false" fo:line-height="0.1228in" fo:text-align="start" style:justify-single-word="false" fo:text-indent="0.1252in" style:auto-text-indent="false" style:page-number="auto"/>
    </style:style>
    <style:style style:name="P417" style:family="paragraph" style:parent-style-name="Body_20_text_20__28_4_29_" style:master-page-name="">
      <style:paragraph-properties fo:margin-left="0.1665in" fo:margin-right="0in" fo:margin-top="0in" fo:margin-bottom="0in" loext:contextual-spacing="false" fo:text-align="start" style:justify-single-word="false" fo:text-indent="-0.1665in" style:auto-text-indent="false" style:page-number="auto"/>
    </style:style>
    <style:style style:name="P418" style:family="paragraph" style:parent-style-name="Body_20_text_20__28_2_29_" style:master-page-name="">
      <style:paragraph-properties fo:margin-left="0.1528in" fo:margin-right="0.3193in" fo:margin-top="0in" fo:margin-bottom="0in" loext:contextual-spacing="false" fo:line-height="0.1228in" fo:text-align="start" style:justify-single-word="false" fo:text-indent="-0.1528in" style:auto-text-indent="false" style:page-number="auto"/>
    </style:style>
    <style:style style:name="P419" style:family="paragraph" style:parent-style-name="Body_20_text_20__28_2_29_" style:master-page-name="">
      <style:paragraph-properties fo:margin-left="0.1528in" fo:margin-right="0.389in" fo:margin-top="0in" fo:margin-bottom="0in" loext:contextual-spacing="false" fo:text-align="start" style:justify-single-word="false" fo:text-indent="-0.1528in" style:auto-text-indent="false" style:page-number="auto"/>
    </style:style>
    <style:style style:name="P420" style:family="paragraph" style:parent-style-name="Body_20_text_20__28_2_29_" style:master-page-name="">
      <style:paragraph-properties fo:margin-left="0.1528in" fo:margin-right="0.3752in" fo:margin-top="0in" fo:margin-bottom="0in" loext:contextual-spacing="false" fo:text-align="start" style:justify-single-word="false" fo:text-indent="-0.1528in" style:auto-text-indent="false" style:page-number="auto"/>
    </style:style>
    <style:style style:name="P421" style:family="paragraph" style:parent-style-name="Body_20_text_20__28_2_29_" style:master-page-name="">
      <style:paragraph-properties fo:margin-left="0.25in" fo:margin-right="0in" fo:margin-top="0in" fo:margin-bottom="0in" loext:contextual-spacing="false" fo:text-align="start" style:justify-single-word="false" fo:text-indent="-0.0972in" style:auto-text-indent="false" style:page-number="auto"/>
    </style:style>
    <style:style style:name="P422" style:family="paragraph" style:parent-style-name="Body_20_text_20__28_2_29_" style:master-page-name="">
      <style:paragraph-properties fo:margin-left="0.1528in" fo:margin-right="0.278in" fo:margin-top="0in" fo:margin-bottom="0in" loext:contextual-spacing="false" fo:text-align="start" style:justify-single-word="false" fo:text-indent="-0.1528in" style:auto-text-indent="false" style:page-number="auto"/>
    </style:style>
    <style:style style:name="P423" style:family="paragraph" style:parent-style-name="Body_20_text_20__28_2_29_" style:master-page-name="">
      <style:paragraph-properties fo:margin-left="0.1945in" fo:margin-right="0.2917in" fo:margin-top="0in" fo:margin-bottom="0in" loext:contextual-spacing="false" fo:text-align="start" style:justify-single-word="false" fo:text-indent="0in" style:auto-text-indent="false" style:page-number="auto"/>
    </style:style>
    <style:style style:name="P424" style:family="paragraph" style:parent-style-name="Body_20_text_20__28_2_29_" style:master-page-name="">
      <style:paragraph-properties fo:margin-left="0.1945in" fo:margin-right="0.4583in" fo:margin-top="0in" fo:margin-bottom="0in" loext:contextual-spacing="false" fo:line-height="0.1228in" fo:text-align="start" style:justify-single-word="false" fo:text-indent="0.139in" style:auto-text-indent="false" style:page-number="auto"/>
    </style:style>
    <style:style style:name="P425" style:family="paragraph" style:parent-style-name="Body_20_text_20__28_2_29_" style:master-page-name="">
      <style:paragraph-properties fo:margin-left="0.1528in" fo:margin-right="0.3335in" fo:margin-top="0in" fo:margin-bottom="0in" loext:contextual-spacing="false" fo:text-align="start" style:justify-single-word="false" fo:text-indent="-0.1528in" style:auto-text-indent="false" style:page-number="auto"/>
    </style:style>
    <style:style style:name="P426" style:family="paragraph" style:parent-style-name="Footnote" style:master-page-name="">
      <style:paragraph-properties fo:margin-left="0.2083in" fo:margin-right="0in" fo:margin-top="0in" fo:margin-bottom="0in" loext:contextual-spacing="false" fo:line-height="0.1228in" fo:text-indent="-0.2083in" style:auto-text-indent="false" style:page-number="auto">
        <style:tab-stops>
          <style:tab-stop style:position="-0.0811in"/>
        </style:tab-stops>
      </style:paragraph-properties>
    </style:style>
    <style:style style:name="P427" style:family="paragraph" style:parent-style-name="Footnote" style:master-page-name="">
      <style:paragraph-properties fo:margin-left="0.2083in" fo:margin-right="0in" fo:margin-top="0in" fo:margin-bottom="0in" loext:contextual-spacing="false" fo:line-height="0.1228in" fo:text-align="start" style:justify-single-word="false" fo:text-indent="-0.2083in" style:auto-text-indent="false" style:page-number="auto">
        <style:tab-stops>
          <style:tab-stop style:position="-0.0984in"/>
        </style:tab-stops>
      </style:paragraph-properties>
    </style:style>
    <style:style style:name="P428" style:family="paragraph" style:parent-style-name="Body_20_text_20__28_2_29_" style:master-page-name="">
      <style:paragraph-properties fo:margin-left="0.3193in" fo:margin-right="0in" fo:margin-top="0in" fo:margin-bottom="0in" loext:contextual-spacing="false" fo:text-align="start" style:justify-single-word="false" fo:text-indent="0in" style:auto-text-indent="false" style:page-number="auto"/>
    </style:style>
    <style:style style:name="P429" style:family="paragraph" style:parent-style-name="Body_20_text_20__28_2_29_" style:master-page-name="">
      <style:paragraph-properties fo:margin-left="0.139in" fo:margin-right="0.5417in" fo:margin-top="0in" fo:margin-bottom="0in" loext:contextual-spacing="false" fo:text-align="start" style:justify-single-word="false" fo:text-indent="-0.139in" style:auto-text-indent="false" style:page-number="auto"/>
    </style:style>
    <style:style style:name="P430" style:family="paragraph" style:parent-style-name="Body_20_text_20__28_2_29_" style:master-page-name="">
      <style:paragraph-properties fo:margin-left="0.1528in" fo:margin-right="0.4165in" fo:margin-top="0in" fo:margin-bottom="0in" loext:contextual-spacing="false" fo:text-align="start" style:justify-single-word="false" fo:text-indent="-0.1528in" style:auto-text-indent="false" style:page-number="auto"/>
    </style:style>
    <style:style style:name="P431" style:family="paragraph" style:parent-style-name="Footnote" style:master-page-name="">
      <style:paragraph-properties fo:margin-left="0in" fo:margin-right="0.0693in" fo:margin-top="0in" fo:margin-bottom="0in" loext:contextual-spacing="false" fo:text-align="center" style:justify-single-word="false" fo:text-indent="0in" style:auto-text-indent="false" style:page-number="auto"/>
    </style:style>
    <style:style style:name="P432" style:family="paragraph" style:parent-style-name="Body_20_text_20__28_2_29_" style:master-page-name="">
      <style:paragraph-properties fo:margin-left="0.3055in" fo:margin-right="0.2917in" fo:margin-top="0in" fo:margin-bottom="0in" loext:contextual-spacing="false" fo:text-align="start" style:justify-single-word="false" fo:text-indent="0.111in" style:auto-text-indent="false" style:page-number="auto"/>
    </style:style>
    <style:style style:name="P433" style:family="paragraph" style:parent-style-name="Body_20_text_20__28_2_29_" style:master-page-name="">
      <style:paragraph-properties fo:margin-left="0in" fo:margin-right="0.25in" fo:margin-top="0in" fo:margin-bottom="0in" loext:contextual-spacing="false" fo:text-align="start" style:justify-single-word="false" fo:text-indent="0.1528in" style:auto-text-indent="false" style:page-number="auto"/>
    </style:style>
    <style:style style:name="P434" style:family="paragraph" style:parent-style-name="Body_20_text_20__28_2_29_" style:master-page-name="">
      <style:paragraph-properties fo:margin-left="0.278in" fo:margin-right="0in" fo:margin-top="0in" fo:margin-bottom="0in" loext:contextual-spacing="false" fo:text-align="start" style:justify-single-word="false" fo:text-indent="0in" style:auto-text-indent="false" style:page-number="auto"/>
    </style:style>
    <style:style style:name="P435" style:family="paragraph" style:parent-style-name="Body_20_text_20__28_13_29_" style:master-page-name="">
      <style:paragraph-properties fo:margin-left="0.5555in" fo:margin-right="0in" fo:margin-top="0in" fo:margin-bottom="0in" loext:contextual-spacing="false" fo:line-height="0.0626in" fo:text-indent="0in" style:auto-text-indent="false" style:page-number="auto" fo:break-after="column">
        <style:tab-stops>
          <style:tab-stop style:position="0.4965in"/>
          <style:tab-stop style:position="1.0134in"/>
        </style:tab-stops>
      </style:paragraph-properties>
    </style:style>
    <style:style style:name="P436" style:family="paragraph" style:parent-style-name="Body_20_text_20__28_12_29_" style:master-page-name="">
      <style:paragraph-properties fo:margin-left="0.5555in" fo:margin-right="0in" fo:margin-top="0in" fo:margin-bottom="0.0244in" loext:contextual-spacing="false" fo:line-height="0.0626in" fo:text-indent="0in" style:auto-text-indent="false" style:page-number="auto">
        <style:tab-stops>
          <style:tab-stop style:position="0.4965in"/>
          <style:tab-stop style:position="1.0134in"/>
        </style:tab-stops>
      </style:paragraph-properties>
    </style:style>
    <style:style style:name="P437" style:family="paragraph" style:parent-style-name="Body_20_text_20__28_2_29_" style:master-page-name="">
      <style:paragraph-properties fo:margin-left="0.3752in" fo:margin-right="0in" fo:margin-top="0in" fo:margin-bottom="0in" loext:contextual-spacing="false" fo:text-align="start" style:justify-single-word="false" fo:text-indent="-0.2362in" style:auto-text-indent="false" style:page-number="auto"/>
    </style:style>
    <style:style style:name="P438" style:family="paragraph" style:parent-style-name="Body_20_text_20__28_2_29_" style:master-page-name="">
      <style:paragraph-properties fo:margin-left="0.1807in" fo:margin-right="0in" fo:margin-top="0in" fo:margin-bottom="0in" loext:contextual-spacing="false" fo:text-align="start" style:justify-single-word="false" fo:text-indent="0.222in" style:auto-text-indent="false" style:page-number="auto"/>
    </style:style>
    <style:style style:name="P439" style:family="paragraph" style:parent-style-name="Body_20_text_20__28_10_29_" style:master-page-name="">
      <style:paragraph-properties fo:margin-left="0.528in" fo:margin-right="0in" fo:margin-top="0in" fo:margin-bottom="0.0693in" loext:contextual-spacing="false" fo:line-height="0.0626in" fo:text-align="start" style:justify-single-word="false" fo:text-indent="0in" style:auto-text-indent="false" style:page-number="auto"/>
    </style:style>
    <style:style style:name="P440" style:family="paragraph" style:parent-style-name="Body_20_text_20__28_2_29_" style:master-page-name="">
      <style:paragraph-properties fo:margin-left="0.139in" fo:margin-right="0.5693in" fo:margin-top="0in" fo:margin-bottom="0.0835in" loext:contextual-spacing="false" fo:text-align="start" style:justify-single-word="false" fo:text-indent="-0.139in" style:auto-text-indent="false" style:page-number="auto"/>
    </style:style>
    <style:style style:name="P441" style:family="paragraph" style:parent-style-name="Body_20_text_20__28_2_29_" style:master-page-name="">
      <style:paragraph-properties fo:margin-left="0.1945in" fo:margin-right="0in" fo:margin-top="0in" fo:margin-bottom="0in" loext:contextual-spacing="false" fo:line-height="0.1228in" fo:text-align="start" style:justify-single-word="false" fo:text-indent="0.139in" style:auto-text-indent="false" style:page-number="auto"/>
    </style:style>
    <style:style style:name="P442" style:family="paragraph" style:parent-style-name="Body_20_text_20__28_2_29_" style:master-page-name="">
      <style:paragraph-properties fo:margin-left="0in" fo:margin-right="0.111in" fo:margin-top="0in" fo:margin-bottom="0in" loext:contextual-spacing="false" fo:text-indent="0.1528in" style:auto-text-indent="false" style:page-number="auto"/>
    </style:style>
    <style:style style:name="P443" style:family="paragraph" style:parent-style-name="Body_20_text_20__28_19_29_" style:master-page-name="">
      <style:paragraph-properties fo:margin-left="0.4445in" fo:margin-right="0in" fo:margin-top="0in" fo:margin-bottom="0in" loext:contextual-spacing="false" fo:text-align="start" style:justify-single-word="false" fo:text-indent="-0.2083in" style:auto-text-indent="false" style:page-number="auto"/>
    </style:style>
    <style:style style:name="P444" style:family="paragraph" style:parent-style-name="Body_20_text_20__28_2_29_" style:master-page-name="">
      <style:paragraph-properties fo:margin-left="0.3055in" fo:margin-right="0.3193in" fo:margin-top="0in" fo:margin-bottom="0in" loext:contextual-spacing="false" fo:line-height="0.1335in" fo:text-align="start" style:justify-single-word="false" fo:text-indent="-0.111in" style:auto-text-indent="false" style:page-number="auto"/>
    </style:style>
    <style:style style:name="P445" style:family="paragraph" style:parent-style-name="Body_20_text_20__28_2_29_" style:master-page-name="">
      <style:paragraph-properties fo:margin-left="0.1807in" fo:margin-right="0.278in" fo:margin-top="0in" fo:margin-bottom="0in" loext:contextual-spacing="false" fo:text-align="start" style:justify-single-word="false" fo:text-indent="0.2362in" style:auto-text-indent="false" style:page-number="auto"/>
    </style:style>
    <style:style style:name="P446" style:family="paragraph" style:parent-style-name="Body_20_text_20__28_2_29_" style:master-page-name="">
      <style:paragraph-properties fo:margin-left="0in" fo:margin-right="0.1945in" fo:margin-top="0in" fo:margin-bottom="0in" loext:contextual-spacing="false" fo:text-indent="0.1528in" style:auto-text-indent="false" style:page-number="auto"/>
    </style:style>
    <style:style style:name="P447" style:family="paragraph" style:parent-style-name="Body_20_text_20__28_2_29_" style:master-page-name="">
      <style:paragraph-properties fo:margin-left="0in" fo:margin-right="0.139in" fo:margin-top="0in" fo:margin-bottom="0.0807in" loext:contextual-spacing="false" fo:text-indent="0in" style:auto-text-indent="false" style:page-number="auto"/>
    </style:style>
    <style:style style:name="P448" style:family="paragraph" style:parent-style-name="Body_20_text_20__28_2_29_" style:master-page-name="">
      <style:paragraph-properties fo:margin-left="0in" fo:margin-right="0.7362in" fo:margin-top="0in" fo:margin-bottom="0in" loext:contextual-spacing="false" fo:text-align="end" style:justify-single-word="false" fo:text-indent="0in" style:auto-text-indent="false" style:page-number="auto"/>
    </style:style>
    <style:style style:name="P449" style:family="paragraph" style:parent-style-name="Body_20_text_20__28_2_29_" style:master-page-name="">
      <style:paragraph-properties fo:margin-left="0.139in" fo:margin-right="0.6665in" fo:margin-top="0in" fo:margin-bottom="0.0807in" loext:contextual-spacing="false" fo:line-height="0.1228in" fo:text-align="start" style:justify-single-word="false" fo:text-indent="0in" style:auto-text-indent="false" style:page-number="auto"/>
    </style:style>
    <style:style style:name="P450" style:family="paragraph" style:parent-style-name="Body_20_text_20__28_2_29_" style:master-page-name="">
      <style:paragraph-properties fo:margin-left="0.3193in" fo:margin-right="0in" fo:margin-top="0in" fo:margin-bottom="0in" loext:contextual-spacing="false" fo:text-align="start" style:justify-single-word="false" fo:text-indent="-0.1252in" style:auto-text-indent="false" style:page-number="auto"/>
    </style:style>
    <style:style style:name="P451" style:family="paragraph" style:parent-style-name="Heading_20__23_2" style:master-page-name="">
      <style:paragraph-properties fo:margin-left="0in" fo:margin-right="0in" fo:margin-top="0in" fo:margin-bottom="0in" loext:contextual-spacing="false" fo:line-height="0.222in" fo:text-align="start" style:justify-single-word="false" fo:keep-together="always" fo:text-indent="0in" style:auto-text-indent="false" style:page-number="auto" fo:keep-with-next="always"/>
    </style:style>
    <style:style style:name="P452" style:family="paragraph" style:parent-style-name="Heading_20__23_1" style:master-page-name="">
      <style:paragraph-properties fo:margin-left="0in" fo:margin-right="0in" fo:margin-top="0in" fo:margin-bottom="0in" loext:contextual-spacing="false" fo:line-height="0.1807in" fo:keep-together="always" fo:text-indent="0in" style:auto-text-indent="false" style:page-number="auto" fo:keep-with-next="always"/>
    </style:style>
    <style:style style:name="P453" style:family="paragraph" style:parent-style-name="Heading_20__23_3" style:master-page-name="">
      <style:paragraph-properties fo:margin-left="0.4165in" fo:margin-right="0in" fo:margin-top="0in" fo:margin-bottom="0in" loext:contextual-spacing="false" fo:line-height="0.1181in" fo:text-align="start" style:justify-single-word="false" fo:keep-together="always" fo:text-indent="0in" style:auto-text-indent="false" style:page-number="auto" fo:keep-with-next="always"/>
    </style:style>
    <style:style style:name="P454" style:family="paragraph" style:parent-style-name="Body_20_text_20__28_4_29_" style:list-style-name="L26"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252in"/>
        </style:tab-stops>
      </style:paragraph-properties>
    </style:style>
    <style:style style:name="P455" style:family="paragraph" style:parent-style-name="Body_20_text_20__28_4_29_" style:list-style-name="L1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456" style:family="paragraph" style:parent-style-name="Body_20_text_20__28_4_29_" style:master-page-name="PageStyle42">
      <style:paragraph-properties fo:margin-left="0.4307in" fo:margin-right="0in" fo:margin-top="0in" fo:margin-bottom="0in" loext:contextual-spacing="false" fo:line-height="0.1134in" fo:text-align="start" style:justify-single-word="false" fo:text-indent="-0.2362in" style:auto-text-indent="false" style:page-number="891"/>
    </style:style>
    <style:style style:name="P457" style:family="paragraph" style:parent-style-name="Heading_20__23_4" style:master-page-name="PageStyle0">
      <style:paragraph-properties fo:margin-left="0in" fo:margin-right="0.028in" fo:margin-top="0in" fo:margin-bottom="0in" loext:contextual-spacing="false" fo:line-height="0.1807in" fo:keep-together="always" fo:text-indent="0in" style:auto-text-indent="false" style:page-number="822" fo:keep-with-next="always"/>
    </style:style>
    <style:style style:name="P458" style:family="paragraph" style:parent-style-name="Standard" style:master-page-name="PageStyle45">
      <style:paragraph-properties style:page-number="866"/>
      <style:text-properties fo:font-size="1pt" style:font-size-asian="1pt" style:font-size-complex="1pt"/>
    </style:style>
    <style:style style:name="P459" style:family="paragraph" style:parent-style-name="Body_20_text_20__28_2_29_" style:list-style-name="L1" style:master-page-name="">
      <style:paragraph-properties fo:margin-left="0.1945in" fo:margin-right="0in" fo:margin-top="0in" fo:margin-bottom="0in" loext:contextual-spacing="false" fo:text-indent="-0.1945in" style:auto-text-indent="false" style:page-number="auto">
        <style:tab-stops>
          <style:tab-stop style:position="0.0189in"/>
        </style:tab-stops>
      </style:paragraph-properties>
    </style:style>
    <style:style style:name="P460" style:family="paragraph" style:parent-style-name="Body_20_text_20__28_2_29_" style:list-style-name="L9" style:master-page-name="">
      <style:paragraph-properties fo:margin-left="0.1945in" fo:margin-right="0in" fo:margin-top="0in" fo:margin-bottom="0in" loext:contextual-spacing="false" fo:text-indent="-0.1945in" style:auto-text-indent="false" style:page-number="auto">
        <style:tab-stops>
          <style:tab-stop style:position="0.011in"/>
        </style:tab-stops>
      </style:paragraph-properties>
    </style:style>
    <style:style style:name="P461" style:family="paragraph" style:parent-style-name="Body_20_text_20__28_2_29_" style:list-style-name="L9" style:master-page-name="">
      <style:paragraph-properties fo:margin-left="0.1945in" fo:margin-right="0in" fo:margin-top="0in" fo:margin-bottom="0in" loext:contextual-spacing="false" fo:text-indent="-0.1945in" style:auto-text-indent="false" style:page-number="auto">
        <style:tab-stops>
          <style:tab-stop style:position="0.0146in"/>
        </style:tab-stops>
      </style:paragraph-properties>
    </style:style>
    <style:style style:name="P462" style:family="paragraph" style:parent-style-name="Body_20_text_20__28_2_29_" style:list-style-name="L9" style:master-page-name="">
      <style:paragraph-properties fo:margin-left="0.1945in" fo:margin-right="0in" fo:margin-top="0in" fo:margin-bottom="0in" loext:contextual-spacing="false" fo:text-indent="-0.1945in" style:auto-text-indent="false" style:page-number="auto">
        <style:tab-stops>
          <style:tab-stop style:position="0.0252in"/>
        </style:tab-stops>
      </style:paragraph-properties>
    </style:style>
    <style:style style:name="P463" style:family="paragraph" style:parent-style-name="Body_20_text_20__28_2_29_" style:list-style-name="L9" style:master-page-name="">
      <style:paragraph-properties fo:margin-left="0.1945in" fo:margin-right="0in" fo:margin-top="0in" fo:margin-bottom="0in" loext:contextual-spacing="false" fo:line-height="0.1299in" fo:text-indent="-0.1945in" style:auto-text-indent="false" style:page-number="auto">
        <style:tab-stops>
          <style:tab-stop style:position="0.0252in"/>
        </style:tab-stops>
      </style:paragraph-properties>
    </style:style>
    <style:style style:name="P464" style:family="paragraph" style:parent-style-name="Body_20_text_20__28_2_29_" style:list-style-name="L24" style:master-page-name="">
      <style:paragraph-properties fo:margin-left="0.1945in" fo:margin-right="0in" fo:margin-top="0in" fo:margin-bottom="0in" loext:contextual-spacing="false" fo:line-height="0.1299in" fo:text-indent="-0.1945in" style:auto-text-indent="false" style:page-number="auto">
        <style:tab-stops>
          <style:tab-stop style:position="0.0925in"/>
        </style:tab-stops>
      </style:paragraph-properties>
    </style:style>
    <style:style style:name="P465" style:family="paragraph" style:parent-style-name="Body_20_text_20__28_2_29_" style:list-style-name="L24" style:master-page-name="">
      <style:paragraph-properties fo:margin-left="0.1945in" fo:margin-right="0in" fo:margin-top="0in" fo:margin-bottom="0in" loext:contextual-spacing="false" fo:line-height="0.1299in" fo:text-indent="-0.1945in" style:auto-text-indent="false" style:page-number="auto">
        <style:tab-stops>
          <style:tab-stop style:position="0.0161in"/>
        </style:tab-stops>
      </style:paragraph-properties>
    </style:style>
    <style:style style:name="P466" style:family="paragraph" style:parent-style-name="Body_20_text_20__28_2_29_" style:list-style-name="L24" style:master-page-name="">
      <style:paragraph-properties fo:margin-left="0.1945in" fo:margin-right="0in" fo:margin-top="0in" fo:margin-bottom="0in" loext:contextual-spacing="false" fo:line-height="0.1299in" fo:text-indent="-0.1945in" style:auto-text-indent="false" style:page-number="auto">
        <style:tab-stops>
          <style:tab-stop style:position="0.0098in"/>
        </style:tab-stops>
      </style:paragraph-properties>
    </style:style>
    <style:style style:name="P467" style:family="paragraph" style:parent-style-name="Body_20_text_20__28_2_29_" style:list-style-name="L24" style:master-page-name="">
      <style:paragraph-properties fo:margin-left="0.1945in" fo:margin-right="0in" fo:margin-top="0in" fo:margin-bottom="0in" loext:contextual-spacing="false" fo:line-height="0.1299in" fo:text-indent="-0.1945in" style:auto-text-indent="false" style:page-number="auto">
        <style:tab-stops>
          <style:tab-stop style:position="0.0126in"/>
        </style:tab-stops>
      </style:paragraph-properties>
    </style:style>
    <style:style style:name="P468" style:family="paragraph" style:parent-style-name="Body_20_text_20__28_2_29_" style:list-style-name="L30" style:master-page-name="">
      <style:paragraph-properties fo:margin-left="0.1945in" fo:margin-right="0in" fo:margin-top="0in" fo:margin-bottom="0in" loext:contextual-spacing="false" fo:line-height="0.1299in" fo:text-indent="-0.1945in" style:auto-text-indent="false" style:page-number="auto">
        <style:tab-stops>
          <style:tab-stop style:position="-0.0402in"/>
        </style:tab-stops>
      </style:paragraph-properties>
    </style:style>
    <style:style style:name="P469" style:family="paragraph" style:parent-style-name="Body_20_text_20__28_2_29_" style:list-style-name="L9" style:master-page-name="">
      <style:paragraph-properties fo:margin-left="0.1945in" fo:margin-right="0in" fo:margin-top="0in" fo:margin-bottom="0in" loext:contextual-spacing="false" fo:line-height="0.1335in" fo:text-indent="-0.1945in" style:auto-text-indent="false" style:page-number="auto">
        <style:tab-stops>
          <style:tab-stop style:position="0.0252in"/>
        </style:tab-stops>
      </style:paragraph-properties>
    </style:style>
    <style:style style:name="P470" style:family="paragraph" style:parent-style-name="Body_20_text_20__28_2_29_" style:list-style-name="L3" style:master-page-name="">
      <style:paragraph-properties fo:margin-left="0.1945in" fo:margin-right="0in" fo:margin-top="0in" fo:margin-bottom="0in" loext:contextual-spacing="false" fo:text-indent="-0.1945in" style:auto-text-indent="false" style:page-number="auto">
        <style:tab-stops>
          <style:tab-stop style:position="0.0228in"/>
        </style:tab-stops>
      </style:paragraph-properties>
    </style:style>
    <style:style style:name="P471" style:family="paragraph" style:parent-style-name="Body_20_text_20__28_2_29_" style:list-style-name="L52" style:master-page-name="">
      <style:paragraph-properties fo:margin-left="0.1945in" fo:margin-right="0in" fo:margin-top="0in" fo:margin-bottom="0in" loext:contextual-spacing="false" fo:text-indent="-0.1945in" style:auto-text-indent="false" style:page-number="auto">
        <style:tab-stops>
          <style:tab-stop style:position="0.0228in"/>
        </style:tab-stops>
      </style:paragraph-properties>
    </style:style>
    <style:style style:name="P472" style:family="paragraph" style:parent-style-name="Body_20_text_20__28_2_29_" style:list-style-name="L3" style:master-page-name="">
      <style:paragraph-properties fo:margin-left="0.1945in" fo:margin-right="0in" fo:margin-top="0in" fo:margin-bottom="0in" loext:contextual-spacing="false" fo:text-indent="-0.1945in" style:auto-text-indent="false" style:page-number="auto">
        <style:tab-stops>
          <style:tab-stop style:position="0.0264in"/>
        </style:tab-stops>
      </style:paragraph-properties>
    </style:style>
    <style:style style:name="P473" style:family="paragraph" style:parent-style-name="Body_20_text_20__28_2_29_" style:list-style-name="L3" style:master-page-name="">
      <style:paragraph-properties fo:margin-left="0.1945in" fo:margin-right="0in" fo:margin-top="0in" fo:margin-bottom="0in" loext:contextual-spacing="false" fo:text-indent="-0.1945in" style:auto-text-indent="false" style:page-number="auto">
        <style:tab-stops>
          <style:tab-stop style:position="0.0299in"/>
        </style:tab-stops>
      </style:paragraph-properties>
    </style:style>
    <style:style style:name="P474" style:family="paragraph" style:parent-style-name="Body_20_text_20__28_2_29_" style:list-style-name="L86" style:master-page-name="">
      <style:paragraph-properties fo:margin-left="0.1945in" fo:margin-right="0in" fo:margin-top="0in" fo:margin-bottom="0in" loext:contextual-spacing="false" fo:text-indent="-0.1945in" style:auto-text-indent="false" style:page-number="auto">
        <style:tab-stops>
          <style:tab-stop style:position="0.0299in"/>
        </style:tab-stops>
      </style:paragraph-properties>
    </style:style>
    <style:style style:name="P475" style:family="paragraph" style:parent-style-name="Body_20_text_20__28_2_29_" style:list-style-name="L22" style:master-page-name="">
      <style:paragraph-properties fo:margin-left="0.1945in" fo:margin-right="0in" fo:margin-top="0in" fo:margin-bottom="0in" loext:contextual-spacing="false" fo:text-indent="-0.1945in" style:auto-text-indent="false" style:page-number="auto">
        <style:tab-stops>
          <style:tab-stop style:position="0.1201in"/>
        </style:tab-stops>
      </style:paragraph-properties>
    </style:style>
    <style:style style:name="P476" style:family="paragraph" style:parent-style-name="Body_20_text_20__28_2_29_" style:list-style-name="L22"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477" style:family="paragraph" style:parent-style-name="Body_20_text_20__28_2_29_" style:list-style-name="L4"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478" style:family="paragraph" style:parent-style-name="Body_20_text_20__28_2_29_" style:list-style-name="L59"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479" style:family="paragraph" style:parent-style-name="Body_20_text_20__28_2_29_" style:list-style-name="L60"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480" style:family="paragraph" style:parent-style-name="Body_20_text_20__28_2_29_" style:list-style-name="L61"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481" style:family="paragraph" style:parent-style-name="Body_20_text_20__28_2_29_" style:list-style-name="L51"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482" style:family="paragraph" style:parent-style-name="Body_20_text_20__28_2_29_" style:list-style-name="L68"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483" style:family="paragraph" style:parent-style-name="Body_20_text_20__28_2_29_" style:list-style-name="L32" style:master-page-name="">
      <style:paragraph-properties fo:margin-left="0.1945in" fo:margin-right="0in" fo:margin-top="0in" fo:margin-bottom="0in" loext:contextual-spacing="false" fo:text-indent="-0.1945in" style:auto-text-indent="false" style:page-number="auto"/>
    </style:style>
    <style:style style:name="P484" style:family="paragraph" style:parent-style-name="Body_20_text_20__28_2_29_" style:list-style-name="L32" style:master-page-name="">
      <style:paragraph-properties fo:margin-left="0.1945in" fo:margin-right="0in" fo:margin-top="0in" fo:margin-bottom="0in" loext:contextual-spacing="false" fo:text-indent="-0.1945in" style:auto-text-indent="false" style:page-number="auto">
        <style:tab-stops>
          <style:tab-stop style:position="0.0154in"/>
        </style:tab-stops>
      </style:paragraph-properties>
    </style:style>
    <style:style style:name="P485" style:family="paragraph" style:parent-style-name="Body_20_text_20__28_2_29_" style:list-style-name="L32" style:master-page-name="">
      <style:paragraph-properties fo:margin-left="0.1945in" fo:margin-right="0in" fo:margin-top="0in" fo:margin-bottom="0in" loext:contextual-spacing="false" fo:text-indent="-0.1945in" style:auto-text-indent="false" style:page-number="auto">
        <style:tab-stops>
          <style:tab-stop style:position="0.0283in"/>
        </style:tab-stops>
      </style:paragraph-properties>
    </style:style>
    <style:style style:name="P486" style:family="paragraph" style:parent-style-name="Body_20_text_20__28_2_29_" style:list-style-name="L32" style:master-page-name="">
      <style:paragraph-properties fo:margin-left="0.1945in" fo:margin-right="0in" fo:margin-top="0in" fo:margin-bottom="0in" loext:contextual-spacing="false" fo:text-indent="-0.1945in" style:auto-text-indent="false" style:page-number="auto">
        <style:tab-stops>
          <style:tab-stop style:position="0.0957in"/>
        </style:tab-stops>
      </style:paragraph-properties>
    </style:style>
    <style:style style:name="P487" style:family="paragraph" style:parent-style-name="Body_20_text_20__28_2_29_" style:list-style-name="L32" style:master-page-name="">
      <style:paragraph-properties fo:margin-left="0.1945in" fo:margin-right="0in" fo:margin-top="0in" fo:margin-bottom="0in" loext:contextual-spacing="false" fo:text-indent="-0.1945in" style:auto-text-indent="false" style:page-number="auto">
        <style:tab-stops>
          <style:tab-stop style:position="0.0256in"/>
        </style:tab-stops>
      </style:paragraph-properties>
    </style:style>
    <style:style style:name="P488" style:family="paragraph" style:parent-style-name="Body_20_text_20__28_2_29_" style:list-style-name="L8"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489" style:family="paragraph" style:parent-style-name="Body_20_text_20__28_2_29_" style:list-style-name="L6"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490" style:family="paragraph" style:parent-style-name="Body_20_text_20__28_2_29_" style:list-style-name="L61"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491" style:family="paragraph" style:parent-style-name="Body_20_text_20__28_2_29_" style:list-style-name="L50"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492" style:family="paragraph" style:parent-style-name="Body_20_text_20__28_2_29_" style:list-style-name="L68"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493" style:family="paragraph" style:parent-style-name="Body_20_text_20__28_2_29_" style:list-style-name="L71"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494" style:family="paragraph" style:parent-style-name="Body_20_text_20__28_2_29_" style:list-style-name="L65"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495" style:family="paragraph" style:parent-style-name="Body_20_text_20__28_2_29_" style:list-style-name="L75"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496" style:family="paragraph" style:parent-style-name="Body_20_text_20__28_2_29_" style:list-style-name="L80"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497" style:family="paragraph" style:parent-style-name="Body_20_text_20__28_2_29_" style:list-style-name="L100"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498" style:family="paragraph" style:parent-style-name="Body_20_text_20__28_2_29_" style:list-style-name="L11" style:master-page-name="">
      <style:paragraph-properties fo:margin-left="0.1945in" fo:margin-right="0in" fo:margin-top="0in" fo:margin-bottom="0in" loext:contextual-spacing="false" fo:line-height="0.1228in" fo:text-indent="-0.1945in" style:auto-text-indent="false" style:page-number="auto">
        <style:tab-stops>
          <style:tab-stop style:position="0.0819in"/>
        </style:tab-stops>
      </style:paragraph-properties>
    </style:style>
    <style:style style:name="P499" style:family="paragraph" style:parent-style-name="Body_20_text_20__28_2_29_" style:list-style-name="L11" style:master-page-name="">
      <style:paragraph-properties fo:margin-left="0.1945in" fo:margin-right="0in" fo:margin-top="0in" fo:margin-bottom="0in" loext:contextual-spacing="false" fo:line-height="0.1228in" fo:text-indent="-0.1945in" style:auto-text-indent="false" style:page-number="auto">
        <style:tab-stops>
          <style:tab-stop style:position="0.0098in"/>
        </style:tab-stops>
      </style:paragraph-properties>
    </style:style>
    <style:style style:name="P500" style:family="paragraph" style:parent-style-name="Body_20_text_20__28_2_29_" style:list-style-name="L13" style:master-page-name="">
      <style:paragraph-properties fo:margin-left="0.1945in" fo:margin-right="0in" fo:margin-top="0in" fo:margin-bottom="0in" loext:contextual-spacing="false" fo:text-indent="-0.1945in" style:auto-text-indent="false" style:page-number="auto">
        <style:tab-stops>
          <style:tab-stop style:position="-0.0043in"/>
        </style:tab-stops>
      </style:paragraph-properties>
    </style:style>
    <style:style style:name="P501" style:family="paragraph" style:parent-style-name="Body_20_text_20__28_2_29_" style:list-style-name="L98" style:master-page-name="">
      <style:paragraph-properties fo:margin-left="0.1945in" fo:margin-right="0in" fo:margin-top="0in" fo:margin-bottom="0in" loext:contextual-spacing="false" fo:text-indent="-0.1945in" style:auto-text-indent="false" style:page-number="auto">
        <style:tab-stops>
          <style:tab-stop style:position="-0.0043in"/>
        </style:tab-stops>
      </style:paragraph-properties>
    </style:style>
    <style:style style:name="P502" style:family="paragraph" style:parent-style-name="Body_20_text_20__28_2_29_" style:list-style-name="L13"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503" style:family="paragraph" style:parent-style-name="Body_20_text_20__28_2_29_" style:list-style-name="L11"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504" style:family="paragraph" style:parent-style-name="Body_20_text_20__28_2_29_" style:list-style-name="L43"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505" style:family="paragraph" style:parent-style-name="Body_20_text_20__28_2_29_" style:list-style-name="L45"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506" style:family="paragraph" style:parent-style-name="Body_20_text_20__28_2_29_" style:list-style-name="L65"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507" style:family="paragraph" style:parent-style-name="Body_20_text_20__28_2_29_" style:list-style-name="L11"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508" style:family="paragraph" style:parent-style-name="Body_20_text_20__28_2_29_" style:list-style-name="L38"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509" style:family="paragraph" style:parent-style-name="Body_20_text_20__28_2_29_" style:list-style-name="L45"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510" style:family="paragraph" style:parent-style-name="Body_20_text_20__28_2_29_" style:list-style-name="L50"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511" style:family="paragraph" style:parent-style-name="Body_20_text_20__28_2_29_" style:list-style-name="L71"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512" style:family="paragraph" style:parent-style-name="Body_20_text_20__28_2_29_" style:list-style-name="L47"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513" style:family="paragraph" style:parent-style-name="Body_20_text_20__28_2_29_" style:list-style-name="L65"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514" style:family="paragraph" style:parent-style-name="Body_20_text_20__28_2_29_" style:list-style-name="L99"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515" style:family="paragraph" style:parent-style-name="Body_20_text_20__28_2_29_" style:list-style-name="L26" style:master-page-name="">
      <style:paragraph-properties fo:margin-left="0.1945in" fo:margin-right="0in" fo:margin-top="0in" fo:margin-bottom="0in" loext:contextual-spacing="false" fo:text-indent="-0.1945in" style:auto-text-indent="false" style:page-number="auto">
        <style:tab-stops>
          <style:tab-stop style:position="0.0028in"/>
        </style:tab-stops>
      </style:paragraph-properties>
    </style:style>
    <style:style style:name="P516" style:family="paragraph" style:parent-style-name="Body_20_text_20__28_2_29_" style:list-style-name="L43" style:master-page-name="">
      <style:paragraph-properties fo:margin-left="0.1945in" fo:margin-right="0in" fo:margin-top="0in" fo:margin-bottom="0in" loext:contextual-spacing="false" fo:text-indent="-0.1945in" style:auto-text-indent="false" style:page-number="auto">
        <style:tab-stops>
          <style:tab-stop style:position="0.0028in"/>
        </style:tab-stops>
      </style:paragraph-properties>
    </style:style>
    <style:style style:name="P517" style:family="paragraph" style:parent-style-name="Body_20_text_20__28_2_29_" style:list-style-name="L51" style:master-page-name="">
      <style:paragraph-properties fo:margin-left="0.1945in" fo:margin-right="0in" fo:margin-top="0in" fo:margin-bottom="0in" loext:contextual-spacing="false" fo:text-indent="-0.1945in" style:auto-text-indent="false" style:page-number="auto">
        <style:tab-stops>
          <style:tab-stop style:position="0.0028in"/>
        </style:tab-stops>
      </style:paragraph-properties>
    </style:style>
    <style:style style:name="P518" style:family="paragraph" style:parent-style-name="Body_20_text_20__28_2_29_" style:list-style-name="L65" style:master-page-name="">
      <style:paragraph-properties fo:margin-left="0.1945in" fo:margin-right="0in" fo:margin-top="0in" fo:margin-bottom="0in" loext:contextual-spacing="false" fo:text-indent="-0.1945in" style:auto-text-indent="false" style:page-number="auto">
        <style:tab-stops>
          <style:tab-stop style:position="0.0028in"/>
        </style:tab-stops>
      </style:paragraph-properties>
    </style:style>
    <style:style style:name="P519" style:family="paragraph" style:parent-style-name="Body_20_text_20__28_2_29_" style:list-style-name="L99" style:master-page-name="">
      <style:paragraph-properties fo:margin-left="0.1945in" fo:margin-right="0in" fo:margin-top="0in" fo:margin-bottom="0in" loext:contextual-spacing="false" fo:text-indent="-0.1945in" style:auto-text-indent="false" style:page-number="auto">
        <style:tab-stops>
          <style:tab-stop style:position="0.0028in"/>
        </style:tab-stops>
      </style:paragraph-properties>
    </style:style>
    <style:style style:name="P520" style:family="paragraph" style:parent-style-name="Body_20_text_20__28_2_29_" style:list-style-name="L11" style:master-page-name="">
      <style:paragraph-properties fo:margin-left="0.1945in" fo:margin-right="0in" fo:margin-top="0in" fo:margin-bottom="0in" loext:contextual-spacing="false" fo:text-indent="-0.1945in" style:auto-text-indent="false" style:page-number="auto">
        <style:tab-stops>
          <style:tab-stop style:position="0.0783in"/>
        </style:tab-stops>
      </style:paragraph-properties>
    </style:style>
    <style:style style:name="P521" style:family="paragraph" style:parent-style-name="Body_20_text_20__28_2_29_" style:list-style-name="L38" style:master-page-name="">
      <style:paragraph-properties fo:margin-left="0.1945in" fo:margin-right="0in" fo:margin-top="0in" fo:margin-bottom="0in" loext:contextual-spacing="false" fo:text-indent="-0.1945in" style:auto-text-indent="false" style:page-number="auto">
        <style:tab-stops>
          <style:tab-stop style:position="0.0783in"/>
        </style:tab-stops>
      </style:paragraph-properties>
    </style:style>
    <style:style style:name="P522" style:family="paragraph" style:parent-style-name="Body_20_text_20__28_2_29_" style:list-style-name="L43" style:master-page-name="">
      <style:paragraph-properties fo:margin-left="0.1945in" fo:margin-right="0in" fo:margin-top="0in" fo:margin-bottom="0in" loext:contextual-spacing="false" fo:text-indent="-0.1945in" style:auto-text-indent="false" style:page-number="auto">
        <style:tab-stops>
          <style:tab-stop style:position="0.0783in"/>
        </style:tab-stops>
      </style:paragraph-properties>
    </style:style>
    <style:style style:name="P523" style:family="paragraph" style:parent-style-name="Body_20_text_20__28_2_29_" style:list-style-name="L45" style:master-page-name="">
      <style:paragraph-properties fo:margin-left="0.1945in" fo:margin-right="0in" fo:margin-top="0in" fo:margin-bottom="0in" loext:contextual-spacing="false" fo:text-indent="-0.1945in" style:auto-text-indent="false" style:page-number="auto">
        <style:tab-stops>
          <style:tab-stop style:position="0.0783in"/>
        </style:tab-stops>
      </style:paragraph-properties>
    </style:style>
    <style:style style:name="P524" style:family="paragraph" style:parent-style-name="Body_20_text_20__28_2_29_" style:list-style-name="L11"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525" style:family="paragraph" style:parent-style-name="Body_20_text_20__28_2_29_" style:list-style-name="L32"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526" style:family="paragraph" style:parent-style-name="Body_20_text_20__28_2_29_" style:list-style-name="L6"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527" style:family="paragraph" style:parent-style-name="Body_20_text_20__28_2_29_" style:list-style-name="L52"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528" style:family="paragraph" style:parent-style-name="Body_20_text_20__28_2_29_" style:list-style-name="L59"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529" style:family="paragraph" style:parent-style-name="Body_20_text_20__28_2_29_" style:list-style-name="L51"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530" style:family="paragraph" style:parent-style-name="Body_20_text_20__28_2_29_" style:list-style-name="L68"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531" style:family="paragraph" style:parent-style-name="Body_20_text_20__28_2_29_" style:list-style-name="L65"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532" style:family="paragraph" style:parent-style-name="Body_20_text_20__28_2_29_" style:list-style-name="L79"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533" style:family="paragraph" style:parent-style-name="Body_20_text_20__28_2_29_" style:list-style-name="L81"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534" style:family="paragraph" style:parent-style-name="Body_20_text_20__28_2_29_" style:list-style-name="L39"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535" style:family="paragraph" style:parent-style-name="Body_20_text_20__28_2_29_" style:list-style-name="L58"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536" style:family="paragraph" style:parent-style-name="Body_20_text_20__28_2_29_" style:list-style-name="L62"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537" style:family="paragraph" style:parent-style-name="Body_20_text_20__28_2_29_" style:list-style-name="L78"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538" style:family="paragraph" style:parent-style-name="Body_20_text_20__28_2_29_" style:list-style-name="L75"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539" style:family="paragraph" style:parent-style-name="Body_20_text_20__28_2_29_" style:list-style-name="L97"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540" style:family="paragraph" style:parent-style-name="Body_20_text_20__28_2_29_" style:list-style-name="L39"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541" style:family="paragraph" style:parent-style-name="Body_20_text_20__28_2_29_" style:list-style-name="L41"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542" style:family="paragraph" style:parent-style-name="Body_20_text_20__28_2_29_" style:list-style-name="L58"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543" style:family="paragraph" style:parent-style-name="Body_20_text_20__28_2_29_" style:list-style-name="L62"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544" style:family="paragraph" style:parent-style-name="Body_20_text_20__28_2_29_" style:list-style-name="L64"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545" style:family="paragraph" style:parent-style-name="Body_20_text_20__28_2_29_" style:list-style-name="L97"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546" style:family="paragraph" style:parent-style-name="Body_20_text_20__28_2_29_" style:list-style-name="L43" style:master-page-name="">
      <style:paragraph-properties fo:margin-left="0.1945in" fo:margin-right="0in" fo:margin-top="0in" fo:margin-bottom="0in" loext:contextual-spacing="false" fo:text-indent="-0.1945in" style:auto-text-indent="false" style:page-number="auto">
        <style:tab-stops>
          <style:tab-stop style:position="-0.0008in"/>
        </style:tab-stops>
      </style:paragraph-properties>
    </style:style>
    <style:style style:name="P547" style:family="paragraph" style:parent-style-name="Body_20_text_20__28_2_29_" style:list-style-name="L51" style:master-page-name="">
      <style:paragraph-properties fo:margin-left="0.1945in" fo:margin-right="0in" fo:margin-top="0in" fo:margin-bottom="0in" loext:contextual-spacing="false" fo:text-indent="-0.1945in" style:auto-text-indent="false" style:page-number="auto">
        <style:tab-stops>
          <style:tab-stop style:position="-0.0008in"/>
        </style:tab-stops>
      </style:paragraph-properties>
    </style:style>
    <style:style style:name="P548" style:family="paragraph" style:parent-style-name="Body_20_text_20__28_2_29_" style:list-style-name="L48" style:master-page-name="">
      <style:paragraph-properties fo:margin-left="0.1945in" fo:margin-right="0in" fo:margin-top="0in" fo:margin-bottom="0in" loext:contextual-spacing="false" fo:text-align="start" style:justify-single-word="false" fo:text-indent="-0.1945in" style:auto-text-indent="false" style:page-number="auto">
        <style:tab-stops>
          <style:tab-stop style:position="0.0402in"/>
        </style:tab-stops>
      </style:paragraph-properties>
    </style:style>
    <style:style style:name="P549" style:family="paragraph" style:parent-style-name="Body_20_text_20__28_2_29_" style:list-style-name="L53" style:master-page-name="">
      <style:paragraph-properties fo:margin-left="0.1945in" fo:margin-right="0in" fo:margin-top="0in" fo:margin-bottom="0in" loext:contextual-spacing="false" fo:text-indent="-0.1945in" style:auto-text-indent="false" style:page-number="auto">
        <style:tab-stops>
          <style:tab-stop style:position="-0.0354in"/>
        </style:tab-stops>
      </style:paragraph-properties>
    </style:style>
    <style:style style:name="P550" style:family="paragraph" style:parent-style-name="Body_20_text_20__28_2_29_" style:list-style-name="L58" style:master-page-name="">
      <style:paragraph-properties fo:margin-left="0.1945in" fo:margin-right="0in" fo:margin-top="0in" fo:margin-bottom="0in" loext:contextual-spacing="false" fo:text-indent="-0.1945in" style:auto-text-indent="false" style:page-number="auto">
        <style:tab-stops>
          <style:tab-stop style:position="-0.0374in"/>
          <style:tab-stop style:position="0.3555in"/>
        </style:tab-stops>
      </style:paragraph-properties>
    </style:style>
    <style:style style:name="P551" style:family="paragraph" style:parent-style-name="Body_20_text_20__28_2_29_" style:list-style-name="L51" style:master-page-name="">
      <style:paragraph-properties fo:margin-left="0.1945in" fo:margin-right="0in" fo:margin-top="0in" fo:margin-bottom="0in" loext:contextual-spacing="false" fo:text-indent="-0.1945in" style:auto-text-indent="false" style:page-number="auto">
        <style:tab-stops>
          <style:tab-stop style:position="0.1071in"/>
        </style:tab-stops>
      </style:paragraph-properties>
    </style:style>
    <style:style style:name="P552" style:family="paragraph" style:parent-style-name="Body_20_text_20__28_2_29_" style:list-style-name="L51" style:master-page-name="">
      <style:paragraph-properties fo:margin-left="0.1945in" fo:margin-right="0in" fo:margin-top="0in" fo:margin-bottom="0in" loext:contextual-spacing="false" fo:line-height="0.1366in" fo:text-indent="-0.1945in" style:auto-text-indent="false" style:page-number="auto">
        <style:tab-stops>
          <style:tab-stop style:position="0.0161in"/>
        </style:tab-stops>
      </style:paragraph-properties>
    </style:style>
    <style:style style:name="P553" style:family="paragraph" style:parent-style-name="Body_20_text_20__28_2_29_" style:list-style-name="L64" style:master-page-name="">
      <style:paragraph-properties fo:margin-left="0.1945in" fo:margin-right="0in" fo:margin-top="0in" fo:margin-bottom="0in" loext:contextual-spacing="false" fo:text-indent="-0.1945in" style:auto-text-indent="false" style:page-number="auto">
        <style:tab-stops>
          <style:tab-stop style:position="-0.0437in"/>
        </style:tab-stops>
      </style:paragraph-properties>
    </style:style>
    <style:style style:name="P554" style:family="paragraph" style:parent-style-name="Body_20_text_20__28_2_29_" style:list-style-name="L65" style:master-page-name="">
      <style:paragraph-properties fo:margin-left="0.1945in" fo:margin-right="0in" fo:margin-top="0in" fo:margin-bottom="0in" loext:contextual-spacing="false" fo:text-indent="-0.1945in" style:auto-text-indent="false" style:page-number="auto">
        <style:tab-stops>
          <style:tab-stop style:position="0.0819in"/>
        </style:tab-stops>
      </style:paragraph-properties>
    </style:style>
    <style:style style:name="P555" style:family="paragraph" style:parent-style-name="Body_20_text_20__28_2_29_" style:list-style-name="L68"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556" style:family="paragraph" style:parent-style-name="Body_20_text_20__28_2_29_" style:list-style-name="L65"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557" style:family="paragraph" style:parent-style-name="Body_20_text_20__28_2_29_" style:list-style-name="L88"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558" style:family="paragraph" style:parent-style-name="Body_20_text_20__28_2_29_" style:list-style-name="L100"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559" style:family="paragraph" style:parent-style-name="Body_20_text_20__28_2_29_" style:list-style-name="L47" style:master-page-name="">
      <style:paragraph-properties fo:margin-left="0.1945in" fo:margin-right="0in" fo:margin-top="0in" fo:margin-bottom="0in" loext:contextual-spacing="false" fo:text-indent="-0.1945in" style:auto-text-indent="false" style:page-number="auto">
        <style:tab-stops>
          <style:tab-stop style:position="0.2874in"/>
        </style:tab-stops>
      </style:paragraph-properties>
    </style:style>
    <style:style style:name="P560" style:family="paragraph" style:parent-style-name="Body_20_text_20__28_2_29_" style:list-style-name="L73" style:master-page-name="">
      <style:paragraph-properties fo:margin-left="0.1945in" fo:margin-right="0in" fo:margin-top="0in" fo:margin-bottom="0in" loext:contextual-spacing="false" fo:text-indent="-0.1945in" style:auto-text-indent="false" style:page-number="auto">
        <style:tab-stops>
          <style:tab-stop style:position="0.0217in"/>
        </style:tab-stops>
      </style:paragraph-properties>
    </style:style>
    <style:style style:name="P561" style:family="paragraph" style:parent-style-name="Body_20_text_20__28_2_29_" style:list-style-name="L73" style:master-page-name="">
      <style:paragraph-properties fo:margin-left="0.1945in" fo:margin-right="0in" fo:margin-top="0in" fo:margin-bottom="0in" loext:contextual-spacing="false" fo:text-indent="-0.1945in" style:auto-text-indent="false" style:page-number="auto">
        <style:tab-stops>
          <style:tab-stop style:position="0.028in"/>
        </style:tab-stops>
      </style:paragraph-properties>
    </style:style>
    <style:style style:name="P562" style:family="paragraph" style:parent-style-name="Body_20_text_20__28_2_29_" style:list-style-name="L73"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563" style:family="paragraph" style:parent-style-name="Body_20_text_20__28_2_29_" style:list-style-name="L73" style:master-page-name="">
      <style:paragraph-properties fo:margin-left="0.1945in" fo:margin-right="0in" fo:margin-top="0in" fo:margin-bottom="0in" loext:contextual-spacing="false" fo:text-indent="-0.1945in" style:auto-text-indent="false" style:page-number="auto">
        <style:tab-stops>
          <style:tab-stop style:position="0.0984in"/>
        </style:tab-stops>
      </style:paragraph-properties>
    </style:style>
    <style:style style:name="P564" style:family="paragraph" style:parent-style-name="Body_20_text_20__28_2_29_" style:list-style-name="L86" style:master-page-name="">
      <style:paragraph-properties fo:margin-left="0.1945in" fo:margin-right="0in" fo:margin-top="0in" fo:margin-bottom="0in" loext:contextual-spacing="false" fo:text-indent="-0.1945in" style:auto-text-indent="false" style:page-number="auto">
        <style:tab-stops>
          <style:tab-stop style:position="0.0984in"/>
        </style:tab-stops>
      </style:paragraph-properties>
    </style:style>
    <style:style style:name="P565" style:family="paragraph" style:parent-style-name="Body_20_text_20__28_2_29_" style:list-style-name="L73" style:master-page-name="">
      <style:paragraph-properties fo:margin-left="0.1945in" fo:margin-right="0in" fo:margin-top="0in" fo:margin-bottom="0in" loext:contextual-spacing="false" fo:text-indent="-0.1945in" style:auto-text-indent="false" style:page-number="auto">
        <style:tab-stops>
          <style:tab-stop style:position="0.0311in"/>
        </style:tab-stops>
      </style:paragraph-properties>
    </style:style>
    <style:style style:name="P566" style:family="paragraph" style:parent-style-name="Body_20_text_20__28_2_29_" style:list-style-name="L73" style:master-page-name="">
      <style:paragraph-properties fo:margin-left="0.1945in" fo:margin-right="0in" fo:margin-top="0in" fo:margin-bottom="0in" loext:contextual-spacing="false" fo:text-indent="-0.1945in" style:auto-text-indent="false" style:page-number="auto">
        <style:tab-stops>
          <style:tab-stop style:position="0.0346in"/>
        </style:tab-stops>
      </style:paragraph-properties>
    </style:style>
    <style:style style:name="P567" style:family="paragraph" style:parent-style-name="Body_20_text_20__28_2_29_" style:list-style-name="L86" style:master-page-name="">
      <style:paragraph-properties fo:margin-left="0.1945in" fo:margin-right="0in" fo:margin-top="0in" fo:margin-bottom="0in" loext:contextual-spacing="false" fo:text-indent="-0.1945in" style:auto-text-indent="false" style:page-number="auto">
        <style:tab-stops>
          <style:tab-stop style:position="0.0327in"/>
        </style:tab-stops>
      </style:paragraph-properties>
    </style:style>
    <style:style style:name="P568" style:family="paragraph" style:parent-style-name="Body_20_text_20__28_2_29_" style:list-style-name="L86" style:master-page-name="">
      <style:paragraph-properties fo:margin-left="0.1945in" fo:margin-right="0in" fo:margin-top="0in" fo:margin-bottom="0in" loext:contextual-spacing="false" fo:text-indent="-0.1945in" style:auto-text-indent="false" style:page-number="auto">
        <style:tab-stops>
          <style:tab-stop style:position="0.0362in"/>
        </style:tab-stops>
      </style:paragraph-properties>
    </style:style>
    <style:style style:name="P569" style:family="paragraph" style:parent-style-name="Body_20_text_20__28_2_29_" style:list-style-name="L88" style:master-page-name="">
      <style:paragraph-properties fo:margin-left="0.1945in" fo:margin-right="0in" fo:margin-top="0in" fo:margin-bottom="0in" loext:contextual-spacing="false" fo:text-indent="-0.1945in" style:auto-text-indent="false" style:page-number="auto">
        <style:tab-stops>
          <style:tab-stop style:position="0.0209in"/>
        </style:tab-stops>
      </style:paragraph-properties>
    </style:style>
    <style:style style:name="P570" style:family="paragraph" style:parent-style-name="Body_20_text_20__28_2_29_" style:list-style-name="L88" style:master-page-name="">
      <style:paragraph-properties fo:margin-left="0.1945in" fo:margin-right="0in" fo:margin-top="0in" fo:margin-bottom="0in" loext:contextual-spacing="false" fo:text-indent="-0.1945in" style:auto-text-indent="false" style:page-number="auto">
        <style:tab-stops>
          <style:tab-stop style:position="0.0272in"/>
        </style:tab-stops>
      </style:paragraph-properties>
    </style:style>
    <style:style style:name="P571" style:family="paragraph" style:parent-style-name="Body_20_text_20__28_2_29_" style:list-style-name="L30" style:master-page-name="">
      <style:paragraph-properties fo:margin-left="0.1945in" fo:margin-right="0in" fo:margin-top="0in" fo:margin-bottom="0in" loext:contextual-spacing="false" fo:line-height="0.1299in" fo:text-indent="-0.1945in" style:auto-text-indent="false" style:page-number="auto" fo:break-after="column">
        <style:tab-stops>
          <style:tab-stop style:position="-0.0402in"/>
        </style:tab-stops>
      </style:paragraph-properties>
    </style:style>
    <style:style style:name="P572" style:family="paragraph" style:parent-style-name="Body_20_text_20__28_2_29_" style:list-style-name="L39" style:master-page-name="">
      <style:paragraph-properties fo:margin-left="0.1945in" fo:margin-right="0in" fo:margin-top="0in" fo:margin-bottom="0in" loext:contextual-spacing="false" fo:text-indent="-0.1945in" style:auto-text-indent="false" style:page-number="auto" fo:break-after="column">
        <style:tab-stops>
          <style:tab-stop style:position="-0.0374in"/>
        </style:tab-stops>
      </style:paragraph-properties>
    </style:style>
    <style:style style:name="P573" style:family="paragraph" style:parent-style-name="Body_20_text_20__28_2_29_" style:list-style-name="L58" style:master-page-name="">
      <style:paragraph-properties fo:margin-left="0.1945in" fo:margin-right="0in" fo:margin-top="0in" fo:margin-bottom="0in" loext:contextual-spacing="false" fo:text-indent="-0.1945in" style:auto-text-indent="false" style:page-number="auto" fo:break-after="column">
        <style:tab-stops>
          <style:tab-stop style:position="-0.0374in"/>
        </style:tab-stops>
      </style:paragraph-properties>
    </style:style>
    <style:style style:name="P574" style:family="paragraph" style:parent-style-name="Body_20_text_20__28_2_29_" style:list-style-name="L62" style:master-page-name="">
      <style:paragraph-properties fo:margin-left="0.1945in" fo:margin-right="0in" fo:margin-top="0in" fo:margin-bottom="0in" loext:contextual-spacing="false" fo:text-indent="-0.1945in" style:auto-text-indent="false" style:page-number="auto" fo:break-after="column">
        <style:tab-stops>
          <style:tab-stop style:position="-0.0374in"/>
        </style:tab-stops>
      </style:paragraph-properties>
    </style:style>
    <style:style style:name="P575" style:family="paragraph" style:parent-style-name="Body_20_text_20__28_2_29_" style:list-style-name="L53" style:master-page-name="">
      <style:paragraph-properties fo:margin-left="0.1945in" fo:margin-right="0in" fo:margin-top="0in" fo:margin-bottom="0in" loext:contextual-spacing="false" fo:text-indent="-0.1945in" style:auto-text-indent="false" style:page-number="auto" fo:break-after="column">
        <style:tab-stops>
          <style:tab-stop style:position="-0.0354in"/>
        </style:tab-stops>
      </style:paragraph-properties>
    </style:style>
    <style:style style:name="P576" style:family="paragraph" style:parent-style-name="Body_20_text_20__28_2_29_" style:list-style-name="L78" style:master-page-name="">
      <style:paragraph-properties fo:margin-left="0.1945in" fo:margin-right="0in" fo:margin-top="0in" fo:margin-bottom="0in" loext:contextual-spacing="false" fo:text-indent="-0.1945in" style:auto-text-indent="false" style:page-number="auto" fo:break-after="column">
        <style:tab-stops>
          <style:tab-stop style:position="-0.0429in"/>
        </style:tab-stops>
      </style:paragraph-properties>
    </style:style>
    <style:style style:name="P577" style:family="paragraph" style:parent-style-name="Body_20_text_20__28_2_29_" style:list-style-name="L3" style:master-page-name="PageStyle6">
      <style:paragraph-properties fo:margin-left="0.1945in" fo:margin-right="0in" fo:margin-top="0in" fo:margin-bottom="0in" loext:contextual-spacing="false" fo:text-indent="-0.1945in" style:auto-text-indent="false" style:page-number="829">
        <style:tab-stops>
          <style:tab-stop style:position="0.0165in"/>
        </style:tab-stops>
      </style:paragraph-properties>
    </style:style>
    <style:style style:name="P578" style:family="paragraph" style:parent-style-name="Body_20_text_20__28_2_29_" style:list-style-name="L38" style:master-page-name="PageStyle12">
      <style:paragraph-properties fo:margin-left="0.1945in" fo:margin-right="0in" fo:margin-top="0in" fo:margin-bottom="0in" loext:contextual-spacing="false" fo:line-height="0.1181in" fo:text-indent="-0.1945in" style:auto-text-indent="false" style:page-number="845">
        <style:tab-stops>
          <style:tab-stop style:position="-0.0043in"/>
        </style:tab-stops>
      </style:paragraph-properties>
    </style:style>
    <style:style style:name="P579" style:family="paragraph" style:parent-style-name="Body_20_text_20__28_2_29_" style:list-style-name="L32" style:master-page-name="PageStyle17">
      <style:paragraph-properties fo:margin-left="0.1945in" fo:margin-right="0in" fo:margin-top="0in" fo:margin-bottom="0in" loext:contextual-spacing="false" fo:text-indent="-0.1945in" style:auto-text-indent="false" style:page-number="851">
        <style:tab-stops>
          <style:tab-stop style:position="0.0161in"/>
        </style:tab-stops>
      </style:paragraph-properties>
    </style:style>
    <style:style style:name="P580" style:family="paragraph" style:parent-style-name="Body_20_text_20__28_2_29_" style:list-style-name="L86" style:master-page-name="PageStyle37">
      <style:paragraph-properties fo:margin-left="0.1945in" fo:margin-right="0in" fo:margin-top="0in" fo:margin-bottom="0in" loext:contextual-spacing="false" fo:text-indent="-0.1945in" style:auto-text-indent="false" style:page-number="884">
        <style:tab-stops>
          <style:tab-stop style:position="0.0299in"/>
        </style:tab-stops>
      </style:paragraph-properties>
    </style:style>
    <style:style style:name="P581" style:family="paragraph" style:parent-style-name="Body_20_text_20__28_2_29_" style:list-style-name="L38" style:master-page-name="">
      <style:paragraph-properties fo:margin-left="0.1945in" fo:margin-right="0in" fo:margin-top="0in" fo:margin-bottom="0.0835in" loext:contextual-spacing="false" fo:text-indent="-0.1945in" style:auto-text-indent="false" style:page-number="auto">
        <style:tab-stops>
          <style:tab-stop style:position="0.0028in"/>
        </style:tab-stops>
      </style:paragraph-properties>
    </style:style>
    <style:style style:name="P582" style:family="paragraph" style:parent-style-name="Body_20_text_20__28_2_29_" style:list-style-name="L6" style:master-page-name="">
      <style:paragraph-properties fo:margin-left="0.1945in" fo:margin-right="0in" fo:margin-top="0in" fo:margin-bottom="0.0835in" loext:contextual-spacing="false" fo:text-indent="-0.1945in" style:auto-text-indent="false" style:page-number="auto">
        <style:tab-stops>
          <style:tab-stop style:position="0.0161in"/>
        </style:tab-stops>
      </style:paragraph-properties>
    </style:style>
    <style:style style:name="P583" style:family="paragraph" style:parent-style-name="Body_20_text_20__28_2_29_" style:list-style-name="L73" style:master-page-name="">
      <style:paragraph-properties fo:margin-left="0.1945in" fo:margin-right="0in" fo:margin-top="0in" fo:margin-bottom="0.0835in" loext:contextual-spacing="false" fo:text-indent="-0.1945in" style:auto-text-indent="false" style:page-number="auto">
        <style:tab-stops>
          <style:tab-stop style:position="0.0346in"/>
        </style:tab-stops>
      </style:paragraph-properties>
    </style:style>
    <style:style style:name="P584" style:family="paragraph" style:parent-style-name="Body_20_text_20__28_2_29_" style:list-style-name="L1" style:master-page-name="">
      <style:paragraph-properties fo:margin-left="0in" fo:margin-right="0in" fo:margin-top="0in" fo:margin-bottom="0in" loext:contextual-spacing="false" fo:text-indent="0in" style:auto-text-indent="false" style:page-number="auto">
        <style:tab-stops>
          <style:tab-stop style:position="0.2134in"/>
        </style:tab-stops>
      </style:paragraph-properties>
    </style:style>
    <style:style style:name="P585" style:family="paragraph" style:parent-style-name="Body_20_text_20__28_2_29_" style:list-style-name="L96" style:master-page-name="">
      <style:paragraph-properties fo:margin-left="0in" fo:margin-right="0in" fo:margin-top="0in" fo:margin-bottom="0in" loext:contextual-spacing="false" fo:text-indent="0in" style:auto-text-indent="false" style:page-number="auto">
        <style:tab-stops>
          <style:tab-stop style:position="0.2134in"/>
        </style:tab-stops>
      </style:paragraph-properties>
    </style:style>
    <style:style style:name="P586" style:family="paragraph" style:parent-style-name="Body_20_text_20__28_2_29_" style:list-style-name="L3" style:master-page-name="">
      <style:paragraph-properties fo:margin-left="0in" fo:margin-right="0in" fo:margin-top="0in" fo:margin-bottom="0in" loext:contextual-spacing="false" fo:text-indent="0in" style:auto-text-indent="false" style:page-number="auto">
        <style:tab-stops>
          <style:tab-stop style:position="0.1602in"/>
        </style:tab-stops>
      </style:paragraph-properties>
    </style:style>
    <style:style style:name="P587" style:family="paragraph" style:parent-style-name="Body_20_text_20__28_2_29_" style:list-style-name="L8" style:master-page-name="">
      <style:paragraph-properties fo:margin-left="0in" fo:margin-right="0in" fo:margin-top="0in" fo:margin-bottom="0in" loext:contextual-spacing="false" fo:text-indent="0in" style:auto-text-indent="false" style:page-number="auto">
        <style:tab-stops>
          <style:tab-stop style:position="0.1602in"/>
        </style:tab-stops>
      </style:paragraph-properties>
    </style:style>
    <style:style style:name="P588" style:family="paragraph" style:parent-style-name="Body_20_text_20__28_2_29_" style:list-style-name="L44" style:master-page-name="">
      <style:paragraph-properties fo:margin-left="0in" fo:margin-right="0in" fo:margin-top="0in" fo:margin-bottom="0in" loext:contextual-spacing="false" fo:text-indent="0in" style:auto-text-indent="false" style:page-number="auto">
        <style:tab-stops>
          <style:tab-stop style:position="0.1602in"/>
        </style:tab-stops>
      </style:paragraph-properties>
    </style:style>
    <style:style style:name="P589" style:family="paragraph" style:parent-style-name="Body_20_text_20__28_2_29_" style:list-style-name="L3" style:master-page-name="">
      <style:paragraph-properties fo:margin-left="0in" fo:margin-right="0in" fo:margin-top="0in" fo:margin-bottom="0in" loext:contextual-spacing="false" fo:text-indent="0in" style:auto-text-indent="false" style:page-number="auto">
        <style:tab-stops>
          <style:tab-stop style:position="0.1638in"/>
        </style:tab-stops>
      </style:paragraph-properties>
    </style:style>
    <style:style style:name="P590" style:family="paragraph" style:parent-style-name="Body_20_text_20__28_2_29_" style:list-style-name="L55" style:master-page-name="">
      <style:paragraph-properties fo:margin-left="0in" fo:margin-right="0in" fo:margin-top="0in" fo:margin-bottom="0in" loext:contextual-spacing="false" fo:text-indent="0in" style:auto-text-indent="false" style:page-number="auto">
        <style:tab-stops>
          <style:tab-stop style:position="0.1638in"/>
        </style:tab-stops>
      </style:paragraph-properties>
    </style:style>
    <style:style style:name="P591" style:family="paragraph" style:parent-style-name="Body_20_text_20__28_2_29_" style:list-style-name="L4" style:master-page-name="">
      <style:paragraph-properties fo:margin-left="0in" fo:margin-right="0in" fo:margin-top="0in" fo:margin-bottom="0in" loext:contextual-spacing="false" fo:text-indent="0in" style:auto-text-indent="false" style:page-number="auto">
        <style:tab-stops>
          <style:tab-stop style:position="0.2453in"/>
        </style:tab-stops>
      </style:paragraph-properties>
    </style:style>
    <style:style style:name="P592" style:family="paragraph" style:parent-style-name="Body_20_text_20__28_2_29_" style:list-style-name="L4" style:master-page-name="">
      <style:paragraph-properties fo:margin-left="0in" fo:margin-right="0in" fo:margin-top="0in" fo:margin-bottom="0in" loext:contextual-spacing="false" fo:line-height="0.1335in" fo:text-indent="0in" style:auto-text-indent="false" style:page-number="auto">
        <style:tab-stops>
          <style:tab-stop style:position="0.2453in"/>
        </style:tab-stops>
      </style:paragraph-properties>
    </style:style>
    <style:style style:name="P593" style:family="paragraph" style:parent-style-name="Body_20_text_20__28_2_29_" style:list-style-name="L4" style:master-page-name="">
      <style:paragraph-properties fo:margin-left="0in" fo:margin-right="0in" fo:margin-top="0in" fo:margin-bottom="0in" loext:contextual-spacing="false" fo:line-height="0.1181in" fo:text-indent="0in" style:auto-text-indent="false" style:page-number="auto">
        <style:tab-stops>
          <style:tab-stop style:position="0.2453in"/>
        </style:tab-stops>
      </style:paragraph-properties>
    </style:style>
    <style:style style:name="P594" style:family="paragraph" style:parent-style-name="Body_20_text_20__28_2_29_" style:list-style-name="L13" style:master-page-name="">
      <style:paragraph-properties fo:margin-left="0in" fo:margin-right="0in" fo:margin-top="0in" fo:margin-bottom="0in" loext:contextual-spacing="false" fo:line-height="0.1181in" fo:text-indent="0in" style:auto-text-indent="false" style:page-number="auto">
        <style:tab-stops>
          <style:tab-stop style:position="0.1882in"/>
        </style:tab-stops>
      </style:paragraph-properties>
    </style:style>
    <style:style style:name="P595" style:family="paragraph" style:parent-style-name="Body_20_text_20__28_2_29_" style:list-style-name="L19" style:master-page-name="">
      <style:paragraph-properties fo:margin-left="0in" fo:margin-right="0in" fo:margin-top="0in" fo:margin-bottom="0in" loext:contextual-spacing="false" fo:line-height="0.1181in" fo:text-indent="0in" style:auto-text-indent="false" style:page-number="auto">
        <style:tab-stops>
          <style:tab-stop style:position="0.2102in"/>
        </style:tab-stops>
      </style:paragraph-properties>
    </style:style>
    <style:style style:name="P596" style:family="paragraph" style:parent-style-name="Body_20_text_20__28_2_29_" style:list-style-name="L13" style:master-page-name="">
      <style:paragraph-properties fo:margin-left="0in" fo:margin-right="0in" fo:margin-top="0in" fo:margin-bottom="0in" loext:contextual-spacing="false" fo:line-height="0.1181in" fo:text-indent="0in" style:auto-text-indent="false" style:page-number="auto">
        <style:tab-stops>
          <style:tab-stop style:position="0.2161in"/>
        </style:tab-stops>
      </style:paragraph-properties>
    </style:style>
    <style:style style:name="P597" style:family="paragraph" style:parent-style-name="Body_20_text_20__28_2_29_" style:list-style-name="L57" style:master-page-name="">
      <style:paragraph-properties fo:margin-left="0in" fo:margin-right="0in" fo:margin-top="0in" fo:margin-bottom="0in" loext:contextual-spacing="false" fo:line-height="0.1181in" fo:text-indent="0in" style:auto-text-indent="false" style:page-number="auto">
        <style:tab-stops>
          <style:tab-stop style:position="0.2382in"/>
        </style:tab-stops>
      </style:paragraph-properties>
    </style:style>
    <style:style style:name="P598" style:family="paragraph" style:parent-style-name="Body_20_text_20__28_2_29_" style:list-style-name="L93" style:master-page-name="">
      <style:paragraph-properties fo:margin-left="0in" fo:margin-right="0in" fo:margin-top="0in" fo:margin-bottom="0in" loext:contextual-spacing="false" fo:line-height="0.1181in" fo:text-indent="0in" style:auto-text-indent="false" style:page-number="auto">
        <style:tab-stops>
          <style:tab-stop style:position="0.2244in"/>
        </style:tab-stops>
      </style:paragraph-properties>
    </style:style>
    <style:style style:name="P599" style:family="paragraph" style:parent-style-name="Body_20_text_20__28_2_29_" style:list-style-name="L6" style:master-page-name="">
      <style:paragraph-properties fo:margin-left="0in" fo:margin-right="0in" fo:margin-top="0in" fo:margin-bottom="0in" loext:contextual-spacing="false" fo:text-indent="0in" style:auto-text-indent="false" style:page-number="auto">
        <style:tab-stops>
          <style:tab-stop style:position="0.2102in"/>
        </style:tab-stops>
      </style:paragraph-properties>
    </style:style>
    <style:style style:name="P600" style:family="paragraph" style:parent-style-name="Body_20_text_20__28_2_29_" style:list-style-name="L19" style:master-page-name="">
      <style:paragraph-properties fo:margin-left="0in" fo:margin-right="0in" fo:margin-top="0in" fo:margin-bottom="0in" loext:contextual-spacing="false" fo:text-indent="0in" style:auto-text-indent="false" style:page-number="auto">
        <style:tab-stops>
          <style:tab-stop style:position="0.2102in"/>
        </style:tab-stops>
      </style:paragraph-properties>
    </style:style>
    <style:style style:name="P601" style:family="paragraph" style:parent-style-name="Body_20_text_20__28_2_29_" style:list-style-name="L12" style:master-page-name="">
      <style:paragraph-properties fo:margin-left="0in" fo:margin-right="0in" fo:margin-top="0in" fo:margin-bottom="0in" loext:contextual-spacing="false" fo:text-indent="0in" style:auto-text-indent="false" style:page-number="auto">
        <style:tab-stops>
          <style:tab-stop style:position="0.2102in"/>
        </style:tab-stops>
      </style:paragraph-properties>
    </style:style>
    <style:style style:name="P602" style:family="paragraph" style:parent-style-name="Body_20_text_20__28_2_29_" style:list-style-name="L4" style:master-page-name="">
      <style:paragraph-properties fo:margin-left="0in" fo:margin-right="0in" fo:margin-top="0in" fo:margin-bottom="0in" loext:contextual-spacing="false" fo:text-indent="0in" style:auto-text-indent="false" style:page-number="auto">
        <style:tab-stops>
          <style:tab-stop style:position="0.2102in"/>
        </style:tab-stops>
      </style:paragraph-properties>
    </style:style>
    <style:style style:name="P603" style:family="paragraph" style:parent-style-name="Body_20_text_20__28_2_29_" style:list-style-name="L90" style:master-page-name="">
      <style:paragraph-properties fo:margin-left="0in" fo:margin-right="0in" fo:margin-top="0in" fo:margin-bottom="0in" loext:contextual-spacing="false" fo:text-indent="0in" style:auto-text-indent="false" style:page-number="auto">
        <style:tab-stops>
          <style:tab-stop style:position="0.2102in"/>
        </style:tab-stops>
      </style:paragraph-properties>
    </style:style>
    <style:style style:name="P604" style:family="paragraph" style:parent-style-name="Body_20_text_20__28_2_29_" style:list-style-name="L94" style:master-page-name="">
      <style:paragraph-properties fo:margin-left="0in" fo:margin-right="0in" fo:margin-top="0in" fo:margin-bottom="0in" loext:contextual-spacing="false" fo:text-indent="0in" style:auto-text-indent="false" style:page-number="auto">
        <style:tab-stops>
          <style:tab-stop style:position="0.2102in"/>
        </style:tab-stops>
      </style:paragraph-properties>
    </style:style>
    <style:style style:name="P605" style:family="paragraph" style:parent-style-name="Body_20_text_20__28_2_29_" style:list-style-name="L8"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08in"/>
        </style:tab-stops>
      </style:paragraph-properties>
    </style:style>
    <style:style style:name="P606" style:family="paragraph" style:parent-style-name="Body_20_text_20__28_2_29_" style:list-style-name="L20"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661in"/>
        </style:tab-stops>
      </style:paragraph-properties>
    </style:style>
    <style:style style:name="P607" style:family="paragraph" style:parent-style-name="Body_20_text_20__28_2_29_" style:list-style-name="L31"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43in"/>
        </style:tab-stops>
      </style:paragraph-properties>
    </style:style>
    <style:style style:name="P608" style:family="paragraph" style:parent-style-name="Body_20_text_20__28_2_29_" style:list-style-name="L69"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717in"/>
        </style:tab-stops>
      </style:paragraph-properties>
    </style:style>
    <style:style style:name="P609" style:family="paragraph" style:parent-style-name="Body_20_text_20__28_2_29_" style:list-style-name="L11" style:master-page-name="">
      <style:paragraph-properties fo:margin-left="0in" fo:margin-right="0in" fo:margin-top="0in" fo:margin-bottom="0in" loext:contextual-spacing="false" fo:text-indent="0in" style:auto-text-indent="false" style:page-number="auto">
        <style:tab-stops>
          <style:tab-stop style:position="0.1811in"/>
        </style:tab-stops>
      </style:paragraph-properties>
    </style:style>
    <style:style style:name="P610" style:family="paragraph" style:parent-style-name="Body_20_text_20__28_2_29_" style:list-style-name="L11" style:master-page-name="">
      <style:paragraph-properties fo:margin-left="0in" fo:margin-right="0in" fo:margin-top="0in" fo:margin-bottom="0in" loext:contextual-spacing="false" fo:text-indent="0in" style:auto-text-indent="false" style:page-number="auto">
        <style:tab-stops>
          <style:tab-stop style:position="0.228in"/>
        </style:tab-stops>
      </style:paragraph-properties>
    </style:style>
    <style:style style:name="P611" style:family="paragraph" style:parent-style-name="Body_20_text_20__28_2_29_" style:list-style-name="L12" style:master-page-name="">
      <style:paragraph-properties fo:margin-left="0in" fo:margin-right="0in" fo:margin-top="0in" fo:margin-bottom="0in" loext:contextual-spacing="false" fo:text-indent="0in" style:auto-text-indent="false" style:page-number="auto">
        <style:tab-stops>
          <style:tab-stop style:position="0.228in"/>
        </style:tab-stops>
      </style:paragraph-properties>
    </style:style>
    <style:style style:name="P612" style:family="paragraph" style:parent-style-name="Body_20_text_20__28_2_29_" style:list-style-name="L26" style:master-page-name="">
      <style:paragraph-properties fo:margin-left="0in" fo:margin-right="0in" fo:margin-top="0in" fo:margin-bottom="0in" loext:contextual-spacing="false" fo:text-indent="0in" style:auto-text-indent="false" style:page-number="auto">
        <style:tab-stops>
          <style:tab-stop style:position="0.228in"/>
        </style:tab-stops>
      </style:paragraph-properties>
    </style:style>
    <style:style style:name="P613" style:family="paragraph" style:parent-style-name="Body_20_text_20__28_2_29_" style:list-style-name="L11" style:master-page-name="">
      <style:paragraph-properties fo:margin-left="0in" fo:margin-right="0in" fo:margin-top="0in" fo:margin-bottom="0in" loext:contextual-spacing="false" fo:text-indent="0in" style:auto-text-indent="false" style:page-number="auto">
        <style:tab-stops>
          <style:tab-stop style:position="0.2311in"/>
        </style:tab-stops>
      </style:paragraph-properties>
    </style:style>
    <style:style style:name="P614" style:family="paragraph" style:parent-style-name="Body_20_text_20__28_2_29_" style:list-style-name="L16" style:master-page-name="">
      <style:paragraph-properties fo:margin-left="0in" fo:margin-right="0in" fo:margin-top="0in" fo:margin-bottom="0in" loext:contextual-spacing="false" fo:line-height="0.1228in" fo:text-align="start" style:justify-single-word="false" fo:text-indent="0in" style:auto-text-indent="false" style:page-number="auto">
        <style:tab-stops>
          <style:tab-stop style:position="0.1638in"/>
        </style:tab-stops>
      </style:paragraph-properties>
    </style:style>
    <style:style style:name="P615" style:family="paragraph" style:parent-style-name="Body_20_text_20__28_2_29_" style:list-style-name="L22" style:master-page-name="">
      <style:paragraph-properties fo:margin-left="0in" fo:margin-right="0in" fo:margin-top="0in" fo:margin-bottom="0in" loext:contextual-spacing="false" fo:line-height="0.1228in" fo:text-indent="0in" style:auto-text-indent="false" style:page-number="auto">
        <style:tab-stops>
          <style:tab-stop style:position="0.2299in"/>
        </style:tab-stops>
      </style:paragraph-properties>
    </style:style>
    <style:style style:name="P616" style:family="paragraph" style:parent-style-name="Body_20_text_20__28_2_29_" style:list-style-name="L55" style:master-page-name="">
      <style:paragraph-properties fo:margin-left="0in" fo:margin-right="0in" fo:margin-top="0in" fo:margin-bottom="0in" loext:contextual-spacing="false" fo:line-height="0.1228in" fo:text-indent="0in" style:auto-text-indent="false" style:page-number="auto">
        <style:tab-stops>
          <style:tab-stop style:position="0.2173in"/>
        </style:tab-stops>
      </style:paragraph-properties>
    </style:style>
    <style:style style:name="P617" style:family="paragraph" style:parent-style-name="Body_20_text_20__28_2_29_" style:list-style-name="L85" style:master-page-name="">
      <style:paragraph-properties fo:margin-left="0in" fo:margin-right="0in" fo:margin-top="0in" fo:margin-bottom="0in" loext:contextual-spacing="false" fo:line-height="0.1228in" fo:text-indent="0in" style:auto-text-indent="false" style:page-number="auto">
        <style:tab-stops>
          <style:tab-stop style:position="0.189in"/>
        </style:tab-stops>
      </style:paragraph-properties>
    </style:style>
    <style:style style:name="P618" style:family="paragraph" style:parent-style-name="Body_20_text_20__28_2_29_" style:list-style-name="L85" style:master-page-name="">
      <style:paragraph-properties fo:margin-left="0in" fo:margin-right="0in" fo:margin-top="0in" fo:margin-bottom="0in" loext:contextual-spacing="false" fo:line-height="0.1228in" fo:text-indent="0in" style:auto-text-indent="false" style:page-number="auto">
        <style:tab-stops>
          <style:tab-stop style:position="0.1925in"/>
        </style:tab-stops>
      </style:paragraph-properties>
    </style:style>
    <style:style style:name="P619" style:family="paragraph" style:parent-style-name="Body_20_text_20__28_2_29_" style:list-style-name="L91" style:master-page-name="">
      <style:paragraph-properties fo:margin-left="0in" fo:margin-right="0in" fo:margin-top="0in" fo:margin-bottom="0in" loext:contextual-spacing="false" fo:line-height="0.1228in" fo:text-indent="0in" style:auto-text-indent="false" style:page-number="auto">
        <style:tab-stops>
          <style:tab-stop style:position="0.2339in"/>
        </style:tab-stops>
      </style:paragraph-properties>
    </style:style>
    <style:style style:name="P620" style:family="paragraph" style:parent-style-name="Body_20_text_20__28_2_29_" style:list-style-name="L19" style:master-page-name="">
      <style:paragraph-properties fo:margin-left="0in" fo:margin-right="0in" fo:margin-top="0in" fo:margin-bottom="0in" loext:contextual-spacing="false" fo:text-indent="0in" style:auto-text-indent="false" style:page-number="auto">
        <style:tab-stops>
          <style:tab-stop style:position="0.2071in"/>
        </style:tab-stops>
      </style:paragraph-properties>
    </style:style>
    <style:style style:name="P621" style:family="paragraph" style:parent-style-name="Body_20_text_20__28_2_29_" style:list-style-name="L1" style:master-page-name="">
      <style:paragraph-properties fo:margin-left="0in" fo:margin-right="0in" fo:margin-top="0in" fo:margin-bottom="0in" loext:contextual-spacing="false" fo:text-indent="0in" style:auto-text-indent="false" style:page-number="auto">
        <style:tab-stops>
          <style:tab-stop style:position="0.2071in"/>
        </style:tab-stops>
      </style:paragraph-properties>
    </style:style>
    <style:style style:name="P622" style:family="paragraph" style:parent-style-name="Body_20_text_20__28_2_29_" style:list-style-name="L4" style:master-page-name="">
      <style:paragraph-properties fo:margin-left="0in" fo:margin-right="0in" fo:margin-top="0in" fo:margin-bottom="0in" loext:contextual-spacing="false" fo:text-indent="0in" style:auto-text-indent="false" style:page-number="auto">
        <style:tab-stops>
          <style:tab-stop style:position="0.2228in"/>
        </style:tab-stops>
      </style:paragraph-properties>
    </style:style>
    <style:style style:name="P623" style:family="paragraph" style:parent-style-name="Body_20_text_20__28_2_29_" style:list-style-name="L22" style:master-page-name="">
      <style:paragraph-properties fo:margin-left="0in" fo:margin-right="0in" fo:margin-top="0in" fo:margin-bottom="0in" loext:contextual-spacing="false" fo:text-indent="0in" style:auto-text-indent="false" style:page-number="auto">
        <style:tab-stops>
          <style:tab-stop style:position="0.2228in"/>
        </style:tab-stops>
      </style:paragraph-properties>
    </style:style>
    <style:style style:name="P624" style:family="paragraph" style:parent-style-name="Body_20_text_20__28_2_29_" style:list-style-name="L20" style:master-page-name="">
      <style:paragraph-properties fo:margin-left="0in" fo:margin-right="0in" fo:margin-top="0in" fo:margin-bottom="0in" loext:contextual-spacing="false" fo:text-indent="0in" style:auto-text-indent="false" style:page-number="auto">
        <style:tab-stops>
          <style:tab-stop style:position="0.1693in"/>
        </style:tab-stops>
      </style:paragraph-properties>
    </style:style>
    <style:style style:name="P625" style:family="paragraph" style:parent-style-name="Body_20_text_20__28_2_29_" style:list-style-name="L13" style:master-page-name="">
      <style:paragraph-properties fo:margin-left="0in" fo:margin-right="0in" fo:margin-top="0in" fo:margin-bottom="0in" loext:contextual-spacing="false" fo:text-indent="0in" style:auto-text-indent="false" style:page-number="auto">
        <style:tab-stops>
          <style:tab-stop style:position="0.1693in"/>
        </style:tab-stops>
      </style:paragraph-properties>
    </style:style>
    <style:style style:name="P626" style:family="paragraph" style:parent-style-name="Body_20_text_20__28_2_29_" style:list-style-name="L22" style:master-page-name="">
      <style:paragraph-properties fo:margin-left="0in" fo:margin-right="0in" fo:margin-top="0in" fo:margin-bottom="0in" loext:contextual-spacing="false" fo:text-indent="0in" style:auto-text-indent="false" style:page-number="auto">
        <style:tab-stops>
          <style:tab-stop style:position="0.2299in"/>
        </style:tab-stops>
      </style:paragraph-properties>
    </style:style>
    <style:style style:name="P627" style:family="paragraph" style:parent-style-name="Body_20_text_20__28_2_29_" style:list-style-name="L36" style:master-page-name="">
      <style:paragraph-properties fo:margin-left="0in" fo:margin-right="0in" fo:margin-top="0in" fo:margin-bottom="0in" loext:contextual-spacing="false" fo:text-indent="0in" style:auto-text-indent="false" style:page-number="auto">
        <style:tab-stops>
          <style:tab-stop style:position="0.2299in"/>
        </style:tab-stops>
      </style:paragraph-properties>
    </style:style>
    <style:style style:name="P628" style:family="paragraph" style:parent-style-name="Body_20_text_20__28_2_29_" style:list-style-name="L22" style:master-page-name="">
      <style:paragraph-properties fo:margin-left="0in" fo:margin-right="0in" fo:margin-top="0in" fo:margin-bottom="0in" loext:contextual-spacing="false" fo:text-indent="0in" style:auto-text-indent="false" style:page-number="auto">
        <style:tab-stops>
          <style:tab-stop style:position="0.2272in"/>
        </style:tab-stops>
      </style:paragraph-properties>
    </style:style>
    <style:style style:name="P629" style:family="paragraph" style:parent-style-name="Body_20_text_20__28_2_29_" style:list-style-name="L54" style:master-page-name="">
      <style:paragraph-properties fo:margin-left="0in" fo:margin-right="0in" fo:margin-top="0in" fo:margin-bottom="0in" loext:contextual-spacing="false" fo:text-indent="0in" style:auto-text-indent="false" style:page-number="auto">
        <style:tab-stops>
          <style:tab-stop style:position="0.2272in"/>
        </style:tab-stops>
      </style:paragraph-properties>
    </style:style>
    <style:style style:name="P630" style:family="paragraph" style:parent-style-name="Body_20_text_20__28_2_29_" style:list-style-name="L22" style:master-page-name="">
      <style:paragraph-properties fo:margin-left="0in" fo:margin-right="0in" fo:margin-top="0in" fo:margin-bottom="0in" loext:contextual-spacing="false" fo:text-indent="0in" style:auto-text-indent="false" style:page-number="auto">
        <style:tab-stops>
          <style:tab-stop style:position="0.2335in"/>
        </style:tab-stops>
      </style:paragraph-properties>
    </style:style>
    <style:style style:name="P631" style:family="paragraph" style:parent-style-name="Body_20_text_20__28_2_29_" style:list-style-name="L54" style:master-page-name="">
      <style:paragraph-properties fo:margin-left="0in" fo:margin-right="0in" fo:margin-top="0in" fo:margin-bottom="0in" loext:contextual-spacing="false" fo:text-indent="0in" style:auto-text-indent="false" style:page-number="auto">
        <style:tab-stops>
          <style:tab-stop style:position="0.2335in"/>
        </style:tab-stops>
      </style:paragraph-properties>
    </style:style>
    <style:style style:name="P632" style:family="paragraph" style:parent-style-name="Body_20_text_20__28_2_29_" style:list-style-name="L26" style:master-page-name="">
      <style:paragraph-properties fo:margin-left="0in" fo:margin-right="0in" fo:margin-top="0in" fo:margin-bottom="0in" loext:contextual-spacing="false" fo:text-indent="0in" style:auto-text-indent="false" style:page-number="auto">
        <style:tab-stops>
          <style:tab-stop style:position="0.2217in"/>
        </style:tab-stops>
      </style:paragraph-properties>
    </style:style>
    <style:style style:name="P633" style:family="paragraph" style:parent-style-name="Body_20_text_20__28_2_29_" style:list-style-name="L26" style:master-page-name="">
      <style:paragraph-properties fo:margin-left="0in" fo:margin-right="0in" fo:margin-top="0in" fo:margin-bottom="0in" loext:contextual-spacing="false" fo:text-indent="0in" style:auto-text-indent="false" style:page-number="auto">
        <style:tab-stops>
          <style:tab-stop style:position="0.2252in"/>
        </style:tab-stops>
      </style:paragraph-properties>
    </style:style>
    <style:style style:name="P634" style:family="paragraph" style:parent-style-name="Body_20_text_20__28_2_29_" style:list-style-name="L26" style:master-page-name="">
      <style:paragraph-properties fo:margin-left="0in" fo:margin-right="0in" fo:margin-top="0in" fo:margin-bottom="0in" loext:contextual-spacing="false" fo:text-indent="0in" style:auto-text-indent="false" style:page-number="auto">
        <style:tab-stops>
          <style:tab-stop style:position="0.2346in"/>
        </style:tab-stops>
      </style:paragraph-properties>
    </style:style>
    <style:style style:name="P635" style:family="paragraph" style:parent-style-name="Body_20_text_20__28_2_29_" style:list-style-name="L48" style:master-page-name="">
      <style:paragraph-properties fo:margin-left="0in" fo:margin-right="0in" fo:margin-top="0in" fo:margin-bottom="0in" loext:contextual-spacing="false" fo:text-indent="0in" style:auto-text-indent="false" style:page-number="auto">
        <style:tab-stops>
          <style:tab-stop style:position="0.2346in"/>
        </style:tab-stops>
      </style:paragraph-properties>
    </style:style>
    <style:style style:name="P636" style:family="paragraph" style:parent-style-name="Body_20_text_20__28_2_29_" style:list-style-name="L1" style:master-page-name="">
      <style:paragraph-properties fo:margin-left="0in" fo:margin-right="0in" fo:margin-top="0in" fo:margin-bottom="0in" loext:contextual-spacing="false" fo:text-indent="0in" style:auto-text-indent="false" style:page-number="auto">
        <style:tab-stops>
          <style:tab-stop style:position="0.1508in"/>
        </style:tab-stops>
      </style:paragraph-properties>
    </style:style>
    <style:style style:name="P637" style:family="paragraph" style:parent-style-name="Body_20_text_20__28_2_29_" style:list-style-name="L1" style:master-page-name="">
      <style:paragraph-properties fo:margin-left="0in" fo:margin-right="0in" fo:margin-top="0in" fo:margin-bottom="0in" loext:contextual-spacing="false" fo:text-indent="0in" style:auto-text-indent="false" style:page-number="auto">
        <style:tab-stops>
          <style:tab-stop style:position="0.2043in"/>
        </style:tab-stops>
      </style:paragraph-properties>
    </style:style>
    <style:style style:name="P638" style:family="paragraph" style:parent-style-name="Body_20_text_20__28_2_29_" style:list-style-name="L12" style:master-page-name="">
      <style:paragraph-properties fo:margin-left="0in" fo:margin-right="0in" fo:margin-top="0in" fo:margin-bottom="0in" loext:contextual-spacing="false" fo:text-indent="0in" style:auto-text-indent="false" style:page-number="auto">
        <style:tab-stops>
          <style:tab-stop style:position="0.2043in"/>
        </style:tab-stops>
      </style:paragraph-properties>
    </style:style>
    <style:style style:name="P639" style:family="paragraph" style:parent-style-name="Body_20_text_20__28_2_29_" style:list-style-name="L94" style:master-page-name="">
      <style:paragraph-properties fo:margin-left="0in" fo:margin-right="0in" fo:margin-top="0in" fo:margin-bottom="0in" loext:contextual-spacing="false" fo:text-indent="0in" style:auto-text-indent="false" style:page-number="auto">
        <style:tab-stops>
          <style:tab-stop style:position="0.2043in"/>
        </style:tab-stops>
      </style:paragraph-properties>
    </style:style>
    <style:style style:name="P640" style:family="paragraph" style:parent-style-name="Body_20_text_20__28_2_29_" style:list-style-name="L28" style:master-page-name="">
      <style:paragraph-properties fo:margin-left="0in" fo:margin-right="0in" fo:margin-top="0in" fo:margin-bottom="0in" loext:contextual-spacing="false" fo:text-indent="0in" style:auto-text-indent="false" style:page-number="auto">
        <style:tab-stops>
          <style:tab-stop style:position="0.1866in"/>
        </style:tab-stops>
      </style:paragraph-properties>
    </style:style>
    <style:style style:name="P641" style:family="paragraph" style:parent-style-name="Body_20_text_20__28_2_29_" style:list-style-name="L29" style:master-page-name="">
      <style:paragraph-properties fo:margin-left="0in" fo:margin-right="0in" fo:margin-top="0in" fo:margin-bottom="0in" loext:contextual-spacing="false" fo:text-indent="0in" style:auto-text-indent="false" style:page-number="auto">
        <style:tab-stops>
          <style:tab-stop style:position="0.1866in"/>
        </style:tab-stops>
      </style:paragraph-properties>
    </style:style>
    <style:style style:name="P642" style:family="paragraph" style:parent-style-name="Body_20_text_20__28_2_29_" style:list-style-name="L22" style:master-page-name="">
      <style:paragraph-properties fo:margin-left="0in" fo:margin-right="0in" fo:margin-top="0in" fo:margin-bottom="0in" loext:contextual-spacing="false" fo:text-indent="0in" style:auto-text-indent="false" style:page-number="auto">
        <style:tab-stops>
          <style:tab-stop style:position="0.2138in"/>
        </style:tab-stops>
      </style:paragraph-properties>
    </style:style>
    <style:style style:name="P643" style:family="paragraph" style:parent-style-name="Body_20_text_20__28_2_29_" style:list-style-name="L92" style:master-page-name="">
      <style:paragraph-properties fo:margin-left="0in" fo:margin-right="0in" fo:margin-top="0in" fo:margin-bottom="0in" loext:contextual-spacing="false" fo:text-indent="0in" style:auto-text-indent="false" style:page-number="auto">
        <style:tab-stops>
          <style:tab-stop style:position="0.2138in"/>
        </style:tab-stops>
      </style:paragraph-properties>
    </style:style>
    <style:style style:name="P644" style:family="paragraph" style:parent-style-name="Body_20_text_20__28_2_29_" style:list-style-name="L8" style:master-page-name="">
      <style:paragraph-properties fo:margin-left="0in" fo:margin-right="0in" fo:margin-top="0in" fo:margin-bottom="0in" loext:contextual-spacing="false" fo:text-indent="0in" style:auto-text-indent="false" style:page-number="auto">
        <style:tab-stops>
          <style:tab-stop style:position="0.1543in"/>
        </style:tab-stops>
      </style:paragraph-properties>
    </style:style>
    <style:style style:name="P645" style:family="paragraph" style:parent-style-name="Body_20_text_20__28_2_29_" style:list-style-name="L44" style:master-page-name="">
      <style:paragraph-properties fo:margin-left="0in" fo:margin-right="0in" fo:margin-top="0in" fo:margin-bottom="0in" loext:contextual-spacing="false" fo:text-indent="0in" style:auto-text-indent="false" style:page-number="auto">
        <style:tab-stops>
          <style:tab-stop style:position="0.1543in"/>
        </style:tab-stops>
      </style:paragraph-properties>
    </style:style>
    <style:style style:name="P646" style:family="paragraph" style:parent-style-name="Body_20_text_20__28_2_29_" style:list-style-name="L13" style:master-page-name="">
      <style:paragraph-properties fo:margin-left="0in" fo:margin-right="0in" fo:margin-top="0in" fo:margin-bottom="0in" loext:contextual-spacing="false" fo:text-indent="0in" style:auto-text-indent="false" style:page-number="auto">
        <style:tab-stops>
          <style:tab-stop style:position="0.1626in"/>
        </style:tab-stops>
      </style:paragraph-properties>
    </style:style>
    <style:style style:name="P647" style:family="paragraph" style:parent-style-name="Body_20_text_20__28_2_29_" style:list-style-name="L12" style:master-page-name="">
      <style:paragraph-properties fo:margin-left="0in" fo:margin-right="0in" fo:margin-top="0in" fo:margin-bottom="0in" loext:contextual-spacing="false" fo:text-indent="0in" style:auto-text-indent="false" style:page-number="auto">
        <style:tab-stops>
          <style:tab-stop style:position="0.2008in"/>
        </style:tab-stops>
      </style:paragraph-properties>
    </style:style>
    <style:style style:name="P648" style:family="paragraph" style:parent-style-name="Body_20_text_20__28_2_29_" style:list-style-name="L12" style:master-page-name="">
      <style:paragraph-properties fo:margin-left="0in" fo:margin-right="0in" fo:margin-top="0in" fo:margin-bottom="0in" loext:contextual-spacing="false" fo:text-indent="0in" style:auto-text-indent="false" style:page-number="auto">
        <style:tab-stops>
          <style:tab-stop style:position="0.2835in"/>
        </style:tab-stops>
      </style:paragraph-properties>
    </style:style>
    <style:style style:name="P649" style:family="paragraph" style:parent-style-name="Body_20_text_20__28_2_29_" style:list-style-name="L36" style:master-page-name="">
      <style:paragraph-properties fo:margin-left="0in" fo:margin-right="0in" fo:margin-top="0in" fo:margin-bottom="0in" loext:contextual-spacing="false" fo:text-indent="0in" style:auto-text-indent="false" style:page-number="auto">
        <style:tab-stops>
          <style:tab-stop style:position="0.2161in"/>
        </style:tab-stops>
      </style:paragraph-properties>
    </style:style>
    <style:style style:name="P650" style:family="paragraph" style:parent-style-name="Body_20_text_20__28_2_29_" style:list-style-name="L42" style:master-page-name="">
      <style:paragraph-properties fo:margin-left="0in" fo:margin-right="0in" fo:margin-top="0in" fo:margin-bottom="0in" loext:contextual-spacing="false" fo:text-indent="0in" style:auto-text-indent="false" style:page-number="auto">
        <style:tab-stops>
          <style:tab-stop style:position="0.1902in"/>
        </style:tab-stops>
      </style:paragraph-properties>
    </style:style>
    <style:style style:name="P651" style:family="paragraph" style:parent-style-name="Body_20_text_20__28_2_29_" style:list-style-name="L47" style:master-page-name="">
      <style:paragraph-properties fo:margin-left="0in" fo:margin-right="0in" fo:margin-top="0in" fo:margin-bottom="0in" loext:contextual-spacing="false" fo:text-indent="0in" style:auto-text-indent="false" style:page-number="auto">
        <style:tab-stops>
          <style:tab-stop style:position="0.1992in"/>
        </style:tab-stops>
      </style:paragraph-properties>
    </style:style>
    <style:style style:name="P652" style:family="paragraph" style:parent-style-name="Body_20_text_20__28_2_29_" style:list-style-name="L47" style:master-page-name="">
      <style:paragraph-properties fo:margin-left="0in" fo:margin-right="0in" fo:margin-top="0in" fo:margin-bottom="0in" loext:contextual-spacing="false" fo:text-indent="0in" style:auto-text-indent="false" style:page-number="auto">
        <style:tab-stops>
          <style:tab-stop style:position="0.2098in"/>
        </style:tab-stops>
      </style:paragraph-properties>
    </style:style>
    <style:style style:name="P653" style:family="paragraph" style:parent-style-name="Body_20_text_20__28_2_29_" style:list-style-name="L48" style:master-page-name="">
      <style:paragraph-properties fo:margin-left="0in" fo:margin-right="0in" fo:margin-top="0in" fo:margin-bottom="0in" loext:contextual-spacing="false" fo:text-indent="0in" style:auto-text-indent="false" style:page-number="auto">
        <style:tab-stops>
          <style:tab-stop style:position="0.2417in"/>
        </style:tab-stops>
      </style:paragraph-properties>
    </style:style>
    <style:style style:name="P654" style:family="paragraph" style:parent-style-name="Body_20_text_20__28_2_29_" style:list-style-name="L52" style:master-page-name="">
      <style:paragraph-properties fo:margin-left="0in" fo:margin-right="0in" fo:margin-top="0in" fo:margin-bottom="0in" loext:contextual-spacing="false" fo:text-indent="0in" style:auto-text-indent="false" style:page-number="auto">
        <style:tab-stops>
          <style:tab-stop style:position="0.2799in"/>
        </style:tab-stops>
      </style:paragraph-properties>
    </style:style>
    <style:style style:name="P655" style:family="paragraph" style:parent-style-name="Body_20_text_20__28_2_29_" style:list-style-name="L52" style:master-page-name="">
      <style:paragraph-properties fo:margin-left="0in" fo:margin-right="0in" fo:margin-top="0in" fo:margin-bottom="0in" loext:contextual-spacing="false" fo:text-indent="0in" style:auto-text-indent="false" style:page-number="auto">
        <style:tab-stops>
          <style:tab-stop style:position="0.2173in"/>
        </style:tab-stops>
      </style:paragraph-properties>
    </style:style>
    <style:style style:name="P656" style:family="paragraph" style:parent-style-name="Body_20_text_20__28_2_29_" style:list-style-name="L54" style:master-page-name="">
      <style:paragraph-properties fo:margin-left="0in" fo:margin-right="0in" fo:margin-top="0in" fo:margin-bottom="0in" loext:contextual-spacing="false" fo:text-indent="0in" style:auto-text-indent="false" style:page-number="auto">
        <style:tab-stops>
          <style:tab-stop style:position="0.2236in"/>
        </style:tab-stops>
      </style:paragraph-properties>
    </style:style>
    <style:style style:name="P657" style:family="paragraph" style:parent-style-name="Body_20_text_20__28_2_29_" style:list-style-name="L95" style:master-page-name="">
      <style:paragraph-properties fo:margin-left="0in" fo:margin-right="0in" fo:margin-top="0in" fo:margin-bottom="0in" loext:contextual-spacing="false" fo:text-indent="0in" style:auto-text-indent="false" style:page-number="auto">
        <style:tab-stops>
          <style:tab-stop style:position="0.2236in"/>
        </style:tab-stops>
      </style:paragraph-properties>
    </style:style>
    <style:style style:name="P658" style:family="paragraph" style:parent-style-name="Body_20_text_20__28_2_29_" style:list-style-name="L55" style:master-page-name="">
      <style:paragraph-properties fo:margin-left="0in" fo:margin-right="0in" fo:margin-top="0in" fo:margin-bottom="0in" loext:contextual-spacing="false" fo:text-indent="0in" style:auto-text-indent="false" style:page-number="auto">
        <style:tab-stops>
          <style:tab-stop style:position="0.1575in"/>
        </style:tab-stops>
      </style:paragraph-properties>
    </style:style>
    <style:style style:name="P659" style:family="paragraph" style:parent-style-name="Body_20_text_20__28_2_29_" style:list-style-name="L55" style:master-page-name="">
      <style:paragraph-properties fo:margin-left="0in" fo:margin-right="0in" fo:margin-top="0in" fo:margin-bottom="0in" loext:contextual-spacing="false" fo:text-indent="0in" style:auto-text-indent="false" style:page-number="auto">
        <style:tab-stops>
          <style:tab-stop style:position="0.1673in"/>
        </style:tab-stops>
      </style:paragraph-properties>
    </style:style>
    <style:style style:name="P660" style:family="paragraph" style:parent-style-name="Body_20_text_20__28_2_29_" style:list-style-name="L57" style:master-page-name="">
      <style:paragraph-properties fo:margin-left="0in" fo:margin-right="0in" fo:margin-top="0in" fo:margin-bottom="0in" loext:contextual-spacing="false" fo:text-indent="0in" style:auto-text-indent="false" style:page-number="auto">
        <style:tab-stops>
          <style:tab-stop style:position="0.2382in"/>
        </style:tab-stops>
      </style:paragraph-properties>
    </style:style>
    <style:style style:name="P661" style:family="paragraph" style:parent-style-name="Body_20_text_20__28_2_29_" style:list-style-name="L84" style:master-page-name="">
      <style:paragraph-properties fo:margin-left="0in" fo:margin-right="0in" fo:margin-top="0in" fo:margin-bottom="0in" loext:contextual-spacing="false" fo:text-indent="0in" style:auto-text-indent="false" style:page-number="auto">
        <style:tab-stops>
          <style:tab-stop style:position="0.1819in"/>
        </style:tab-stops>
      </style:paragraph-properties>
    </style:style>
    <style:style style:name="P662" style:family="paragraph" style:parent-style-name="Body_20_text_20__28_2_29_" style:list-style-name="L84" style:master-page-name="">
      <style:paragraph-properties fo:margin-left="0in" fo:margin-right="0in" fo:margin-top="0in" fo:margin-bottom="0in" loext:contextual-spacing="false" fo:text-indent="0in" style:auto-text-indent="false" style:page-number="auto">
        <style:tab-stops>
          <style:tab-stop style:position="0.1925in"/>
        </style:tab-stops>
      </style:paragraph-properties>
    </style:style>
    <style:style style:name="P663" style:family="paragraph" style:parent-style-name="Body_20_text_20__28_2_29_" style:list-style-name="L89" style:master-page-name="">
      <style:paragraph-properties fo:margin-left="0in" fo:margin-right="0in" fo:margin-top="0in" fo:margin-bottom="0in" loext:contextual-spacing="false" fo:text-indent="0in" style:auto-text-indent="false" style:page-number="auto">
        <style:tab-stops>
          <style:tab-stop style:position="0.1862in"/>
        </style:tab-stops>
      </style:paragraph-properties>
    </style:style>
    <style:style style:name="P664" style:family="paragraph" style:parent-style-name="Body_20_text_20__28_2_29_" style:list-style-name="L89" style:master-page-name="">
      <style:paragraph-properties fo:margin-left="0in" fo:margin-right="0in" fo:margin-top="0in" fo:margin-bottom="0in" loext:contextual-spacing="false" fo:text-indent="0in" style:auto-text-indent="false" style:page-number="auto">
        <style:tab-stops>
          <style:tab-stop style:position="0.1898in"/>
        </style:tab-stops>
      </style:paragraph-properties>
    </style:style>
    <style:style style:name="P665" style:family="paragraph" style:parent-style-name="Body_20_text_20__28_2_29_" style:list-style-name="L89" style:master-page-name="">
      <style:paragraph-properties fo:margin-left="0in" fo:margin-right="0in" fo:margin-top="0in" fo:margin-bottom="0in" loext:contextual-spacing="false" fo:text-indent="0in" style:auto-text-indent="false" style:page-number="auto">
        <style:tab-stops>
          <style:tab-stop style:position="0.1929in"/>
        </style:tab-stops>
      </style:paragraph-properties>
    </style:style>
    <style:style style:name="P666" style:family="paragraph" style:parent-style-name="Body_20_text_20__28_2_29_" style:list-style-name="L89" style:master-page-name="">
      <style:paragraph-properties fo:margin-left="0in" fo:margin-right="0in" fo:margin-top="0in" fo:margin-bottom="0in" loext:contextual-spacing="false" fo:text-indent="0in" style:auto-text-indent="false" style:page-number="auto">
        <style:tab-stops>
          <style:tab-stop style:position="0.2362in"/>
        </style:tab-stops>
      </style:paragraph-properties>
    </style:style>
    <style:style style:name="P667" style:family="paragraph" style:parent-style-name="Body_20_text_20__28_2_29_" style:list-style-name="L89" style:master-page-name="">
      <style:paragraph-properties fo:margin-left="0in" fo:margin-right="0in" fo:margin-top="0in" fo:margin-bottom="0in" loext:contextual-spacing="false" fo:text-indent="0in" style:auto-text-indent="false" style:page-number="auto">
        <style:tab-stops>
          <style:tab-stop style:position="0.2772in"/>
        </style:tab-stops>
      </style:paragraph-properties>
    </style:style>
    <style:style style:name="P668" style:family="paragraph" style:parent-style-name="Body_20_text_20__28_2_29_" style:list-style-name="L93" style:master-page-name="">
      <style:paragraph-properties fo:margin-left="0in" fo:margin-right="0in" fo:margin-top="0in" fo:margin-bottom="0in" loext:contextual-spacing="false" fo:text-indent="0in" style:auto-text-indent="false" style:page-number="auto">
        <style:tab-stops>
          <style:tab-stop style:position="0.2209in"/>
        </style:tab-stops>
      </style:paragraph-properties>
    </style:style>
    <style:style style:name="P669" style:family="paragraph" style:parent-style-name="Body_20_text_20__28_2_29_" style:list-style-name="L93" style:master-page-name="">
      <style:paragraph-properties fo:margin-left="0in" fo:margin-right="0in" fo:margin-top="0in" fo:margin-bottom="0in" loext:contextual-spacing="false" fo:text-indent="0in" style:auto-text-indent="false" style:page-number="auto">
        <style:tab-stops>
          <style:tab-stop style:position="0.2244in"/>
        </style:tab-stops>
      </style:paragraph-properties>
    </style:style>
    <style:style style:name="P670" style:family="paragraph" style:parent-style-name="Body_20_text_20__28_2_29_" style:list-style-name="L94" style:master-page-name="">
      <style:paragraph-properties fo:margin-left="0in" fo:margin-right="0in" fo:margin-top="0in" fo:margin-bottom="0in" loext:contextual-spacing="false" fo:text-indent="0in" style:auto-text-indent="false" style:page-number="auto">
        <style:tab-stops>
          <style:tab-stop style:position="0.2165in"/>
        </style:tab-stops>
      </style:paragraph-properties>
    </style:style>
    <style:style style:name="P671" style:family="paragraph" style:parent-style-name="Body_20_text_20__28_2_29_" style:list-style-name="L96" style:master-page-name="">
      <style:paragraph-properties fo:margin-left="0in" fo:margin-right="0in" fo:margin-top="0in" fo:margin-bottom="0in" loext:contextual-spacing="false" fo:text-indent="0in" style:auto-text-indent="false" style:page-number="auto">
        <style:tab-stops>
          <style:tab-stop style:position="0.2165in"/>
        </style:tab-stops>
      </style:paragraph-properties>
    </style:style>
    <style:style style:name="P672" style:family="paragraph" style:parent-style-name="Body_20_text_20__28_2_29_" style:list-style-name="L95" style:master-page-name="">
      <style:paragraph-properties fo:margin-left="0in" fo:margin-right="0in" fo:margin-top="0in" fo:margin-bottom="0in" loext:contextual-spacing="false" fo:text-indent="0in" style:auto-text-indent="false" style:page-number="auto">
        <style:tab-stops>
          <style:tab-stop style:position="0.2846in"/>
        </style:tab-stops>
      </style:paragraph-properties>
    </style:style>
    <style:style style:name="P673" style:family="paragraph" style:parent-style-name="Body_20_text_20__28_2_29_" style:list-style-name="L91" style:master-page-name="">
      <style:paragraph-properties fo:margin-left="0in" fo:margin-right="0in" fo:margin-top="0in" fo:margin-bottom="0in" loext:contextual-spacing="false" fo:text-indent="0in" style:auto-text-indent="false" style:page-number="auto">
        <style:tab-stops>
          <style:tab-stop style:position="0.2339in"/>
        </style:tab-stops>
      </style:paragraph-properties>
    </style:style>
    <style:style style:name="P674" style:family="paragraph" style:parent-style-name="Body_20_text_20__28_2_29_" style:list-style-name="L77" style:master-page-name="">
      <style:paragraph-properties fo:margin-left="0in" fo:margin-right="0in" fo:margin-top="0in" fo:margin-bottom="0in" loext:contextual-spacing="false" fo:text-align="start" style:justify-single-word="false" fo:text-indent="0in" style:auto-text-indent="false" style:page-number="auto" fo:break-after="page">
        <style:tab-stops>
          <style:tab-stop style:position="0.2008in"/>
        </style:tab-stops>
      </style:paragraph-properties>
    </style:style>
    <style:style style:name="P675" style:family="paragraph" style:parent-style-name="Body_20_text_20__28_2_29_" style:list-style-name="L4" style:master-page-name="PageStyle2">
      <style:paragraph-properties fo:margin-left="0in" fo:margin-right="0in" fo:margin-top="0in" fo:margin-bottom="0in" loext:contextual-spacing="false" fo:text-indent="0in" style:auto-text-indent="false" style:page-number="824">
        <style:tab-stops>
          <style:tab-stop style:position="0.2283in"/>
        </style:tab-stops>
      </style:paragraph-properties>
    </style:style>
    <style:style style:name="P676" style:family="paragraph" style:parent-style-name="Body_20_text_20__28_2_29_" style:list-style-name="L57" style:master-page-name="PageStyle25">
      <style:paragraph-properties fo:margin-left="0in" fo:margin-right="0in" fo:margin-top="0in" fo:margin-bottom="0in" loext:contextual-spacing="false" fo:text-indent="0in" style:auto-text-indent="false" style:page-number="863">
        <style:tab-stops>
          <style:tab-stop style:position="0.2382in"/>
        </style:tab-stops>
      </style:paragraph-properties>
    </style:style>
    <style:style style:name="P677" style:family="paragraph" style:parent-style-name="Body_20_text_20__28_2_29_" style:master-page-name="PageStyle28">
      <style:paragraph-properties fo:margin-left="0in" fo:margin-right="0in" fo:margin-top="0in" fo:margin-bottom="0in" loext:contextual-spacing="false" fo:text-align="end" style:justify-single-word="false" fo:text-indent="0in" style:auto-text-indent="false" style:page-number="869"/>
    </style:style>
    <style:style style:name="P678" style:family="paragraph" style:parent-style-name="Body_20_text_20__28_2_29_" style:master-page-name="PageStyle44">
      <style:paragraph-properties fo:margin-left="0in" fo:margin-right="0in" fo:margin-top="0in" fo:margin-bottom="0in" loext:contextual-spacing="false" fo:text-align="end" style:justify-single-word="false" fo:text-indent="0in" style:auto-text-indent="false" style:page-number="894"/>
    </style:style>
    <style:style style:name="P679" style:family="paragraph" style:parent-style-name="Body_20_text_20__28_2_29_" style:list-style-name="L2" style:master-page-name="">
      <style:paragraph-properties fo:margin-left="0.3055in" fo:margin-right="0in" fo:margin-top="0in" fo:margin-bottom="0in" loext:contextual-spacing="false" fo:text-indent="0in" style:auto-text-indent="false" style:page-number="auto">
        <style:tab-stops>
          <style:tab-stop style:position="0.1508in"/>
        </style:tab-stops>
      </style:paragraph-properties>
    </style:style>
    <style:style style:name="P680" style:family="paragraph" style:parent-style-name="Body_20_text_20__28_2_29_" style:list-style-name="L33" style:master-page-name="">
      <style:paragraph-properties fo:margin-left="0.3055in" fo:margin-right="0in" fo:margin-top="0in" fo:margin-bottom="0in" loext:contextual-spacing="false" fo:text-indent="0in" style:auto-text-indent="false" style:page-number="auto">
        <style:tab-stops>
          <style:tab-stop style:position="0.1634in"/>
        </style:tab-stops>
      </style:paragraph-properties>
    </style:style>
    <style:style style:name="P681" style:family="paragraph" style:parent-style-name="Body_20_text_20__28_2_29_" style:list-style-name="L37" style:master-page-name="">
      <style:paragraph-properties fo:margin-left="0.3055in" fo:margin-right="0in" fo:margin-top="0in" fo:margin-bottom="0in" loext:contextual-spacing="false" fo:text-indent="0in" style:auto-text-indent="false" style:page-number="auto">
        <style:tab-stops>
          <style:tab-stop style:position="0.2028in"/>
        </style:tab-stops>
      </style:paragraph-properties>
    </style:style>
    <style:style style:name="P682" style:family="paragraph" style:parent-style-name="Body_20_text_20__28_2_29_" style:master-page-name="PageStyle1">
      <style:paragraph-properties fo:margin-left="0.1807in" fo:margin-right="0in" fo:margin-top="0in" fo:margin-bottom="0in" loext:contextual-spacing="false" fo:text-align="start" style:justify-single-word="false" fo:text-indent="0.1252in" style:auto-text-indent="false" style:page-number="823"/>
    </style:style>
    <style:style style:name="P683" style:family="paragraph" style:parent-style-name="Body_20_text_20__28_2_29_" style:master-page-name="PageStyle35">
      <style:paragraph-properties fo:margin-left="0.1807in" fo:margin-right="0in" fo:margin-top="0in" fo:margin-bottom="0in" loext:contextual-spacing="false" fo:line-height="0.1228in" fo:text-align="start" style:justify-single-word="false" fo:text-indent="0.1252in" style:auto-text-indent="false" style:page-number="881"/>
    </style:style>
    <style:style style:name="P684" style:family="paragraph" style:parent-style-name="Body_20_text_20__28_2_29_" style:list-style-name="L3" style:master-page-name="">
      <style:paragraph-properties fo:margin-left="0.4028in" fo:margin-right="0in" fo:margin-top="0in" fo:margin-bottom="0in" loext:contextual-spacing="false" fo:text-align="start" style:justify-single-word="false" fo:text-indent="-0.4028in" style:auto-text-indent="false" style:page-number="auto">
        <style:tab-stops>
          <style:tab-stop style:position="-0.1925in"/>
        </style:tab-stops>
      </style:paragraph-properties>
    </style:style>
    <style:style style:name="P685" style:family="paragraph" style:parent-style-name="Body_20_text_20__28_2_29_" style:list-style-name="L27" style:master-page-name="">
      <style:paragraph-properties fo:margin-left="0.4028in" fo:margin-right="0in" fo:margin-top="0in" fo:margin-bottom="0in" loext:contextual-spacing="false" fo:text-align="start" style:justify-single-word="false" fo:text-indent="-0.4028in" style:auto-text-indent="false" style:page-number="auto">
        <style:tab-stops>
          <style:tab-stop style:position="-0.222in"/>
        </style:tab-stops>
      </style:paragraph-properties>
    </style:style>
    <style:style style:name="P686" style:family="paragraph" style:parent-style-name="Body_20_text_20__28_2_29_" style:list-style-name="L5" style:master-page-name="">
      <style:paragraph-properties fo:margin-left="0.1945in" fo:margin-right="0in" fo:margin-top="0in" fo:margin-bottom="0in" loext:contextual-spacing="false" fo:text-align="start" style:justify-single-word="false" fo:text-indent="0.111in" style:auto-text-indent="false" style:page-number="auto">
        <style:tab-stops>
          <style:tab-stop style:position="0.2953in"/>
        </style:tab-stops>
      </style:paragraph-properties>
    </style:style>
    <style:style style:name="P687" style:family="paragraph" style:parent-style-name="Body_20_text_20__28_2_29_" style:master-page-name="PageStyle8">
      <style:paragraph-properties fo:margin-left="0.1945in" fo:margin-right="0in" fo:margin-top="0in" fo:margin-bottom="0in" loext:contextual-spacing="false" fo:text-align="start" style:justify-single-word="false" fo:text-indent="0.111in" style:auto-text-indent="false" style:page-number="834"/>
    </style:style>
    <style:style style:name="P688" style:family="paragraph" style:parent-style-name="Body_20_text_20__28_2_29_" style:master-page-name="PageStyle9">
      <style:paragraph-properties fo:margin-left="0.1945in" fo:margin-right="0in" fo:margin-top="0in" fo:margin-bottom="0in" loext:contextual-spacing="false" fo:text-align="start" style:justify-single-word="false" fo:text-indent="0.111in" style:auto-text-indent="false" style:page-number="835"/>
    </style:style>
    <style:style style:name="P689" style:family="paragraph" style:parent-style-name="Body_20_text_20__28_2_29_" style:master-page-name="PageStyle11">
      <style:paragraph-properties fo:margin-left="0.1945in" fo:margin-right="0in" fo:margin-top="0in" fo:margin-bottom="0in" loext:contextual-spacing="false" fo:text-align="start" style:justify-single-word="false" fo:text-indent="0.111in" style:auto-text-indent="false" style:page-number="841"/>
    </style:style>
    <style:style style:name="P690" style:family="paragraph" style:parent-style-name="Body_20_text_20__28_2_29_" style:master-page-name="PageStyle40">
      <style:paragraph-properties fo:margin-left="0.1945in" fo:margin-right="0in" fo:margin-top="0in" fo:margin-bottom="0in" loext:contextual-spacing="false" fo:text-align="start" style:justify-single-word="false" fo:text-indent="0.111in" style:auto-text-indent="false" style:page-number="888"/>
    </style:style>
    <style:style style:name="P691" style:family="paragraph" style:parent-style-name="Body_20_text_20__28_2_29_" style:list-style-name="L7" style:master-page-name="">
      <style:paragraph-properties fo:margin-left="0.4165in" fo:margin-right="0in" fo:margin-top="0in" fo:margin-bottom="0in" loext:contextual-spacing="false" fo:text-align="start" style:justify-single-word="false" fo:text-indent="-0.4165in" style:auto-text-indent="false" style:page-number="auto">
        <style:tab-stops>
          <style:tab-stop style:position="-0.2598in"/>
        </style:tab-stops>
      </style:paragraph-properties>
    </style:style>
    <style:style style:name="P692" style:family="paragraph" style:parent-style-name="Body_20_text_20__28_2_29_" style:list-style-name="L25" style:master-page-name="">
      <style:paragraph-properties fo:margin-left="0.4165in" fo:margin-right="0in" fo:margin-top="0in" fo:margin-bottom="0in" loext:contextual-spacing="false" fo:text-align="start" style:justify-single-word="false" fo:text-indent="-0.4165in" style:auto-text-indent="false" style:page-number="auto">
        <style:tab-stops>
          <style:tab-stop style:position="-0.239in"/>
        </style:tab-stops>
      </style:paragraph-properties>
    </style:style>
    <style:style style:name="P693" style:family="paragraph" style:parent-style-name="Body_20_text_20__28_2_29_" style:list-style-name="L91" style:master-page-name="">
      <style:paragraph-properties fo:margin-left="0.4165in" fo:margin-right="0in" fo:margin-top="0in" fo:margin-bottom="0in" loext:contextual-spacing="false" fo:text-align="start" style:justify-single-word="false" fo:text-indent="-0.4165in" style:auto-text-indent="false" style:page-number="auto">
        <style:tab-stops>
          <style:tab-stop style:position="-0.2126in"/>
        </style:tab-stops>
      </style:paragraph-properties>
    </style:style>
    <style:style style:name="P694" style:family="paragraph" style:parent-style-name="Body_20_text_20__28_2_29_" style:list-style-name="L13" style:master-page-name="">
      <style:paragraph-properties fo:margin-left="0.4165in" fo:margin-right="0in" fo:margin-top="0in" fo:margin-bottom="0in" loext:contextual-spacing="false" fo:line-height="0.1228in" fo:text-align="start" style:justify-single-word="false" fo:text-indent="-0.4165in" style:auto-text-indent="false" style:page-number="auto">
        <style:tab-stops>
          <style:tab-stop style:position="-0.2598in"/>
        </style:tab-stops>
      </style:paragraph-properties>
    </style:style>
    <style:style style:name="P695" style:family="paragraph" style:parent-style-name="Body_20_text_20__28_2_29_" style:master-page-name="PageStyle3">
      <style:paragraph-properties fo:margin-left="0.1945in" fo:margin-right="0in" fo:margin-top="0in" fo:margin-bottom="0in" loext:contextual-spacing="false" fo:text-indent="0in" style:auto-text-indent="false" style:page-number="5"/>
    </style:style>
    <style:style style:name="P696" style:family="paragraph" style:parent-style-name="Body_20_text_20__28_2_29_" style:list-style-name="L34" style:master-page-name="">
      <style:paragraph-properties fo:margin-left="0.1945in" fo:margin-right="0in" fo:margin-top="0in" fo:margin-bottom="0in" loext:contextual-spacing="false" fo:text-indent="0in" style:auto-text-indent="false" style:page-number="auto">
        <style:tab-stops>
          <style:tab-stop style:position="0.1634in"/>
        </style:tab-stops>
      </style:paragraph-properties>
    </style:style>
    <style:style style:name="P697" style:family="paragraph" style:parent-style-name="Body_20_text_20__28_2_29_" style:master-page-name="PageStyle18">
      <style:paragraph-properties fo:margin-left="0.1945in" fo:margin-right="0in" fo:margin-top="0in" fo:margin-bottom="0in" loext:contextual-spacing="false" fo:text-indent="0in" style:auto-text-indent="false" style:page-number="853"/>
    </style:style>
    <style:style style:name="P698" style:family="paragraph" style:parent-style-name="Body_20_text_20__28_2_29_" style:master-page-name="PageStyle20">
      <style:paragraph-properties fo:margin-left="0.1945in" fo:margin-right="0in" fo:margin-top="0in" fo:margin-bottom="0in" loext:contextual-spacing="false" fo:text-indent="0in" style:auto-text-indent="false" style:page-number="856"/>
    </style:style>
    <style:style style:name="P699" style:family="paragraph" style:parent-style-name="Body_20_text_20__28_2_29_" style:master-page-name="PageStyle23">
      <style:paragraph-properties fo:margin-left="0.1945in" fo:margin-right="0in" fo:margin-top="0in" fo:margin-bottom="0in" loext:contextual-spacing="false" fo:text-indent="0in" style:auto-text-indent="false" style:page-number="860"/>
    </style:style>
    <style:style style:name="P700" style:family="paragraph" style:parent-style-name="Body_20_text_20__28_2_29_" style:master-page-name="PageStyle31">
      <style:paragraph-properties fo:margin-left="0.1945in" fo:margin-right="0in" fo:margin-top="0in" fo:margin-bottom="0in" loext:contextual-spacing="false" fo:text-indent="0in" style:auto-text-indent="false" style:page-number="874"/>
    </style:style>
    <style:style style:name="P701" style:family="paragraph" style:parent-style-name="Body_20_text_20__28_2_29_" style:master-page-name="PageStyle43">
      <style:paragraph-properties fo:margin-left="0.1945in" fo:margin-right="0in" fo:margin-top="0in" fo:margin-bottom="0in" loext:contextual-spacing="false" fo:text-indent="0in" style:auto-text-indent="false" style:page-number="72"/>
    </style:style>
    <style:style style:name="P702" style:family="paragraph" style:parent-style-name="Body_20_text_20__28_2_29_" style:list-style-name="L10" style:master-page-name="">
      <style:paragraph-properties fo:margin-left="0.4165in" fo:margin-right="0in" fo:margin-top="0in" fo:margin-bottom="0in" loext:contextual-spacing="false" fo:text-align="start" style:justify-single-word="false" fo:text-indent="-0.222in" style:auto-text-indent="false" style:page-number="auto">
        <style:tab-stops>
          <style:tab-stop style:position="-0.0634in"/>
        </style:tab-stops>
      </style:paragraph-properties>
    </style:style>
    <style:style style:name="P703" style:family="paragraph" style:parent-style-name="Body_20_text_20__28_2_29_" style:list-style-name="L63" style:master-page-name="">
      <style:paragraph-properties fo:margin-left="0.4165in" fo:margin-right="0in" fo:margin-top="0in" fo:margin-bottom="0in" loext:contextual-spacing="false" fo:text-align="start" style:justify-single-word="false" fo:text-indent="-0.222in" style:auto-text-indent="false" style:page-number="auto">
        <style:tab-stops>
          <style:tab-stop style:position="-0.0717in"/>
        </style:tab-stops>
      </style:paragraph-properties>
    </style:style>
    <style:style style:name="P704" style:family="paragraph" style:parent-style-name="Body_20_text_20__28_2_29_" style:master-page-name="PageStyle4">
      <style:paragraph-properties fo:margin-left="0.4165in" fo:margin-right="0in" fo:margin-top="0in" fo:margin-bottom="0in" loext:contextual-spacing="false" fo:text-align="start" style:justify-single-word="false" fo:text-indent="-0.222in" style:auto-text-indent="false" style:page-number="827"/>
    </style:style>
    <style:style style:name="P705" style:family="paragraph" style:parent-style-name="Body_20_text_20__28_2_29_" style:master-page-name="PageStyle27">
      <style:paragraph-properties fo:margin-left="0.4165in" fo:margin-right="0in" fo:margin-top="0in" fo:margin-bottom="0in" loext:contextual-spacing="false" fo:text-align="start" style:justify-single-word="false" fo:text-indent="-0.222in" style:auto-text-indent="false" style:page-number="867"/>
    </style:style>
    <style:style style:name="P706" style:family="paragraph" style:parent-style-name="Body_20_text_20__28_2_29_" style:master-page-name="PageStyle46">
      <style:paragraph-properties fo:margin-left="0.4165in" fo:margin-right="0in" fo:margin-top="0in" fo:margin-bottom="0in" loext:contextual-spacing="false" fo:text-align="start" style:justify-single-word="false" fo:text-indent="-0.222in" style:auto-text-indent="false" style:page-number="890"/>
    </style:style>
    <style:style style:name="P707" style:family="paragraph" style:parent-style-name="Body_20_text_20__28_2_29_" style:list-style-name="L13" style:master-page-name="">
      <style:paragraph-properties fo:margin-left="0.25in" fo:margin-right="0in" fo:margin-top="0in" fo:margin-bottom="0in" loext:contextual-spacing="false" fo:text-align="start" style:justify-single-word="false" fo:text-indent="-0.25in" style:auto-text-indent="false" style:page-number="auto">
        <style:tab-stops>
          <style:tab-stop style:position="-0.0618in"/>
        </style:tab-stops>
      </style:paragraph-properties>
    </style:style>
    <style:style style:name="P708" style:family="paragraph" style:parent-style-name="Body_20_text_20__28_2_29_" style:list-style-name="L17" style:master-page-name="">
      <style:paragraph-properties fo:margin-left="0.25in" fo:margin-right="0in" fo:margin-top="0in" fo:margin-bottom="0in" loext:contextual-spacing="false" fo:line-height="0.1228in" fo:text-align="start" style:justify-single-word="false" fo:text-indent="-0.25in" style:auto-text-indent="false" style:page-number="auto">
        <style:tab-stops>
          <style:tab-stop style:position="-0.0862in"/>
        </style:tab-stops>
      </style:paragraph-properties>
    </style:style>
    <style:style style:name="P709" style:family="paragraph" style:parent-style-name="Body_20_text_20__28_2_29_" style:list-style-name="L18" style:master-page-name="">
      <style:paragraph-properties fo:margin-left="0.25in" fo:margin-right="0in" fo:margin-top="0in" fo:margin-bottom="0in" loext:contextual-spacing="false" fo:line-height="0.1228in" fo:text-align="start" style:justify-single-word="false" fo:text-indent="-0.25in" style:auto-text-indent="false" style:page-number="auto">
        <style:tab-stops>
          <style:tab-stop style:position="-0.0862in"/>
        </style:tab-stops>
      </style:paragraph-properties>
    </style:style>
    <style:style style:name="P710" style:family="paragraph" style:parent-style-name="Body_20_text_20__28_2_29_" style:list-style-name="L14" style:master-page-name="">
      <style:paragraph-properties fo:margin-left="0in" fo:margin-right="0in" fo:margin-top="0in" fo:margin-bottom="0in" loext:contextual-spacing="false" fo:text-align="start" style:justify-single-word="false" fo:text-indent="0.139in" style:auto-text-indent="false" style:page-number="auto">
        <style:tab-stops>
          <style:tab-stop style:position="0.2654in"/>
        </style:tab-stops>
      </style:paragraph-properties>
    </style:style>
    <style:style style:name="P711" style:family="paragraph" style:parent-style-name="Body_20_text_20__28_2_29_" style:list-style-name="L15" style:master-page-name="">
      <style:paragraph-properties fo:margin-left="0.25in" fo:margin-right="0in" fo:margin-top="0in" fo:margin-bottom="0in" loext:contextual-spacing="false" fo:line-height="0.1228in" fo:text-align="start" style:justify-single-word="false" fo:text-indent="-0.111in" style:auto-text-indent="false" style:page-number="auto">
        <style:tab-stops>
          <style:tab-stop style:position="0.0402in"/>
        </style:tab-stops>
      </style:paragraph-properties>
    </style:style>
    <style:style style:name="P712" style:family="paragraph" style:parent-style-name="Body_20_text_20__28_2_29_" style:master-page-name="PageStyle5">
      <style:paragraph-properties fo:margin-left="0.4165in" fo:margin-right="0in" fo:margin-top="0in" fo:margin-bottom="0in" loext:contextual-spacing="false" fo:text-align="start" style:justify-single-word="false" fo:text-indent="-0.111in" style:auto-text-indent="false" style:page-number="828"/>
    </style:style>
    <style:style style:name="P713" style:family="paragraph" style:parent-style-name="Body_20_text_20__28_2_29_" style:list-style-name="L20" style:master-page-name="">
      <style:paragraph-properties fo:margin-left="0.4165in" fo:margin-right="0in" fo:margin-top="0in" fo:margin-bottom="0in" loext:contextual-spacing="false" fo:text-align="start" style:justify-single-word="false" fo:text-indent="-0.111in" style:auto-text-indent="false" style:page-number="auto">
        <style:tab-stops>
          <style:tab-stop style:position="0.0929in"/>
        </style:tab-stops>
      </style:paragraph-properties>
    </style:style>
    <style:style style:name="P714" style:family="paragraph" style:parent-style-name="Body_20_text_20__28_2_29_" style:master-page-name="PageStyle14">
      <style:paragraph-properties fo:margin-left="0.4165in" fo:margin-right="0in" fo:margin-top="0in" fo:margin-bottom="0in" loext:contextual-spacing="false" fo:text-align="start" style:justify-single-word="false" fo:text-indent="-0.111in" style:auto-text-indent="false" style:page-number="847"/>
    </style:style>
    <style:style style:name="P715" style:family="paragraph" style:parent-style-name="Body_20_text_20__28_2_29_" style:master-page-name="PageStyle24">
      <style:paragraph-properties fo:margin-left="0.4165in" fo:margin-right="0in" fo:margin-top="0in" fo:margin-bottom="0in" loext:contextual-spacing="false" fo:line-height="0.1299in" fo:text-align="start" style:justify-single-word="false" fo:text-indent="-0.111in" style:auto-text-indent="false" style:page-number="861"/>
    </style:style>
    <style:style style:name="P716" style:family="paragraph" style:parent-style-name="Body_20_text_20__28_2_29_" style:master-page-name="PageStyle38">
      <style:paragraph-properties fo:margin-left="0.4165in" fo:margin-right="0in" fo:margin-top="0in" fo:margin-bottom="0in" loext:contextual-spacing="false" fo:text-align="start" style:justify-single-word="false" fo:text-indent="-0.111in" style:auto-text-indent="false" style:page-number="885"/>
    </style:style>
    <style:style style:name="P717" style:family="paragraph" style:parent-style-name="Body_20_text_20__28_2_29_" style:list-style-name="L20" style:master-page-name="">
      <style:paragraph-properties fo:margin-left="0.4307in" fo:margin-right="0in" fo:margin-top="0in" fo:margin-bottom="0in" loext:contextual-spacing="false" fo:text-align="start" style:justify-single-word="false" fo:text-indent="-0.4307in" style:auto-text-indent="false" style:page-number="auto">
        <style:tab-stops>
          <style:tab-stop style:position="-0.2638in"/>
        </style:tab-stops>
      </style:paragraph-properties>
    </style:style>
    <style:style style:name="P718" style:family="paragraph" style:parent-style-name="Body_20_text_20__28_2_29_" style:list-style-name="L8" style:master-page-name="">
      <style:paragraph-properties fo:margin-left="0.4307in" fo:margin-right="0in" fo:margin-top="0in" fo:margin-bottom="0in" loext:contextual-spacing="false" fo:text-align="start" style:justify-single-word="false" fo:text-indent="-0.4307in" style:auto-text-indent="false" style:page-number="auto">
        <style:tab-stops>
          <style:tab-stop style:position="-0.2681in"/>
        </style:tab-stops>
      </style:paragraph-properties>
    </style:style>
    <style:style style:name="P719" style:family="paragraph" style:parent-style-name="Body_20_text_20__28_2_29_" style:list-style-name="L87" style:master-page-name="">
      <style:paragraph-properties fo:margin-left="0.4307in" fo:margin-right="0in" fo:margin-top="0in" fo:margin-bottom="0in" loext:contextual-spacing="false" fo:line-height="0.1228in" fo:text-align="start" style:justify-single-word="false" fo:text-indent="-0.4307in" style:auto-text-indent="false" style:page-number="auto" fo:break-after="column">
        <style:tab-stops>
          <style:tab-stop style:position="-0.2571in"/>
        </style:tab-stops>
      </style:paragraph-properties>
    </style:style>
    <style:style style:name="P720" style:family="paragraph" style:parent-style-name="Body_20_text_20__28_2_29_" style:list-style-name="L21" style:master-page-name="">
      <style:paragraph-properties fo:margin-left="0.2638in" fo:margin-right="0in" fo:margin-top="0in" fo:margin-bottom="0in" loext:contextual-spacing="false" fo:text-align="start" style:justify-single-word="false" fo:text-indent="-0.111in" style:auto-text-indent="false" style:page-number="auto">
        <style:tab-stops>
          <style:tab-stop style:position="0.0457in"/>
        </style:tab-stops>
      </style:paragraph-properties>
    </style:style>
    <style:style style:name="P721" style:family="paragraph" style:parent-style-name="Body_20_text_20__28_2_29_" style:list-style-name="L82" style:master-page-name="">
      <style:paragraph-properties fo:margin-left="0.2638in" fo:margin-right="0in" fo:margin-top="0in" fo:margin-bottom="0in" loext:contextual-spacing="false" fo:text-align="start" style:justify-single-word="false" fo:text-indent="-0.111in" style:auto-text-indent="false" style:page-number="auto">
        <style:tab-stops>
          <style:tab-stop style:position="0.0457in"/>
        </style:tab-stops>
      </style:paragraph-properties>
    </style:style>
    <style:style style:name="P722" style:family="paragraph" style:parent-style-name="Body_20_text_20__28_2_29_" style:master-page-name="PageStyle7">
      <style:paragraph-properties fo:margin-left="0.1807in" fo:margin-right="0in" fo:margin-top="0in" fo:margin-bottom="0in" loext:contextual-spacing="false" fo:text-align="start" style:justify-single-word="false" fo:text-indent="0in" style:auto-text-indent="false" style:page-number="11"/>
    </style:style>
    <style:style style:name="P723" style:family="paragraph" style:parent-style-name="Body_20_text_20__28_2_29_" style:master-page-name="PageStyle13">
      <style:paragraph-properties fo:margin-left="0.1807in" fo:margin-right="0in" fo:margin-top="0in" fo:margin-bottom="0in" loext:contextual-spacing="false" fo:text-indent="0in" style:auto-text-indent="false" style:page-number="846"/>
    </style:style>
    <style:style style:name="P724" style:family="paragraph" style:parent-style-name="Body_20_text_20__28_2_29_" style:master-page-name="PageStyle15">
      <style:paragraph-properties fo:margin-left="0.1807in" fo:margin-right="0in" fo:margin-top="0in" fo:margin-bottom="0in" loext:contextual-spacing="false" fo:text-indent="0in" style:auto-text-indent="false" style:page-number="848"/>
    </style:style>
    <style:style style:name="P725" style:family="paragraph" style:parent-style-name="Body_20_text_20__28_2_29_" style:master-page-name="PageStyle16">
      <style:paragraph-properties fo:margin-left="0.1807in" fo:margin-right="0in" fo:margin-top="0in" fo:margin-bottom="0in" loext:contextual-spacing="false" fo:text-align="start" style:justify-single-word="false" fo:text-indent="0in" style:auto-text-indent="false" style:page-number="850"/>
    </style:style>
    <style:style style:name="P726" style:family="paragraph" style:parent-style-name="Body_20_text_20__28_2_29_" style:master-page-name="PageStyle21">
      <style:paragraph-properties fo:margin-left="0.1807in" fo:margin-right="0in" fo:margin-top="0in" fo:margin-bottom="0in" loext:contextual-spacing="false" fo:text-indent="0in" style:auto-text-indent="false" style:page-number="857"/>
    </style:style>
    <style:style style:name="P727" style:family="paragraph" style:parent-style-name="Body_20_text_20__28_2_29_" style:master-page-name="PageStyle30">
      <style:paragraph-properties fo:margin-left="0.1807in" fo:margin-right="0in" fo:margin-top="0in" fo:margin-bottom="0in" loext:contextual-spacing="false" fo:text-indent="0in" style:auto-text-indent="false" style:page-number="873"/>
    </style:style>
    <style:style style:name="P728" style:family="paragraph" style:parent-style-name="Body_20_text_20__28_2_29_" style:master-page-name="PageStyle33">
      <style:paragraph-properties fo:margin-left="0.1807in" fo:margin-right="0in" fo:margin-top="0in" fo:margin-bottom="0in" loext:contextual-spacing="false" fo:text-indent="0in" style:auto-text-indent="false" style:page-number="876"/>
    </style:style>
    <style:style style:name="P729" style:family="paragraph" style:parent-style-name="Body_20_text_20__28_2_29_" style:list-style-name="L23"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730" style:family="paragraph" style:parent-style-name="Body_20_text_20__28_2_29_" style:list-style-name="L37"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731" style:family="paragraph" style:parent-style-name="Body_20_text_20__28_2_29_" style:list-style-name="L49"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732" style:family="paragraph" style:parent-style-name="Body_20_text_20__28_2_29_" style:list-style-name="L76"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733" style:family="paragraph" style:parent-style-name="Body_20_text_20__28_2_29_" style:list-style-name="L23"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734" style:family="paragraph" style:parent-style-name="Body_20_text_20__28_2_29_" style:list-style-name="L37"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735" style:family="paragraph" style:parent-style-name="Body_20_text_20__28_2_29_" style:list-style-name="L40"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736" style:family="paragraph" style:parent-style-name="Body_20_text_20__28_2_29_" style:list-style-name="L45"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737" style:family="paragraph" style:parent-style-name="Body_20_text_20__28_2_29_" style:list-style-name="L49"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738" style:family="paragraph" style:parent-style-name="Body_20_text_20__28_2_29_" style:list-style-name="L51"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739" style:family="paragraph" style:parent-style-name="Body_20_text_20__28_2_29_" style:list-style-name="L62"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740" style:family="paragraph" style:parent-style-name="Body_20_text_20__28_2_29_" style:list-style-name="L69"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741" style:family="paragraph" style:parent-style-name="Body_20_text_20__28_2_29_" style:list-style-name="L74"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742" style:family="paragraph" style:parent-style-name="Body_20_text_20__28_2_29_" style:list-style-name="L23"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743" style:family="paragraph" style:parent-style-name="Body_20_text_20__28_2_29_" style:list-style-name="L35"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744" style:family="paragraph" style:parent-style-name="Body_20_text_20__28_2_29_" style:list-style-name="L37"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745" style:family="paragraph" style:parent-style-name="Body_20_text_20__28_2_29_" style:list-style-name="L43"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746" style:family="paragraph" style:parent-style-name="Body_20_text_20__28_2_29_" style:list-style-name="L49"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747" style:family="paragraph" style:parent-style-name="Body_20_text_20__28_2_29_" style:list-style-name="L51"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748" style:family="paragraph" style:parent-style-name="Body_20_text_20__28_2_29_" style:list-style-name="L62"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749" style:family="paragraph" style:parent-style-name="Body_20_text_20__28_2_29_" style:list-style-name="L69"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750" style:family="paragraph" style:parent-style-name="Body_20_text_20__28_2_29_" style:list-style-name="L35" style:master-page-name="">
      <style:paragraph-properties fo:margin-left="0.1807in" fo:margin-right="0in" fo:margin-top="0in" fo:margin-bottom="0in" loext:contextual-spacing="false" fo:text-indent="-0.1807in" style:auto-text-indent="false" style:page-number="auto">
        <style:tab-stops>
          <style:tab-stop style:position="0.0165in"/>
        </style:tab-stops>
      </style:paragraph-properties>
    </style:style>
    <style:style style:name="P751" style:family="paragraph" style:parent-style-name="Body_20_text_20__28_2_29_" style:list-style-name="L70" style:master-page-name="">
      <style:paragraph-properties fo:margin-left="0.1807in" fo:margin-right="0in" fo:margin-top="0in" fo:margin-bottom="0in" loext:contextual-spacing="false" fo:text-indent="-0.1807in" style:auto-text-indent="false" style:page-number="auto">
        <style:tab-stops>
          <style:tab-stop style:position="0.0165in"/>
        </style:tab-stops>
      </style:paragraph-properties>
    </style:style>
    <style:style style:name="P752" style:family="paragraph" style:parent-style-name="Body_20_text_20__28_2_29_" style:list-style-name="L35" style:master-page-name="">
      <style:paragraph-properties fo:margin-left="0.1807in" fo:margin-right="0in" fo:margin-top="0in" fo:margin-bottom="0in" loext:contextual-spacing="false" fo:line-height="0.1228in" fo:text-indent="-0.1807in" style:auto-text-indent="false" style:page-number="auto">
        <style:tab-stops>
          <style:tab-stop style:position="0.0201in"/>
        </style:tab-stops>
      </style:paragraph-properties>
    </style:style>
    <style:style style:name="P753" style:family="paragraph" style:parent-style-name="Body_20_text_20__28_2_29_" style:list-style-name="L37" style:master-page-name="">
      <style:paragraph-properties fo:margin-left="0.1807in" fo:margin-right="0in" fo:margin-top="0in" fo:margin-bottom="0in" loext:contextual-spacing="false" fo:line-height="0.1228in" fo:text-indent="-0.1807in" style:auto-text-indent="false" style:page-number="auto">
        <style:tab-stops>
          <style:tab-stop style:position="0.0201in"/>
        </style:tab-stops>
      </style:paragraph-properties>
    </style:style>
    <style:style style:name="P754" style:family="paragraph" style:parent-style-name="Body_20_text_20__28_2_29_" style:list-style-name="L41" style:master-page-name="">
      <style:paragraph-properties fo:margin-left="0.1807in" fo:margin-right="0in" fo:margin-top="0in" fo:margin-bottom="0in" loext:contextual-spacing="false" fo:line-height="0.1228in" fo:text-indent="-0.1807in" style:auto-text-indent="false" style:page-number="auto">
        <style:tab-stops>
          <style:tab-stop style:position="0.0228in"/>
        </style:tab-stops>
      </style:paragraph-properties>
    </style:style>
    <style:style style:name="P755" style:family="paragraph" style:parent-style-name="Body_20_text_20__28_2_29_" style:list-style-name="L83" style:master-page-name="">
      <style:paragraph-properties fo:margin-left="0.1807in" fo:margin-right="0in" fo:margin-top="0in" fo:margin-bottom="0in" loext:contextual-spacing="false" fo:line-height="0.1228in" fo:text-indent="-0.1807in" style:auto-text-indent="false" style:page-number="auto">
        <style:tab-stops>
          <style:tab-stop style:position="0.0339in"/>
        </style:tab-stops>
      </style:paragraph-properties>
    </style:style>
    <style:style style:name="P756" style:family="paragraph" style:parent-style-name="Body_20_text_20__28_2_29_" style:list-style-name="L36" style:master-page-name="">
      <style:paragraph-properties fo:margin-left="0.1807in" fo:margin-right="0in" fo:margin-top="0in" fo:margin-bottom="0in" loext:contextual-spacing="false" fo:text-align="start" style:justify-single-word="false" fo:text-indent="-0.1807in" style:auto-text-indent="false" style:page-number="auto">
        <style:tab-stops>
          <style:tab-stop style:position="0.039in"/>
        </style:tab-stops>
      </style:paragraph-properties>
    </style:style>
    <style:style style:name="P757" style:family="paragraph" style:parent-style-name="Body_20_text_20__28_2_29_" style:list-style-name="L54" style:master-page-name="">
      <style:paragraph-properties fo:margin-left="0.1807in" fo:margin-right="0in" fo:margin-top="0in" fo:margin-bottom="0in" loext:contextual-spacing="false" fo:text-align="start" style:justify-single-word="false" fo:text-indent="-0.1807in" style:auto-text-indent="false" style:page-number="auto">
        <style:tab-stops>
          <style:tab-stop style:position="0.0398in"/>
        </style:tab-stops>
      </style:paragraph-properties>
    </style:style>
    <style:style style:name="P758" style:family="paragraph" style:parent-style-name="Body_20_text_20__28_2_29_" style:list-style-name="L54" style:master-page-name="">
      <style:paragraph-properties fo:margin-left="0.1807in" fo:margin-right="0in" fo:margin-top="0in" fo:margin-bottom="0in" loext:contextual-spacing="false" fo:text-align="start" style:justify-single-word="false" fo:text-indent="-0.1807in" style:auto-text-indent="false" style:page-number="auto">
        <style:tab-stops>
          <style:tab-stop style:position="0.0429in"/>
        </style:tab-stops>
      </style:paragraph-properties>
    </style:style>
    <style:style style:name="P759" style:family="paragraph" style:parent-style-name="Body_20_text_20__28_2_29_" style:list-style-name="L37" style:master-page-name="">
      <style:paragraph-properties fo:margin-left="0.1807in" fo:margin-right="0in" fo:margin-top="0in" fo:margin-bottom="0in" loext:contextual-spacing="false" fo:text-indent="-0.1807in" style:auto-text-indent="false" style:page-number="auto">
        <style:tab-stops>
          <style:tab-stop style:position="0.0929in"/>
        </style:tab-stops>
      </style:paragraph-properties>
    </style:style>
    <style:style style:name="P760" style:family="paragraph" style:parent-style-name="Body_20_text_20__28_2_29_" style:list-style-name="L40"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761" style:family="paragraph" style:parent-style-name="Body_20_text_20__28_2_29_" style:list-style-name="L49"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762" style:family="paragraph" style:parent-style-name="Body_20_text_20__28_2_29_" style:list-style-name="L51"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763" style:family="paragraph" style:parent-style-name="Body_20_text_20__28_2_29_" style:list-style-name="L69"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764" style:family="paragraph" style:parent-style-name="Body_20_text_20__28_2_29_" style:list-style-name="L75"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765" style:family="paragraph" style:parent-style-name="Body_20_text_20__28_2_29_" style:list-style-name="L76"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766" style:family="paragraph" style:parent-style-name="Body_20_text_20__28_2_29_" style:list-style-name="L43" style:master-page-name="">
      <style:paragraph-properties fo:margin-left="0.1807in" fo:margin-right="0in" fo:margin-top="0in" fo:margin-bottom="0in" loext:contextual-spacing="false" fo:text-indent="-0.1807in" style:auto-text-indent="false" style:page-number="auto">
        <style:tab-stops>
          <style:tab-stop style:position="0.0098in"/>
        </style:tab-stops>
      </style:paragraph-properties>
    </style:style>
    <style:style style:name="P767" style:family="paragraph" style:parent-style-name="Body_20_text_20__28_2_29_" style:list-style-name="L41"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768" style:family="paragraph" style:parent-style-name="Body_20_text_20__28_2_29_" style:list-style-name="L46"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769" style:family="paragraph" style:parent-style-name="Body_20_text_20__28_2_29_" style:list-style-name="L51"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770" style:family="paragraph" style:parent-style-name="Body_20_text_20__28_2_29_" style:list-style-name="L62"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771" style:family="paragraph" style:parent-style-name="Body_20_text_20__28_2_29_" style:list-style-name="L70"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772" style:family="paragraph" style:parent-style-name="Body_20_text_20__28_2_29_" style:list-style-name="L55"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773" style:family="paragraph" style:parent-style-name="Body_20_text_20__28_2_29_" style:list-style-name="L69"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774" style:family="paragraph" style:parent-style-name="Body_20_text_20__28_2_29_" style:list-style-name="L49" style:master-page-name="">
      <style:paragraph-properties fo:margin-left="0.1807in" fo:margin-right="0in" fo:margin-top="0in" fo:margin-bottom="0in" loext:contextual-spacing="false" fo:text-indent="-0.1807in" style:auto-text-indent="false" style:page-number="auto">
        <style:tab-stops>
          <style:tab-stop style:position="0.0898in"/>
        </style:tab-stops>
      </style:paragraph-properties>
    </style:style>
    <style:style style:name="P775" style:family="paragraph" style:parent-style-name="Body_20_text_20__28_2_29_" style:list-style-name="L62" style:master-page-name="">
      <style:paragraph-properties fo:margin-left="0.1807in" fo:margin-right="0in" fo:margin-top="0in" fo:margin-bottom="0in" loext:contextual-spacing="false" fo:text-indent="-0.1807in" style:auto-text-indent="false" style:page-number="auto">
        <style:tab-stops>
          <style:tab-stop style:position="0.0957in"/>
        </style:tab-stops>
      </style:paragraph-properties>
    </style:style>
    <style:style style:name="P776" style:family="paragraph" style:parent-style-name="Body_20_text_20__28_2_29_" style:list-style-name="L55" style:master-page-name="">
      <style:paragraph-properties fo:margin-left="0.1807in" fo:margin-right="0in" fo:margin-top="0in" fo:margin-bottom="0in" loext:contextual-spacing="false" fo:text-indent="-0.1807in" style:auto-text-indent="false" style:page-number="auto">
        <style:tab-stops>
          <style:tab-stop style:position="0.0957in"/>
        </style:tab-stops>
      </style:paragraph-properties>
    </style:style>
    <style:style style:name="P777" style:family="paragraph" style:parent-style-name="Body_20_text_20__28_2_29_" style:list-style-name="L83" style:master-page-name="">
      <style:paragraph-properties fo:margin-left="0.1807in" fo:margin-right="0in" fo:margin-top="0in" fo:margin-bottom="0in" loext:contextual-spacing="false" fo:text-indent="-0.1807in" style:auto-text-indent="false" style:page-number="auto">
        <style:tab-stops>
          <style:tab-stop style:position="0.0957in"/>
        </style:tab-stops>
      </style:paragraph-properties>
    </style:style>
    <style:style style:name="P778" style:family="paragraph" style:parent-style-name="Body_20_text_20__28_2_29_" style:list-style-name="L70" style:master-page-name="">
      <style:paragraph-properties fo:margin-left="0.1807in" fo:margin-right="0in" fo:margin-top="0in" fo:margin-bottom="0in" loext:contextual-spacing="false" fo:text-indent="-0.1807in" style:auto-text-indent="false" style:page-number="auto">
        <style:tab-stops>
          <style:tab-stop style:position="0.0693in"/>
        </style:tab-stops>
      </style:paragraph-properties>
    </style:style>
    <style:style style:name="P779" style:family="paragraph" style:parent-style-name="Body_20_text_20__28_2_29_" style:list-style-name="L65"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780" style:family="paragraph" style:parent-style-name="Body_20_text_20__28_2_29_" style:list-style-name="L83" style:master-page-name="">
      <style:paragraph-properties fo:margin-left="0.1807in" fo:margin-right="0in" fo:margin-top="0in" fo:margin-bottom="0in" loext:contextual-spacing="false" fo:text-indent="-0.1807in" style:auto-text-indent="false" style:page-number="auto">
        <style:tab-stops>
          <style:tab-stop style:position="0.0307in"/>
        </style:tab-stops>
      </style:paragraph-properties>
    </style:style>
    <style:style style:name="P781" style:family="paragraph" style:parent-style-name="Body_20_text_20__28_2_29_" style:list-style-name="L83" style:master-page-name="">
      <style:paragraph-properties fo:margin-left="0.1807in" fo:margin-right="0in" fo:margin-top="0in" fo:margin-bottom="0in" loext:contextual-spacing="false" fo:text-indent="-0.1807in" style:auto-text-indent="false" style:page-number="auto">
        <style:tab-stops>
          <style:tab-stop style:position="0.0339in"/>
        </style:tab-stops>
      </style:paragraph-properties>
    </style:style>
    <style:style style:name="P782" style:family="paragraph" style:parent-style-name="Body_20_text_20__28_2_29_" style:list-style-name="L83" style:master-page-name="">
      <style:paragraph-properties fo:margin-left="0.1807in" fo:margin-right="0in" fo:margin-top="0in" fo:margin-bottom="0in" loext:contextual-spacing="false" fo:text-indent="-0.1807in" style:auto-text-indent="false" style:page-number="auto">
        <style:tab-stops>
          <style:tab-stop style:position="0.0366in"/>
        </style:tab-stops>
      </style:paragraph-properties>
    </style:style>
    <style:style style:name="P783" style:family="paragraph" style:parent-style-name="Body_20_text_20__28_2_29_" style:list-style-name="L69" style:master-page-name="">
      <style:paragraph-properties fo:margin-left="0.1807in" fo:margin-right="0in" fo:margin-top="0in" fo:margin-bottom="0in" loext:contextual-spacing="false" fo:text-indent="-0.1807in" style:auto-text-indent="false" style:page-number="auto">
        <style:tab-stops>
          <style:tab-stop style:position="0.0909in"/>
        </style:tab-stops>
      </style:paragraph-properties>
    </style:style>
    <style:style style:name="P784" style:family="paragraph" style:parent-style-name="Body_20_text_20__28_2_29_" style:list-style-name="L46" style:master-page-name="">
      <style:paragraph-properties fo:margin-left="0.1807in" fo:margin-right="0in" fo:margin-top="0in" fo:margin-bottom="0in" loext:contextual-spacing="false" fo:text-indent="-0.1807in" style:auto-text-indent="false" style:page-number="auto" fo:break-after="column">
        <style:tab-stops>
          <style:tab-stop style:position="0.0228in"/>
        </style:tab-stops>
      </style:paragraph-properties>
    </style:style>
    <style:style style:name="P785" style:family="paragraph" style:parent-style-name="Body_20_text_20__28_2_29_" style:list-style-name="L74" style:master-page-name="">
      <style:paragraph-properties fo:margin-left="0.1807in" fo:margin-right="0in" fo:margin-top="0in" fo:margin-bottom="0in" loext:contextual-spacing="false" fo:text-indent="-0.1807in" style:auto-text-indent="false" style:page-number="auto" fo:break-after="column">
        <style:tab-stops>
          <style:tab-stop style:position="-0.0272in"/>
        </style:tab-stops>
      </style:paragraph-properties>
    </style:style>
    <style:style style:name="P786" style:family="paragraph" style:parent-style-name="Body_20_text_20__28_2_29_" style:list-style-name="L76" style:master-page-name="">
      <style:paragraph-properties fo:margin-left="0.1807in" fo:margin-right="0in" fo:margin-top="0in" fo:margin-bottom="0in" loext:contextual-spacing="false" fo:text-indent="-0.1807in" style:auto-text-indent="false" style:page-number="auto" fo:break-after="column">
        <style:tab-stops>
          <style:tab-stop style:position="-0.0272in"/>
        </style:tab-stops>
      </style:paragraph-properties>
    </style:style>
    <style:style style:name="P787" style:family="paragraph" style:parent-style-name="Body_20_text_20__28_2_29_" style:list-style-name="L45" style:master-page-name="PageStyle19">
      <style:paragraph-properties fo:margin-left="0.1807in" fo:margin-right="0in" fo:margin-top="0in" fo:margin-bottom="0in" loext:contextual-spacing="false" fo:text-indent="-0.1807in" style:auto-text-indent="false" style:page-number="854">
        <style:tab-stops>
          <style:tab-stop style:position="-0.0366in"/>
        </style:tab-stops>
      </style:paragraph-properties>
    </style:style>
    <style:style style:name="P788" style:family="paragraph" style:parent-style-name="Body_20_text_20__28_2_29_" style:list-style-name="L65" style:master-page-name="PageStyle34">
      <style:paragraph-properties fo:margin-left="0.1807in" fo:margin-right="0in" fo:margin-top="0in" fo:margin-bottom="0in" loext:contextual-spacing="false" fo:text-indent="-0.1807in" style:auto-text-indent="false" style:page-number="877">
        <style:tab-stops>
          <style:tab-stop style:position="0.0201in"/>
        </style:tab-stops>
      </style:paragraph-properties>
    </style:style>
    <style:style style:name="P789" style:family="paragraph" style:parent-style-name="Body_20_text_20__28_2_29_" style:list-style-name="L41" style:master-page-name="">
      <style:paragraph-properties fo:margin-left="0.1807in" fo:margin-right="0in" fo:margin-top="0in" fo:margin-bottom="0.0862in" loext:contextual-spacing="false" fo:text-indent="-0.1807in" style:auto-text-indent="false" style:page-number="auto">
        <style:tab-stops>
          <style:tab-stop style:position="0.0228in"/>
        </style:tab-stops>
      </style:paragraph-properties>
    </style:style>
    <style:style style:name="P790" style:family="paragraph" style:parent-style-name="Body_20_text_20__28_2_29_" style:list-style-name="L30" style:master-page-name="">
      <style:paragraph-properties fo:margin-left="0.139in" fo:margin-right="0in" fo:margin-top="0in" fo:margin-bottom="0in" loext:contextual-spacing="false" fo:text-indent="0in" style:auto-text-indent="false" style:page-number="auto">
        <style:tab-stops>
          <style:tab-stop style:position="0.1839in"/>
        </style:tab-stops>
      </style:paragraph-properties>
    </style:style>
    <style:style style:name="P791" style:family="paragraph" style:parent-style-name="Body_20_text_20__28_2_29_" style:master-page-name="PageStyle22">
      <style:paragraph-properties fo:margin-left="0.139in" fo:margin-right="0in" fo:margin-top="0in" fo:margin-bottom="0in" loext:contextual-spacing="false" fo:text-indent="0in" style:auto-text-indent="false" style:page-number="858"/>
    </style:style>
    <style:style style:name="P792" style:family="paragraph" style:parent-style-name="Body_20_text_20__28_2_29_" style:master-page-name="PageStyle10">
      <style:paragraph-properties fo:margin-left="0.4307in" fo:margin-right="0in" fo:margin-top="0in" fo:margin-bottom="0in" loext:contextual-spacing="false" fo:text-align="start" style:justify-single-word="false" fo:text-indent="-0.2362in" style:auto-text-indent="false" style:page-number="837"/>
    </style:style>
    <style:style style:name="P793" style:family="paragraph" style:parent-style-name="Body_20_text_20__28_2_29_" style:list-style-name="L11" style:master-page-name="">
      <style:paragraph-properties fo:margin-left="0.3055in" fo:margin-right="0.389in" fo:margin-top="0in" fo:margin-bottom="0in" loext:contextual-spacing="false" fo:line-height="0.1335in" fo:text-align="start" style:justify-single-word="false" fo:text-indent="-0.3055in" style:auto-text-indent="false" style:page-number="auto">
        <style:tab-stops>
          <style:tab-stop style:position="-0.1083in"/>
        </style:tab-stops>
      </style:paragraph-properties>
    </style:style>
    <style:style style:name="P794" style:family="paragraph" style:parent-style-name="Body_20_text_20__28_2_29_" style:list-style-name="L42" style:master-page-name="">
      <style:paragraph-properties fo:margin-left="0.1945in" fo:margin-right="0in" fo:margin-top="0in" fo:margin-bottom="0in" loext:contextual-spacing="false" fo:text-indent="-0.0972in" style:auto-text-indent="false" style:page-number="auto">
        <style:tab-stops>
          <style:tab-stop style:position="0.0571in"/>
        </style:tab-stops>
      </style:paragraph-properties>
    </style:style>
    <style:style style:name="P795" style:family="paragraph" style:parent-style-name="Body_20_text_20__28_2_29_" style:list-style-name="L42" style:master-page-name="">
      <style:paragraph-properties fo:margin-left="0.1945in" fo:margin-right="0in" fo:margin-top="0in" fo:margin-bottom="0in" loext:contextual-spacing="false" fo:text-indent="-0.0972in" style:auto-text-indent="false" style:page-number="auto" fo:break-after="column">
        <style:tab-stops>
          <style:tab-stop style:position="0.0571in"/>
        </style:tab-stops>
      </style:paragraph-properties>
    </style:style>
    <style:style style:name="P796" style:family="paragraph" style:parent-style-name="Body_20_text_20__28_2_29_" style:list-style-name="L50" style:master-page-name="">
      <style:paragraph-properties fo:margin-left="0.139in" fo:margin-right="0in" fo:margin-top="0in" fo:margin-bottom="0in" loext:contextual-spacing="false" fo:text-indent="-0.139in" style:auto-text-indent="false" style:page-number="auto">
        <style:tab-stops>
          <style:tab-stop style:position="0.0189in"/>
        </style:tab-stops>
      </style:paragraph-properties>
    </style:style>
    <style:style style:name="P797" style:family="paragraph" style:parent-style-name="Body_20_text_20__28_2_29_" style:list-style-name="L66" style:master-page-name="">
      <style:paragraph-properties fo:margin-left="0.139in" fo:margin-right="0in" fo:margin-top="0in" fo:margin-bottom="0in" loext:contextual-spacing="false" fo:text-indent="-0.139in" style:auto-text-indent="false" style:page-number="auto">
        <style:tab-stops>
          <style:tab-stop style:position="0.0189in"/>
        </style:tab-stops>
      </style:paragraph-properties>
    </style:style>
    <style:style style:name="P798" style:family="paragraph" style:parent-style-name="Body_20_text_20__28_2_29_" style:list-style-name="L67" style:master-page-name="">
      <style:paragraph-properties fo:margin-left="0.139in" fo:margin-right="0in" fo:margin-top="0in" fo:margin-bottom="0in" loext:contextual-spacing="false" fo:text-indent="-0.139in" style:auto-text-indent="false" style:page-number="auto">
        <style:tab-stops>
          <style:tab-stop style:position="0.0189in"/>
        </style:tab-stops>
      </style:paragraph-properties>
    </style:style>
    <style:style style:name="P799" style:family="paragraph" style:parent-style-name="Body_20_text_20__28_2_29_" style:list-style-name="L50" style:master-page-name="">
      <style:paragraph-properties fo:margin-left="0.139in" fo:margin-right="0in" fo:margin-top="0in" fo:margin-bottom="0in" loext:contextual-spacing="false" fo:text-indent="-0.139in" style:auto-text-indent="false" style:page-number="auto">
        <style:tab-stops>
          <style:tab-stop style:position="0.0874in"/>
        </style:tab-stops>
      </style:paragraph-properties>
    </style:style>
    <style:style style:name="P800" style:family="paragraph" style:parent-style-name="Body_20_text_20__28_2_29_" style:list-style-name="L50" style:master-page-name="">
      <style:paragraph-properties fo:margin-left="0.139in" fo:margin-right="0in" fo:margin-top="0in" fo:margin-bottom="0in" loext:contextual-spacing="false" fo:text-indent="-0.139in" style:auto-text-indent="false" style:page-number="auto">
        <style:tab-stops>
          <style:tab-stop style:position="0.0154in"/>
        </style:tab-stops>
      </style:paragraph-properties>
    </style:style>
    <style:style style:name="P801" style:family="paragraph" style:parent-style-name="Body_20_text_20__28_2_29_" style:list-style-name="L67" style:master-page-name="">
      <style:paragraph-properties fo:margin-left="0.139in" fo:margin-right="0in" fo:margin-top="0in" fo:margin-bottom="0in" loext:contextual-spacing="false" fo:text-indent="-0.139in" style:auto-text-indent="false" style:page-number="auto">
        <style:tab-stops>
          <style:tab-stop style:position="0.0154in"/>
        </style:tab-stops>
      </style:paragraph-properties>
    </style:style>
    <style:style style:name="P802" style:family="paragraph" style:parent-style-name="Body_20_text_20__28_2_29_" style:list-style-name="L66" style:master-page-name="">
      <style:paragraph-properties fo:margin-left="0.139in" fo:margin-right="0in" fo:margin-top="0in" fo:margin-bottom="0in" loext:contextual-spacing="false" fo:text-indent="-0.139in" style:auto-text-indent="false" style:page-number="auto">
        <style:tab-stops>
          <style:tab-stop style:position="0.0118in"/>
        </style:tab-stops>
      </style:paragraph-properties>
    </style:style>
    <style:style style:name="P803" style:family="paragraph" style:parent-style-name="Body_20_text_20__28_2_29_" style:list-style-name="L50" style:master-page-name="">
      <style:paragraph-properties fo:margin-left="0.139in" fo:margin-right="0in" fo:margin-top="0in" fo:margin-bottom="0in" loext:contextual-spacing="false" fo:text-indent="-0.139in" style:auto-text-indent="false" style:page-number="auto" fo:break-after="column">
        <style:tab-stops>
          <style:tab-stop style:position="0.0189in"/>
        </style:tab-stops>
      </style:paragraph-properties>
    </style:style>
    <style:style style:name="P804" style:family="paragraph" style:parent-style-name="Body_20_text_20__28_2_29_" style:list-style-name="L66" style:master-page-name="">
      <style:paragraph-properties fo:margin-left="0.139in" fo:margin-right="0in" fo:margin-top="0in" fo:margin-bottom="0in" loext:contextual-spacing="false" fo:text-indent="-0.139in" style:auto-text-indent="false" style:page-number="auto" fo:break-after="column">
        <style:tab-stops>
          <style:tab-stop style:position="0.0189in"/>
        </style:tab-stops>
      </style:paragraph-properties>
    </style:style>
    <style:style style:name="P805" style:family="paragraph" style:parent-style-name="Body_20_text_20__28_2_29_" style:list-style-name="L66" style:master-page-name="PageStyle29">
      <style:paragraph-properties fo:margin-left="0.139in" fo:margin-right="0in" fo:margin-top="0in" fo:margin-bottom="0in" loext:contextual-spacing="false" fo:text-indent="-0.139in" style:auto-text-indent="false" style:page-number="870">
        <style:tab-stops>
          <style:tab-stop style:position="0.0083in"/>
        </style:tab-stops>
      </style:paragraph-properties>
    </style:style>
    <style:style style:name="P806" style:family="paragraph" style:parent-style-name="Body_20_text_20__28_2_29_" style:list-style-name="L56" style:master-page-name="">
      <style:paragraph-properties fo:margin-left="0.2638in" fo:margin-right="0in" fo:margin-top="0in" fo:margin-bottom="0in" loext:contextual-spacing="false" fo:text-align="start" style:justify-single-word="false" fo:text-indent="-0.2638in" style:auto-text-indent="false" style:page-number="auto">
        <style:tab-stops>
          <style:tab-stop style:position="-0.1071in"/>
        </style:tab-stops>
      </style:paragraph-properties>
    </style:style>
    <style:style style:name="P807" style:family="paragraph" style:parent-style-name="Body_20_text_20__28_2_29_" style:master-page-name="PageStyle26">
      <style:paragraph-properties fo:margin-left="0in" fo:margin-right="0in" fo:margin-top="0in" fo:margin-bottom="0.0835in" loext:contextual-spacing="false" fo:text-indent="0.1945in" style:auto-text-indent="false" style:page-number="864"/>
    </style:style>
    <style:style style:name="P808" style:family="paragraph" style:parent-style-name="Body_20_text_20__28_2_29_" style:master-page-name="PageStyle32">
      <style:paragraph-properties fo:margin-left="0.2362in" fo:margin-right="0in" fo:margin-top="0in" fo:margin-bottom="0in" loext:contextual-spacing="false" fo:text-indent="0in" style:auto-text-indent="false" style:page-number="54"/>
    </style:style>
    <style:style style:name="P809" style:family="paragraph" style:parent-style-name="Body_20_text_20__28_2_29_" style:list-style-name="L72" style:master-page-name="">
      <style:paragraph-properties fo:margin-left="0.2362in" fo:margin-right="0in" fo:margin-top="0in" fo:margin-bottom="0in" loext:contextual-spacing="false" fo:text-indent="-0.0972in" style:auto-text-indent="false" style:page-number="auto">
        <style:tab-stops>
          <style:tab-stop style:position="0.0366in"/>
        </style:tab-stops>
      </style:paragraph-properties>
    </style:style>
    <style:style style:name="P810" style:family="paragraph" style:parent-style-name="Body_20_text_20__28_2_29_" style:list-style-name="L72" style:master-page-name="">
      <style:paragraph-properties fo:margin-left="0.2362in" fo:margin-right="0in" fo:margin-top="0in" fo:margin-bottom="0in" loext:contextual-spacing="false" fo:text-indent="-0.0972in" style:auto-text-indent="false" style:page-number="auto">
        <style:tab-stops>
          <style:tab-stop style:position="0.0634in"/>
        </style:tab-stops>
      </style:paragraph-properties>
    </style:style>
    <style:style style:name="P811" style:family="paragraph" style:parent-style-name="Body_20_text_20__28_2_29_" style:list-style-name="L73" style:master-page-name="">
      <style:paragraph-properties fo:margin-left="0.2362in" fo:margin-right="0in" fo:margin-top="0in" fo:margin-bottom="0in" loext:contextual-spacing="false" fo:text-indent="-0.2362in" style:auto-text-indent="false" style:page-number="auto">
        <style:tab-stops>
          <style:tab-stop style:position="-0.039in"/>
        </style:tab-stops>
      </style:paragraph-properties>
    </style:style>
    <style:style style:name="P812" style:family="paragraph" style:parent-style-name="Body_20_text_20__28_2_29_" style:list-style-name="L73" style:master-page-name="">
      <style:paragraph-properties fo:margin-left="0.2362in" fo:margin-right="0in" fo:margin-top="0in" fo:margin-bottom="0in" loext:contextual-spacing="false" fo:text-indent="-0.2362in" style:auto-text-indent="false" style:page-number="auto">
        <style:tab-stops>
          <style:tab-stop style:position="-0.0354in"/>
        </style:tab-stops>
      </style:paragraph-properties>
    </style:style>
    <style:style style:name="P813" style:family="paragraph" style:parent-style-name="Body_20_text_20__28_2_29_" style:list-style-name="L73" style:master-page-name="">
      <style:paragraph-properties fo:margin-left="0.2362in" fo:margin-right="0in" fo:margin-top="0in" fo:margin-bottom="0in" loext:contextual-spacing="false" fo:text-indent="-0.2362in" style:auto-text-indent="false" style:page-number="auto">
        <style:tab-stops>
          <style:tab-stop style:position="-0.0319in"/>
        </style:tab-stops>
      </style:paragraph-properties>
    </style:style>
    <style:style style:name="P814" style:family="paragraph" style:parent-style-name="Body_20_text_20__28_2_29_" style:list-style-name="L72" style:master-page-name="">
      <style:paragraph-properties fo:margin-left="0.2362in" fo:margin-right="0in" fo:margin-top="0in" fo:margin-bottom="0in" loext:contextual-spacing="false" fo:text-indent="-0.2362in" style:auto-text-indent="false" style:page-number="auto">
        <style:tab-stops>
          <style:tab-stop style:position="-0.0717in"/>
        </style:tab-stops>
      </style:paragraph-properties>
    </style:style>
    <style:style style:name="P815" style:family="paragraph" style:parent-style-name="Body_20_text_20__28_2_29_" style:master-page-name="PageStyle36">
      <style:paragraph-properties fo:margin-left="0.3752in" fo:margin-right="0in" fo:margin-top="0in" fo:margin-bottom="0in" loext:contextual-spacing="false" fo:text-align="start" style:justify-single-word="false" fo:text-indent="-0.111in" style:auto-text-indent="false" style:page-number="882"/>
    </style:style>
    <style:style style:name="P816" style:family="paragraph" style:parent-style-name="Body_20_text_20__28_2_29_" style:master-page-name="PageStyle39">
      <style:paragraph-properties fo:margin-left="0.4165in" fo:margin-right="0in" fo:margin-top="0in" fo:margin-bottom="0in" loext:contextual-spacing="false" fo:text-align="start" style:justify-single-word="false" fo:text-indent="-0.2362in" style:auto-text-indent="false" style:page-number="887"/>
    </style:style>
    <style:style style:name="P817" style:family="paragraph" style:parent-style-name="Body_20_text_20__28_2_29_" style:master-page-name="PageStyle41">
      <style:paragraph-properties fo:margin-left="0in" fo:margin-right="0in" fo:margin-top="0in" fo:margin-bottom="0in" loext:contextual-spacing="false" fo:line-height="0.1228in" fo:text-align="start" style:justify-single-word="false" fo:text-indent="0.222in" style:auto-text-indent="false" style:page-number="890"/>
    </style:style>
    <style:style style:name="P818" style:family="paragraph" style:parent-style-name="Body_20_text_20__28_19_29_" style:list-style-name="L5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819" style:family="paragraph" style:parent-style-name="Body_20_text_20__28_19_29_" style:list-style-name="L5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T1" style:family="text">
      <style:text-properties fo:color="#000000" style:text-position="25% 58%"/>
    </style:style>
    <style:style style:name="T2"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1055in" fo:margin-bottom="0.1134in" style:wrap="left" style:number-wrapped-paragraphs="no-limit" style:vertical-pos="from-top" style:vertical-rel="page-content" style:horizontal-pos="from-left" style:horizontal-rel="page" fo:background-color="#ffffff" style:background-transparency="100%" draw:fill="solid" draw:fill-color="#ffffff" draw:opacity="0%" fo:padding="0in" fo:border="none" style:flow-with-text="false"/>
    </style:style>
    <style:style style:name="fr3" style:family="graphic" style:parent-style-name="Frame">
      <style:graphic-properties fo:margin-left="0.0398in" fo:margin-right="0.0398in" fo:margin-top="0in" fo:margin-bottom="0in" style:vertical-pos="from-top" style:vertical-rel="paragraph-content" style:horizontal-pos="center" style:horizontal-rel="page" fo:background-color="#ffffff" style:background-transparency="100%" draw:fill="solid" draw:fill-color="#ffffff" draw:opacity="0%" fo:padding="0in" fo:border="none" style:flow-with-text="false"/>
    </style:style>
    <style:style style:name="fr4" style:family="graphic" style:parent-style-name="Frame">
      <style:graphic-properties fo:margin-left="1.4in" fo:margin-right="0.0398in" fo:margin-top="0in" fo:margin-bottom="0in" style:wrap="left" style:number-wrapped-paragraphs="no-limit" style:vertical-pos="from-top" style:vertical-rel="paragraph-content" style:horizontal-pos="from-left" style:horizontal-rel="page" fo:background-color="#ffffff" style:background-transparency="100%" draw:fill="solid" draw:fill-color="#ffffff" draw:opacity="0%" fo:padding="0in" fo:border="none" style:flow-with-text="false"/>
    </style:style>
    <style:style style:name="fr5" style:family="graphic" style:parent-style-name="Frame">
      <style:graphic-properties fo:margin-left="0.0398in" fo:margin-right="0.0398in" fo:margin-top="0in" fo:margin-bottom="0in" style:wrap="run-through" style:number-wrapped-paragraphs="no-limit" style:vertical-pos="from-top" style:vertical-rel="paragraph-content" style:horizontal-pos="from-left" style:horizontal-rel="page" fo:background-color="#ffffff" style:background-transparency="100%" draw:fill="solid" draw:fill-color="#ffffff" draw:opacity="0%" fo:padding="0in" fo:border="none" style:flow-with-text="false"/>
    </style:style>
    <style:style style:name="fr6" style:family="graphic" style:parent-style-name="Frame">
      <style:graphic-properties fo:margin-left="0.0398in" fo:margin-right="0.0398in" fo:margin-top="0in" fo:margin-bottom="0in" style:wrap="run-through" style:number-wrapped-paragraphs="no-limit" style:vertical-pos="from-top" style:vertical-rel="paragraph-content" style:horizontal-pos="from-left" style:horizontal-rel="page" fo:background-color="#ffffff" style:background-transparency="100%" draw:fill="solid" draw:fill-color="#ffffff" draw:opacity="0%" fo:padding="0in" fo:border="none" style:flow-with-text="true"/>
    </style:style>
    <style:style style:name="fr7" style:family="graphic" style:parent-style-name="Frame">
      <style:graphic-properties fo:margin-left="0.0398in" fo:margin-right="0.0398in" fo:margin-top="0.0264in" fo:margin-bottom="0.0083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8" style:family="graphic" style:parent-style-name="Frame">
      <style:graphic-properties fo:margin-left="0.0398in" fo:margin-right="0.0398in" fo:margin-top="0.0264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9" style:family="graphic" style:parent-style-name="Frame">
      <style:graphic-properties fo:margin-left="0.0398in" fo:margin-right="0.0398in" fo:margin-top="0.0335in" fo:margin-bottom="0.0201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10" style:family="graphic" style:parent-style-name="Frame">
      <style:graphic-properties fo:margin-left="0.0398in" fo:margin-right="0.0398in" fo:margin-top="0.0366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11" style:family="graphic" style:parent-style-name="Frame">
      <style:graphic-properties fo:margin-left="0.0398in" fo:margin-right="0.0398in" fo:margin-top="0.0402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12" style:family="graphic" style:parent-style-name="Frame">
      <style:graphic-properties fo:margin-left="0.0398in" fo:margin-right="0.0398in" fo:margin-top="0.0299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13" style:family="graphic" style:parent-style-name="Frame">
      <style:graphic-properties fo:margin-left="0.0398in" fo:margin-right="0.0398in" fo:margin-top="0.0264in" fo:margin-bottom="0.0236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14" style:family="graphic" style:parent-style-name="Frame">
      <style:graphic-properties fo:margin-left="0.0398in" fo:margin-right="0.0398in" fo:margin-top="0.0366in" fo:margin-bottom="0.0201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15" style:family="graphic" style:parent-style-name="Frame">
      <style:graphic-properties fo:margin-left="0.0398in" fo:margin-right="0.0398in" fo:margin-top="0.0335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16" style:family="graphic" style:parent-style-name="Frame">
      <style:graphic-properties fo:margin-left="0.0398in" fo:margin-right="0.0398in" fo:margin-top="0.0335in" fo:margin-bottom="0in" style:wrap="right" style:number-wrapped-paragraphs="no-limit" style:wrap-contour="true" style:wrap-contour-mode="full" style:vertical-pos="from-top" style:vertical-rel="paragraph-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17" style:family="graphic" style:parent-style-name="Frame">
      <style:graphic-properties fo:margin-left="0.0398in" fo:margin-right="0.0398in" fo:margin-top="0.1571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1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1.8118in" fo:margin-right="2.5583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1.8118in" fo:margin-right="2.5583in" style:editable="false">
        <style:columns fo:column-count="2" fo:column-gap="0.0764in">
          <style:column style:rel-width="32767*" fo:start-indent="0in" fo:end-indent="0.0382in"/>
          <style:column style:rel-width="32768*" fo:start-indent="0.0382in" fo:end-indent="0in"/>
        </style:columns>
      </style:section-properties>
    </style:style>
    <style:style style:name="Sect4" style:family="section">
      <style:section-properties fo:margin-left="0in" fo:margin-right="0in" style:editable="false">
        <style:columns fo:column-count="2" fo:column-gap="0.0709in">
          <style:column style:rel-width="32767*" fo:start-indent="0in" fo:end-indent="0.0354in"/>
          <style:column style:rel-width="32768*" fo:start-indent="0.0354in" fo:end-indent="0in"/>
        </style:columns>
      </style:section-properties>
    </style:style>
    <style:style style:name="Sect5" style:family="section">
      <style:section-properties fo:margin-left="1.7917in" fo:margin-right="2.5953in" style:editable="false">
        <style:columns fo:column-count="2" fo:column-gap="0.0862in">
          <style:column style:rel-width="32767*" fo:start-indent="0in" fo:end-indent="0.0429in"/>
          <style:column style:rel-width="32768*" fo:start-indent="0.0429in" fo:end-indent="0in"/>
        </style:columns>
      </style:section-properties>
    </style:style>
    <style:style style:name="Sect6" style:family="section">
      <style:section-properties fo:margin-left="2.078in" fo:margin-right="2.2744in" style:editable="false">
        <style:columns fo:column-count="2" fo:column-gap="0.0709in">
          <style:column style:rel-width="32767*" fo:start-indent="0in" fo:end-indent="0.0354in"/>
          <style:column style:rel-width="32768*" fo:start-indent="0.0354in" fo:end-indent="0in"/>
        </style:columns>
      </style:section-properties>
    </style:style>
    <style:style style:name="Sect7" style:family="section">
      <style:section-properties fo:margin-left="2.3437in" fo:margin-right="2.0264in" style:editable="false">
        <style:columns fo:column-count="2" fo:column-gap="0.0709in">
          <style:column style:rel-width="32767*" fo:start-indent="0in" fo:end-indent="0.0354in"/>
          <style:column style:rel-width="32768*" fo:start-indent="0.0354in" fo:end-indent="0in"/>
        </style:columns>
      </style:section-properties>
    </style:style>
    <style:style style:name="Sect8" style:family="section">
      <style:section-properties fo:margin-left="-2.1783in" fo:margin-right="-2.2244in" style:editable="false">
        <style:columns fo:column-count="1" fo:column-gap="0in"/>
      </style:section-properties>
    </style:style>
    <style:style style:name="Sect9" style:family="section">
      <style:section-properties fo:margin-left="2.1783in" fo:margin-right="2.2244in" style:editable="false">
        <style:columns fo:column-count="2" fo:column-gap="0.0709in">
          <style:column style:rel-width="32767*" fo:start-indent="0in" fo:end-indent="0.0354in"/>
          <style:column style:rel-width="32768*" fo:start-indent="0.0354in" fo:end-indent="0in"/>
        </style:columns>
      </style:section-properties>
    </style:style>
    <style:style style:name="Sect10" style:family="section">
      <style:section-properties fo:margin-left="0.3854in" fo:margin-right="-0.3598in" style:editable="false">
        <style:columns fo:column-count="2" fo:column-gap="0.0709in">
          <style:column style:rel-width="32767*" fo:start-indent="0in" fo:end-indent="0.0354in"/>
          <style:column style:rel-width="32768*" fo:start-indent="0.0354in" fo:end-indent="0in"/>
        </style:columns>
      </style:section-properties>
    </style:style>
    <style:style style:name="Sect11" style:family="section">
      <style:section-properties fo:margin-left="-1.7929in" fo:margin-right="-2.5839in" style:editable="false">
        <style:columns fo:column-count="1" fo:column-gap="0in"/>
      </style:section-properties>
    </style:style>
    <style:style style:name="Sect12" style:family="section">
      <style:section-properties fo:margin-left="0.7098in" fo:margin-right="3.6535in" style:editable="false">
        <style:columns fo:column-count="2" fo:column-gap="0.0709in">
          <style:column style:rel-width="32767*" fo:start-indent="0in" fo:end-indent="0.0354in"/>
          <style:column style:rel-width="32768*" fo:start-indent="0.0354in" fo:end-indent="0in"/>
        </style:columns>
      </style:section-properties>
    </style:style>
    <style:style style:name="Sect13" style:family="section">
      <style:section-properties fo:margin-left="0.7098in" fo:margin-right="3.6535in" style:editable="false">
        <style:columns fo:column-count="1" fo:column-gap="0in"/>
      </style:section-properties>
    </style:style>
    <text:list-style style:name="L1">
      <text:list-level-style-number text:level="1" text:style-name="CharStyle15"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5"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15"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15" style:num-format="1" text:start-value="2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15"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15" style:num-format="1" text:start-value="3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15"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15"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15"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15"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15"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15" style:num-format="1" text:start-value="1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15"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15"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15"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CharStyle15"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CharStyle15"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CharStyle15"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CharStyle15" style:num-format="1" text:start-value="2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CharStyle15"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CharStyle15"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CharStyle17"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CharStyle15"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CharStyle15" style:num-format="1" text:start-value="3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CharStyle15" style:num-format="1" text:start-value="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CharStyle15"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CharStyle15"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CharStyle15" style:num-format="1" text:start-value="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CharStyle15"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CharStyle15"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CharStyle15"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CharStyle15"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CharStyle15"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CharStyle15"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CharStyle15"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CharStyle15" style:num-format="1" text:start-value="1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CharStyle15"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CharStyle15"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CharStyle1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CharStyle1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CharStyle15"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CharStyle15"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CharStyle15"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CharStyle17"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CharStyle15"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CharStyle15"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CharStyle15"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CharStyle15" style:num-format="1" text:start-value="3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CharStyle15"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CharStyle15"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CharStyle15"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CharStyle15" style:num-format="1" text:start-value="2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CharStyle15"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CharStyle15"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CharStyle15"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CharStyle15"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CharStyle15"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CharStyle1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CharStyle15"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CharStyle15" style:num-format="1" text:start-value="4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CharStyle15" style:num-format="1" text:start-value="4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CharStyle75"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CharStyle15"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CharStyle15"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CharStyle15"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CharStyle16"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CharStyle1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CharStyle15"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CharStyle15"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CharStyle15"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CharStyle15"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CharStyle15"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CharStyle15" style:num-format="1" text:start-value="1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CharStyle15"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CharStyle15"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CharStyle15"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CharStyle16"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CharStyle1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CharStyle15" style:num-format="1" text:start-value="3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CharStyle15"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CharStyle15" style:num-format="1" text:start-value="2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text:style-name="CharStyle15"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CharStyle15"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CharStyle15"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text:style-name="CharStyle15"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CharStyle16" style:num-format="1" text:start-value="4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CharStyle15"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CharStyle16" style:num-format="1" text:start-value="2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CharStyle15"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text:style-name="CharStyle15"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CharStyle15" style:num-format="1" text:start-value="3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CharStyle15"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CharStyle15" style:num-format="1" text:start-value="3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CharStyle15"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text:style-name="CharStyle15"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CharStyle15" style:num-format="1" text:start-value="5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CharStyle15"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CharStyle32" style:num-format="i"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CharStyle15"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CharStyle15" style:num-format="1" text:start-value="2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457" text:outline-level="4"><text:bookmark-start text:name="bookmark0"/><text:span text:style-name="CharStyle7">JEREMIAH</text:span><text:bookmark-end text:name="bookmark0"/></text:h>
      </text:section>
      <text:section text:style-name="Sect2" text:name="Section1">
        <text:p text:style-name="P4"/>
        <text:p text:style-name="P2"/>
      </text:section>
      <text:section text:style-name="Sect3" text:name="Section2">
        <text:p text:style-name="Body_20_text_20__28_3_29__20__2b__20_DropCap1">I<text:span text:style-name="CharStyle12">The story of Jeremiah the son of Hilkiah, belonging to the priests at Anathoth in the dis- 2 trict of Benjamin; to whom the word of the Eternal came during the reign of Josiah son of Amon, king of Judah, in the thirteenth 3 year of his reign. [[It continued to come during the reign of Je- hoiakim son of Josiah, king of Judah, until the end of the eleventh year of Zedekiah son of Josiah, king of Judah, when Jerusalem went into exile in the fifth month of that year.]]</text:span></text:p>
        <text:list xml:id="list6044699317790161676" text:style-name="L1">
          <text:list-item>
            <text:p text:style-name="P459"><text:span text:style-name="CharStyle16"><text:tab/></text:span><text:span text:style-name="CharStyle15">This word from the Eternal came to me:</text:span></text:p>
          </text:list-item>
          <text:list-item>
            <text:p text:style-name="P459"><text:span text:style-name="CharStyle15"><text:tab/>“Before I formed you in the womb, I chose you; ere ever you were born, I set you apart; I have appointed you a prophet to the nations.”</text:span></text:p>
          </text:list-item>
          <text:list-item>
            <text:p text:style-name="P584"><text:span text:style-name="CharStyle15"><text:tab/>Then I said,</text:span></text:p>
          </text:list-item>
        </text:list>
        <text:p text:style-name="P252"><text:span text:style-name="CharStyle15">“Ah, but, O Lord Eternal, I can­not speak,</text:span></text:p>
        <text:list xml:id="list3000552032840529722" text:style-name="L2">
          <text:list-item>
            <text:p text:style-name="P679"><text:span text:style-name="CharStyle15"><text:tab/>am too young!”</text:span></text:p>
          </text:list-item>
        </text:list>
        <text:list xml:id="list183558320198858" text:style-name="L1">
          <text:list-item>
            <text:p text:style-name="P584"><text:span text:style-name="CharStyle15"><text:tab/>But the Eternal said to me, “Say not, you are too young; to whomsoever I send you shall you go, and whatever I com­mand you, shall you speak. 8 Be not afraid at the sight of them, for I am with you to </text:span><text:span text:style-name="CharStyle16">9</text:span><text:span text:style-name="CharStyle15"> succour you.” The Eternal said it. And then the Eternal put out his hand to touch my mouth: the Eternal said to me, “There! I have put my words io into your mouth; here and now I give you authority over na­tions and kingdoms, to tear up, to break down, to shatter, to pull down, to build up and to plant.”</text:span></text:p>
          </text:list-item>
        </text:list>
        <text:p text:style-name="P34"><text:span text:style-name="CharStyle15">n This word from the Eternal came to me: “Jeremiah, what do you see?” I said, “The shoot 12 of a wake-tree.” The Eternal</text:span></text:p>
        <text:p text:style-name="P318"><text:span text:style-name="CharStyle15">said to me, “You have seen right; for I am wakeful over my word, to carry it out.”</text:span></text:p>
        <text:p text:style-name="P145"><text:span text:style-name="CharStyle15">The word of the Eternal came 13 to me again, saying, “What do you see?” I said, “A boiling cauldron, fanned from the north.” Then the Eternal said 14 to me, “From the north is bane being blown out on all the in­habitants of the land. For I am 15 summoning all the empires of the north; they shall come and erect their tribunals, each at the entry to Jerusalem and oppo­site all its walls round about and opposite all the towns of Judah; by them will I pass sen- 16 tence on all the wickedness of those who forsake me to offer sacrifice to other gods and wor­ship what their own hands made. As for you, brace 17 yourself up, stand up and tell them all that I command you; never be scared at them, lest I scare you at the sight of them.</text:span></text:p>
        <text:p text:style-name="P26"><text:span text:style-name="CharStyle15">I—I fortify you this day like a 18 town, a bronze wall, against the whole land, against the kings of Judah, the authorities, the priests and the laity; they shall 19 attack you, but they shall not overcome you, for I am with you (the Eternal promises) to succour you.”</text:span></text:p>
        <text:p text:style-name="P146"><text:span text:style-name="CharStyle15">The word of the Eternal </text:span><text:span text:style-name="CharStyle17">ey</text:span><text:span text:style-name="CharStyle15"> 2 came to me,bidding megoand “ proclaim this message from the Eternal in the hearing of Jeru­salem:</text:span></text:p>
        <text:p text:style-name="P25"><text:span text:style-name="CharStyle15">“I remember your early devotion,</text:span></text:p>
        <text:p text:style-name="P146"><text:span text:style-name="CharStyle15">the love of your bridal days, how through the wolds you fol­lowed me,</text:span></text:p>
        <text:p text:style-name="P146"><text:span text:style-name="CharStyle15">through lands unsown;</text:span></text:p>
        <text:p text:style-name="P190"><text:span text:style-name="CharStyle15">Israel was set apart for the 3 Eternal,</text:span></text:p>
      </text:section>
      <text:section text:style-name="Sect4" text:name="Section3">
        <text:p text:style-name="P682"><text:span text:style-name="CharStyle15">so dear to him, so sacred, that her spoilers were all pun­ished;</text:span></text:p>
        <text:p text:style-name="P208"><text:span text:style-name="CharStyle15">ill befell them.”</text:span></text:p>
        <text:list xml:id="list3440170578668279736" text:style-name="L3">
          <text:list-item>
            <text:p text:style-name="P586"><text:span text:style-name="CharStyle15"><text:tab/>Listen to the Eternal’s word,</text:span></text:p>
          </text:list-item>
        </text:list>
        <text:p text:style-name="P204"><text:span text:style-name="CharStyle15">O<text:tab/>house of Jacob and all families of the house of Is­rael:</text:span></text:p>
        <text:list xml:id="list183619359432642" text:continue-numbering="true" text:style-name="L3">
          <text:list-item>
            <text:p text:style-name="P586"><text:span text:style-name="CharStyle15"><text:tab/>“What did your fathers find</text:span></text:p>
          </text:list-item>
        </text:list>
        <text:p text:style-name="P201"><text:span text:style-name="CharStyle15">wrong in me that they went far from me,</text:span></text:p>
        <text:p text:style-name="P283"><text:span text:style-name="CharStyle15">went after empty idols and be­came empty themselves?</text:span></text:p>
        <text:list xml:id="list183617750828481" text:continue-numbering="true" text:style-name="L3">
          <text:list-item>
            <text:p text:style-name="P586"><text:span text:style-name="CharStyle15"><text:tab/>They never said, ‘Where is the</text:span></text:p>
          </text:list-item>
        </text:list>
        <text:p text:style-name="P438"><text:span text:style-name="CharStyle15">Eternal, who brought us up from Egypt’s land, who led us through the desert, through a land of steppes and holes,</text:span></text:p>
        <text:p text:style-name="P283"><text:span text:style-name="CharStyle15">through a land of drought and darkness deep,</text:span></text:p>
        <text:p text:style-name="P283"><text:span text:style-name="CharStyle15">a land where no one travels, no one dwells?’</text:span></text:p>
        <text:list xml:id="list183618104401281" text:continue-numbering="true" text:style-name="L3">
          <text:list-item>
            <text:p text:style-name="P589"><text:span text:style-name="CharStyle15"><text:tab/>Yes, and I brought you to a</text:span></text:p>
          </text:list-item>
        </text:list>
        <text:p text:style-name="P438"><text:span text:style-name="CharStyle15">garden-land, to eat the fruit and good things of it; but when you entered, you be­fouled my land and made my heritage abominable—</text:span></text:p>
        <text:list xml:id="list183618077688515" text:continue-numbering="true" text:style-name="L3">
          <text:list-item>
            <text:p text:style-name="P589"><text:span text:style-name="CharStyle15"><text:tab/>the priests never asked, ‘Where</text:span></text:p>
          </text:list-item>
        </text:list>
        <text:p text:style-name="P201"><text:span text:style-name="CharStyle15">is the Eternal?’</text:span></text:p>
        <text:p text:style-name="P299"><text:span text:style-name="CharStyle15">those who handled the law cared nothing for me, the rulers rebelled against me, the prophets prophesied by Baal and sought useless idols.</text:span></text:p>
        <text:list xml:id="list183618117970386" text:continue-numbering="true" text:style-name="L3">
          <text:list-item>
            <text:p text:style-name="P589"><text:span text:style-name="CharStyle15"><text:tab/>So I must still indict you, the</text:span></text:p>
          </text:list-item>
        </text:list>
        <text:p text:style-name="P201"><text:span text:style-name="CharStyle15">Eternal says,</text:span></text:p>
        <text:p text:style-name="P283"><text:span text:style-name="CharStyle15">and indict your children’s chil­dren;</text:span></text:p>
        <text:list xml:id="list183618190136644" text:continue-numbering="true" text:style-name="L3">
          <text:list-item>
            <text:p text:style-name="P684"><text:span text:style-name="CharStyle15"><text:tab/>cross to Cyprus and the west, and see,</text:span></text:p>
          </text:list-item>
        </text:list>
        <text:p text:style-name="P283"><text:span text:style-name="CharStyle15">send east to the Arabs, and inquire—</text:span></text:p>
        <text:p text:style-name="P283"><text:span text:style-name="CharStyle15">see if there ever was the like of this;</text:span></text:p>
        <text:p text:style-name="P26"><text:span text:style-name="CharStyle15">n has any nation ever changed its gods (gods that are no gods)? But my peoplehavechangedtheir Glory for a useless thing!</text:span></text:p>
        <text:p text:style-name="P26"><text:span text:style-name="CharStyle15">Well may the heavens be ap- 12 palled and shudder; for my people have done double 13 wrong,</text:span></text:p>
        <text:p text:style-name="P26"><text:span text:style-name="CharStyle15">they have forsaken me, the re­servoir of fresh water, and hewn out cisterns for them­selves,</text:span></text:p>
        <text:p text:style-name="P199"><text:span text:style-name="CharStyle15">leaky cisterns that cannot hold any water!</text:span></text:p>
        <text:p text:style-name="P82"><text:span text:style-name="CharStyle15">Is Israel a defenceless serf, 14 a home-born slave, that he should be plundered, and his towns laid waste?</text:span></text:p>
        <text:p text:style-name="P52"><text:span text:style-name="CharStyle15">Young lions roar at him,<text:tab/>15</text:span></text:p>
        <text:p text:style-name="P169"><text:span text:style-name="CharStyle15">growling aloud; they lay his land desolate, empty of inhabitants;</text:span></text:p>
        <text:p text:style-name="P32"><text:span text:style-name="CharStyle15">men of Memphis and of Daphne 16 strip you to be slaves; have you not brought this on 17 yourself,</text:span></text:p>
        <text:p text:style-name="P167"><text:span text:style-name="CharStyle15">by abandoning your God?</text:span></text:p>
        <text:p text:style-name="P190"><text:span text:style-name="CharStyle15">What right had you to go to 18 Egypt,</text:span></text:p>
        <text:p text:style-name="P146"><text:span text:style-name="CharStyle15">to drink from the Nile?</text:span></text:p>
        <text:p text:style-name="P190"><text:span text:style-name="CharStyle15">What right had you to go to Assyria,</text:span></text:p>
        <text:p text:style-name="P170"><text:span text:style-name="CharStyle15">to drink from the Euphrates?</text:span></text:p>
        <text:p text:style-name="P193"><text:span text:style-name="CharStyle15">Your own wickedness will pun- 19 ish you,</text:span></text:p>
        <text:p text:style-name="P119"><text:span text:style-name="CharStyle15">your apostasy will chastise you.</text:span></text:p>
        <text:p text:style-name="P193"><text:span text:style-name="CharStyle15">See for yourself how sore it is for you</text:span></text:p>
        <text:p text:style-name="P159"><text:span text:style-name="CharStyle15">to abandon me, to have no reverence for me, says the Lord, the Lord of hosts.</text:span></text:p>
        <text:p text:style-name="P48"><text:span text:style-name="CharStyle15">Long ago you broke your yoke 20 and snapped your harness, you said, ‘I will not serve thee’;</text:span></text:p>
        <text:p text:style-name="P159"><text:span text:style-name="CharStyle15">and on every height, under every green tree, you wantoned like a harlot.</text:span></text:p>
        <text:list xml:id="list3764509237580356160" text:style-name="L4">
          <text:list-item>
            <text:p text:style-name="P675"><text:span text:style-name="CharStyle15"><text:tab/>Yet I had planted you a noble</text:span></text:p>
          </text:list-item>
        </text:list>
        <text:p text:style-name="P220"><text:span text:style-name="CharStyle15">vine,</text:span></text:p>
        <text:p text:style-name="P134"><text:span text:style-name="CharStyle15">of right good stock.</text:span></text:p>
        <text:p text:style-name="P252"><text:span text:style-name="CharStyle15">And into what a foul thing you have turned,</text:span></text:p>
        <text:p text:style-name="P134"><text:span text:style-name="CharStyle15">a vine wild and degenerate!</text:span></text:p>
        <text:list xml:id="list183618549022085" text:continue-numbering="true" text:style-name="L4">
          <text:list-item>
            <text:p text:style-name="P591"><text:span text:style-name="CharStyle15"><text:tab/>You may wash yourself with lye</text:span></text:p>
          </text:list-item>
        </text:list>
        <text:p text:style-name="P134"><text:span text:style-name="CharStyle15">and plenty soap,</text:span></text:p>
        <text:p text:style-name="P252"><text:span text:style-name="CharStyle15">but I see your sin of the deepest dye,</text:span></text:p>
        <text:p text:style-name="P134"><text:span text:style-name="CharStyle15">says the Lord Eternal.</text:span></text:p>
        <text:list xml:id="list183618752908609" text:continue-numbering="true" text:style-name="L4">
          <text:list-item>
            <text:p text:style-name="P591"><text:span text:style-name="CharStyle15"><text:tab/>How dare you say, ‘I am not</text:span></text:p>
          </text:list-item>
        </text:list>
        <text:p text:style-name="P220"><text:span text:style-name="CharStyle15">stained,</text:span></text:p>
        <text:list xml:id="list6434510985666503571" text:style-name="L5">
          <text:list-item>
            <text:p text:style-name="P686"><text:span text:style-name="CharStyle15"><text:tab/>have not sought the Baals’? Look at your life in the Valley, think how you have carried on:</text:span></text:p>
          </text:list-item>
        </text:list>
        <text:p text:style-name="P354"><text:span text:style-name="CharStyle15">you are a swift young camel, that doubles on her tracks,</text:span></text:p>
        <text:list xml:id="list183558585949921" text:style-name="L4">
          <text:list-item>
            <text:p text:style-name="P591"><text:span text:style-name="CharStyle15"><text:tab/>a heifer running wild in the wold,</text:span></text:p>
          </text:list-item>
        </text:list>
        <text:p text:style-name="P134"><text:span text:style-name="CharStyle15">heated with passion, snuffing the breeze, in the rut­ting season— who can control her?</text:span></text:p>
        <text:p text:style-name="P252"><text:span text:style-name="CharStyle15">No male need trouble to search for her;</text:span></text:p>
        <text:p text:style-name="P103"><text:span text:style-name="CharStyle15">all can find her at mating­time.</text:span></text:p>
        <text:list xml:id="list183617831622462" text:continue-numbering="true" text:style-name="L4">
          <text:list-item>
            <text:p text:style-name="P591"><text:span text:style-name="CharStyle15"><text:tab/>Do not run your feet bare,</text:span></text:p>
          </text:list-item>
        </text:list>
        <text:p text:style-name="P134"><text:span text:style-name="CharStyle15">your throat dry.</text:span></text:p>
        <text:p text:style-name="P252"><text:span text:style-name="CharStyle15">But ‘It is no use to talk;</text:span></text:p>
        <text:p text:style-name="P103"><text:span text:style-name="CharStyle15">I am in love with foreign gods,’ you cry,</text:span></text:p>
        <text:p text:style-name="P144"><text:span text:style-name="CharStyle15">‘and after them I hie.’</text:span></text:p>
        <text:list xml:id="list183618851495560" text:continue-numbering="true" text:style-name="L4">
          <text:list-item>
            <text:p text:style-name="P592"><text:span text:style-name="CharStyle15"><text:tab/>Like a thief caught and con­</text:span></text:p>
          </text:list-item>
        </text:list>
        <text:p text:style-name="P222"><text:span text:style-name="CharStyle15">founded,</text:span></text:p>
        <text:p text:style-name="P105"><text:span text:style-name="CharStyle15">so shall Israel’s house be con­founded,</text:span></text:p>
        <text:list xml:id="list183619479754457" text:continue-numbering="true" text:style-name="L4">
          <text:list-item>
            <text:p text:style-name="P592"><text:span text:style-name="CharStyle15"><text:tab/>calling a pole ‘my father,’</text:span></text:p>
          </text:list-item>
        </text:list>
        <text:p text:style-name="P140"><text:span text:style-name="CharStyle15">calling a pillar ‘my mother’!</text:span></text:p>
        <text:p text:style-name="P253"><text:span text:style-name="CharStyle15">They have turned their backs to me,</text:span></text:p>
        <text:p text:style-name="P135"><text:span text:style-name="CharStyle15">and not their faces; and yet they cry, when trouble comes,</text:span></text:p>
        <text:p text:style-name="P143"><text:span text:style-name="CharStyle15">‘Arise and save us’!</text:span></text:p>
        <text:list xml:id="list183619722657114" text:continue-numbering="true" text:style-name="L4">
          <text:list-item>
            <text:p text:style-name="P593"><text:span text:style-name="CharStyle15"><text:tab/>But where are your gods,</text:span></text:p>
          </text:list-item>
        </text:list>
        <text:p text:style-name="P334"><text:span text:style-name="CharStyle15">the gods you made for your­self?</text:span></text:p>
        <text:p text:style-name="P406"><text:span text:style-name="CharStyle15">Let them arise to save you, if they can, in your trouble!</text:span></text:p>
        <text:p text:style-name="P39"><text:span text:style-name="CharStyle15">(for you have as many gods as towns, O Judah; and as the streets are in Jeru­salem,</text:span></text:p>
        <text:p text:style-name="P172"><text:span text:style-name="CharStyle15">so sacrifices abound to Baal.)</text:span></text:p>
        <text:p text:style-name="P53"><text:span text:style-name="CharStyle15">Then why upbraid me,<text:tab/></text:span><text:span text:style-name="CharStyle18">29</text:span></text:p>
        <text:p text:style-name="P165"><text:span text:style-name="CharStyle15">when you are godless, all, when you are rebels, all?— the Eternal protests.</text:span></text:p>
        <text:p text:style-name="P26"><text:span text:style-name="CharStyle15">In vain I struck your citizens, 3° they would not be corrected; the sword devoured your proph­ets</text:span></text:p>
        <text:p text:style-name="P149"><text:span text:style-name="CharStyle15">like a lion, a man-eater, but fear you would not,<text:tab/>3</text:span><text:span text:style-name="CharStyle15"><text:span text:style-name="T1">1</text:span></text:span></text:p>
        <text:p text:style-name="P335"><text:span text:style-name="CharStyle15">would not heed the word of the Eternal.</text:span></text:p>
        <text:p text:style-name="P405"><text:span text:style-name="CharStyle15">Have I been a desert to Israel, or a land of gloom?</text:span></text:p>
        <text:p text:style-name="P45"><text:span text:style-name="CharStyle15">Then why do my people say,</text:span></text:p>
        <text:p text:style-name="P183"><text:span text:style-name="CharStyle15">‘We please ourselves,<text:line-break/>we will not come to thee’?</text:span></text:p>
        <text:p text:style-name="P277"><text:span text:style-name="CharStyle15">Can a girl forget her trinkets, 32 or a bride her sash?</text:span></text:p>
        <text:p text:style-name="P209"><text:span text:style-name="CharStyle15">And yet my people have for­gotten me,</text:span></text:p>
        <text:p text:style-name="P165"><text:span text:style-name="CharStyle15">days without number!</text:span></text:p>
        <text:p text:style-name="P82"><text:span text:style-name="CharStyle15">Your course you have directed 33 to intrigues of love, and trained yourself to follow evil paths;</text:span></text:p>
        <text:p text:style-name="P53"><text:span text:style-name="CharStyle15">your hands are stained<text:tab/>34</text:span></text:p>
        <text:p text:style-name="P165"><text:span text:style-name="CharStyle15">with innocent blood; and for all this I will arraign you.</text:span></text:p>
        <text:p text:style-name="P273"><text:span text:style-name="CharStyle15">Yet you say, ‘I am innocent; 35 surely his anger is over.’</text:span></text:p>
        <text:p text:style-name="P25"><text:span text:style-name="CharStyle15">I will condemn you for saying,</text:span></text:p>
        <text:p text:style-name="P146"><text:span text:style-name="CharStyle15">‘I have not sinned.’</text:span></text:p>
        <text:list xml:id="list8644999596150201714" text:style-name="L6">
          <text:list-item>
            <text:p text:style-name="P599"><text:span text:style-name="CharStyle15"><text:tab/>Why do you cheapen yourself</text:span></text:p>
          </text:list-item>
        </text:list>
        <text:p text:style-name="P356"><text:span text:style-name="CharStyle15">by shifting your course P you will find Egypt fail you, as Assyria did;</text:span></text:p>
        <text:list xml:id="list183617952473241" text:continue-numbering="true" text:style-name="L6">
          <text:list-item>
            <text:p text:style-name="P599"><text:span text:style-name="CharStyle15"><text:tab/>you will have to leave Egypt</text:span></text:p>
          </text:list-item>
        </text:list>
        <text:p text:style-name="P220"><text:span text:style-name="CharStyle15">also,</text:span></text:p>
        <text:p text:style-name="P103"><text:span text:style-name="CharStyle15">hands clasped on head for shame;</text:span></text:p>
        <text:p text:style-name="P303"><text:span text:style-name="CharStyle15">for the Eternal has rejected those you rely on, and nothing will you gain by them.</text:span></text:p>
        <text:p text:style-name="Body_20_text_20__28_3_29__20__2b__20_DropCap5">3<text:span text:style-name="CharStyle12">. . . saying, if any man di­vorce his wife, and she leaves him, if she belongs to another man, can she come back to him? Would not a </text:span><text:soft-page-break/><text:span text:style-name="CharStyle12">woman like that be wholly polluted?</text:span></text:p>
        <text:p text:style-name="P299"><text:span text:style-name="CharStyle15">And you, who have wantoned with many a lover, you would come back to me!— says the Eternal.</text:span></text:p>
        <text:list xml:id="list5643975507739312723" text:style-name="L7">
          <text:list-item>
            <text:p text:style-name="P691"><text:span text:style-name="CharStyle15"><text:tab/>Look up at the bare heights, see!</text:span></text:p>
          </text:list-item>
        </text:list>
        <text:p text:style-name="P103"><text:span text:style-name="CharStyle15">Where have not men lain with you?</text:span></text:p>
        <text:p text:style-name="P229"><text:span text:style-name="CharStyle15">You sat awaiting lovers by the road-side,</text:span></text:p>
        <text:p text:style-name="P357"><text:span text:style-name="CharStyle15">like a nomad in the desert; you have polluted the land with your harlotry and vice; 3 your host of lovers</text:span></text:p>
        <text:p text:style-name="P357"><text:span text:style-name="CharStyle15">has been a snare to you, and yet you were as brazen as a harlot,</text:span></text:p>
        <text:p text:style-name="P357"><text:span text:style-name="CharStyle15">you would not blush for it.</text:span></text:p>
        <text:list xml:id="list7690669369226281944" text:style-name="L8">
          <text:list-item>
            <text:p text:style-name="P605"><text:span text:style-name="CharStyle15"><text:tab/>And now you begin to call me, ‘Dear bridegroom of my youth’!</text:span></text:p>
          </text:list-item>
          <text:list-item>
            <text:p text:style-name="P605"><text:span text:style-name="CharStyle15"><text:tab/>‘He will not keep it up,’ you say, ‘he will not be angry for ever!’ So you say, but what you do is vilest of the vile.” </text:span><text:span text:style-name="CharStyle15"><text:span text:style-name="T1"><text:note text:id="ftn1" text:note-class="footnote"><text:note-citation>1</text:note-citation><text:note-body><text:p text:style-name="P100"><text:span text:style-name="CharStyle4"><text:tab/>[[During the reign of king Josiah, the Eternal said to me, “Have you seen what turncoat Israel has done, going up every</text:span></text:p></text:note-body></text:note></text:span></text:span><text:span text:style-name="CharStyle15"> height, going under every green tree, and playing the harlot there? I thought, after all that, 7 she would surely turn back to me. But she did not turn back; and although her faithless sister Judah saw plainly that, as Israel 8 had committed adultery, I had divorced her and handed her a bill of divorce, yet Judah her faithless sister was not afraid; she too went and played the harlot. The light-hearted wan- 9 ton, she polluted the land and committed adultery with stones and trees! Yet, for all that, this 10 faithless Judah has not turned back to me with her whole heart, but insincerely.” So the Eter- n nal said to me, “Turncoat Israel has proved herself better than faithless Judah. Go and pro- xa claim this northward; say,</text:span></text:p>
          </text:list-item>
        </text:list>
        <text:p text:style-name="P26"><text:span text:style-name="CharStyle15">‘Turn again, turncoat Israel, turn to me, the Eternal pleads;</text:span></text:p>
        <text:p text:style-name="P190"><text:span text:style-name="CharStyle15">I will not frown on you, for I am merciful,</text:span></text:p>
        <text:p text:style-name="P117"><text:span text:style-name="CharStyle15">I will not keep it up against you.</text:span></text:p>
        <text:p text:style-name="P198"><text:span text:style-name="CharStyle21">Only acknowledge your guilt, 13 confess</text:span></text:p>
        <text:p text:style-name="P146"><text:span text:style-name="CharStyle15">you have rebelled against the Eternal, your own God, and lavished love on foreign gods under all green trees, and refused to listen to my voice, says the Eternal.’ ”]] [[“Turn back, O turncoat 14 children, says the Eternal, for it is I who am your lord; I will take one or two of you, one from a town here, two from a clan there, and bring you to Sion, where I will give you rulers after 15 my own heart who shall furnish you with knowledge and with sense. In after days, when you 16 become numerous and fruitful in the land, says the Eternal, men shall no longer speak of</text:span></text:p>
      </text:section>
      <text:section text:style-name="Sect5" text:name="Section4">
        <text:p text:style-name="P695"><text:span text:style-name="CharStyle15">‘the ark of the Eternal’s com­pact’; that shall never enter their minds, they shall not remember it, they shall never miss it, and it shall never be</text:span></text:p>
        <text:list xml:id="list3969040289409917870" text:style-name="L9">
          <text:list-item>
            <text:p text:style-name="P460"><text:span text:style-name="CharStyle15"><text:tab/>re-made. They shall call Jeru­salem then ‘the throne of the Eternal’; and all nations shall gather to it, living no longer by the stubbornness of their evil</text:span></text:p>
          </text:list-item>
          <text:list-item>
            <text:p text:style-name="P460"><text:span text:style-name="CharStyle15"><text:tab/>minds. In those days the house of Judah shall join the house of Israel, and they shall come out of the north-land together to the land that I gave as a heritage to your fathers.”]]</text:span></text:p>
          </text:list-item>
          <text:list-item>
            <text:p text:style-name="P461"><text:span text:style-name="CharStyle15"><text:tab/>I thought that I would treat you</text:span></text:p>
          </text:list-item>
        </text:list>
        <text:p text:style-name="P347"><text:span text:style-name="CharStyle15">like a son,</text:span></text:p>
        <text:p text:style-name="P134"><text:span text:style-name="CharStyle15">and give you a delightful land, the fairest heritage of any na­tion.</text:span></text:p>
        <text:list xml:id="list4050532122747333857" text:style-name="L10">
          <text:list-item>
            <text:p text:style-name="P702"><text:span text:style-name="CharStyle15"><text:tab/>thought that you would call me Father,</text:span></text:p>
          </text:list-item>
        </text:list>
        <text:p text:style-name="P134"><text:span text:style-name="CharStyle15">and never turn away from me.</text:span></text:p>
        <text:list xml:id="list183558579277262" text:style-name="L9">
          <text:list-item>
            <text:p text:style-name="P462"><text:span text:style-name="CharStyle15"><text:tab/>But as a wife betrays her hus­</text:span></text:p>
          </text:list-item>
        </text:list>
        <text:p text:style-name="P432"><text:span text:style-name="CharStyle15">band for her lover, so you have betrayed me,</text:span></text:p>
        <text:p text:style-name="P115"><text:span text:style-name="CharStyle15">O<text:tab/>house of Israel—says the Eternal.</text:span></text:p>
        <text:list xml:id="list183617890463108" text:continue-numbering="true" text:style-name="L9">
          <text:list-item>
            <text:p text:style-name="P463"><text:span text:style-name="CharStyle15"><text:tab/>Hark, I hear them on the bare</text:span></text:p>
          </text:list-item>
        </text:list>
        <text:p text:style-name="P348"><text:span text:style-name="CharStyle15">heights,</text:span></text:p>
        <text:p text:style-name="P102"><text:span text:style-name="CharStyle15">Israel beseeching and bewail­ing;</text:span></text:p>
        <text:p text:style-name="P254"><text:span text:style-name="CharStyle15">for they have wilfully gone astray,</text:span></text:p>
        <text:p text:style-name="P102"><text:span text:style-name="CharStyle15">ignoring the Eternal One, their God.</text:span></text:p>
        <text:list xml:id="list183617780189614" text:continue-numbering="true" text:style-name="L9">
          <text:list-item>
            <text:p text:style-name="P463"><text:span text:style-name="CharStyle15"><text:tab/>Turn back, you turncoat chil­</text:span></text:p>
          </text:list-item>
        </text:list>
        <text:p text:style-name="P348"><text:span text:style-name="CharStyle15">dren,</text:span></text:p>
        <text:p text:style-name="P142"><text:span text:style-name="CharStyle15">and I will heal your hurt.</text:span></text:p>
        <text:p text:style-name="P253"><text:span text:style-name="CharStyle15">“Here we come, we come to thee,</text:span></text:p>
        <text:p text:style-name="P135"><text:span text:style-name="CharStyle15">for thou art our own God.</text:span></text:p>
        <text:list xml:id="list183617796348326" text:continue-numbering="true" text:style-name="L9">
          <text:list-item>
            <text:p text:style-name="P469"><text:span text:style-name="CharStyle15"><text:tab/>These hills are no help,</text:span></text:p>
          </text:list-item>
        </text:list>
        <text:p text:style-name="P135"><text:span text:style-name="CharStyle15">these orgies on the mountains! Only in the Eternal One, our God,</text:span></text:p>
        <text:p text:style-name="P135"><text:span text:style-name="CharStyle15">lies any help for Israel.</text:span></text:p>
        <text:p text:style-name="P209"><text:span text:style-name="CharStyle15">Baal-worship has always de- 24 voured</text:span></text:p>
        <text:p text:style-name="P232"><text:span text:style-name="CharStyle15">the fruit of our fathers’ toil, their flocks and herds, their sons and daughters.</text:span></text:p>
        <text:p text:style-name="P209"><text:span text:style-name="CharStyle15">Let us lie down then in our 25 shame,</text:span></text:p>
        <text:p text:style-name="P232"><text:span text:style-name="CharStyle15">let our dishonour cover us; for we have sinned against our God,</text:span></text:p>
        <text:p text:style-name="P243"><text:span text:style-name="CharStyle15">both we and our fathers, from our youth till now, and never have we listened to the voice of our own God.”</text:span></text:p>
        <text:p text:style-name="P209"><text:span text:style-name="CharStyle15">[[If you will turn back, </text:span><text:span text:style-name="CharStyle16">0</text:span><text:span text:style-name="CharStyle15"> Is- </text:span><text:span text:style-name="CharStyle17">/t </text:span><text:span text:style-name="CharStyle15">rael,</text:span></text:p>
        <text:p text:style-name="P232"><text:span text:style-name="CharStyle15">if you will turn to me, if you will put away your idols vile</text:span></text:p>
        <text:p text:style-name="P225"><text:span text:style-name="CharStyle15">and never stray from my sight,</text:span></text:p>
        <text:p text:style-name="P209"><text:span text:style-name="CharStyle15">if you will swear, “As the Eter- 2 nal lives!”</text:span></text:p>
        <text:p text:style-name="P232"><text:span text:style-name="CharStyle15">from lives just, honest, right, then shall the nations seek their bliss through him, and glory in him.]]</text:span></text:p>
        <text:p text:style-name="P232"><text:span text:style-name="CharStyle15">Here is the word of the Eternal 3 for the men of Judah and the citizens of Jerusalem:</text:span></text:p>
        <text:p text:style-name="P26"><text:span text:style-name="CharStyle15">“Break up your fallow ground, never sow among thorns; when you devote yourselves to </text:span><text:span text:style-name="CharStyle17">4 </text:span><text:span text:style-name="CharStyle15">the Eternal, devote your hearts; lest my fury blaze and bum like fire,</text:span></text:p>
        <text:p text:style-name="P225"><text:span text:style-name="CharStyle15">past quenching, for your evil deeds.”</text:span></text:p>
        <text:p text:style-name="P308"><text:span text:style-name="CharStyle23">* * *</text:span></text:p>
        <text:p text:style-name="P210"><text:span text:style-name="CharStyle15">Utter this in Judah and Jeru- 5 salem,</text:span></text:p>
        <text:p text:style-name="P237"><text:span text:style-name="CharStyle15">proclaim it and announce it, blow the trumpet through the land,</text:span></text:p>
        <text:p text:style-name="P237"><text:span text:style-name="CharStyle15">shout this aloud:</text:span></text:p>
        <text:p text:style-name="P410"><text:span text:style-name="CharStyle15">“Let all gather and escape to the fortified towns!”</text:span></text:p>
        <text:p text:style-name="P410"><text:span text:style-name="CharStyle15">Hoist the signal for Sion; quick, run to cover!</text:span></text:p>
      </text:section>
      <text:section text:style-name="Sect4" text:name="Section5">
        <text:p text:style-name="P704"><text:span text:style-name="CharStyle15">For calamity is coming from the north,</text:span></text:p>
        <text:p text:style-name="P103"><text:span text:style-name="CharStyle15">and dire disaster.</text:span></text:p>
        <text:list xml:id="list8172479607763724902" text:style-name="L11">
          <text:list-item>
            <text:p text:style-name="P609"><text:span text:style-name="CharStyle15"><text:tab/>The lion is up from his lair,</text:span></text:p>
          </text:list-item>
        </text:list>
        <text:p text:style-name="P134"><text:span text:style-name="CharStyle15">the havoc of nations; he has broken loose, he strides ahead</text:span></text:p>
        <text:p text:style-name="P103"><text:span text:style-name="CharStyle15">to harry the earth!</text:span></text:p>
        <text:list xml:id="list183619696340557" text:continue-numbering="true" text:style-name="L11">
          <text:list-item>
            <text:p text:style-name="P609"><text:span text:style-name="CharStyle15"><text:tab/>Gird on sackcloth then,</text:span></text:p>
          </text:list-item>
        </text:list>
        <text:p text:style-name="P134"><text:span text:style-name="CharStyle15">lament and wail; for it will not turn from us, the Eternal’s fierce anger.</text:span></text:p>
        <text:list xml:id="list183619498276379" text:continue-numbering="true" text:style-name="L11">
          <text:list-item>
            <text:p text:style-name="P609"><text:span text:style-name="CharStyle15"><text:tab/>[[That day, says the Eternal,</text:span></text:p>
          </text:list-item>
        </text:list>
        <text:p text:style-name="P103"><text:span text:style-name="CharStyle15">the courage of king and chiefs will fail,</text:span></text:p>
        <text:p text:style-name="P363"><text:span text:style-name="CharStyle15">the priests shall be appalled, and the prophets aghast;</text:span></text:p>
        <text:list xml:id="list183617993288952" text:continue-numbering="true" text:style-name="L11">
          <text:list-item>
            <text:p text:style-name="P610"><text:span text:style-name="CharStyle15"><text:tab/>“Ah, Lord Eternal,” they will</text:span></text:p>
          </text:list-item>
        </text:list>
        <text:p text:style-name="P220"><text:span text:style-name="CharStyle15">cry,</text:span></text:p>
        <text:p text:style-name="P103"><text:span text:style-name="CharStyle15">“thou hast deceived this peo­ple utterly!</text:span></text:p>
        <text:p text:style-name="P252"><text:span text:style-name="CharStyle15">Thou didst promise peace to them,</text:span></text:p>
        <text:p text:style-name="P103"><text:span text:style-name="CharStyle15">and here the sword cuts to the very soul!”</text:span></text:p>
        <text:list xml:id="list183618001422657" text:continue-numbering="true" text:style-name="L11">
          <text:list-item>
            <text:p text:style-name="P610"><text:span text:style-name="CharStyle15"><text:tab/>At that time this people and</text:span></text:p>
          </text:list-item>
        </text:list>
        <text:p text:style-name="P220"><text:span text:style-name="CharStyle15">Jerusalem shall be told:</text:span></text:p>
        <text:p text:style-name="P252"><text:span text:style-name="CharStyle15">“A hot blast blows from the desert</text:span></text:p>
        <text:p text:style-name="P103"><text:span text:style-name="CharStyle15">on my country-folk,</text:span></text:p>
        <text:list xml:id="list183618660991384" text:continue-numbering="true" text:style-name="L11">
          <text:list-item>
            <text:p text:style-name="P613"><text:span text:style-name="CharStyle15"><text:tab/>no breeze to winnow and to</text:span></text:p>
          </text:list-item>
        </text:list>
        <text:p text:style-name="P220"><text:span text:style-name="CharStyle15">cleanse,</text:span></text:p>
        <text:p text:style-name="P287"><text:span text:style-name="CharStyle15">but a wild, tearing wind; for now I sentence them.]]</text:span></text:p>
        <text:list xml:id="list183618969920967" text:continue-numbering="true" text:style-name="L11">
          <text:list-item>
            <text:p text:style-name="P613"><text:span text:style-name="CharStyle15"><text:tab/>The foe comes up like driving</text:span></text:p>
          </text:list-item>
        </text:list>
        <text:p text:style-name="P220"><text:span text:style-name="CharStyle15">clouds,</text:span></text:p>
        <text:p text:style-name="P134"><text:span text:style-name="CharStyle15">his chariots like a hurricane, his horses swifter than a vul­ture’s swoop—” woe betide us! we are undone!</text:span></text:p>
        <text:list xml:id="list7618661407154728091" text:style-name="L12">
          <text:list-item>
            <text:p text:style-name="P611"><text:span text:style-name="CharStyle15"><text:tab/>Hark, a message from Dan,</text:span></text:p>
          </text:list-item>
        </text:list>
        <text:p text:style-name="P103"><text:span text:style-name="CharStyle15">bad news from the hills of Ephraim!</text:span></text:p>
        <text:list xml:id="list183618549732729" text:continue-numbering="true" text:style-name="L12">
          <text:list-item>
            <text:p text:style-name="P611"><text:span text:style-name="CharStyle15"><text:tab/>Proclaim the warning in Jeru­</text:span></text:p>
          </text:list-item>
        </text:list>
        <text:p text:style-name="P220"><text:span text:style-name="CharStyle15">salem:</text:span></text:p>
        <text:p text:style-name="P423"><text:span text:style-name="CharStyle15">“Leopards are leaping from a far land, leaping and growling at the townships of Judah,</text:span></text:p>
        <text:list xml:id="list183618583623134" text:continue-numbering="true" text:style-name="L12">
          <text:list-item>
            <text:p text:style-name="P611"><text:span text:style-name="CharStyle15"><text:tab/>lurking out there in the fields,</text:span></text:p>
          </text:list-item>
        </text:list>
        <text:p text:style-name="P103"><text:span text:style-name="CharStyle15">round her on every side;</text:span></text:p>
        <text:p text:style-name="P440"><text:span text:style-name="CharStyle15">for she has defied me, says the Lord of hosts.”</text:span></text:p>
        <text:p text:style-name="P190"><text:span text:style-name="CharStyle15">You have brought it all upon 18 yourself</text:span></text:p>
        <text:p text:style-name="P146"><text:span text:style-name="CharStyle15">by the way you lived; your evil drives it to your heart, this bitter, mortal stroke.</text:span></text:p>
        <text:p text:style-name="P273"><text:span text:style-name="CharStyle15">Wash your heart clean of evil, 14 to be saved, Jerusalem.</text:span></text:p>
        <text:p text:style-name="P280"><text:span text:style-name="CharStyle15">How long are wicked plans to lodge with you?</text:span></text:p>
        <text:list xml:id="list2159940428641894148" text:style-name="L13">
          <text:list-item>
            <text:p text:style-name="P707"><text:span text:style-name="CharStyle15"><text:tab/>my heart, my heart! it 19 writhes!</text:span></text:p>
          </text:list-item>
        </text:list>
        <text:p text:style-name="P117"><text:span text:style-name="CharStyle15">Oh how it throbs!</text:span></text:p>
        <text:p text:style-name="P25"><text:span text:style-name="CharStyle15">My soul is moaning!</text:span></text:p>
        <text:list xml:id="list555507357399848763" text:style-name="L14">
          <text:list-item>
            <text:p text:style-name="P710"><text:span text:style-name="CharStyle15"><text:tab/>cannot hold my peace, for I hear the blare of trumpets and the battle-cry.</text:span></text:p>
          </text:list-item>
        </text:list>
        <text:p text:style-name="P61"><text:span text:style-name="CharStyle15">Crash upon crash!—<text:tab/>20</text:span></text:p>
        <text:p text:style-name="P146"><text:soft-page-break/><text:span text:style-name="CharStyle15">the whole country is down, our tents are laid low in a sec­ond,</text:span></text:p>
        <text:p text:style-name="P117"><text:span text:style-name="CharStyle15">our curtains tom down in a second!</text:span></text:p>
        <text:p text:style-name="P273"><text:span text:style-name="CharStyle15">How long must I see war-signals 21 and hear trumpet-blasts?</text:span></text:p>
        <text:p text:style-name="P61"><text:span text:style-name="CharStyle15">My people are senseless,<text:tab/>22</text:span></text:p>
        <text:p text:style-name="P173"><text:span text:style-name="CharStyle15">they care not for the Eternal; dolts of a household, devoid of understanding, they well know how to do wrong, but have no mind to do right.</text:span></text:p>
        <text:list xml:id="list183559171536094" text:style-name="L13">
          <text:list-item>
            <text:p text:style-name="P594"><text:span text:style-name="CharStyle15"><text:tab/>look out on earth—lo, all is 23</text:span></text:p>
          </text:list-item>
        </text:list>
        <text:p text:style-name="P394"><text:span text:style-name="CharStyle15">chaos,</text:span></text:p>
        <text:list xml:id="list9009294680180140384" text:style-name="L15">
          <text:list-item>
            <text:p text:style-name="P711"><text:span text:style-name="CharStyle15"><text:tab/>look at heaven—its light is gone,</text:span></text:p>
          </text:list-item>
        </text:list>
        <text:list xml:id="list7627844636202822026" text:style-name="L16">
          <text:list-item>
            <text:p text:style-name="P614"><text:span text:style-name="CharStyle15"><text:tab/>look out on the mountains— 24 they are reeling, and all the hills are swaying!</text:span></text:p>
          </text:list-item>
        </text:list>
        <text:list xml:id="list133462855230011447" text:style-name="L17">
          <text:list-item>
            <text:p text:style-name="P708"><text:span text:style-name="CharStyle15"><text:tab/>look out—lo, no man is to be 25 seen,</text:span></text:p>
          </text:list-item>
        </text:list>
        <text:p text:style-name="P118"><text:span text:style-name="CharStyle15">the very birds have flown!</text:span></text:p>
        <text:list xml:id="list2667125257101368468" text:style-name="L18">
          <text:list-item>
            <text:p text:style-name="P709"><text:span text:style-name="CharStyle15"><text:tab/>look out—lo, the corn-land lies 26 a desert,</text:span></text:p>
          </text:list-item>
        </text:list>
        <text:p text:style-name="P118"><text:span text:style-name="CharStyle15">the towns all razed by the Eternal’s rage.</text:span></text:p>
        <text:p text:style-name="P191"><text:span text:style-name="CharStyle15">For this is what the Eternal has 27 decreed:</text:span></text:p>
      </text:section>
      <text:section text:style-name="Sect4" text:name="Section6">
        <text:p text:style-name="P712"><text:span text:style-name="CharStyle15">“The land shall all be deso­late;</text:span></text:p>
        <text:list xml:id="list2247303041481728888" text:style-name="L19">
          <text:list-item>
            <text:p text:style-name="P620"><text:span text:style-name="CharStyle15"><text:tab/>earth shall mourn over it,</text:span></text:p>
          </text:list-item>
        </text:list>
        <text:p text:style-name="P134"><text:span text:style-name="CharStyle15">and heaven above wear black, but I will not repent of my re­solve,</text:span></text:p>
        <text:p text:style-name="P113"><text:span text:style-name="CharStyle15">and from my purpose I will not go back.</text:span></text:p>
        <text:list xml:id="list183618223150954" text:continue-numbering="true" text:style-name="L19">
          <text:list-item>
            <text:p text:style-name="P620"><text:span text:style-name="CharStyle15"><text:tab/>At the noise of the horsemen</text:span></text:p>
          </text:list-item>
        </text:list>
        <text:p text:style-name="P291"><text:span text:style-name="CharStyle15">and archers, the land is all in flight, men taking cover within woods and caves,</text:span></text:p>
        <text:p text:style-name="P134"><text:span text:style-name="CharStyle15">and clambering the rocks; every township is abandoned, not one soul is left.</text:span></text:p>
        <text:list xml:id="list183618557911574" text:continue-numbering="true" text:style-name="L19">
          <text:list-item>
            <text:p text:style-name="P600"><text:span text:style-name="CharStyle15"><text:tab/>You ruined creature, what will</text:span></text:p>
          </text:list-item>
        </text:list>
        <text:p text:style-name="P291"><text:span text:style-name="CharStyle15">you do?</text:span></text:p>
        <text:p text:style-name="P134"><text:span text:style-name="CharStyle15">Array yourself in scarlet?</text:span></text:p>
        <text:p text:style-name="P251"><text:span text:style-name="CharStyle15">Deck yourself out in gold, and paint your' eyes?— you beautify yourself in vain! Your paramours despise you; they are out for your life.</text:span></text:p>
        <text:list xml:id="list183618479296006" text:continue-numbering="true" text:style-name="L19">
          <text:list-item>
            <text:p text:style-name="P595"><text:span text:style-name="CharStyle15"><text:tab/>Hark! the scream of a woman in</text:span></text:p>
          </text:list-item>
        </text:list>
        <text:p text:style-name="P292"><text:span text:style-name="CharStyle15">labour,</text:span></text:p>
        <text:p text:style-name="P102"><text:span text:style-name="CharStyle15">her cry as she bears her first­born!—</text:span></text:p>
        <text:p text:style-name="P250"><text:span text:style-name="CharStyle15">’tis the shriek of maiden Sion, panting, clutching for help, crying, ‘Oh and alas! all is over, they are murdering me!’</text:span></text:p>
        <text:p text:style-name="Body_20_text_20__28_3_29__20__2b__20_DropCap2">5<text:span text:style-name="CharStyle12"> Scour the streets of Jeru­salem,</text:span></text:p>
        <text:p text:style-name="P137"><text:span text:style-name="CharStyle15">search the squares and see if you can find a man of honest mind</text:span></text:p>
        <text:p text:style-name="P137"><text:span text:style-name="CharStyle15">and true integrity.</text:span></text:p>
        <text:list xml:id="list183558815333330" text:style-name="L13">
          <text:list-item>
            <text:p text:style-name="P694"><text:span text:style-name="CharStyle15"><text:tab/>They may swear, ‘As the Eter­nal lives!’</text:span></text:p>
          </text:list-item>
        </text:list>
        <text:p text:style-name="P137"><text:span text:style-name="CharStyle15">but the oath is perjury. </text:span><text:span text:style-name="CharStyle15"><text:span text:style-name="T1"><text:note text:id="ftn2" text:note-class="footnote"><text:note-citation>0</text:note-citation><text:note-body><text:p text:style-name="P376"><text:span text:style-name="CharStyle4"><text:tab/>O thou Eternal, what thou look- est for</text:span></text:p><text:p text:style-name="P323"><text:span text:style-name="CharStyle4">is honesty, not falsehood. Thou hast struck them, but they smarted not, they would not learn:</text:span></text:p></text:note-body></text:note></text:span></text:span></text:p>
        <text:p text:style-name="P190"><text:span text:style-name="CharStyle15">they hardened themselves like a flint,</text:span></text:p>
        <text:p text:style-name="P123"><text:soft-page-break/><text:span text:style-name="CharStyle15">they would not turn.</text:span></text:p>
        <text:p text:style-name="P26"><text:span text:style-name="CharStyle15">‘But these are the poor,’ I said, 4 ‘mere ignorant folk, who never learned the rules of the Eternal</text:span></text:p>
        <text:p text:style-name="P117"><text:span text:style-name="CharStyle15">or the religion of their God.</text:span></text:p>
        <text:p text:style-name="P26"><text:span text:style-name="CharStyle15">I will turn to the upper classes, </text:span><text:span text:style-name="CharStyle16">3 </text:span><text:span text:style-name="CharStyle15">I will talk to them; for they have learned the rules of the Eternal,</text:span></text:p>
        <text:p text:style-name="P146"><text:span text:style-name="CharStyle15">and the religion of their God.’ But they had flung off all re­straints,</text:span></text:p>
        <text:p text:style-name="P123"><text:span text:style-name="CharStyle15">and broken every bond.</text:span></text:p>
        <text:p text:style-name="P190"><text:span text:style-name="CharStyle15">So a lion from the jungle shall </text:span><text:span text:style-name="CharStyle16">6 </text:span><text:span text:style-name="CharStyle15">slay them,</text:span></text:p>
        <text:p text:style-name="P146"><text:span text:style-name="CharStyle15">a wolf from the steppes; a leopard shall prowl around their towns,</text:span></text:p>
        <text:p text:style-name="P117"><text:span text:style-name="CharStyle15">till he who ventures out is torn in pieces;</text:span></text:p>
        <text:p text:style-name="P282"><text:span text:style-name="CharStyle15">for they have sinned repeatedly, and lapsed over and again.”</text:span></text:p>
        <text:p text:style-name="P277"><text:span text:style-name="CharStyle15">“How can I pardon them?” 7 the Eternal asks;</text:span></text:p>
        <text:p text:style-name="P39"><text:span text:style-name="CharStyle15">“for they have abandoned me and sworn by gods that are no gods.</text:span></text:p>
        <text:p text:style-name="P192"><text:span text:style-name="CharStyle15">I gave them their fill, and they turned to vice,</text:span></text:p>
        <text:p text:style-name="P116"><text:span text:style-name="CharStyle15">they were at home in a har­lot’s house—</text:span></text:p>
        <text:p text:style-name="P39"><text:span text:style-name="CharStyle15">pampered horses, lusty stallions, 8 neighing each for his neigh­bour’s wife!</text:span></text:p>
        <text:p text:style-name="P192"><text:span text:style-name="CharStyle15">Must I not punish them for 9 that?”</text:span></text:p>
        <text:p text:style-name="P116"><text:span text:style-name="CharStyle15">the Eternal asks;</text:span></text:p>
        <text:p text:style-name="P200"><text:span text:style-name="CharStyle15">“shall I not make such people pay for that?”</text:span></text:p>
        <text:p text:style-name="P193"><text:span text:style-name="CharStyle15">Get in among her vines and 10 ravage them!</text:span></text:p>
        <text:p text:style-name="P119"><text:span text:style-name="CharStyle15">Strip off her branches—they are not the Eternal’s!</text:span></text:p>
        <text:list xml:id="list183559833251835" text:style-name="L3">
          <text:list-item>
            <text:p text:style-name="P577"><text:span text:style-name="CharStyle15"><text:tab/>For Israel’s house and Judah’s</text:span></text:p>
          </text:list-item>
        </text:list>
        <text:p text:style-name="P291"><text:span text:style-name="CharStyle15">house</text:span></text:p>
        <text:p text:style-name="P103"><text:span text:style-name="CharStyle15">have been full faithless to him.</text:span></text:p>
        <text:list xml:id="list183619877730954" text:continue-numbering="true" text:style-name="L3">
          <text:list-item>
            <text:p text:style-name="P470"><text:span text:style-name="CharStyle15"><text:tab/>They have belied the Eternal,</text:span></text:p>
          </text:list-item>
        </text:list>
        <text:p text:style-name="P134"><text:span text:style-name="CharStyle15">crying, “He will do nothing! No harm can come to us, no suffering from war or famine.</text:span></text:p>
        <text:list xml:id="list183617886692779" text:continue-numbering="true" text:style-name="L3">
          <text:list-item>
            <text:p text:style-name="P470"><text:span text:style-name="CharStyle15"><text:tab/>The prophets are but windbags;</text:span></text:p>
          </text:list-item>
        </text:list>
        <text:p text:style-name="P113"><text:span text:style-name="CharStyle15">the Word is not with them!”</text:span></text:p>
        <text:list xml:id="list183617860753811" text:continue-numbering="true" text:style-name="L3">
          <text:list-item>
            <text:p text:style-name="P472"><text:span text:style-name="CharStyle15"><text:tab/>So the Eternal, God of hosts, de­</text:span></text:p>
          </text:list-item>
        </text:list>
        <text:p text:style-name="P291"><text:span text:style-name="CharStyle15">clares,</text:span></text:p>
        <text:p text:style-name="P103"><text:span text:style-name="CharStyle15">“Since thus they talk,</text:span></text:p>
        <text:p text:style-name="P245"><text:span text:style-name="CharStyle15">I put my Word into your mouth, Jeremiah, to be a fire,</text:span></text:p>
        <text:p text:style-name="P341"><text:span text:style-name="CharStyle15">and I will make this people fuel to be burned.”</text:span></text:p>
        <text:list xml:id="list183618068614999" text:continue-numbering="true" text:style-name="L3">
          <text:list-item>
            <text:p text:style-name="P472"><text:span text:style-name="CharStyle15"><text:tab/>“I bring a nation on you from</text:span></text:p>
          </text:list-item>
        </text:list>
        <text:p text:style-name="P291"><text:span text:style-name="CharStyle15">afar,</text:span></text:p>
        <text:list xml:id="list792413250161411158" text:style-name="L20">
          <text:list-item>
            <text:p text:style-name="P713"><text:span text:style-name="CharStyle15"><text:tab/>house of Israel,” says the Eternal;</text:span></text:p>
          </text:list-item>
        </text:list>
        <text:p text:style-name="P245"><text:span text:style-name="CharStyle15">“a nation that endures, an ancient nation, with a language that you know not,</text:span></text:p>
        <text:p text:style-name="P113"><text:span text:style-name="CharStyle15">and speech you cannot under­stand.</text:span></text:p>
        <text:list xml:id="list183558295417500" text:style-name="L3">
          <text:list-item>
            <text:p text:style-name="P472"><text:span text:style-name="CharStyle15"><text:tab/>Their arrows deal death far and</text:span></text:p>
          </text:list-item>
        </text:list>
        <text:p text:style-name="P291"><text:span text:style-name="CharStyle15">wide;</text:span></text:p>
        <text:p text:style-name="P103"><text:span text:style-name="CharStyle15">they are all fighting men.</text:span></text:p>
        <text:list xml:id="list183619067414638" text:continue-numbering="true" text:style-name="L3">
          <text:list-item>
            <text:p text:style-name="P472"><text:span text:style-name="CharStyle15"><text:tab/>They shall devour your harvest</text:span></text:p>
          </text:list-item>
        </text:list>
        <text:p text:style-name="P291"><text:soft-page-break/><text:span text:style-name="CharStyle15">and your food, your flocks and herds; they shall devour your grapes and figs,</text:span></text:p>
        <text:p text:style-name="P103"><text:span text:style-name="CharStyle15">and sword in hand shall batter down</text:span></text:p>
        <text:p text:style-name="P113"><text:span text:style-name="CharStyle15">your vaunted forts, each walled town.”</text:span></text:p>
        <text:list xml:id="list183619528004919" text:continue-numbering="true" text:style-name="L3">
          <text:list-item>
            <text:p text:style-name="P473"><text:span text:style-name="CharStyle15"><text:tab/>[[Yet even then, the Eternal</text:span></text:p>
          </text:list-item>
        </text:list>
        <text:p text:style-name="P291"><text:span text:style-name="CharStyle15">declares,</text:span></text:p>
        <text:list xml:id="list183559462018796" text:style-name="L20">
          <text:list-item>
            <text:p text:style-name="P713"><text:span text:style-name="CharStyle15"><text:tab/>will not make a clean end of you.</text:span></text:p>
          </text:list-item>
        </text:list>
        <text:list xml:id="list183558942022519" text:style-name="L3">
          <text:list-item>
            <text:p text:style-name="P473"><text:span text:style-name="CharStyle15"><text:tab/>And when they ask, “Why has the Eternal our God done all this to us?” you shall tell</text:span></text:p>
          </text:list-item>
        </text:list>
        <text:p text:style-name="P321"><text:span text:style-name="CharStyle15">them, “Just as you forsook me to serve foreign gods in your own land, so you must serve foreigners in a land that is not your own.”]]</text:span></text:p>
        <text:p text:style-name="P192"><text:span text:style-name="CharStyle15">Proclaim this to the house of 20 Jacob,</text:span></text:p>
        <text:p text:style-name="P232"><text:span text:style-name="CharStyle15">announce it within Judah: “Listen, you foolish, senseless 21 folk,</text:span></text:p>
        <text:p text:style-name="P232"><text:span text:style-name="CharStyle15">with eyes that see not, with ears that hear not; will you not fear me, says the 22 Eternal,</text:span></text:p>
        <text:p text:style-name="P421"><text:span text:style-name="CharStyle15">will you not tremble at my presence?</text:span></text:p>
        <text:p text:style-name="P190"><text:span text:style-name="CharStyle15">I set the sands to bound the deep,</text:span></text:p>
        <text:p text:style-name="P421"><text:span text:style-name="CharStyle15">a barrier that no breakers shall o’erleap;</text:span></text:p>
        <text:p text:style-name="P190"><text:span text:style-name="CharStyle15">the sea may toss, but it cannot prevail,</text:span></text:p>
        <text:p text:style-name="P421"><text:span text:style-name="CharStyle15">the waves may roar, but they cannot reach further.</text:span></text:p>
        <text:p text:style-name="P190"><text:span text:style-name="CharStyle15">Yet this folk is at heart restless, 23 rebellious;</text:span></text:p>
        <text:p text:style-name="P232"><text:span text:style-name="CharStyle15">they swerve aside, defiantly. They never say to them- 24 selves,</text:span></text:p>
        <text:p text:style-name="P421"><text:span text:style-name="CharStyle15">‘Come, let us fear the Eternal our God,</text:span></text:p>
        <text:p text:style-name="P190"><text:span text:style-name="CharStyle15">who sends the rain in spring and autumn due,</text:span></text:p>
        <text:p text:style-name="P421"><text:span text:style-name="CharStyle15">and brings our harvest in its season true.’</text:span></text:p>
        <text:p text:style-name="P190"><text:soft-page-break/><text:span text:style-name="CharStyle15">It is your crimes that keep such 25 blessings back,</text:span></text:p>
        <text:p text:style-name="P421"><text:span text:style-name="CharStyle15">your sins that spoil your wel­fare.</text:span></text:p>
        <text:p text:style-name="P26"><text:span text:style-name="CharStyle15">For rogues are to be found 26 among my folk, who set their snares to trap their fellows:</text:span></text:p>
        <text:p text:style-name="P52"><text:span text:style-name="CharStyle15">like cages filled with birds,<text:tab/>27</text:span></text:p>
        <text:p text:style-name="P421"><text:span text:style-name="CharStyle15">their houses are full of swin­dling gains.</text:span></text:p>
        <text:p text:style-name="P26"><text:span text:style-name="CharStyle15">Thus they become great men and 28 prosperous, grow stout and sleek; they go to any length in crime,</text:span></text:p>
        <text:p text:style-name="P134"><text:span text:style-name="CharStyle15">but make no move for justice; they never champion an or­phan’s cause</text:span></text:p>
        <text:p text:style-name="P266"><text:span text:style-name="CharStyle15">or rally to a poor man’s rights.</text:span></text:p>
        <text:list xml:id="list183559980134739" text:style-name="L4">
          <text:list-item>
            <text:p text:style-name="P622"><text:span text:style-name="CharStyle15"><text:tab/>Must I not punish them for</text:span></text:p>
          </text:list-item>
        </text:list>
        <text:p text:style-name="P91"><text:span text:style-name="CharStyle15">that?”</text:span></text:p>
        <text:p text:style-name="P266"><text:span text:style-name="CharStyle15">the Eternal asks;</text:span></text:p>
        <text:p text:style-name="P341"><text:span text:style-name="CharStyle15">“shall I not make such people pay for that?”</text:span></text:p>
        <text:list xml:id="list183617927401067" text:continue-numbering="true" text:style-name="L4">
          <text:list-item>
            <text:p text:style-name="P622"><text:span text:style-name="CharStyle15"><text:tab/>A horrible thing, an appalling,</text:span></text:p>
          </text:list-item>
        </text:list>
        <text:p text:style-name="P266"><text:span text:style-name="CharStyle15">has happened in the land:</text:span></text:p>
        <text:list xml:id="list183618948106105" text:continue-numbering="true" text:style-name="L4">
          <text:list-item>
            <text:p text:style-name="P622"><text:span text:style-name="CharStyle15"><text:tab/>the prophets prophesy falsely,</text:span></text:p>
          </text:list-item>
        </text:list>
        <text:p text:style-name="P268"><text:span text:style-name="CharStyle15">the priests rule at their beck and call,</text:span></text:p>
        <text:p text:style-name="P256"><text:span text:style-name="CharStyle15">and my people love to have it so!</text:span></text:p>
        <text:p text:style-name="P271"><text:span text:style-name="CharStyle15">But what will you do, at the end of it all?</text:span></text:p>
        <text:p text:style-name="Body_20_text_20__28_3_29__20__2b__20_DropCap3">6<text:span text:style-name="CharStyle12"> Fly for safety, men of Benja­min,</text:span></text:p>
        <text:p text:style-name="P134"><text:span text:style-name="CharStyle15">fly from Jerusalem, blow the trumpet in Tekoah, light a beacon on Beth-hak- kherem;</text:span></text:p>
        <text:p text:style-name="P245"><text:span text:style-name="CharStyle15">for trouble is looming out of the north, ay, fell disaster.</text:span></text:p>
        <text:list xml:id="list183558807651509" text:style-name="L20">
          <text:list-item>
            <text:p text:style-name="P624"><text:soft-page-break/><text:span text:style-name="CharStyle15"><text:tab/>Is it a meadow fair,</text:span></text:p>
          </text:list-item>
        </text:list>
        <text:p text:style-name="P266"><text:span text:style-name="CharStyle15">the higher slopes of Sion?</text:span></text:p>
        <text:list xml:id="list183619487318087" text:continue-numbering="true" text:style-name="L20">
          <text:list-item>
            <text:p text:style-name="P717"><text:span text:style-name="CharStyle15"><text:tab/>Yet shepherds grim are bring­ing flocks,</text:span></text:p>
          </text:list-item>
        </text:list>
        <text:p text:style-name="P134"><text:span text:style-name="CharStyle15">and pitching tents around, as though they owned the ground.</text:span></text:p>
        <text:list xml:id="list183619256804331" text:continue-numbering="true" text:style-name="L20">
          <text:list-item>
            <text:p text:style-name="P606"><text:span text:style-name="CharStyle15"><text:tab/>“Open the campaign,” they cry; “come on, let us attack at noon!”—</text:span></text:p>
          </text:list-item>
        </text:list>
        <text:p text:style-name="P245"><text:span text:style-name="CharStyle15">“Pity the day is declining, the shadows are lengthen­ing!”</text:span></text:p>
        <text:p text:style-name="P379"><text:span text:style-name="CharStyle15">S<text:tab/>“Come on, let us attack by night,</text:span></text:p>
        <text:p text:style-name="P266"><text:span text:style-name="CharStyle15">and wreck her palaces!”</text:span></text:p>
        <text:list xml:id="list183558292013681" text:style-name="L8">
          <text:list-item>
            <text:p text:style-name="P718"><text:span text:style-name="CharStyle15"><text:tab/>For these are their orders from the Lord of hosts:</text:span></text:p>
          </text:list-item>
        </text:list>
        <text:p text:style-name="P266"><text:span text:style-name="CharStyle15">“Cut down the trees of the country,</text:span></text:p>
        <text:p text:style-name="P266"><text:span text:style-name="CharStyle15">set siege-mounds up against Jerusalem!”</text:span></text:p>
        <text:p text:style-name="P420"><text:span text:style-name="CharStyle15">“Ah, the false city, harbouring only oppression!</text:span></text:p>
        <text:p text:style-name="P55"><text:span text:style-name="CharStyle15">She keeps her evils fresh,<text:tab/></text:span><text:span text:style-name="CharStyle16">7</text:span></text:p>
        <text:p text:style-name="P433"><text:span text:style-name="CharStyle15">as a cistern keeps its water. Sounds rise from her of outrage and oppression;</text:span></text:p>
        <text:list xml:id="list4484174134485819249" text:style-name="L21">
          <text:list-item>
            <text:p text:style-name="P720"><text:span text:style-name="CharStyle15"><text:tab/>am always seeing wounds and blows.</text:span></text:p>
          </text:list-item>
        </text:list>
        <text:p text:style-name="P55"><text:span text:style-name="CharStyle15">Take warning, O Jerusalem,<text:tab/></text:span><text:span text:style-name="CharStyle16">8</text:span></text:p>
        <text:p text:style-name="P232"><text:span text:style-name="CharStyle15">or I will break with you, or I will lay you waste, and leave you uninhabited.</text:span></text:p>
        <text:p text:style-name="P55"><text:span text:style-name="CharStyle15">Go over what is left<text:tab/></text:span><text:span text:style-name="CharStyle16">9</text:span></text:p>
        <text:p text:style-name="P232"><text:span text:style-name="CharStyle15">of Israel’s vineyard, scan her as a gardener scans twig after twig;</text:span></text:p>
        <text:p text:style-name="P209"><text:span text:style-name="CharStyle15">is there a man whom I can 10 warn,</text:span></text:p>
        <text:p text:style-name="P225"><text:span text:style-name="CharStyle15">and make him listen?</text:span></text:p>
        <text:p text:style-name="P209"><text:soft-page-break/><text:span text:style-name="CharStyle15">No, this people’s ears are stopped,</text:span></text:p>
        <text:p text:style-name="P225"><text:span text:style-name="CharStyle15">they never heed me.</text:span></text:p>
        <text:p text:style-name="P83"><text:span text:style-name="CharStyle15">Why, the Eternal’s word is a dis­gust to them, and no delight!</text:span></text:p>
        <text:p text:style-name="P39"><text:span text:style-name="CharStyle15">So I am pent up with my wrath, 11 weary of holding it in; vent it I must, on children in the</text:span></text:p>
        <text:p text:style-name="P381"><text:span text:style-name="CharStyle15">street,</text:span></text:p>
        <text:p text:style-name="P232"><text:span text:style-name="CharStyle15">on gatherings of young men; husband and wife shall be seized together,</text:span></text:p>
        <text:p text:style-name="P225"><text:span text:style-name="CharStyle15">old folk and middle-aged.</text:span></text:p>
        <text:p text:style-name="P26"><text:span text:style-name="CharStyle15">Their houses shall be turned 12 over to strangers, their wives along with their lands.</text:span></text:p>
        <text:p text:style-name="P26"><text:span text:style-name="CharStyle15">For high and low alike are all 13 greedy for gain; prophet and priest alike are all deceitful,</text:span></text:p>
        <text:p text:style-name="P209"><text:span text:style-name="CharStyle15">treating the wounds of my 14 people</text:span></text:p>
        <text:p text:style-name="P232"><text:span text:style-name="CharStyle15">slightly and lightly, saying ‘All’s well, all’s well,’ when all is not well.</text:span></text:p>
        <text:p text:style-name="P209"><text:span text:style-name="CharStyle15">Are they ashamed at their 15 abominable deeds?</text:span></text:p>
        <text:p text:style-name="P225"><text:span text:style-name="CharStyle15">Not they! They know not how to blush.</text:span></text:p>
        <text:p text:style-name="P257"><text:span text:style-name="CharStyle15">Therefore they shall fall among the fallen,</text:span></text:p>
        <text:p text:style-name="P269"><text:span text:style-name="CharStyle15">collapsing when I punish them,” says the Eternal.</text:span></text:p>
        <text:list xml:id="list2433615289005380441" text:style-name="L22">
          <text:list-item>
            <text:p text:style-name="P623"><text:span text:style-name="CharStyle15"><text:tab/>“Stand at the cross-roads,” the</text:span></text:p>
          </text:list-item>
        </text:list>
        <text:p text:style-name="P91"><text:span text:style-name="CharStyle15">Eternal said,</text:span></text:p>
        <text:p text:style-name="P134"><text:span text:style-name="CharStyle15">“and look for the old path, ask for the good road and take it,</text:span></text:p>
        <text:p text:style-name="P266"><text:span text:style-name="CharStyle15">so shall you be safe and prosper.”</text:span></text:p>
        <text:list xml:id="list183618458529573" text:continue-numbering="true" text:style-name="L22">
          <text:list-item>
            <text:p text:style-name="P626"><text:span text:style-name="CharStyle15"><text:tab/>But they said, “We will not</text:span></text:p>
          </text:list-item>
        </text:list>
        <text:p text:style-name="P91"><text:span text:style-name="CharStyle15">take it.”</text:span></text:p>
        <text:p text:style-name="P257"><text:soft-page-break/><text:span text:style-name="CharStyle15">I posted sentinels for them,</text:span></text:p>
        <text:p text:style-name="P266"><text:span text:style-name="CharStyle15">I bade them listen to the trumpet-blast;</text:span></text:p>
        <text:p text:style-name="P139"><text:span text:style-name="CharStyle15">they said, “We will not listen.”</text:span></text:p>
        <text:list xml:id="list183618856098255" text:continue-numbering="true" text:style-name="L22">
          <text:list-item>
            <text:p text:style-name="P628"><text:span text:style-name="CharStyle15"><text:tab/>Hear then, O heavens,</text:span></text:p>
          </text:list-item>
        </text:list>
        <text:p text:style-name="P134"><text:span text:style-name="CharStyle15">bear witness against them;</text:span></text:p>
        <text:list xml:id="list183619592629805" text:continue-numbering="true" text:style-name="L22">
          <text:list-item>
            <text:p text:style-name="P628"><text:span text:style-name="CharStyle15"><text:tab/>hear, O earth,</text:span></text:p>
          </text:list-item>
        </text:list>
        <text:p text:style-name="P134"><text:span text:style-name="CharStyle15">for I bring evil on this people, the outcome of their apostasy, since they would not heed my words,</text:span></text:p>
        <text:p text:style-name="P269"><text:span text:style-name="CharStyle15">and my directions they re­jected.</text:span></text:p>
        <text:list xml:id="list183618089593533" text:continue-numbering="true" text:style-name="L22">
          <text:list-item>
            <text:p text:style-name="P626"><text:span text:style-name="CharStyle15"><text:tab/>(What care I for incense,</text:span></text:p>
          </text:list-item>
        </text:list>
        <text:p text:style-name="P134"><text:span text:style-name="CharStyle15">that you bring from Sheba, or for perfume fetched from lands afar?</text:span></text:p>
        <text:p text:style-name="P257"><text:span text:style-name="CharStyle15">I will not accept your offerings,</text:span></text:p>
        <text:p text:style-name="P270"><text:span text:style-name="CharStyle15">I have no pleasure in your sacrifices.)</text:span></text:p>
        <text:list xml:id="list183618224477071" text:continue-numbering="true" text:style-name="L22">
          <text:list-item>
            <text:p text:style-name="P615"><text:span text:style-name="CharStyle15"><text:tab/>Therefore—it is the Eternal’s</text:span></text:p>
          </text:list-item>
        </text:list>
        <text:p text:style-name="P92"><text:span text:style-name="CharStyle15">word—</text:span></text:p>
        <text:p text:style-name="P267"><text:span text:style-name="CharStyle15">I lay stumbling-blocks before this people;</text:span></text:p>
        <text:p text:style-name="P258"><text:span text:style-name="CharStyle15">father and son shall both trip over them,</text:span></text:p>
        <text:p text:style-name="P272"><text:span text:style-name="CharStyle15">neighbour and friend shall perish.</text:span></text:p>
        <text:list xml:id="list183618096072468" text:continue-numbering="true" text:style-name="L22">
          <text:list-item>
            <text:p text:style-name="P630"><text:span text:style-name="CharStyle15"><text:tab/>Here is the Eternal’s word:</text:span></text:p>
          </text:list-item>
        </text:list>
        <text:p text:style-name="P257"><text:span text:style-name="CharStyle15">“A people is coming</text:span></text:p>
        <text:p text:style-name="P134"><text:span text:style-name="CharStyle15">out of the north-land, a power is stirring from the far ends of earth!</text:span></text:p>
        <text:p text:style-name="P82"><text:span text:style-name="CharStyle15">Bow and javelin they seize, 23 they are cruel, pitiless; their din is like the roaring sea, they ride on horses, mustering like one man to fight you, maiden Sion.”</text:span></text:p>
        <text:p text:style-name="P57"><text:soft-page-break/><text:span text:style-name="CharStyle15">“We have heard the news,<text:tab/>24</text:span></text:p>
        <text:p text:style-name="P243"><text:span text:style-name="CharStyle15">and our hands are limp, panic has seized us, pain like a woman’s in trav­ail.”</text:span></text:p>
        <text:p text:style-name="P190"><text:span text:style-name="CharStyle15">“Then venture not into the 25 country,</text:span></text:p>
        <text:p text:style-name="P408"><text:span text:style-name="CharStyle15">walk not on the road;<text:line-break/>for the foe has a sword,<text:line-break/>and terror is abroad.</text:span></text:p>
        <text:p text:style-name="P190"><text:span text:style-name="CharStyle15">Gird on sackcloth, my daughter, 26 my people,</text:span></text:p>
        <text:p text:style-name="P243"><text:span text:style-name="CharStyle15">sprinkle yourself with ashes, mourn as for an only son, lamenting bitterly; for suddenly the spoiler falls upon you.”</text:span></text:p>
        <text:p text:style-name="P190"><text:span text:style-name="CharStyle15">“I have made you an assayer 27 for my folk,</text:span></text:p>
        <text:p text:style-name="P421"><text:span text:style-name="CharStyle15">to learn and to assay their life—</text:span></text:p>
        <text:p text:style-name="P26"><text:span text:style-name="CharStyle15">rebellious creatures, all of them, 28 slandering me up and down! base metal, all of them, wholly depraved!</text:span></text:p>
        <text:p text:style-name="P57"><text:span text:style-name="CharStyle15">The bellows make a blast,<text:tab/>29</text:span></text:p>
        <text:p text:style-name="P413"><text:span text:style-name="CharStyle15">the fire consumes the lead; but vain it is to smelt them, for the slag cannot be purged away.</text:span></text:p>
        <text:p text:style-name="P82"><text:span text:style-name="CharStyle15">‘Refuse silver’ is their name; 30 for the Eternal refuses to have them.”</text:span></text:p>
        <text:p text:style-name="P442"><text:span text:style-name="CharStyle15">The message that came to </text:span><text:span text:style-name="CharStyle17">m </text:span><text:span text:style-name="CharStyle15">Jeremiah from the Eternal: • Stand at the gate of the Eter- 2 nal’s house and make this proc­lamation there. “Listen to the Eternal’s message, all you Judah - ites, who enter by these gates to worship the Eternal; here is 3</text:span></text:p>
      </text:section>
      <text:section text:style-name="Sect6" text:name="Section7">
        <text:p text:style-name="P722"><text:span text:style-name="CharStyle15">what the Lord of hosts, the God</text:span></text:p>
        <text:list xml:id="list8106848513040409992" text:style-name="L23">
          <text:list-item>
            <text:p text:style-name="P729"><text:span text:style-name="CharStyle15"><text:tab/>of Israel, has to say. Amend your life and doings, that I may dwell among you in the temple here. Never rely on false phrases like, ‘This is the Eter­nal’s own temple, his very own temple, his very own temple!’</text:span></text:p>
          </text:list-item>
          <text:list-item>
            <text:p text:style-name="P729"><text:span text:style-name="CharStyle15"><text:tab/>[[If you really amend your life and doings, if you really see justice done between man and</text:span></text:p>
          </text:list-item>
          <text:list-item>
            <text:p text:style-name="P729"><text:span text:style-name="CharStyle15"><text:tab/>man, if you give up oppressing aliens, orphans, and widows, give up shedding innocent blood in this place and following other</text:span></text:p>
          </text:list-item>
          <text:list-item>
            <text:p text:style-name="P729"><text:span text:style-name="CharStyle15"><text:tab/>gods to your own hurt, then I will allow you to remain in this place, in the land that I gave to your fathers for all time.]]</text:span></text:p>
          </text:list-item>
          <text:list-item>
            <text:p text:style-name="P733"><text:span text:style-name="CharStyle15"><text:tab/>You are relying on false phrases,</text:span></text:p>
          </text:list-item>
          <text:list-item>
            <text:p text:style-name="P733"><text:span text:style-name="CharStyle15"><text:tab/>to no profit. What? Steal, murder, commit adultery, per­jure yourselves, sacrifice to Baal, wander after other,</text:span></text:p>
          </text:list-item>
          <text:list-item>
            <text:p text:style-name="P742"><text:span text:style-name="CharStyle15"><text:tab/>outside gods, and then come to present yourselves before me in this house, which belongs to me, thinking you are now quite safe—safe to go on with all these abomi-</text:span></text:p>
          </text:list-item>
          <text:list-item>
            <text:p text:style-name="P742"><text:span text:style-name="CharStyle15"><text:tab/>nable practices! Do you take this house, my very own house, for a robbers’ cave? I see you, the Eternal cries, I see you!</text:span></text:p>
          </text:list-item>
          <text:list-item>
            <text:p text:style-name="P742"><text:span text:style-name="CharStyle15"><text:tab/>Go to my sacred shrine at Shilo, where at first I fixed my pres­ence; look at what I did to it, on account of the wickedness of Israel my people! So now with</text:span></text:p>
          </text:list-item>
          <text:list-item>
            <text:p text:style-name="P742"><text:span text:style-name="CharStyle15"><text:tab/>you. Since you have done all this, since you would not listen when I spoke to you eagerly and earnestly, since you would not</text:span></text:p>
          </text:list-item>
          <text:list-item>
            <text:p text:style-name="P742"><text:span text:style-name="CharStyle15"><text:tab/>answer my call—as I did to Shilo, so will I do to my very own house here, the house on which you rest your confi­dence, the place that I gave</text:span></text:p>
          </text:list-item>
          <text:list-item>
            <text:p text:style-name="P742"><text:span text:style-name="CharStyle15"><text:tab/>to you and your fathers. And I will fling you out of my sight, as I flung out your</text:span></text:p>
          </text:list-item>
        </text:list>
        <text:p text:style-name="P26"><text:span text:style-name="CharStyle15">kinsmen, the whole race of Ephraim.</text:span></text:p>
        <text:p text:style-name="P146"><text:span text:style-name="CharStyle15">Jeremiah, pray not for this 16 people; lift no cry for them, and lay no plea of intercession be­fore me, for I will not listen to you. Do you not see what they 17 are doing in the towns of Judah and in the streets of Jerusalem? The children are gathering fire- 18 wood, the fathers kindle the fire, and the women knead dough, to make cakes for the Queen of Heaven; also they pour liba­tions out to other gods—in order co spite me! Spite me? 19 says the Eternal—they are spiting themselves, bringing shame on themselves! This, 20 therefore, is the sentence of the Lord Eternal: my anger and fury shall be poured on this place, over man and beast, tree and crop; it shall burn, never to be quenched.”</text:span></text:p>
        <text:p text:style-name="P146"><text:span text:style-name="CharStyle15">This is what the Lord of hosts, 21 the God of Israel, says: “You can add your burnt-ofierings to your other sacrifices, and eat the flesh yourselves! When I 22 brought your fathers from the land of Egypt, I said nothing to them, I gave them no orders, about hurnt-offerings or sacri­fices; my orders were, ‘Listen to 23 my voice, and I will be your God, as you shall be my people: live exactly as I order you, that you may prosper.’ But they 24 would not listen, they would not lend an ear; they lived as their own evil, stubborn hearts prompted them; they grew worse instead of better. From 25 the day your fathers left the land of Egypt, down to this day, I have been sending you all my servants the prophets eagerly and earnestly. But 26 this people would not listen to me, they would not lend an</text:span></text:p>
        <text:p text:style-name="P244"><text:span text:style-name="CharStyle15">ear; they were obdurate, they did worse than their fathers.</text:span></text:p>
        <text:p text:style-name="P378"><text:span text:style-name="CharStyle15">27 [[Tell them all this</text:span></text:p>
        <text:p text:style-name="P127"><text:span text:style-name="CharStyle15">yet they will not listen to you; summon them, yet they will not reply.]]</text:span></text:p>
        <text:p text:style-name="P26"><text:span text:style-name="CharStyle16">=8</text:span><text:span text:style-name="CharStyle15"> Tell them, here is the nation that would never listen to the voice of the Eternal their own God,</text:span></text:p>
        <text:p text:style-name="P250"><text:span text:style-name="CharStyle15">that never would be schooled, that has ceased even to speak of being faithful.”</text:span></text:p>
        <text:p text:style-name="P378"><text:soft-page-break/><text:span text:style-name="CharStyle16">39</text:span><text:span text:style-name="CharStyle15"> “Cut off your tresses, cast them away,</text:span></text:p>
        <text:p text:style-name="P185"><text:span text:style-name="CharStyle15">raise dirges on the bare heights;</text:span></text:p>
        <text:p text:style-name="P257"><text:span text:style-name="CharStyle15">for the Eternal has rejected and renounced</text:span></text:p>
        <text:p text:style-name="P189"><text:span text:style-name="CharStyle15">a race with whom he is wroth.</text:span></text:p>
        <text:list xml:id="list8821496387004671223" text:style-name="L24">
          <text:list-item>
            <text:p text:style-name="P464"><text:span text:style-name="CharStyle15"><text:tab/>For the men of Judah have done evil under my eyes,” says the Eternal; “they have defiled the house that belongs to me, by putting their detestable idols</text:span></text:p>
          </text:list-item>
          <text:list-item>
            <text:p text:style-name="P465"><text:span text:style-name="CharStyle15"><text:tab/>inside it, and they have erected shrines to Topheth, in the valley belonging to Ben-Hinnom, for burning alive their sons and daughters—a thing that I never ordered, a thing that never</text:span></text:p>
          </text:list-item>
          <text:list-item>
            <text:p text:style-name="P466"><text:span text:style-name="CharStyle15"><text:tab/>entered my mind! So the day will come, the Eternal declares, when its name shall no longer be Topheth, or The valley be­longing to Ben-Hinnom, but The valley of Slaughter; for they will be burying corpses in To-</text:span></text:p>
          </text:list-item>
          <text:list-item>
            <text:p text:style-name="P466"><text:span text:style-name="CharStyle15"><text:tab/>pheth, till no room is left. The corpses of this people shall be food for wild birds and wild beasts; no one shall scare</text:span></text:p>
          </text:list-item>
          <text:list-item>
            <text:p text:style-name="P467"><text:span text:style-name="CharStyle15"><text:tab/>them away. And I will silence in the towns of Judah and in the streets of Jerusalem the sound of mirth and joy, the voice of the bridegroom and the voice of the bride; the land shall lie</text:span></text:p>
          </text:list-item>
        </text:list>
        <text:p text:style-name="P85"><text:span text:style-name="CharStyle15">waste. At this time, says the o Eternal, the bones of the O kings of Judah, the authorities, the priests, the prophets, and the citizens of Jerusalem, shall be torn from their graves and 2 spread out before the sun, the moon, and all the starry host, whom they loved and served, whom they followed and con­sulted, whom they worshipped; instead of being gathered and buried, they shall be so much dung on the surface of the earth. And wherever I scatter the rest, 3 all the survivors of this evil race, they shall prefer death to fife, says the Lord of hosts.</text:span></text:p>
        <text:p text:style-name="P190"><text:span text:style-name="CharStyle15">Tell them that this is the Eter- 4 nal’s word;</text:span></text:p>
        <text:p text:style-name="P190"><text:span text:style-name="CharStyle15">Does not a man get up when he has fallen?</text:span></text:p>
        <text:p text:style-name="P414"><text:span text:style-name="CharStyle15">Do men not retrace their steps, after a wrong turn­ing?</text:span></text:p>
        <text:p text:style-name="P190"><text:span text:style-name="CharStyle15">Then why does this people per- 5 sist,</text:span></text:p>
        <text:p text:style-name="P414"><text:span text:style-name="CharStyle15">when they have taken a wrong turning?</text:span></text:p>
        <text:p text:style-name="P190"><text:span text:style-name="CharStyle15">They stick fast to their false­hood,</text:span></text:p>
        <text:p text:style-name="P415"><text:span text:style-name="CharStyle15">they will not retrace their steps.</text:span></text:p>
        <text:p text:style-name="P190"><text:span text:style-name="CharStyle15">I have listened and heard what 6 they say;</text:span></text:p>
        <text:p text:style-name="P171"><text:span text:style-name="CharStyle15">not a word of the truth!— not a man repenting of his sin, saying, ‘What have I done?’ Everyone plunges ahead, like a cavalry charge!</text:span></text:p>
        <text:p text:style-name="P59"><text:span text:style-name="CharStyle15">The very stork of the air<text:tab/>7</text:span></text:p>
        <text:p text:style-name="P146"><text:span text:style-name="CharStyle15">knows when to migrate; the dove, the swift, the crane, keep to the time of their coming;</text:span></text:p>
        <text:p text:style-name="P391"><text:soft-page-break/><text:span text:style-name="CharStyle15">but my people never heed<text:line-break/>the Eternal’s ruling.</text:span></text:p>
        <text:p text:style-name="P45"><text:span text:style-name="CharStyle15">What! you say, ‘We are wise, 8</text:span></text:p>
      </text:section>
      <text:section text:style-name="Sect4" text:name="Section8">
        <text:p text:style-name="P687"><text:span text:style-name="CharStyle15">we do have his directions’— when lo, your scribes have written them wrong, and falsified them?</text:span></text:p>
        <text:list xml:id="list1772440743294045920" text:style-name="L25">
          <text:list-item>
            <text:p text:style-name="P692"><text:span text:style-name="CharStyle15"><text:tab/>No, the ‘wise’ shall be discom­fited,</text:span></text:p>
          </text:list-item>
        </text:list>
        <text:p text:style-name="P134"><text:span text:style-name="CharStyle15">dismayed and tricked.</text:span></text:p>
        <text:p text:style-name="P252"><text:span text:style-name="CharStyle15">They have rejected the Eternal’s word;</text:span></text:p>
        <text:p text:style-name="P134"><text:span text:style-name="CharStyle15">so what ‘wisdom’ have they?</text:span></text:p>
        <text:list xml:id="list1634816740508212857" text:style-name="L26">
          <text:list-item>
            <text:p text:style-name="P632"><text:span text:style-name="CharStyle15"><text:tab/>I will destroy them utterly, says</text:span></text:p>
          </text:list-item>
        </text:list>
        <text:p text:style-name="P223"><text:span text:style-name="CharStyle21">the Eternal,</text:span></text:p>
        <text:p text:style-name="P103"><text:span text:style-name="CharStyle15">for there are no grapes on that vine,</text:span></text:p>
        <text:p text:style-name="P341"><text:span text:style-name="CharStyle15">no figs on that fig-tree— their leaf is fading!”</text:span></text:p>
        <text:list xml:id="list183618842738627" text:continue-numbering="true" text:style-name="L26">
          <text:list-item>
            <text:p text:style-name="P633"><text:span text:style-name="CharStyle15"><text:tab/>“Why sit we still?</text:span></text:p>
          </text:list-item>
        </text:list>
        <text:p text:style-name="P134"><text:span text:style-name="CharStyle15">Let us gather together and make for the fortified towns, to meet our doom there!</text:span></text:p>
        <text:p text:style-name="P252"><text:span text:style-name="CharStyle15">For our God has doomed us to perish,</text:span></text:p>
        <text:p text:style-name="P287"><text:span text:style-name="CharStyle15">has drugged us with poison, for sinning against him!</text:span></text:p>
        <text:list xml:id="list183619827670388" text:continue-numbering="true" text:style-name="L26">
          <text:list-item>
            <text:p text:style-name="P633"><text:span text:style-name="CharStyle15"><text:tab/>We looked for peace,</text:span></text:p>
          </text:list-item>
        </text:list>
        <text:p text:style-name="P246"><text:span text:style-name="CharStyle15">but no good came;<text:line-break/>for an hour of healing,<text:line-break/>and here is dismay!</text:span></text:p>
        <text:list xml:id="list183618868372299" text:continue-numbering="true" text:style-name="L26">
          <text:list-item>
            <text:p text:style-name="P633"><text:span text:style-name="CharStyle15"><text:tab/>We can hear the foemen’s horses</text:span></text:p>
          </text:list-item>
        </text:list>
        <text:p text:style-name="P134"><text:span text:style-name="CharStyle15">snorting as far north as Dan; at the neighing of his stallions the whole country quakes; the land is laid bare, at their coming,</text:span></text:p>
        <text:p text:style-name="P134"><text:span text:style-name="CharStyle15">the city stripped of citizens.”</text:span></text:p>
        <text:list xml:id="list183618445537915" text:continue-numbering="true" text:style-name="L26">
          <text:list-item>
            <text:p text:style-name="P454"><text:span text:style-name="CharStyle21"><text:tab/>“Yes, I am sending you ser­</text:span></text:p>
          </text:list-item>
        </text:list>
        <text:p text:style-name="P220"><text:span text:style-name="CharStyle15">pents,</text:span></text:p>
        <text:p text:style-name="P139"><text:span text:style-name="CharStyle15">snakes that none can charm; and they shall bite you,” the Eternal declares.</text:span></text:p>
        <text:list xml:id="list183619250585412" text:continue-numbering="true" text:style-name="L26">
          <text:list-item>
            <text:p text:style-name="P633"><text:soft-page-break/><text:span text:style-name="CharStyle15"><text:tab/>My sorrow is past healing,</text:span></text:p>
          </text:list-item>
        </text:list>
        <text:p text:style-name="P134"><text:span text:style-name="CharStyle15">my heart is sick within me.</text:span></text:p>
        <text:list xml:id="list183618645573357" text:continue-numbering="true" text:style-name="L26">
          <text:list-item>
            <text:p text:style-name="P612"><text:span text:style-name="CharStyle15"><text:tab/>Look at my poor people</text:span></text:p>
          </text:list-item>
        </text:list>
        <text:p text:style-name="P134"><text:span text:style-name="CharStyle15">moaning far and wide—</text:span></text:p>
        <text:p text:style-name="P255"><text:span text:style-name="CharStyle21">“Is the Eternal not in Sion?</text:span></text:p>
        <text:p text:style-name="P138"><text:span text:style-name="CharStyle21">Has her King left her?</text:span></text:p>
        <text:list xml:id="list183619944270426" text:continue-numbering="true" text:style-name="L26">
          <text:list-item>
            <text:p text:style-name="P634"><text:span text:style-name="CharStyle15"><text:tab/>Summer is over, the harvest is</text:span></text:p>
          </text:list-item>
        </text:list>
        <text:p text:style-name="P220"><text:span text:style-name="CharStyle15">ended—</text:span></text:p>
        <text:p text:style-name="P134"><text:span text:style-name="CharStyle15">with nothing to keep us alive!”</text:span></text:p>
        <text:p text:style-name="P190"><text:span text:style-name="CharStyle15">My poor people, they are 21 broken,</text:span></text:p>
        <text:p text:style-name="P146"><text:span text:style-name="CharStyle15">and I am broken-hearted;</text:span></text:p>
        <text:p text:style-name="P429"><text:span text:style-name="CharStyle15">I go a-mourning, seized with dire dismay.</text:span></text:p>
        <text:p text:style-name="P58"><text:span text:style-name="CharStyle15">Surely Gilead has balsam!<text:tab/>22</text:span></text:p>
        <text:p text:style-name="P146"><text:span text:style-name="CharStyle15">Surely there are healers there! Then why does my poor people get no healing for their wound?</text:span></text:p>
        <text:p text:style-name="P26"><text:span text:style-name="CharStyle15">Oh that my head were waters, Q mine eyes a fount of tears, that I might weep all day and night</text:span></text:p>
        <text:p text:style-name="P126"><text:span text:style-name="CharStyle15">for the slain of my poor people!</text:span></text:p>
        <text:p text:style-name="P42"><text:span text:style-name="CharStyle15">Oh that I were in the wolds<text:tab/>2</text:span></text:p>
        <text:p text:style-name="P155"><text:span text:style-name="CharStyle15">at a khan for wayfarers!</text:span></text:p>
        <text:p text:style-name="P192"><text:span text:style-name="CharStyle15">For fain would I forsake my people</text:span></text:p>
        <text:p text:style-name="P155"><text:span text:style-name="CharStyle15">and be quit of them!</text:span></text:p>
        <text:p text:style-name="P40"><text:span text:style-name="CharStyle15">They are adulterers, all of them, a gang of faithless men; they ply their tongues<text:tab/></text:span><text:span text:style-name="CharStyle16">3</text:span></text:p>
        <text:p text:style-name="P155"><text:soft-page-break/><text:span text:style-name="CharStyle15">like bows, for slander; they are a power for dishonesty, not for honesty, in the land.</text:span></text:p>
        <text:p text:style-name="P192"><text:span text:style-name="CharStyle15">They pass from one crime to another,</text:span></text:p>
        <text:p text:style-name="P116"><text:span text:style-name="CharStyle15">“ignoring me,” says the Eter­nal.</text:span></text:p>
        <text:p text:style-name="P37"><text:span text:style-name="CharStyle15">Beware of your neighbours,<text:tab/>4</text:span></text:p>
        <text:p text:style-name="P155"><text:span text:style-name="CharStyle15">let no one trust his brother; for a brother will cheat like a Jacob,</text:span></text:p>
        <text:p text:style-name="P116"><text:span text:style-name="CharStyle15">and a neighbour will be slandering;</text:span></text:p>
        <text:p text:style-name="P37"><text:span text:style-name="CharStyle15">each deceives the other,<text:tab/></text:span><text:span text:style-name="CharStyle16">5</text:span></text:p>
        <text:p text:style-name="P156"><text:span text:style-name="CharStyle15">no one tells the truth, they train themselves to lie, these knaves and fools, they oppress and oppress, they deceive and deceive,<text:tab/></text:span><text:span text:style-name="CharStyle16">6</text:span></text:p>
        <text:p text:style-name="P192"><text:span text:style-name="CharStyle15">and-—“they choose to ignore me,”</text:span></text:p>
        <text:p text:style-name="P166"><text:span text:style-name="CharStyle15">says the Eternal.</text:span></text:p>
        <text:p text:style-name="P193"><text:span text:style-name="CharStyle15">“Therefore”—the Lord of hosts </text:span><text:span text:style-name="CharStyle16">7 </text:span><text:span text:style-name="CharStyle15">declares—</text:span></text:p>
        <text:p text:style-name="P688"><text:span text:style-name="CharStyle15">“I must test them in the melting-pot; for how can I overlook my people’s crimes?</text:span></text:p>
        <text:list xml:id="list183559766888561" text:style-name="L1">
          <text:list-item>
            <text:p text:style-name="P636"><text:span text:style-name="CharStyle15"><text:tab/>Their tongues are deadly</text:span></text:p>
          </text:list-item>
        </text:list>
        <text:p text:style-name="P291"><text:span text:style-name="CharStyle15">arrows,</text:span></text:p>
        <text:p text:style-name="P134"><text:span text:style-name="CharStyle15">with their treacherous talk; a man speaks to his neighbour peaceably,</text:span></text:p>
        <text:p text:style-name="P103"><text:span text:style-name="CharStyle15">and secretly he plots against him.</text:span></text:p>
        <text:list xml:id="list183618107605897" text:continue-numbering="true" text:style-name="L1">
          <text:list-item>
            <text:p text:style-name="P636"><text:span text:style-name="CharStyle15"><text:tab/>Must I not punish them for</text:span></text:p>
          </text:list-item>
        </text:list>
        <text:p text:style-name="P291"><text:span text:style-name="CharStyle15">that?”</text:span></text:p>
        <text:p text:style-name="P134"><text:span text:style-name="CharStyle15">the Eternal asks;</text:span></text:p>
        <text:p text:style-name="P342"><text:span text:style-name="CharStyle15">“shall I not make such people pay for that?</text:span></text:p>
        <text:list xml:id="list183617943672368" text:continue-numbering="true" text:style-name="L1">
          <text:list-item>
            <text:p text:style-name="P637"><text:span text:style-name="CharStyle15"><text:tab/>Raise a lament for the</text:span></text:p>
          </text:list-item>
        </text:list>
        <text:p text:style-name="P291"><text:span text:style-name="CharStyle15">mountains, a dirge for the downs, wasted and emptied of men;</text:span></text:p>
        <text:p text:style-name="P134"><text:span text:style-name="CharStyle15">no lowing of cattle in them— all creatures have fled and gone, both bird and beast;</text:span></text:p>
        <text:list xml:id="list183619897194152" text:continue-numbering="true" text:style-name="L1">
          <text:list-item>
            <text:p text:style-name="P637"><text:span text:style-name="CharStyle15"><text:tab/>and Jerusalem I will turn into a</text:span></text:p>
          </text:list-item>
        </text:list>
        <text:p text:style-name="P291"><text:span text:style-name="CharStyle15">heap of ruins, a mere haunt of jackals; the townships of Judah I will lay bare,</text:span></text:p>
        <text:p text:style-name="P139"><text:span text:style-name="CharStyle15">till none dwells there.”</text:span></text:p>
        <text:list xml:id="list183619419988398" text:continue-numbering="true" text:style-name="L1">
          <text:list-item>
            <text:p text:style-name="P621"><text:span text:style-name="CharStyle15"><text:tab/>[[Who is wise enough to under­</text:span></text:p>
          </text:list-item>
        </text:list>
        <text:p text:style-name="P291"><text:span text:style-name="CharStyle15">stand this?</text:span></text:p>
        <text:p text:style-name="P134"><text:span text:style-name="CharStyle15">Who is in the Eternal’s con­fidence to know why the country is so ruined, like a desert waste untrav­elled?</text:span></text:p>
        <text:list xml:id="list183619626628101" text:continue-numbering="true" text:style-name="L1">
          <text:list-item>
            <text:p text:style-name="P621"><text:span text:style-name="CharStyle15"><text:tab/>“Because they have forsaken</text:span></text:p>
          </text:list-item>
        </text:list>
        <text:p text:style-name="P134"><text:span text:style-name="CharStyle15">the law I put before them, and disobeyed my orders, and not lived as I told them;</text:span></text:p>
        <text:list xml:id="list183618881128444" text:continue-numbering="true" text:style-name="L1">
          <text:list-item>
            <text:p text:style-name="P621"><text:span text:style-name="CharStyle15"><text:tab/>because they followed their own</text:span></text:p>
          </text:list-item>
        </text:list>
        <text:p text:style-name="P291"><text:soft-page-break/><text:span text:style-name="CharStyle15">stubborn minds, and Baals, as their fathers taught them;</text:span></text:p>
        <text:list xml:id="list183618778602533" text:continue-numbering="true" text:style-name="L1">
          <text:list-item>
            <text:p text:style-name="P621"><text:span text:style-name="CharStyle15"><text:tab/>therefore,” says the Lord of</text:span></text:p>
          </text:list-item>
        </text:list>
        <text:p text:style-name="P291"><text:span text:style-name="CharStyle15">hosts, the God of. Israel,</text:span></text:p>
        <text:p text:style-name="P245"><text:span text:style-name="CharStyle15">“I will feed this people with bitter wormwood and give them poisonous drugs,</text:span></text:p>
        <text:p text:style-name="P209"><text:span text:style-name="CharStyle15">I will scatter them among 16 nations</text:span></text:p>
        <text:p text:style-name="P333"><text:span text:style-name="CharStyle15">unknown to them and their fathers,</text:span></text:p>
        <text:p text:style-name="P82"><text:span text:style-name="CharStyle15">and after them I send the sword, till I have done away with them.”]]</text:span></text:p>
        <text:p text:style-name="P273"><text:span text:style-name="CharStyle15">Listen, call the mourning women, 17 call them to come!</text:span></text:p>
        <text:p text:style-name="P209"><text:span text:style-name="CharStyle15">Send for those well-skilled in dirges,</text:span></text:p>
        <text:p text:style-name="P178"><text:span text:style-name="CharStyle15">call them quick to come!—<text:tab/>18</text:span></text:p>
        <text:p text:style-name="P26"><text:span text:style-name="CharStyle15">to raise a coronach over us, till our own eyes run down with tears,</text:span></text:p>
        <text:p text:style-name="P332"><text:span text:style-name="CharStyle15">and floods gush from our eye­lids.</text:span></text:p>
        <text:p text:style-name="P209"><text:span text:style-name="CharStyle15">Yet listen to the Eternal, O ye 20 women,</text:span></text:p>
        <text:p text:style-name="P146"><text:span text:style-name="CharStyle15">let your ears take in his words, ere you teach your daughters a lament,</text:span></text:p>
        <text:p text:style-name="P146"><text:span text:style-name="CharStyle15">or a dirge to your fellows; listen to this wail from Sion— 19 “What ruin, what dishonour! forced to leave our country, forced away from home!</text:span></text:p>
        <text:p text:style-name="P209"><text:span text:style-name="CharStyle15">Death has climbed in at our 21 windows,</text:span></text:p>
        <text:p text:style-name="P146"><text:span text:style-name="CharStyle15">made his way into our halls, Death cuts down children in the street,</text:span></text:p>
        <text:p text:style-name="P147"><text:span text:style-name="CharStyle15">and young men in the square; dead bodies drop like dung<text:tab/>22</text:span></text:p>
        <text:p text:style-name="P372"><text:span text:style-name="CharStyle15">over the country, like wisps behind a reaper,</text:span></text:p>
        <text:p text:style-name="P175"><text:span text:style-name="CharStyle15">never lifted.”</text:span></text:p>
        <text:p text:style-name="P396"><text:span text:style-name="CharStyle31">* </text:span><text:span text:style-name="CharStyle30">* *</text:span></text:p>
        <text:p text:style-name="P152"><text:soft-page-break/><text:span text:style-name="CharStyle15">Listen to the word of the "| </text:span><text:span text:style-name="CharStyle32">a E</text:span><text:span text:style-name="CharStyle15">ternal for you, O house -*■” of Israel; here is what the Eter- 2 nal says:</text:span></text:p>
        <text:p text:style-name="P32"><text:span text:style-name="CharStyle15">Never learn to live like pagans, dismayed at portents in the sky;</text:span></text:p>
        <text:p text:style-name="P276"><text:span text:style-name="CharStyle15">pagans are dismayed at them, but their rites are inane.<text:tab/></text:span><text:span text:style-name="CharStyle16">3</text:span></text:p>
        <text:p text:style-name="P210"><text:span text:style-name="CharStyle15">Here is a tree felled from the forest,</text:span></text:p>
        <text:p text:style-name="P179"><text:span text:style-name="CharStyle15">trimmed by a woodman’s axe,</text:span></text:p>
        <text:list xml:id="list7107044662739816879" text:style-name="L27">
          <text:list-item>
            <text:p text:style-name="P685"><text:span text:style-name="CharStyle15"><text:tab/>decked out with silver and with gold,</text:span></text:p>
          </text:list-item>
        </text:list>
        <text:list xml:id="list819853408415071141" text:style-name="L28">
          <text:list-item>
            <text:p text:style-name="P640"><text:span text:style-name="CharStyle15"><text:tab/>with plates of silver from Tar-</text:span></text:p>
          </text:list-item>
        </text:list>
        <text:p text:style-name="P202"><text:span text:style-name="CharStyle15">tessus,</text:span></text:p>
        <text:p text:style-name="P299"><text:span text:style-name="CharStyle15">with gold from Ophir, all jewellers’ and joiners’ work, decked out in violet and purple cloth,</text:span></text:p>
        <text:p text:style-name="P259"><text:span text:style-name="CharStyle15">the work of craftsmen,</text:span></text:p>
        <text:list xml:id="list6321932929611639093" text:style-name="L29">
          <text:list-item>
            <text:p text:style-name="P641"><text:span text:style-name="CharStyle15"><text:tab/>then propped with nails and</text:span></text:p>
          </text:list-item>
        </text:list>
        <text:p text:style-name="P202"><text:span text:style-name="CharStyle15">hammer,</text:span></text:p>
        <text:p text:style-name="P259"><text:span text:style-name="CharStyle15">to keep it from falling!</text:span></text:p>
        <text:list xml:id="list183619782694010" text:continue-numbering="true" text:style-name="L29">
          <text:list-item>
            <text:p text:style-name="P641"><text:span text:style-name="CharStyle15"><text:tab/>Idols are like scarecrows in a</text:span></text:p>
          </text:list-item>
        </text:list>
        <text:p text:style-name="P202"><text:span text:style-name="CharStyle15">field,</text:span></text:p>
        <text:p text:style-name="P259"><text:span text:style-name="CharStyle15">they cannot say a word; they have to be carried,</text:span></text:p>
        <text:p text:style-name="P261"><text:span text:style-name="CharStyle15">for they cannot move a step. Have no fear of them; they can­not hurt you— no, nor help you!</text:span></text:p>
        <text:list xml:id="list183617992324377" text:continue-numbering="true" text:style-name="L29">
          <text:list-item>
            <text:p text:style-name="P641"><text:span text:style-name="CharStyle15"><text:tab/>[[There is none like thee, </text:span><text:span text:style-name="CharStyle16">0</text:span></text:p>
          </text:list-item>
        </text:list>
        <text:p text:style-name="P202"><text:span text:style-name="CharStyle15">Eternal;</text:span></text:p>
        <text:p text:style-name="P304"><text:span text:style-name="CharStyle15">great thou art, great thy pres­ence in its power!</text:span></text:p>
        <text:list xml:id="list183618111330137" text:continue-numbering="true" text:style-name="L29">
          <text:list-item>
            <text:p text:style-name="P641"><text:span text:style-name="CharStyle15"><text:tab/>0 King of nations, who would</text:span></text:p>
          </text:list-item>
        </text:list>
        <text:p text:style-name="P202"><text:soft-page-break/><text:span text:style-name="CharStyle15">not revere thee?</text:span></text:p>
        <text:p text:style-name="P259"><text:span text:style-name="CharStyle15">For reverence is thy due; no sage, no royalty, in all the world,</text:span></text:p>
        <text:p text:style-name="P259"><text:span text:style-name="CharStyle15">none is like thee.]] </text:span><text:span text:style-name="CharStyle15"><text:span text:style-name="T1"><text:note text:id="ftn3" text:note-class="footnote"><text:note-citation>0</text:note-citation><text:note-body><text:p text:style-name="P68"><text:span text:style-name="CharStyle4"><text:tab/>Stupid and senseless are they,</text:span></text:p><text:p text:style-name="P224"><text:span text:style-name="CharStyle4">one and all—</text:span></text:p></text:note-body></text:note></text:span></text:span><text:span text:style-name="CharStyle15"><text:span text:style-name="T1"> </text:span></text:span><text:span text:style-name="CharStyle15"><text:span text:style-name="T1"><text:note text:id="ftn4" text:note-class="footnote"><text:note-citation>0</text:note-citation><text:note-body><text:p text:style-name="P108"><text:span text:style-name="CharStyle4">what idols teach is wooden like themselves!</text:span></text:p></text:note-body></text:note></text:span></text:span><text:span text:style-name="CharStyle15"><text:span text:style-name="T1"> </text:span></text:span><text:span text:style-name="CharStyle15"><text:span text:style-name="T1"><text:note text:id="ftn5" text:note-class="footnote"><text:note-citation>0</text:note-citation><text:note-body><text:p text:style-name="P67"><text:span text:style-name="CharStyle4"><text:tab/>But the Eternal is the real God,</text:span></text:p><text:p text:style-name="P314"><text:span text:style-name="CharStyle4">a living God, an everlasting King;</text:span></text:p><text:p text:style-name="P302"><text:span text:style-name="CharStyle4">earth trembles when he rages, no nation can endure his wrath</text:span></text:p></text:note-body></text:note></text:span></text:span><text:span text:style-name="CharStyle15"><text:span text:style-name="T1"> </text:span></text:span><text:span text:style-name="CharStyle15"><text:span text:style-name="T1"><text:note text:id="ftn6" text:note-class="footnote"><text:note-citation>0</text:note-citation><text:note-body><text:p text:style-name="P133"><text:span text:style-name="CharStyle4">ix [[Tell them this: the gods who never made heaven and earth shall vanish off the earth and from under heaven]],</text:span></text:p></text:note-body></text:note></text:span></text:span><text:span text:style-name="CharStyle15"><text:span text:style-name="T1"> </text:span></text:span><text:span text:style-name="CharStyle15"><text:span text:style-name="T1"><text:note text:id="ftn7" text:note-class="footnote"><text:note-citation>0</text:note-citation><text:note-body><text:p text:style-name="P369"><text:span text:style-name="CharStyle4"><text:tab/>who by his power made the earth,</text:span></text:p><text:p text:style-name="P108"><text:span text:style-name="CharStyle4">who by his wisdom founded the world,</text:span></text:p></text:note-body></text:note></text:span></text:span></text:p>
        <text:p text:style-name="P117"><text:span text:style-name="CharStyle15">and by his knowledge spread heaven out;</text:span></text:p>
        <text:p text:style-name="P190"><text:span text:style-name="CharStyle15">when he thunders, the heavens 13 are in tumult,</text:span></text:p>
        <text:p text:style-name="P146"><text:span text:style-name="CharStyle15">he makes mists rise from the ends of the earth, he flashes lightning through the rain,</text:span></text:p>
        <text:p text:style-name="P117"><text:span text:style-name="CharStyle15">and brings wind from his storehouses.</text:span></text:p>
        <text:p text:style-name="P190"><text:span text:style-name="CharStyle15">It strikes man dumb and sense- 14 less;</text:span></text:p>
        <text:p text:style-name="P146"><text:span text:style-name="CharStyle15">the goldsmith is ashamed of his carved image, his metal image is a futile thing.</text:span></text:p>
        <text:p text:style-name="P26"><text:span text:style-name="CharStyle15">There is no breath of life in idols; 15 they are a vain delusion, they break down when the test arrives—</text:span></text:p>
        <text:p text:style-name="P190"><text:span text:style-name="CharStyle15">not like him who is Jacob’s own 16 possession;</text:span></text:p>
        <text:p text:style-name="P117"><text:span text:style-name="CharStyle15">for he who formed the uni­verse is Jacob’s God,</text:span></text:p>
        <text:p text:style-name="P117"><text:span text:style-name="CharStyle15">his name is the Lord of hosts.</text:span></text:p>
        <text:p text:style-name="P402"><text:span text:style-name="CharStyle34">* * #</text:span></text:p>
        <text:p text:style-name="P26"><text:span text:style-name="CharStyle15">Pick up your bundle to depart, 17</text:span></text:p>
        <text:list xml:id="list8346220203561316311" text:style-name="L30">
          <text:list-item>
            <text:p text:style-name="P790"><text:span text:style-name="CharStyle15"><text:tab/>city besieged!</text:span></text:p>
          </text:list-item>
        </text:list>
        <text:p text:style-name="P146"><text:span text:style-name="CharStyle15">[[For here is what the Eternal 18 says: This time I proceed to eject the inhabitants of the country and harry them until they pay the penalty.]]</text:span></text:p>
        <text:list xml:id="list3564188891868475467" text:style-name="L31">
          <text:list-item>
            <text:p text:style-name="P607"><text:span text:style-name="CharStyle15"><text:tab/>said, “Alas, I am undone, 19 my wound is deep! a wound indeed, and yet</text:span></text:p>
          </text:list-item>
        </text:list>
        <text:list xml:id="list183559980949335" text:style-name="L30">
          <text:list-item>
            <text:p text:style-name="P790"><text:span text:style-name="CharStyle15"><text:tab/>must endure it.</text:span></text:p>
          </text:list-item>
        </text:list>
        <text:p text:style-name="P52"><text:span text:style-name="CharStyle15">My tent is wrecked,<text:tab/>20</text:span></text:p>
        <text:p text:style-name="P146"><text:span text:style-name="CharStyle15">the ropes all broken; my children are no more, they are all gone, none left to raise my tent again, to hang up its curtains.</text:span></text:p>
        <text:p text:style-name="P26"><text:soft-page-break/><text:span text:style-name="CharStyle15">For the authorities were senseless, 21 seeking no guidance from the Eternal;</text:span></text:p>
        <text:p text:style-name="P27"><text:span text:style-name="CharStyle15">so they had no success, and all their folk are scattered. Listen, there comes a din,<text:tab/>23</text:span></text:p>
        <text:p text:style-name="P117"><text:span text:style-name="CharStyle15">a mighty clamour from the north!</text:span></text:p>
      </text:section>
      <text:section text:style-name="Sect4" text:name="Section9">
        <text:p text:style-name="P792"><text:span text:style-name="CharStyle15">Judah’s townships are to turn a waste,</text:span></text:p>
        <text:p text:style-name="P34"><text:span text:style-name="CharStyle15">a haunt for jackals.”</text:span></text:p>
        <text:list xml:id="list183559709779696" text:style-name="L22">
          <text:list-item>
            <text:p text:style-name="P475"><text:span text:style-name="CharStyle15"><text:tab/></text:span><text:span text:style-name="CharStyle16">[[0</text:span><text:span text:style-name="CharStyle15"> thou Eternal, well thou knowest that man’s course lies not in his own hands; it is not in a man to have control over his</text:span></text:p>
          </text:list-item>
          <text:list-item>
            <text:p text:style-name="P476"><text:span text:style-name="CharStyle15"><text:tab/>actions. So correct us, </text:span><text:span text:style-name="CharStyle16">0</text:span><text:span text:style-name="CharStyle15"> Eter­nal One, but not too hard; not in a passion of thine anger, lest thou make our numbers few.</text:span></text:p>
          </text:list-item>
          <text:list-item>
            <text:p text:style-name="P642"><text:span text:style-name="CharStyle15"><text:tab/>Vent thy full fury on pagans</text:span></text:p>
          </text:list-item>
        </text:list>
        <text:p text:style-name="P350"><text:span text:style-name="CharStyle15">who disown thee, on races who never invoke thee;</text:span></text:p>
        <text:p text:style-name="P257"><text:span text:style-name="CharStyle15">for they have devoured Jacob utterly</text:span></text:p>
        <text:p text:style-name="P288"><text:span text:style-name="CharStyle15">and laid waste his home­stead.]]</text:span></text:p>
        <text:p text:style-name="Body_20_text_20__28_3_29__20__2b__20_DropCap6">9<text:span text:style-name="CharStyle12"><text:tab/>A word from the Eternal: A wise man must not glory in his wisdom, nor a warrior in his strength, nor the rich man in his 24 riches; he who glories is to glory in this, that he has insight into me, that he knows I am the Eternal, dealing in kindness, justice, and goodness upon earth —for these are my delight.</text:span></text:p>
        <text:p text:style-name="P84"><text:span text:style-name="CharStyle15">25 [[The day is coming, the Eter­nal declares, when I will punish all the circumcised who are 26 uncircumcised in heart—Egypt, Judah, Edom, Ammon, Moab, together with the crop-haired nomads. All other nations are uncircumcised—and the house of Judah is all uncircumcised in heart.]]</text:span></text:p>
        <text:p text:style-name="Body_20_text_20__28_3_29__20__2b__20_DropCap4">n<text:span text:style-name="CharStyle12">This message came to Jere­miah from the Eternal, 2 “Speak to the men of Judah and 3 the citizens of Jerusalem, tell them that this is the word of the Eternal, the God of Israel: ‘Lis­ten to the terms of this compact —a curse on the man who will 4 not listen!—this compact which I enjoined upon your fathers when I brought them out of that iron furnace, the land of Egypt; I told you, if you obeyed my orders and carried out all my commands, then you would be my people, and I would be a God to you, confirming the oath I </text:span><text:span text:style-name="CharStyle16">5 </text:span><text:span text:style-name="CharStyle15">swore to your fathers, when I promised them a land abounding in milk and honey—as you have to-day.’ ” I answered the Eter­nal that I would certainly pro­claim this. Then the Eternal </text:span><text:span text:style-name="CharStyle16">6 </text:span><text:span text:style-name="CharStyle15">bade me proclaim all this in the towns of Judah and in the streets of Jerusalem saying, “Listen to the terms of this compact, and obey them.” But </text:span><text:span text:style-name="CharStyle16">8 </text:span><text:span text:style-name="CharStyle15">they did not obey them.</text:span></text:p>
        <text:p text:style-name="P168"><text:span text:style-name="CharStyle15">The Eternal then said to me, </text:span><text:span text:style-name="CharStyle16">9 </text:span><text:span text:style-name="CharStyle15">“There is mutiny among the men of Judah and the citizens of Jerusalem; they have gone if&gt; back to the iniquities of their ancestors, who would not listen to what I said; they have gone after foreign gods, to serve them; the house of Israel and the house of Judah have broken the compact that I made with their fathers. Therefore (the 11 Eternal declares) I am bringing on them disaster that they can­not escape; nor will I listen to them, when they cry to me. The 12 townsmen of Judah and the citizens of Jerusalem may go and cry to the gods to whom they sacrifice; but they will be no help to them at all on the day of their disaster.”</text:span></text:p>
        <text:p text:style-name="P191"><text:span text:style-name="CharStyle15">What right has my beloved in 15 my house,</text:span></text:p>
        <text:p text:style-name="P118"><text:span text:style-name="CharStyle15">when she has given herself to vile ways?</text:span></text:p>
        <text:p text:style-name="P191"><text:span text:style-name="CharStyle15">Can vows and consecrated flesh absolve your guilt,</text:span></text:p>
        <text:p text:style-name="P118"><text:span text:style-name="CharStyle15">or let you off?</text:span></text:p>
        <text:p text:style-name="P191"><text:span text:style-name="CharStyle15">You once were called to be 16</text:span></text:p>
        <text:p text:style-name="P121"><text:span text:style-name="CharStyle15">a lovely spreading olive-tree;</text:span></text:p>
        <text:p text:style-name="P252"><draw:frame draw:style-name="fr7" draw:name="86" text:anchor-type="paragraph" svg:x="2.298in" svg:y="6.3736in" svg:width="0.2535in" svg:height="0.0161in" draw:z-index="124"><draw:image xlink:href="Pictures/10000000000000260000001A65F9E32B.jpg" xlink:type="simple" xlink:show="embed" xlink:actuate="onLoad"/><draw:contour-polygon svg:width="0.2528in" svg:height="0.1728in" svg:viewBox="0 0 642 439" draw:points="0,0 642,0 642,439 0,439" draw:recreate-on-edit="true"/></draw:frame><text:span text:style-name="CharStyle15">but it is blasted in a thunder­clap,</text:span></text:p>
        <text:p text:style-name="P286"><text:span text:style-name="CharStyle15">its branches broken.</text:span></text:p>
        <text:list xml:id="list5856727137342024148" text:style-name="L32">
          <text:list-item>
            <text:p text:style-name="P483"><text:span text:style-name="CharStyle15"><text:s/>[[For the Lord of hosts, who planted you, has decreed evil against you, on account of evil wilfully done by the house of Israel and the house of Judah in spiting me by sacrificing to Baal.]]</text:span></text:p>
          </text:list-item>
        </text:list>
        <text:p text:style-name="P384"><text:span text:style-name="CharStyle38">* * *</text:span></text:p>
        <text:list xml:id="list183618804362710" text:continue-numbering="true" text:style-name="L32">
          <text:list-item>
            <text:p text:style-name="P484"><text:span text:style-name="CharStyle15"><text:tab/>The Eternal lets me know their</text:span></text:p>
          </text:list-item>
        </text:list>
        <text:p text:style-name="P220"><text:span text:style-name="CharStyle15">plot,</text:span></text:p>
        <text:list xml:id="list5050448865954879075" text:style-name="L33">
          <text:list-item>
            <text:p text:style-name="P680"><text:span text:style-name="CharStyle15"><text:tab/>see what they are doing!</text:span></text:p>
          </text:list-item>
        </text:list>
        <text:list xml:id="list183559634235648" text:style-name="L32">
          <text:list-item>
            <text:p text:style-name="P484"><text:span text:style-name="CharStyle15"><text:tab/>I was like a trustful lamb,</text:span></text:p>
          </text:list-item>
        </text:list>
        <text:p text:style-name="P286"><text:span text:style-name="CharStyle15">led out to be slaughtered;</text:span></text:p>
        <text:list xml:id="list6150645351730525661" text:style-name="L34">
          <text:list-item>
            <text:p text:style-name="P696"><text:span text:style-name="CharStyle15"><text:tab/>knew not of their plot,</text:span></text:p>
          </text:list-item>
        </text:list>
        <text:p text:style-name="P103"><text:span text:style-name="CharStyle15">to cut me down in my full bloom,</text:span></text:p>
        <text:p text:style-name="P252"><text:span text:style-name="CharStyle15">to cut me out of the land of the living,</text:span></text:p>
        <text:p text:style-name="P103"><text:span text:style-name="CharStyle15">that my very name might be forgotten.</text:span></text:p>
        <text:list xml:id="list183559574643451" text:style-name="L32">
          <text:list-item>
            <text:p text:style-name="P485"><text:span text:style-name="CharStyle15"><text:tab/>Ah but, O thou Eternal, thou</text:span></text:p>
          </text:list-item>
        </text:list>
        <text:p text:style-name="P220"><text:span text:style-name="CharStyle15">just judge,</text:span></text:p>
        <text:p text:style-name="P134"><text:span text:style-name="CharStyle15">testing the very heart and mind, I shall see thee take venge­ance on them;</text:span></text:p>
        <text:p text:style-name="P103"><text:span text:style-name="CharStyle15">for I have told thee of my plight.</text:span></text:p>
        <text:list xml:id="list183619286921348" text:continue-numbering="true" text:style-name="L32">
          <text:list-item>
            <text:p text:style-name="P486"><text:span text:style-name="CharStyle15"><text:tab/>“This, then, is the Eternal’s sentence on the men of Ana- thoth, who seek your life, say­ing, ‘You must not prophesy in the name of the Eternal, else</text:span></text:p>
          </text:list-item>
          <text:list-item>
            <text:p text:style-name="P487"><text:span text:style-name="CharStyle15"><text:tab/>you die at our hands’—this is what the Lord of hosts has to say: I will punish them.</text:span></text:p>
          </text:list-item>
        </text:list>
        <text:p text:style-name="P252"><text:span text:style-name="CharStyle15">their young men shall be put to the sword,</text:span></text:p>
        <text:p text:style-name="P103"><text:span text:style-name="CharStyle15">their sons and daughters shall perish by famine,</text:span></text:p>
        <text:list xml:id="list183618776767834" text:continue-numbering="true" text:style-name="L32">
          <text:list-item>
            <text:p text:style-name="P487"><text:soft-page-break/><text:span text:style-name="CharStyle15"><text:tab/>not one survivor shall be left to</text:span></text:p>
          </text:list-item>
        </text:list>
        <text:p text:style-name="P220"><text:span text:style-name="CharStyle15">them;</text:span></text:p>
        <text:p text:style-name="P102"><text:span text:style-name="CharStyle15">for I will bring disaster on the men of Anathoth,</text:span></text:p>
        <text:p text:style-name="P114"><text:span text:style-name="CharStyle15">in the yeaf fixed for their punishment.”</text:span></text:p>
        <text:p text:style-name="P98"><text:span text:style-name="CharStyle15">Thou art always in the right, Eternal One,</text:span></text:p>
        <text:p text:style-name="P176"><text:span text:style-name="CharStyle15">when I complain to thee; yet I would argue this with thee—</text:span></text:p>
        <text:p text:style-name="P26"><text:span text:style-name="CharStyle15">Why do bad men prosper? why are scoundrels secure and serene?</text:span></text:p>
        <text:p text:style-name="P190"><text:span text:style-name="CharStyle15">Thou plantest them and they 2 take root,</text:span></text:p>
        <text:p text:style-name="P117"><text:span text:style-name="CharStyle15">they flourish, yes and they bear fruit!</text:span></text:p>
        <text:p text:style-name="P26"><text:span text:style-name="CharStyle15">Thou art always on their lips, but far, far from their hearts.</text:span></text:p>
        <text:p text:style-name="P26"><text:span text:style-name="CharStyle15">Eternal One, thou knowest me, 3 hast proved how true is my heart to thee;</text:span></text:p>
        <text:p text:style-name="P190"><text:span text:style-name="CharStyle15">drag them away like sheep to the slaughter,</text:span></text:p>
        <text:p text:style-name="P123"><text:span text:style-name="CharStyle15">reserve them for their day of doom!</text:span></text:p>
        <text:p text:style-name="P190"><text:span text:style-name="CharStyle15">[[How long is the land to lie woe- 4 begone,</text:span></text:p>
        <text:p text:style-name="P117"><text:span text:style-name="CharStyle15">and the green growth all to wither?</text:span></text:p>
        <text:p text:style-name="P26"><text:span text:style-name="CharStyle15">Birds and beasts are perishing by the wickedness of the na­tives,</text:span></text:p>
        <text:p text:style-name="P117"><text:span text:style-name="CharStyle15">who say, “God never sees what we do!”</text:span></text:p>
        <text:p text:style-name="P190"><text:span text:style-name="CharStyle15">Wheat they sow and thorns they 13 reap—</text:span></text:p>
        <text:p text:style-name="P117"><text:span text:style-name="CharStyle15">plenty of pains and no profit!</text:span></text:p>
        <text:p text:style-name="P190"><text:span text:style-name="CharStyle15">They are disappointed of their crops,</text:span></text:p>
        <text:p text:style-name="P124"><text:span text:style-name="CharStyle15">by the fierce anger of the Eternal.]]</text:span></text:p>
        <text:p text:style-name="P194"><text:soft-page-break/><text:span text:style-name="CharStyle15">“If you have run with men on 5 foot, and they have tired you out,</text:span></text:p>
        <text:p text:style-name="P118"><text:span text:style-name="CharStyle15">then how can you keep up with horses?</text:span></text:p>
        <text:p text:style-name="P191"><text:span text:style-name="CharStyle15">If you take cover in a land of peace,</text:span></text:p>
        <text:p text:style-name="P118"><text:span text:style-name="CharStyle15">then what will you do in the jungle of Jordan?</text:span></text:p>
        <text:p text:style-name="P73"><text:span text:style-name="CharStyle15">For even your brothers and your 6 father’s household, even they have played you false.</text:span></text:p>
        <text:p text:style-name="P252"><text:span text:style-name="CharStyle15">even they have raised a hue and cry after you;</text:span></text:p>
        <text:p text:style-name="P103"><text:span text:style-name="CharStyle15">for all their smooth words,</text:span></text:p>
        <text:p text:style-name="P291"><text:span text:style-name="CharStyle15">never trust them.</text:span></text:p>
        <text:p text:style-name="P386"><text:span text:style-name="CharStyle40">* * *</text:span></text:p>
        <text:list xml:id="list183558724916222" text:style-name="L8">
          <text:list-item>
            <text:p text:style-name="P644"><text:span text:style-name="CharStyle15"><text:tab/>I have forsaken my house,</text:span></text:p>
          </text:list-item>
        </text:list>
        <text:p text:style-name="P134"><text:span text:style-name="CharStyle15">my heritage I have abandoned, I have given over my dearly beloved</text:span></text:p>
        <text:p text:style-name="P103"><text:span text:style-name="CharStyle15">to the hand of her foes.</text:span></text:p>
        <text:list xml:id="list183618091094110" text:continue-numbering="true" text:style-name="L8">
          <text:list-item>
            <text:p text:style-name="P644"><text:span text:style-name="CharStyle15"><text:tab/>My heritage has turned upon</text:span></text:p>
          </text:list-item>
        </text:list>
        <text:p text:style-name="P291"><text:span text:style-name="CharStyle15">me,</text:span></text:p>
        <text:p text:style-name="P134"><text:span text:style-name="CharStyle15">like a lion in the forest; she has raised her voice against me—</text:span></text:p>
        <text:p text:style-name="P103"><text:span text:style-name="CharStyle15">so I hate her.</text:span></text:p>
        <text:list xml:id="list183618050052084" text:continue-numbering="true" text:style-name="L8">
          <text:list-item>
            <text:p text:style-name="P587"><text:span text:style-name="CharStyle15"><text:tab/>Do I count my heritage a car­</text:span></text:p>
          </text:list-item>
        </text:list>
        <text:p text:style-name="P291"><text:span text:style-name="CharStyle15">case torn by hyenas, that the vultures gather round her?</text:span></text:p>
        <text:p text:style-name="P252"><text:span text:style-name="CharStyle15">Go and gather all the wild beasts,</text:span></text:p>
        <text:p text:style-name="P103"><text:span text:style-name="CharStyle15">bring them to devour her.</text:span></text:p>
        <text:list xml:id="list183619436765657" text:continue-numbering="true" text:style-name="L8">
          <text:list-item>
            <text:p text:style-name="P488"><text:span text:style-name="CharStyle15"><text:tab/>A host of nomads have de­</text:span></text:p>
          </text:list-item>
        </text:list>
        <text:p text:style-name="P291"><text:span text:style-name="CharStyle15">stroyed my vineyard, and trampled down my lot; my delightful lot is made a desolate waste.</text:span></text:p>
        <text:list xml:id="list183619356231488" text:continue-numbering="true" text:style-name="L8">
          <text:list-item>
            <text:p text:style-name="P488"><text:span text:style-name="CharStyle15"><text:tab/>They have made it desolate,</text:span></text:p>
          </text:list-item>
        </text:list>
        <text:p text:style-name="P103"><text:span text:style-name="CharStyle15">desolate, woebegone, to my sorrow;</text:span></text:p>
        <text:p text:style-name="P342"><text:span text:style-name="CharStyle15">the country lies all desolate, and no one takes it to heart.</text:span></text:p>
        <text:list xml:id="list183619806788834" text:continue-numbering="true" text:style-name="L8">
          <text:list-item>
            <text:p text:style-name="P488"><text:span text:style-name="CharStyle15"><text:tab/>The ravagers roam the very</text:span></text:p>
          </text:list-item>
        </text:list>
        <text:p text:style-name="P291"><text:soft-page-break/><text:span text:style-name="CharStyle15">heights on the downs, for the Eternal’s sword de­vours</text:span></text:p>
        <text:p text:style-name="P343"><text:span text:style-name="CharStyle15">the land from end to end, till not a creature is secure.”</text:span></text:p>
        <text:list xml:id="list183558993521017" text:style-name="L11">
          <text:list-item>
            <text:p text:style-name="P498"><text:span text:style-name="CharStyle15"><text:tab/>“As for all my evil neighbours, who lay hands upon the heritage which I made over to my people Israel, I will tear them from their land,” says the Eternal, “and I will tear the house of</text:span></text:p>
          </text:list-item>
          <text:list-item>
            <text:p text:style-name="P499"><text:span text:style-name="CharStyle15"><text:tab/>Judah from their hands. But, after I have torn them up, I will relent and have pity on them, and put them back, every man of them on his own property</text:span></text:p>
          </text:list-item>
        </text:list>
        <text:p text:style-name="P25"><text:span text:style-name="CharStyle15">and on his land. Then, if they 16 are careful to learn the ways of my people and how to swear by my name, saying ‘As the Eter­nal lives!’ (just as once they taught my people here to swear by Baal), they shall be built up among my people; but if any of 17 them will not listen, then I will tear up that nation, uprooting it,” says the Eternal.</text:span></text:p>
        <text:p text:style-name="P146"><text:span text:style-name="CharStyle15">This is what the Eternal "| o said to me: “Go and get a linen waist-cloth, and wrap it round your waist; do not steep it in water.” So I got a waist-cloth, 2 as the Eternal had told me, and I put it on. A second time the 3 Eternal’s word came to me, say­ing, “Take that waist-cloth you 4 bought, the waist-cloth round your waist, and go away and hide it at Parah in a crevice of the rock.” So I went and </text:span><text:span text:style-name="CharStyle16">5 </text:span><text:span text:style-name="CharStyle15">buried it at Parah as the Eter­nal had ordered me. Many 6 days afterwards the Eternal said to me, “Go to Parah and fetch the waist-cloth which I ordered you to bury there.” So 7 I went to Parah and unearthed the waist-cloth from the place where I had buried it. And the waist-cloth was spoiled, quite useless! Then the word of the 8 Eternal came to me saying, “Hereby the Eternal declares: 9 So will I spoil the pride of Judah and the vast pride of Jerusalem. This evil people, who 10 will not listen to my words, who follow their own stubborn mind and go after foreign gods to serve and worship them—they are to become quite useless, like this waist-cloth. For I meant 11 the whole house of Judah and the whole house of Israel to hold fast to me, says the Eternal, close as a waist-cloth round a man’s waist, to be a people for</text:span></text:p>
        <text:p text:style-name="P298"><text:span text:style-name="CharStyle15">me, a source of renown, of praise and honour to me; but they</text:span></text:p>
        <text:list xml:id="list124542849326165524" text:style-name="L35">
          <text:list-item>
            <text:p text:style-name="P750"><text:span text:style-name="CharStyle15"><text:tab/>would not listen to me. You shall give them this word, straight from the Eternal, the God of Israel: ‘Every jar must be filled with wine.’ If they answer, ‘Do we not know that?’</text:span></text:p>
          </text:list-item>
          <text:list-item>
            <text:p text:style-name="P750"><text:span text:style-name="CharStyle15"><text:tab/>then you must tell them straight from the Eternal: ‘I will fill all the dwellers in this land, the kings on David’s throne, priests, prophets, all the citizens of Jeru­salem, fill them till they are</text:span></text:p>
          </text:list-item>
          <text:list-item>
            <text:p text:style-name="P743"><text:span text:style-name="CharStyle15"><text:tab/>drunk, and dash them one against another, father and son together (so the Eternal de­clares); I will have no mercy, I will not spare, I will have no</text:span></text:p>
          </text:list-item>
        </text:list>
        <text:p text:style-name="P366"><text:span text:style-name="CharStyle15">pity, till I destroy them.’ ”</text:span></text:p>
        <text:p text:style-name="P439"><text:span text:style-name="CharStyle42">* * *</text:span></text:p>
        <text:list xml:id="list183619133184682" text:continue-numbering="true" text:style-name="L35">
          <text:list-item>
            <text:p text:style-name="P743"><text:span text:style-name="CharStyle15"><text:tab/>Listen—it is the Eternal speak­</text:span></text:p>
          </text:list-item>
        </text:list>
        <text:p text:style-name="P220"><text:span text:style-name="CharStyle15">ing—</text:span></text:p>
        <text:p text:style-name="P259"><text:span text:style-name="CharStyle15">be not too proud to hearken;</text:span></text:p>
        <text:list xml:id="list183618651240129" text:continue-numbering="true" text:style-name="L35">
          <text:list-item>
            <text:p text:style-name="P743"><text:span text:style-name="CharStyle15"><text:tab/>do honour to the Eternal, to</text:span></text:p>
          </text:list-item>
        </text:list>
        <text:p text:style-name="P220"><text:span text:style-name="CharStyle15">your God,</text:span></text:p>
        <text:p text:style-name="P259"><text:span text:style-name="CharStyle15">before the darkness falls, before your footsteps stumble on the twilight hills, before the gleam you look for turns</text:span></text:p>
        <text:p text:style-name="P259"><text:span text:style-name="CharStyle15">to dense, dead gloom.</text:span></text:p>
        <text:list xml:id="list183618730949352" text:continue-numbering="true" text:style-name="L35">
          <text:list-item>
            <text:p text:style-name="P743"><text:span text:style-name="CharStyle15"><text:tab/>If you will not listen,</text:span></text:p>
          </text:list-item>
        </text:list>
        <text:p text:style-name="P315"><text:span text:style-name="CharStyle15">then I must weep in secret for your pride,</text:span></text:p>
        <text:p text:style-name="P229"><text:soft-page-break/><text:span text:style-name="CharStyle15">mine eyes streaming with tears,</text:span></text:p>
        <text:p text:style-name="P316"><text:span text:style-name="CharStyle15">for the Eternal’s flock borne off to exile.</text:span></text:p>
        <text:list xml:id="list183619768413455" text:continue-numbering="true" text:style-name="L35">
          <text:list-item>
            <text:p text:style-name="P752"><text:span text:style-name="CharStyle15"><text:tab/>Say to the king, say to the</text:span></text:p>
          </text:list-item>
        </text:list>
        <text:p text:style-name="P221"><text:span text:style-name="CharStyle15">queen-mother,</text:span></text:p>
        <text:p text:style-name="P263"><text:span text:style-name="CharStyle15">“Sit low, low down; for from your heads has dropped your glorious crown.”</text:span></text:p>
        <text:list xml:id="list183618114957227" text:continue-numbering="true" text:style-name="L35">
          <text:list-item>
            <text:p text:style-name="P743"><text:span text:style-name="CharStyle15"><text:tab/>The towns in the south are</text:span></text:p>
          </text:list-item>
        </text:list>
        <text:p text:style-name="P220"><text:span text:style-name="CharStyle15">hemmed in,</text:span></text:p>
        <text:p text:style-name="P259"><text:span text:style-name="CharStyle15">none can raise the siege;</text:span></text:p>
        <text:p text:style-name="P366"><text:span text:style-name="CharStyle15">Judah is all swept away, swept into exile.</text:span></text:p>
        <text:p text:style-name="P190"><text:span text:style-name="CharStyle15">Jerusalem, lift up your eyes and 20 look,</text:span></text:p>
        <text:p text:style-name="P117"><text:span text:style-name="CharStyle15">see who are on you from the north!</text:span></text:p>
        <text:p text:style-name="P88"><text:span text:style-name="CharStyle15">Where is the flock entrusted to your charge, that flock so fair?</text:span></text:p>
        <text:p text:style-name="P46"><text:span text:style-name="CharStyle15">What will you say when you feel 21</text:span></text:p>
        <text:p text:style-name="P395"><text:span text:style-name="CharStyle15">the sway</text:span></text:p>
        <text:p text:style-name="P165"><text:span text:style-name="CharStyle15">of those you trained as allies? Shall not anguish seize you, like the throes of a woman in labour?</text:span></text:p>
        <text:p text:style-name="P82"><text:span text:style-name="CharStyle15">And if you say to yourself, 22 “Why ever has this befallen mer­it is for a host of sins that you are exposed and stripped.</text:span></text:p>
        <text:p text:style-name="P26"><text:span text:style-name="CharStyle15">Can a negro change his skin? 23 Can a leopard change his spots?</text:span></text:p>
        <text:p text:style-name="P279"><text:span text:style-name="CharStyle15">As soon can you do right, so accustomed to do wrong!</text:span></text:p>
        <text:p text:style-name="P26"><text:span text:style-name="CharStyle15">I will scatter you like straw, 24 driven by a desert wind; such is the lot I deal to you, 25 your destiny,</text:span></text:p>
        <text:p text:style-name="P82"><text:span text:style-name="CharStyle15">because you have forgotten me, says the Eternal, and relied on what was false.</text:span></text:p>
        <text:p text:style-name="P52"><text:span text:style-name="CharStyle15">I will lift your skirt high<text:tab/>26</text:span></text:p>
        <text:p text:style-name="P146"><text:soft-page-break/><text:span text:style-name="CharStyle15">and expose you naked, for your adulteries, your lustful 27</text:span></text:p>
        <text:p text:style-name="P395"><text:span text:style-name="CharStyle15">cries,</text:span></text:p>
        <text:p text:style-name="P174"><text:span text:style-name="CharStyle15">your vice so foul.</text:span></text:p>
        <text:p text:style-name="P275"><text:span text:style-name="CharStyle15">Yes, on the open hills your lewdness have I seen!</text:span></text:p>
        <text:p text:style-name="P31"><text:span text:style-name="CharStyle15">Woe betide you, Jerusalem!</text:span></text:p>
        <text:p text:style-name="P167"><text:span text:style-name="CharStyle15">Will you ever be clean?</text:span></text:p>
        <text:p text:style-name="P26"><text:span text:style-name="CharStyle15">What the Eternal said i </text:span><text:span text:style-name="CharStyle43">a </text:span><text:span text:style-name="CharStyle15">to Jeremiah on the -l—*</text:span><text:span text:style-name="CharStyle15"><text:span text:style-name="T1">1 </text:span></text:span><text:span text:style-name="CharStyle15">drought:—</text:span></text:p>
        <text:p text:style-name="P25"><text:span text:style-name="CharStyle15">A wail goes up from Jerusalem; 2</text:span></text:p>
      </text:section>
      <text:section text:style-name="Sect6" text:name="Section10">
        <text:p text:style-name="P689"><text:span text:style-name="CharStyle15">Judah is woebegone, the citizens are cowering, they sit in black on the ' ground;</text:span></text:p>
        <text:list xml:id="list183558629870196" text:style-name="L13">
          <text:list-item>
            <text:p text:style-name="P646"><text:span text:style-name="CharStyle15"><text:tab/>the nobles send out slaves for</text:span></text:p>
          </text:list-item>
        </text:list>
        <text:p text:style-name="P220"><text:span text:style-name="CharStyle15">water,</text:span></text:p>
        <text:p text:style-name="P103"><text:span text:style-name="CharStyle15">but they find none in the res­ervoirs,</text:span></text:p>
        <text:p text:style-name="P252"><text:span text:style-name="CharStyle15">and come back with empty pitchers,</text:span></text:p>
        <text:p text:style-name="P103"><text:span text:style-name="CharStyle15">disappointed and dumb­founded.</text:span></text:p>
        <text:list xml:id="list183619223527834" text:continue-numbering="true" text:style-name="L13">
          <text:list-item>
            <text:p text:style-name="P625"><text:span text:style-name="CharStyle15"><text:tab/>The farmers are aghast,</text:span></text:p>
          </text:list-item>
        </text:list>
        <text:p text:style-name="P134"><text:span text:style-name="CharStyle15">for no rain falls; the ploughmen are dismayed and cover their heads.</text:span></text:p>
        <text:list xml:id="list183618023328230" text:continue-numbering="true" text:style-name="L13">
          <text:list-item>
            <text:p text:style-name="P625"><text:span text:style-name="CharStyle15"><text:tab/>When the hind calves in the</text:span></text:p>
          </text:list-item>
        </text:list>
        <text:p text:style-name="P220"><text:span text:style-name="CharStyle15">open,</text:span></text:p>
        <text:p text:style-name="P134"><text:span text:style-name="CharStyle15">she deserts her young;</text:span></text:p>
        <text:list xml:id="list183619729516727" text:continue-numbering="true" text:style-name="L13">
          <text:list-item>
            <text:p text:style-name="P625"><text:span text:style-name="CharStyle15"><text:tab/>wild asses stand upon the knolls,</text:span></text:p>
          </text:list-item>
        </text:list>
        <text:p text:style-name="P141"><text:span text:style-name="CharStyle15">panting for air, their eyes are glazed, for lack of pasture.</text:span></text:p>
        <text:p text:style-name="P368"><text:span text:style-name="CharStyle15">22 Who can give rain? Some false god of the pagans?</text:span></text:p>
        <text:p text:style-name="P103"><text:span text:style-name="CharStyle15">Can the skies send down showers?</text:span></text:p>
        <text:p text:style-name="P252"><text:span text:style-name="CharStyle15">Is it not thou, Eternal One, our God?</text:span></text:p>
        <text:p text:style-name="P287"><text:span text:style-name="CharStyle15">And so we wait for thee, who doest all.</text:span></text:p>
        <text:list xml:id="list183619403465616" text:continue-numbering="true" text:style-name="L13">
          <text:list-item>
            <text:p text:style-name="P625"><text:span text:style-name="CharStyle15"><text:tab/>Act, </text:span><text:span text:style-name="CharStyle16">0</text:span><text:span text:style-name="CharStyle15"> Eternal, for thine own</text:span></text:p>
          </text:list-item>
        </text:list>
        <text:p text:style-name="P220"><text:span text:style-name="CharStyle15">sake,</text:span></text:p>
        <text:p text:style-name="P134"><text:span text:style-name="CharStyle15">even though our sins accuse us, though many a time we have fallen away, and sinned against thee.</text:span></text:p>
        <text:list xml:id="list183618473414611" text:continue-numbering="true" text:style-name="L13">
          <text:list-item>
            <text:p text:style-name="P625"><text:span text:style-name="CharStyle15"><text:tab/>But, O thou hope of Israel,</text:span></text:p>
          </text:list-item>
        </text:list>
        <text:p text:style-name="P134"><text:soft-page-break/><text:span text:style-name="CharStyle15">her saviour in an evil plight, why be like a passing stranger, one who stays but for a night?</text:span></text:p>
        <text:list xml:id="list183618381597104" text:continue-numbering="true" text:style-name="L13">
          <text:list-item>
            <text:p text:style-name="P625"><text:span text:style-name="CharStyle15"><text:tab/>Why be like a man asleep,</text:span></text:p>
          </text:list-item>
        </text:list>
        <text:p text:style-name="P134"><text:span text:style-name="CharStyle15">who cannot help?</text:span></text:p>
        <text:p text:style-name="P251"><text:span text:style-name="CharStyle15">O thou Eternal, surely thou art still among us, surely we belong to thee; do not forsake us!</text:span></text:p>
        <text:list xml:id="list183618495481338" text:continue-numbering="true" text:style-name="L13">
          <text:list-item>
            <text:p text:style-name="P596"><text:span text:style-name="CharStyle15"><text:tab/>But the Eternal says of this</text:span></text:p>
          </text:list-item>
        </text:list>
        <text:p text:style-name="P219"><text:span text:style-name="CharStyle15">people,</text:span></text:p>
        <text:p text:style-name="P190"><text:span text:style-name="CharStyle15">“They love to go astray,</text:span></text:p>
        <text:p text:style-name="P117"><text:span text:style-name="CharStyle15">with no check on their wander- ing.</text:span></text:p>
        <text:p text:style-name="P190"><text:span text:style-name="CharStyle15">The Eternal is disgusted with them;</text:span></text:p>
        <text:p text:style-name="P117"><text:span text:style-name="CharStyle15">he will remember their guilt now</text:span></text:p>
        <text:p text:style-name="P146"><text:span text:style-name="CharStyle15">and punish their sins.”</text:span></text:p>
        <text:p text:style-name="P145"><text:span text:style-name="CharStyle15">So the Eternal said to me, </text:span><text:span text:style-name="CharStyle32">ii “P</text:span><text:span text:style-name="CharStyle15">ray not for this people. I will 12 not listen to their cry, as they fast, and I will not accept the burnt-offerings and cereals that they offer; I will consume them by the sword, by famine, and by pestilence.” “Ah but, O Lord 13 Eternal!” I replied, “the proph­ets tell them that they will never suffer from the sword nor from famine, since thou wilt give them in this place a settled peace.” Then said the Eternal, 14 “The prophets are prophesying lies in my name. I never sent them, never gave them orders, never spoke to them; what they prophesy to you is a lying vision, a hollow superstition, a decep­tion of their own minds. This 15 therefore is what the Eternal has to say about prophets who prophesy in my name, though I never sent them, who promise there will never be sword or famine in this country: by sword and by famine shall those very prophets perish, while the people to whom they 16 prophesy shall be flung out into the streets of Jerusalem, dead of famine and the sword, with not a soul to bury either them or their wives or their sons or their daughters—for I will pour upon them their own wicked­ness.</text:span></text:p>
        <text:p text:style-name="P146"><text:span text:style-name="CharStyle15">And you shall say to them, 1</text:span><text:span text:style-name="CharStyle16">7 </text:span><text:span text:style-name="CharStyle15">Let my tears stream night and day,</text:span></text:p>
        <text:p text:style-name="P162"><text:span text:style-name="CharStyle15">never let them give o’er;</text:span></text:p>
        <text:p text:style-name="P342"><draw:frame draw:style-name="fr8" draw:name="87" text:anchor-type="paragraph" svg:x="2.3028in" svg:y="4.1102in" svg:width="0.2571in" svg:height="0.0161in" draw:z-index="125"><draw:image xlink:href="Pictures/10000000000000270000001A63555760.jpg" xlink:type="simple" xlink:show="embed" xlink:actuate="onLoad"/><draw:contour-polygon svg:width="0.2563in" svg:height="0.1728in" svg:viewBox="0 0 651 439" draw:points="0,0 651,0 651,439 0,439" draw:recreate-on-edit="true"/></draw:frame><text:span text:style-name="CharStyle15">for my poor folk are broken, wounded sore.</text:span></text:p>
        <text:list xml:id="list183560199182248" text:style-name="L12">
          <text:list-item>
            <text:p text:style-name="P647"><text:span text:style-name="CharStyle15"><text:tab/>When I fare into the fields.</text:span></text:p>
          </text:list-item>
        </text:list>
        <text:p text:style-name="P103"><text:span text:style-name="CharStyle15">there lie the slain of the sword;</text:span></text:p>
        <text:p text:style-name="P245"><text:span text:style-name="CharStyle15">when I fare into the city, there is the famine raging; prophet and priest crouch on the ground,</text:span></text:p>
        <text:p text:style-name="P139"><text:span text:style-name="CharStyle15">at their wits’ end.”</text:span></text:p>
        <text:list xml:id="list183619977288756" text:continue-numbering="true" text:style-name="L12">
          <text:list-item>
            <text:p text:style-name="P638"><text:span text:style-name="CharStyle15"><text:tab/>Hast thou rejected Judah alto­</text:span></text:p>
          </text:list-item>
        </text:list>
        <text:p text:style-name="P220"><text:span text:style-name="CharStyle15">gether?</text:span></text:p>
        <text:p text:style-name="P134"><text:span text:style-name="CharStyle15">Hast thou a loathing for Sion? Why, then, hast thou struck us, past all recovery?</text:span></text:p>
        <text:p text:style-name="P246"><text:span text:style-name="CharStyle15">We looked for peace,<text:line-break/>but no good came;<text:line-break/>for an hour of healing,<text:line-break/>and here is dismay!</text:span></text:p>
        <text:list xml:id="list183619969143697" text:continue-numbering="true" text:style-name="L12">
          <text:list-item>
            <text:p text:style-name="P601"><text:span text:style-name="CharStyle15"><text:tab/></text:span><text:span text:style-name="CharStyle16">0</text:span><text:span text:style-name="CharStyle15"> thou Eternal, we confess our</text:span></text:p>
          </text:list-item>
        </text:list>
        <text:p text:style-name="P220"><text:span text:style-name="CharStyle15">guilt,</text:span></text:p>
        <text:p text:style-name="P360"><text:span text:style-name="CharStyle15">and the sin of our fathers;<text:line-break/>we have sinned against thee—</text:span></text:p>
        <text:list xml:id="list183619934381079" text:continue-numbering="true" text:style-name="L12">
          <text:list-item>
            <text:p text:style-name="P648"><text:span text:style-name="CharStyle15"><text:tab/>ah, abhor us not, for thine</text:span></text:p>
          </text:list-item>
        </text:list>
        <text:p text:style-name="P220"><text:span text:style-name="CharStyle15">own sake,</text:span></text:p>
        <text:p text:style-name="P249"><text:span text:style-name="CharStyle15">bring no disgrace upon thy glorious throne, break not thy compact with us, but recall it.</text:span></text:p>
        <text:p text:style-name="P38"><text:span text:style-name="CharStyle15">The Eternal said to me, “Even though Moses and Samuel stood before me, my mind would not turn to this peo­ple; away with them out of my</text:span></text:p>
        <text:list xml:id="list183559506929036" text:style-name="L30">
          <text:list-item>
            <text:p text:style-name="P468"><text:span text:style-name="CharStyle15"><text:tab/>sight—begone! And if they ask you, ‘Where are we to go?’ then tell them, this is the Eternal’s answer: ‘To the pestilence—all who are doomed to pestilence; to the sword—all those who are doomed to the sword; to famine —all those who are doomed to famine; and to exile—all who</text:span></text:p>
          </text:list-item>
          <text:list-item>
            <text:p text:style-name="P571"><text:span text:style-name="CharStyle15"><text:tab/>are doomed to exile!’ Four sorts of death I will assign them, the Eternal declares: sword to slay, dogs to tear, wild birds to devour, wild beasts to consume.</text:span></text:p>
          </text:list-item>
        </text:list>
        <text:p text:style-name="P26"><text:span text:style-name="CharStyle15">And I will make them a horror 4 to all the kingdoms of the world, on account of what Manasseh son of Hezekiah, king of Judah, did at Jerusalem.</text:span></text:p>
        <text:p text:style-name="P209"><text:span text:style-name="CharStyle15">Yes, who will pity you, Jeru- </text:span><text:span text:style-name="CharStyle16">5 </text:span><text:span text:style-name="CharStyle15">salem?</text:span></text:p>
        <text:p text:style-name="P225"><text:span text:style-name="CharStyle15">Who will bemoan you?</text:span></text:p>
        <text:p text:style-name="P351"><text:soft-page-break/><text:span text:style-name="CharStyle15">Who will ever turn aside to ask for you?</text:span></text:p>
        <text:p text:style-name="P209"><text:span text:style-name="CharStyle15">You rejected me, says the Eter- 6 nal,</text:span></text:p>
        <text:p text:style-name="P225"><text:span text:style-name="CharStyle15">ever rebelling;</text:span></text:p>
        <text:p text:style-name="P209"><text:span text:style-name="CharStyle15">so I put out my hand to crush you—</text:span></text:p>
        <text:p text:style-name="P225"><text:span text:style-name="CharStyle15">I am tired of relenting!</text:span></text:p>
        <text:p text:style-name="P351"><text:span text:style-name="CharStyle15">I winnow them with a sieve, </text:span><text:span text:style-name="CharStyle16">7 </text:span><text:span text:style-name="CharStyle15">in all their townships;</text:span></text:p>
        <text:p text:style-name="P351"><text:span text:style-name="CharStyle15">I bereave them of their children,</text:span></text:p>
        <text:p text:style-name="P234"><text:span text:style-name="CharStyle15">I destroy my people, for their vile ways; at noonday I bring raiders<text:tab/>8</text:span></text:p>
        <text:p text:style-name="P225"><text:span text:style-name="CharStyle15">upon mothers and their suck­lings,</text:span></text:p>
        <text:p text:style-name="P26"><text:span text:style-name="CharStyle15">suddenly I strike them with anguish and with terror; even a mother of seven sons 9 droops and swoons, her sun sets ere the day is done,</text:span></text:p>
        <text:p text:style-name="P225"><text:span text:style-name="CharStyle15">she is crushed and con­founded.</text:span></text:p>
        <text:p text:style-name="P209"><text:span text:style-name="CharStyle15">Widows? I have made more 8 widows</text:span></text:p>
        <text:p text:style-name="P390"><text:span text:style-name="CharStyle15">than the sands of all the sea;<text:line-break/>and the rest of them I leave 9</text:span></text:p>
        <text:p text:style-name="P225"><text:span text:style-name="CharStyle15">for their foes to cut to pieces.”</text:span></text:p>
        <text:p text:style-name="P311"><text:span text:style-name="CharStyle45">* * *</text:span></text:p>
        <text:p text:style-name="P210"><text:span text:style-name="CharStyle15">Alas, my mother! you have 10 borne me</text:span></text:p>
        <text:p text:style-name="P226"><text:span text:style-name="CharStyle15">to clash and quarrel with all the world!</text:span></text:p>
        <text:p text:style-name="P210"><text:span text:style-name="CharStyle15">I never lent, I never borrowed money,</text:span></text:p>
        <text:p text:style-name="P226"><text:span text:style-name="CharStyle15">and yet all curse me!</text:span></text:p>
        <text:p text:style-name="P32"><text:span text:style-name="CharStyle15">Amen to their curses, O Eternal, 11 if ever I failed to pray to thee for the welfare of my foes, in disaster and distress!</text:span></text:p>
        <text:p text:style-name="P353"><text:span text:style-name="CharStyle15">Am I of iron to withstand them? 12 Can my strength hold out?</text:span></text:p>
        <text:list xml:id="list2612422099773435310" text:style-name="L36">
          <text:list-item>
            <text:p text:style-name="P649"><text:span text:style-name="CharStyle15"><text:tab/>Eternal One, thou knowest me,</text:span></text:p>
          </text:list-item>
        </text:list>
        <text:p text:style-name="P205"><text:span text:style-name="CharStyle15">remember me, care for me; take vengeance for me on my persecutors,</text:span></text:p>
        <text:p text:style-name="P205"><text:span text:style-name="CharStyle15">strike instantly in anger; remember, ’tis for thy sake I am taunted</text:span></text:p>
        <text:p text:style-name="P103"><text:span text:style-name="CharStyle15">by creatures who despise thy word.</text:span></text:p>
        <text:list xml:id="list183620028336580" text:continue-numbering="true" text:style-name="L36">
          <text:list-item>
            <text:p text:style-name="P649"><text:span text:style-name="CharStyle15"><text:tab/>But I delight in it, my very soul</text:span></text:p>
          </text:list-item>
        </text:list>
        <text:p text:style-name="P359"><text:span text:style-name="CharStyle15">thrills at thy word; for I belong to thee,</text:span></text:p>
        <text:list xml:id="list9092546268286525223" text:style-name="L37">
          <text:list-item>
            <text:p text:style-name="P681"><text:span text:style-name="CharStyle15"><text:tab/>thou Eternal, God of hosts.</text:span></text:p>
          </text:list-item>
        </text:list>
        <text:list xml:id="list183558814449873" text:style-name="L36">
          <text:list-item>
            <text:p text:style-name="P649"><text:span text:style-name="CharStyle15"><text:tab/>I never joined the jesting band,</text:span></text:p>
          </text:list-item>
        </text:list>
        <text:list xml:id="list183559755186329" text:style-name="L37">
          <text:list-item>
            <text:p text:style-name="P681"><text:span text:style-name="CharStyle15"><text:tab/>never rioted;</text:span></text:p>
          </text:list-item>
        </text:list>
        <text:p text:style-name="P373"><text:span text:style-name="CharStyle15">I sat alone under thy hand, sharing all thine indignation.</text:span></text:p>
        <text:list xml:id="list183559810781760" text:style-name="L36">
          <text:list-item>
            <text:p text:style-name="P649"><text:span text:style-name="CharStyle15"><text:tab/>Why, then do I suffer cease­</text:span></text:p>
          </text:list-item>
        </text:list>
        <text:p text:style-name="P220"><text:span text:style-name="CharStyle15">lessly,</text:span></text:p>
        <text:p text:style-name="P364"><text:span text:style-name="CharStyle15">why does my wound fester?<text:line-break/>Wilt thou really disappoint me,<text:line-break/>like a stream that runs dry?</text:span></text:p>
        <text:list xml:id="list183618430271670" text:continue-numbering="true" text:style-name="L36">
          <text:list-item>
            <text:p text:style-name="P756"><text:span text:style-name="CharStyle15"><text:tab/>This was the Eternal’s answer: “If you will give up murmuring,</text:span></text:p>
          </text:list-item>
        </text:list>
        <text:p text:style-name="P103"><text:span text:style-name="CharStyle15">I will restore you to my service;</text:span></text:p>
        <text:p text:style-name="P229"><text:span text:style-name="CharStyle15">if you will purify yourself from passion’s dross,</text:span></text:p>
        <text:p text:style-name="P103"><text:span text:style-name="CharStyle15">then you shall be my spokes­man.</text:span></text:p>
        <text:p text:style-name="P229"><text:span text:style-name="CharStyle15">Let other men come over to your side,</text:span></text:p>
        <text:p text:style-name="P286"><text:span text:style-name="CharStyle15">but go not over to join them.</text:span></text:p>
        <text:list xml:id="list183618384541400" text:continue-numbering="true" text:style-name="L36">
          <text:list-item>
            <text:p text:style-name="P627"><text:span text:style-name="CharStyle15"><text:tab/>I will make you a rampart of a</text:span></text:p>
          </text:list-item>
        </text:list>
        <text:p text:style-name="P220"><text:span text:style-name="CharStyle15">fort</text:span></text:p>
        <text:p text:style-name="P205"><text:soft-page-break/><text:span text:style-name="CharStyle15">to resist this people; they shall attack you but not master you,</text:span></text:p>
        <text:p text:style-name="P103"><text:span text:style-name="CharStyle15">for I am with you to succour you;</text:span></text:p>
        <text:list xml:id="list183619142731359" text:continue-numbering="true" text:style-name="L36">
          <text:list-item>
            <text:p text:style-name="P627"><text:span text:style-name="CharStyle15"><text:tab/>I will deliver you from evil men,</text:span></text:p>
          </text:list-item>
        </text:list>
        <text:p text:style-name="P103"><text:span text:style-name="CharStyle15">and free you from the clutches of the cruel.”</text:span></text:p>
        <text:p text:style-name="P25"><text:span text:style-name="CharStyle15">daughters born in this place, on the mothers who bore them, and on their fathers in this place: ‘They shall die of the pestilence, 4 with none to wail for them and none to bury them; they shall lie like dung upon the surface of the ground. They shall be con­sumed by the sword and by famine, and their corpses shall be food for wild birds and wild beasts.’ This is the Eternal’s 5 order:</text:span></text:p>
        <text:p text:style-name="P190"><text:span text:style-name="CharStyle15">Never enter a house of mourn­ing,</text:span></text:p>
        <text:p text:style-name="P117"><text:span text:style-name="CharStyle15">never go to lament or bemoan them;</text:span></text:p>
        <text:p text:style-name="P82"><text:span text:style-name="CharStyle15">for I withdraw my goodwill from this people, says the Eternal.</text:span></text:p>
        <text:p text:style-name="P26"><text:span text:style-name="CharStyle15">Throughout the land both high 6 and low shall die and all unburied lie, with none to lament or gash themselves</text:span></text:p>
        <text:p text:style-name="P146"><text:span text:style-name="CharStyle15">or cut their hair for them, with none to press the mourner </text:span><text:span text:style-name="CharStyle16">7 </text:span><text:span text:style-name="CharStyle15">to take food on their account, with none to hand a cup of comfort</text:span></text:p>
        <text:p text:style-name="P125"><text:span text:style-name="CharStyle15">for a father or a mother’s death.</text:span></text:p>
        <text:p text:style-name="P191"><text:span text:style-name="CharStyle15">Nor shall you enter any house of 8 feasting,</text:span></text:p>
        <text:p text:style-name="P152"><text:span text:style-name="CharStyle15">to eat and drink in company.</text:span></text:p>
        <text:p text:style-name="P191"><text:span text:style-name="CharStyle15">For thus declares the Lord of 9</text:span></text:p>
        <text:p text:style-name="P394"><text:span text:style-name="CharStyle15">hosts,</text:span></text:p>
        <text:p text:style-name="P152"><text:span text:style-name="CharStyle15">the God of Israel:</text:span></text:p>
        <text:p text:style-name="P191"><text:span text:style-name="CharStyle15">Before your eyes and in your day</text:span></text:p>
        <text:p text:style-name="P152"><text:span text:style-name="CharStyle15">I banish from this place the sound of mirth and gladness, the voice of bridegroom and of bride.</text:span></text:p>
        <text:p text:style-name="P163"><text:span text:style-name="CharStyle15">Now, when you tell all this to 10 the people, and they ask you, ‘Why has the Eternal decreed all this terrible misery against</text:span></text:p>
        <text:p text:style-name="P244"><draw:frame draw:style-name="fr2" draw:name="88" text:anchor-type="paragraph" svg:x="5.7264in" svg:y="0.472in" svg:width="0.3799in" draw:z-index="126"><draw:text-box fo:min-height="0.4083in"><text:p text:style-name="P90"><text:span text:style-name="CharStyle24">their</text:span></text:p><text:p text:style-name="P46"><text:span text:style-name="CharStyle24">their</text:span></text:p></draw:text-box></draw:frame><text:span text:style-name="CharStyle15">us? What is our crime? What sin have we committed against</text:span></text:p>
        <text:list xml:id="list183560171299807" text:style-name="L13">
          <text:list-item>
            <text:p text:style-name="P500"><text:span text:style-name="CharStyle15"><text:tab/>the Eternal, our God?’ then tell them, ‘It is because your fathers forsook me, the Eternal says, because they followed foreign gods, serving them and worshipping them, because they forsook me and did not keep my</text:span></text:p>
          </text:list-item>
          <text:list-item>
            <text:p text:style-name="P502"><text:span text:style-name="CharStyle15"><text:tab/>law; and because you have done worse than your fathers, each of you following his own evil, stubborn mind, and refusing to</text:span></text:p>
          </text:list-item>
          <text:list-item>
            <text:p text:style-name="P502"><text:span text:style-name="CharStyle15"><text:tab/>listen to me—that is why I expel you from this land to a land that neither you nor your fathers ever knew, where you will have to serve foreign gods day and night, who will show</text:span></text:p>
          </text:list-item>
        </text:list>
        <text:list xml:id="list183558494869375" text:style-name="L11">
          <text:list-item>
            <text:p text:style-name="P503"><text:span text:style-name="CharStyle15"><text:tab/>you no favour.’ I am sending for many a fisherman, says the Eternal, to capture this people. After that, I will send for many a huntsman, to hunt them out of every mountain and hill and cranny of the rocks.</text:span></text:p>
          </text:list-item>
          <text:list-item>
            <text:p text:style-name="P455"><text:span text:style-name="CharStyle21"><text:tab/>For mine eye is on all they do,</text:span></text:p>
          </text:list-item>
        </text:list>
        <text:p text:style-name="P428"><text:span text:style-name="CharStyle15">nothing is hidden from me; their guilt does not escape me.</text:span></text:p>
        <text:list xml:id="list183618945419772" text:continue-numbering="true" text:style-name="L11">
          <text:list-item>
            <text:p text:style-name="P507"><text:span text:style-name="CharStyle15"><text:tab/>I will doubly punish their guilt</text:span></text:p>
          </text:list-item>
        </text:list>
        <text:p text:style-name="P91"><text:span text:style-name="CharStyle15">and sin,</text:span></text:p>
        <text:p text:style-name="P127"><text:span text:style-name="CharStyle15">for desecrating my land with dead, detestable idols, for filling up my heritage with their abominations.</text:span></text:p>
        <text:list xml:id="list183559734008626" text:style-name="L26">
          <text:list-item>
            <text:p text:style-name="P515"><text:span text:style-name="CharStyle15"><text:tab/>So I will let them feel,</text:span></text:p>
          </text:list-item>
        </text:list>
        <text:p text:style-name="P127"><text:span text:style-name="CharStyle15">this once I will let them feel, the full force of my power, to teach them that my name</text:span></text:p>
        <text:p text:style-name="P91"><text:span text:style-name="CharStyle15">is the Eternal.”</text:span></text:p>
        <text:p text:style-name="P436"><text:span text:style-name="CharStyle47">*<text:tab/>*<text:tab/>*</text:span></text:p>
        <text:list xml:id="list183560346550325" text:style-name="L11">
          <text:list-item>
            <text:p text:style-name="P520"><text:span text:style-name="CharStyle15"><text:tab/>O thou Eternal, my strength, my stronghold, my refuge in the hour of trouble, nations shall come from the ends of the earth to thee, saying, “All the tra­ditions our fathers inherited were</text:span></text:p>
          </text:list-item>
          <text:list-item>
            <text:p text:style-name="P524"><text:span text:style-name="CharStyle15"><text:tab/>lies, vain and profitless. Is man to make gods for himself—gods</text:span></text:p>
          </text:list-item>
        </text:list>
        <text:p text:style-name="P244"><text:span text:style-name="CharStyle15">that are no gods at all?”</text:span></text:p>
        <text:p text:style-name="P435"><text:span text:style-name="CharStyle49">*<text:tab/>*<text:tab/>*</text:span></text:p>
        <text:p text:style-name="P94"><text:span text:style-name="CharStyle15">“Judah’s sin is printed with "I </text:span><text:span text:style-name="CharStyle17">n </text:span><text:span text:style-name="CharStyle15">a pen of iron,<text:tab/>•</text:span></text:p>
        <text:p text:style-name="P214"><text:span text:style-name="CharStyle15">with a point of adamant,</text:span></text:p>
        <text:p text:style-name="P93"><text:span text:style-name="CharStyle15">plain on the tablets of heart,</text:span></text:p>
        <text:p text:style-name="P230"><text:soft-page-break/><text:span text:style-name="CharStyle15">on the very knobs of altars,</text:span></text:p>
        <text:p text:style-name="P93"><text:span text:style-name="CharStyle15">on every spreading tree, upon 2 the heights,</text:span></text:p>
        <text:p text:style-name="P230"><text:span text:style-name="CharStyle15">upon the hills of the open country.</text:span></text:p>
        <text:p text:style-name="P93"><text:span text:style-name="CharStyle15">Your goods and all your treas- </text:span><text:span text:style-name="CharStyle16">3 </text:span><text:span text:style-name="CharStyle15">ures,</text:span></text:p>
        <text:p text:style-name="P230"><text:span text:style-name="CharStyle15">I will have them seized as spoil,</text:span></text:p>
        <text:p text:style-name="P390"><text:span text:style-name="CharStyle15">in requital for sins done<text:line-break/>within your borders.</text:span></text:p>
        <text:p text:style-name="P417"><text:span text:style-name="CharStyle21">You must part with the heritage 4 I put into your hands,</text:span></text:p>
        <text:p text:style-name="P93"><text:span text:style-name="CharStyle15">and I will make you serve your foes</text:span></text:p>
        <text:p text:style-name="P214"><text:span text:style-name="CharStyle15">in foreign lands;</text:span></text:p>
        <text:p text:style-name="P93"><text:span text:style-name="CharStyle15">for you have kindled my wrath to a flame</text:span></text:p>
        <text:p text:style-name="P217"><text:span text:style-name="CharStyle15">that shall blaze oif and on.”</text:span></text:p>
        <text:p text:style-name="P54"><text:span text:style-name="CharStyle15">This is the Eternal’s word:<text:tab/></text:span><text:span text:style-name="CharStyle16">5</text:span></text:p>
        <text:p text:style-name="P93"><text:span text:style-name="CharStyle15">A curse on him who relies on man,</text:span></text:p>
        <text:p text:style-name="P214"><text:span text:style-name="CharStyle15">and leans upon mere human</text:span></text:p>
        <text:p text:style-name="P434"><text:span text:style-name="CharStyle15">aid,</text:span></text:p>
        <text:p text:style-name="P230"><text:span text:style-name="CharStyle15">turning his thoughts from the Eternal!</text:span></text:p>
        <text:p text:style-name="P26"><text:span text:style-name="CharStyle15">He is like some desert scrub 6 that never thrives, set in a dry place in the steppes, in a salt, solitary land.</text:span></text:p>
        <text:p text:style-name="P93"><text:span text:style-name="CharStyle15">But happy he who relies on the 7 Eternal,</text:span></text:p>
        <text:p text:style-name="P230"><text:span text:style-name="CharStyle15">with the Eternal for his con­fidence!</text:span></text:p>
        <text:p text:style-name="P93"><text:span text:style-name="CharStyle15">He is like a tree planted beside 8 a stream,</text:span></text:p>
        <text:p text:style-name="P230"><text:span text:style-name="CharStyle15">reaching its roots to the water;</text:span></text:p>
        <text:p text:style-name="P93"><text:soft-page-break/><text:span text:style-name="CharStyle15">untouched by any fear of scorch­ing heat,</text:span></text:p>
        <text:p text:style-name="P214"><text:span text:style-name="CharStyle15">its leaves are ever green, it goes on bearing fruit in days of drought, and lives serene.</text:span></text:p>
      </text:section>
      <text:section text:style-name="Sect6" text:name="Section11">
        <text:list xml:id="list1237679909158032428" text:style-name="L38">
          <text:list-item>
            <text:p text:style-name="P578"><text:span text:style-name="CharStyle15"><text:tab/>[[Like a partridge hatching eggs</text:span></text:p>
          </text:list-item>
        </text:list>
        <text:p text:style-name="P349"><text:span text:style-name="CharStyle15">it never laid,</text:span></text:p>
        <text:p text:style-name="P103"><text:span text:style-name="CharStyle15">so is the man who makes money unfairly;</text:span></text:p>
        <text:p text:style-name="P250"><text:span text:style-name="CharStyle15">it leaves him ere his life is over, and in the end he proves him­self a fool.]]</text:span></text:p>
        <text:list xml:id="list183619196150077" text:continue-numbering="true" text:style-name="L38">
          <text:list-item>
            <text:p text:style-name="P521"><text:span text:style-name="CharStyle15"><text:tab/>[[The site of our sanctuary is a glorious throne, exalted from</text:span></text:p>
          </text:list-item>
          <text:list-item>
            <text:p text:style-name="P581"><text:span text:style-name="CharStyle15"><text:tab/>the very first. </text:span><text:span text:style-name="CharStyle16">0</text:span><text:span text:style-name="CharStyle15"> thou Eternal, Israel’s hope, all who for­sake thee shall be disappointed, those who abandon thee in the land shall be reduced to shame, because they have forsaken the Eternal, the fresh fountain of water.]]</text:span></text:p>
          </text:list-item>
        </text:list>
        <text:p text:style-name="P26"><text:span text:style-name="CharStyle16">9</text:span><text:span text:style-name="CharStyle15"> Deep is a man’s mind, deeper than all else, on evil bent; who can fathom it?</text:span></text:p>
        <text:p text:style-name="P97"><text:span text:style-name="CharStyle15">io<text:tab/>“I the Eternal search the mind,</text:span></text:p>
        <text:p text:style-name="P26"><text:span text:style-name="CharStyle15">i I test the heart, rewarding every man as he has lived,</text:span></text:p>
        <text:p text:style-name="P139"><text:span text:style-name="CharStyle15">and as his deeds deserve.”</text:span></text:p>
        <text:list xml:id="list183619027866691" text:continue-numbering="true" text:style-name="L38">
          <text:list-item>
            <text:p text:style-name="P508"><text:span text:style-name="CharStyle15"><text:tab/>Then heal me, </text:span><text:span text:style-name="CharStyle16">0</text:span><text:span text:style-name="CharStyle15"> Eternal, and I</text:span></text:p>
          </text:list-item>
        </text:list>
        <text:p text:style-name="P347"><text:span text:style-name="CharStyle15">shall be healed, save me, and I shall be saved; for it is thou to whom I render praise.</text:span></text:p>
        <text:list xml:id="list183618851318890" text:continue-numbering="true" text:style-name="L38">
          <text:list-item>
            <text:p text:style-name="P508"><text:span text:style-name="CharStyle15"><text:tab/>Men taunt me, crying,</text:span></text:p>
          </text:list-item>
        </text:list>
        <text:p text:style-name="P286"><text:span text:style-name="CharStyle15">“Where is the Eternal’s word? Come on with it!”</text:span></text:p>
        <text:list xml:id="list183619034623476" text:continue-numbering="true" text:style-name="L38">
          <text:list-item>
            <text:p text:style-name="P508"><text:span text:style-name="CharStyle15"><text:tab/>Yet never would I press thee</text:span></text:p>
          </text:list-item>
        </text:list>
        <text:p text:style-name="P134"><text:span text:style-name="CharStyle15">to bring on calamity;</text:span></text:p>
        <text:p text:style-name="P245"><text:span text:style-name="CharStyle15">I never longed—thou knowest— for a judgment day; all that I ever said, is known to thee.</text:span></text:p>
        <text:list xml:id="list183620019922620" text:continue-numbering="true" text:style-name="L38">
          <text:list-item>
            <text:p text:style-name="P508"><text:span text:style-name="CharStyle15"><text:tab/>So be not thou a terror to me,</text:span></text:p>
          </text:list-item>
        </text:list>
        <text:p text:style-name="P103"><text:span text:style-name="CharStyle15">O thou my refuge on the day of evil.</text:span></text:p>
        <text:list xml:id="list183620085356583" text:continue-numbering="true" text:style-name="L38">
          <text:list-item>
            <text:p text:style-name="P508"><text:span text:style-name="CharStyle15"><text:tab/>Terrify my tormentors,</text:span></text:p>
          </text:list-item>
        </text:list>
        <text:p text:style-name="P134"><text:span text:style-name="CharStyle15">terrify them, not me; bring on them the day of evil,</text:span></text:p>
        <text:p text:style-name="P134"><text:soft-page-break/><text:span text:style-name="CharStyle15">double ruin for them.</text:span></text:p>
        <text:p text:style-name="P387"><text:span text:style-name="CharStyle15">* * *</text:span></text:p>
        <text:p text:style-name="P240"><text:span text:style-name="CharStyle15">This is what the Eternal said 19 to me. “Go and stand at the gate of Benjamin, where the kings of Judah pass in and out, and at all the gates of Jerusa­lem, saying: ‘Listen to the word 20 of the Eternal, you kings of Ju­dah, all you men of Judah, and all citizens of Jerusalem who enter by these gates. This is 21 what the Eternal says: For the 22 sake of your fives, never carry a load on the sabbath, or bring anything in through the gates of Jerusalem; never carry any load out of your houses on the sabbath, nor do any work, but keep the sabbath sacred, as I ordered your fathers—though 23 they would not listen, they would not lend an ear, but obstinately refused to listen and take warning. But if you 24 attend to me carefully, says the Eternal, and bring in no load through the gates of this city on the sabbath, if you keep the sabbath sacred by doing no work, then kings of David’s 25 dynasty, riding in chariots and on horses, with the men of Ju­dah and the citizens of Jerusa­lem, shall pass the gates of this city, and this city shall always be inhabited; men shall come 26 from the towns of Judah and the districts round Jerusalem and the land of Benjamin and the lowlands and the highlands and the south, bringing burnt- offerings and sacrifices and cereal-offerings and incense and thank-offerings to the house of the Eternal. But if you will not 27 listen to me, as I bid you keep the sabbath sacred and forbid you to carry in loads through the gates of Jerusalem on the sab­bath, then I will fight a fire in the city-gates that will burn up</text:span></text:p>
        <text:p text:style-name="P723"><draw:frame draw:style-name="fr9" draw:name="89" text:anchor-type="paragraph" svg:x="2.2728in" svg:y="0.4008in" svg:width="0.2634in" svg:height="0.0161in" draw:z-index="127"><draw:image xlink:href="Pictures/10000000000000280000001BC0A86532.jpg" xlink:type="simple" xlink:show="embed" xlink:actuate="onLoad"/><draw:contour-polygon svg:width="0.263in" svg:height="0.1764in" svg:viewBox="0 0 668 448" draw:points="0,0 668,0 668,448 0,448" draw:recreate-on-edit="true"/></draw:frame><text:span text:style-name="CharStyle15">the buildings of Jerusalem and never be put out.’ ”</text:span></text:p>
        <text:p text:style-name="P25"><text:span text:style-name="CharStyle15">This message came to Jere­miah from the Eternal:</text:span></text:p>
        <text:list xml:id="list183559667665669" text:style-name="L37">
          <text:list-item>
            <text:p text:style-name="P730"><text:span text:style-name="CharStyle15"><text:tab/>“Go down to the potter’s house, and there I will let you hear</text:span></text:p>
          </text:list-item>
          <text:list-item>
            <text:p text:style-name="P730"><text:span text:style-name="CharStyle15"><text:tab/>what I have to say.” So I went down to the potter’s house. He</text:span></text:p>
          </text:list-item>
          <text:list-item>
            <text:p text:style-name="P734"><text:span text:style-name="CharStyle15"><text:tab/>was at work with his wheel; and whenever any vessel he was making got spoiled in his hands, he re-moulded it to please him­self, till he was satisfied.</text:span></text:p>
          </text:list-item>
          <text:list-item>
            <text:p text:style-name="P734"><text:span text:style-name="CharStyle15"><text:tab/>Then the Eternal’s word came to</text:span></text:p>
          </text:list-item>
          <text:list-item>
            <text:p text:style-name="P734"><text:span text:style-name="CharStyle15"><text:tab/>me, </text:span><text:span text:style-name="CharStyle16">“0</text:span><text:span text:style-name="CharStyle15"> house of Israel, cannot I do to you as this potter does? Why, as the clay in the potter’s hands, so you are in my hands.</text:span></text:p>
          </text:list-item>
          <text:list-item>
            <text:p text:style-name="P734"><text:span text:style-name="CharStyle15"><text:tab/>[[At one time I may speak of tearing up a nation or kingdom, breaking it down and destroying</text:span></text:p>
          </text:list-item>
          <text:list-item>
            <text:p text:style-name="P734"><text:span text:style-name="CharStyle15"><text:tab/>it; but if that nation turns from its evil, I will change my mind about the evil that I thought</text:span></text:p>
          </text:list-item>
          <text:list-item>
            <text:p text:style-name="P734"><text:span text:style-name="CharStyle15"><text:tab/>of inflicting upon it. Again, I may speak of building up a nation or kingdom, of planting</text:span></text:p>
          </text:list-item>
          <text:list-item>
            <text:p text:style-name="P744"><text:span text:style-name="CharStyle15"><text:tab/>it; but if that nation does evil in my sight by refusing to listen to my voice, then I will change my mind about the benefits which I meant to bestow upon it.</text:span></text:p>
          </text:list-item>
          <text:list-item>
            <text:p text:style-name="P744"><text:span text:style-name="CharStyle15"><text:tab/>So give the men of Judah and the citizens of Jerusalem this message from the Eternal: T am shaping a calamity for you and devising a plan against you; ah, turn every one of you from your evil courses, amend your</text:span></text:p>
          </text:list-item>
          <text:list-item>
            <text:p text:style-name="P744"><text:span text:style-name="CharStyle15"><text:tab/>life and work!’ They will say, ‘It is no use to talk; we mean to live as we choose, and follow, every man of us, our own evil, stubborn minds.’]]”</text:span></text:p>
          </text:list-item>
          <text:list-item>
            <text:p text:style-name="P759"><text:span text:style-name="CharStyle15"><text:tab/>This is what the Eternal says: “Inquire among the nations</text:span></text:p>
          </text:list-item>
        </text:list>
        <text:p text:style-name="P103"><text:span text:style-name="CharStyle15">if the like of this was ever heard,</text:span></text:p>
        <text:p text:style-name="P374"><text:span text:style-name="CharStyle15">the awful, the appalling thing that maiden Israel has done?</text:span></text:p>
        <text:p text:style-name="P26"><text:span text:style-name="CharStyle15">Does hoar-frost ever leave 14 mount Sirion, or snow Lebanon?</text:span></text:p>
        <text:p text:style-name="P351"><text:span text:style-name="CharStyle15">Do cold streams from the hills ever run dry?</text:span></text:p>
        <text:p text:style-name="P209"><text:span text:style-name="CharStyle15">And yet my people have for- 15 gotten me,</text:span></text:p>
        <text:p text:style-name="P232"><text:span text:style-name="CharStyle15">and sacrificed to no-gods!</text:span></text:p>
        <text:p text:style-name="P26"><text:span text:style-name="CharStyle15">So they stumble as they pass along the old path, and then take to bypaths of their own,</text:span></text:p>
        <text:p text:style-name="P232"><text:soft-page-break/><text:span text:style-name="CharStyle15">badly made;</text:span></text:p>
        <text:p text:style-name="P26"><text:span text:style-name="CharStyle15">till their country goes to ruin, 16 a scorn and horror for all time, at which the passer-by is shocked</text:span></text:p>
        <text:p text:style-name="P232"><text:span text:style-name="CharStyle15">and openly derides.</text:span></text:p>
        <text:p text:style-name="P209"><text:span text:style-name="CharStyle15">Like a sirocco will I scatter 17 them</text:span></text:p>
        <text:p text:style-name="P232"><text:span text:style-name="CharStyle15">in flight before their foe; my back and not my face I turn to them,</text:span></text:p>
        <text:p text:style-name="P232"><text:span text:style-name="CharStyle15">upon their day of woe.”</text:span></text:p>
        <text:p text:style-name="P310"><text:span text:style-name="CharStyle15">* * *</text:span></text:p>
        <text:p text:style-name="P239"><text:span text:style-name="CharStyle15">“Come on,” they said, “let us 18 contrive a plot against<text:tab/>Jere­</text:span></text:p>
        <text:p text:style-name="P320"><text:span text:style-name="CharStyle15">miah; we shall not fail to get advice about it from the priests, or counsel from the sages, or some inspiration from<text:tab/>the</text:span></text:p>
        <text:p text:style-name="P319"><text:span text:style-name="CharStyle15">prophets. Come on, let us undermine him with some slan­der; let us note any word he utters.”</text:span></text:p>
        <text:p text:style-name="P41"><text:span text:style-name="CharStyle15">Note them, </text:span><text:span text:style-name="CharStyle16">0</text:span><text:span text:style-name="CharStyle15"> Eternal,<text:tab/>19</text:span></text:p>
        <text:p text:style-name="P238"><text:span text:style-name="CharStyle15">listen to my foes!</text:span></text:p>
        <text:p text:style-name="P39"><text:span text:style-name="CharStyle15">Is good to be repaid by evil? 20 They have dug a pit to take my life,</text:span></text:p>
        <text:p text:style-name="P36"><text:span text:style-name="CharStyle15">men for whom once (remember)</text:span></text:p>
        <text:p text:style-name="P380"><text:span text:style-name="CharStyle15">I made intercession, pleading in thy presence to avert thy wrath from them! Leave their children to fall by 21 famine,</text:span></text:p>
        <text:p text:style-name="P238"><text:span text:style-name="CharStyle15">throw them to the sword!</text:span></text:p>
        <text:p text:style-name="P211"><text:span text:style-name="CharStyle15">May their wives be childless and widows,</text:span></text:p>
        <text:p text:style-name="P238"><text:span text:style-name="CharStyle15">their men die by the pestilence,</text:span></text:p>
      </text:section>
      <text:section text:style-name="Sect6" text:name="Section12">
        <text:p text:style-name="P714"><draw:frame draw:style-name="fr10" draw:name="90" text:anchor-type="paragraph" svg:x="2.2957in" svg:y="2.8138in" svg:width="0.2598in" svg:height="0.0161in" draw:z-index="128"><draw:image xlink:href="Pictures/10000000000000270000001C5F85FE9A.jpg" xlink:type="simple" xlink:show="embed" xlink:actuate="onLoad"/><draw:contour-polygon svg:width="0.2598in" svg:height="0.1831in" svg:viewBox="0 0 660 465" draw:points="0,0 660,0 660,465 0,465" draw:recreate-on-edit="true"/></draw:frame><text:span text:style-name="CharStyle15">their young men be slain in war!</text:span></text:p>
        <text:list xml:id="list183558730981262" text:style-name="L4">
          <text:list-item>
            <text:p text:style-name="P602"><text:span text:style-name="CharStyle15"><text:tab/>Let shrieks rise from their</text:span></text:p>
          </text:list-item>
        </text:list>
        <text:p text:style-name="P220"><text:span text:style-name="CharStyle15">homes,</text:span></text:p>
        <text:p text:style-name="P103"><text:span text:style-name="CharStyle15">when suddenly thou bringest on them the raiders!</text:span></text:p>
        <text:p text:style-name="P252"><text:span text:style-name="CharStyle15">For they have dug a pit to cap­ture me,</text:span></text:p>
        <text:p text:style-name="P103"><text:span text:style-name="CharStyle15">and hidden traps to catch my feet.</text:span></text:p>
        <text:list xml:id="list183618316290361" text:continue-numbering="true" text:style-name="L4">
          <text:list-item>
            <text:p text:style-name="P602"><text:span text:style-name="CharStyle15"><text:tab/>But, O Eternal, well thou</text:span></text:p>
          </text:list-item>
        </text:list>
        <text:p text:style-name="P220"><text:span text:style-name="CharStyle15">knowest</text:span></text:p>
        <text:p text:style-name="P103"><text:span text:style-name="CharStyle15">all their murderous moves against me;</text:span></text:p>
        <text:p text:style-name="P252"><text:span text:style-name="CharStyle15">never pardon their iniquity,</text:span></text:p>
        <text:p text:style-name="P136"><text:span text:style-name="CharStyle15">never blot out their sin; trip them till they crash before thee,</text:span></text:p>
        <text:p text:style-name="P110"><text:span text:style-name="CharStyle15">deal with them in thy day of anger!</text:span></text:p>
        <text:p text:style-name="P34"><text:span text:style-name="CharStyle15">The Eternal said to me, “Go and get a potter’s jar of clay; get some of the leading laymen and some of the priests,</text:span></text:p>
        <text:list xml:id="list6616422345497268284" text:style-name="L39">
          <text:list-item>
            <text:p text:style-name="P534"><text:span text:style-name="CharStyle15"><text:tab/>and go out to the valley belong­ing to Ben-Hinnom, close to the entry of the Potsherd Gate; there announce the message I</text:span></text:p>
          </text:list-item>
          <text:list-item>
            <text:p text:style-name="P534"><text:span text:style-name="CharStyle15"><text:tab/>give you, saying, ‘Listen to the word of the Eternal, O kings of Judah and citizens of Jeru­salem. This is what the Lord of hosts, the God of Israel, says: I am bringing a disaster on this city, that will make the ears of</text:span></text:p>
          </text:list-item>
          <text:list-item>
            <text:p text:style-name="P540"><text:span text:style-name="CharStyle15"><text:tab/>every hearer ring; because the people have forsaken me and desecrated this valley by sacri­ficing here to foreign gods, which neither they nor their fathers ever knew; kings of Judah have drenched this valley with inno-</text:span></text:p>
          </text:list-item>
          <text:list-item>
            <text:p text:style-name="P540"><text:span text:style-name="CharStyle15"><text:tab/>cent blood, erecting shrines to Baal for burning alive their children as a sacrifice to Baal— a thing I never ordered, never mentioned, a thing that never</text:span></text:p>
          </text:list-item>
          <text:list-item>
            <text:p text:style-name="P572"><text:span text:style-name="CharStyle15"><text:tab/>entered my mind! So the day will come, the Eternal declares, when its name shall no longer be</text:span></text:p>
          </text:list-item>
        </text:list>
        <text:p text:style-name="P25"><text:span text:style-name="CharStyle15">Topheth, or The valley be­longing to Ben-Hinnom, but The valley of Slaughter; I will </text:span><text:span text:style-name="CharStyle16">7 </text:span><text:span text:style-name="CharStyle15">empty out here this jar full of plans made by Judah and Jerusa­lem; I will make them fall by the sword before their enemies and die by the hand of murderous pursuers, leaving their corpses as food for the wild birds and wild beasts; I will make this </text:span><text:span text:style-name="CharStyle16">8 </text:span><text:span text:style-name="CharStyle15">city a desolation and a scorn, so that any passer-by shall whistle in surprise and horror at all my crushing blows; I will make the </text:span><text:span text:style-name="CharStyle16">9 </text:span><text:span text:style-name="CharStyle15">citizens eat the flesh of their own sons and daughters, and every man shall eat the flesh of his fellow, in the siege and straits by which their enemies and murderous pursuers hem them in.’ Then you must break io the jar in presence of the men who have accompanied you, giving them this message from </text:span><text:span text:style-name="CharStyle32">ii </text:span><text:span text:style-name="CharStyle15">the Lord of hosts: ‘I will break this people and this city just as one breaks a potter’s jar, so that it cannot be repaired. That is how I will treat this city 12 and its citizens, says the Eter­nal. I will desecrate this city </text:span><text:span text:style-name="CharStyle16">13 </text:span><text:span text:style-name="CharStyle15">like Topheth, and make the house of Jerusalem and of the kings of Judah as unclean as Topheth, all the houses on whose roofs sacrifice was offered to the starry host and libations poured out in honour of foreign gods.’ ”</text:span></text:p>
        <text:p text:style-name="P215"><text:span text:style-name="CharStyle15">Then Jeremiah left Topheth, 14 where the Eternal had sent him to prophesy, and stood inside the court of the Eter­nal’s house, where he told the people, “This is what the 15 Lord of hosts, the God of Israel, says: ‘I am bringing on the city and on all her townships the full evil that I threatened; for they</text:span></text:p>
        <text:p text:style-name="P724"><draw:frame draw:style-name="fr11" draw:name="91" text:anchor-type="paragraph" svg:x="2.2764in" svg:y="0.4043in" svg:width="0.2736in" svg:height="0.0161in" draw:z-index="129"><draw:image xlink:href="Pictures/10000000000000290000001B9641226B.jpg" xlink:type="simple" xlink:show="embed" xlink:actuate="onLoad"/><draw:contour-polygon svg:width="0.2728in" svg:height="0.1764in" svg:viewBox="0 0 693 448" draw:points="0,0 693,0 693,448 0,448" draw:recreate-on-edit="true"/></draw:frame><text:span text:style-name="CharStyle15">have obstinately refused to listen to my words.’ ”</text:span></text:p>
        <text:p text:style-name="P34"><text:span text:style-name="CharStyle15">Now when Pashhur, the son of the priest Immer, who was in charge of the Eter­nal’s house, heard Jeremiah mak-</text:span></text:p>
        <text:list xml:id="list1775003543783096860" text:style-name="L40">
          <text:list-item>
            <text:p text:style-name="P735"><text:span text:style-name="CharStyle15"><text:tab/>ing this prophecy, Pashhur struck the prophet Jeremiah and put him in the stocks at the up­per Gate of Benjamin, beside the</text:span></text:p>
          </text:list-item>
          <text:list-item>
            <text:p text:style-name="P735"><text:span text:style-name="CharStyle15"><text:tab/>house of the Eternal. Next day, when Pashhur released Jeremiah from the stocks, Jeremiah said to him, “The Eternal’s name for you is not Pashhur but Terror;</text:span></text:p>
          </text:list-item>
          <text:list-item>
            <text:p text:style-name="P760"><text:span text:style-name="CharStyle15"><text:tab/>for this is what the Eternal says, ‘I will make you a terror both to yourself and to all your friends; they shall fall by the sword of their enemies, while you look on. I will hand over all Judah to the king of Baby­lon, to be carried off in exile to Babylon and slain by the</text:span></text:p>
          </text:list-item>
          <text:list-item>
            <text:p text:style-name="P760"><text:span text:style-name="CharStyle15"><text:tab/>sword; moreover, I will hand over all the wealth of this city and all its possessions, all the treasures of the kings of Judah, to their enemies, who shall rifle and seize them and bear them</text:span></text:p>
          </text:list-item>
          <text:list-item>
            <text:p text:style-name="P760"><text:span text:style-name="CharStyle15"><text:tab/>off to Babylon. And as for you and your household, Pashhur, you shall be exiled; you shall go to Babylon and die there and be buried there, you and all the friends to whom you have been</text:span></text:p>
          </text:list-item>
        </text:list>
        <text:p text:style-name="P34"><text:span text:style-name="CharStyle15">a false prophet.’ ”</text:span></text:p>
        <text:p text:style-name="P385"><text:span text:style-name="CharStyle51">* * *</text:span></text:p>
        <text:list xml:id="list183558816510630" text:style-name="L37">
          <text:list-item>
            <text:p text:style-name="P753"><text:span text:style-name="CharStyle15"><text:tab/>Cursed be the day</text:span></text:p>
          </text:list-item>
        </text:list>
        <text:p text:style-name="P416"><text:span text:style-name="CharStyle15">when I was born, unblessed the day my mother bore me!</text:span></text:p>
        <text:list xml:id="list183619469144343" text:continue-numbering="true" text:style-name="L37">
          <text:list-item>
            <text:p text:style-name="P753"><text:span text:style-name="CharStyle15"><text:tab/>Cursed be the man</text:span></text:p>
          </text:list-item>
        </text:list>
        <text:p text:style-name="P207"><text:span text:style-name="CharStyle15">who told my father, crying, “A son is born to you!” and giving him joy.</text:span></text:p>
        <text:list xml:id="list183618738241635" text:continue-numbering="true" text:style-name="L37">
          <text:list-item>
            <text:p text:style-name="P753"><text:span text:style-name="CharStyle15"><text:tab/>May that man fare as fared the</text:span></text:p>
          </text:list-item>
        </text:list>
        <text:p text:style-name="P221"><text:span text:style-name="CharStyle15">towns</text:span></text:p>
        <text:p text:style-name="P104"><text:span text:style-name="CharStyle15">that the Eternal pitilessly crushed!</text:span></text:p>
        <text:p text:style-name="P79"><text:span text:style-name="CharStyle15">May he hear shrieks at dawn,</text:span></text:p>
        <text:p text:style-name="P146"><text:span text:style-name="CharStyle15">and the battle-cry at noon, because he did not stifle me in 17 the womb!</text:span></text:p>
        <text:p text:style-name="P332"><text:span text:style-name="CharStyle15">Then would my mother have been my tomb,</text:span></text:p>
        <text:p text:style-name="P332"><text:span text:style-name="CharStyle15">and her womb ever big with me.</text:span></text:p>
        <text:p text:style-name="P82"><text:span text:style-name="CharStyle15">Why did I ever leave the womb, 18 only for toil and trouble, only to wear out my life with shame P</text:span></text:p>
        <text:p text:style-name="P209"><text:soft-page-break/><text:span text:style-name="CharStyle15">Eternal One, thou didst per- 7 suade me,</text:span></text:p>
        <text:p text:style-name="P146"><text:span text:style-name="CharStyle15">and I let myself be persuaded! Thou wast too strong for me;</text:span></text:p>
        <text:p text:style-name="P332"><text:span text:style-name="CharStyle15">I had to yield.</text:span></text:p>
        <text:p text:style-name="P26"><text:span text:style-name="CharStyle15">Now all day long I am a laugh­ing-stock; men all deride me.</text:span></text:p>
        <text:p text:style-name="P26"><text:span text:style-name="CharStyle15">Whenever I speak, they mock, 8 and they ill-treat me; for uttering the Eternal’s word day after day,</text:span></text:p>
        <text:p text:style-name="P332"><text:span text:style-name="CharStyle15">I am taunted and insulted.</text:span></text:p>
        <text:p text:style-name="P26"><text:span text:style-name="CharStyle15">If I say, “I will not mention it, 9 I will not speak in his name any more,”</text:span></text:p>
        <text:p text:style-name="P26"><text:span text:style-name="CharStyle15">then I feel within me as it were a fire that burns my very being.</text:span></text:p>
        <text:p text:style-name="P26"><text:span text:style-name="CharStyle15">I am tired of this, so tired I cannot bear it any longer;</text:span></text:p>
        <text:p text:style-name="P26"><text:span text:style-name="CharStyle15">at every turn I am in terror, 10 for I hear many whispering, “Denounce him! let us denounce </text:span><text:span text:style-name="CharStyle52">him</text:span><text:span text:style-name="CharStyle15">!”</text:span></text:p>
        <text:p text:style-name="P26"><text:span text:style-name="CharStyle15">My very friends are on the watch for a false step; “Perhaps,” they whisper, “he will make a slip; and then we have him, then for our revenge!”</text:span></text:p>
        <text:p text:style-name="P209"><text:span text:style-name="CharStyle15">Ah, but I have the Eternal on 11 my side,</text:span></text:p>
        <text:p text:style-name="P332"><text:span text:style-name="CharStyle15">a dread and doughty cham­pion!</text:span></text:p>
        <text:p text:style-name="P74"><text:span text:style-name="CharStyle15">My persecutors shall collapse and miss their aim; bitter shall be their shame</text:span></text:p>
        <text:p text:style-name="P424"><draw:frame draw:style-name="fr12" draw:name="92" text:anchor-type="paragraph" svg:x="2.3043in" svg:y="0.6374in" svg:width="0.2598in" svg:height="0.0161in" draw:z-index="130"><draw:image xlink:href="Pictures/10000000000000270000001A1B3677BC.jpg" xlink:type="simple" xlink:show="embed" xlink:actuate="onLoad"/><draw:contour-polygon svg:width="0.2598in" svg:height="0.1728in" svg:viewBox="0 0 660 439" draw:points="0,0 660,0 660,439 0,439" draw:recreate-on-edit="true"/></draw:frame><text:span text:style-name="CharStyle15">over their failure, a lasting shame to them,</text:span></text:p>
        <text:p text:style-name="P441"><text:span text:style-name="CharStyle15">never to be forgotten.</text:span></text:p>
        <text:p text:style-name="P313"><text:span text:style-name="CharStyle15">* * *</text:span></text:p>
        <text:p text:style-name="P34"><text:span text:style-name="CharStyle15">The message that came from the Eternal to Jere­miah, when king Zedekiah sent Pashhur the son of Malchiah and Zephanlah the priest, the son of</text:span></text:p>
        <text:list xml:id="list1676783033312182084" text:style-name="L41">
          <text:list-item>
            <text:p text:style-name="P541"><text:span text:style-name="CharStyle15"><text:tab/>Maaseiah, to ask him, “Pray consult the Eternal on our be­half, for Nebuchadrezzar the king of Babylon is making war on us; perhaps the Eternal will work a miracle for us, as he has often done, and force the man to</text:span></text:p>
          </text:list-item>
          <text:list-item>
            <text:p text:style-name="P541"><text:span text:style-name="CharStyle15"><text:tab/>retreat.” But Jeremiah said to</text:span></text:p>
          </text:list-item>
          <text:list-item>
            <text:p text:style-name="P541"><text:span text:style-name="CharStyle15"><text:tab/>them, “Tell Zedekiah that this is the reply of the Eternal, the God of Israel: ‘The weapons you are using to fight the king of Babylon and your Chaldean be­siegers outside the city, I will render useless, forcing you back</text:span></text:p>
          </text:list-item>
          <text:list-item>
            <text:p text:style-name="P541"><text:span text:style-name="CharStyle15"><text:tab/>inside the city, where I myself will fight you with might and main, in anger, fury, and fierce</text:span></text:p>
          </text:list-item>
          <text:list-item>
            <text:p text:style-name="P541"><text:span text:style-name="CharStyle15"><text:tab/>wrath; I will strike down the citizens of this city, and beasts as well as men shall die of a great</text:span></text:p>
          </text:list-item>
          <text:list-item>
            <text:p text:style-name="P541"><text:span text:style-name="CharStyle15"><text:tab/>pestilence. Then (the Eternal de­clares) Zedekiah king of Judah, with his officers, and with any citizens who survive the pesti­lence, the sword, and the famine, I will hand over to the enemy and to those who would destroy them, till they are killed with­out quarter, without pity, not</text:span></text:p>
          </text:list-item>
          <text:list-item>
            <text:p text:style-name="P541"><text:span text:style-name="CharStyle15"><text:tab/>one spared.’ ” “Also,” said the Eternal, “tell this people that the Eternal’s message is: ‘Here I put before you the way of life and the way of death;</text:span></text:p>
          </text:list-item>
          <text:list-item>
            <text:p text:style-name="P541"><text:span text:style-name="CharStyle15"><text:tab/>anyone who stays in the city shall die by the sword, by fam­ine, or by pestilence; but any­one who leaves and surrenders to your Chaldean besiegers shall live, he shall escape with his</text:span></text:p>
          </text:list-item>
        </text:list>
        <text:p text:style-name="P99"><text:span text:style-name="CharStyle15">io<text:tab/>life. For I have determined</text:span></text:p>
        <text:p text:style-name="P25"><text:span text:style-name="CharStyle15">evil and not good for this city; it shall be handed over to the king of Babylon, and he shall burn it up. And as many nn a nation passes this city, every man shall ask his fellow, 8 ‘Why has the Eternal done this to yon great city?’ And the an- 9 swer will be, ‘Because they gave up their compact with the Eter­nal their God and worshipped foreign gods and served them.’ ”</text:span></text:p>
        <text:p text:style-name="P309"><text:span text:style-name="CharStyle15">* * *</text:span></text:p>
        <text:list xml:id="list7872965339339775765" text:style-name="L42">
          <text:list-item>
            <text:p text:style-name="P650"><text:span text:style-name="CharStyle15"><text:tab/>dweller in the glen, </text:span><text:span text:style-name="CharStyle17">ey</text:span><text:span text:style-name="CharStyle15"> "I</text:span></text:p>
          </text:list-item>
        </text:list>
        <text:p text:style-name="P421"><text:span text:style-name="CharStyle15">on the rocks of the table- “ J- 13 land,</text:span></text:p>
        <text:list xml:id="list183619177719272" text:continue-numbering="true" text:style-name="L42">
          <text:list-item>
            <text:p text:style-name="P650"><text:span text:style-name="CharStyle15"><text:tab/>am against you,</text:span></text:p>
          </text:list-item>
        </text:list>
        <text:p text:style-name="P232"><text:span text:style-name="CharStyle15">the Eternal declares!</text:span></text:p>
        <text:p text:style-name="P190"><text:span text:style-name="CharStyle15">You with your boast, “Who can reach us?</text:span></text:p>
        <text:p text:style-name="P232"><text:span text:style-name="CharStyle15">Who can push into our lairs?”</text:span></text:p>
        <text:p text:style-name="P190"><text:soft-page-break/><text:span text:style-name="CharStyle15">I will punish you for your mis- 14 deeds,</text:span></text:p>
        <text:p text:style-name="P232"><text:span text:style-name="CharStyle15">the Eternal declares, lighting a fire in your forest,</text:span></text:p>
        <text:p text:style-name="P232"><text:span text:style-name="CharStyle15">to burn down everything.</text:span></text:p>
        <text:p text:style-name="P312"><text:span text:style-name="CharStyle55">* * *</text:span></text:p>
        <text:p text:style-name="P231"><text:span text:style-name="CharStyle15">The Eternal bade me go </text:span><text:span text:style-name="CharStyle56">fyey </text:span><text:span text:style-name="CharStyle15">down to the palace of the ““ king of Judah and there deliver this message: “Listen to the 2 word of the Eternal, O king of Judah, seated on the throne of David—you and your officers and your people who pass through these gates. This is the 3 Eternal’s order: ‘Govern justly and fairly, rescue the victims of oppression, never wrong nor ill- treat a resident alien, an orphan, or a widow, and never shed inno­cent blood in this place. If you 4 carry out this loyally, then kings of David’s dynasty, riding in chariots and on horses, they and their officers and people shall pass these palace gates. But if </text:span><text:span text:style-name="CharStyle16">5 </text:span><text:span text:style-name="CharStyle15">you will not listen to this order, then I swear by myself (the Eternal declares) that this palace shall be laid in ruins.’</text:span></text:p>
      </text:section>
      <text:section text:style-name="Sect4" text:name="Section13">
        <text:p text:style-name="P725"><text:span text:style-name="CharStyle17">ey</text:span><text:span text:style-name="CharStyle15"> "I For this is the Eternal’s de-</text:span></text:p>
        <text:list xml:id="list845230306452712843" text:style-name="L43">
          <text:list-item>
            <text:p text:style-name="P766"><text:span text:style-name="CharStyle15"><text:tab/>^ A cree about the court of the</text:span></text:p>
          </text:list-item>
          <text:list-item>
            <text:p text:style-name="P745"><text:span text:style-name="CharStyle15"><text:tab/>king of Judah. ‘Listen to the Eternal’s message, O house of David: Govern diligently and justly, rescue the victims of op­pression, lest my fury blaze up like fire at your evil doings and burn with none to quench it.’</text:span></text:p>
          </text:list-item>
        </text:list>
        <text:list xml:id="list1991910831749095250" text:style-name="L44">
          <text:list-item>
            <text:p text:style-name="P645"><text:span text:style-name="CharStyle15"><text:tab/></text:span><text:span text:style-name="CharStyle17">eyty</text:span><text:span text:style-name="CharStyle15"> This is what the Eternal</text:span></text:p>
          </text:list-item>
        </text:list>
        <text:p text:style-name="P284"><text:span text:style-name="CharStyle15">has to say about the court of the king of Judah:</text:span></text:p>
        <text:p text:style-name="P299"><text:span text:style-name="CharStyle15">‘Though you were a flourishing Gilead of growth for me, a thick-sown crest of Lebanon, I will reduce you to a desert, like a town untenanted;</text:span></text:p>
        <text:list xml:id="list183618261487885" text:continue-numbering="true" text:style-name="L44">
          <text:list-item>
            <text:p text:style-name="P588"><text:span text:style-name="CharStyle15"><text:tab/>I will set men to destroy you,</text:span></text:p>
          </text:list-item>
        </text:list>
        <text:p text:style-name="P383"><text:span text:style-name="CharStyle15">armed men all of them, to fell your choicest cedars</text:span></text:p>
        <text:p text:style-name="P259"><text:span text:style-name="CharStyle15">and fling them in the fire.’ ”</text:span></text:p>
        <text:p text:style-name="P285"><text:span text:style-name="CharStyle15">* # *</text:span></text:p>
        <text:list xml:id="list183558570883093" text:style-name="L41">
          <text:list-item>
            <text:p text:style-name="P767"><text:span text:style-name="CharStyle15"><text:tab/>Weep not for the dead Josiah,</text:span></text:p>
          </text:list-item>
        </text:list>
        <text:p text:style-name="P259"><text:span text:style-name="CharStyle15">wail not over him; weep rather for the exile, who never shall return, never behold his native land again.</text:span></text:p>
        <text:list xml:id="list183619392448214" text:continue-numbering="true" text:style-name="L41">
          <text:list-item>
            <text:p text:style-name="P767"><text:span text:style-name="CharStyle15"><text:tab/>(For this is the Eternal’s sen­tence on Shallum, Josiah’s son, Josiah’s successor, who left this place for exile: “He never shall</text:span></text:p>
          </text:list-item>
          <text:list-item>
            <text:p text:style-name="P789"><text:span text:style-name="CharStyle15"><text:tab/>come back again; he shall die in the land where they have car­ried him into exile; he shall never see this land again.”)</text:span></text:p>
          </text:list-item>
          <text:list-item>
            <text:p text:style-name="P754"><text:span text:style-name="CharStyle15"><text:tab/>Woe to him who builds his</text:span></text:p>
          </text:list-item>
        </text:list>
        <text:p text:style-name="P361"><text:span text:style-name="CharStyle15">palace on injustice, his chambers upon fraud, who forces other men to work for nothing,</text:span></text:p>
        <text:p text:style-name="P260"><text:span text:style-name="CharStyle15">holding back their wages,</text:span></text:p>
        <text:list xml:id="list183619009555138" text:continue-numbering="true" text:style-name="L41">
          <text:list-item>
            <text:p text:style-name="P754"><text:span text:style-name="CharStyle15"><text:tab/>who thinks to build himself a</text:span></text:p>
          </text:list-item>
        </text:list>
        <text:p text:style-name="P361"><text:span text:style-name="CharStyle15">spacious palace, with roomy chambers and with windows wide, panelling it with cedar and painting it vermilion!</text:span></text:p>
        <text:list xml:id="list183619140676687" text:continue-numbering="true" text:style-name="L41">
          <text:list-item>
            <text:p text:style-name="P754"><text:span text:style-name="CharStyle15"><text:tab/>Are you a king indeed,</text:span></text:p>
          </text:list-item>
        </text:list>
        <text:p text:style-name="P260"><text:span text:style-name="CharStyle15">because you vie with Ahab?</text:span></text:p>
        <text:p text:style-name="P190"><text:soft-page-break/><text:span text:style-name="CharStyle15">Did not your father enjoy him­self?—</text:span></text:p>
        <text:p text:style-name="P117"><text:span text:style-name="CharStyle15">and he ruled justly, lawfully.</text:span></text:p>
        <text:p text:style-name="P190"><text:span text:style-name="CharStyle15">Did he not uphold the rights of 16 weak and wretched men?</text:span></text:p>
        <text:p text:style-name="P117"><text:span text:style-name="CharStyle15">And is not that the true knowledge of me?</text:span></text:p>
        <text:p text:style-name="P190"><text:span text:style-name="CharStyle15">But you have neither eyes nor 17 heart</text:span></text:p>
        <text:p text:style-name="P146"><text:span text:style-name="CharStyle15">for aught but selfish gain, for shedding innocent blood, for outrage and oppression.</text:span></text:p>
        <text:p text:style-name="P146"><text:span text:style-name="CharStyle15">This therefore is the Eternal’s 18 sentence upon Jehoiakim son of Josiah, king of Judah:</text:span></text:p>
        <text:p text:style-name="P190"><text:span text:style-name="CharStyle15">“There shall be no lamenting for him—</text:span></text:p>
        <text:p text:style-name="P117"><text:span text:style-name="CharStyle15">as men lament a brother or a sister;</text:span></text:p>
        <text:p text:style-name="P190"><text:span text:style-name="CharStyle15">there shall be no lamenting for him—</text:span></text:p>
        <text:p text:style-name="P117"><text:span text:style-name="CharStyle15">as men lament ‘My lord!’ ‘His Majesty!’</text:span></text:p>
        <text:p text:style-name="P190"><text:span text:style-name="CharStyle15">As an ass is buried, shall he be 19 buried,</text:span></text:p>
        <text:p text:style-name="P117"><text:span text:style-name="CharStyle15">haled along, hurled outside</text:span></text:p>
        <text:p text:style-name="P393"><text:span text:style-name="CharStyle15">the city gates.”</text:span></text:p>
        <text:p text:style-name="P397"><text:span text:style-name="CharStyle15">* * *</text:span></text:p>
        <text:p text:style-name="P26"><text:span text:style-name="CharStyle15">Climb to Lebanon and call out, 20 raise your voice in Baslian, wail from the hills of Abarim, for all your allies are ruined.</text:span></text:p>
        <text:p text:style-name="P190"><text:span text:style-name="CharStyle15">I spoke to you in your prosper- 21 ity,</text:span></text:p>
        <text:p text:style-name="P146"><text:span text:style-name="CharStyle15">but you refused to listen; so has it ever been, since you were young,</text:span></text:p>
        <text:p text:style-name="P146"><text:span text:style-name="CharStyle15">you never would listen to me. Therefore your leaders shall be 22 all swept away, your allies shall be exiled, and then your doom shall be dis­grace and shame, for all your evil doing.</text:span></text:p>
        <text:p text:style-name="P26"><text:span text:style-name="CharStyle15">You, with your seat on Lebanon, 23 nestling among the cedars, how you will groan when your agony comes,</text:span></text:p>
        <text:p text:style-name="P117"><text:span text:style-name="CharStyle15">like a woman in pains of labour!</text:span></text:p>
        <text:p text:style-name="P400"><text:soft-page-break/><text:span text:style-name="CharStyle15">* * *</text:span></text:p>
        <text:list xml:id="list183559710860679" text:style-name="L32">
          <text:list-item>
            <text:p text:style-name="P579"><draw:frame draw:style-name="fr13" draw:name="93" text:anchor-type="paragraph" svg:x="2.2898in" svg:y="3.8272in" svg:width="0.2665in" svg:height="0.0161in" draw:z-index="131"><draw:image xlink:href="Pictures/10000000000000280000001BC409B8F9.jpg" xlink:type="simple" xlink:show="embed" xlink:actuate="onLoad"/><draw:contour-polygon svg:width="0.2665in" svg:height="0.1799in" svg:viewBox="0 0 677 457" draw:points="0,0 677,0 677,457 0,457" draw:recreate-on-edit="true"/></draw:frame><text:span text:style-name="CharStyle15"><text:tab/>As sure as I live, says the Eternal, even though Koniah the son of Jehoiakim, king of Judah, were a signet ring on my right hand, I would pull him off.</text:span></text:p>
          </text:list-item>
          <text:list-item>
            <text:p text:style-name="P525"><text:span text:style-name="CharStyle15"><text:tab/>“Yes, Koniah, and I will hand you over to your murderers, to the men you dread, Nebuchad­rezzar king of Babylon and the</text:span></text:p>
          </text:list-item>
          <text:list-item>
            <text:p text:style-name="P525"><text:span text:style-name="CharStyle15"><text:tab/>Chaldeans. You and your mother I will fling far into a for­eign land, where you shall die, in a land where you were not</text:span></text:p>
          </text:list-item>
          <text:list-item>
            <text:p text:style-name="P525"><text:span text:style-name="CharStyle15"><text:tab/>born.” They shall never get back to the land where their heart longs to return.</text:span></text:p>
          </text:list-item>
          <text:list-item>
            <text:p text:style-name="P525"><text:span text:style-name="CharStyle15"><text:tab/>What is this creature Koniah?</text:span></text:p>
          </text:list-item>
        </text:list>
        <text:p text:style-name="P134"><text:span text:style-name="CharStyle15">What but a broken pot, a vessel no one cares for; he is flung aside, tossed far into a foreign coun­try.</text:span></text:p>
        <text:list xml:id="list183618810180287" text:continue-numbering="true" text:style-name="L32">
          <text:list-item>
            <text:p text:style-name="P525"><text:span text:style-name="CharStyle15"><text:tab/>0 land, 0 land, O land,</text:span></text:p>
          </text:list-item>
        </text:list>
        <text:p text:style-name="P103"><text:span text:style-name="CharStyle15">listen to the word of the Eter­nal!—</text:span></text:p>
        <text:list xml:id="list183618609972586" text:continue-numbering="true" text:style-name="L32">
          <text:list-item>
            <text:p text:style-name="P525"><text:span text:style-name="CharStyle15"><text:tab/>“Set this man down as childless,</text:span></text:p>
          </text:list-item>
        </text:list>
        <text:p text:style-name="P134"><text:span text:style-name="CharStyle15">for never shall a son of his attain to sit on David’s throne or rule again in Judah.”</text:span></text:p>
        <text:p text:style-name="P95"><text:span text:style-name="CharStyle15">Woe to rulers who ruin and scatter</text:span></text:p>
        <text:p text:style-name="P103"><text:span text:style-name="CharStyle15">the flock that was theirs to shepherd!</text:span></text:p>
        <text:p text:style-name="P367"><text:span text:style-name="CharStyle15">a This therefore is the Eternal’s sentence</text:span></text:p>
        <text:p text:style-name="P103"><text:span text:style-name="CharStyle15">on the rulers in charge of his flock:</text:span></text:p>
        <text:p text:style-name="P245"><text:span text:style-name="CharStyle15">“You scattered my flock and drove them away, you took no care of them; so I will take good care to punish you</text:span></text:p>
        <text:p text:style-name="P103"><text:span text:style-name="CharStyle15">for the evil you have done.</text:span></text:p>
        <text:p text:style-name="P367"><text:span text:style-name="CharStyle15">3 I will gather all that is left of my flock</text:span></text:p>
        <text:p text:style-name="P103"><text:span text:style-name="CharStyle15">from every land where I have driven them,</text:span></text:p>
        <text:p text:style-name="P252"><text:span text:style-name="CharStyle15">I will bring them back to their folds,</text:span></text:p>
        <text:p text:style-name="P106"><text:span text:style-name="CharStyle15">and they shall be fruitful and multiply;</text:span></text:p>
        <text:p text:style-name="P51"><text:span text:style-name="CharStyle15">over them I will put rulers,<text:tab/></text:span><text:span text:style-name="CharStyle17">4</text:span></text:p>
        <text:p text:style-name="P146"><text:soft-page-break/><text:span text:style-name="CharStyle15">to shepherd them, and they shall be no longer scared</text:span></text:p>
        <text:p text:style-name="P146"><text:span text:style-name="CharStyle15">or startled or dismayed.</text:span></text:p>
        <text:p text:style-name="P190"><text:span text:style-name="CharStyle15">The day comes, the Eternal S promises,</text:span></text:p>
        <text:p text:style-name="P117"><text:span text:style-name="CharStyle15">when I raise up a true scion of David,</text:span></text:p>
        <text:p text:style-name="P26"><text:span text:style-name="CharStyle15">to reign both royally and ably, to enforce law and justice in the land;</text:span></text:p>
        <text:p text:style-name="P26"><text:span text:style-name="CharStyle15">under him Judah shall be safe, </text:span><text:span text:style-name="CharStyle17">6 </text:span><text:span text:style-name="CharStyle15">and Israel live secure, and this shall be his title,</text:span></text:p>
        <text:p text:style-name="P165"><text:span text:style-name="CharStyle15">‘The Eternal our champion.’</text:span></text:p>
        <text:p text:style-name="P145"><text:span text:style-name="CharStyle15">So the day will come, the 7 Eternal declares, when men no longer say, ‘As surely as the Eternal lives, who brought the Israelites out of the land of Egypt!’ but, ‘As surely as the 8 Eternal lives, who brought the descendants of the house of Is­rael from the north country!’— and from every country where I drove them; they shall dwell in</text:span></text:p>
        <text:p text:style-name="P25"><text:span text:style-name="CharStyle15">their own land.”</text:span></text:p>
        <text:p text:style-name="P403"><text:span text:style-name="CharStyle58">* * *</text:span></text:p>
        <text:p text:style-name="P177"><text:span text:style-name="CharStyle15">On the prophets;—<text:tab/>9</text:span></text:p>
        <text:p text:style-name="P408"><text:span text:style-name="CharStyle15">My heart is broken within me,<text:line-break/>my limbs are all relaxed,</text:span></text:p>
        <text:p text:style-name="P26"><text:span text:style-name="CharStyle15">I feel like a drunken man, like a man overcome by wine, at the thought of the Eternal and his glorious majesty!</text:span></text:p>
        <text:p text:style-name="P190"><text:span text:style-name="CharStyle15">For the land is full of faithless 10 men,</text:span></text:p>
        <text:p text:style-name="P146"><text:span text:style-name="CharStyle15">running an evil course, with might that is not right. Prophet and priest are alike n profane;</text:span></text:p>
        <text:p text:style-name="P146"><text:span text:style-name="CharStyle15">and, says the Eternal, “even inside my fane I come upon their crimes. Therefore their path shall prove 12 to them</text:span></text:p>
        <text:p text:style-name="P175"><text:span text:style-name="CharStyle15">a slippery place,</text:span></text:p>
        <text:p text:style-name="P197"><text:span text:style-name="CharStyle15">they shall be driven along it in the dark</text:span></text:p>
        <text:p text:style-name="P134"><text:span text:style-name="CharStyle15">to their downfall; for I will bring disaster upon them,</text:span></text:p>
        <text:p text:style-name="P134"><text:span text:style-name="CharStyle15">in their year of doom.</text:span></text:p>
        <text:list xml:id="list183558890410608" text:style-name="L43">
          <text:list-item>
            <text:p text:style-name="P546"><text:span text:style-name="CharStyle15"><text:tab/>Sickening things have I seen</text:span></text:p>
          </text:list-item>
        </text:list>
        <text:p text:style-name="P134"><text:span text:style-name="CharStyle15">in Samaria’s prophets; they prophesied by Baal, and misled my people Israel.</text:span></text:p>
        <text:list xml:id="list183618253288845" text:continue-numbering="true" text:style-name="L43">
          <text:list-item>
            <text:p text:style-name="P504"><text:span text:style-name="CharStyle15"><text:tab/>But horrible things have I seen</text:span></text:p>
          </text:list-item>
        </text:list>
        <text:p text:style-name="P134"><text:span text:style-name="CharStyle15">in the prophets of Jerusalem; they are adulterers, they lie, they abet evildoers, till not a soul will repent; they are all as bad as Sodom, and the citizens bad as Go­morrah.”</text:span></text:p>
        <text:list xml:id="list183619433723420" text:continue-numbering="true" text:style-name="L43">
          <text:list-item>
            <text:p text:style-name="P522"><text:span text:style-name="CharStyle15"><text:tab/>This therefore is the sentence of the Lord of hosts upon the prophets:</text:span></text:p>
          </text:list-item>
        </text:list>
        <text:p text:style-name="P252"><text:span text:style-name="CharStyle15">“I will feed them with bitter wormwood,</text:span></text:p>
        <text:p text:style-name="P103"><text:span text:style-name="CharStyle15">and give them poisonous drugs;</text:span></text:p>
        <text:p text:style-name="P245"><text:span text:style-name="CharStyle15">for the prophets of Jerusalem have spread profanity over the whole land.”</text:span></text:p>
        <text:list xml:id="list183619888385422" text:continue-numbering="true" text:style-name="L43">
          <text:list-item>
            <text:p text:style-name="P516"><text:span text:style-name="CharStyle15"><text:tab/>This is the warning of the Lord</text:span></text:p>
          </text:list-item>
        </text:list>
        <text:p text:style-name="P220"><text:span text:style-name="CharStyle15">of hosts:</text:span></text:p>
        <text:p text:style-name="P252"><text:span text:style-name="CharStyle15">“Never listen to what the prophets say;</text:span></text:p>
        <text:p text:style-name="P134"><text:span text:style-name="CharStyle15">they fill you up with idle hopes, they tell you fancies of their own,</text:span></text:p>
        <text:p text:style-name="P134"><text:span text:style-name="CharStyle15">not anything the Eternal says;</text:span></text:p>
        <text:list xml:id="list183619187374660" text:continue-numbering="true" text:style-name="L43">
          <text:list-item>
            <text:p text:style-name="P516"><text:span text:style-name="CharStyle15"><text:tab/>‘All will be well,’ they repeat,</text:span></text:p>
          </text:list-item>
        </text:list>
        <text:p text:style-name="P103"><text:span text:style-name="CharStyle15">to people who scorn what the Eternal says;</text:span></text:p>
        <text:p text:style-name="P252"><text:span text:style-name="CharStyle15">‘No harm will come to you,’ they tell</text:span></text:p>
        <text:p text:style-name="P103"><text:span text:style-name="CharStyle15">the folk who follow their own stubborn minds.</text:span></text:p>
        <text:list xml:id="list183620171643694" text:continue-numbering="true" text:style-name="L43">
          <text:list-item>
            <text:p text:style-name="P504"><text:span text:style-name="CharStyle15"><text:tab/>Which of these prophets ever</text:span></text:p>
          </text:list-item>
        </text:list>
        <text:p text:style-name="P222"><text:span text:style-name="CharStyle15">saw</text:span></text:p>
        <text:p text:style-name="P135"><text:soft-page-break/><text:span text:style-name="CharStyle15">the council of the Eternal? Which of them ever heard or grasped a word of his?</text:span></text:p>
        <text:list xml:id="list183558763038894" text:style-name="L11">
          <text:list-item>
            <text:p text:style-name="P793"><text:span text:style-name="CharStyle15"><text:tab/>I never sent the prophets, yet they ran;</text:span></text:p>
          </text:list-item>
        </text:list>
        <text:p text:style-name="P444"><text:span text:style-name="CharStyle15">I never spoke to them, and yet they prophesied.</text:span></text:p>
        <text:p text:style-name="P209"><text:span text:style-name="CharStyle15">If they had ever stood within 23 my council,</text:span></text:p>
        <text:p text:style-name="P146"><text:span text:style-name="CharStyle15">and heard a word of mine, they would have made my peo­ple turn</text:span></text:p>
        <text:p text:style-name="P150"><text:span text:style-name="CharStyle15">from evil ways and evil deeds. Am I a God at hand,<text:tab/>23</text:span></text:p>
        <text:p text:style-name="P146"><text:span text:style-name="CharStyle15">and not a God far off?</text:span></text:p>
        <text:p text:style-name="P273"><text:span text:style-name="CharStyle15">Can any man conceal himself 24 out of my sight?</text:span></text:p>
        <text:p text:style-name="P273"><text:span text:style-name="CharStyle15">Do not I fill heaven and earth?— the Eternal asks.</text:span></text:p>
        <text:p text:style-name="P209"><text:span text:style-name="CharStyle15">I have heard what the prophets 25 say,</text:span></text:p>
        <text:p text:style-name="P332"><text:span text:style-name="CharStyle15">who prophesy falsely in my name—</text:span></text:p>
        <text:p text:style-name="P25"><text:span text:style-name="CharStyle15">‘I’ve had a dream,’ they cry,</text:span></text:p>
        <text:p text:style-name="P146"><text:span text:style-name="CharStyle15">‘I’ve had a dream!’</text:span></text:p>
        <text:p text:style-name="P62"><text:span text:style-name="CharStyle15">Will they never give over,<text:tab/>26</text:span></text:p>
        <text:p text:style-name="P146"><text:span text:style-name="CharStyle15">these prophets of falsehood, who preach their own illusions, and would make my folk for- 27 get my name,</text:span></text:p>
        <text:p text:style-name="P209"><text:span text:style-name="CharStyle15">by the dreams they tell each other,</text:span></text:p>
        <text:p text:style-name="P332"><text:span text:style-name="CharStyle15">as once their fathers forgot me for Baal?</text:span></text:p>
        <text:p text:style-name="P26"><text:span text:style-name="CharStyle15">If a prophet has had a dream, 28 then let him tell his dream; but he who has a word of mine, then let him tell it faithfully. Why mix straw with wheat?— the Eternal asks.</text:span></text:p>
        <text:p text:style-name="P62"><text:span text:style-name="CharStyle15">Is not my word like fire,<text:tab/>29</text:span></text:p>
        <text:p text:style-name="P332"><text:span text:style-name="CharStyle15">like a hammer that shatters stone?</text:span></text:p>
        <text:p text:style-name="P146"><text:span text:style-name="CharStyle15">Well then, the Eternal de- 30 clares, I am against prophets who pick up my words, each from his fellow. I am against 3</text:span><text:span text:style-name="CharStyle15"><text:span text:style-name="T1">1 </text:span></text:span><text:span text:style-name="CharStyle15">prophets who mouth the proph­ets’ formula about what ‘the Eternal says.’ I am against 32 prophets who recount lying dreams, leading my people astray with their lies and their empty pretensions, though I never sent them, never com­missioned them; they are no help whatever to tins people, says the Eternal. When a lay- </text:span><text:span text:style-name="CharStyle16">33</text:span></text:p>
      </text:section>
      <text:section text:style-name="Sect6" text:name="Section14">
        <text:p text:style-name="P697"><draw:frame draw:style-name="fr11" draw:name="94" text:anchor-type="paragraph" svg:x="2.2874in" svg:y="4.3673in" svg:width="0.2764in" svg:height="0.0161in" draw:z-index="132"><draw:image xlink:href="Pictures/100000000000002A0000001A3ABDE781.jpg" xlink:type="simple" xlink:show="embed" xlink:actuate="onLoad"/><draw:contour-polygon svg:width="0.2764in" svg:height="0.1728in" svg:viewBox="0 0 702 439" draw:points="0,0 702,0 702,439 0,439" draw:recreate-on-edit="true"/></draw:frame><text:span text:style-name="CharStyle15">man or a prophet or a priest asks you, ‘What is the burden of the Eternal’s oracle?’ tell them this from the Eternal: ‘Burden! you are the burden, and I mean to throw you off.</text:span></text:p>
        <text:list xml:id="list183559085403984" text:style-name="L4">
          <text:list-item>
            <text:p text:style-name="P477"><text:span text:style-name="CharStyle15"><text:tab/>Any prophet or priest or lay­man who talks of “the Eter­nal’s oracle” or of “what the Eternal says,” I will punish that man and his household.</text:span></text:p>
          </text:list-item>
          <text:list-item>
            <text:p text:style-name="P477"><text:span text:style-name="CharStyle15"><text:tab/>No, this is what every man of you must say to his fellow, to his brother: “What is the Eter­nal’s answer?” “What is the</text:span></text:p>
          </text:list-item>
          <text:list-item>
            <text:p text:style-name="P477"><text:span text:style-name="CharStyle15"><text:tab/>Eternal’s message?” You must never again mention the Eter-</text:span></text:p>
          </text:list-item>
        </text:list>
        <text:list xml:id="list183560073056120" text:style-name="L6">
          <text:list-item>
            <text:p text:style-name="P489"><text:span text:style-name="CharStyle15"><text:tab/>nal’s “burden.” (A man’s own word shall be the “burden” of his oracle!) If you dare to men­tion “the burden of the Eter­nal’s oracle,” though I have ex­pressly told you never to men-</text:span></text:p>
          </text:list-item>
          <text:list-item>
            <text:p text:style-name="P526"><text:span text:style-name="CharStyle15"><text:tab/>tion it, then, the Eternal declares, I will lift you like a burden and throw you away, you and the city that I gave to you and your fathers, far</text:span></text:p>
          </text:list-item>
          <text:list-item>
            <text:p text:style-name="P582"><text:span text:style-name="CharStyle15"><text:tab/>away from me, and I will cover you with a lasting reproach and an unending disgrace, never to be forgotten.’ ”</text:span></text:p>
          </text:list-item>
        </text:list>
        <text:p text:style-name="P25"><text:span text:style-name="CharStyle15">It was after Nebuchadrez­zar king of Babylon had carried off to exile at Babylon Jekonlah the son of Jehoiakim, king of Judah, and the leading men of Judah, with the crafts­men and the joiners of Jeru­salem, that the Eternal gave me a vision of two baskets of figs, placed in front of the Eternal’s</text:span></text:p>
        <text:list xml:id="list183559078450730" text:style-name="L42">
          <text:list-item>
            <text:p text:style-name="P794"><text:span text:style-name="CharStyle15"><text:tab/>temple. One basket had very fine figs, as fine as first-ripe figs. The other basket had very poor figs, so poor that they were un-</text:span></text:p>
          </text:list-item>
          <text:list-item>
            <text:p text:style-name="P795"><text:span text:style-name="CharStyle15"><text:tab/>eatable. The Eternal said to me, “What do you see, Jere­miah?” “Figs,” I answered, “the fine figs very fine, the poor figs</text:span></text:p>
          </text:list-item>
        </text:list>
        <text:p text:style-name="P89"><text:span text:style-name="CharStyle15">very poor, so poor that they are uneatable.” Then the Eter- 4 nal’s word came to me: “This is 5 what the Eternal, the God of Is­rael, says: so will I favour, like these fine figs, the exiles from Judah whom I have deported to the land of the Chaldeans; I will 6 look to their welfare, I will bring them back to this land, I will build them up, in­stead of pulling them down, I will plant them, instead of pulling them up; I will give 7 them a heart to understand that I am the Eternal, and they shall be my people, I will be a God to them, when they return to me with all their heart. As 8 for the poor figs, so poor that they are uneatable—that is how I will treat Zedekiah king of Judah, with his leading men, and the survivors of Jerusalem who are left in this land, and those who reside in the land of Egypt; I will make them an 9 object of disgust to every king­dom in the world, a derision, a byword, a taunt, and a curse, wherever I drive them; also, I 10 will send the sword, famine, and pestilence among them, till they are consumed out of the land that I gave to them and to their fathers.”</text:span></text:p>
        <text:p text:style-name="P240"><text:span text:style-name="CharStyle15">The word that came to </text:span><text:span text:style-name="CharStyle17">ey </text:span><text:span text:style-name="CharStyle15">Jeremiah regarding all the “ people of Judah, in the fourth year of Jehoiakim the son of Jo- siah, king of Judah (the first year of Nebuchadrezzar kingof Baby­lon), the message he delivered 2 to all the people of Judah and all the citizens of Jerusalem. “[[For all these twenty-three 3 years, from the thirteenth year of Josiah the son of Amon, king of Judah, down to this day, I have been telling you, earnestly</text:span></text:p>
        <text:list xml:id="list7372704366294297246" text:style-name="L45">
          <text:list-item>
            <text:p text:style-name="P787"><text:span text:style-name="CharStyle15"><text:tab/>and urgently, to give up your evil courses, every one of you, and your evil conduct, that you may remain in the land that the Eternal gave to you and to</text:span></text:p>
          </text:list-item>
          <text:list-item>
            <text:p text:style-name="P736"><text:span text:style-name="CharStyle15"><text:tab/>your fathers for all time, in­stead of wandering away to serve and worship foreign gods, angering the Eternal with your manufactured idols—only to</text:span></text:p>
          </text:list-item>
          <text:list-item>
            <text:p text:style-name="P736"><text:span text:style-name="CharStyle15"><text:tab/>your own hurt. But you would</text:span></text:p>
          </text:list-item>
          <text:list-item>
            <text:p text:style-name="P736"><text:span text:style-name="CharStyle15"><text:tab/>not listen to me. This there­fore is the sentence of the Lord of hosts: Since you have not</text:span></text:p>
          </text:list-item>
          <text:list-item>
            <text:p text:style-name="P736"><text:span text:style-name="CharStyle15"><text:tab/>listened to my words,]] I am sending for a race from the north and bringing it down upon this land, upon its in­habitants and upon all the sur­rounding nations. I will ex­terminate them, I will make them a lasting desolation, a</text:span></text:p>
          </text:list-item>
        </text:list>
        <text:p text:style-name="P131"><text:span text:style-name="CharStyle15">io<text:tab/>scorn and horror; I will banish from them the sound of mirth and gladness, the voice of the bridegroom and the bride, the sound of millstones and the</text:span></text:p>
        <text:p text:style-name="P130"><text:span text:style-name="CharStyle15">xi light of a lamp. The whole of this country shall be a waste and a horror [[and for seventy years the people shall be sub­ject to the king of Babylon.</text:span></text:p>
        <text:list xml:id="list6330666628029181845" text:style-name="L46">
          <text:list-item>
            <text:p text:style-name="P768"><text:span text:style-name="CharStyle15"><text:tab/>However, when the seventy years are over, I will punish the king of Babylon and that nation for their guilt, says the Eternal, and I will make the land of the Chaldeans desolate</text:span></text:p>
          </text:list-item>
          <text:list-item>
            <text:p text:style-name="P768"><text:span text:style-name="CharStyle15"><text:tab/>for all time. I will inflict on that land all the threats I have uttered against it, all the threats which Jeremiah has prophesied against all the nations, and which are written in this book.</text:span></text:p>
          </text:list-item>
          <text:list-item>
            <text:p text:style-name="P768"><text:span text:style-name="CharStyle15"><text:tab/>Many a nation, many a great king, shall make slaves of them, yes even of them; but I will pay them back for what they have</text:span></text:p>
          </text:list-item>
          <text:list-item>
            <text:p text:style-name="P784"><text:span text:style-name="CharStyle15"><text:tab/>done, as they deserve]],” For this is what the Eternal, the God of Israel, said to me: “Take</text:span></text:p>
          </text:list-item>
        </text:list>
        <text:p text:style-name="P26"><text:span text:style-name="CharStyle15">this wine-cup of wrath that I hand to you, and hold it to the lips of all the nations to whom I send you, till they drink it 16 and stagger madly to and fro.” [[So I took the cup from 17 the hand of the Eternal and held it to the lips of all the nations to whom the Eternal had sent me—to Jerusalem, to 18 Judah with its towns, its kings and leading men (to render them a desolation, a horror, a derision, and a curse, as at the present day), to the Pharaoh, 19 king of Egypt, his courtiers, princes, all his people and 20 all the foreign population of Egypt, to all the kings of the land of Uz, to all the kings of the land of the Philistines—that is, of Ashkelon, Gaza, Ekron, and the survivors in Ashdod, to 21 Edom, Moab, and the Am­monites, to all the kings of 22 Tyre and of Sidon, to the kings of the coast-land over­seas, to Dedan, Tema, Buz, and 23 all the crop-haired clans, to all 24 the nomad kings, to all the 25 kings of Zimri, Elam, and Me­dia, to all the kings of the 26 north, far and near, one after another, to all kingdoms on the face of the earth; and after them the king of Babylon shall drink.]] “Tell them this is what the Lord 27 of hosts, the God of Israel, says: ‘Drink yourselves drunk, till you tumble in your vomit, never to rise again—under the sword I am sending among you.’ And if 28 they decline to drink the cup you hand to them, tell them this is what the Lord of hosts says: ‘Drink you must! I begin by 29 inflicting evil on the city that belongs to me, and are you to get off unpunished? You shall not go unpunished, for I am summoning a sword to</text:span></text:p>
      </text:section>
      <text:section text:style-name="Sect2" text:name="Section15">
        <text:p text:style-name="P2"><draw:frame draw:style-name="fr3" draw:name="95" text:anchor-type="paragraph" svg:y="0in" svg:width="8.5in" svg:height="1.4929in" draw:z-index="133"><draw:text-box><text:p/></draw:text-box></draw:frame> </text:p>
        <text:p text:style-name="P2"/>
      </text:section>
      <text:section text:style-name="Sect7" text:name="Section16">
        <text:p text:style-name="P2"><draw:frame draw:style-name="fr4" draw:name="96" text:anchor-type="paragraph" svg:x="3.6445in" svg:y="0in" draw:z-index="134"><draw:text-box fo:min-height="0.1764in" fo:min-width="0.9465in"><text:p text:style-name="P63"><text:span text:style-name="CharStyle24">JEREMIAH </text:span><text:span text:style-name="CharStyle59">23</text:span></text:p></draw:text-box></draw:frame></text:p>
        <text:p text:style-name="P87"><text:span text:style-name="CharStyle61">852</text:span></text:p>
        <text:p text:style-name="P259"><text:span text:style-name="CharStyle15">to their downfall; for I will bring disaster upon them,</text:span></text:p>
        <text:p text:style-name="P259"><text:span text:style-name="CharStyle15">in their year of doom.</text:span></text:p>
        <text:list xml:id="list3319042039016345060" text:style-name="L47">
          <text:list-item>
            <text:p text:style-name="P651"><text:span text:style-name="CharStyle15"><text:tab/>Sickening things have I seen</text:span></text:p>
          </text:list-item>
        </text:list>
        <text:p text:style-name="P259"><text:span text:style-name="CharStyle15">in Samaria’s prophets; they prophesied by Baal, and misled my people Israel.</text:span></text:p>
        <text:list xml:id="list183619914535798" text:continue-numbering="true" text:style-name="L47">
          <text:list-item>
            <text:p text:style-name="P652"><text:span text:style-name="CharStyle15"><text:tab/>But horrible things have I seen</text:span></text:p>
          </text:list-item>
        </text:list>
        <text:p text:style-name="P259"><text:soft-page-break/><text:span text:style-name="CharStyle15">in the prophets of Jerusalem; they are adulterers, they lie, they abet evildoers, till not a soul will repent;</text:span></text:p>
        <text:p text:style-name="P389"><text:span text:style-name="CharStyle63">lliorr n»o nil 00 Vvorl oo Gnrl om</text:span></text:p>
        <text:p text:style-name="P190"><text:span text:style-name="CharStyle15">If they had ever stood within 22 my council,</text:span></text:p>
        <text:p text:style-name="P146"><text:span text:style-name="CharStyle15">and heard a word of mine, they would have made my peo­ple turn</text:span></text:p>
        <text:p text:style-name="P148"><text:span text:style-name="CharStyle15">from evil ways and evil deeds. Am I a God at hand,<text:tab/>23</text:span></text:p>
        <text:p text:style-name="P146"><text:span text:style-name="CharStyle15">and not a God far off?</text:span></text:p>
        <text:p text:style-name="P273"><text:span text:style-name="CharStyle15">Can any man conceal himself 24 out of my sight?</text:span></text:p>
        <text:p text:style-name="P273"><text:span text:style-name="CharStyle15">Do not I fill heaven and earth?— the Eternal asks.</text:span></text:p>
        <text:p text:style-name="P278"><text:span text:style-name="CharStyle15">I have heard what the prophets 2?</text:span></text:p>
        <text:p text:style-name="P698"><text:span text:style-name="CharStyle15">fall on all the inhabitants of the world, says the Lord of hosts.’</text:span></text:p>
        <text:list xml:id="list6402638910216554237" text:style-name="L48">
          <text:list-item>
            <text:p text:style-name="P548"><text:span text:style-name="CharStyle15"><text:tab/>So prophesy all this against them; tell them:</text:span></text:p>
          </text:list-item>
        </text:list>
        <text:p text:style-name="P257"><text:span text:style-name="CharStyle15">The Eternal will roar from on high,</text:span></text:p>
        <text:p text:style-name="P185"><text:span text:style-name="CharStyle15">from his sacred abode he will utter a cry,</text:span></text:p>
        <text:p text:style-name="P257"><text:span text:style-name="CharStyle15">thundering at his own home­stead,</text:span></text:p>
        <text:p text:style-name="P185"><text:span text:style-name="CharStyle15">shouting at all dwellers upon earth,</text:span></text:p>
        <text:p text:style-name="P185"><text:span text:style-name="CharStyle15">as men shout loudly at the vintage.</text:span></text:p>
        <text:list xml:id="list183618749300847" text:continue-numbering="true" text:style-name="L48">
          <text:list-item>
            <text:p text:style-name="P635"><text:span text:style-name="CharStyle15"><text:tab/>The din resounds to the world’s</text:span></text:p>
          </text:list-item>
        </text:list>
        <text:p text:style-name="P91"><text:span text:style-name="CharStyle15">end,</text:span></text:p>
        <text:p text:style-name="P185"><text:span text:style-name="CharStyle15">for the Eternal arraigns the nations,</text:span></text:p>
        <text:p text:style-name="P244"><text:span text:style-name="CharStyle15">he indicts all mankind,</text:span></text:p>
        <text:p text:style-name="P185"><text:span text:style-name="CharStyle15">and puts the wicked to the sword.</text:span></text:p>
        <text:list xml:id="list183619698009686" text:continue-numbering="true" text:style-name="L48">
          <text:list-item>
            <text:p text:style-name="P653"><text:span text:style-name="CharStyle15"><text:tab/>The Lord of hosts declares:</text:span></text:p>
          </text:list-item>
        </text:list>
        <text:p text:style-name="P185"><text:span text:style-name="CharStyle15">from race to ' race calamity extends,</text:span></text:p>
        <text:p text:style-name="P244"><text:span text:style-name="CharStyle15">a mighty storm is stirring</text:span></text:p>
        <text:p text:style-name="P185"><text:span text:style-name="CharStyle15">from the earth’s far ends.”</text:span></text:p>
        <text:list xml:id="list183620077191962" text:continue-numbering="true" text:style-name="L48">
          <text:list-item>
            <text:p text:style-name="P653"><text:span text:style-name="CharStyle15"><text:tab/>Then shall the victims of the</text:span></text:p>
          </text:list-item>
        </text:list>
        <text:p text:style-name="P91"><text:span text:style-name="CharStyle15">Eternal lie</text:span></text:p>
        <text:p text:style-name="P127"><text:span text:style-name="CharStyle15">all over earth, from end to end, like dung on the face of the ground,</text:span></text:p>
        <text:p text:style-name="P185"><text:span text:style-name="CharStyle15">unwailed, ungathered, un­buried.</text:span></text:p>
        <text:list xml:id="list183618290950661" text:continue-numbering="true" text:style-name="L48">
          <text:list-item>
            <text:p text:style-name="P653"><text:span text:style-name="CharStyle15"><text:tab/>Howl and cry, you rulers,</text:span></text:p>
          </text:list-item>
        </text:list>
        <text:p text:style-name="P185"><text:soft-page-break/><text:span text:style-name="CharStyle15">roll in the ashes, you lords of the flock!</text:span></text:p>
        <text:p text:style-name="P244"><text:span text:style-name="CharStyle15">’Tis high time you were slain,</text:span></text:p>
        <text:p text:style-name="P185"><text:span text:style-name="CharStyle15">and slain you shall be, falling like choice lambs.</text:span></text:p>
        <text:list xml:id="list183619381495398" text:continue-numbering="true" text:style-name="L48">
          <text:list-item>
            <text:p text:style-name="P653"><text:span text:style-name="CharStyle15"><text:tab/>No escape for the rulers,</text:span></text:p>
          </text:list-item>
        </text:list>
        <text:p text:style-name="P185"><text:span text:style-name="CharStyle15">no way for the lords of the flock to flee!</text:span></text:p>
        <text:list xml:id="list183618517531962" text:continue-numbering="true" text:style-name="L48">
          <text:list-item>
            <text:p text:style-name="P653"><text:span text:style-name="CharStyle15"><text:tab/>Hark to the shriek of the rulers,</text:span></text:p>
          </text:list-item>
        </text:list>
        <text:p text:style-name="P185"><text:span text:style-name="CharStyle15">the howl from the lords of the flock!</text:span></text:p>
        <text:p text:style-name="P185"><text:span text:style-name="CharStyle15">The Eternal is wasting their pasture.</text:span></text:p>
        <text:list xml:id="list183619069217941" text:continue-numbering="true" text:style-name="L48">
          <text:list-item>
            <text:p text:style-name="P653"><text:span text:style-name="CharStyle15"><text:tab/>No sound now in the peaceful</text:span></text:p>
          </text:list-item>
        </text:list>
        <text:p text:style-name="P91"><text:span text:style-name="CharStyle15">meadows,</text:span></text:p>
        <text:p text:style-name="P185"><text:span text:style-name="CharStyle15">so fierce the Eternal’s fury!</text:span></text:p>
        <text:p text:style-name="P26"><text:span text:style-name="CharStyle15">The very lions leave their lairs, 38</text:span></text:p>
        <text:p text:style-name="P146"><text:span text:style-name="CharStyle15">for the land now lies a desert under the stress of the sword,</text:span></text:p>
        <text:p text:style-name="P123"><text:span text:style-name="CharStyle15">the furious wrath of the Eter­nal.</text:span></text:p>
        <text:p text:style-name="P145"><text:span text:style-name="CharStyle15">At the beginning of the </text:span><text:span text:style-name="CharStyle64">eyfi </text:span><text:span text:style-name="CharStyle15">reign of Jehoiakim the son “O of Josiah, king of Judah, this message came from the Eternal. “Here is what the Eternal says: 2 Stand in the court of the Eter­nal’s temple, and as all the citi­zens of Judah come to worship in the Eternal’s temple, tell them all the words that I order you to utter. Do not keep back a sin­gle word; perhaps they will listen 3 and turn, each man, from his evil course, so that I may relent and withhold the evil which I plan to inflict upon them for their evil deeds. Tell them that 4 this is the Eternal’s message:</text:span></text:p>
        <text:p text:style-name="P26"><text:span text:style-name="CharStyle15">‘If you will not listen to me, if you will not follow the direc­tions that I put before you, if </text:span><text:span text:style-name="CharStyle16">5 </text:span><text:span text:style-name="CharStyle15">you will not listen to the words of my servants the prophets, whom I send to you eagerly and earnestly (though you have not listened to them), then I will 6 lay this temple low like Shilo, and make this city a byword for the curses of every nation upon earth.’ ”</text:span></text:p>
        <text:p text:style-name="P146"><text:span text:style-name="CharStyle15">Now the priests and the </text:span><text:span text:style-name="CharStyle16">7 </text:span><text:span text:style-name="CharStyle15">prophets, as well as all the peo­ple, heard Jeremiah saying this in the Eternal’s temple. So when 8 Jeremiah had finished saying all that the Eternal had ordered him to say to all the people, the priests and the prophets seized him. “You shall die,” they said; “what do you mean by prophe- 9 sying in the Eternal’s name that this temple shall become like Shilo and that this city is to be desolate and untenanted?”</text:span></text:p>
        <text:p text:style-name="P146"><text:span text:style-name="CharStyle15">The people were all swarming</text:span></text:p>
        <text:p text:style-name="P245"><text:span text:style-name="CharStyle15">round Jeremiah in the Eternal’s</text:span></text:p>
        <text:list xml:id="list183558669950392" text:style-name="L45">
          <text:list-item>
            <text:p text:style-name="P505"><text:span text:style-name="CharStyle15"><text:tab/>temple; and when the authorities of Judah learned this, they came up to the Eternal’s temple from the royal palace, and seated themselves at the entrance of the new gate into the Eternal’s</text:span></text:p>
          </text:list-item>
          <text:list-item>
            <text:p text:style-name="P505"><text:span text:style-name="CharStyle15"><text:tab/>temple. Then the priests and the prophets said to the au­thorities and to all the people, “This fellow deserves to die; he has been prophesying against this city—you have heard him</text:span></text:p>
          </text:list-item>
          <text:list-item>
            <text:p text:style-name="P505"><text:soft-page-break/><text:span text:style-name="CharStyle15"><text:tab/>with your own ears!” But Jere­miah said to the authorities and to all the people, “It was the Eternal who sent me to proph­esy against this temple and this city every word you have just</text:span></text:p>
          </text:list-item>
          <text:list-item>
            <text:p text:style-name="P505"><text:span text:style-name="CharStyle15"><text:tab/>heard. Now then, amend your ways and deeds, obey the voice of the Eternal your God, and the Eternal will relent, he will withhold the evil he has pro-</text:span></text:p>
          </text:list-item>
          <text:list-item>
            <text:p text:style-name="P505"><text:span text:style-name="CharStyle15"><text:tab/>nounced against you. As for myself, I am in your power; you can do with me as you</text:span></text:p>
          </text:list-item>
          <text:list-item>
            <text:p text:style-name="P505"><text:span text:style-name="CharStyle15"><text:tab/>think right and good. Only, be sure of this, that if you put me to death, you bring the guilt of innocent blood upon yourselves and this city and its citizens; for it is a fact that the Eternal did send me to say all this in your hearing.”</text:span></text:p>
          </text:list-item>
          <text:list-item>
            <text:p text:style-name="P523"><text:span text:style-name="CharStyle15"><text:tab/>The authorities and all the people said to the priests and the prophets, “This man does not deserve to die; he has been speaking to us in the name of</text:span></text:p>
          </text:list-item>
          <text:list-item>
            <text:p text:style-name="P509"><text:span text:style-name="CharStyle15"><text:tab/>the Eternal our God.” Some of the older inhabitants also rose to their feet and said to all the</text:span></text:p>
          </text:list-item>
          <text:list-item>
            <text:p text:style-name="P509"><text:span text:style-name="CharStyle15"><text:tab/>popular assembly, “When Micah of Moresheth prophesied during the reign of Hezekiah king of Judah, he told all the people of Judah that this was the word of the Lord of hosts:</text:span></text:p>
          </text:list-item>
        </text:list>
        <text:p text:style-name="P185"><text:span text:style-name="CharStyle15">Sion shall be ploughed up like a field,</text:span></text:p>
        <text:p text:style-name="P365"><text:span text:style-name="CharStyle15">Jerusalem shall become a heap of ruins,</text:span></text:p>
        <text:p text:style-name="P365"><text:span text:style-name="CharStyle15">the temple-hill a mere wooded height.</text:span></text:p>
        <text:p text:style-name="P25"><text:span text:style-name="CharStyle15">Did king Hezekiah or the peo- 19 pie of Judah ever put him to death? Did they not reverently appease the Eternal, till the Eternal relented and withheld the evil he had pronounced against them? But as for us, we are about to wreak evil on ourselves!”</text:span></text:p>
        <text:p text:style-name="P145"><text:span text:style-name="CharStyle15">(There was another man who 20 prophesied in the name of the Eternal, Uriah the son of She- maiah, belonging to Kiriath- jearim; he too prophesied against this city and this land, just as Jeremiah did. When 21 king Jehoiakim and all the au­thorities heard what he said, the king tried to murder him; but Uriah heard of it and fled in fear, away to Egypt. So 22 king Jehoiakim sent El-nathan the son of Achbor, with some others, to Egypt; they brought 23 Uriah from Egypt to king Je­hoiakim, who had him slain with the sword and his body flung into the public grave.)</text:span></text:p>
        <text:p text:style-name="P169"><text:span text:style-name="CharStyle15">Ahikam the son of Shaphan, 24 however, came to the help of Jeremiah, and prevented him from being handed over to the people and killed.</text:span></text:p>
        <text:p text:style-name="P152"><text:span text:style-name="CharStyle15">At the beginning of the reign of Zedekiah the son of “ • Josiah, king of Judah, in the fifth month of the fourth year of his reign, this message came from the Eternal to Jeremiah. “The 3 Eternal’s order to Jeremiah: Make a yoke of thongs and bars and put it on your neck; then send a message to the 3 kings of Edom, Moab, and the Ammonites, to the king of Tyre and to the king of Sidon, by</text:span></text:p>
      </text:section>
      <text:section text:style-name="Sect7" text:name="Section17">
        <text:p text:style-name="P726"><text:span text:style-name="CharStyle15">the messengers who have come from them to Zedekiah, king of</text:span></text:p>
        <text:list xml:id="list7078827935715958546" text:style-name="L49">
          <text:list-item>
            <text:p text:style-name="P731"><text:span text:style-name="CharStyle15"><text:tab/>Judah, at Jerusalem. Bid them tell their masters this. ‘Here is .what the Lord of hosts, the God of Israel, says: Tell your mas-</text:span></text:p>
          </text:list-item>
          <text:list-item>
            <text:p text:style-name="P731"><text:span text:style-name="CharStyle15"><text:tab/>ters that it is I who made the earth, with all the men and beasts upon the surface of the earth, by my great power and outstretched arm. I give it to</text:span></text:p>
          </text:list-item>
          <text:list-item>
            <text:p text:style-name="P731"><text:span text:style-name="CharStyle15"><text:tab/>anyone whom I choose. I have now given all these lands into the hand of my servant Nebu­chadrezzar, king of Babylon; I have given him even the wild</text:span></text:p>
          </text:list-item>
          <text:list-item>
            <text:p text:style-name="P731"><text:span text:style-name="CharStyle15"><text:tab/>beasts for his service. [[All nations shall serve him and his son and his grandson, till the time comes round for his own land; and then many a nation and many a great king shall</text:span></text:p>
          </text:list-item>
          <text:list-item>
            <text:p text:style-name="P737"><text:span text:style-name="CharStyle15"><text:tab/>make him a slave.]] Any na­tion or kingdom that will not put its neck under the yoke of the king of Babylon, I will punish that nation, says the Eternal, with the sword, with famine, and with pestilence, till I bring it under his sway.</text:span></text:p>
          </text:list-item>
          <text:list-item>
            <text:p text:style-name="P761"><text:span text:style-name="CharStyle15"><text:tab/>Pay you no heed to your proph­ets and seers and dreamers and soothsayers and sorcerers, who tell you that you will not be subject to the king of Babylon.</text:span></text:p>
          </text:list-item>
          <text:list-item>
            <text:p text:style-name="P746"><text:span text:style-name="CharStyle15"><text:tab/>It is a lie that they prophesy to you—it will only banish you</text:span></text:p>
          </text:list-item>
          <text:list-item>
            <text:p text:style-name="P746"><text:span text:style-name="CharStyle15"><text:tab/>far from your land. Whereas any nation that puts its neck under the yoke of the king of Babylon and serves him, I will let that nation stay on in its own land, says the Eternal; they shall till the land and live in it.”’</text:span></text:p>
          </text:list-item>
          <text:list-item>
            <text:p text:style-name="P774"><text:span text:style-name="CharStyle15"><text:tab/>Jeremiah gave the very same message to Zedekiah, king of Judah. “Put your neck under the yoke of the king of Baby­lon,” he said; “serve him and his people, and you shall live.</text:span></text:p>
          </text:list-item>
        </text:list>
        <text:p text:style-name="P25"><text:span text:style-name="CharStyle15">Why should you and your peo- 13 pie die by the sword and the famine and the pestilence with which the Eternal has threat­ened any nation that will not serve the king of Babylon? Never heed what the prophets 14 say, when they tell you not to be subject to the king of Baby­lon. It is a lie that they prophesy to you. I never sent 15 them, says the Eternal, yet they prophesy falsely in my name; it will only end in your being driven out to perish, you and the prophets who prophesy to you.”</text:span></text:p>
        <text:p text:style-name="P240"><text:span text:style-name="CharStyle15">To the priests and all the 16 people Jeremiah also spoke as follows: “This is the Eternal’s order: never heed what your prophets say when they tell you that the vessels of the Eternal’s temple are soon to be brought back from Babylon. It is a lie 17 that they are prophesying to you. If they are really prophets, 18 if they have the Eternal’s word, let them plead with the Lord of hosts that the vessels which are left in the temple of the Eternal and in the palace of the king of Judah and in Jerusalem, may not be taken to Babylon. As for 19 [[the columns and the tank and the pedestals and]] the rest of the vessels left in this city, which Nebuchadrezzar the king 20 of Babylon did not remove when he bore off to exile Jekomah [[the son of Jehoiakim, king of Judah]] from Jerusalem [[to Babylon, with all the nobles of Judah and Jerusalem]], this is 21 what the Lord [[of hosts, the God of Israel,]] says [[with re­gard to the vessels that remain in the temple of the Eternal, in the palace of the king of Judah, and in Jerusalem]]: ‘They shall 22 be taken to Babylon [[and re-</text:span></text:p>
        <text:p text:style-name="P791"><draw:frame draw:style-name="fr10" draw:name="97" text:anchor-type="paragraph" svg:x="2.5173in" svg:y="0.7902in" svg:width="0.2764in" svg:height="0.0161in" draw:z-index="135"><draw:image xlink:href="Pictures/100000000000002A0000001B6981876C.jpg" xlink:type="simple" xlink:show="embed" xlink:actuate="onLoad"/><draw:contour-polygon svg:width="0.2764in" svg:height="0.1764in" svg:viewBox="0 0 702 448" draw:points="0,0 702,0 702,448 0,448" draw:recreate-on-edit="true"/></draw:frame><text:span text:style-name="CharStyle15">main there till the day I re­member them]], says the Eter- nal[[; then I will bring them up and restore them to this place]].’”</text:span></text:p>
        <text:p text:style-name="P34"><text:span text:style-name="CharStyle15">Hananlah the prophet, the son of Azzur, a Gibeonite, declared to me in presence of the priests and of all the people in the temple of the Eternal,</text:span></text:p>
        <text:list xml:id="list1315803366345885645" text:style-name="L50">
          <text:list-item>
            <text:p text:style-name="P796"><text:span text:style-name="CharStyle15"><text:tab/>“This is what the Lord of hosts, the God of Israel, says: ‘I have broken the yoke of the king of</text:span></text:p>
          </text:list-item>
          <text:list-item>
            <text:p text:style-name="P796"><text:span text:style-name="CharStyle15"><text:tab/>Babylon; within two years I will bring back to this place all the vessels of the Eternal’s tem­ple that Nebuchadrezzar king of Babylon took away from this</text:span></text:p>
          </text:list-item>
          <text:list-item>
            <text:p text:style-name="P796"><text:span text:style-name="CharStyle15"><text:tab/>place to Babylon; I will also bring back to this place Jeko- niah the son of Jehoiakim, king of Judah, with all the exiles of Judah who have gone to Baby­lon, says the Eternal; for I will break the yoke of the king of Babylon!’ ”</text:span></text:p>
          </text:list-item>
          <text:list-item>
            <text:p text:style-name="P799"><text:span text:style-name="CharStyle15"><text:tab/>Then the prophet Jeremiah addressed the prophet Han­anlah in presence of the priests and of all the people who were standing in the temple</text:span></text:p>
          </text:list-item>
          <text:list-item>
            <text:p text:style-name="P800"><text:span text:style-name="CharStyle15"><text:tab/>of the Eternal. “Amen,” said the prophet Jeremiah, “may the Eternal do so! May the Eter­nal fulfil your prophecy, by bringing back the vessels of the Eternal’s temple and all the exiles from Babylon to this</text:span></text:p>
          </text:list-item>
          <text:list-item>
            <text:p text:style-name="P800"><text:span text:style-name="CharStyle15"><text:tab/>place! Only, I would have you listen to what I am going to say in your hearing and in the</text:span></text:p>
          </text:list-item>
          <text:list-item>
            <text:p text:style-name="P800"><text:span text:style-name="CharStyle15"><text:tab/>hearing of all the people. The prophets of old, who lived be­fore me and before you, prophe­sied war when they prophesied against many countries and</text:span></text:p>
          </text:list-item>
          <text:list-item>
            <text:p text:style-name="P803"><text:span text:style-name="CharStyle15"><text:tab/>great kingdoms. When a prophet prophesies peace, it is only after his word comes true that he is known to have been really sent by the Eternal.”</text:span></text:p>
          </text:list-item>
        </text:list>
        <text:p text:style-name="P25"><text:span text:style-name="CharStyle15">Then the prophet Hananlah io taking the yoke from the prophet Jeremiah’s neck, broke it and declared in presence of n all the people, “This is the Eternal’s word: ‘Thus will I break the yoke of the king of Babylon off the necks of all the nations.’” The prophet Jere­miah went away.</text:span></text:p>
        <text:p text:style-name="P168"><text:span text:style-name="CharStyle15">It was after the prophet Han- 12 amah had broken the yoke from the prophet Jeremiah’s neck, that this message came from the Eternal to Jeremiah: “Go and 13 tell Hananlah that this is the Eternal’s message: ‘The wooden yoke you have broken, but I will replace it with an iron yoke. For this is what the 14 Lord of hosts, the God of Israel, says: It will be an iron yoke that I lay on the necks of all these nations, a yoke of slavery to Nebuchadrezzar king of Babylon; serve him they shall.’” Then said the prophet 15 Jeremiah to the prophet Han­anlah, “Listen, Hananlah! The Eternal never sent you; you are making this people rely on what is false. Therefore the Eternal’s 16 sentence is: ‘I will send you— off the face of the earth! This very year you are to die, for having taught disloyalty to the Eternal.’ ” And that very year, </text:span><text:span text:style-name="CharStyle64">17 </text:span><text:span text:style-name="CharStyle15">in the seventh month, the prophet Hananiah did die.</text:span></text:p>
        <text:p text:style-name="P163"><text:span text:style-name="CharStyle15">Here are the terms of the nn letter sent from Jerusalem by the prophet Jeremiah to the sheikhs in exile, to the priests, the prophets, and afl the laity who had been carried off from Jerusalem to exile at Babylon by Nebuchadrezzar (this was after 2 the surrender of king JekonTah and the queen-mother, the eunuchs, the authorities of Judah</text:span></text:p>
        <text:p text:style-name="P299"><text:span text:style-name="CharStyle15">and Jerusalem, the craftsmen,</text:span></text:p>
        <text:list xml:id="list4358624500204684103" text:style-name="L51">
          <text:list-item>
            <text:p text:style-name="P738"><text:span text:style-name="CharStyle15"><text:tab/>and the joiners). The letter was conveyed by Eleasah the son of Shaphan, and by Gemariah the son of Hilkiah, who were sent on a mission to Babylon by Zedekiah king of Judah, to Nebuchadrezzar king of Baby-</text:span></text:p>
          </text:list-item>
          <text:list-item>
            <text:p text:style-name="P762"><text:span text:style-name="CharStyle15"><text:tab/>Ion. “This is the message of the Lord of hosts, the God of Israel, to all the exiles whom I have deported from Jerusalem</text:span></text:p>
          </text:list-item>
          <text:list-item>
            <text:p text:style-name="P762"><text:span text:style-name="CharStyle15"><text:tab/>to Babylon: ‘Build houses and live in them, plant gardens and</text:span></text:p>
          </text:list-item>
          <text:list-item>
            <text:p text:style-name="P762"><text:span text:style-name="CharStyle15"><text:tab/>eat their produce, marry wives and bring up families, get wives for your sons and hus­bands for your daughters, and multiply where you are—never</text:span></text:p>
          </text:list-item>
          <text:list-item>
            <text:p text:style-name="P762"><text:span text:style-name="CharStyle15"><text:tab/>let your numbers diminish. Do your best for the welfare of the country where I have sent you to be exiles; pray to the Eternal for it, since your welfare lies in</text:span></text:p>
          </text:list-item>
          <text:list-item>
            <text:p text:style-name="P762"><text:span text:style-name="CharStyle15"><text:tab/>its welfare.’ This is the mes­sage of the Lord of hosts, the God of Israel: ‘Never let your­selves be deceived by the proph­ets and the seers among you,</text:span></text:p>
          </text:list-item>
          <text:list-item>
            <text:p text:style-name="P762"><text:span text:style-name="CharStyle15"><text:tab/>never listen to their dreams; for they are prophesying falsely to you in my name—-I never sent</text:span></text:p>
          </text:list-item>
          <text:list-item>
            <text:p text:style-name="P747"><text:span text:style-name="CharStyle15"><text:tab/>them,’ says the Eternal. This is what the Eternal says: ‘As soon as Babylon’s seventy years are over, I will visit you and carry out my promise to you,</text:span></text:p>
          </text:list-item>
          <text:list-item>
            <text:p text:style-name="P747"><text:span text:style-name="CharStyle15"><text:tab/>by bringing you back here. For I keep in mind my purpose for you, a purpose of weal, not of woe, to let you have hope for</text:span></text:p>
          </text:list-item>
          <text:list-item>
            <text:p text:style-name="P769"><text:span text:style-name="CharStyle15"><text:tab/>the future; pray to me, and I</text:span></text:p>
          </text:list-item>
          <text:list-item>
            <text:p text:style-name="P769"><text:span text:style-name="CharStyle15"><text:tab/>will answer you; seek me, and you shall find me; when you seek for me with all your heart,</text:span></text:p>
          </text:list-item>
          <text:list-item>
            <text:p text:style-name="P769"><text:span text:style-name="CharStyle15"><text:tab/>I will reveal myself to you,’ says the Eternal. [[And I will restore your fortunes and col­lect you from all the nations and countries where I have de­ported you, says the Eternal,</text:span></text:p>
          </text:list-item>
        </text:list>
        <text:p text:style-name="P25"><text:span text:style-name="CharStyle15">and bring you back to the place from which I carried you into exile.]] [[For this is the Eter- 16 nal’s sentence on the king who is seated upon David’s throne and on all the people staying in this city—those kinsfolk of yours who have not accom­panied you into exile. This is 17 what the Lord of hosts says: I will send the sword, famine, and pestilence among them, and make them like horrible figs, so bad that they are uneatable; I 18 will hunt them down with sword, famine, and pestilence, and turn them into a horror among all the kingdoms of the world, to be execrated and stared at and hissed and de­rided among all the nations wherever I deport them, be- 19 cause they would not listen to wdiat I said (the Eternal de­clares), to the words I sent them earnestly and urgently by my servants the prophets—but listen they would not, says the Eternal! So listen you to what 20 the Eternal says, all you exiles whom I have sent from Jerusa­lem to Babylon.]] But, you 15 say, we have prophets of our own from the Eternal in Babylon? Well, here is what the Lord of 21 hosts, the God of Israel, has to say about Ahab the son of Kolaiah and Zedekiah the son of Maaseiah, who are prophe­sying falsely to you in my name: ‘I will hand them over to Nebuchadrezzar king of Babylon, to be slain before your eyes; and when any of 22 the exiles of Judah in Babylon curse, it will be in terms of their doom, saying, “The Eter­nal treat you like Zedekiah and Ahab, whom the king of Baby­lon roasted alive in the fire!”</text:span></text:p>
        <text:p text:style-name="P26"><text:span text:style-name="CharStyle15">—for behaving impiously in Is- 23</text:span></text:p>
      </text:section>
      <text:section text:style-name="Sect7" text:name="Section18">
        <text:p text:style-name="P699"><draw:frame draw:style-name="fr14" draw:name="98" text:anchor-type="paragraph" svg:x="2.5535in" svg:y="5.7543in" svg:width="0.2764in" svg:height="0.0161in" draw:z-index="136"><draw:image xlink:href="Pictures/100000000000002A0000001AE52F288A.jpg" xlink:type="simple" xlink:show="embed" xlink:actuate="onLoad"/><draw:contour-polygon svg:width="0.2764in" svg:height="0.1728in" svg:viewBox="0 0 702 439" draw:points="0,0 702,0 702,439 0,439" draw:recreate-on-edit="true"/></draw:frame><text:span text:style-name="CharStyle15">rael, debauching the wives of other men, and speaking falsely in my name, without any au­thority from me. I know it, the Eternal declares, I witnessed it.’ ”</text:span></text:p>
        <text:list xml:id="list2720891157007975221" text:style-name="L52">
          <text:list-item>
            <text:p text:style-name="P654"><text:span text:style-name="CharStyle15"><text:tab/>Shemaiah of Nehelam also</text:span></text:p>
          </text:list-item>
          <text:list-item>
            <text:p text:style-name="P527"><text:span text:style-name="CharStyle15"><text:tab/>sent a letter on his own account to Zephamah the priest, the</text:span></text:p>
          </text:list-item>
          <text:list-item>
            <text:p text:style-name="P527"><text:span text:style-name="CharStyle15"><text:tab/>son of Maaseiah. “The Eter­nal,” he wrote, “has made you priest in place of Jehoiada, to take charge of the Eternal’s temple, and you ought to put every madman who poses as a prophet into the stocks and the</text:span></text:p>
          </text:list-item>
          <text:list-item>
            <text:p text:style-name="P527"><text:span text:style-name="CharStyle15"><text:tab/>iron collar. Why then have you not reprimanded Jeremiah of Anathoth? He has been pos-</text:span></text:p>
          </text:list-item>
          <text:list-item>
            <text:p text:style-name="P527"><text:span text:style-name="CharStyle15"><text:tab/>ing to you as a prophet. He has sent word to me in Babylon that ‘the exile will be long,’ and that we are to ‘build houses and live in them, and plant gar­dens and eat their produce.’”</text:span></text:p>
          </text:list-item>
          <text:list-item>
            <text:p text:style-name="P655"><text:span text:style-name="CharStyle15"><text:tab/>The priest Zephamah read this</text:span></text:p>
          </text:list-item>
          <text:list-item>
            <text:p text:style-name="P471"><text:span text:style-name="CharStyle15"><text:tab/>letter to Jeremiah. Then this word of the Eternal came to</text:span></text:p>
          </text:list-item>
          <text:list-item>
            <text:p text:style-name="P471"><text:span text:style-name="CharStyle15"><text:tab/>Jeremiah: “Send all the exiles this sentence of the Eternal upon Shemaiah of Nehelam. ‘Since Shemaiah has been prophesying to you, although I never sent him, and since he has led you to believe in a lie,</text:span></text:p>
          </text:list-item>
          <text:list-item>
            <text:p text:style-name="P471"><text:span text:style-name="CharStyle15"><text:tab/>therefore (the Eternal declares) I will punish Shemaiah and his descendants; he shall have no descendant among you who lives to see the happiness I am about to bring to my people (says the Eternal), for he has spoken disloyally against the Eternal.’ ”</text:span></text:p>
          </text:list-item>
        </text:list>
        <text:p text:style-name="P25"><text:span text:style-name="CharStyle15">A message that came from the Eternal to Jeremiah.</text:span></text:p>
        <text:list xml:id="list6522480258437424974" text:style-name="L53">
          <text:list-item>
            <text:p text:style-name="P549"><text:span text:style-name="CharStyle15"><text:tab/>“These are the orders of the Lord of hosts, the God of Israel: Write down in a book every</text:span></text:p>
          </text:list-item>
          <text:list-item>
            <text:p text:style-name="P575"><text:span text:style-name="CharStyle15"><text:tab/>word I have spoken to you, for the day is coming, the Eternal</text:span></text:p>
          </text:list-item>
        </text:list>
        <text:p text:style-name="P318"><text:span text:style-name="CharStyle15">declares, when I will restore the fortunes of my people Israel and Judah, and bring them back to possess the land that I gave to their fathers.”</text:span></text:p>
        <text:p text:style-name="P146"><text:span text:style-name="CharStyle15">Here are the words spoken by 4 the Eternal with regard to Is­rael and Judah:</text:span></text:p>
        <text:p text:style-name="P190"><text:span text:style-name="CharStyle15">W</text:span><text:span text:style-name="CharStyle15"><text:span text:style-name="T1">r</text:span></text:span><text:span text:style-name="CharStyle15">e have heard a scream of ter- 5 </text:span><text:span text:style-name="CharStyle66">tot;</text:span></text:p>
        <text:p text:style-name="P146"><text:span text:style-name="CharStyle15">all is alarm and unrest.</text:span></text:p>
        <text:p text:style-name="P44"><text:span text:style-name="CharStyle15">Ask now and inquire,<text:tab/>6</text:span></text:p>
        <text:p text:style-name="P146"><text:span text:style-name="CharStyle15">if a man is ever with child; for why do I see every man pressing his hands on his loins,</text:span></text:p>
        <text:p text:style-name="P407"><text:span text:style-name="CharStyle15">and why is every face turned to a deadly pallor?</text:span></text:p>
        <text:p text:style-name="P44"><text:span text:style-name="CharStyle15">Ah, this is an awful Day!<text:tab/></text:span><text:span text:style-name="CharStyle16">7</text:span></text:p>
        <text:p text:style-name="P165"><text:soft-page-break/><text:span text:style-name="CharStyle15">what day is like it?— an hour of anguish for Jacob; but he shall come through it.</text:span></text:p>
        <text:p text:style-name="P190"><text:span text:style-name="CharStyle15">“For on this Day, says the 8 Lord of hosts,</text:span></text:p>
        <text:p text:style-name="P117"><text:span text:style-name="CharStyle15">I will break the yoke from their neck,</text:span></text:p>
        <text:p text:style-name="P146"><text:span text:style-name="CharStyle15">and snap their thongs; they shall serve foreigners no 9 more,</text:span></text:p>
        <text:p text:style-name="P117"><text:span text:style-name="CharStyle15">but serve their God, the Eternal,</text:span></text:p>
        <text:p text:style-name="P279"><text:span text:style-name="CharStyle15">and their Davidic king, whom I will raise up for them.</text:span></text:p>
        <text:p text:style-name="P190"><text:span text:style-name="CharStyle15">[[Fear not then, my servant 10 Jacob,</text:span></text:p>
        <text:p text:style-name="P146"><text:span text:style-name="CharStyle16">0</text:span><text:span text:style-name="CharStyle15"> Israel, be not dismayed;</text:span></text:p>
        <text:p text:style-name="P26"><text:span text:style-name="CharStyle15">I will bring you safe from afar, and your race from the land of their exile;</text:span></text:p>
        <text:p text:style-name="P190"><text:span text:style-name="CharStyle15">Jacob again shall have quiet and ease,</text:span></text:p>
        <text:p text:style-name="P146"><text:span text:style-name="CharStyle15">with none to disturb him.</text:span></text:p>
        <text:p text:style-name="P26"><text:span text:style-name="CharStyle15">For I am with you, the Eternal n promises, to succour you;</text:span></text:p>
        <text:p text:style-name="P190"><text:span text:style-name="CharStyle15">I will put an end to all the na­tions,</text:span></text:p>
        <text:p text:style-name="P162"><text:span text:style-name="CharStyle15">where I scattered you, but I will not put an end to you;</text:span></text:p>
        <text:p text:style-name="P715"><text:span text:style-name="CharStyle15">I will chastise you, but not too hard,</text:span></text:p>
        <text:p text:style-name="P110"><text:span text:style-name="CharStyle15">though I must punish you.]]”</text:span></text:p>
        <text:list xml:id="list2913612663943118496" text:style-name="L54">
          <text:list-item>
            <text:p text:style-name="P757"><text:span text:style-name="CharStyle15"><text:tab/>For this is the Eternal’s word: “Your hurt is beyond healing,</text:span></text:p>
          </text:list-item>
        </text:list>
        <text:p text:style-name="P103"><text:span text:style-name="CharStyle15">your wound is sore;</text:span></text:p>
        <text:list xml:id="list183618309195492" text:continue-numbering="true" text:style-name="L54">
          <text:list-item>
            <text:p text:style-name="P656"><text:span text:style-name="CharStyle15"><text:tab/>there is none to bandage you,</text:span></text:p>
          </text:list-item>
        </text:list>
        <text:p text:style-name="P103"><text:span text:style-name="CharStyle15">no salve for your bruise;</text:span></text:p>
        <text:list xml:id="list183620206334616" text:continue-numbering="true" text:style-name="L54">
          <text:list-item>
            <text:p text:style-name="P656"><text:span text:style-name="CharStyle15"><text:tab/>all your allies have forgotten you,</text:span></text:p>
          </text:list-item>
        </text:list>
        <text:p text:style-name="P103"><text:span text:style-name="CharStyle15">they care nothing for you;</text:span></text:p>
        <text:p text:style-name="P375"><text:span text:style-name="CharStyle15">I wounded you as a foe wounds, with cruel punishment.</text:span></text:p>
        <text:list xml:id="list183619307011817" text:continue-numbering="true" text:style-name="L54">
          <text:list-item>
            <text:p text:style-name="P656"><text:span text:style-name="CharStyle15"><text:tab/>Why wail over your hurt,</text:span></text:p>
          </text:list-item>
        </text:list>
        <text:p text:style-name="P103"><text:span text:style-name="CharStyle15">that your pain is past all healing?</text:span></text:p>
        <text:p text:style-name="P373"><text:span text:style-name="CharStyle15">I did it all to you for your guilt profound, for your sins that so abound.</text:span></text:p>
        <text:list xml:id="list183618880977129" text:continue-numbering="true" text:style-name="L54">
          <text:list-item>
            <text:p text:style-name="P656"><text:span text:style-name="CharStyle15"><text:tab/>Yet all who devour you shall</text:span></text:p>
          </text:list-item>
        </text:list>
        <text:p text:style-name="P220"><text:span text:style-name="CharStyle15">be devoured,</text:span></text:p>
        <text:p text:style-name="P205"><text:span text:style-name="CharStyle15">your foes shall all be exiled, those who despoil you shall themselves be spoiled, your plunderers—I will have them plundered.</text:span></text:p>
        <text:list xml:id="list183618625271391" text:continue-numbering="true" text:style-name="L54">
          <text:list-item>
            <text:p text:style-name="P656"><text:span text:style-name="CharStyle15"><text:tab/>For I will give you health again,</text:span></text:p>
          </text:list-item>
        </text:list>
        <text:p text:style-name="P206"><text:span text:style-name="CharStyle15">and heal your wounds, the Eternal promises— you whom the hunters called an outcast,</text:span></text:p>
        <text:p text:style-name="P111"><text:span text:style-name="CharStyle15">‘Our quarry! No one cares for her!’ ”</text:span></text:p>
        <text:list xml:id="list183618523776652" text:continue-numbering="true" text:style-name="L54">
          <text:list-item>
            <text:p text:style-name="P758"><text:span text:style-name="CharStyle15"><text:tab/>This is the Eternal’s word: “Jacob’s exiles I will restore,</text:span></text:p>
          </text:list-item>
        </text:list>
        <text:p text:style-name="P205"><text:span text:style-name="CharStyle15">I will take pity on his homes; towns shall be built on their own sites,</text:span></text:p>
        <text:p text:style-name="P103"><text:span text:style-name="CharStyle15">and buildings stand where once they stood;</text:span></text:p>
        <text:list xml:id="list183618797896345" text:continue-numbering="true" text:style-name="L54">
          <text:list-item>
            <text:p text:style-name="P629"><text:soft-page-break/><text:span text:style-name="CharStyle15"><text:tab/>from them shall chants of praise</text:span></text:p>
          </text:list-item>
        </text:list>
        <text:p text:style-name="P220"><text:span text:style-name="CharStyle15">resound,</text:span></text:p>
        <text:p text:style-name="P103"><text:span text:style-name="CharStyle15">the songs of folk delighted.</text:span></text:p>
        <text:p text:style-name="P229"><text:span text:style-name="CharStyle15">I will increase them, and they shall abound,</text:span></text:p>
        <text:p text:style-name="P103"><text:span text:style-name="CharStyle15">they shall be honoured and</text:span></text:p>
        <text:p text:style-name="P220"><text:span text:style-name="CharStyle15">not slighted;</text:span></text:p>
        <text:list xml:id="list183619579400036" text:continue-numbering="true" text:style-name="L54">
          <text:list-item>
            <text:p text:style-name="P631"><text:span text:style-name="CharStyle15"><text:tab/>their sons shall thrive as in the</text:span></text:p>
          </text:list-item>
        </text:list>
        <text:p text:style-name="P220"><text:span text:style-name="CharStyle15">days of old,</text:span></text:p>
        <text:p text:style-name="P225"><text:span text:style-name="CharStyle15">and I will care for their com­munity,</text:span></text:p>
        <text:p text:style-name="P225"><text:span text:style-name="CharStyle15">punishing any who oppress them.</text:span></text:p>
        <text:p text:style-name="P209"><text:span text:style-name="CharStyle15">Their prince shall be one of 21 themselves,</text:span></text:p>
        <text:p text:style-name="P225"><text:span text:style-name="CharStyle15">their ruler shall be native- born;</text:span></text:p>
        <text:p text:style-name="P209"><text:span text:style-name="CharStyle15">I will grant him access to my­self,</text:span></text:p>
        <text:p text:style-name="P225"><text:span text:style-name="CharStyle15">and he shall enter my pres­ence—</text:span></text:p>
        <text:p text:style-name="P82"><text:span text:style-name="CharStyle15">for how else could one dare to enter my presence?” says the Eternal.</text:span></text:p>
        <text:p text:style-name="P209"><text:span text:style-name="CharStyle15">[[Here is the Eternal’s storm of 23 fury, _</text:span></text:p>
        <text:p text:style-name="P225"><text:span text:style-name="CharStyle15">a sweeping cyclone,</text:span></text:p>
        <text:p text:style-name="P225"><text:span text:style-name="CharStyle15">bursting on sinful heads!</text:span></text:p>
        <text:p text:style-name="P209"><text:span text:style-name="CharStyle15">Till he has done what he de- 24 signed,</text:span></text:p>
        <text:p text:style-name="P225"><text:span text:style-name="CharStyle15">till he has carried out his mind,</text:span></text:p>
        <text:p text:style-name="P209"><text:span text:style-name="CharStyle15">the Eternal calls not back his anger fierce—</text:span></text:p>
        <text:p text:style-name="P227"><text:soft-page-break/><text:span text:style-name="CharStyle15">as, at the consummation, you shall find.]]</text:span></text:p>
        <text:p text:style-name="P26"><text:span text:style-name="CharStyle15">“Then,” the Eternal prom- o "|</text:span></text:p>
        <text:p text:style-name="P381"><text:span text:style-name="CharStyle15">ises,</text:span></text:p>
        <text:p text:style-name="P225"><text:span text:style-name="CharStyle15">“I will be God to all the fam­ilies of Israel,</text:span></text:p>
        <text:p text:style-name="P232"><text:span text:style-name="CharStyle15">and they shall be my people.” For this is the Eternal’s promise: “Those who survive the sword</text:span></text:p>
        <text:p text:style-name="P225"><text:span text:style-name="CharStyle15">shall find grace in the dun­geon.”</text:span></text:p>
        <text:p text:style-name="P26"><text:span text:style-name="CharStyle15">When Israel yearned for rest, then in a far land the Eternal </text:span><text:span text:style-name="CharStyle67">appeared,</text:span></text:p>
        <text:p text:style-name="P82"><text:span text:style-name="CharStyle15">saying, “From of old I love you, so now I draw you gently home.</text:span></text:p>
        <text:p text:style-name="P26"><text:span text:style-name="CharStyle15">Once more I will settle you, </text:span><text:span text:style-name="CharStyle16">4 </text:span><text:span text:style-name="CharStyle15">O maiden Israel; once more you shall take the tambourine and dance merrily;</text:span></text:p>
        <text:list xml:id="list6055576998728370987" text:style-name="L55">
          <text:list-item>
            <text:p text:style-name="P658"><text:span text:style-name="CharStyle15"><text:tab/>once more you shall plant vines</text:span></text:p>
          </text:list-item>
        </text:list>
        <text:p text:style-name="P259"><text:span text:style-name="CharStyle15">upon Samaria’s slopes, and those who plant shall enjoy the grapes,</text:span></text:p>
        <text:p text:style-name="P304"><text:span text:style-name="CharStyle15">with praise to the Eternal.”</text:span></text:p>
        <text:list xml:id="list183619499272395" text:continue-numbering="true" text:style-name="L55">
          <text:list-item>
            <text:p text:style-name="P590"><text:span text:style-name="CharStyle15"><text:tab/>[[Yes, the day will come when</text:span></text:p>
          </text:list-item>
        </text:list>
        <text:p text:style-name="P202"><text:span text:style-name="CharStyle15">vintagers</text:span></text:p>
        <text:p text:style-name="P261"><text:span text:style-name="CharStyle15">on the heights of Ephraim cry, “Let us rise and go to Sion, to the Eternal, our own God!”]]</text:span></text:p>
        <text:list xml:id="list183618781661461" text:continue-numbering="true" text:style-name="L55">
          <text:list-item>
            <text:p text:style-name="P590"><text:span text:style-name="CharStyle15"><text:tab/>For this is the Eternal’s word</text:span></text:p>
          </text:list-item>
        </text:list>
        <text:p text:style-name="P202"><text:span text:style-name="CharStyle15">to Jacob:</text:span></text:p>
        <text:p text:style-name="P299"><text:span text:style-name="CharStyle15">“Shout aloud on the hill-tops, ring out your praises, cry, ‘The Eternal has saved his peo­ple,</text:span></text:p>
        <text:p text:style-name="P304"><text:span text:style-name="CharStyle15">the remnant of Israel!’</text:span></text:p>
        <text:list xml:id="list183619265983768" text:continue-numbering="true" text:style-name="L55">
          <text:list-item>
            <text:p text:style-name="P590"><text:span text:style-name="CharStyle15"><text:tab/>I am bringing them out of the</text:span></text:p>
          </text:list-item>
        </text:list>
        <text:p text:style-name="P202"><text:span text:style-name="CharStyle15">north-land,</text:span></text:p>
        <text:p text:style-name="P304"><text:soft-page-break/><text:span text:style-name="CharStyle15">gathering them from the ends of the earth;</text:span></text:p>
        <text:p text:style-name="P299"><text:span text:style-name="CharStyle15">blind and lame are among them, women with child and women in travail—</text:span></text:p>
        <text:p text:style-name="P304"><text:span text:style-name="CharStyle15">they come back, a great com­pany.</text:span></text:p>
        <text:list xml:id="list183618287568810" text:continue-numbering="true" text:style-name="L55">
          <text:list-item>
            <text:p text:style-name="P659"><text:span text:style-name="CharStyle15"><text:tab/>They went away in tears,</text:span></text:p>
          </text:list-item>
        </text:list>
        <text:p text:style-name="P259"><text:span text:style-name="CharStyle15">but I lead them back consoled. I guide them to streams of water,</text:span></text:p>
        <text:p text:style-name="P262"><text:span text:style-name="CharStyle15">by smooth roads where they cannot stumble; for to Israel I am a father, and Ephraim is my first-born son.”</text:span></text:p>
        <text:list xml:id="list183618400041730" text:continue-numbering="true" text:style-name="L55">
          <text:list-item>
            <text:p text:style-name="P616"><text:span text:style-name="CharStyle15"><text:tab/>Listen to the Eternal’s word, ye</text:span></text:p>
          </text:list-item>
        </text:list>
        <text:p text:style-name="P203"><text:span text:style-name="CharStyle15">nations,</text:span></text:p>
        <text:p text:style-name="P260"><text:span text:style-name="CharStyle15">spread the news to far-off isles; “He who scattered Israel gath­ers them,</text:span></text:p>
        <text:p text:style-name="P305"><text:span text:style-name="CharStyle15">and tends them as a shepherd tends his flock.</text:span></text:p>
        <text:list xml:id="list183619259369400" text:continue-numbering="true" text:style-name="L55">
          <text:list-item>
            <text:p text:style-name="P616"><text:span text:style-name="CharStyle15"><text:tab/>For the Eternal has set Jacob</text:span></text:p>
          </text:list-item>
        </text:list>
        <text:p text:style-name="P203"><text:span text:style-name="CharStyle15">free,</text:span></text:p>
        <text:p text:style-name="P305"><text:span text:style-name="CharStyle15">and rescued him from a stronger power.</text:span></text:p>
        <text:list xml:id="list183618207457949" text:continue-numbering="true" text:style-name="L55">
          <text:list-item>
            <text:p text:style-name="P616"><text:span text:style-name="CharStyle15"><text:tab/>So they shall gather singing on</text:span></text:p>
          </text:list-item>
        </text:list>
        <text:p text:style-name="P203"><text:span text:style-name="CharStyle15">the heights of Sion,</text:span></text:p>
        <text:p text:style-name="P225"><text:span text:style-name="CharStyle15">all radiant over the Eternal’s bounty,</text:span></text:p>
        <text:p text:style-name="P419"><text:span text:style-name="CharStyle15">yearlings of sheep and cattle, com, oil, and wine;</text:span></text:p>
        <text:p text:style-name="P26"><text:span text:style-name="CharStyle15">for them life shall be like a watered garden, no longer shall they pine.</text:span></text:p>
        <text:p text:style-name="P209"><text:span text:style-name="CharStyle15">The girls shall delight in 13 dancing,</text:span></text:p>
        <text:p text:style-name="P225"><text:span text:style-name="CharStyle15">young men and old shall be merry;</text:span></text:p>
        <text:list xml:id="list3698105601612937779" text:style-name="L56">
          <text:list-item>
            <text:p text:style-name="P806"><text:span text:style-name="CharStyle15"><text:tab/>will change their grief to glad­ness,</text:span></text:p>
          </text:list-item>
        </text:list>
        <text:p text:style-name="P225"><text:soft-page-break/><text:span text:style-name="CharStyle15">consoling, cheering them after their sorrow;</text:span></text:p>
        <text:p text:style-name="P209"><text:span text:style-name="CharStyle15">I will heap rich food on their 14 priests,</text:span></text:p>
        <text:p text:style-name="P227"><text:span text:style-name="CharStyle15">and satisfy my people with my bounty.</text:span></text:p>
        <text:p text:style-name="P351"><text:span text:style-name="CharStyle15">I have indeed heard Ephraim 18 bemoaning thus his plight:</text:span></text:p>
        <text:p text:style-name="P26"><text:span text:style-name="CharStyle15">‘Under thy chastening I have been chastened, like an unbroken colt;</text:span></text:p>
        <text:p text:style-name="P26"><text:span text:style-name="CharStyle15">bring me back, let me return, for thou art the Eternal, mv God.</text:span></text:p>
        <text:p text:style-name="P35"><text:span text:style-name="CharStyle15">My exile led me to repent;<text:tab/>19</text:span></text:p>
        <text:p text:style-name="P225"><text:span text:style-name="CharStyle15">when I was chastened, I smote my breast;</text:span></text:p>
        <text:p text:style-name="P209"><text:span text:style-name="CharStyle15">I sink in shame under the pen- alty</text:span></text:p>
        <text:p text:style-name="P225"><text:span text:style-name="CharStyle15">for what I did in youth.’</text:span></text:p>
        <text:p text:style-name="P26"><text:span text:style-name="CharStyle15">Is it because Ephraim is my 20 favourite son, my darling child,</text:span></text:p>
        <text:p text:style-name="P209"><text:span text:style-name="CharStyle15">that whenever I must punish him,</text:span></text:p>
        <text:p text:style-name="P225"><text:span text:style-name="CharStyle15">my heart dwells on him still?</text:span></text:p>
        <text:p text:style-name="P25"><text:span text:style-name="CharStyle15">Yes, my pity stirs for him—</text:span></text:p>
        <text:p text:style-name="P227"><text:span text:style-name="CharStyle15">I must have mercy on him!</text:span></text:p>
        <text:p text:style-name="P209"><text:span text:style-name="CharStyle15">Put up waymarks, set up guide- 21 posts,</text:span></text:p>
        <text:p text:style-name="P327"><text:span text:style-name="CharStyle15">bethink you of the high road, by which you travelled hence.</text:span></text:p>
        <text:p text:style-name="P209"><text:span text:style-name="CharStyle15">Come back by it, </text:span><text:span text:style-name="CharStyle16">0</text:span><text:span text:style-name="CharStyle15"> maiden Is­rael,</text:span></text:p>
        <text:p text:style-name="P225"><text:span text:style-name="CharStyle15">come back to your home towns here.</text:span></text:p>
      </text:section>
      <text:section text:style-name="Sect7" text:name="Section19">
        <text:list xml:id="list2091240041526555327" text:style-name="L57">
          <text:list-item>
            <text:p text:style-name="P676"><text:span text:style-name="CharStyle15"><text:tab/>How long will you hesitate,</text:span></text:p>
          </text:list-item>
        </text:list>
        <text:p text:style-name="P103"><text:span text:style-name="CharStyle15">O erring daughter?</text:span></text:p>
        <text:p text:style-name="P250"><text:span text:style-name="CharStyle15">Why, the Eternal makes a new thing upon earth; frail woman becomes manly!”</text:span></text:p>
        <text:list xml:id="list183619707526200" text:continue-numbering="true" text:style-name="L57">
          <text:list-item>
            <text:p text:style-name="P660"><text:span text:style-name="CharStyle15"><text:tab/>The Lord of hosts, the God of</text:span></text:p>
          </text:list-item>
        </text:list>
        <text:p text:style-name="P347"><text:span text:style-name="CharStyle15">Israel, says:</text:span></text:p>
        <text:p text:style-name="P245"><text:span text:style-name="CharStyle15">“When I restore their fortunes, then in Judah’s land and towns</text:span></text:p>
        <text:p text:style-name="P252"><text:span text:style-name="CharStyle15">once more they shall use this word,</text:span></text:p>
        <text:p text:style-name="P103"><text:span text:style-name="CharStyle15">‘The Eternal bless you, Home of goodness,</text:span></text:p>
        <text:p text:style-name="P103"><text:span text:style-name="CharStyle15">Sacred heights!’</text:span></text:p>
        <text:list xml:id="list183618270914409" text:continue-numbering="true" text:style-name="L57">
          <text:list-item>
            <text:p text:style-name="P660"><text:span text:style-name="CharStyle15"><text:tab/>There, in Judah and in all her</text:span></text:p>
          </text:list-item>
        </text:list>
        <text:p text:style-name="P347"><text:span text:style-name="CharStyle15">townships,</text:span></text:p>
        <text:p text:style-name="P134"><text:span text:style-name="CharStyle15">they shall live together, the men who plough the land, the herdsmen wandering with their flocks;</text:span></text:p>
        <text:list xml:id="list183618992596586" text:continue-numbering="true" text:style-name="L57">
          <text:list-item>
            <text:p text:style-name="P660"><text:span text:style-name="CharStyle15"><text:tab/>for richly I refresh the weary</text:span></text:p>
          </text:list-item>
        </text:list>
        <text:p text:style-name="P347"><text:span text:style-name="CharStyle15">life</text:span></text:p>
        <text:p text:style-name="P103"><text:span text:style-name="CharStyle15">and I replenish everyone who pines.”</text:span></text:p>
        <text:list xml:id="list183619651127961" text:continue-numbering="true" text:style-name="L57">
          <text:list-item>
            <text:p text:style-name="P660"><text:span text:style-name="CharStyle15"><text:tab/>[[Here I awoke, I opened wide</text:span></text:p>
          </text:list-item>
        </text:list>
        <text:p text:style-name="P347"><text:span text:style-name="CharStyle15">my eyes—</text:span></text:p>
        <text:p text:style-name="P113"><text:span text:style-name="CharStyle15">this was a pretty dream!]]</text:span></text:p>
        <text:list xml:id="list183619634440477" text:continue-numbering="true" text:style-name="L57">
          <text:list-item>
            <text:p text:style-name="P660"><text:span text:style-name="CharStyle15"><text:tab/>“A day comes, the Eternal</text:span></text:p>
          </text:list-item>
        </text:list>
        <text:p text:style-name="P347"><text:span text:style-name="CharStyle15">promises,</text:span></text:p>
        <text:p text:style-name="P134"><text:span text:style-name="CharStyle15">when I sow Israel and Judah with the seed of men and the seed of cattle;</text:span></text:p>
        <text:list xml:id="list183618303291573" text:continue-numbering="true" text:style-name="L57">
          <text:list-item>
            <text:p text:style-name="P660"><text:soft-page-break/><text:span text:style-name="CharStyle15"><text:tab/>as once I was alert to tear them</text:span></text:p>
          </text:list-item>
        </text:list>
        <text:p text:style-name="P347"><text:span text:style-name="CharStyle15">up and harm them, so I will be alert to set them up and plant them.</text:span></text:p>
        <text:list xml:id="list183618653992514" text:continue-numbering="true" text:style-name="L57">
          <text:list-item>
            <text:p text:style-name="P660"><text:span text:style-name="CharStyle15"><text:tab/>Then they shall say no more,</text:span></text:p>
          </text:list-item>
        </text:list>
        <text:p text:style-name="P134"><text:span text:style-name="CharStyle15">‘The fathers ate sour grapes, and the children’s teeth are on edge’;</text:span></text:p>
        <text:list xml:id="list183618958281712" text:continue-numbering="true" text:style-name="L57">
          <text:list-item>
            <text:p text:style-name="P660"><text:span text:style-name="CharStyle15"><text:tab/>but each shall die for his own sin,</text:span></text:p>
          </text:list-item>
        </text:list>
        <text:p text:style-name="P103"><text:span text:style-name="CharStyle15">and he who eats the sour grapes,</text:span></text:p>
        <text:p text:style-name="P109"><text:span text:style-name="CharStyle15">his own teeth shall be set on edge.</text:span></text:p>
        <text:list xml:id="list183618197490178" text:continue-numbering="true" text:style-name="L57">
          <text:list-item>
            <text:p text:style-name="P597"><text:span text:style-name="CharStyle15"><text:tab/>A day comes, the Eternal</text:span></text:p>
          </text:list-item>
        </text:list>
        <text:p text:style-name="P349"><text:span text:style-name="CharStyle15">promises,</text:span></text:p>
        <text:p text:style-name="P146"><text:span text:style-name="CharStyle15">when I make a fresh compact with all the house of Israel— not like the compact I once 32 made with their fathers, the day I took them by the hand</text:span></text:p>
        <text:p text:style-name="P120"><text:span text:style-name="CharStyle69">to bring them out of Egypt’s land,</text:span></text:p>
        <text:p text:style-name="P273"><text:span text:style-name="CharStyle15">the compact that they broke, till I had to reject them.</text:span></text:p>
        <text:p text:style-name="P273"><text:span text:style-name="CharStyle15">No, this is the compact I make </text:span><text:span text:style-name="CharStyle16">33 </text:span><text:span text:style-name="CharStyle15">with Israel in the end;</text:span></text:p>
        <text:p text:style-name="P190"><text:span text:style-name="CharStyle15">I will put my law within them,</text:span></text:p>
        <text:p text:style-name="P160"><text:span text:style-name="CharStyle69">writing it on their hearts; and I will be a God to them, and they to me a people; no longer shall they have to </text:span><text:span text:style-name="CharStyle70">34 </text:span><text:span text:style-name="CharStyle69">teach</text:span></text:p>
        <text:p text:style-name="P120"><text:span text:style-name="CharStyle69">their fellows, each instructing each,</text:span></text:p>
        <text:p text:style-name="P195"><text:span text:style-name="CharStyle69">how to know the Eternal; for they all</text:span></text:p>
        <text:p text:style-name="P117"><text:span text:style-name="CharStyle15">shall know me, both the great and small;</text:span></text:p>
        <text:p text:style-name="P279"><text:span text:style-name="CharStyle15">for I will pardon their offences, their sin I never will recall.</text:span></text:p>
        <text:p text:style-name="P164"><text:span text:style-name="CharStyle15">This is the word of the Eter- </text:span><text:span text:style-name="CharStyle16">35 </text:span><text:span text:style-name="CharStyle15">nal, who sets the sun to light the day and the moon and stars to light the night, who stirs the sea up till its waters roar (his name, the Lord of hosts): only when this fixed order van- 36 ishes from my sight, says the Eternal, shall the race of Israel cease to be a nation before me for all time. This is the Eter- </text:span><text:span text:style-name="CharStyle16">37 </text:span><text:span text:style-name="CharStyle15">nal’s word: only when heaven above can be measured and the foundations of the earth below laid bare, will I ever cast off the race of Israel for all that they have done, says the Eternal.</text:span></text:p>
        <text:p text:style-name="P162"><text:span text:style-name="CharStyle15">A day comes, the Eternal de- 38 dares, when the Eternal will have the city rebuilt from the tower of Hananel to the gate at the corner, when the line </text:span><text:span text:style-name="CharStyle71">of </text:span><text:span text:style-name="CharStyle16">39</text:span></text:p>
        <text:p text:style-name="P807"><draw:frame draw:style-name="fr15" draw:name="99" text:anchor-type="paragraph" svg:x="2.539in" svg:y="1.6772in" svg:width="0.2634in" svg:height="0.0161in" draw:z-index="137"><draw:image xlink:href="Pictures/10000000000000280000001A0D6A9C06.jpg" xlink:type="simple" xlink:show="embed" xlink:actuate="onLoad"/><draw:contour-polygon svg:width="0.263in" svg:height="0.1728in" svg:viewBox="0 0 668 439" draw:points="0,0 668,0 668,439 0,439" draw:recreate-on-edit="true"/></draw:frame><text:span text:style-name="CharStyle15">the wall shall run straight south to the hill of Gareb and then 40 turn round to Goah. The very valley of the dead, where the altar-refuse is thrown, with the fields as far as the ravine of Kidron, as far as the corner of the Horse gate eastward, shall all be sacred to the Eternal; never again shall they be torn up or demolished.”</text:span></text:p>
        <text:p text:style-name="P34"><text:span text:style-name="CharStyle15">A message that came from the Eternal to Jeremiah in the tenth year of Zedekiah king of Judah (the eighteenth year of</text:span></text:p>
        <text:list xml:id="list8134405947677100267" text:style-name="L58">
          <text:list-item>
            <text:p text:style-name="P535"><text:span text:style-name="CharStyle15"><text:tab/>Nebuchadrezzar), just when the king of Babylon’s army was besieging Jerusalem. Jeremiah the prophet was a prisoner in the guard-house of the royal palace</text:span></text:p>
          </text:list-item>
          <text:list-item>
            <text:p text:style-name="P535"><text:span text:style-name="CharStyle15"><text:tab/>(for Zedekiah king of Judah had imprisoned him, saying, “What do you mean by prophesying that the Eternal declares, ‘I will hand over this city to the king of Babylon, and he shall capture</text:span></text:p>
          </text:list-item>
          <text:list-item>
            <text:p text:style-name="P542"><text:span text:style-name="CharStyle15"><text:tab/>it? Nor shall Zedekiah king of Judah make his escape from the Chaldeans; he shall certainly be given up to the king of Baby­lon, and speak to him person­ally and see him face to face;</text:span></text:p>
          </text:list-item>
          <text:list-item>
            <text:p text:style-name="P542"><text:span text:style-name="CharStyle15"><text:tab/>the king shall conduct Zedekiah to Babylon, and there he shall remain [[till I remember him, says the Eternal; though you fight the Chaldeans, you shall</text:span></text:p>
          </text:list-item>
          <text:list-item>
            <text:p text:style-name="P542"><text:span text:style-name="CharStyle15"><text:tab/>not succeed]]’”). This word from the Eternal came to Jere-</text:span></text:p>
          </text:list-item>
          <text:list-item>
            <text:p text:style-name="P550"><text:span text:style-name="CharStyle15"><text:tab/>miah:<text:tab/>“Hanamel the son of</text:span></text:p>
          </text:list-item>
        </text:list>
        <text:p text:style-name="P244"><text:span text:style-name="CharStyle15">your uncle is coming to ask you to buy his land at Anathoth, since you have a right to the</text:span></text:p>
        <text:list xml:id="list183618891032516" text:continue-numbering="true" text:style-name="L58">
          <text:list-item>
            <text:p text:style-name="P573"><text:span text:style-name="CharStyle15"><text:tab/>first offer of it.” So Hanamel the son of my uncle came to me in the guard-house, as the Eter­nal had predicted. He said, “Pray buy my land at Ana­thoth; you are the lawful heir, you have a right to the first</text:span></text:p>
          </text:list-item>
        </text:list>
        <text:p text:style-name="P25"><text:span text:style-name="CharStyle15">offer; buy it for yourself.” (Then I realized that the word </text:span><text:span text:style-name="CharStyle16">8 </text:span><text:span text:style-name="CharStyle15">was really the Eternal’s.) I 9 bought the land at Anathoth from Hanamel the son of my uncle, paying him down two pounds seven shillings in silver.</text:span></text:p>
        <text:p text:style-name="P25"><text:span text:style-name="CharStyle15">I signed the deed, sealed it, had 10 it witnessed, and paid down the money in full. Then I took the 11 purchase-deeds, the sealed docu­ment and the covering envelope, and handed them to Baruch the 12 son of Neriah, the son of Mah- seiah, in presence of Hanamel the son of my uncle, in presence of the witnesses who had signed the purchase-deeds, and in pres­ence of all the Jews who were seated in the guard-house. In 13 their presence I gave this charge to Baruch: “These are the 14 orders of the Lord of hosts, the God of Israel—take these pur­chase-deeds, the sealed docu­ment and the covering enve­lope, and place them in an earthen jar, that they may last for many a long day. For, says </text:span><text:span text:style-name="CharStyle64">15 </text:span><text:span text:style-name="CharStyle15">the Lord of hosts, the God of Israel, the time will come when houses and lands and vineyards shall again be bought in this country.”</text:span></text:p>
        <text:p text:style-name="P233"><text:span text:style-name="CharStyle15">After I handed the purchase- 16 deeds to Baruch the son of Neriah, I prayed thus to the Eternal:<text:tab/>“[[Ah! Lord Eter- 17</text:span></text:p>
        <text:p text:style-name="P72"><text:span text:style-name="CharStyle15">nal, thou hast made heaven and earth by thy great power and outstretched arm—nothing lis too hard for thee. Thou 18 showest kindness to thousands, and thou bringest the guilt of fathers home to their children after them, thou great and mighty God, great in counsel 19 and mighty in action, whose eyes are open to all the ways of men, rewarding every man as he has lived, and as his deeds de-</text:span></text:p>
        <text:list xml:id="list2851464660790865689" text:style-name="L59">
          <text:list-item>
            <text:p text:style-name="P818"><text:span text:style-name="CharStyle73"><text:tab/></text:span><text:span text:style-name="CharStyle69">serve. In Egypt’s land, as ever since, thou didst provide signal deeds of awe, both for Israel and for outsiders; thou didst make thyself a name that is still</text:span></text:p>
          </text:list-item>
          <text:list-item>
            <text:p text:style-name="P818"><text:span text:style-name="CharStyle73"><text:tab/></text:span><text:span text:style-name="CharStyle69">remembered. From Egypt’s land thou didst bring out thy people Israel with signal deeds of awe, by might and main,</text:span></text:p>
          </text:list-item>
          <text:list-item>
            <text:p text:style-name="P528"><text:span text:style-name="CharStyle15"><text:tab/>spreading terror around: thou gavest them this land which thou hadst sworn to their fathers to give them, a land abounding in milk and honey;</text:span></text:p>
          </text:list-item>
          <text:list-item>
            <text:p text:style-name="P528"><text:span text:style-name="CharStyle15"><text:tab/>they entered in and took pos­session of it, but they would not listen to thy voice nor follow thy directions; they have not done </text:span><text:span text:style-name="CharStyle71">a </text:span><text:span text:style-name="CharStyle15">thing thou didst com­mand them; and so thou hast made all this evil befall them.]]</text:span></text:p>
          </text:list-item>
          <text:list-item>
            <text:p text:style-name="P478"><text:span text:style-name="CharStyle15"><text:tab/>Here are siege-mounds for storming the city, and under the sword, the famine, and the pesti­lence, the city is sure to fall into the hands of the Chaldean besiegers! Thy threat has been</text:span></text:p>
          </text:list-item>
          <text:list-item>
            <text:p text:style-name="P478"><text:span text:style-name="CharStyle15"><text:tab/>fulfilled, as thou seest. And it was thou, </text:span><text:span text:style-name="CharStyle16">0</text:span><text:span text:style-name="CharStyle15"> Lord Eternal, who didst tell me to buy the land for money: I had the deeds written and sealed and wit­nessed, and here is the city falling into the hands of the Chaldeans!”</text:span></text:p>
          </text:list-item>
          <text:list-item>
            <text:p text:style-name="P819"><text:span text:style-name="CharStyle73"><text:tab/></text:span><text:span text:style-name="CharStyle69">Then this word from the Eter-</text:span></text:p>
          </text:list-item>
          <text:list-item>
            <text:p text:style-name="P528"><text:span text:style-name="CharStyle15"><text:tab/>nal came to me: “I am the Eternal, God over all men; is</text:span></text:p>
          </text:list-item>
          <text:list-item>
            <text:p text:style-name="P528"><text:span text:style-name="CharStyle15"><text:tab/>anything too hard for me? [[I am indeed handing this city over to the Chaldeans and to Nebuchadrezzar king of Babylon, who is to capture it.</text:span></text:p>
          </text:list-item>
          <text:list-item>
            <text:p text:style-name="P478"><text:span text:style-name="CharStyle15"><text:tab/>The Chaldean besiegers shall come and set fire to this city and burn it, burning up the houses on whose roofs sacrifice was offered to Baal and liba­tions poured out in honour of foreign gods—in order to spite</text:span></text:p>
          </text:list-item>
          <text:list-item>
            <text:p text:style-name="P478"><text:span text:style-name="CharStyle15"><text:tab/>me! For ever since they were</text:span></text:p>
          </text:list-item>
        </text:list>
        <text:p text:style-name="P25"><text:span text:style-name="CharStyle15">young, the Israelites and the Ju- dahites have done nothing but evil in my sight; ever since the 31 day it was built, down to this day, this city has been provok­ing me to remove it in anger and fury from my presence, for all 32 the evil that the Israelites and the Judahites have done to spite me—themselves, their kings, their authorities, their priests, their prophets, the men of Judah, and the citizens of Jerusalem. They have turned 33 their backs to me, not their faces; though I taught them earnestly and urgently, they would not listen and be in­structed. They have defiled 34 the very house that belongs to me, by putting their detestable idols inside it; and they have </text:span><text:span text:style-name="CharStyle16">35 </text:span><text:span text:style-name="CharStyle15">erected shrines to Baal, in the valley belonging to Ben- Hinnom, for burning alive their sons and daughters to Molek— a thing I never ordered, a thing that never entered my mind, this abominable practice that led Judah into crime!</text:span></text:p>
        <text:p text:style-name="P145"><text:span text:style-name="CharStyle15">“This therefore is the word of 36 the Eternal, the God of Israel, regarding this city. You say, it is falling into the hands of the king of Babylon, under the sword, the famine, and the pes­tilence? But the Eternal de­clares, as surely as I have brought all this grave evil on the people, so surely will I bring upon them all the good I prom­ise. I will gather them from </text:span><text:span text:style-name="CharStyle16">37 </text:span><text:span text:style-name="CharStyle15">all the countries where I drove them in my anger and fury and fierce wrath, and bring them back to this place, where I will let them live secure; they shall 38 be my people, and I will be their God. I will give them a dif- </text:span><text:span text:style-name="CharStyle16">39 </text:span><text:span text:style-name="CharStyle15">ferent life, within and without, a life of lasting reverence for me,</text:span></text:p>
      </text:section>
      <text:section text:style-name="Sect8" text:name="Section20">
        <text:p text:style-name="P5"/>
        <text:p text:style-name="P2"/>
      </text:section>
      <text:section text:style-name="Sect4" text:name="Section21">
        <text:p text:style-name="P458"><draw:frame draw:style-name="fr16" draw:name="100" text:anchor-type="paragraph" svg:x="2.3835in" svg:y="3.25in" svg:width="0.2665in" svg:height="0.0161in" draw:z-index="138"><draw:image xlink:href="Pictures/10000000000000280000001BBAE6BEA3.jpg" xlink:type="simple" xlink:show="embed" xlink:actuate="onLoad"/><draw:contour-polygon svg:width="0.2665in" svg:height="0.1799in" svg:viewBox="0 0 677 457" draw:points="0,0 677,0 677,457 0,457" draw:recreate-on-edit="true"/></draw:frame></text:p>
        <text:p text:style-name="P34"><text:span text:style-name="CharStyle15">to the good of themselves and of</text:span></text:p>
        <text:list xml:id="list7656777931250733875" text:style-name="L60">
          <text:list-item>
            <text:p text:style-name="P479"><text:span text:style-name="CharStyle15"><text:tab/>their children after them; I will make a lasting compact with them, never to leave off doing them good, and I will put rev­erence for myself in their hearts, that they may never swerve</text:span></text:p>
          </text:list-item>
          <text:list-item>
            <text:p text:style-name="P479"><text:span text:style-name="CharStyle15"><text:tab/>from me; yes, I will rejoice over them and settle them in this land faithfully, with all my</text:span></text:p>
          </text:list-item>
        </text:list>
        <text:list xml:id="list7085524916187324927" text:style-name="L61">
          <text:list-item>
            <text:p text:style-name="P490"><text:span text:style-name="CharStyle15"><text:tab/>heart and soul.]] In this country that you call desolate, stripped of men and cattle, handed over to the Chaldeans, lands shall</text:span></text:p>
          </text:list-item>
          <text:list-item>
            <text:p text:style-name="P480"><text:span text:style-name="CharStyle15"><text:tab/>again be bought; men shall buy lands for money, deeds shall be subscribed and sealed and wit­nessed, both in the district of Benjamin and in the neighbour­hood of Jerusalem and in the townships of Judah, of the high­lands, of the lowlands, and of the south. For I will restore their fortunes, the Eternal promises.”</text:span></text:p>
          </text:list-item>
        </text:list>
        <text:p text:style-name="P34"><text:span text:style-name="CharStyle15">When Jeremiah was still a prisoner in the guard-house, a second message came to him</text:span></text:p>
        <text:list xml:id="list445403811179274096" text:style-name="L62">
          <text:list-item>
            <text:p text:style-name="P536"><text:span text:style-name="CharStyle15"><text:tab/>from the Eternal. “[[This is the word of the Eternal who made the earth and formed it to stand fast—the Eternal is his name:</text:span></text:p>
          </text:list-item>
          <text:list-item>
            <text:p text:style-name="P536"><text:span text:style-name="CharStyle15"><text:tab/>Call to me, and I will answer by revealing what is hard and hid­den, what you do not know!]]</text:span></text:p>
          </text:list-item>
          <text:list-item>
            <text:p text:style-name="P543"><text:span text:style-name="CharStyle15"><text:tab/>This is the word of the Eternal, the God of Israel, regarding the houses of this city and the royal palaces, which have been broken up to form a barricade against the siege-works and the</text:span></text:p>
          </text:list-item>
          <text:list-item>
            <text:p text:style-name="P543"><text:span text:style-name="CharStyle15"><text:tab/>sword. The Chaldeans are coming to fight and to fill them with the corpses of those whom I slay in my anger and fury, men whose wickedness has made me withdraw my favour</text:span></text:p>
          </text:list-item>
          <text:list-item>
            <text:p text:style-name="P543"><text:span text:style-name="CharStyle15"><text:tab/>from this city. Yet I will cure the city’s wounds, I will heal her, I will let the people see a</text:span></text:p>
          </text:list-item>
          <text:list-item>
            <text:p text:style-name="P574"><text:span text:style-name="CharStyle15"><text:tab/>rich and stable peace. I will</text:span></text:p>
          </text:list-item>
        </text:list>
        <text:p text:style-name="P28"><text:span text:style-name="CharStyle15">restore the fortunes of Judah and Israel, and set them up as they were at first. I will cleanse 8 them from all the guilt of their sin against me, and forgive all the guilt of their sin and rebel­lion against me. The city shall 9 bring me joy and praise and glory, while all nations of the world, when they hear of all the good I am doing her, shall tremble in awe at all the good and the welfare I provide for her.”<text:tab/></text:span></text:p>
        <text:p text:style-name="P145"><text:span text:style-name="CharStyle15">This is the Eternal’s word: 10 “In this place that you call des­olate, stripped of men and cat­tle, in the townships of Judah and the streets of Jerusalem that lie desolate, stripped of men and cattle, the sound of it mirth and gladness shall again be heard, the voice of bride­groom and bride, the voice of those who bring their thank- offerings into the Eternal’s temple, singing,</text:span></text:p>
        <text:p text:style-name="P117"><text:span text:style-name="CharStyle15">‘Give thanks to the Lord of hosts,</text:span></text:p>
        <text:p text:style-name="P146"><text:span text:style-name="CharStyle15">for the Eternal is good,</text:span></text:p>
        <text:p text:style-name="P146"><text:span text:style-name="CharStyle15">for his kindness never fails.’</text:span></text:p>
        <text:p text:style-name="P25"><text:span text:style-name="CharStyle15">For I will restore the fortunes of the land, says the Eternal, as at the first. This is the word of 12 the Lord of hosts: In this place so desolate, stripped of men and cattle, and in all its townships, there shall again be homesteads of shepherds, with flocks re­clining beside them; in the town- 13 ships of the highlands, the low­lands, and the south, in the dis­trict of Benjamin, in the neigh­bourhood of Jerusalem, and in the townships of Judah, flocks shall once more file past to be counted up, the Eternal promises.</text:span></text:p>
        <text:p text:style-name="P162"><text:span text:style-name="CharStyle15">A day comes, the Eternal 14 promises, when I shall carry out my gracious purpose for the</text:span></text:p>
        <text:p text:style-name="P705"><text:span text:style-name="CharStyle15">house of Israel and the house</text:span></text:p>
        <text:list xml:id="list183559044325163" text:style-name="L51">
          <text:list-item>
            <text:p text:style-name="P547"><text:span text:style-name="CharStyle15"><text:tab/>of Judah. In those days and at that time,</text:span></text:p>
          </text:list-item>
        </text:list>
        <text:list xml:id="list5262150044508057668" text:style-name="L63">
          <text:list-item>
            <text:p text:style-name="P703"><text:span text:style-name="CharStyle15"><text:tab/>raise up a true scion of David,</text:span></text:p>
          </text:list-item>
        </text:list>
        <text:p text:style-name="P103"><text:span text:style-name="CharStyle15">to enforce law and justice in the land;</text:span></text:p>
        <text:list xml:id="list183560301401597" text:style-name="L51">
          <text:list-item>
            <text:p text:style-name="P547"><text:span text:style-name="CharStyle15"><text:tab/>in those days Judah shall be</text:span></text:p>
          </text:list-item>
        </text:list>
        <text:p text:style-name="P220"><text:span text:style-name="CharStyle15">safe,</text:span></text:p>
        <text:p text:style-name="P134"><text:span text:style-name="CharStyle15">and Jerusalem live secure, and this shall be her title,</text:span></text:p>
        <text:p text:style-name="P134"><text:span text:style-name="CharStyle15">‘The Eternal our champion/</text:span></text:p>
        <text:list xml:id="list183619893323077" text:continue-numbering="true" text:style-name="L51">
          <text:list-item>
            <text:p text:style-name="P551"><text:span text:style-name="CharStyle15"><text:tab/>For this is the Eternal’s promise: A Davidic king shall never be lacking to sit upon the</text:span></text:p>
          </text:list-item>
          <text:list-item>
            <text:p text:style-name="P517"><text:span text:style-name="CharStyle15"><text:tab/>throne of Israel, nor shall the Levitical priests ever lack a man to offer burnt-offerings in my presence or to burn oblations or to offer sacrifice.”</text:span></text:p>
          </text:list-item>
          <text:list-item>
            <text:p text:style-name="P551"><text:span text:style-name="CharStyle15"><text:tab/>This message also came from</text:span></text:p>
          </text:list-item>
          <text:list-item>
            <text:p text:style-name="P481"><text:span text:style-name="CharStyle15"><text:tab/>the Eternal to Jeremiah: “This is what the Eternal says: If you could break my compact with day and night, so that day and night should not come round in</text:span></text:p>
          </text:list-item>
          <text:list-item>
            <text:p text:style-name="P481"><text:span text:style-name="CharStyle15"><text:tab/>their appointed order, then my compact could be broken with my servant David, and a son of his might fail to sit upon his throne; or my compact with the Levitical priests my ministers</text:span></text:p>
          </text:list-item>
          <text:list-item>
            <text:p text:style-name="P481"><text:span text:style-name="CharStyle15"><text:tab/>might be broken. I will make the race of my servant David and of the Levites who minister to me as numberless as the stars in heaven, as measureless as the sands of the sea.”</text:span></text:p>
          </text:list-item>
          <text:list-item>
            <text:p text:style-name="P551"><text:span text:style-name="CharStyle15"><text:tab/>This message also came from</text:span></text:p>
          </text:list-item>
          <text:list-item>
            <text:p text:style-name="P529"><text:span text:style-name="CharStyle15"><text:tab/>the Eternal to Jeremiah: “Have you not noticed what this people are saying? They say that the Eternal has cast off his two chosen families; they say, he so despises his people that he no longer counts it a nation at all.</text:span></text:p>
          </text:list-item>
          <text:list-item>
            <text:p text:style-name="P529"><text:span text:style-name="CharStyle15"><text:tab/>What the Eternal says is this: ‘As surely as I created day and night and fixed the frame of</text:span></text:p>
          </text:list-item>
          <text:list-item>
            <text:p text:style-name="P552"><text:span text:style-name="CharStyle15"><text:tab/>heaven and earth, so surely will I never cast off the race of my</text:span></text:p>
          </text:list-item>
        </text:list>
        <text:p text:style-name="P447"><text:span text:style-name="CharStyle15">servant David, or fail to choose descendants of his to rule the race of Abraham, Isaac, and Jacob; for I will restore their fortunes, in pity for them.’ ”</text:span></text:p>
        <text:p text:style-name="P153"><text:span text:style-name="CharStyle15">This message came from o/* the Eternal to Jeremiah, &lt;</text:span><text:span text:style-name="CharStyle16">5</text:span><text:span text:style-name="CharStyle15">^ when Nebuchadrezzar the king of Babylon and all his army, with all the realms and races of the world under his sway, were attacking Jerusalem and all the towns of Judah. “This is what 2 the Eternal, the God of Israel, says: Go to Zedekiah the king of Judah and tell him that this is the Eternal’s word: ‘I am handing this city over to the king of Babylon, who shall burn it up; you cannot make </text:span><text:span text:style-name="CharStyle16">3 </text:span><text:span text:style-name="CharStyle15">your escape from him, you will certainly be captured and put into his hands; you will have to face the king of Babylon and speak to him in person, and to Babylon you must go. But 4 listen to what the Eternal says,</text:span></text:p>
        <text:p text:style-name="P39"><text:span text:style-name="CharStyle16">0</text:span><text:span text:style-name="CharStyle15"> Zedekiah king of Judah. This is what the Eternal says regard­ing yourself: you are not to die </text:span><text:span text:style-name="CharStyle16">5 </text:span><text:span text:style-name="CharStyle15">by the sword, you are to die a peaceful death; and as spices were burned at the burial of your forefathers, the kings be­fore you, so shall they be burned for you, and the lament—“Alas for my lord!”—shall rise for you. I have said the word, the Eternal declares.’ ” So Jere- </text:span><text:span text:style-name="CharStyle16">6 </text:span><text:span text:style-name="CharStyle15">miah gave this message to Zede­kiah the king of Judah in Jeru­salem, when the king of Baby- </text:span><text:span text:style-name="CharStyle16">7 </text:span><text:span text:style-name="CharStyle15">Ion’s army was attacking Jeru­salem, Lakhish, and Azekah— the only fortified towns of Judah that were left.</text:span></text:p>
        <text:p text:style-name="P154"><text:soft-page-break/><text:span text:style-name="CharStyle15">A message that came from </text:span><text:span text:style-name="CharStyle16">8 </text:span><text:span text:style-name="CharStyle15">the Eternal to Jeremiah, after king Zedekiah had made a com­pact with all the people in Jeru­salem that freedom was to be 9 proclaimed—every man to set free his Hebrew slaves, male or female, so that no Jew or Jewess should be a slave any longer.</text:span></text:p>
        <text:list xml:id="list183559834824547" text:style-name="L50">
          <text:list-item>
            <text:p text:style-name="P510"><text:span text:style-name="CharStyle15"><text:tab/>But although all the authorities and all the people agreed to the compact that everyone should set free his male and female</text:span></text:p>
          </text:list-item>
          <text:list-item>
            <text:p text:style-name="P510"><text:span text:style-name="CharStyle15"><text:tab/>slaves, they afterwards forced back into slavery the male and female slaves whom they had lib-</text:span></text:p>
          </text:list-item>
          <text:list-item>
            <text:p text:style-name="P510"><text:span text:style-name="CharStyle15"><text:tab/>erated. So this message came from the Eternal to Jeremiah:</text:span></text:p>
          </text:list-item>
          <text:list-item>
            <text:p text:style-name="P510"><text:span text:style-name="CharStyle15"><text:tab/>“Here is what the Eternal, the God of Israel, says: ‘Whereas on the day that I brought your fathers out of Egypt’s land, from that slave-pen, I made this com-</text:span></text:p>
          </text:list-item>
          <text:list-item>
            <text:p text:style-name="P510"><text:span text:style-name="CharStyle15"><text:tab/>pact with them that at the end of six years they were to release any fellow Hebrew who had been sold to them—at the end of six years’ service they were to set him free (a compact of mine that your fathers would not</text:span></text:p>
          </text:list-item>
          <text:list-item>
            <text:p text:style-name="P510"><text:span text:style-name="CharStyle15"><text:tab/>obey or observe); and whereas you on the other hand have now done what I consider right, by proclaiming a general freedom, making a compact in my pres­ence, within the temple that</text:span></text:p>
          </text:list-item>
          <text:list-item>
            <text:p text:style-name="P510"><text:span text:style-name="CharStyle15"><text:tab/>belongs to me, and have then turned round and sullied my honour by forcing back into slavery, every one of you, the very male and female slaves whom you had liberated to go</text:span></text:p>
          </text:list-item>
          <text:list-item>
            <text:p text:style-name="P491"><text:span text:style-name="CharStyle15"><text:tab/>where they pleased; therefore, the Eternal declares, since you would not obey me and proclaim freedom, each to his brother and fellow, I now proclaim you free, says the Eternal—free to fall under the sword, the pestilence, and the famine! I will make your fate a terror to every king-</text:span></text:p>
          </text:list-item>
          <text:list-item>
            <text:p text:style-name="P491"><text:span text:style-name="CharStyle15"><text:tab/>dom upon earth. And as for the men who broke my compact, who did not carry out the terms</text:span></text:p>
          </text:list-item>
        </text:list>
        <text:p text:style-name="P81"><text:span text:style-name="CharStyle15">of the compact that they made in my presence when they passed between the pieces of the calf that they had cut in two, as for the authorities of Judah 19 and the authorities of Jerusa­lem, the eunuchs, the priests, and all the laity, who passed between the pieces of the calf that they had cut in two, I will 20 hand them over to their enemies, and their dead bodies shall be devoured by wild birds and wild beasts. Zedekiah king of Judah 21 and his leading men I will hand over to their enemies, to the army of the king of Babylon which has retired from besieg­ing you; at my word of com- 22 mand, says the Eternal, they shall return to this city, attack it and capture it and bum it up, and the towns of Judah I will make desolate and uninhab­ited.’”</text:span></text:p>
        <text:p text:style-name="P146"><text:span text:style-name="CharStyle15">A message that came o jr from the Eternal to .Jere- miah during the reign of Jehoia- kim the son of Josiah, king of Judah: “Go to the clan of the 2 Rechabites, speak to them, and bring them into one of the side- rooms in the temple of the Eter­nal; then offer them wine to drink.”</text:span></text:p>
        <text:p text:style-name="P145"><text:span text:style-name="CharStyle15">So I took Jaazaniah, the son 3 of Jeremiah and the grandson of Habazziniah, with his broth­ers and all his sons and the whole clan of the Rechabites; I brought 4 them into the temple of the Eternal, into the side-room be­longing to the sons of Hanan the son of Gedaliah, a man of God; it was near the side-room of the authorities and above the side-room belonging to Maaseiah the son of Shallum, the warden of the Threshold. Then I put 5 bowls full of wine and cups in</text:span></text:p>
      </text:section>
      <text:section text:style-name="Sect9" text:name="Section22">
        <text:p text:style-name="P677"><text:span text:style-name="CharStyle15">front of the Rechabite clan, and</text:span></text:p>
        <text:list xml:id="list896550957620483145" text:style-name="L64">
          <text:list-item>
            <text:p text:style-name="P553"><text:span text:style-name="CharStyle15"><text:tab/>told them to drink. But they said, “We will drink no wine, for our ancestor Jonadab the son of Rechab gave us this order: ‘Never drink any wine, neither</text:span></text:p>
          </text:list-item>
          <text:list-item>
            <text:p text:style-name="P553"><text:span text:style-name="CharStyle15"><text:tab/>you nor your sons; never build a house, never sow seed, never plant, never own a vineyard; live in tents all your days, so that you may live long on the earth where you are but pass-</text:span></text:p>
          </text:list-item>
          <text:list-item>
            <text:p text:style-name="P553"><text:span text:style-name="CharStyle15"><text:tab/>ing guests.’ And we have obeyed our ancestor Jonadab the son of Rechab in every whit; we have drunk no wine, neither we nor our wives nor our sons nor</text:span></text:p>
          </text:list-item>
          <text:list-item>
            <text:p text:style-name="P544"><text:span text:style-name="CharStyle15"><text:tab/>our daughters; we have built no houses to dwell in; we have neither vineyard nor field nor</text:span></text:p>
          </text:list-item>
        </text:list>
        <text:p text:style-name="P96"><text:span text:style-name="CharStyle15">io<text:tab/>seed; we have lived in tents, obeying our ancestor Jonadab</text:span></text:p>
        <text:p text:style-name="P95"><text:span text:style-name="CharStyle15">ir in every whit. It was only when Nebuchadrezzar king of Babylon invaded the land, that we thought we had better go to Je­rusalem in order to escape the Babylonian and the Aramaean armies. That is why we are in­side Jerusalem.”</text:span></text:p>
        <text:list xml:id="list8465902508945913750" text:style-name="L65">
          <text:list-item>
            <text:p text:style-name="P554"><text:span text:style-name="CharStyle15"><text:tab/>Then the word of the Eternal</text:span></text:p>
          </text:list-item>
          <text:list-item>
            <text:p text:style-name="P518"><text:span text:style-name="CharStyle15"><text:tab/>came to Jeremiah. “This is what the Lord of hosts says: Go and say to the men of Judah and the citizens of Jerusalem, ‘Will this not teach you to obey my words? says the Eternal.</text:span></text:p>
          </text:list-item>
          <text:list-item>
            <text:p text:style-name="P506"><text:span text:style-name="CharStyle15"><text:tab/>What Jonadab the son of Re­chab told his followers, his com­mand to drink no wine, has been kept; to this day they drink no wine, in obedience to their ancestor’s command. But you have not listened to me, though I spoke to you earnestly</text:span></text:p>
          </text:list-item>
          <text:list-item>
            <text:p text:style-name="P506"><text:span text:style-name="CharStyle15"><text:tab/>and urgently. I sent all my servants the prophets to tell you that if you gave up your evil courses, every man of you, and mended your ways, and ceased to follow foreign gods in</text:span></text:p>
          </text:list-item>
        </text:list>
        <text:p text:style-name="P50"><text:span text:style-name="CharStyle15">worship, then you would remain in the land that I have given to you and to your fathers. But you would not attend, you would not listen to me. So, as 16 the followers of Jonadab the son of Rechab have kept the command given them by their ancestors, while this people has not listened to me, the Eternal, 17 the -God of hosts, the God of Israel, declares:<text:tab/>Now am I</text:span></text:p>
        <text:p text:style-name="P25"><text:span text:style-name="CharStyle15">about to bring upon Judah and all the citizens of Jerusalem all the misery with which I threat­ened them; for I spoke to them but they would not listen, I called to them but they would not answer.’” But to the 18 clan of the Rechabites Jeremiah said, “This is what the Lord of hosts, the God of Israel, says: ‘Since you have kept the com­mand of your ancestor Jonadab and carried out all his injunc­tions and done all that he or­dered you, the Lord of hosts, 19 the God of Israel, promises that Jonadab the son of Rechab shall never lack a man to serve me in my ministry.’ ”</text:span></text:p>
        <text:p text:style-name="P231"><text:span text:style-name="CharStyle15">In the fourth year of Je- </text:span><text:span text:style-name="CharStyle16">047 </text:span><text:span text:style-name="CharStyle15">hoiakim the son of Josiah, king of Judah, this message came to Jeremiah from the Eternal: “Take a scroll and write upon 2 it all that I have ever said to you against Jerusalem and Ju­dah and all the nations, from the day when I first spoke to you in Josiah’s reign down to this day.</text:span></text:p>
        <text:p text:style-name="P72"><text:span text:style-name="CharStyle15">It may be that when the house </text:span><text:span text:style-name="CharStyle16">3 </text:span><text:span text:style-name="CharStyle15">of Judah hear all the evil that I intend for them, they will all give up their evil life and re­ceive my pardon for their sin and guilt.” So Jeremiah sum- </text:span><text:span text:style-name="CharStyle16">4 </text:span><text:span text:style-name="CharStyle15">moned Baruch the son of Neriah, and Baruch wrote upon a scroll, while Jeremiah dictated all that the Eternal had said to him.</text:span></text:p>
        <text:list xml:id="list1342917128359157134" text:style-name="L66">
          <text:list-item>
            <text:p text:style-name="P805"><draw:frame draw:style-name="fr8" draw:name="101" text:anchor-type="paragraph" svg:x="2.3453in" svg:y="2.4472in" svg:width="0.2736in" svg:height="0.0161in" draw:z-index="139"><draw:image xlink:href="Pictures/10000000000000290000001BDEC22B3C.jpg" xlink:type="simple" xlink:show="embed" xlink:actuate="onLoad"/><draw:contour-polygon svg:width="0.2728in" svg:height="0.1799in" svg:viewBox="0 0 693 457" draw:points="0,0 693,0 693,457 0,457" draw:recreate-on-edit="true"/></draw:frame><text:span text:style-name="CharStyle15"><text:tab/>Then Jeremiah told Baruch, “I am debarred from entering the</text:span></text:p>
          </text:list-item>
          <text:list-item>
            <text:p text:style-name="P802"><text:span text:style-name="CharStyle15"><text:tab/>temple; so you must go and read aloud on a fast-day in the temple the words of the Eternal which you have written, to my dictation, on the scroll; the people are to hear them, and you must also read them aloud to the Judaeans who come in</text:span></text:p>
          </text:list-item>
          <text:list-item>
            <text:p text:style-name="P797"><text:span text:style-name="CharStyle15"><text:tab/>from the country towns. It may be that, with humble en­treaties to the Eternal, they will give up their evil life, each one of them; for fierce is the anger and fury with which the Eternal has threatened this people.”</text:span></text:p>
          </text:list-item>
        </text:list>
        <text:p text:style-name="P25"><text:span text:style-name="CharStyle15">This is what the prophet Jeremiah told Baruch the son of Neriah, after he had writ­ten on the scroll what Jeremiah dictated to him, in the fourth year of Jehoiakim king of Judah:</text:span></text:p>
        <text:list xml:id="list6976942670383308089" text:style-name="L67">
          <text:list-item>
            <text:p text:style-name="P801"><text:span text:style-name="CharStyle15"><text:tab/>“Here is what the Eternal, the God of Israel, says to you, Baruch:</text:span></text:p>
          </text:list-item>
          <text:list-item>
            <text:p text:style-name="P801"><text:span text:style-name="CharStyle15"><text:tab/>You say, ‘Alas now, the Eter­</text:span></text:p>
          </text:list-item>
        </text:list>
        <text:p text:style-name="P398"><text:span text:style-name="CharStyle15">nal adds anguish to my pain;</text:span></text:p>
        <text:p text:style-name="P337"><text:span text:style-name="CharStyle15">I am wearied out with moan­ing, rest I cannot!’</text:span></text:p>
        <text:list xml:id="list183618673071940" text:continue-numbering="true" text:style-name="L67">
          <text:list-item>
            <text:p text:style-name="P798"><text:span text:style-name="CharStyle15"><text:tab/>But the Eternal says, ‘Wien I</text:span></text:p>
          </text:list-item>
        </text:list>
        <text:p text:style-name="P398"><text:span text:style-name="CharStyle15">have to demolish what I built,</text:span></text:p>
        <text:p text:style-name="P337"><text:span text:style-name="CharStyle15">when I have to uproot what once I planted,</text:span></text:p>
        <text:list xml:id="list183618360002279" text:continue-numbering="true" text:style-name="L67">
          <text:list-item>
            <text:p text:style-name="P798"><text:span text:style-name="CharStyle15"><text:tab/>do you expect smooth fortunes</text:span></text:p>
          </text:list-item>
        </text:list>
        <text:p text:style-name="P398"><text:span text:style-name="CharStyle15">for yourself?</text:span></text:p>
        <text:p text:style-name="P337"><text:span text:style-name="CharStyle15">Never expect that! Only, I promise you,</text:span></text:p>
        <text:p text:style-name="P437"><text:span text:style-name="CharStyle15">as I bring doom now upon all mankind,</text:span></text:p>
        <text:p text:style-name="P337"><text:span text:style-name="CharStyle15">I will let you escape with your own life,</text:span></text:p>
        <text:p text:style-name="P337"><text:span text:style-name="CharStyle15">wherever you must go.’ ”</text:span></text:p>
        <text:p text:style-name="P437"><text:span text:style-name="CharStyle15">Q </text:span><text:span text:style-name="CharStyle64">fZ</text:span><text:span text:style-name="CharStyle15"> Then Baruch the son of</text:span></text:p>
        <text:list xml:id="list183560034880657" text:style-name="L66">
          <text:list-item>
            <text:p text:style-name="P804"><text:span text:style-name="CharStyle15"><text:tab/>dl) Neriah did all that the prophet Jeremiah had told him; he read the words of the Eternal from the scroll within the tem­</text:span></text:p>
          </text:list-item>
        </text:list>
        <text:p text:style-name="P274"><text:span text:style-name="CharStyle15">ple. For when all the citizens of </text:span><text:span text:style-name="CharStyle16">9 </text:span><text:span text:style-name="CharStyle15">Jerusalem and all who came in to Jerusalem from the country towns of Judah were summoned to a fast before the Eternal in the ninth month of the fifth year of Jehoiakim the son of Josiah, king of Judah, Baruch io read aloud Jeremiah’s message in the scroll to all the people, from the window of the side- room belonging to Gemariah the son of the secretary Sha- phan, which was inside the upper court at the entrance to the new gate of the temple.</text:span></text:p>
        <text:p text:style-name="P162"><text:span text:style-name="CharStyle15">Now when Micaiah the son of n Gemariah, the son of Shaphan, heard all the words of the Eter­nal read from the scroll, he is walked down to the palace, where he found all the authori­ties seated in the secretary’s room—Eli sham a the secretary, Delaiah the son of Shemaiali, Elnathan the son of Achbor, Gemariah the son of Shaphan, Zedekiah the son of Hanamah, and all the others. After Mi- 13 caiah had told them all the words that he had heard Ba­ruch read aloud from the seroll to the people, the authorities all 14 sent Jehudi the son of Ne- thaniah, the son of Shelemiah, the son of Kushi, to tell Baruch to bring the scroll from which he had been reading aloud to the people. When Baruch ap­peared, scroll in hand, they told 15 him to sit down and read it aloud. So Baruch read it to them. When they had heard it 16 all, they turned to one another in alarm, whispering, “We must in­form the king of all this.” They 17 asked Baruch, “How did you come to write all this?” Baruch 18 answered “Jeremiah dictated it all to me, and I wrote it down in ink upon the scroll.” So the au- 19</text:span></text:p>
        <text:p text:style-name="P244"><text:span text:style-name="CharStyle15">thorities said to Baruch, “Go into hiding, you and Jeremiah; let no man know where you are.”</text:span></text:p>
        <text:list xml:id="list4305557753774451187" text:style-name="L68">
          <text:list-item>
            <text:p text:style-name="P555"><text:span text:style-name="CharStyle15"><text:tab/>Then, after depositing the scroll in the room of Elishama the secretary, they went to the king’s private cabinet and told the</text:span></text:p>
          </text:list-item>
          <text:list-item>
            <text:p text:style-name="P530"><text:span text:style-name="CharStyle15"><text:tab/>king everything. The king sent Jehudi for the scroll; and when he brought it from the room of Elishama the secretary, he read it aloud to the king and all the</text:span></text:p>
          </text:list-item>
          <text:list-item>
            <text:p text:style-name="P482"><text:span text:style-name="CharStyle15"><text:tab/>authorities in attendance. The king was in his winter apart­ments, with a brazier burning in</text:span></text:p>
          </text:list-item>
          <text:list-item>
            <text:p text:style-name="P482"><text:span text:style-name="CharStyle15"><text:tab/>front of him. Whenever Jehudi read three or four leaves, the king would slash them off with a penknife and fling them into the fire burning upon the brazier, till the whole of the scroll was consumed in the fire burning</text:span></text:p>
          </text:list-item>
          <text:list-item>
            <text:p text:style-name="P482"><text:span text:style-name="CharStyle15"><text:tab/>upon the brazier. There was no sense of horror, no tearing of clothes, on the part of the king or of any of his ministers who</text:span></text:p>
          </text:list-item>
          <text:list-item>
            <text:p text:style-name="P482"><text:span text:style-name="CharStyle15"><text:tab/>heard all these words, although Elnathan, Delaiah, and Gema- riah besought the king not to burn the scroll. However, he</text:span></text:p>
          </text:list-item>
          <text:list-item>
            <text:p text:style-name="P482"><text:span text:style-name="CharStyle15"><text:tab/>would not listen to them; he ordered the royal prince Jerah- meel, Seraiah the son of Azriel, and Shelemiah the son of Ab- deel, to fetch Baruch the scribe and Jeremiah the prophet. But the Eternal hid them safe.</text:span></text:p>
          </text:list-item>
          <text:list-item>
            <text:p text:style-name="P555"><text:span text:style-name="CharStyle15"><text:tab/>After the king had burned the scroll containing the words which Baruch had written at Jeremiah’s dictation, this word of the Eternal came to Jere-</text:span></text:p>
          </text:list-item>
          <text:list-item>
            <text:p text:style-name="P492"><text:span text:style-name="CharStyle15"><text:tab/>miah: “Take once more another scroll, and write upon it all the words that were on the former scroll, which Jehoiakim the</text:span></text:p>
          </text:list-item>
          <text:list-item>
            <text:p text:style-name="P482"><text:span text:style-name="CharStyle15"><text:tab/>king of Judah burned. And give Jehoiakim king of Judah this message from the Eternal: ‘You burned the scroll and asked me why I had written in</text:span></text:p>
          </text:list-item>
        </text:list>
        <text:p text:style-name="P81"><text:span text:style-name="CharStyle15">it that the king of Babylon was coming to destroy this land and clear it of man and beast. Well, 30 here is what the Eternal has to say about Jehoiakim king of Judah: No descendant of his shall ever sit upon the throne of David, and his own corpse shall be flung out, exposed to the day’s heat and to the frost by night. I will punish him, his 31 offspring, and his ministers, for their evil doing; I will bring upon them and the citizens of Jerusalem all the miseries with which I have threatened them in vain.’ ” So Jeremiah took an- 32 other scroll, and gave it to Baruch the scribe, the son of Neriah, who wrote upon it, to Jeremiah’s dictation, all the words of the book that Jehoia­kim king of Judah had burned, besides many other words of the same nature.</text:span></text:p>
        <text:p text:style-name="P157"><text:span text:style-name="CharStyle15">Zedekiah the son of </text:span><text:span text:style-name="CharStyle16">0^7 </text:span><text:span text:style-name="CharStyle15">Josiahwas reigning in place • of Koniah the son of Jehoiakim, having been set upon the throne of Judah by Nebuchadrezzar king of Babylon. Neither he nor 2 his ministers nor the people of the country paid any heed to messages of the Eternal deliv­ered by the prophet Jeremiah. However, when the Pharaoh’s </text:span><text:span text:style-name="CharStyle16">5 </text:span><text:span text:style-name="CharStyle15">army had set out from Egypt, and when news of this led the Chaldeans to abandon their siege of Jerusalem, king Zedekiah </text:span><text:span text:style-name="CharStyle16">3 </text:span><text:span text:style-name="CharStyle15">sent Jehukal the son of Shele­miah and Zephaniah the son of Maaseiah the priest to ask Jere­miah if he would pray for them to the Eternal their God. (Jere- 4 miah was moving in and out among the people; he had not yet been imprisoned.) Then this </text:span><text:span text:style-name="CharStyle16">6 </text:span><text:span text:style-name="CharStyle15">word came from the Eternal to Jeremiah:<text:tab/>“The Eternal, the </text:span><text:span text:style-name="CharStyle16">7</text:span></text:p>
        <text:p text:style-name="P301"><text:span text:style-name="CharStyle15">God of Israel, bids you say this to the king of Judah who sent you to consult me:<text:tab/>‘This</text:span></text:p>
        <text:p text:style-name="P298"><text:span text:style-name="CharStyle15">army of the Pharaoh, advancing to relieve you, shall retreat to</text:span></text:p>
        <text:list xml:id="list183560010408436" text:style-name="L62">
          <text:list-item>
            <text:p text:style-name="P739"><text:span text:style-name="CharStyle15"><text:tab/>Egypt, its own country, and the Chaldeans shall come back to assault this city, capturing it and</text:span></text:p>
          </text:list-item>
          <text:list-item>
            <text:p text:style-name="P739"><text:span text:style-name="CharStyle15"><text:tab/>burning it in flames. Do not de­lude yourselves, says the Eternal, with the notion that the Chal­deans will leave you alone; they will not leave you alone.</text:span></text:p>
          </text:list-item>
          <text:list-item>
            <text:p text:style-name="P748"><text:span text:style-name="CharStyle15"><text:tab/>Though you were to defeat the whole of this Chaldean host arrayed against you, till none were left but wounded men, one to a tent, they would start up to burn this city in the flames.’ ”</text:span></text:p>
          </text:list-item>
          <text:list-item>
            <text:p text:style-name="P775"><text:span text:style-name="CharStyle15"><text:tab/>When the Chaldean forces had abandoned the siege of Jerusalem, in fear of the Pha-</text:span></text:p>
          </text:list-item>
          <text:list-item>
            <text:p text:style-name="P748"><text:span text:style-name="CharStyle15"><text:tab/>raoh’s army, Jeremiah started from Jerusalem for the district of Benjamin, to take over some property among his own people.</text:span></text:p>
          </text:list-item>
          <text:list-item>
            <text:p text:style-name="P748"><text:span text:style-name="CharStyle15"><text:tab/>But just as he reached the Ben­jamin-gate of the city, he was arrested by a sentry called Irijah, the son of Shelemiah and the grandson of Hananiah, who shouted to the prophet Jere­miah, “You are deserting to the</text:span></text:p>
          </text:list-item>
          <text:list-item>
            <text:p text:style-name="P770"><text:soft-page-break/><text:span text:style-name="CharStyle15"><text:tab/>Chaldeans!” “It is a lie,” said Jeremiah, “I am not deserting to the Chaldeans.” However, Irijah would not listen to him; he arrested Jeremiah and took</text:span></text:p>
          </text:list-item>
          <text:list-item>
            <text:p text:style-name="P770"><text:span text:style-name="CharStyle15"><text:tab/>him to the authorities, who in anger had Jeremiah flogged and confined in the house of the secretary Jonathan, which had</text:span></text:p>
          </text:list-item>
          <text:list-item>
            <text:p text:style-name="P770"><text:span text:style-name="CharStyle15"><text:tab/>been turned into a prison. So Jeremiah found himself in the dungeon cells, where for some time he had to stay.</text:span></text:p>
          </text:list-item>
          <text:list-item>
            <text:p text:style-name="P775"><text:span text:style-name="CharStyle15"><text:tab/>Then king Zedekiah sent for him privately, and interviewed him in the palace. “Is there any word from the Eternal?” he asked. “There is,” said Jere­</text:span></text:p>
          </text:list-item>
        </text:list>
        <text:p text:style-name="P26"><text:span text:style-name="CharStyle15">miah, adding, “word that you are to be handed over to the king of Babylon!” Jeremiah then asked </text:span><text:span text:style-name="CharStyle75">18 </text:span><text:span text:style-name="CharStyle15">king Zedekiah, “For what crime against yourself or your min­isters or this nation have you put me in prison? Pray where </text:span><text:span text:style-name="CharStyle75">19 </text:span><text:span text:style-name="CharStyle15">have you put your prophets, who assured you that the king of Babylon would never attack you or this country? Listen, my 20 lord king, be gracious to my plea; let me not be taken back to the house of the secretary Jonathan, or I shall die there.”</text:span></text:p>
        <text:p text:style-name="P26"><text:span text:style-name="CharStyle15">So king Zedekiah gave orders for 21 Jeremiah to be placed in the guard-house, where he got a loaf from the bakers’ bazaar every day, so long as any bread was left within the city.</text:span></text:p>
        <text:p text:style-name="P231"><text:span text:style-name="CharStyle15">Jeremiah lay in the qo guard-house. But Shepha- tiah the son of Mattan, Gedaliah the son of Pashhur, Jehukal the son of Shelemiah, and Pashhur the son of Malchiah, had heard Jeremiah declaring in public that the Eternal said, “Anyone who 2 remains in the city shall die by the sword or by famine or by plague, but anyone who sur­renders to the Chaldeans shall live, escaping with his life,” or that the Eternal said, “This 3 city shall certainly be handed over to the army of the king of Babylon and captured.” So 4 these authorities said to the king, “Pray have this fellow put to death; he takes the heart out of all the citizens and sol­diers left within the city, by talking like this! The fellow is out to ruin the city, not to help it!” “Well,” said king Zede- </text:span><text:span text:style-name="CharStyle16">5 </text:span><text:span text:style-name="CharStyle15">kiah, “he is in your hands”— for the king was powerless against them. So they took 6 Jeremiah and put him into an underground cistern belonging</text:span></text:p>
      </text:section>
      <text:section text:style-name="Sect9" text:name="Section23">
        <text:p text:style-name="P727"><text:span text:style-name="CharStyle15">to the royal prince Malchiah, below the guard-house, lowering him down with ropes; the cistern held no water, only mud, and Jeremiah sank in the mud.</text:span></text:p>
        <text:list xml:id="list1843761077901237338" text:style-name="L69">
          <text:list-item>
            <text:p text:style-name="P740"><text:span text:style-name="CharStyle15"><text:tab/>However, an Ethiopian eunuch called Ebedmelek, belonging to the royal household, heard that they had put Jeremiah in the</text:span></text:p>
          </text:list-item>
          <text:list-item>
            <text:p text:style-name="P740"><text:span text:style-name="CharStyle15"><text:tab/>cistern. So Ebedmelek left the palace to find the king who was then seated as judge at the Ben-</text:span></text:p>
          </text:list-item>
          <text:list-item>
            <text:p text:style-name="P763"><text:span text:style-name="CharStyle15"><text:tab/>jamin-gate. “Your majesty,” he said, “these men have treated the prophet Jeremiah foully; they have put him into a cistern, and he will die on the spot from starvation, for there is no food</text:span></text:p>
          </text:list-item>
        </text:list>
        <text:p text:style-name="P132"><text:span text:style-name="CharStyle15">io<text:tab/>left in the city.” Then the king ordered Ebedmelek to take three men and pull Jeremiah out of the cistern before he died.</text:span></text:p>
        <text:p text:style-name="P130"><text:span text:style-name="CharStyle15">n Ebedmelek took the men with him and went to the palace, where he got some tom, tattered rags out of a lumber-room be­low the treasury; these he low­ered by ropes to Jeremiah in</text:span></text:p>
        <text:list xml:id="list8592913456816147225" text:style-name="L70">
          <text:list-item>
            <text:p text:style-name="P771"><text:span text:style-name="CharStyle15"><text:tab/>the cistern, saying, “Put them between your armpits and the</text:span></text:p>
          </text:list-item>
          <text:list-item>
            <text:p text:style-name="P771"><text:span text:style-name="CharStyle15"><text:tab/>ropes.” Jeremiah did so. And they pulled him up by the ropes out of the cistern.</text:span></text:p>
          </text:list-item>
          <text:list-item>
            <text:p text:style-name="P778"><text:span text:style-name="CharStyle15"><text:tab/>Jeremiah then stayed in the guard-house. King Zedekiah sent for the prophet Jeremiah to the guards’ entrance into the temple. The king said, “I ask you a question which you must</text:span></text:p>
          </text:list-item>
          <text:list-item>
            <text:p text:style-name="P771"><text:span text:style-name="CharStyle15"><text:tab/>answer frankly.” Jeremiah said to king Zedekiah, “But if I tell you the truth, you will cer­tainly put me to death, will you not? Besides, you will not listen</text:span></text:p>
          </text:list-item>
          <text:list-item>
            <text:p text:style-name="P751"><text:span text:style-name="CharStyle15"><text:tab/>to any advice from me.” So the king swore this oath in secret to Jeremiah: “As the Eternal lives, who made this life of ours, I will not put you to death, nor will I hand you over to these murder­ous men.”</text:span></text:p>
          </text:list-item>
        </text:list>
        <text:p text:style-name="P145"><text:span text:style-name="CharStyle15">Then Jeremiah said to Zede- 17 kiah, “This is what the Eternal says, the God of hosts, the God of Israel: ‘If you surrender to the king of Babylon’s officers, then you save your life, and this city shall not be burned in flames; you and your household will be spared. But if you will not sur- 18 render to the king of Babylon’s officers, then this city shall be handed over to the Chaldeans to be burned in flames, and you cannot escape from their hands.” King Zedekiah said to Jeremiah, 19 “But I am afraid the Chaldeans may hand me over to the Jews who have deserted to them, and they may ill-treat me.” “They 20 shall not hand you over,” Jere­miah answered; “do listen to what I say—it is the voice of the Eternal—and then all will go well with you, and you shall five. But if you refuse to sur- 21 render, then I have this vision for you from the Eternal: I saw 22 all the women who are left within the palace of the king of Judah, led away to the officers of the king of Babylon, and chanting as they went,</text:span></text:p>
        <text:p text:style-name="P190"><text:span text:style-name="CharStyle15">‘Your bosom friends have been too much for you</text:span></text:p>
        <text:p text:style-name="P146"><text:span text:style-name="CharStyle15">and led you far astray; they got your feet deep in the mud,</text:span></text:p>
        <text:p text:style-name="P146"><text:span text:style-name="CharStyle15">then turned away.’</text:span></text:p>
        <text:p text:style-name="P25"><text:span text:style-name="CharStyle15">All your wives and children 23 shall be led away to the Chal­deans, and you yourself cannot escape from their hands; you shall be captured by the king of Babylon, and this city burned in flames.”</text:span></text:p>
        <text:p text:style-name="P162"><text:span text:style-name="CharStyle15">Then Zedekiah said to Jere- 24 miah, “Keep this interview a se­cret, and your life is safe. If the 25 authorities hear that I have been talking to you, and if they come and ask you to tell them what</text:span></text:p>
        <text:p text:style-name="P700"><draw:frame draw:style-name="fr12" draw:name="102" text:anchor-type="paragraph" svg:x="2.3882in" svg:y="6.3236in" svg:width="0.2701in" svg:height="0.0161in" draw:z-index="140"><draw:image xlink:href="Pictures/10000000000000290000001C173F6253.jpg" xlink:type="simple" xlink:show="embed" xlink:actuate="onLoad"/><draw:contour-polygon svg:width="0.2693in" svg:height="0.1858in" svg:viewBox="0 0 684 472" draw:points="0,0 684,0 684,472 0,472" draw:recreate-on-edit="true"/></draw:frame><text:span text:style-name="CharStyle15">you said to the king and what the king said to you, on pain of death if you will not disclose it,</text:span></text:p>
        <text:list xml:id="list435913158877998973" text:style-name="L71">
          <text:list-item>
            <text:p text:style-name="P511"><text:span text:style-name="CharStyle15"><text:tab/>then you must tell them that you were petitioning the king not to be sent back to die at Jonathan’s</text:span></text:p>
          </text:list-item>
          <text:list-item>
            <text:p text:style-name="P493"><text:span text:style-name="CharStyle15"><text:tab/>house.” The authorities did all come and question Jeremiah, and he answered them just as the king had told him; so they said no more, for the interview had</text:span></text:p>
          </text:list-item>
          <text:list-item>
            <text:p text:style-name="P493"><text:span text:style-name="CharStyle15"><text:tab/>been quite private. Jeremiah then remained within the guard­house till the day Jerusalem fell. QQ It was during Jeremiah’s</text:span></text:p>
          </text:list-item>
        </text:list>
        <text:list xml:id="list183559939232782" text:style-name="L47">
          <text:list-item>
            <text:p text:style-name="P559"><text:span text:style-name="CharStyle15"><text:tab/>detention in the guard­house that this message came to</text:span></text:p>
          </text:list-item>
          <text:list-item>
            <text:p text:style-name="P512"><text:span text:style-name="CharStyle15"><text:tab/>him from the Eternal, “Go and tell Ebedmelek the Ethiopian that the Lord of hosts, the God of Israel, declares: ‘Though I am bringing evil and not good upon</text:span></text:p>
          </text:list-item>
          <text:list-item>
            <text:p text:style-name="P512"><text:span text:style-name="CharStyle15"><text:tab/>this city, as I said I would, yet I will preserve you on that day —so the Eternal promises; you shall not be handed over to the</text:span></text:p>
          </text:list-item>
          <text:list-item>
            <text:p text:style-name="P512"><text:span text:style-name="CharStyle15"><text:tab/>men you are afraid of. I will certainly rescue you; you shall not fall by the sword, but you shall escape with your life, be­cause you have put your trust in me—so the Eternal prom­ises.’ ”</text:span></text:p>
          </text:list-item>
        </text:list>
        <text:p text:style-name="P247"><text:span text:style-name="CharStyle15">OO<text:tab/>When Jerusalem fell, the</text:span></text:p>
        <text:p text:style-name="P25"><text:span text:style-name="CharStyle15">28 dO officers of the king of on Babylon all came and held 3 *</text:span><text:span text:style-name="CharStyle16">5</text:span><text:span text:style-name="CharStyle15">-' a council at the middle gate of the city—Nergalsarezer the cavalry commander, Ne- bushazban the field-marshal, and all the other officers of the</text:span></text:p>
        <text:p text:style-name="P95"><text:span text:style-name="CharStyle15">14 king of Babylon; they sent for Jeremiah from the guard-house and entrusted him to Gedaliah the son of Ahikam and the grandson of Shaphan, who was to take him to his own house. So Jeremiah stayed among the people.</text:span></text:p>
        <text:p text:style-name="P78"><text:span text:style-name="CharStyle15">flln the tenth month of the ninth year of the reign of</text:span></text:p>
        <text:p text:style-name="P25"><text:span text:style-name="CharStyle15">Zedekiah king of Judah, Neb­uchadrezzar king of Babylon with all his army attacked Jerusalem and besieged it; on the 2 ninth day of the fourth month of the eleventh year of the reign of Zedekiah, a breach was made in the walls of the city, and 'when 4 Zedekiah king of Judah and the garrison saw this, they all took to flight, leaving the city during the night, through the royal gar­dens, by the gate between the two walls. They made for the Jordan valley. However, the 5 Chaldean army went in pursuit of them and overtook Zedekiah in the steppes of Jericho; they caught him and carried him to Nebuchadrezzar king of Baby­lon, at Riblah in the district of Hamath, where sentence was passed upon the prisoners. At 6 Riblah the king of Babylon slew the sons of Zedekiah before their father’s eyes; the king of Baby­lon also slew all the officials of Judaea; he then put out the eyes </text:span><text:span text:style-name="CharStyle16">7 </text:span><text:span text:style-name="CharStyle15">of Zedekiah and chained him fast, to carry him to Babylon.</text:span></text:p>
        <text:p text:style-name="P146"><text:span text:style-name="CharStyle15">The Chaldeans burned down 8 the royal palace and the houses of the common people, and they demolished the walls of Jerusa­lem. Nebuzaradan the com- 9 mander-in-ehief carried off to exile in Babylon the citizens who remained in the city, and those who had deserted to him, with all the craftsmen who were left. However, he did leave in 10 the land of Judah some poor people who were penniless, allot­ting them vineyards and fields.</text:span></text:p>
        <text:p text:style-name="P146"><text:span text:style-name="CharStyle15">As for Jeremiah, Nebuchad- 11 rezzar king of Babylon issued these orders to Nebuzaradan the commander-in-chief: “Take good 12 care of him; do him no harm, but treat him as he wishes.” So 13 a message to this effect was for-</text:span></text:p>
      </text:section>
      <text:section text:style-name="Sect4" text:name="Section24">
        <text:p text:style-name="P808"><text:span text:style-name="CharStyle15">warded by Nebuzaradan the commander-in-chief to Nebu- shazban the field-marshal, and Nergalsarezer the cavalry com­mander, and the other principal officers of the king of Babylon.]] </text:span><text:span text:style-name="CharStyle64">/i fl</text:span><text:span text:style-name="CharStyle15"> A message that came from the Eternal to Jeremiah,</text:span></text:p>
        <text:list xml:id="list645677553388919521" text:style-name="L72">
          <text:list-item>
            <text:p text:style-name="P809"><text:span text:style-name="CharStyle15"><text:tab/>after he had been released from Ramah by Nebuzaradan the commander-in-chief, who had found him there, chained among the prisoners who were all being carried from Jerusalem and Judsea into exile at Babylon: O I “Here is what the Eternal</text:span></text:p>
          </text:list-item>
        </text:list>
        <text:p text:style-name="P388"><text:span text:style-name="CharStyle15">says:</text:span></text:p>
        <text:list xml:id="list6225130759799941331" text:style-name="L73">
          <text:list-item>
            <text:p text:style-name="P811"><text:span text:style-name="CharStyle15"><text:tab/>‘A sound is heard at Ramah,</text:span></text:p>
          </text:list-item>
        </text:list>
        <text:p text:style-name="P184"><text:span text:style-name="CharStyle15">a wail, a passion of tears—</text:span></text:p>
        <text:p text:style-name="P443"><text:span text:style-name="CharStyle69">’tis Rachel sobbing for her chil­dren,</text:span></text:p>
        <text:p text:style-name="P184"><text:span text:style-name="CharStyle15">sobbing for her children gone,</text:span></text:p>
        <text:p text:style-name="P184"><text:span text:style-name="CharStyle15">refusing to be comforted.</text:span></text:p>
        <text:list xml:id="list183618950715299" text:continue-numbering="true" text:style-name="L73">
          <text:list-item>
            <text:p text:style-name="P812"><text:span text:style-name="CharStyle15"><text:tab/>But cease your sobbing,</text:span></text:p>
          </text:list-item>
        </text:list>
        <text:p text:style-name="P370"><text:span text:style-name="CharStyle15">stay your eyes from tears; your labour for the children is not lost,</text:span></text:p>
        <text:p text:style-name="P184"><text:span text:style-name="CharStyle15">they shall return from the land of their foes;</text:span></text:p>
        <text:list xml:id="list183619902670238" text:continue-numbering="true" text:style-name="L73">
          <text:list-item>
            <text:p text:style-name="P813"><text:span text:style-name="CharStyle15"><text:tab/>there is hope for you in days to</text:span></text:p>
          </text:list-item>
        </text:list>
        <text:p text:style-name="P317"><text:span text:style-name="CharStyle15">come,</text:span></text:p>
        <text:p text:style-name="P184"><text:span text:style-name="CharStyle15">your children shall return— the Eternal promises.’ ”</text:span></text:p>
        <text:p text:style-name="P34"><text:span text:style-name="CharStyle15">The commander-in-chief </text:span><text:span text:style-name="CharStyle32">tc</text:span><text:span text:style-name="CharStyle15"><text:span text:style-name="T1">1</text:span></text:span><text:span text:style-name="CharStyle15">” took Jeremiah and said to</text:span></text:p>
        <text:list xml:id="list183559660498205" text:style-name="L72">
          <text:list-item>
            <text:p text:style-name="P814"><text:span text:style-name="CharStyle15"><text:tab/>him, “The Eternal your God pro­nounced this sentence of doom upon this place, and he has kept</text:span></text:p>
          </text:list-item>
          <text:list-item>
            <text:p text:style-name="P814"><text:span text:style-name="CharStyle15"><text:tab/>his word; it is because you sinned against the Eternal and would not listen to him, that this has</text:span></text:p>
          </text:list-item>
          <text:list-item>
            <text:p text:style-name="P814"><text:span text:style-name="CharStyle15"><text:tab/>happened to you. Well now, I am releasing you to-day from the chains upon your hands. If you care to come with me to Baby­lon, I will take good care of you. If not, then never mind; all the land lies open to you, go wher­ever you think right and good.</text:span></text:p>
          </text:list-item>
          <text:list-item>
            <text:p text:style-name="P810"><text:span text:style-name="CharStyle15"><text:tab/>Go back to Gedaliah the son of Ahikam and the grandson of</text:span></text:p>
          </text:list-item>
        </text:list>
        <text:p text:style-name="P64"><text:span text:style-name="CharStyle69">Shaphan, whom the king </text:span><text:span text:style-name="CharStyle73">of </text:span><text:span text:style-name="CharStyle69">Babylon has appointed gover­nor of the towns of Judah; stay with him, or go wherever else you choose.” Then the com­mander-in-chief sent him off with some food and a present; Jeremiah did go to Gedaliah 6 the son of Ahikam at Mizpah, and stayed wi th him among the people who were left in the land.</text:span></text:p>
        <text:p text:style-name="P231"><text:span text:style-name="CharStyle15">When the leaders of the Jew- 7 ish forces throughout the coun­try heard that the king of Baby­lon had appointed Gedaliah the son of Ahikam as governor of the land, in charge of the destitute men, women, and children who had not been carried off to exile in Babylon, they and their men 8 all went to Gedaliah at Mizpah; there were Ishmael the son of Nethaniali, Johanan and Jona­than the sons of Kareah, Se- raiah the son of Tanhumeth, the sons of Ephai from Neto- phah, and Jezaniah the son of a man from Maakah. Geda- 9 liah pledged his word to them and to their men, swearing that they need not fear to serve the Chaldeans; “stay on in the country,” he said, “serve the king of Babylon, and all will go well with you. For my 10 part I reside at Mizpah in order to represent your interests when­ever Chaldean officials arrive upon the scene; but you can gather and store up wine, fruit, and oil; you can live in any towns you care to occupy.”</text:span></text:p>
        <text:p text:style-name="P231"><text:soft-page-break/><text:span text:style-name="CharStyle15">When all the Jews in Moab, n Ammon, Edom, and elsewhere, heard that the king of Babylon had allowed some Jews to </text:span><text:span text:style-name="CharStyle76">stay </text:span><text:span text:style-name="CharStyle15">on in Judah and had appointed Gedaliah the son of Ahikam as governor, they too returned to 12 Judah from the countries to which they had been driven;</text:span></text:p>
      </text:section>
      <text:section text:style-name="Sect4" text:name="Section25">
        <text:p text:style-name="P728"><draw:frame draw:style-name="fr12" draw:name="103" text:anchor-type="paragraph" svg:x="2.3772in" svg:y="3.4709in" svg:width="0.2665in" svg:height="0.0161in" draw:z-index="141"><draw:image xlink:href="Pictures/10000000000000280000001AE314102B.jpg" xlink:type="simple" xlink:show="embed" xlink:actuate="onLoad"/><draw:contour-polygon svg:width="0.2665in" svg:height="0.1728in" svg:viewBox="0 0 677 439" draw:points="0,0 677,0 677,439 0,439" draw:recreate-on-edit="true"/></draw:frame><text:span text:style-name="CharStyle15">they went to Gedaliah at Miz- pah, and gathered large stores of wine and fruit.</text:span></text:p>
        <text:list xml:id="list183559414599648" text:style-name="L55">
          <text:list-item>
            <text:p text:style-name="P776"><text:span text:style-name="CharStyle15"><text:tab/>Now Johanan the son of Kareah went with all the other leaders of the Jewish forces to Gedaliah at Mizpah and asked</text:span></text:p>
          </text:list-item>
          <text:list-item>
            <text:p text:style-name="P772"><text:span text:style-name="CharStyle15"><text:tab/>him, “Are you aware that Baa- lis king of the Ammonites has sent Ishmael the son of Netha- niah to murder you?” Gedaliah the son of Ahikam would not</text:span></text:p>
          </text:list-item>
          <text:list-item>
            <text:p text:style-name="P772"><text:span text:style-name="CharStyle15"><text:tab/>believe it. Johanan the son of Kareah then had a private in­terview with him at Mizpah; he asked him, “Do let me go and kill Ishmael. No one need know about it. Why should he murder you? It will mean the dispersal of all the Jews who have rallied round you, and the ruin of all who are left in</text:span></text:p>
          </text:list-item>
          <text:list-item>
            <text:p text:style-name="P772"><text:span text:style-name="CharStyle15"><text:tab/>Judah.” “No,” said Gedaliah to Johanan, “you must not do that; what you say about Ish­mael is not true.”</text:span></text:p>
          </text:list-item>
        </text:list>
        <text:p text:style-name="P25"><text:span text:style-name="CharStyle15">But in the seventh month, Ishmael the son of Netha- niah and the grandson of Eli- shama, a member of the royal family, came with ten men to Gedaliah the son of Ahikam at Mizpah; as they dined together,</text:span></text:p>
        <text:list xml:id="list4073933945870527415" text:style-name="L74">
          <text:list-item>
            <text:p text:style-name="P741"><text:span text:style-name="CharStyle15"><text:tab/>Ishmael and his ten companions drew their swords and murdered Gedaliah the son of Ahikam and the grandson of Shaphan, whom the king of Babylon had ap­pointed as governor of the</text:span></text:p>
          </text:list-item>
          <text:list-item>
            <text:p text:style-name="P741"><text:span text:style-name="CharStyle15"><text:tab/>country. Ishmael also killed all the Jews who were with Geda­liah at Mizpah, and all the Chal­dean soldiers who happened to be there.</text:span></text:p>
          </text:list-item>
          <text:list-item>
            <text:p text:style-name="P741"><text:span text:style-name="CharStyle15"><text:tab/>Next day, before any one knew</text:span></text:p>
          </text:list-item>
          <text:list-item>
            <text:p text:style-name="P785"><text:span text:style-name="CharStyle15"><text:tab/>about Gedaliah’s murder, eighty pilgrims arrived from Shechem, Shilo, and Samaria, their beards shaved off, their bodies gashed, and their clothes torn, bringing vegetables and frankincense to</text:span></text:p>
          </text:list-item>
        </text:list>
        <text:p text:style-name="P25"><text:span text:style-name="CharStyle15">be offered at the temple. Ishmael 6 the son of Nethaniah went out from Mizpah to meet them, as they marched along wailing. When he met them, he said to them, “Come to Gedaliah the son of Ahikam.” But as soon as they </text:span><text:span text:style-name="CharStyle16">7 </text:span><text:span text:style-name="CharStyle15">were inside the town, Ishmael the son of Nethaniah and his companions murdered them and flung their bodies into an under­ground cistern. Ten men 8 among them, however, said to Ishmael, “Do not kill us; we have stores hidden in the fields, wheat, barley, oil, and honey.”</text:span></text:p>
        <text:p text:style-name="P25"><text:span text:style-name="CharStyle15">So he let them alone and did not murder them along with their fellows. (The cistern into 9 which Ishmael flung all the corpses of the men he murdered, was the large cistern constructed by king Asa during his campaign against Baasha Mng of Israel; the men whom Ishmael mur­dered filled it full.) Ishmael then 10 carried off as prisoners all the rest of the people at Mizpah, and the princesses whom Nebu- zaradan the commander-in­chief had left in charge of Geda­liah the son of Ahikam.</text:span></text:p>
        <text:p text:style-name="P216"><text:span text:style-name="CharStyle15">He started across country for Ammon. But as soon as Johanan 11 the son of Kareah and the other leaders of the Jewish forces heard of all the crimes com­mitted by Ishmael the son of Nethaniah, they mustered all 12 their men and set out to attack him. They came upon Ishmael the son of Nethaniah at the large pool of Gibeon. When the pris- 13 oners whom Ishmael had carried off from Mizpah saw Johanan the son of Kareah and the other leaders of the forces with him, they all rejoiced and broke 14 away to join Johanan. Ishmael 15 escaped with eight of his men, and got away to the Ammonites,</text:span></text:p>
        <text:list xml:id="list183559599491780" text:style-name="L65">
          <text:list-item>
            <text:p text:style-name="P788"><draw:frame draw:style-name="fr12" draw:name="104" text:anchor-type="paragraph" svg:x="2.3654in" svg:y="2.6299in" svg:width="0.2736in" svg:height="0.0161in" draw:z-index="142"><draw:image xlink:href="Pictures/10000000000000290000001B93812094.jpg" xlink:type="simple" xlink:show="embed" xlink:actuate="onLoad"/><draw:contour-polygon svg:width="0.2728in" svg:height="0.1764in" svg:viewBox="0 0 693 448" draw:points="0,0 693,0 693,448 0,448" draw:recreate-on-edit="true"/></draw:frame><text:span text:style-name="CharStyle15"><text:tab/>while Johanan the son of Ka­reah and the other leaders of the forces with him took charge of all the people whom Ishmael the son of Nethaniah had car­ried off as prisoners from Miz- pah after his murder of Geda- liah the son of Ahikam, men, women, children, and eunuchs.</text:span></text:p>
          </text:list-item>
          <text:list-item>
            <text:p text:style-name="P779"><text:span text:style-name="CharStyle15"><text:tab/>They travelled on, stopping for a while at the sheepfolds of Kim- ham near Bethlehem, whence they intended to move on to</text:span></text:p>
          </text:list-item>
          <text:list-item>
            <text:p text:style-name="P779"><text:span text:style-name="CharStyle15"><text:tab/>Egypt; for they were terrified of the Chaldeans, because Ish­mael the son of Nethaniah had murdered Gedaliah the son of Ahikam, whom the king of Babylon had appointed as gov­ernor of the country.</text:span></text:p>
          </text:list-item>
        </text:list>
        <text:p text:style-name="P34"><text:span text:style-name="CharStyle15">Then all the leaders of the Jewish forces, with Joha­nan the son of Kareah, Azariah the son of Maaseiah, and all the people high and low, said to the</text:span></text:p>
        <text:list xml:id="list6134382814183717983" text:style-name="L75">
          <text:list-item>
            <text:p text:style-name="P764"><text:span text:style-name="CharStyle15"><text:tab/>prophet Jeremiah, “Let us en­treat you to favour us by pray­ing for us to the Eternal your God, a mere remnant as we are. We are but a few left out of many, as you can see for your-</text:span></text:p>
          </text:list-item>
        </text:list>
        <text:list xml:id="list2125801897591267763" text:style-name="L76">
          <text:list-item>
            <text:p text:style-name="P732"><text:span text:style-name="CharStyle15"><text:tab/>self; let the Eternal your God di­rect us where to go and what to</text:span></text:p>
          </text:list-item>
          <text:list-item>
            <text:p text:style-name="P765"><text:span text:style-name="CharStyle15"><text:tab/>do.” “I hear you,” said Jere­miah; “I will indeed pray to the Eternal your God, as you desire, and I will tell you whatever the Eternal’s answer may be, keep-</text:span></text:p>
          </text:list-item>
          <text:list-item>
            <text:p text:style-name="P765"><text:span text:style-name="CharStyle15"><text:tab/>ing nothing back.” Then they said to Jeremiah, “The Eternal be our true and faithful witness that we will follow any instruc­tions which the Eternal sends to</text:span></text:p>
          </text:list-item>
          <text:list-item>
            <text:p text:style-name="P765"><text:span text:style-name="CharStyle15"><text:tab/>us through you. Whether it be welcome or unwelcome, we will obey the word of the Eternal our God to whom we send you, and so obeying prosper.”</text:span></text:p>
          </text:list-item>
          <text:list-item>
            <text:p text:style-name="P765"><text:span text:style-name="CharStyle15"><text:tab/>Ten days later, the Eternal’s</text:span></text:p>
          </text:list-item>
          <text:list-item>
            <text:p text:style-name="P786"><text:span text:style-name="CharStyle15"><text:tab/>word came to Jeremiah. He summoned Johanan the son of</text:span></text:p>
          </text:list-item>
        </text:list>
        <text:p text:style-name="P26"><text:span text:style-name="CharStyle15">Kareah and all the other leaders of the Jewish forces, along with all the people high and low, and </text:span><text:span text:style-name="CharStyle16">9 </text:span><text:span text:style-name="CharStyle15">said to them, “Here is the word of the Eternal, the God of Is­rael, to whom you sent me with your humble petition: If only io you remain in this country, I will build you up, instead of pulling you down; I will plant you, instead of uprooting you; for I am sorry about the misery I have inflicted on you. You </text:span><text:span text:style-name="CharStyle32">ii </text:span><text:span text:style-name="CharStyle15">are terrified of the king of Baby­lon? Never fear him, never fear him, the Eternal says, for I will be with you to rescue you from his hands. I will have ia pity on you, and move him to have pity on you and allow you to remain in your own country. But if you say, ‘We will not 13 remain in this country,’ if you disobey the Eternal your God and say, ‘No, we will go to 14 Egypt and make our home in a land where we shall see no more war and hear no blare of trum­pets and never starve,’ then 15 listen to what the Eternal says,</text:span></text:p>
        <text:list xml:id="list377085556273144983" text:style-name="L77">
          <text:list-item>
            <text:p text:style-name="P674"><text:span text:style-name="CharStyle16"><text:tab/></text:span><text:span text:style-name="CharStyle15">survivors of Judah; the Lord of hosts, the God of Israel, de­clares, ‘If you are bent on going to Egypt and if you really settle there, then the sword you dread 16 shall overtake you there in the land of Egypt, the hunger that you fear shall pursue you into Egypt, and you shall die there; all who are bent on going to 17 settle in Egypt shall die by the sword, by famine, or by plague, not one of them shall survive or escape the fate that I inflict upon them. Here is what the 18 Lord of hosts, the God of Israel, declares: As my fury and anger have been poured out on the citizens of Jerusalem, so shall my fury be poured out upon you, when you enter Egypt;</text:span></text:p>
          </text:list-item>
        </text:list>
        <text:p text:style-name="P244"><draw:frame draw:style-name="fr12" draw:name="105" text:anchor-type="paragraph" svg:x="2.3799in" svg:y="3.0201in" svg:width="0.2701in" svg:height="0.0161in" draw:z-index="143"><draw:image xlink:href="Pictures/10000000000000290000001A5215F494.jpg" xlink:type="simple" xlink:show="embed" xlink:actuate="onLoad"/><draw:contour-polygon svg:width="0.2693in" svg:height="0.1728in" svg:viewBox="0 0 684 439" draw:points="0,0 684,0 684,439 0,439" draw:recreate-on-edit="true"/></draw:frame><text:span text:style-name="CharStyle15">you shall become an object of execration and horror, accursed and derided, and you shall never see this place again!’</text:span></text:p>
        <text:list xml:id="list183559964166682" text:style-name="L65">
          <text:list-item>
            <text:p text:style-name="P506"><text:span text:style-name="CharStyle15"><text:tab/></text:span><text:span text:style-name="CharStyle16">0</text:span><text:span text:style-name="CharStyle15"> survivors of Judah, this is the Eternal’s word to you, ‘Do not go to Egypt.’ You will go? Then be sure of this, you have</text:span></text:p>
          </text:list-item>
          <text:list-item>
            <text:p text:style-name="P494"><text:span text:style-name="CharStyle15"><text:tab/>ruined yourselves. I testify against you for sending me to the Eternal our God, asking me to pray for you to the Eternal our God, promising to do what­ever I told you was the will of</text:span></text:p>
          </text:list-item>
          <text:list-item>
            <text:p text:style-name="P494"><text:span text:style-name="CharStyle15"><text:tab/>the Eternal our God, and then, after I told you to-day, refusing to listen to any orders which the Eternal sends you by me.</text:span></text:p>
          </text:list-item>
          <text:list-item>
            <text:p text:style-name="P531"><text:span text:style-name="CharStyle15"><text:tab/>For that, be sure, you are doomed to die by the sword, or by famine, or by the plague in the land where you choose to go and settle.”</text:span></text:p>
          </text:list-item>
        </text:list>
        <text:p text:style-name="P34"><text:span text:style-name="CharStyle15">When Jeremiah had fin­ished telling all the people all the words that the Eternal their God had sent him to de-</text:span></text:p>
        <text:list xml:id="list3187948081101855521" text:style-name="L78">
          <text:list-item>
            <text:p text:style-name="P537"><text:span text:style-name="CharStyle15"><text:tab/>liver to them, Azarfah the son of Maaseiah and Johanan the son of Kareah and the rest of that insolent group, said to Jeremiah, “You are a liar; the Eternal our God never sent you to forbid us</text:span></text:p>
          </text:list-item>
          <text:list-item>
            <text:p text:style-name="P537"><text:span text:style-name="CharStyle15"><text:tab/>to go and settle in Egypt; it is Baruch the son of Neriah who is setting you against us! He would have us handed over to the Chal­deans to be killed or carried prisoners to Babylon.”</text:span></text:p>
          </text:list-item>
          <text:list-item>
            <text:p text:style-name="P537"><text:span text:style-name="CharStyle15"><text:tab/>So Johanan the son of Kareah, with all the other leaders of the Jewish forces and all the people, refused to obey the Eternal’s order to remain in the country</text:span></text:p>
          </text:list-item>
          <text:list-item>
            <text:p text:style-name="P537"><text:span text:style-name="CharStyle15"><text:tab/>of Judah; Johanan the son of Kareah and all the other leaders took the survivors in Judah, who had come back to</text:span></text:p>
          </text:list-item>
          <text:list-item>
            <text:p text:style-name="P576"><text:span text:style-name="CharStyle15"><text:tab/>settle in the country, men, women, and children, princesses, every person who had been</text:span></text:p>
          </text:list-item>
        </text:list>
        <text:p text:style-name="P25"><text:span text:style-name="CharStyle15">entrusted by Nebuzaradan the commander-in-chief to Gedaliah the son of Ahikam and the grandson of Shaphan, took them all, including the prophet Jeremiah and Baruch the son of Neriah; heedless of what the 7 Eternal said, they entered the land of Egypt and reached Daphne.</text:span></text:p>
        <text:p text:style-name="P145"><text:span text:style-name="CharStyle15">At Daphne this message from </text:span><text:span text:style-name="CharStyle16">8 </text:span><text:span text:style-name="CharStyle15">the Eternal came to Jeremiah: “Take some large stones in your </text:span><text:span text:style-name="CharStyle65">9 </text:span><text:span text:style-name="CharStyle15">hand, let some of the Jews see you hiding them secretly under the paved court in front of the entry to the Pharaoh’s house at Daphne, and tell them that this 10 is what the Lord of hosts, the God of Israel, says: ‘I am send­ing for my servant Nebuchadrez­zar, king of Babylon, who shall erect his throne over these stones that you have buried, spreading his state carpet on the top of them. He shall come to ravage 11 the land of Egypt, inflicting death on those who are doomed to die, capturing those doomed to be imprisoned, and putting to the sword those who are doomed to the sword; he shall set fire to 12 the temples of the gods in Egypt, burning them and car­rying off the idols; he shall scour the land of Egypt as a shepherd picks vermin out of his plaid; he shall demolish the obelisks of </text:span><text:span text:style-name="CharStyle65">13 </text:span><text:span text:style-name="CharStyle15">Beth-shemesh, and then leave unmolested.’ ”</text:span></text:p>
        <text:p text:style-name="P162"><text:span text:style-name="CharStyle15">Here is the message that </text:span><text:span text:style-name="CharStyle77">a A </text:span><text:span text:style-name="CharStyle15">came to Jeremiah about all the Jews who were living in Egypt, at Migdol, Daphne, Memphis, and in Upper Egypt: “The Lord of hosts, the God of 2 Israel, declares: ‘You have seen all the misery I have inflicted on Jerusalem and all the towns of Judah. There they lie to-day, empty and desolate, for their </text:span><text:span text:style-name="CharStyle65">3</text:span></text:p>
        <text:p text:style-name="P244"><text:span text:style-name="CharStyle15">wicked practices that angered me! They took to offering sac­rifices in the service of foreign gods, unknown to them or to yourselves or to your fathers.</text:span></text:p>
        <text:list xml:id="list183558982692834" text:style-name="L75">
          <text:list-item>
            <text:p text:style-name="P538"><text:span text:style-name="CharStyle15"><text:tab/>1 sent you all my servants the prophets, earnestly and urgently, to forbid this abomination which</text:span></text:p>
          </text:list-item>
          <text:list-item>
            <text:p text:style-name="P538"><text:span text:style-name="CharStyle15"><text:tab/>I hated; but they would not listen or obey, they would not give up their wicked practice of</text:span></text:p>
          </text:list-item>
          <text:list-item>
            <text:p text:style-name="P538"><text:span text:style-name="CharStyle15"><text:tab/>sacrificing to foreign gods. So my fury and my anger broke out blazing through the towns of Judah and the streets of Jerusalem, laying them waste and desolate, as they lie to-</text:span></text:p>
          </text:list-item>
          <text:list-item>
            <text:p text:style-name="P538"><text:span text:style-name="CharStyle15"><text:tab/>day. Now then, says the Eternal, the God of hosts, the God of Israel, why will you ruin yourselves and put an end to Judah, man, woman, child,</text:span></text:p>
          </text:list-item>
          <text:list-item>
            <text:p text:style-name="P538"><text:span text:style-name="CharStyle15"><text:tab/>and babe? Why anger me with your practices, sacrificing to foreign gods in the land of Egypt where you have gone to settle? It will mean the end of you; all nations upon earth will</text:span></text:p>
          </text:list-item>
          <text:list-item>
            <text:p text:style-name="P538"><text:span text:style-name="CharStyle15"><text:tab/>curse and taunt you. Have you forgotten the crimes of your fathers, and of the kings and leaders of Judah, ay and the crimes of your own wives in the country of Judah and in the</text:span></text:p>
          </text:list-item>
          <text:list-item>
            <text:p text:style-name="P495"><text:span text:style-name="CharStyle15"><text:tab/>streets of Jerusalem? It has not made them humble or afraid, not to this day; they have not followed my directions nor have they lived by the rules I gave to you and to your</text:span></text:p>
          </text:list-item>
          <text:list-item>
            <text:p text:style-name="P495"><text:span text:style-name="CharStyle15"><text:tab/>fathers. Therefore, says the Lord of hosts, the God of Israel, I have determined on evil against you, to make an end of</text:span></text:p>
          </text:list-item>
          <text:list-item>
            <text:p text:style-name="P495"><text:span text:style-name="CharStyle15"><text:tab/>Judah; as for the survivors of Judah who made up their minds to go and settle in the land of Egypt, in the land of Egypt shall they all perish, all of them, falling by the sword and famine, dying young and old by sword</text:span></text:p>
          </text:list-item>
        </text:list>
        <text:p text:style-name="P26"><text:span text:style-name="CharStyle15">and famine, and becoming an object of horror and execration, accursed and derided. For, as 13 I punished Jerusalem, so will I punish all who have settled in the land of Egypt, by sword, by famine, and by plague, till not a 14 single Jewish settler in the land of Egypt shall escape or survive to make his way back to the longed-for land of Judah; only a fugitive or two shall ever get back.’ ”</text:span></text:p>
        <text:p text:style-name="P161"><text:span text:style-name="CharStyle15">Then all the men who knew 15 that their wives sacrificed to for­eign gods, and all the women who were standing by, shouted loudly to Jeremiah, “We will not 16 listen to this word of yours that you have uttered as from the Eternal. No, we mean to keep 17 without fail this oath of ours to offer sacrifices to the Queen of heaven, and pour libations in her honour, as we used to do, we and our fathers, our kings and lead­ers, in the towns of Judah and on the streets of Jerusalem. Then we had plenty of food, we pros­pered and came to no harm. But ever since we gave up sac- 18 rificing to the Queen of heaven and pouring out libations in her honour, we have beCn in utter need and at the mercy of the sword and famine.” “Yes,” 19 cried the women, “and had we not the consent of our husbands when we sacrificed to the Queen of heaven and poured libations in her honour and made cakes in the shape of her?” [[Then 20 Jeremiah said to all the people, to the men and women who had given this answer: “You offered 21 these sacrifices in the towns of Judah and on the streets of Jeru­salem, you and your fathers, your kings and leaders and the commons? Yes, and did the Eternal forget it? Did it not 22</text:span></text:p>
        <text:p text:style-name="P244"><draw:frame draw:style-name="fr17" draw:name="106" text:anchor-type="paragraph" svg:x="2.3902in" svg:y="5.95in" svg:width="0.2799in" svg:height="0.0161in" draw:z-index="144"><draw:image xlink:href="Pictures/100000000000002A0000001C4B4B2395.jpg" xlink:type="simple" xlink:show="embed" xlink:actuate="onLoad"/><draw:contour-polygon svg:width="0.2799in" svg:height="0.1831in" svg:viewBox="0 0 711 465" draw:points="0,0 711,0 711,465 0,465" draw:recreate-on-edit="true"/></draw:frame><text:span text:style-name="CharStyle15">rankle in his mind, till he could bear your wicked practices and abominable crimes no longer? That is why your land lies deso­late and empty, horrible and ac-</text:span></text:p>
        <text:list xml:id="list183558919274104" text:style-name="L65">
          <text:list-item>
            <text:p text:style-name="P513"><text:span text:style-name="CharStyle15"><text:tab/>cursed, to-day. This doom is yours to-day, because you offered these sacrifices, because you sinned against the Eternal and would not obey him, be­cause you would not follow his directions and orders and in­junctions.”]]</text:span></text:p>
          </text:list-item>
          <text:list-item>
            <text:p text:style-name="P556"><text:span text:style-name="CharStyle15"><text:tab/>Then Jeremiah said to all the people and to all the women: “Listen to the word of the</text:span></text:p>
          </text:list-item>
        </text:list>
        <text:list xml:id="list1729109890568840646" text:style-name="L79">
          <text:list-item>
            <text:p text:style-name="P532"><text:span text:style-name="CharStyle15"><text:tab/>Eternal. The Lord of hosts, the God of Israel, declares: You women have done all you swore to do, saying, ‘We will perform our vows without fail, sacrificing to the Queen of heaven and pouring libations in her honour.’ Well, keep your</text:span></text:p>
          </text:list-item>
        </text:list>
        <text:list xml:id="list4795393594144569629" text:style-name="L80">
          <text:list-item>
            <text:p text:style-name="P496"><text:span text:style-name="CharStyle15"><text:tab/>word, carry out your vows! But listen to the Eternal’s word, you Jews in Egypt: ‘I swear by my great name that my name shall never be heard on the lips of any Jew who has gone to</text:span></text:p>
          </text:list-item>
        </text:list>
        <text:list xml:id="list3446229611505282246" text:style-name="L81">
          <text:list-item>
            <text:p text:style-name="P533"><text:span text:style-name="CharStyle15"><text:tab/>settle in Egypt. Then the sur­vivors of the Jews in Egypt will find out whose word stands,</text:span></text:p>
          </text:list-item>
          <text:list-item>
            <text:p text:style-name="P533"><text:span text:style-name="CharStyle15"><text:tab/>mine or theirs. And here is the sign that I will punish you in this country, the Eternal says, to teach you that my threat of doom will stand against you:</text:span></text:p>
          </text:list-item>
          <text:list-item>
            <text:p text:style-name="P533"><text:span text:style-name="CharStyle15"><text:tab/>I will deliver the Pharaoh Hophra, king of Egypt, into the hands of his enemies and mur­derers, as I put Zedekiah king of Judah into the hands of Neb­uchadrezzar king of Babylon,</text:span></text:p>
          </text:list-item>
        </text:list>
        <text:p text:style-name="P244"><text:span text:style-name="CharStyle15">his enemy and murderer.’ ”</text:span></text:p>
        <text:p text:style-name="P101"><text:span text:style-name="CharStyle79">* * *</text:span></text:p>
        <text:p text:style-name="P80"><text:span text:style-name="CharStyle15">Messages from the Eternal to the prophet Jeremiah about the nations. </text:span><text:span text:style-name="CharStyle15"><text:span text:style-name="T1"><text:note text:id="ftn8" text:note-class="footnote"><text:note-citation>0</text:note-citation><text:note-body><text:p text:style-name="P70"><text:span text:style-name="CharStyle4"><text:tab/>On Egypt: about the army of</text:span></text:p></text:note-body></text:note></text:span></text:span></text:p>
        <text:p text:style-name="P318"><text:span text:style-name="CharStyle15">Pharaoh-necho king of Egypt at Karkemish on the river Eu­phrates, where it was defeated by Nebuchadrezzar king of Babylon, in the fourth year of Jehoiakim the son of Josiah, king of Judah:</text:span></text:p>
        <text:p text:style-name="P209"><text:span text:style-name="CharStyle15">Ready with your shields and 3 targes,</text:span></text:p>
        <text:p text:style-name="P232"><text:span text:style-name="CharStyle15">forward to the fray!</text:span></text:p>
        <text:p text:style-name="P209"><text:span text:style-name="CharStyle15">Harness horses, mount your 4 chargers,</text:span></text:p>
        <text:p text:style-name="P225"><text:span text:style-name="CharStyle15">on with helmets, swing your spears,</text:span></text:p>
        <text:p text:style-name="P243"><text:span text:style-name="CharStyle15">don your coats of mail!</text:span></text:p>
        <text:p text:style-name="P51"><text:span text:style-name="CharStyle15">What! routed, in a panic!<text:tab/>5</text:span></text:p>
        <text:p text:style-name="P232"><text:span text:style-name="CharStyle15">Their braves are beaten, they fly, never rally, beset by terror;</text:span></text:p>
        <text:p text:style-name="P51"><text:span text:style-name="CharStyle15">but no speed saves them,<text:tab/>6</text:span></text:p>
        <text:p text:style-name="P243"><text:span text:style-name="CharStyle15">no hero escapes, in the north, by the Euphrates, they collapse.</text:span></text:p>
        <text:p text:style-name="P351"><text:soft-page-break/><text:span text:style-name="CharStyle15">What is this, rising like the Nile, 7 with tossing floods?</text:span></text:p>
        <text:p text:style-name="P209"><text:span text:style-name="CharStyle15">’Tis Egypt shouting, “I will en- 8 gulf the world,</text:span></text:p>
        <text:list xml:id="list3191050180598456725" text:style-name="L82">
          <text:list-item>
            <text:p text:style-name="P721"><text:span text:style-name="CharStyle15"><text:tab/>rise to sweep off its inhabi­tants!”</text:span></text:p>
          </text:list-item>
        </text:list>
        <text:p text:style-name="P209"><text:span text:style-name="CharStyle15">Prance on, horses, rage away, 9 chariots,</text:span></text:p>
        <text:p text:style-name="P232"><text:span text:style-name="CharStyle15">charge on, warriors, men with shields from Kush and Punt,</text:span></text:p>
        <text:p text:style-name="P232"><text:span text:style-name="CharStyle15">bowmen from Libya!</text:span></text:p>
        <text:p text:style-name="P26"><text:span text:style-name="CharStyle15">But this is Lord Eternal’s day, 10 a day for vengeance on his foes,</text:span></text:p>
        <text:p text:style-name="P26"><text:span text:style-name="CharStyle15">a day when the sword devours with a vengeance, drinking its fill of blood; for the Lord of hosts is sacri­ficing victims</text:span></text:p>
        <text:p text:style-name="P225"><text:span text:style-name="CharStyle15">in the north, by the Eu­phrates.</text:span></text:p>
        <text:p text:style-name="P209"><text:span text:style-name="CharStyle15">You may get balsam from 11 Gilead,</text:span></text:p>
        <text:p text:style-name="P232"><text:span text:style-name="CharStyle15">my lady Egypt, but all your salves are vain,</text:span></text:p>
      </text:section>
      <text:section text:style-name="Sect4" text:name="Section26">
        <text:p text:style-name="P683"><text:span text:style-name="CharStyle15">for you there is no healing.</text:span></text:p>
        <text:list xml:id="list8339446264702312207" text:style-name="L83">
          <text:list-item>
            <text:p text:style-name="P755"><text:span text:style-name="CharStyle15"><text:tab/>The whole world hears you</text:span></text:p>
          </text:list-item>
        </text:list>
        <text:p text:style-name="P361"><text:span text:style-name="CharStyle15">wailing,</text:span></text:p>
        <text:p text:style-name="P208"><text:span text:style-name="CharStyle15">your crying rings around, for one brave falls over another, and both drop to the ground.</text:span></text:p>
        <text:list xml:id="list183618673503061" text:continue-numbering="true" text:style-name="L83">
          <text:list-item>
            <text:p text:style-name="P777"><text:span text:style-name="CharStyle15"><text:tab/>The Eternal’s prediction to the prophet Jeremiah that Neb­uchadrezzar king of Babylon would come and ravage the land of Egypt:</text:span></text:p>
          </text:list-item>
          <text:list-item>
            <text:p text:style-name="P780"><text:span text:style-name="CharStyle15"><text:tab/>Tell it in Migdol,</text:span></text:p>
          </text:list-item>
        </text:list>
        <text:p text:style-name="P205"><text:span text:style-name="CharStyle15">proclaim it at Memphis:</text:span></text:p>
        <text:p text:style-name="P299"><text:span text:style-name="CharStyle15">“To your feet, be all ready, the sword sweeps all round you!”</text:span></text:p>
        <text:list xml:id="list183618483501074" text:continue-numbering="true" text:style-name="L83">
          <text:list-item>
            <text:p text:style-name="P780"><text:span text:style-name="CharStyle15"><text:tab/>Why has Apis run away?</text:span></text:p>
          </text:list-item>
        </text:list>
        <text:p text:style-name="P103"><text:span text:style-name="CharStyle15">That Bull-god could not stand,</text:span></text:p>
        <text:p text:style-name="P205"><text:span text:style-name="CharStyle15">for the Eternal laid him low.</text:span></text:p>
        <text:list xml:id="list183620337414474" text:continue-numbering="true" text:style-name="L83">
          <text:list-item>
            <text:p text:style-name="P780"><text:span text:style-name="CharStyle15"><text:tab/>Your foreign traders fall away,</text:span></text:p>
          </text:list-item>
        </text:list>
        <text:p text:style-name="P103"><text:span text:style-name="CharStyle15">they fall and to themselves they say,</text:span></text:p>
        <text:p text:style-name="P299"><text:span text:style-name="CharStyle15">“Let us begone to the land of our birth, back home again, away from the sweep of the sword.”</text:span></text:p>
        <text:list xml:id="list183618766807473" text:continue-numbering="true" text:style-name="L83">
          <text:list-item>
            <text:p text:style-name="P780"><text:span text:style-name="CharStyle15"><text:tab/>(Call the Pharaoh “Fatality,”</text:span></text:p>
          </text:list-item>
        </text:list>
        <text:p text:style-name="P103"><text:span text:style-name="CharStyle15">for he has let his chance go by!)</text:span></text:p>
        <text:list xml:id="list183620085159175" text:continue-numbering="true" text:style-name="L83">
          <text:list-item>
            <text:p text:style-name="P780"><text:span text:style-name="CharStyle15"><text:tab/>By my life, says the King, the</text:span></text:p>
          </text:list-item>
        </text:list>
        <text:p text:style-name="P445"><text:span text:style-name="CharStyle15">Lord of hosts, here comes an invader, towering like mount Tabor, like Karmel by the sea!</text:span></text:p>
        <text:list xml:id="list183619449085997" text:continue-numbering="true" text:style-name="L83">
          <text:list-item>
            <text:p text:style-name="P781"><text:span text:style-name="CharStyle15"><text:tab/>Get ready for your exile,</text:span></text:p>
          </text:list-item>
        </text:list>
        <text:p text:style-name="P205"><text:span text:style-name="CharStyle15">my lady Egypt;</text:span></text:p>
        <text:p text:style-name="P229"><text:span text:style-name="CharStyle15">for Memphis empty lies and desolate,</text:span></text:p>
        <text:p text:style-name="P205"><text:soft-page-break/><text:span text:style-name="CharStyle15">burned to the very ground.</text:span></text:p>
        <text:list xml:id="list183619996066045" text:continue-numbering="true" text:style-name="L83">
          <text:list-item>
            <text:p text:style-name="P782"><text:span text:style-name="CharStyle15"><text:tab/>Egypt is a handsome heifer,</text:span></text:p>
          </text:list-item>
        </text:list>
        <text:p text:style-name="P205"><text:span text:style-name="CharStyle15">but herdsmen from the north shall master her; her day of doom has dawned,</text:span></text:p>
        <text:list xml:id="list183619665510386" text:continue-numbering="true" text:style-name="L83">
          <text:list-item>
            <text:p text:style-name="P777"><text:span text:style-name="CharStyle15"><text:tab/>her punishing hour is upon</text:span></text:p>
          </text:list-item>
        </text:list>
        <text:p text:style-name="P362"><text:span text:style-name="CharStyle15">her;</text:span></text:p>
        <text:p text:style-name="P299"><text:span text:style-name="CharStyle15">the soldiers that she hired have proved like pampered kine,</text:span></text:p>
        <text:p text:style-name="P430"><text:span text:style-name="CharStyle15">they scampered off in flight, they made no stand.</text:span></text:p>
        <text:p text:style-name="P26"><text:span text:style-name="CharStyle15">She can but draw back hissing 22 like a snake before her foes; for they outnumber locusts, 23 past all counting,</text:span></text:p>
        <text:p text:style-name="P26"><text:span text:style-name="CharStyle15">they come at her with axes, 22 like woodmen hewing a tree, while the Eternal cries out, “Fell 23 her forest, dense though it be.”</text:span></text:p>
        <text:p text:style-name="P26"><text:span text:style-name="CharStyle15">My lady Egypt is dishonoured, 24 in the hands of the north- men.</text:span></text:p>
        <text:p text:style-name="P242"><text:span text:style-name="CharStyle15">The Lord of hosts, the God 25 of Israel, declares: “I will pun­ish Amon the god of Thebes, and also the Pharaoh with any who rely on him; I will hand 26 them over to their murderers, to Nebuchadrezzar king of Babylon and his officers. Though in after days Egypt shall be inhabited as it was in the days of old (so the Eternal promises).”</text:span></text:p>
        <text:p text:style-name="P446"><text:span text:style-name="CharStyle15">A message from the </text:span><text:span text:style-name="CharStyle77">a</text:span><text:span text:style-name="CharStyle64"> rj </text:span><text:span text:style-name="CharStyle15">Eternal that came to the * prophet Jeremiah about the Phil­istines, before the Pharaoh stormed Gaza. The Eternal de­clares:</text:span></text:p>
        <text:p text:style-name="P209"><text:span text:style-name="CharStyle15">“Floods are gathering there, in 2 the north,</text:span></text:p>
        <text:p text:style-name="P232"><text:span text:style-name="CharStyle15">they swell into a torrent, to flood the land and all it holds,</text:span></text:p>
        <text:p text:style-name="P231"><text:span text:style-name="CharStyle15">the capital and all its citizens!</text:span></text:p>
        <text:p text:style-name="P26"><text:span text:style-name="CharStyle15">At the thunder of hoofs in the 3 cavalry charge, at the rush and roar of the chariot wheels,</text:span></text:p>
        <text:p text:style-name="P26"><text:span text:style-name="CharStyle15">fathers fear to turn and save their children— so unmanned are the Philis­tines!</text:span></text:p>
        <text:p text:style-name="P26"><text:span text:style-name="CharStyle15">The day of havoc strips from 4 Tyre and Sidon any support still left them; for the Eternal will make havoc</text:span></text:p>
        <text:p text:style-name="P815"><text:span text:style-name="CharStyle15">of all left upon the coast.</text:span></text:p>
        <text:list xml:id="list563698961574801880" text:style-name="L84">
          <text:list-item>
            <text:p text:style-name="P661"><text:span text:style-name="CharStyle15"><text:tab/>Gaza mourns with shaven head,</text:span></text:p>
          </text:list-item>
        </text:list>
        <text:p text:style-name="P337"><text:span text:style-name="CharStyle15">Ashkelon is overwhelmed;</text:span></text:p>
        <text:p text:style-name="P306"><text:span text:style-name="CharStyle15">Poor Ekron—all that is left of you!—</text:span></text:p>
        <text:p text:style-name="P337"><text:span text:style-name="CharStyle15">long will you gash yourself in grief.”</text:span></text:p>
        <text:list xml:id="list183619561719934" text:continue-numbering="true" text:style-name="L84">
          <text:list-item>
            <text:p text:style-name="P662"><text:span text:style-name="CharStyle15"><text:tab/>“Sword of the Eternal,” you</text:span></text:p>
          </text:list-item>
        </text:list>
        <text:p text:style-name="P399"><text:span text:style-name="CharStyle15">cry,</text:span></text:p>
        <text:p text:style-name="P337"><text:span text:style-name="CharStyle15">“will you never be quiet?</text:span></text:p>
        <text:p text:style-name="P337"><text:span text:style-name="CharStyle15">Sheathe yourself and give o’er!”</text:span></text:p>
        <text:list xml:id="list183618323547938" text:continue-numbering="true" text:style-name="L84">
          <text:list-item>
            <text:p text:style-name="P662"><text:span text:style-name="CharStyle15"><text:tab/>But how can it be quiet,</text:span></text:p>
          </text:list-item>
        </text:list>
        <text:p text:style-name="P337"><text:span text:style-name="CharStyle15">when it has the Eternal’s orders</text:span></text:p>
        <text:p text:style-name="P339"><text:span text:style-name="CharStyle15">to execute on Ashkelon and the shore?</text:span></text:p>
        <text:p text:style-name="P306"><text:span text:style-name="CharStyle15">/i o On Moab.</text:span></text:p>
        <text:p text:style-name="P306"><text:span text:style-name="CharStyle15">w The Lord of hosts, the God of Israel, declares:</text:span></text:p>
        <text:p text:style-name="P306"><text:span text:style-name="CharStyle15">“Alas for Nebo, it is sacked!</text:span></text:p>
        <text:p text:style-name="P337"><text:span text:style-name="CharStyle15">Kureyat captured, to its shame,</text:span></text:p>
        <text:p text:style-name="P337"><text:span text:style-name="CharStyle15">and Moab’s bulwark stormed!</text:span></text:p>
        <text:p text:style-name="P25"><text:span text:style-name="CharStyle15">a Moab now has lost its fame;</text:span></text:p>
        <text:p text:style-name="P337"><text:span text:style-name="CharStyle15">from Heshbon foes have planned</text:span></text:p>
        <text:p text:style-name="P306"><text:span text:style-name="CharStyle15">to blot the nation out of being,</text:span></text:p>
        <text:p text:style-name="P337"><text:span text:style-name="CharStyle15">to press upon it, sword in hand,</text:span></text:p>
        <text:p text:style-name="P340"><text:soft-page-break/><text:span text:style-name="CharStyle15">to leave it not a sound of life.</text:span></text:p>
        <text:list xml:id="list6932604391145123949" text:style-name="L85">
          <text:list-item>
            <text:p text:style-name="P617"><text:span text:style-name="CharStyle15"><text:tab/>Hark! a howl from Horonaim,</text:span></text:p>
          </text:list-item>
        </text:list>
        <text:p text:style-name="P338"><text:span text:style-name="CharStyle15">for the havoc and the slaugh­ter;</text:span></text:p>
        <text:list xml:id="list183618784187708" text:continue-numbering="true" text:style-name="L85">
          <text:list-item>
            <text:p text:style-name="P618"><text:span text:style-name="CharStyle15"><text:tab/>Moab is shattered,</text:span></text:p>
          </text:list-item>
        </text:list>
        <text:p text:style-name="P338"><text:span text:style-name="CharStyle15">and her cry rings even to Zoar.</text:span></text:p>
        <text:list xml:id="list183619106463532" text:continue-numbering="true" text:style-name="L85">
          <text:list-item>
            <text:p text:style-name="P618"><text:span text:style-name="CharStyle15"><text:tab/>Moabites climb up to Luhith,</text:span></text:p>
          </text:list-item>
        </text:list>
        <text:p text:style-name="P338"><text:span text:style-name="CharStyle15">weeping as they go;</text:span></text:p>
        <text:p text:style-name="P307"><text:span text:style-name="CharStyle15">for, hurrying down from Horo­naim,</text:span></text:p>
        <text:p text:style-name="P338"><text:span text:style-name="CharStyle15">they heard shrieks of slaugh­ter. </text:span><text:span text:style-name="CharStyle15"><text:span text:style-name="T1"><text:note text:id="ftn9" text:note-class="footnote"><text:note-citation>0</text:note-citation><text:note-body><text:p text:style-name="P66"><text:span text:style-name="CharStyle4"><text:tab/>Run for your lives, get away</text:span></text:p><text:p text:style-name="P431"><text:span text:style-name="CharStyle4">like a wild ass to the wold!</text:span></text:p></text:note-body></text:note></text:span></text:span><text:span text:style-name="CharStyle15"><text:span text:style-name="T1"> </text:span></text:span><text:span text:style-name="CharStyle15"><text:span text:style-name="T1"><text:note text:id="ftn10" text:note-class="footnote"><text:note-citation>0</text:note-citation><text:note-body><text:p text:style-name="P69"><text:span text:style-name="CharStyle4"><text:tab/>You put faith in your for­</text:span></text:p><text:p text:style-name="P401"><text:span text:style-name="CharStyle4">tresses;</text:span></text:p><text:p text:style-name="P382"><text:span text:style-name="CharStyle4">so you are captured!</text:span></text:p></text:note-body></text:note></text:span></text:span></text:p>
        <text:p text:style-name="P211"><text:span text:style-name="CharStyle15">Kemosh your god shall be de­ported,</text:span></text:p>
        <text:p text:style-name="P165"><text:span text:style-name="CharStyle15">with his priests and princes; every town shall be despoiled, 8 not one escapes; valleys shall be raided, and plains ruined— so the Eternal orders.</text:span></text:p>
        <text:p text:style-name="P52"><text:span text:style-name="CharStyle15">Give Moab wings?<text:tab/></text:span><text:span text:style-name="CharStyle16">9</text:span></text:p>
        <text:p text:style-name="P146"><text:span text:style-name="CharStyle15">She fain would fly away from towns laid waste, all emptied!</text:span></text:p>
        <text:p text:style-name="P273"><text:span text:style-name="CharStyle15">No, a curse on him who slackens io in this work of the Eternal!</text:span></text:p>
        <text:p text:style-name="P281"><text:span text:style-name="CharStyle15">A curse on any who will stint their swords of blood!</text:span></text:p>
        <text:p text:style-name="P212"><text:span text:style-name="CharStyle15">Moab from the first has lain at </text:span><text:span text:style-name="CharStyle32">ii </text:span><text:span text:style-name="CharStyle15">ease,</text:span></text:p>
        <text:p text:style-name="P146"><text:span text:style-name="CharStyle15">never known exile afar, lain like wine left on the lees, never poured from jar to jar, that tastes the same as ever, and its scent mellows never.</text:span></text:p>
        <text:p text:style-name="P209"><text:span text:style-name="CharStyle15">But the day comes, says the 12 Eternal,</text:span></text:p>
        <text:p text:style-name="P332"><text:span text:style-name="CharStyle15">when I send men to move him,</text:span></text:p>
        <text:p text:style-name="P273"><text:span text:style-name="CharStyle15">tilting him up and over, emptying out his casks, and breaking up his flasks.</text:span></text:p>
        <text:p text:style-name="P209"><text:span text:style-name="CharStyle15">Then Moab shall find Kemosh 13 fail him,</text:span></text:p>
        <text:p text:style-name="P336"><text:soft-page-break/><text:span text:style-name="CharStyle15">like Israel when it trusted Bethel.</text:span></text:p>
        <text:p text:style-name="P210"><text:span text:style-name="CharStyle15">‘You boast yourselves brave he- 14 roes</text:span></text:p>
        <text:p text:style-name="P152"><text:span text:style-name="CharStyle15">you are warriors bold, and here is your Moab invaded, 15 and the flower of his youth mowed down!’— says the King called the Lord of hosts.</text:span></text:p>
        <text:p text:style-name="P210"><text:span text:style-name="CharStyle15">Moab’s calamity closes upon 16 him,</text:span></text:p>
        <text:p text:style-name="P152"><text:span text:style-name="CharStyle15">and fast his fate comes on. Bemoan him, all ye neighbour- 17 ing folk,</text:span></text:p>
        <text:p text:style-name="P152"><text:span text:style-name="CharStyle15">all ye who know his fame;</text:span></text:p>
        <text:p text:style-name="P257"><text:span text:style-name="CharStyle15">cry, ‘Ah, his sceptre strong is snapped,</text:span></text:p>
        <text:p text:style-name="P127"><text:span text:style-name="CharStyle15">his splendid sway has gone!’</text:span></text:p>
        <text:list xml:id="list183559272726326" text:style-name="L73">
          <text:list-item>
            <text:p text:style-name="P560"><text:span text:style-name="CharStyle15"><text:tab/>O dwellers in Dibon, down from</text:span></text:p>
          </text:list-item>
        </text:list>
        <text:p text:style-name="P218"><text:span text:style-name="CharStyle15">your height, and cower in the mire; for Moab’s invader attacks you,</text:span></text:p>
        <text:p text:style-name="P127"><text:span text:style-name="CharStyle15">and storms your stronghold!</text:span></text:p>
        <text:list xml:id="list183620239804663" text:continue-numbering="true" text:style-name="L73">
          <text:list-item>
            <text:p text:style-name="P561"><text:span text:style-name="CharStyle15"><text:tab/>O dwellers in Aroer,</text:span></text:p>
          </text:list-item>
        </text:list>
        <text:p text:style-name="P127"><text:span text:style-name="CharStyle15">stand on the road, look out, ask news from men in flight and women who escape.</text:span></text:p>
        <text:list xml:id="list183619535429435" text:continue-numbering="true" text:style-name="L73">
          <text:list-item>
            <text:p text:style-name="P562"><text:span text:style-name="CharStyle15"><text:tab/>‘Moab is broken, to his shame,’</text:span></text:p>
          </text:list-item>
        </text:list>
        <text:p text:style-name="P218"><text:span text:style-name="CharStyle15">they sigh,</text:span></text:p>
        <text:p text:style-name="P128"><text:span text:style-name="CharStyle15">‘Wail for it, cry.’ ”</text:span></text:p>
        <text:list xml:id="list183619258946842" text:continue-numbering="true" text:style-name="L73">
          <text:list-item>
            <text:p text:style-name="P563"><text:span text:style-name="CharStyle15"><text:tab/>[[Tell the news upon the banks of Arnon, that Moab is devastated, that doom has reached the plains, reached Ho-</text:span></text:p>
          </text:list-item>
          <text:list-item>
            <text:p text:style-name="P565"><text:span text:style-name="CharStyle15"><text:tab/>Ion, Jahzah, Mephaath, Dibon,</text:span></text:p>
          </text:list-item>
          <text:list-item>
            <text:p text:style-name="P565"><text:span text:style-name="CharStyle15"><text:tab/>Nebo, Beth-diblathaim, Kure- yat, Beth-gamul, Beth-meon,</text:span></text:p>
          </text:list-item>
          <text:list-item>
            <text:p text:style-name="P583"><text:span text:style-name="CharStyle15"><text:tab/>Keriyyoth, Bezer, and all the towns of Moab, far and near.]]</text:span></text:p>
          </text:list-item>
          <text:list-item>
            <text:p text:style-name="P566"><text:span text:style-name="CharStyle15"><text:tab/>Moab’s strength is lopped off,</text:span></text:p>
          </text:list-item>
        </text:list>
        <text:p text:style-name="P127"><text:soft-page-break/><text:span text:style-name="CharStyle15">Moab’s mighty arm is broken;</text:span></text:p>
        <text:list xml:id="list183618666972880" text:continue-numbering="true" text:style-name="L73">
          <text:list-item>
            <text:p text:style-name="P566"><text:span text:style-name="CharStyle15"><text:tab/>make him drunk and help­</text:span></text:p>
          </text:list-item>
        </text:list>
        <text:p text:style-name="P218"><text:span text:style-name="CharStyle15">less,</text:span></text:p>
        <text:p text:style-name="P185"><text:span text:style-name="CharStyle15">for his insolence to the Eter­nal.</text:span></text:p>
        <text:p text:style-name="P300"><text:span text:style-name="CharStyle15">Loud was Moab in derision;<text:line-break/>so let him be derided.</text:span></text:p>
        <text:list xml:id="list183619011378441" text:continue-numbering="true" text:style-name="L73">
          <text:list-item>
            <text:p text:style-name="P566"><text:span text:style-name="CharStyle15"><text:tab/>For Israel you did deride;</text:span></text:p>
          </text:list-item>
        </text:list>
        <text:p text:style-name="P128"><text:span text:style-name="CharStyle15">you tossed your head in scorn, whenever you talked of him, as of one caught in a thieves’ gang.</text:span></text:p>
        <text:list xml:id="list183618702256925" text:continue-numbering="true" text:style-name="L73">
          <text:list-item>
            <text:p text:style-name="P566"><text:span text:style-name="CharStyle15"><text:tab/>Leave your towns, take to the</text:span></text:p>
          </text:list-item>
        </text:list>
        <text:p text:style-name="P218"><text:span text:style-name="CharStyle15">cliffs,</text:span></text:p>
        <text:p text:style-name="P128"><text:span text:style-name="CharStyle15">you folk of Moab; make your nests like doves in crevices of crags.</text:span></text:p>
        <text:list xml:id="list183620212892770" text:continue-numbering="true" text:style-name="L73">
          <text:list-item>
            <text:p text:style-name="P566"><text:span text:style-name="CharStyle15"><text:tab/>We have heard of Moab’s pride,</text:span></text:p>
          </text:list-item>
        </text:list>
        <text:p text:style-name="P127"><text:span text:style-name="CharStyle15">his lordly pride, his airs and arrogance, and haughty heart.</text:span></text:p>
        <text:p text:style-name="P190"><text:span text:style-name="CharStyle15">The Eternal says, “I know his 30 rage,</text:span></text:p>
        <text:p text:style-name="P146"><text:span text:style-name="CharStyle15">his hollow vaunts, his hollow</text:span></text:p>
        <text:p text:style-name="P393"><text:span text:style-name="CharStyle15">deeds.” _</text:span></text:p>
        <text:p text:style-name="P52"><text:span text:style-name="CharStyle15">So I must wail for Moab,<text:tab/>31</text:span></text:p>
        <text:p text:style-name="P146"><text:span text:style-name="CharStyle15">lamenting for all Moab, bemoaning what befalls Kir- heres.</text:span></text:p>
        <text:p text:style-name="P26"><text:span text:style-name="CharStyle15">O vine of Sibmah, I join Jazer 32 in bewailing you; for once your branches stretched across</text:span></text:p>
        <text:p text:style-name="P146"><text:span text:style-name="CharStyle15">as far as Jazer, and now your gathered grapes are being ravaged, now Moab’s garden-land is all </text:span><text:span text:style-name="CharStyle16">33 </text:span><text:span text:style-name="CharStyle15">bereft</text:span></text:p>
        <text:p text:style-name="P146"><text:span text:style-name="CharStyle15">of joy and gladness, no wine is trodden out from grapes,</text:span></text:p>
        <text:p text:style-name="P146"><text:span text:style-name="CharStyle15">no lilting at the vintage!</text:span></text:p>
        <text:p text:style-name="P26"><text:soft-page-break/><text:span text:style-name="CharStyle15">Heshbon and Elealeh wail, 34 from Zoar to Jahaz goes the cry,</text:span></text:p>
        <text:p text:style-name="P190"><text:span text:style-name="CharStyle15">Horonaim and Eglath-the-third call out,</text:span></text:p>
        <text:p text:style-name="P117"><text:span text:style-name="CharStyle15">for even Nimrim’s streams are dry.</text:span></text:p>
        <text:p text:style-name="P190"><text:span text:style-name="CharStyle15">[[I also abolish in Moab, says </text:span><text:span text:style-name="CharStyle16">35 </text:span><text:span text:style-name="CharStyle15">the Eternal,</text:span></text:p>
        <text:p text:style-name="P146"><text:span text:style-name="CharStyle15">all worshippers at shrines, all those who sacrifice to idols.]]</text:span></text:p>
        <text:p text:style-name="P190"><text:span text:style-name="CharStyle15">So my heart thrills with pity 3b for poor Moab,</text:span></text:p>
        <text:p text:style-name="P182"><text:span text:style-name="CharStyle15">thrills for the fate of Kir-heres, losing all his gains.</text:span></text:p>
        <text:p text:style-name="P191"><text:span text:style-name="CharStyle15">Heads are shaven, beards cut </text:span><text:span text:style-name="CharStyle16">37 </text:span><text:span text:style-name="CharStyle15">close,</text:span></text:p>
        <text:p text:style-name="P118"><text:span text:style-name="CharStyle15">hands are gashed, and sack­cloth worn,</text:span></text:p>
        <text:p text:style-name="P31"><text:span text:style-name="CharStyle15">on all the roofs of Moab, in its 38</text:span></text:p>
        <text:p text:style-name="P394"><text:span text:style-name="CharStyle15">streets,</text:span></text:p>
        <text:p text:style-name="P152"><text:span text:style-name="CharStyle15">men moan and mourn; for I have shattered Moab like a discarded dish.</text:span></text:p>
        <text:p text:style-name="P275"><text:span text:style-name="CharStyle15">How shattered! (ah, bewail it!) </text:span><text:span text:style-name="CharStyle16">39 </text:span><text:span text:style-name="CharStyle15">defeated and disgraced!</text:span></text:p>
        <text:p text:style-name="P409"><text:span text:style-name="CharStyle15">All around are over-awed,<text:line-break/>and yet mock at Moab.</text:span></text:p>
      </text:section>
      <text:section text:style-name="Sect9" text:name="Section27">
        <text:list xml:id="list5825447346822044512" text:style-name="L86">
          <text:list-item>
            <text:p text:style-name="P580"><draw:frame draw:style-name="fr12" draw:name="107" text:anchor-type="paragraph" svg:x="2.4189in" svg:y="5.4299in" svg:width="0.2764in" svg:height="0.0161in" draw:z-index="145"><draw:image xlink:href="Pictures/100000000000002A0000001BA97AC293.jpg" xlink:type="simple" xlink:show="embed" xlink:actuate="onLoad"/><draw:contour-polygon svg:width="0.2764in" svg:height="0.1764in" svg:viewBox="0 0 702 448" draw:points="0,0 702,0 702,448 0,448" draw:recreate-on-edit="true"/></draw:frame><text:span text:style-name="CharStyle15"><text:tab/>For (this is the Eternal’s word) here is an eagle swooping</text:span></text:p>
          </text:list-item>
        </text:list>
        <text:p text:style-name="P185"><text:span text:style-name="CharStyle15">with a dash on Moab!</text:span></text:p>
        <text:list xml:id="list183619932243198" text:continue-numbering="true" text:style-name="L86">
          <text:list-item>
            <text:p text:style-name="P474"><text:span text:style-name="CharStyle15"><text:tab/>Towns are taken,</text:span></text:p>
          </text:list-item>
        </text:list>
        <text:p text:style-name="P127"><text:span text:style-name="CharStyle15">fortresses surprised; the heart of Moab’s heroes on that day</text:span></text:p>
        <text:p text:style-name="P185"><text:span text:style-name="CharStyle15">is weak as any woman’s in her pangs.</text:span></text:p>
        <text:list xml:id="list183619273344370" text:continue-numbering="true" text:style-name="L86">
          <text:list-item>
            <text:p text:style-name="P567"><text:span text:style-name="CharStyle15"><text:tab/>Moab no more is a nation,</text:span></text:p>
          </text:list-item>
        </text:list>
        <text:p text:style-name="P188"><text:span text:style-name="CharStyle15">for its insolence to the Eternal.</text:span></text:p>
        <text:list xml:id="list183619491435114" text:continue-numbering="true" text:style-name="L86">
          <text:list-item>
            <text:p text:style-name="P567"><text:span text:style-name="CharStyle15"><text:tab/>Panic and pitfall and snares</text:span></text:p>
          </text:list-item>
        </text:list>
        <text:p text:style-name="P91"><text:span text:style-name="CharStyle15">await you,</text:span></text:p>
        <text:p text:style-name="P185"><text:span text:style-name="CharStyle15">O inhabitants of Moab;</text:span></text:p>
        <text:list xml:id="list183619436479698" text:continue-numbering="true" text:style-name="L86">
          <text:list-item>
            <text:p text:style-name="P568"><text:span text:style-name="CharStyle15"><text:tab/>fly from the panic, you are in a</text:span></text:p>
          </text:list-item>
        </text:list>
        <text:p text:style-name="P91"><text:span text:style-name="CharStyle15">pitfall—</text:span></text:p>
        <text:p text:style-name="P185"><text:span text:style-name="CharStyle15">crawl out, you are caught in a snare!</text:span></text:p>
        <text:p text:style-name="P245"><text:span text:style-name="CharStyle15">For I am bringing upon Moab (the Eternal says) its year of punishment.</text:span></text:p>
        <text:list xml:id="list183618608445956" text:continue-numbering="true" text:style-name="L86">
          <text:list-item>
            <text:p text:style-name="P568"><text:span text:style-name="CharStyle15"><text:tab/>Fugitives cower for shelter at</text:span></text:p>
          </text:list-item>
        </text:list>
        <text:p text:style-name="P404"><text:span text:style-name="CharStyle15">Heshbon, all in vain;</text:span></text:p>
        <text:p text:style-name="P245"><text:span text:style-name="CharStyle15">for a blaze began at Heshbon, flaming out from Sihon’s pal­ace,</text:span></text:p>
        <text:p text:style-name="P450"><text:span text:style-name="CharStyle15">till Ar of Moab was consumed, and Arnon’s heights devoured.</text:span></text:p>
        <text:list xml:id="list183618468010763" text:continue-numbering="true" text:style-name="L86">
          <text:list-item>
            <text:p text:style-name="P568"><text:span text:style-name="CharStyle15"><text:tab/>Poor Moabites!</text:span></text:p>
          </text:list-item>
        </text:list>
        <text:p text:style-name="P185"><text:span text:style-name="CharStyle15">O forlorn folk of Kemosh!</text:span></text:p>
        <text:p text:style-name="P257"><text:span text:style-name="CharStyle15">The god has left your sons to flight,</text:span></text:p>
        <text:p text:style-name="P185"><text:soft-page-break/><text:span text:style-name="CharStyle15">your daughters to a prisoner’s plight.</text:span></text:p>
        <text:list xml:id="list183618927975909" text:continue-numbering="true" text:style-name="L86">
          <text:list-item>
            <text:p text:style-name="P564"><text:span text:style-name="CharStyle15"><text:tab/>[[Though in the latter days— so the Eternal promises—I will restore the fortunes of Moab.]]</text:span></text:p>
          </text:list-item>
        </text:list>
        <text:p text:style-name="P129"><text:span text:style-name="CharStyle15">[[Here ends the sentence passed on Moab.]]</text:span></text:p>
        <text:p text:style-name="P377"><text:span text:style-name="CharStyle15">On the Ammonites.</text:span></text:p>
        <text:p text:style-name="P32"><text:span text:style-name="CharStyle15">Here is the Eternal’s word: Has Israel no sons, no heir? Why, then, is Gad claimed by god Milkom?</text:span></text:p>
        <text:p text:style-name="P186"><text:span text:style-name="CharStyle15">Why do his people tenant towns of Gad?</text:span></text:p>
        <text:list xml:id="list5116255079459760937" text:style-name="L87">
          <text:list-item>
            <text:p text:style-name="P719"><text:span text:style-name="CharStyle15"><text:tab/>Therefore a day comes (the Eternal declares)</text:span></text:p>
          </text:list-item>
        </text:list>
        <text:p text:style-name="P232"><text:span text:style-name="CharStyle15">when I will send the war-cry against Rabbah of the Am­monites,</text:span></text:p>
        <text:p text:style-name="P425"><text:span text:style-name="CharStyle15">till it is left a desolate heap, its townships in the flames.</text:span></text:p>
        <text:p text:style-name="P351"><text:span text:style-name="CharStyle15">Then shall Israel come to hold those who now hold her.</text:span></text:p>
        <text:p text:style-name="P60"><text:span text:style-name="CharStyle15">Howl, O palace of Rabbah,<text:tab/></text:span><text:span text:style-name="CharStyle16">3</text:span></text:p>
        <text:p text:style-name="P225"><text:span text:style-name="CharStyle15">at the sack of the city!</text:span></text:p>
        <text:p text:style-name="P26"><text:span text:style-name="CharStyle15">Scream, ye women of Rabbah, gird yourselves with sack­cloth,</text:span></text:p>
        <text:p text:style-name="P225"><text:span text:style-name="CharStyle15">wail and run about in mourn­ing:</text:span></text:p>
        <text:p text:style-name="P422"><text:span text:style-name="CharStyle15">for Milkom is deported with his priests and princes.</text:span></text:p>
        <text:p text:style-name="P60"><text:span text:style-name="CharStyle15">Why vaunt your valleys,<text:tab/></text:span><text:span text:style-name="CharStyle16">4</text:span></text:p>
        <text:p text:style-name="P232"><text:span text:style-name="CharStyle15">you careless creature, so proud of your resources, so sure you are beyond at­tack?</text:span></text:p>
        <text:p text:style-name="P60"><text:span text:style-name="CharStyle15">I will put you in terror<text:tab/>5</text:span></text:p>
        <text:p text:style-name="P232"><text:span text:style-name="CharStyle15">of all who are around you, says the Lord, the Lord of hosts,</text:span></text:p>
        <text:p text:style-name="P330"><text:span text:style-name="CharStyle15">till you are routed headlong, past all rallying.</text:span></text:p>
        <text:p text:style-name="P243"><text:span text:style-name="CharStyle15">[[Though later on, so the 6 Eternal promises, I will restore the fortunes of the Ammon­ites.]]</text:span></text:p>
        <text:p text:style-name="P328"><text:soft-page-break/><text:span text:style-name="CharStyle15">On Edom.<text:tab/>7</text:span></text:p>
        <text:p text:style-name="P209"><text:span text:style-name="CharStyle15">Here is the word from the Lord of hosts:</text:span></text:p>
        <text:p text:style-name="P232"><text:span text:style-name="CharStyle15">Teman is no longer shrewd; wary men have lost their wits, their shrewdness has failed them.</text:span></text:p>
        <text:p text:style-name="P209"><text:span text:style-name="CharStyle15">So turn and fly to your re- 8 treats,</text:span></text:p>
        <text:p text:style-name="P237"><text:span text:style-name="CharStyle15">ye dwellers in Dedan; for I bring upon Esau his doom,</text:span></text:p>
        <text:p text:style-name="P326"><text:span text:style-name="CharStyle15">his hour of punishment.</text:span></text:p>
        <text:p text:style-name="P210"><text:span text:style-name="CharStyle15">If gatherers of grapes came 9 upon you,</text:span></text:p>
        <text:p text:style-name="P226"><text:span text:style-name="CharStyle15">would they leave any grapes to glean?</text:span></text:p>
        <text:p text:style-name="P213"><text:span text:style-name="CharStyle15">If robbers in the night came on you,</text:span></text:p>
        <text:p text:style-name="P716"><text:span text:style-name="CharStyle15">would they not steal more than they need?</text:span></text:p>
        <text:list xml:id="list183559873037633" text:style-name="L69">
          <text:list-item>
            <text:p text:style-name="P749"><text:span text:style-name="CharStyle15"><text:tab/>So I strip Esau clean and bare,</text:span></text:p>
          </text:list-item>
        </text:list>
        <text:p text:style-name="P360"><text:span text:style-name="CharStyle15">I have laid open his retreats,<text:line-break/>till he cannot conceal himself—<text:line-break/>he is stamped out to a man.</text:span></text:p>
        <text:list xml:id="list183618921754825" text:continue-numbering="true" text:style-name="L69">
          <text:list-item>
            <text:p text:style-name="P749"><text:span text:style-name="CharStyle15"><text:tab/>Yet leave to me your orphans,</text:span></text:p>
          </text:list-item>
        </text:list>
        <text:p text:style-name="P347"><text:span text:style-name="CharStyle15">I will save them; let your widows trust to me.</text:span></text:p>
        <text:list xml:id="list183619447835527" text:continue-numbering="true" text:style-name="L69">
          <text:list-item>
            <text:p text:style-name="P783"><text:span text:style-name="CharStyle15"><text:tab/>Here is the Eternal’s sen­tence: “If those who did not deserve to drink the cup of the divine anger have to drink it notwithstanding, are you to go unpunished? No, you shall not</text:span></text:p>
          </text:list-item>
          <text:list-item>
            <text:p text:style-name="P749"><text:span text:style-name="CharStyle15"><text:tab/>get off; drink it you must. For I have sworn by my own life, that Busaireh shall be waste and cursed, desolate and de­rided, with all its hamlets laid in ruin for all time.”</text:span></text:p>
          </text:list-item>
          <text:list-item>
            <text:p text:style-name="P608"><text:span text:style-name="CharStyle15"><text:tab/>The Eternal sends me news of an envoy sent to the na­tions,</text:span></text:p>
          </text:list-item>
        </text:list>
        <text:p text:style-name="P229"><text:span text:style-name="CharStyle15">bidding them muster against Edom,</text:span></text:p>
        <text:p text:style-name="P205"><text:span text:style-name="CharStyle15">to make war upon her.</text:span></text:p>
        <text:list xml:id="list183619418053608" text:continue-numbering="true" text:style-name="L69">
          <text:list-item>
            <text:p text:style-name="P773"><text:span text:style-name="CharStyle15"><text:tab/>“For I will make you least</text:span></text:p>
          </text:list-item>
        </text:list>
        <text:p text:style-name="P347"><text:span text:style-name="CharStyle15">among the nations, despised in the world of men.</text:span></text:p>
        <text:list xml:id="list183618878194250" text:continue-numbering="true" text:style-name="L69">
          <text:list-item>
            <text:p text:style-name="P749"><text:span text:style-name="CharStyle15"><text:tab/>How you will shudder then!</text:span></text:p>
          </text:list-item>
        </text:list>
        <text:p text:style-name="P205"><text:span text:style-name="CharStyle15">Your pride of heart has played you false, perched in your fastness of the rocks,</text:span></text:p>
        <text:p text:style-name="P103"><text:span text:style-name="CharStyle15">ensconced upon your preci­pices!</text:span></text:p>
        <text:p text:style-name="P299"><text:span text:style-name="CharStyle15">Nest high as any eagle, but I will pull you down, says the Eternal,</text:span></text:p>
        <text:list xml:id="list183619375964227" text:continue-numbering="true" text:style-name="L69">
          <text:list-item>
            <text:p text:style-name="P749"><text:span text:style-name="CharStyle15"><text:tab/>till Edom is a shocking deso­</text:span></text:p>
          </text:list-item>
        </text:list>
        <text:p text:style-name="P347"><text:span text:style-name="CharStyle15">lation,</text:span></text:p>
        <text:p text:style-name="P103"><text:span text:style-name="CharStyle15">till passers-by whistle in sur­prise</text:span></text:p>
        <text:p text:style-name="P205"><text:span text:style-name="CharStyle15">and horror at its ruin;</text:span></text:p>
        <text:list xml:id="list183620198315340" text:continue-numbering="true" text:style-name="L69">
          <text:list-item>
            <text:p text:style-name="P749"><text:span text:style-name="CharStyle15"><text:tab/>as when Sodom and Gomorrah</text:span></text:p>
          </text:list-item>
        </text:list>
        <text:p text:style-name="P347"><text:soft-page-break/><text:span text:style-name="CharStyle15">fell,</text:span></text:p>
        <text:p text:style-name="P205"><text:span text:style-name="CharStyle15">with the towns around them, not a soul shall live there, not a man shall dwell there.</text:span></text:p>
        <text:p text:style-name="P25"><text:span text:style-name="CharStyle15">Like shepherds when the lion 19</text:span></text:p>
        <text:p text:style-name="P393"><text:span text:style-name="CharStyle15">leaves</text:span></text:p>
        <text:p text:style-name="P120"><text:span text:style-name="CharStyle69">the jungle of Jordan for the pasture,</text:span></text:p>
        <text:p text:style-name="P190"><text:span text:style-name="CharStyle15">I </text:span><text:span text:style-name="CharStyle71">will </text:span><text:span text:style-name="CharStyle15">chase them away sud­denly,</text:span></text:p>
        <text:p text:style-name="P146"><text:span text:style-name="CharStyle15">and seize their rarest rams.</text:span></text:p>
        <text:p text:style-name="P195"><text:span text:style-name="CharStyle69">Who can match me? Who dare challenge me?</text:span></text:p>
        <text:p text:style-name="P146"><text:span text:style-name="CharStyle15">What shepherd can face </text:span><text:span text:style-name="CharStyle71">me? </text:span><text:span text:style-name="CharStyle15">Hear, then, the Eternal’s plan 20 against </text:span><text:span text:style-name="CharStyle71">Edom,</text:span></text:p>
        <text:p text:style-name="P120"><text:span text:style-name="CharStyle69">his purpose for the Teman- ites:</text:span></text:p>
        <text:p text:style-name="P25"><text:span text:style-name="CharStyle15">their shepherd lads shall be</text:span></text:p>
        <text:p text:style-name="P393"><text:span text:style-name="CharStyle15">dragged away,</text:span></text:p>
        <text:p text:style-name="P126"><text:span text:style-name="CharStyle15">and the farm appalled at their fate!</text:span></text:p>
        <text:p text:style-name="P196"><text:span text:style-name="CharStyle69">Earth trembles </text:span><text:span text:style-name="CharStyle73">at </text:span><text:span text:style-name="CharStyle69">the crash of </text:span><text:span text:style-name="CharStyle73">21 </text:span><text:span text:style-name="CharStyle69">Edom’s fall;</text:span></text:p>
        <text:p text:style-name="P120"><text:span text:style-name="CharStyle69">the noise resounds to the Reed Sea.</text:span></text:p>
        <text:p text:style-name="P52"><text:span text:style-name="CharStyle15">Here is an eagle swooping<text:tab/>22</text:span></text:p>
        <text:p text:style-name="P146"><text:span text:style-name="CharStyle15">with a dash upon Busaireh!</text:span></text:p>
        <text:p text:style-name="P190"><text:span text:style-name="CharStyle71">The heart </text:span><text:span text:style-name="CharStyle15">of Edom’s warriors on </text:span><text:span text:style-name="CharStyle71">that day</text:span></text:p>
        <text:p text:style-name="P123"><text:span text:style-name="CharStyle15">is weak as any woman’s in her pangs.”</text:span></text:p>
        <text:p text:style-name="P180"><text:span text:style-name="CharStyle69">On Damascus.<text:tab/></text:span><text:span text:style-name="CharStyle73">23</text:span></text:p>
        <text:p text:style-name="P195"><text:span text:style-name="CharStyle69">Hamath and Arpad are dumb­founded,</text:span></text:p>
        <text:p text:style-name="P151"><text:soft-page-break/><text:span text:style-name="CharStyle15">when the bad news comes; they surge uneasy as the sea, restless in their anxiety. Damascus has collapsed,<text:tab/>24</text:span></text:p>
        <text:p text:style-name="P146"><text:span text:style-name="CharStyle15">and turned to fly, seized suddenly with shuddering, caught by sharp anguish, like a woman in her pangs.</text:span></text:p>
        <text:p text:style-name="P30"><text:span text:style-name="CharStyle15">Woe to her, a famous city,<text:tab/>25</text:span></text:p>
        <text:p text:style-name="P175"><text:span text:style-name="CharStyle15">a gay city, now forlorn!</text:span></text:p>
        <text:p text:style-name="P82"><text:span text:style-name="CharStyle15">I will fling fires of war upon 27 Damascus’ walls, to burn up all Benhadad’s palaces.</text:span></text:p>
        <text:p text:style-name="P146"><text:span text:style-name="CharStyle15">On Kedar and the realm of 28 Hazor, conquered by Nebuchad­rezzar king of Babylon.</text:span></text:p>
        <text:p text:style-name="P245"><text:span text:style-name="CharStyle15">Here is the Eternal’s word:</text:span></text:p>
        <text:p text:style-name="P448"><text:span text:style-name="CharStyle15">“Up against Kedar, ravage the Arabs!</text:span></text:p>
        <text:list xml:id="list5325782160571876257" text:style-name="L88">
          <text:list-item>
            <text:p text:style-name="P569"><text:span text:style-name="CharStyle15"><text:tab/>The foe shall seize their tents</text:span></text:p>
          </text:list-item>
        </text:list>
        <text:p text:style-name="P347"><text:span text:style-name="CharStyle15">and flocks,</text:span></text:p>
        <text:p text:style-name="P134"><text:span text:style-name="CharStyle15">their wares, their curtains, and their camels, yelling fiercely at them, scaring them on every side.</text:span></text:p>
        <text:list xml:id="list183619935764339" text:continue-numbering="true" text:style-name="L88">
          <text:list-item>
            <text:p text:style-name="P570"><text:span text:style-name="CharStyle15"><text:tab/>Turn and fly far to your re­</text:span></text:p>
          </text:list-item>
        </text:list>
        <text:p text:style-name="P347"><text:span text:style-name="CharStyle15">treats,</text:span></text:p>
        <text:p text:style-name="P134"><text:span text:style-name="CharStyle15">inhabitants of Hazor; for Nebuchadrezzar king of Babylon</text:span></text:p>
        <text:p text:style-name="P113"><text:span text:style-name="CharStyle15">has planned and purposed to attack you.”</text:span></text:p>
        <text:list xml:id="list183618828199120" text:continue-numbering="true" text:style-name="L88">
          <text:list-item>
            <text:p text:style-name="P570"><text:span text:style-name="CharStyle15"><text:tab/>The Eternal’s word is:</text:span></text:p>
          </text:list-item>
        </text:list>
        <text:p text:style-name="P245"><text:span text:style-name="CharStyle15">“Up and attack them,</text:span></text:p>
        <text:p text:style-name="P103"><text:span text:style-name="CharStyle15">a people at their ease, un­troubled,</text:span></text:p>
        <text:p text:style-name="P342"><text:span text:style-name="CharStyle15">with neither gate nor bar, living remote from men;</text:span></text:p>
        <text:list xml:id="list183620030018174" text:continue-numbering="true" text:style-name="L88">
          <text:list-item>
            <text:p text:style-name="P570"><text:span text:style-name="CharStyle15"><text:tab/>their camels shall be your</text:span></text:p>
          </text:list-item>
        </text:list>
        <text:p text:style-name="P347"><text:span text:style-name="CharStyle15">booty,</text:span></text:p>
        <text:p text:style-name="P134"><text:soft-page-break/><text:span text:style-name="CharStyle15">their vast herds fall to you.</text:span></text:p>
        <text:p text:style-name="P245"><text:span text:style-name="CharStyle15">I scatter to the winds the crop-haired folk, raining ruin upon them from every side,</text:span></text:p>
        <text:list xml:id="list183620315727797" text:continue-numbering="true" text:style-name="L88">
          <text:list-item>
            <text:p text:style-name="P570"><text:span text:style-name="CharStyle15"><text:tab/>till Hazor is a heap of ruins,</text:span></text:p>
          </text:list-item>
        </text:list>
        <text:p text:style-name="P139"><text:span text:style-name="CharStyle15">a mere haunt of jackals; not a soul shall live there, not a man shall dwell there.”</text:span></text:p>
        <text:list xml:id="list183618484177858" text:continue-numbering="true" text:style-name="L88">
          <text:list-item>
            <text:p text:style-name="P557"><text:span text:style-name="CharStyle15"><text:tab/>The Eternal’s message to the prophet Jeremiah about Elam, at the beginning of the reign of Zedekiah king of Judah.</text:span></text:p>
          </text:list-item>
          <text:list-item>
            <text:p text:style-name="P570"><text:span text:style-name="CharStyle15"><text:tab/>The Lord of hosts declares:</text:span></text:p>
          </text:list-item>
        </text:list>
        <text:p text:style-name="P342"><text:span text:style-name="CharStyle15">“I will break the bow of Elam, their mainstay;</text:span></text:p>
        <text:list xml:id="list183618362729065" text:continue-numbering="true" text:style-name="L88">
          <text:list-item>
            <text:p text:style-name="P570"><text:span text:style-name="CharStyle15"><text:tab/>[[hurl against Elam the four</text:span></text:p>
          </text:list-item>
        </text:list>
        <text:p text:style-name="P347"><text:span text:style-name="CharStyle15">winds of the world and scatter them to the winds,</text:span></text:p>
        <text:p text:style-name="P245"><text:span text:style-name="CharStyle15">till there is not a nation where no waifs from Elam come;]]</text:span></text:p>
        <text:list xml:id="list183618592773989" text:continue-numbering="true" text:style-name="L88">
          <text:list-item>
            <text:p text:style-name="P570"><text:span text:style-name="CharStyle15"><text:tab/>I will make Elam quail before</text:span></text:p>
          </text:list-item>
        </text:list>
        <text:p text:style-name="P347"><text:span text:style-name="CharStyle15">their foes,</text:span></text:p>
        <text:p text:style-name="P146"><text:span text:style-name="CharStyle15">before their murderers; raining ruin upon them, my fierce heat of anger; sending the sword after them, till they are all consumed; to pass sentence of doom, out of 38 Elam,</text:span></text:p>
        <text:p text:style-name="P165"><text:span text:style-name="CharStyle15">on its king and on its chiefs. [[Though in the latter days </text:span><text:span text:style-name="CharStyle16">39 </text:span><text:span text:style-name="CharStyle15">—so the Eternal promises—I will restore the fortunes of Elam.]]”</text:span></text:p>
        <text:p text:style-name="P146"><text:span text:style-name="CharStyle15">The Eternal’s message fA for the prophet Jeremiah about Babylon and the land of the Chaldeans:</text:span></text:p>
        <text:p text:style-name="P209"><text:span text:style-name="CharStyle15">Tell the nations and proclaim 3 it,</text:span></text:p>
        <text:p text:style-name="P146"><text:span text:style-name="CharStyle15">let the news go free, that Babylon is captured, her idols are disgraced, her blocks of gods are in dis­may,</text:span></text:p>
        <text:p text:style-name="P332"><text:span text:style-name="CharStyle15">Bel in disgrace and Marduk in dismay!</text:span></text:p>
        <text:p text:style-name="P209"><text:span text:style-name="CharStyle15">A foe from the north has at- 3 tacked her,</text:span></text:p>
        <text:p text:style-name="P169"><text:span text:style-name="CharStyle15">to lay waste her land, till not a man dwells there, till man and beast are gone.</text:span></text:p>
        <text:p text:style-name="P210"><text:span text:style-name="CharStyle15">And then, says the Eternal, at 4 that hour</text:span></text:p>
        <text:p text:style-name="P152"><text:soft-page-break/><text:span text:style-name="CharStyle15">the Israelites return, they and the men of Judah, wending their way weeping in search of the Eternal their God,</text:span></text:p>
        <text:p text:style-name="P33"><text:span text:style-name="CharStyle15">asking the way to Sion,<text:tab/>5</text:span></text:p>
        <text:p text:style-name="P152"><text:span text:style-name="CharStyle15">their faces turned to it, calling each other to join the Eternal</text:span></text:p>
        <text:p text:style-name="P449"><text:span text:style-name="CharStyle15">in a lasting compact, never to be forgotten.</text:span></text:p>
        <text:p text:style-name="P26"><text:span text:style-name="CharStyle15">My people have been lost sheep, 6 for their shepherds led them astray,</text:span></text:p>
        <text:p text:style-name="P332"><text:span text:style-name="CharStyle15">and turned them loose on the bare hills;</text:span></text:p>
      </text:section>
      <text:section text:style-name="Sect4" text:name="Section28">
        <text:p text:style-name="P816"><text:span text:style-name="CharStyle15">where up and down they wan­dered,</text:span></text:p>
        <text:p text:style-name="P103"><text:span text:style-name="CharStyle15">all forgetful of the fold.</text:span></text:p>
        <text:list xml:id="list6990271828569094840" text:style-name="L89">
          <text:list-item>
            <text:p text:style-name="P663"><text:span text:style-name="CharStyle15"><text:tab/>Those who caught them all de­</text:span></text:p>
          </text:list-item>
        </text:list>
        <text:p text:style-name="P220"><text:span text:style-name="CharStyle15">voured them;</text:span></text:p>
        <text:p text:style-name="P205"><text:span text:style-name="CharStyle15">“ ’Tis no sin,” said their foes, “for they have offended the Eternal One,</text:span></text:p>
        <text:p text:style-name="P113"><text:span text:style-name="CharStyle15">their true Fold and their father’s Hope.”</text:span></text:p>
        <text:list xml:id="list183619197979170" text:continue-numbering="true" text:style-name="L89">
          <text:list-item>
            <text:p text:style-name="P664"><text:span text:style-name="CharStyle15"><text:tab/>Fly now from Babylon, leave</text:span></text:p>
          </text:list-item>
        </text:list>
        <text:p text:style-name="P220"><text:span text:style-name="CharStyle15">Chaldea,</text:span></text:p>
        <text:p text:style-name="P103"><text:span text:style-name="CharStyle15">lead those who leave, like he- goats.</text:span></text:p>
        <text:list xml:id="list183618466677284" text:continue-numbering="true" text:style-name="L89">
          <text:list-item>
            <text:p text:style-name="P665"><text:span text:style-name="CharStyle15"><text:tab/>For here am I rousing against.</text:span></text:p>
          </text:list-item>
        </text:list>
        <text:p text:style-name="P220"><text:span text:style-name="CharStyle15">Babylon</text:span></text:p>
        <text:p text:style-name="P103"><text:span text:style-name="CharStyle15">a horde of nations from the north,</text:span></text:p>
        <text:p text:style-name="P299"><text:span text:style-name="CharStyle15">to battle with her mightily until they master her, shooting like expert archers, who never go empty-handed;</text:span></text:p>
        <text:list xml:id="list183620450104277" text:continue-numbering="true" text:style-name="L89">
          <text:list-item>
            <text:p text:style-name="P666"><text:span text:style-name="CharStyle15"><text:tab/>no, Chaldea, shall be their</text:span></text:p>
          </text:list-item>
        </text:list>
        <text:p text:style-name="P220"><text:span text:style-name="CharStyle15">booty,</text:span></text:p>
        <text:p text:style-name="P113"><text:span text:style-name="CharStyle15">her plunderers shall all get their fill.</text:span></text:p>
        <text:list xml:id="list183619970560590" text:continue-numbering="true" text:style-name="L89">
          <text:list-item>
            <text:p text:style-name="P666"><text:span text:style-name="CharStyle15"><text:tab/>Though you rejoice now and</text:span></text:p>
          </text:list-item>
        </text:list>
        <text:p text:style-name="P220"><text:span text:style-name="CharStyle15">exult,</text:span></text:p>
        <text:p text:style-name="P103"><text:span text:style-name="CharStyle15">you Babylonians, plundering my own people,</text:span></text:p>
        <text:p text:style-name="P229"><text:span text:style-name="CharStyle15">though you wanton like calves at the grass,</text:span></text:p>
        <text:p text:style-name="P103"><text:span text:style-name="CharStyle15">and neigh like lusty stal­lions,</text:span></text:p>
        <text:list xml:id="list183619039286339" text:continue-numbering="true" text:style-name="L89">
          <text:list-item>
            <text:p text:style-name="P666"><text:soft-page-break/><text:span text:style-name="CharStyle15"><text:tab/>your mother-city shall be sore</text:span></text:p>
          </text:list-item>
        </text:list>
        <text:p text:style-name="P220"><text:span text:style-name="CharStyle15">disgraced,</text:span></text:p>
        <text:p text:style-name="P103"><text:span text:style-name="CharStyle15">and she who bore you shall be shamed—</text:span></text:p>
        <text:p text:style-name="P229"><text:span text:style-name="CharStyle15">left in the rear of all the na­tions,</text:span></text:p>
        <text:p text:style-name="P103"><text:span text:style-name="CharStyle15">a land deserted, desolate, and dry;</text:span></text:p>
        <text:p text:style-name="P229"><text:span text:style-name="CharStyle15">an empty ruin shall she lie,</text:span></text:p>
        <text:list xml:id="list183619283608529" text:continue-numbering="true" text:style-name="L89">
          <text:list-item>
            <text:p text:style-name="P667"><text:span text:style-name="CharStyle15"><text:tab/>under the wrath of the Eter­</text:span></text:p>
          </text:list-item>
        </text:list>
        <text:p text:style-name="P220"><text:span text:style-name="CharStyle15">nal,</text:span></text:p>
        <text:p text:style-name="P229"><text:span text:style-name="CharStyle15">till all whistle in horror, passing</text:span></text:p>
        <text:h text:style-name="P453" text:outline-level="3"><text:bookmark-start text:name="bookmark1"/><text:span text:style-name="CharStyle81">hy,</text:span><text:bookmark-end text:name="bookmark1"/></text:h>
        <text:p text:style-name="P103"><text:span text:style-name="CharStyle15">appalled at all the blows that beat down Babylon.</text:span></text:p>
        <text:p text:style-name="P26"><text:span text:style-name="CharStyle15">Set upon Babylon, all round, 14 all ye who hend the bow; spare not your arrows, shoot at her—</text:span></text:p>
        <text:p text:style-name="P146"><text:span text:style-name="CharStyle15">she has offended the Eternal. Raise the war-cry round her— 15 she gives way, her bastions are stormed, her walls are down!</text:span></text:p>
        <text:p text:style-name="P190"><text:span text:style-name="CharStyle15">’Tis the Eternal’s vengeance on her;</text:span></text:p>
        <text:p text:style-name="P146"><text:span text:style-name="CharStyle15">take your revenge, treat her as she treated others!</text:span></text:p>
        <text:p text:style-name="P26"><text:span text:style-name="CharStyle15">Tear from Babylon every sower, 16 every reaper with his sickle; let her foreigners all flee, each scurrying home to his own land,</text:span></text:p>
        <text:p text:style-name="P123"><text:span text:style-name="CharStyle15">to escape the sweep of the sword.</text:span></text:p>
        <text:p text:style-name="P49"><text:span text:style-name="CharStyle15">A scattered flock is Israel,<text:tab/>17</text:span></text:p>
        <text:p text:style-name="P146"><text:span text:style-name="CharStyle15">harried by lions, mauled first by the Assyrian king,</text:span></text:p>
        <text:p text:style-name="P117"><text:span text:style-name="CharStyle15">now gnawed by Nebuchad­rezzar,</text:span></text:p>
        <text:p text:style-name="P146"><text:span text:style-name="CharStyle15">by the king of Babylon.</text:span></text:p>
        <text:p text:style-name="P190"><text:soft-page-break/><text:span text:style-name="CharStyle15">Therefore, the Lord of hosts de- 18 dares,</text:span></text:p>
        <text:p text:style-name="P146"><text:span text:style-name="CharStyle15">the God of Israel,</text:span></text:p>
        <text:p text:style-name="P26"><text:span text:style-name="CharStyle15">I punish Babylon, king and land, as I punished the Assyrian king;</text:span></text:p>
        <text:p text:style-name="P190"><text:span text:style-name="CharStyle15">I bring back Israel to his home- 19 stead,</text:span></text:p>
        <text:p text:style-name="P117"><text:span text:style-name="CharStyle15">to pasture on Karmel and Bashan,</text:span></text:p>
        <text:p text:style-name="P26"><text:span text:style-name="CharStyle15">till he can eat his fill in Gilead and on Ephraim’s hill.</text:span></text:p>
        <text:p text:style-name="P190"><text:span text:style-name="CharStyle15">Then, the Eternal promises, at 20 that hour,</text:span></text:p>
        <text:p text:style-name="P117"><text:span text:style-name="CharStyle15">no guilt in Israel shall be dis­covered,</text:span></text:p>
        <text:p text:style-name="P190"><text:span text:style-name="CharStyle15">nor any sin detected within Judah;</text:span></text:p>
        <text:p text:style-name="P158"><text:span text:style-name="CharStyle15">for whom I spare, I pardon. Move against Merathaim, 21</text:span></text:p>
        <text:p text:style-name="P690"><text:span text:style-name="CharStyle15">press hard the men of Pekod, slay them, devastate their land—</text:span></text:p>
        <text:p text:style-name="P103"><text:span text:style-name="CharStyle15">so carrying out the Eternal’s own command.</text:span></text:p>
        <text:list xml:id="list6005048866709005428" text:style-name="L90">
          <text:list-item>
            <text:p text:style-name="P603"><text:span text:style-name="CharStyle15"><text:tab/>Listen, there is the war-cry!</text:span></text:p>
          </text:list-item>
        </text:list>
        <text:p text:style-name="P134"><text:span text:style-name="CharStyle15">Chaldea crashes!</text:span></text:p>
        <text:list xml:id="list1056723618594573335" text:style-name="L91">
          <text:list-item>
            <text:p text:style-name="P693"><text:span text:style-name="CharStyle15"><text:tab/>What a hammering and shat­tering</text:span></text:p>
          </text:list-item>
        </text:list>
        <text:p text:style-name="P134"><text:span text:style-name="CharStyle15">for the Hammer of the world! What a spectacle of horror has Babylon become!</text:span></text:p>
        <text:p text:style-name="P367"><text:span text:style-name="CharStyle15">24 Aha! I have trapped you, Babylon,</text:span></text:p>
        <text:p text:style-name="P134"><text:span text:style-name="CharStyle15">taken you unawares!</text:span></text:p>
        <text:p text:style-name="P250"><text:span text:style-name="CharStyle15">I have tracked you, I have caught you, for defying the Eternal!</text:span></text:p>
        <text:list xml:id="list183560401562288" text:style-name="L90">
          <text:list-item>
            <text:p text:style-name="P603"><text:span text:style-name="CharStyle15"><text:tab/>The Eternal has opened his</text:span></text:p>
          </text:list-item>
        </text:list>
        <text:p text:style-name="P220"><text:span text:style-name="CharStyle15">arsenal</text:span></text:p>
        <text:p text:style-name="P103"><text:span text:style-name="CharStyle15">and brought out his arms of wrath;</text:span></text:p>
        <text:p text:style-name="P252"><text:span text:style-name="CharStyle15">for the Lord, the Lord of hosts,</text:span></text:p>
        <text:p text:style-name="P103"><text:span text:style-name="CharStyle15">has work before him in Chal­dea.</text:span></text:p>
        <text:list xml:id="list2420265743144437154" text:style-name="L92">
          <text:list-item>
            <text:p text:style-name="P643"><text:span text:style-name="CharStyle15"><text:tab/>Rush at her from every quarter,</text:span></text:p>
          </text:list-item>
        </text:list>
        <text:p text:style-name="P134"><text:span text:style-name="CharStyle15">rifle her granaries, pile up her stores of grain, and devastate all of her, leaving no trace of her.</text:span></text:p>
        <text:list xml:id="list183620401524111" text:continue-numbering="true" text:style-name="L92">
          <text:list-item>
            <text:p text:style-name="P643"><text:span text:style-name="CharStyle15"><text:tab/>Slay her bulls of warriors,</text:span></text:p>
          </text:list-item>
        </text:list>
        <text:p text:style-name="P134"><text:span text:style-name="CharStyle15">butcher every one of them! Woe betide them, their hour has come, their day of doom!</text:span></text:p>
        <text:list xml:id="list183619494571906" text:continue-numbering="true" text:style-name="L92">
          <text:list-item>
            <text:p text:style-name="P643"><text:span text:style-name="CharStyle15"><text:tab/>Listen to the waifs escaping</text:span></text:p>
          </text:list-item>
        </text:list>
        <text:p text:style-name="P139"><text:span text:style-name="CharStyle15">from the land of Babylon, to tell in Sion how our God, how the Eternal has avenged his temple.</text:span></text:p>
        <text:list xml:id="list183619213735567" text:continue-numbering="true" text:style-name="L92">
          <text:list-item>
            <text:p text:style-name="P643"><text:span text:style-name="CharStyle15"><text:tab/>Summon archers against Baby­</text:span></text:p>
          </text:list-item>
        </text:list>
        <text:p text:style-name="P220"><text:soft-page-break/><text:span text:style-name="CharStyle15">lon,</text:span></text:p>
        <text:p text:style-name="P134"><text:span text:style-name="CharStyle15">all who bend the bow; beleaguer her, let not a man escape.</text:span></text:p>
        <text:p text:style-name="P245"><text:span text:style-name="CharStyle15">Requite her for her crimes, treat her as she treated others—</text:span></text:p>
        <text:p text:style-name="P190"><text:span text:style-name="CharStyle15">she and her insolence to the Eternal,</text:span></text:p>
        <text:p text:style-name="P176"><text:span text:style-name="CharStyle15">the Majestic One of Israel!</text:span></text:p>
        <text:p text:style-name="P190"><text:span text:style-name="CharStyle15">So shall her youth fall in the 3° open street,</text:span></text:p>
        <text:p text:style-name="P117"><text:span text:style-name="CharStyle15">and all her warriors in death be silenced.</text:span></text:p>
        <text:p text:style-name="P190"><text:span text:style-name="CharStyle15">I am attacking you, Queen In- 3</text:span><text:span text:style-name="CharStyle15"><text:span text:style-name="T1">1 </text:span></text:span><text:span text:style-name="CharStyle15">solence,</text:span></text:p>
        <text:p text:style-name="P117"><text:span text:style-name="CharStyle15">says the Lord, the Lord of hosts;</text:span></text:p>
        <text:p text:style-name="P29"><text:span text:style-name="CharStyle15">your hour has come, the day for me to doom you. Queen Insolence falls down,<text:tab/>32</text:span></text:p>
        <text:p text:style-name="P176"><text:span text:style-name="CharStyle15">and her no one shall raise;</text:span></text:p>
        <text:p text:style-name="P86"><text:span text:style-name="CharStyle15">I set her forest ablaze, till the flames shall burn her thickets.</text:span></text:p>
        <text:p text:style-name="P43"><text:span text:style-name="CharStyle15">The Lord of hosts proclaims:<text:tab/></text:span><text:span text:style-name="CharStyle16">33</text:span></text:p>
        <text:p text:style-name="P26"><text:span text:style-name="CharStyle15">“Israelites and men of Judah are trampled down together; their captors hold them fast, and will not let them go.</text:span></text:p>
        <text:p text:style-name="P86"><text:span text:style-name="CharStyle15">But theirs is a strong champion, </text:span><text:span text:style-name="CharStyle16">34 </text:span><text:span text:style-name="CharStyle15">his name the Lord of hosts; he will take their part, and daunt the Babylonians, that the world may live at peace.”</text:span></text:p>
        <text:p text:style-name="P26"><text:span text:style-name="CharStyle15">Sword, strike the Chaldeans 35 (the Eternal orders), strike all the folk of Babylon, her nobles and her sages!</text:span></text:p>
        <text:p text:style-name="P26"><text:span text:style-name="CharStyle15">Sword, strike the soothsayers, 36 and they shall play the fool! Sword, strike her soldiers, and they shall be in terror!</text:span></text:p>
        <text:p text:style-name="P190"><text:span text:style-name="CharStyle15">Sword, strike her chariots and 37 horses,</text:span></text:p>
        <text:p text:style-name="P176"><text:span text:style-name="CharStyle15">and all her foreign crowd, and they shall be weak as women!</text:span></text:p>
        <text:p text:style-name="P265"><text:span text:style-name="CharStyle15">Sword, strike her treasures, and they shall be robbed!</text:span></text:p>
        <text:p text:style-name="P43"><text:span text:style-name="CharStyle15">Sword, strike her streams,<text:tab/>38</text:span></text:p>
        <text:p text:style-name="P181"><text:soft-page-break/><text:span text:style-name="CharStyle15">and they shall be dried up!</text:span></text:p>
        <text:p text:style-name="P26"><text:span text:style-name="CharStyle15">For it is a land of images, and the folk boast of their idols;</text:span></text:p>
        <text:list xml:id="list4838202107706452394" text:style-name="L93">
          <text:list-item>
            <text:p text:style-name="P668"><text:span text:style-name="CharStyle15"><text:tab/>so wolves and wildcats shall live</text:span></text:p>
          </text:list-item>
        </text:list>
        <text:p text:style-name="P290"><text:span text:style-name="CharStyle15">there,</text:span></text:p>
        <text:p text:style-name="P322"><text:span text:style-name="CharStyle15">ostriches shall quarter there; never shall it be tenanted, forlorn from age to age.</text:span></text:p>
        <text:list xml:id="list183620084775607" text:continue-numbering="true" text:style-name="L93">
          <text:list-item>
            <text:p text:style-name="P669"><text:span text:style-name="CharStyle15"><text:tab/>It shall be as when God once</text:span></text:p>
          </text:list-item>
        </text:list>
        <text:p text:style-name="P290"><text:span text:style-name="CharStyle15">overthrew</text:span></text:p>
        <text:p text:style-name="P324"><text:span text:style-name="CharStyle15">Sodom, Gomorrah, and the towns around; not a soul shall live there, not a man shall dwell there.</text:span></text:p>
        <text:list xml:id="list183618544727726" text:continue-numbering="true" text:style-name="L93">
          <text:list-item>
            <text:p text:style-name="P669"><text:span text:style-name="CharStyle15"><text:tab/>A people is coming,</text:span></text:p>
          </text:list-item>
        </text:list>
        <text:p text:style-name="P322"><text:span text:style-name="CharStyle15">out of the north-land, a power is stirring, a host of kings,</text:span></text:p>
        <text:p text:style-name="P185"><text:span text:style-name="CharStyle15">from the far ends of earth!</text:span></text:p>
        <text:list xml:id="list183619917727836" text:continue-numbering="true" text:style-name="L93">
          <text:list-item>
            <text:p text:style-name="P669"><text:span text:style-name="CharStyle15"><text:tab/>Bow and javelin they seize,</text:span></text:p>
          </text:list-item>
        </text:list>
        <text:p text:style-name="P322"><text:span text:style-name="CharStyle15">they are cruel, pitiless; their din is like the roaring sea, they ride on horses, mustering like one man to fight you, maiden Babylon.</text:span></text:p>
        <text:list xml:id="list183619221573835" text:continue-numbering="true" text:style-name="L93">
          <text:list-item>
            <text:p text:style-name="P669"><text:span text:style-name="CharStyle15"><text:tab/>The king of Babylon hears the</text:span></text:p>
          </text:list-item>
        </text:list>
        <text:p text:style-name="P290"><text:span text:style-name="CharStyle15">news,</text:span></text:p>
        <text:p text:style-name="P324"><text:span text:style-name="CharStyle15">his hands are limp, panic seizes him, pain like a woman’s in travail.</text:span></text:p>
        <text:list xml:id="list183619063172920" text:continue-numbering="true" text:style-name="L93">
          <text:list-item>
            <text:p text:style-name="P669"><text:span text:style-name="CharStyle15"><text:tab/>Like shepherds when the lion</text:span></text:p>
          </text:list-item>
        </text:list>
        <text:p text:style-name="P290"><text:span text:style-name="CharStyle15">leaves</text:span></text:p>
        <text:p text:style-name="P185"><text:span text:style-name="CharStyle15">the jungle of Jordan for the pasture,</text:span></text:p>
        <text:p text:style-name="P358"><text:span text:style-name="CharStyle15">I will chase them away sud­denly,</text:span></text:p>
        <text:p text:style-name="P322"><text:span text:style-name="CharStyle15">and seize their rarest rams. Who can match me? Who dare challenge me?</text:span></text:p>
        <text:p text:style-name="P185"><text:soft-page-break/><text:span text:style-name="CharStyle15">What shepherd can face me?</text:span></text:p>
        <text:list xml:id="list183619039832076" text:continue-numbering="true" text:style-name="L93">
          <text:list-item>
            <text:p text:style-name="P669"><text:span text:style-name="CharStyle15"><text:tab/>Hear, then, the Eternal’s plan</text:span></text:p>
          </text:list-item>
        </text:list>
        <text:p text:style-name="P290"><text:span text:style-name="CharStyle15">against Babylon, his purpose for the Chal­deans:</text:span></text:p>
        <text:p text:style-name="P358"><text:span text:style-name="CharStyle15">their shepherd lads shall be dragged away,</text:span></text:p>
        <text:p text:style-name="P187"><text:span text:style-name="CharStyle15">and the farm appalled at their fate!</text:span></text:p>
        <text:list xml:id="list183618804953627" text:continue-numbering="true" text:style-name="L93">
          <text:list-item>
            <text:p text:style-name="P598"><text:span text:style-name="CharStyle15"><text:tab/>Earth trembles at the crash of</text:span></text:p>
          </text:list-item>
        </text:list>
        <text:p text:style-name="P289"><text:span text:style-name="CharStyle15">Babylon’s capture,</text:span></text:p>
        <text:p text:style-name="P225"><text:span text:style-name="CharStyle15">the noise resounds all through the nations.</text:span></text:p>
        <text:p text:style-name="P329"><text:span text:style-name="CharStyle15">The Eternal declares:<text:tab/>pi</text:span></text:p>
        <text:p text:style-name="P26"><text:span text:style-name="CharStyle15">I am stirring up destroyers O X against Babylon, against the dwellers in Chaldea;</text:span></text:p>
        <text:p text:style-name="P209"><text:span text:style-name="CharStyle15">I am sending winnowers on 2 Babylon,</text:span></text:p>
        <text:p text:style-name="P225"><text:span text:style-name="CharStyle15">to winnow her and leave her bare.</text:span></text:p>
        <text:p text:style-name="P330"><text:span text:style-name="CharStyle15">Woe betide her everywhere, on her day of doom!</text:span></text:p>
        <text:p text:style-name="P26"><text:span text:style-name="CharStyle15">Let the archer bend his bow, 3 let him stand up in his ar­mour;</text:span></text:p>
        <text:p text:style-name="P351"><text:span text:style-name="CharStyle15">spare none of her soldiers, annihilate her army;</text:span></text:p>
        <text:p text:style-name="P209"><text:span text:style-name="CharStyle15">strike them down within Chal- 4 dea,</text:span></text:p>
        <text:p text:style-name="P325"><text:span text:style-name="CharStyle15">stab them in her streets;</text:span></text:p>
        <text:p text:style-name="P26"><text:span text:style-name="CharStyle15">for their land is full of guilt </text:span><text:span text:style-name="CharStyle16">5 </text:span><text:span text:style-name="CharStyle15">against His Majesty of Is­rael.</text:span></text:p>
        <text:p text:style-name="P209"><text:span text:style-name="CharStyle15">(But Israel and Judah are not bereft</text:span></text:p>
        <text:p text:style-name="P325"><text:span text:style-name="CharStyle15">of their God, of the Lord of</text:span></text:p>
        <text:p text:style-name="P381"><text:span text:style-name="CharStyle15">hosts.)</text:span></text:p>
        <text:p text:style-name="P211"><text:soft-page-break/><text:span text:style-name="CharStyle15">Fly from Babylon, every man </text:span><text:span text:style-name="CharStyle16">6 </text:span><text:span text:style-name="CharStyle15">of you;</text:span></text:p>
        <text:p text:style-name="P225"><text:span text:style-name="CharStyle15">save your lives, share not her doom;</text:span></text:p>
        <text:p text:style-name="P209"><text:span text:style-name="CharStyle15">’tis the hour of the Eternal’s vengeance,</text:span></text:p>
        <text:p text:style-name="P228"><text:span text:style-name="CharStyle15">he is rendering her due pun­ishment.</text:span></text:p>
        <text:p text:style-name="P39"><text:span text:style-name="CharStyle15">Once Babylon was a golden cup, </text:span><text:span text:style-name="CharStyle16">7 </text:span><text:span text:style-name="CharStyle15">that made the whole world drunk;</text:span></text:p>
        <text:p text:style-name="P331"><text:span text:style-name="CharStyle15">the nations drank her wine, and lay before her helpless.</text:span></text:p>
        <text:p text:style-name="P210"><text:span text:style-name="CharStyle15">Suddenly Babylon falls and </text:span><text:span text:style-name="CharStyle16">8 </text:span><text:span text:style-name="CharStyle15">breaks!</text:span></text:p>
        <text:p text:style-name="P326"><text:span text:style-name="CharStyle15">Wail for the creature?</text:span></text:p>
        <text:p text:style-name="P352"><text:span text:style-name="CharStyle15">Get balsam for her wounds— perhaps she can be cured?</text:span></text:p>
        <text:p text:style-name="P32"><text:span text:style-name="CharStyle15">“No,” you answer, “we would 9 fain have healed her, but there is no curing Babylon;</text:span></text:p>
        <text:p text:style-name="P418"><text:span text:style-name="CharStyle15">we must leave her to her fate, and all go home,</text:span></text:p>
      </text:section>
      <text:section text:style-name="Sect9" text:name="Section29">
        <text:p text:style-name="P817"><text:span text:style-name="CharStyle15">for her doom rises up to heaven, reaches the very skies, io The Eternal has made good our cause;</text:span></text:p>
        <text:p text:style-name="P296"><text:span text:style-name="CharStyle15">come, let us tell in Sion what the Eternal, our own God, has done.”</text:span></text:p>
        <text:list xml:id="list9082594879027929359" text:style-name="L94">
          <text:list-item>
            <text:p text:style-name="P639"><text:span text:style-name="CharStyle15"><text:tab/>Polish your arrows,</text:span></text:p>
          </text:list-item>
        </text:list>
        <text:p text:style-name="P295"><text:span text:style-name="CharStyle15">scour your armour— the Eternal is stirring up Media’s king,</text:span></text:p>
        <text:p text:style-name="P295"><text:span text:style-name="CharStyle15">planning to ruin Babylon.</text:span></text:p>
        <text:p text:style-name="P264"><text:span text:style-name="CharStyle15">This is the Eternal’s vengeance, vengeance for his temple.</text:span></text:p>
        <text:list xml:id="list183620007537574" text:continue-numbering="true" text:style-name="L94">
          <text:list-item>
            <text:p text:style-name="P604"><text:span text:style-name="CharStyle15"><text:tab/>Raise your standards against</text:span></text:p>
          </text:list-item>
        </text:list>
        <text:p text:style-name="P317"><text:span text:style-name="CharStyle15">Babylon,</text:span></text:p>
        <text:p text:style-name="P295"><text:span text:style-name="CharStyle15">blockade it round and round; post your sentries, lay your ambushes; for the Eternal executes his aim, his sentence upon Babylon.</text:span></text:p>
        <text:list xml:id="list183619497652471" text:continue-numbering="true" text:style-name="L94">
          <text:list-item>
            <text:p text:style-name="P604"><text:span text:style-name="CharStyle15"><text:tab/>Throned upon many a stream,</text:span></text:p>
          </text:list-item>
        </text:list>
        <text:p text:style-name="P295"><text:span text:style-name="CharStyle15">with treasures that teem, your end has come, your web is spun!</text:span></text:p>
        <text:list xml:id="list183620123942006" text:continue-numbering="true" text:style-name="L94">
          <text:list-item>
            <text:p text:style-name="P670"><text:span text:style-name="CharStyle15"><text:tab/>The Lord of hosts has sworn by</text:span></text:p>
          </text:list-item>
        </text:list>
        <text:p text:style-name="P317"><text:span text:style-name="CharStyle15">his own life,</text:span></text:p>
        <text:p text:style-name="P297"><text:span text:style-name="CharStyle15">“I fill you full of foes, that swarm like locusts, and shout in triumph over you.”...</text:span></text:p>
        <text:list xml:id="list4117004045175504682" text:style-name="L95">
          <text:list-item>
            <text:p text:style-name="P657"><text:span text:style-name="CharStyle15"><text:tab/>You have been my battle-axe;</text:span></text:p>
          </text:list-item>
        </text:list>
        <text:p text:style-name="P56"><text:span text:style-name="CharStyle15">by you I shattered nations,<text:line-break/>by you I have ruined realms,</text:span></text:p>
        <text:list xml:id="list183619312655397" text:continue-numbering="true" text:style-name="L95">
          <text:list-item>
            <text:p text:style-name="P672"><text:span text:style-name="CharStyle15"><text:tab/>by you I shattered horse and</text:span></text:p>
          </text:list-item>
        </text:list>
        <text:p text:style-name="P317"><text:span text:style-name="CharStyle15">rider,</text:span></text:p>
        <text:p text:style-name="P295"><text:span text:style-name="CharStyle15">chariots and charioteers,</text:span></text:p>
        <text:list xml:id="list183618442546625" text:continue-numbering="true" text:style-name="L95">
          <text:list-item>
            <text:p text:style-name="P657"><text:span text:style-name="CharStyle15"><text:tab/>by you I shattered man and</text:span></text:p>
          </text:list-item>
        </text:list>
        <text:p text:style-name="P317"><text:span text:style-name="CharStyle15">woman,</text:span></text:p>
        <text:p text:style-name="P184"><text:soft-page-break/><text:span text:style-name="CharStyle15">old and young, maidens and boys,</text:span></text:p>
        <text:list xml:id="list183618548646687" text:continue-numbering="true" text:style-name="L95">
          <text:list-item>
            <text:p text:style-name="P657"><text:span text:style-name="CharStyle15"><text:tab/>by you I shattered flock and</text:span></text:p>
          </text:list-item>
        </text:list>
        <text:p text:style-name="P317"><text:span text:style-name="CharStyle15">shepherd,</text:span></text:p>
        <text:p text:style-name="P295"><text:span text:style-name="CharStyle15">ploughmen and their teams, by you I shattered satraps and regents—</text:span></text:p>
        <text:list xml:id="list183618778499995" text:continue-numbering="true" text:style-name="L95">
          <text:list-item>
            <text:p text:style-name="P672"><text:span text:style-name="CharStyle15"><text:tab/>yes, and (the Eternal prom­</text:span></text:p>
          </text:list-item>
        </text:list>
        <text:p text:style-name="P317"><text:span text:style-name="CharStyle15">ises)</text:span></text:p>
        <text:p text:style-name="P264"><text:span text:style-name="CharStyle15">I will let Sion see how I repay</text:span></text:p>
        <text:p text:style-name="P225"><text:span text:style-name="CharStyle15">both Babylon and the Chal­deans all,</text:span></text:p>
        <text:p text:style-name="P327"><text:span text:style-name="CharStyle15">for all the wrongs they did her.</text:span></text:p>
        <text:p text:style-name="P26"><text:span text:style-name="CharStyle15">I strike at you, says the Eternal, 25 you volcano, ruining the world!</text:span></text:p>
        <text:p text:style-name="P209"><text:span text:style-name="CharStyle15">I will lay hands on you and level you,</text:span></text:p>
        <text:p text:style-name="P243"><text:span text:style-name="CharStyle15">and leave you all extinct; men will never get from you 26 any stones for building; you shall be a desolation for all time.</text:span></text:p>
        <text:p text:style-name="P209"><text:span text:style-name="CharStyle15">Raise your standard on the 27 earth,</text:span></text:p>
        <text:p text:style-name="P225"><text:span text:style-name="CharStyle15">blow the trumpet among the nations,</text:span></text:p>
        <text:p text:style-name="P26"><text:span text:style-name="CharStyle15">open the campaign against her, summon the realms—Ar­menia, Mannai, Ashkenaz; muster your troops against her, cavalry swarming like locusts. Open the campaign against her, 28 with Media’s king, his satraps and his regents, and all his domain.</text:span></text:p>
        <text:p text:style-name="P82"><text:span text:style-name="CharStyle15">All the world is trembling, 29 for the Eternal’s purpose against Babylon holds— to lay the land empty and desolate.</text:span></text:p>
        <text:p text:style-name="P26"><text:span text:style-name="CharStyle15">Babylon’s soldiers cease to fight, 30 they stay inside their forts; their strength has gone from them,</text:span></text:p>
        <text:p text:style-name="P241"><text:span text:style-name="CharStyle21">they are weak as women. Couriers meet, messengers meet, 31 running to tell the king of Babylon</text:span></text:p>
        <text:p text:style-name="P225"><text:span text:style-name="CharStyle15">his city is stormed on every side,</text:span></text:p>
        <text:p text:style-name="P53"><text:span text:style-name="CharStyle15">its houses all ablaze,<text:tab/>30</text:span></text:p>
        <text:p text:style-name="P235"><text:span text:style-name="CharStyle15">the gates burst open; the ferries have been seized,<text:tab/>32</text:span></text:p>
        <text:p text:style-name="P327"><text:soft-page-break/><text:span text:style-name="CharStyle15">the bastions burned, the troops are scared.</text:span></text:p>
        <text:p text:style-name="P26"><text:span text:style-name="CharStyle15">For this is the sentence of the </text:span><text:span text:style-name="CharStyle16">33 </text:span><text:span text:style-name="CharStyle15">Lord of hosts, the God of Israel:</text:span></text:p>
        <text:p text:style-name="P456"><text:span text:style-name="CharStyle21">Raby/on to be trampled like a threshing-floor,</text:span></text:p>
        <text:p text:style-name="P269"><text:span text:style-name="CharStyle15">then trampled like the grain upon the floor!</text:span></text:p>
        <text:list xml:id="list183559531222923" text:style-name="L91">
          <text:list-item>
            <text:p text:style-name="P673"><text:span text:style-name="CharStyle15"><text:tab/>“Nebuchadrezzar king of Baby­</text:span></text:p>
          </text:list-item>
        </text:list>
        <text:p text:style-name="P91"><text:span text:style-name="CharStyle15">lon</text:span></text:p>
        <text:p text:style-name="P134"><text:span text:style-name="CharStyle15">has been devouring us; he set us down like an empty cup,</text:span></text:p>
        <text:p text:style-name="P266"><text:span text:style-name="CharStyle15">he swallowed us like a mon­ster,</text:span></text:p>
        <text:p text:style-name="P257"><text:span text:style-name="CharStyle15">he gorged himself with our de­lights,</text:span></text:p>
        <text:p text:style-name="P266"><text:span text:style-name="CharStyle15">and then he threw us aside.</text:span></text:p>
        <text:list xml:id="list183619190260169" text:continue-numbering="true" text:style-name="L91">
          <text:list-item>
            <text:p text:style-name="P673"><text:span text:style-name="CharStyle15"><text:tab/>My torn flesh be avenged on</text:span></text:p>
          </text:list-item>
        </text:list>
        <text:p text:style-name="P91"><text:span text:style-name="CharStyle15">Babylon!”—</text:span></text:p>
        <text:p text:style-name="P266"><text:span text:style-name="CharStyle15">let those who dwell in Sion cry;</text:span></text:p>
        <text:p text:style-name="P245"><text:span text:style-name="CharStyle15">“My blood be avenged on the Chaldeans!”— let Jerusalem cry.</text:span></text:p>
        <text:list xml:id="list183620061816850" text:continue-numbering="true" text:style-name="L91">
          <text:list-item>
            <text:p text:style-name="P673"><text:span text:style-name="CharStyle15"><text:tab/>And here is the Eternal’s an­</text:span></text:p>
          </text:list-item>
        </text:list>
        <text:p text:style-name="P91"><text:span text:style-name="CharStyle15">swer:</text:span></text:p>
        <text:p text:style-name="P266"><text:span text:style-name="CharStyle15">“I will take your part, I will avenge you,</text:span></text:p>
        <text:p text:style-name="P355"><text:span text:style-name="CharStyle15">I will dry up her lake and drain her springs.</text:span></text:p>
        <text:list xml:id="list183619691786258" text:continue-numbering="true" text:style-name="L91">
          <text:list-item>
            <text:p text:style-name="P673"><text:span text:style-name="CharStyle15"><text:tab/>Babylon shall lie in ruins,</text:span></text:p>
          </text:list-item>
        </text:list>
        <text:p text:style-name="P139"><text:span text:style-name="CharStyle15">a mere haunt of jackals, a horror and a scorn, where no man lives.”</text:span></text:p>
        <text:list xml:id="list183619796728596" text:continue-numbering="true" text:style-name="L91">
          <text:list-item>
            <text:p text:style-name="P673"><text:span text:style-name="CharStyle15"><text:tab/>The Babylonians all roar like</text:span></text:p>
          </text:list-item>
        </text:list>
        <text:p text:style-name="P91"><text:span text:style-name="CharStyle15">lions,</text:span></text:p>
        <text:p text:style-name="P266"><text:span text:style-name="CharStyle15">growling like lion-cubs over their prey?</text:span></text:p>
        <text:list xml:id="list183619431383652" text:continue-numbering="true" text:style-name="L91">
          <text:list-item>
            <text:p text:style-name="P673"><text:soft-page-break/><text:span text:style-name="CharStyle15"><text:tab/>I will feast them in my fury,</text:span></text:p>
          </text:list-item>
        </text:list>
        <text:p text:style-name="P266"><text:span text:style-name="CharStyle15">make them drunk and stupe­fied,</text:span></text:p>
        <text:p text:style-name="P267"><text:span text:style-name="CharStyle15">till they sleep the sleep that knows no waking;</text:span></text:p>
        <text:list xml:id="list183620381297858" text:continue-numbering="true" text:style-name="L91">
          <text:list-item>
            <text:p text:style-name="P619"><text:span text:style-name="CharStyle15"><text:tab/>I will drive them to the sham­</text:span></text:p>
          </text:list-item>
        </text:list>
        <text:p text:style-name="P92"><text:span text:style-name="CharStyle15">bles,</text:span></text:p>
        <text:p text:style-name="P267"><text:span text:style-name="CharStyle15">like sheep, like rains and goats.</text:span></text:p>
        <text:list xml:id="list183618880884803" text:continue-numbering="true" text:style-name="L91">
          <text:list-item>
            <text:p text:style-name="P619"><text:span text:style-name="CharStyle15"><text:tab/>What a downfall for Babylon!</text:span></text:p>
          </text:list-item>
        </text:list>
        <text:p text:style-name="P267"><text:span text:style-name="CharStyle15">The Splendour of the world surprised!</text:span></text:p>
        <text:p text:style-name="P392"><text:span text:style-name="CharStyle15">What horror in the world at Babylon’s fate!</text:span></text:p>
        <text:p text:style-name="P26"><text:span text:style-name="CharStyle15">A sea has burst on Babylon, 42 she sinks below the roaring tides of war;</text:span></text:p>
        <text:p text:style-name="P52"><text:span text:style-name="CharStyle15">her towns lie desolate,<text:tab/></text:span><text:span text:style-name="CharStyle16">43</text:span></text:p>
        <text:p text:style-name="P117"><text:span text:style-name="CharStyle15">unpeopled, waterless,</text:span></text:p>
        <text:p text:style-name="P407"><text:span text:style-name="CharStyle15">a waste where no man lives, none passes through.</text:span></text:p>
        <text:p text:style-name="P190"><text:span text:style-name="CharStyle15">And I will punish Bel in Baby- 44 Ion,</text:span></text:p>
        <text:p text:style-name="P117"><text:span text:style-name="CharStyle15">forcing him to disgorge his plunder;</text:span></text:p>
        <text:p text:style-name="P190"><text:span text:style-name="CharStyle15">prisoners shall stream to him no more,</text:span></text:p>
        <text:p text:style-name="P123"><text:span text:style-name="CharStyle15">for Babylon’s walls are down.</text:span></text:p>
        <text:p text:style-name="P26"><text:span text:style-name="CharStyle15">Come out of her, my people, 45 save your lives, every man of you,</text:span></text:p>
        <text:p text:style-name="P117"><text:span text:style-name="CharStyle15">from the Eternal’s burning wrath.</text:span></text:p>
        <text:p text:style-name="P273"><text:span text:style-name="CharStyle15">Never be daunted or dismayed 46 by rumours that you hear,</text:span></text:p>
        <text:p text:style-name="P190"><text:span text:style-name="CharStyle15">when rumours rise, year after year,</text:span></text:p>
        <text:p text:style-name="P117"><text:soft-page-break/><text:span text:style-name="CharStyle15">and tyrants lord it in the land.</text:span></text:p>
        <text:p text:style-name="P26"><text:span text:style-name="CharStyle15">For, mark this, the day comes </text:span><text:span text:style-name="CharStyle16">47 </text:span><text:span text:style-name="CharStyle15">when I shall punish the idols of Babylon,</text:span></text:p>
        <text:p text:style-name="P190"><text:span text:style-name="CharStyle15">when all her country is con­founded,</text:span></text:p>
        <text:p text:style-name="P117"><text:span text:style-name="CharStyle15">and her inhabitants drop dead.</text:span></text:p>
        <text:p text:style-name="P190"><text:span text:style-name="CharStyle15">Then heaven and earth and all 48 their host</text:span></text:p>
        <text:p text:style-name="P117"><text:span text:style-name="CharStyle15">shall exult over Babylon;</text:span></text:p>
        <text:p text:style-name="P192"><text:span text:style-name="CharStyle15">for invaders from the north- land</text:span></text:p>
        <text:p text:style-name="P117"><text:span text:style-name="CharStyle15">shall reach her, the Eternal promises.</text:span></text:p>
        <text:p text:style-name="P192"><text:span text:style-name="CharStyle15">Yes, Babylon shall fall, </text:span><text:span text:style-name="CharStyle16">0</text:span><text:span text:style-name="CharStyle15"> slain </text:span><text:span text:style-name="CharStyle16">49 </text:span><text:span text:style-name="CharStyle15">of Israel,</text:span></text:p>
        <text:p text:style-name="P122"><text:span text:style-name="CharStyle15">as slain men have fallen everywhere for Babylon.</text:span></text:p>
        <text:p text:style-name="P190"><text:span text:style-name="CharStyle15">You who have escaped the 50 sword,</text:span></text:p>
        <text:p text:style-name="P117"><text:span text:style-name="CharStyle15">stay not, get away;</text:span></text:p>
        <text:p text:style-name="P273"><text:span text:style-name="CharStyle15">remember the Eternal yonder, bethink you of Jerusalem.</text:span></text:p>
        <text:p text:style-name="P278"><text:span text:style-name="CharStyle15">“We are ashamed,” you say, 51 “at hearing of this outrage;</text:span></text:p>
      </text:section>
      <text:section text:style-name="Sect10" text:name="Section30">
        <text:p text:style-name="P706"><text:span text:style-name="CharStyle15">foreigners entering the sacred temple!—</text:span></text:p>
        <text:p text:style-name="P103"><text:span text:style-name="CharStyle15">it covers us with shame.”</text:span></text:p>
        <text:list xml:id="list4162029702852769578" text:style-name="L96">
          <text:list-item>
            <text:p text:style-name="P585"><text:span text:style-name="CharStyle15"><text:tab/>But, mark this, a day comes, the</text:span></text:p>
          </text:list-item>
        </text:list>
        <text:p text:style-name="P347"><text:span text:style-name="CharStyle15">Eternal answers, when I punish the idols of Babylon,</text:span></text:p>
        <text:p text:style-name="P252"><text:span text:style-name="CharStyle15">till wounded men groan over all the land.</text:span></text:p>
        <text:list xml:id="list183619089928556" text:continue-numbering="true" text:style-name="L96">
          <text:list-item>
            <text:p text:style-name="P585"><text:span text:style-name="CharStyle15"><text:tab/>Though Babylon mounted to</text:span></text:p>
          </text:list-item>
        </text:list>
        <text:p text:style-name="P347"><text:span text:style-name="CharStyle15">the sky,</text:span></text:p>
        <text:p text:style-name="P103"><text:span text:style-name="CharStyle15">though she entrenched her­self on high,</text:span></text:p>
        <text:p text:style-name="P252"><text:span text:style-name="CharStyle15">yet I would speed invaders to assail her,</text:span></text:p>
        <text:p text:style-name="P113"><text:span text:style-name="CharStyle15">the Eternal answers.</text:span></text:p>
        <text:list xml:id="list183619177587267" text:continue-numbering="true" text:style-name="L96">
          <text:list-item>
            <text:p text:style-name="P671"><text:span text:style-name="CharStyle15"><text:tab/>Hark! shrieks from Babylon,</text:span></text:p>
          </text:list-item>
        </text:list>
        <text:p text:style-name="P103"><text:span text:style-name="CharStyle15">a mighty crashing in Chal­dea!</text:span></text:p>
        <text:list xml:id="list183618555836755" text:continue-numbering="true" text:style-name="L96">
          <text:list-item>
            <text:p text:style-name="P671"><text:span text:style-name="CharStyle15"><text:tab/>’Tis the Eternal battering down</text:span></text:p>
          </text:list-item>
        </text:list>
        <text:p text:style-name="P347"><text:span text:style-name="CharStyle15">Babylon,</text:span></text:p>
        <text:p text:style-name="P134"><text:span text:style-name="CharStyle15">stilling the din of her city-life! The enemy surge in like the roaring tides, shouting aloud;</text:span></text:p>
        <text:list xml:id="list183618918286198" text:continue-numbering="true" text:style-name="L96">
          <text:list-item>
            <text:p text:style-name="P671"><text:span text:style-name="CharStyle15"><text:tab/>for the invader has reached</text:span></text:p>
          </text:list-item>
        </text:list>
        <text:p text:style-name="P347"><text:span text:style-name="CharStyle15">Babylon,</text:span></text:p>
        <text:p text:style-name="P287"><text:span text:style-name="CharStyle15">her soldiers are captured, their bows all shattered.</text:span></text:p>
        <text:p text:style-name="P293"><text:span text:style-name="CharStyle15">For the Eternal is a God of retribution,</text:span></text:p>
        <text:p text:style-name="P112"><text:span text:style-name="CharStyle15">he never fails to punish.</text:span></text:p>
        <text:p text:style-name="P48"><text:span text:style-name="CharStyle16">5</text:span><text:span text:style-name="CharStyle15"> </text:span><text:span text:style-name="CharStyle25">7</text:span><text:span text:style-name="CharStyle15"> “X will make her nobles and her sages drunk, satraps and regents and sol­diers,</text:span></text:p>
        <text:p text:style-name="P248"><text:soft-page-break/><text:span text:style-name="CharStyle15">till they sleep the sleep that knows no waking,” says the King called the Lord of hosts.</text:span></text:p>
        <text:p text:style-name="P48"><text:span text:style-name="CharStyle15">58 Here is the Eternal’s sentence: “Babylon’s broad wall shall be razed,</text:span></text:p>
        <text:p text:style-name="P105"><text:span text:style-name="CharStyle15">and her high gates burned with fire.</text:span></text:p>
        <text:p text:style-name="P253"><text:span text:style-name="CharStyle15">So ends the toil of nations, ends in smoke,</text:span></text:p>
        <text:p text:style-name="P107"><text:span text:style-name="CharStyle15">and pagans waste their pains.”</text:span></text:p>
        <text:p text:style-name="P145"><text:span text:style-name="CharStyle15">Instructions given by the </text:span><text:span text:style-name="CharStyle16">59 </text:span><text:span text:style-name="CharStyle15">prophet Jeremiah to Seraiah the son of Neriah, the grandson of Maliseiah, the quartermaster who accompanied Zedekiah king of Judah to Babylon in the fourth year of his reign. Jere- 60 miah had written on a scroll all the evils that were to befall Babylon, and he said to Se- 61 raiah, “When you reach Baby­lon, be sure to read this all over; when you have finished, 63 tie a stone to the scroll and throw it into the Euphrates, saying, ‘So shall Babylon sink and never rise again, for the Eternal dooms it.’ ”</text:span></text:p>
        <text:p text:style-name="P165"><text:span text:style-name="CharStyle15">Here end the words of Jere­miah.</text:span></text:p>
        <text:p text:style-name="P146"><text:span text:style-name="CharStyle15">Zedekiah was twenty-one Cf O years old when he began to reign, and he reigned in Jeru­salem for eleven years; his 2 mother’s name was Hamutal, a daughter of Jeremiah from Lib- nah. He did what was evil in the sight of the Eternal, exactly as Jehoiakim had done. The 3 Eternal was so wroth that he let Jerusalem go from bad to worse, till he would have no more to do with them.</text:span></text:p>
        <text:p text:style-name="P146"><text:span text:style-name="CharStyle15">And then Zedekiah rebelled against the king of Babylon. On 4 the tenth day of the tenth month of the ninth year of his reign Nebuchadrezzar king of Baby­lon attacked Jerusalem with all his army; they pitched camp, and ran a wall round it, be- 5 sieging the city till the eleventh year of king Zedekiah. By the 6 ninth day of the fourth month (and by this time the famine in the city was so severe that the people had no food), a breach 7 was made in the walls of the city. Seeing this, the whole garrison took to flight, leaving</text:span></text:p>
      </text:section>
      <text:section text:style-name="Sect11" text:name="Section31">
        <text:p text:style-name="P2"><draw:frame draw:style-name="fr3" draw:name="108" text:anchor-type="paragraph" svg:y="0in" svg:width="8.5in" svg:height="1.3508in" draw:z-index="146"><draw:text-box><text:p/></draw:text-box></draw:frame> </text:p>
        <text:p text:style-name="P2"/>
      </text:section>
      <text:section text:style-name="Sect2" text:name="Section32">
        <text:p text:style-name="P6"><draw:frame draw:style-name="fr5" draw:name="109" text:anchor-type="paragraph" svg:x="4.0201in" svg:y="0in" svg:width="0.7929in" draw:z-index="147"><draw:text-box fo:min-height="0.4409in"><text:h text:style-name="P451" text:outline-level="2"><text:bookmark-start text:name="bookmark2"/><text:span text:style-name="CharStyle85">JHU5MUB</text:span><text:bookmark-end text:name="bookmark2"/></text:h></draw:text-box></draw:frame><draw:frame draw:style-name="fr5" draw:name="110" text:anchor-type="paragraph" svg:x="2.3071in" svg:y="0.2953in" svg:width="2.1134in" draw:z-index="148"><draw:text-box fo:min-height="2.0382in"><text:p text:style-name="P47"><text:span text:style-name="CharStyle24">our</text:span></text:p><text:p text:style-name="P346"><text:span text:style-name="CharStyle87">W°w’ </text:span><text:span text:style-name="CharStyle88">If </text:span><text:span text:style-name="CharStyle87"><text:span text:style-name="T1">Us</text:span></text:span><text:span text:style-name="CharStyle87">u</text:span><text:span text:style-name="CharStyle87"><text:span text:style-name="T1">te11 </text:span></text:span><text:span text:style-name="CharStyle89"><text:span text:style-name="T1">in</text:span></text:span><text:span text:style-name="CharStyle89"> Sion </text:span><text:span text:style-name="CharStyle90">God’hLte</text:span><text:span text:style-name="CharStyle90"><text:span text:style-name="T1">1</text:span></text:span><text:span text:style-name="CharStyle90">’ </text:span><text:span text:style-name="CharStyle90"><text:span text:style-name="T1">W</text:span></text:span></text:p><text:p text:style-name="P46"><text:span text:style-name="CharStyle24"><text:span text:style-name="T1">11 Po,is</text:span></text:span><text:span text:style-name="CharStyle24">b your arrows</text:span></text:p><text:p text:style-name="P411"><text:span text:style-name="CharStyle92"><text:span text:style-name="T2">th</text:span></text:span><text:span text:style-name="CharStyle92">f£.</text:span><text:span text:style-name="CharStyle92"><text:span text:style-name="T1">ur y</text:span></text:span><text:span text:style-name="CharStyle92">T </text:span><text:span text:style-name="CharStyle92"><text:span text:style-name="T1">arm</text:span></text:span><text:span text:style-name="CharStyle92">°ur—-</text:span></text:p><text:h text:style-name="P452" text:outline-level="1"><text:bookmark-start text:name="bookmark3"/><text:span text:style-name="CharStyle94">f£r</text:span><text:span text:style-name="CharStyle94"><text:span text:style-name="T1">sstirringupMediaa</text:span></text:span><text:bookmark-end text:name="bookmark3"/></text:h><text:p text:style-name="P345"><text:span text:style-name="CharStyle24">planning to ruin Babylon</text:span></text:p></draw:text-box></draw:frame><draw:frame draw:style-name="fr5" draw:name="111" text:anchor-type="paragraph" svg:x="4.8264in" svg:y="0.2346in" svg:width="0.1929in" draw:z-index="149"><draw:text-box fo:min-height="0.1882in"><text:p text:style-name="P65"><text:span text:style-name="CharStyle95">51</text:span></text:p></draw:text-box></draw:frame><draw:frame draw:style-name="fr5" draw:name="112" text:anchor-type="paragraph" svg:x="4.4402in" svg:y="0.4201in" svg:width="1.5598in" draw:z-index="150"><draw:text-box fo:min-height="1.1472in"><text:p text:style-name="P294"><text:span text:style-name="CharStyle24">both Babylon and the deans all,</text:span></text:p><text:p text:style-name="P344"><text:span text:style-name="CharStyle24">I fiVlf</text:span><text:span text:style-name="CharStyle24"><text:span text:style-name="T1">1</text:span></text:span><text:span text:style-name="CharStyle24"> </text:span><text:span text:style-name="CharStyle96">l</text:span><text:span text:style-name="CharStyle96"><text:span text:style-name="T1">he</text:span></text:span><text:span text:style-name="CharStyle24"><text:span text:style-name="T1"> wron</text:span></text:span><text:span text:style-name="CharStyle24">gs they di voi</text:span><text:span text:style-name="CharStyle24"><text:span text:style-name="T1">k</text:span></text:span><text:span text:style-name="CharStyle24"><text:tab/></text:span><text:span text:style-name="CharStyle97">r</text:span><text:span text:style-name="CharStyle97"><text:span text:style-name="T1">u</text:span></text:span><text:span text:style-name="CharStyle97">’</text:span><text:span text:style-name="CharStyle97"><text:span text:style-name="T1">saystheE</text:span></text:span><text:span text:style-name="CharStyle97">‘</text:span></text:p><text:p text:style-name="P371"><text:span text:style-name="CharStyle99">world' </text:span><text:span text:style-name="CharStyle99"><text:span text:style-name="T1">3</text:span></text:span><text:span text:style-name="CharStyle99">"</text:span><text:span text:style-name="CharStyle99"><text:span text:style-name="T1">0</text:span></text:span><text:span text:style-name="CharStyle99">’ </text:span><text:span text:style-name="CharStyle99"><text:span text:style-name="T1">ruinin</text:span></text:span><text:span text:style-name="CharStyle99">S</text:span></text:p><text:p text:style-name="P71"><text:span text:style-name="CharStyle102"><text:span text:style-name="T1">1</text:span></text:span><text:span text:style-name="CharStyle101"> t</text:span><text:span text:style-name="CharStyle101"><text:span text:style-name="T1">I</text:span></text:span><text:span text:style-name="CharStyle101">vJXi“"</text:span><text:span text:style-name="CharStyle101"><text:span text:style-name="T1">dS</text:span></text:span><text:span text:style-name="CharStyle101"> “</text:span></text:p></draw:text-box></draw:frame><draw:frame draw:style-name="fr6" draw:name="113" text:anchor-type="paragraph" svg:x="4.4402in" svg:y="1.5264in" svg:width="1.3in" draw:z-index="151"><draw:text-box fo:min-height="0.2535in"><text:p text:style-name="P77"><text:span text:style-name="CharStyle104"><text:span text:style-name="T2">m</text:span></text:span><text:span text:style-name="CharStyle104">en</text:span><text:span text:style-name="CharStyle104"><text:span text:style-name="T1">d</text:span></text:span><text:span text:style-name="CharStyle104">Jn</text:span><text:span text:style-name="CharStyle104"><text:span text:style-name="T1">aVeyoua11</text:span></text:span><text:span text:style-name="CharStyle104"> extinct;</text:span></text:p><text:p text:style-name="P76"><text:span text:style-name="CharStyle104">an </text:span><text:span text:style-name="CharStyle104"><text:span text:style-name="T2">f</text:span></text:span><text:span text:style-name="CharStyle104"><text:tab/></text:span><text:span text:style-name="CharStyle105">J</text:span><text:span text:style-name="CharStyle105"><text:span text:style-name="T1">r get</text:span></text:span><text:span text:style-name="CharStyle104"> yc</text:span></text:p><text:p><draw:frame draw:style-name="fr18" draw:name="114" text:anchor-type="as-char" svg:width="1.3in" svg:height="0.2535in" draw:z-index="0"><draw:image xlink:href="Pictures/10000000000000C3000000266EAFE6FA.jpg" xlink:type="simple" xlink:show="embed" xlink:actuate="onLoad"/></draw:frame></text:p><text:p text:style-name="P77"><text:span text:style-name="CharStyle104">time.</text:span></text:p></draw:text-box></draw:frame></text:p>
        <text:p text:style-name="P6"/>
        <text:p text:style-name="P6"/>
        <text:p text:style-name="P6"/>
        <text:p text:style-name="P6"/>
        <text:p text:style-name="P6"/>
        <text:p text:style-name="P6"/>
        <text:p text:style-name="P6"/>
        <text:p text:style-name="P7"/>
        <text:p text:style-name="P2"/>
      </text:section>
      <text:section text:style-name="Sect12" text:name="Section33">
        <text:p text:style-name="P701"><text:span text:style-name="CharStyle15">the city during the night, by the gate beside the royal gar­den, between the two walls, making their way along the Arabah, as the Chaldeans had invested the city on all sides. They made for the Jordan val-</text:span></text:p>
        <text:list xml:id="list117156680170233037" text:style-name="L97">
          <text:list-item>
            <text:p text:style-name="P539"><text:span text:style-name="CharStyle15"><text:tab/>ley. However, the Chaldean army went in pursuit of the king and overtook Zedekiah in the steppes of Jericho, his own army having all scattered and</text:span></text:p>
          </text:list-item>
          <text:list-item>
            <text:p text:style-name="P545"><text:span text:style-name="CharStyle15"><text:tab/>left him. The king was cap­tured and carried off to the king of Babylon at Riblah in the district of Hamath, where sentence was passed upon him.</text:span></text:p>
          </text:list-item>
        </text:list>
        <text:p text:style-name="P95"><text:span text:style-name="CharStyle15">xo At Riblah the king of Babylon slew Zedekiah’s sons before their father’s eyes, and also all the</text:span></text:p>
        <text:list xml:id="list6205868662757889606" text:style-name="L98">
          <text:list-item>
            <text:p text:style-name="P501"><text:span text:style-name="CharStyle32"><text:tab/></text:span><text:span text:style-name="CharStyle15">authorities of Judah; he then put out the eyes of Zedekiah, chained him fast, and carried him away to Babylon, where he lay in prison till the day of his death.</text:span></text:p>
          </text:list-item>
        </text:list>
        <text:p text:style-name="P95"><text:span text:style-name="CharStyle15">is On the tenth day of the fifth month, in the nineteenth year of the reign of Nebuchadrezzar king of Babylon, Nebuzaradan the commander of the body­guard, an officer of the king of Babylon, went to Jerusalem</text:span></text:p>
        <text:list xml:id="list1084854282003791165" text:style-name="L99">
          <text:list-item>
            <text:p text:style-name="P519"><text:span text:style-name="CharStyle15"><text:tab/>and set fire to the temple of the Eternal, as well as the royal palace and indeed all the prin­cipal buildings in the country.</text:span></text:p>
          </text:list-item>
          <text:list-item>
            <text:p text:style-name="P514"><text:span text:style-name="CharStyle15"><text:tab/>The Chaldean troops who were with him demolished the walls</text:span></text:p>
          </text:list-item>
          <text:list-item>
            <text:p text:style-name="P514"><text:span text:style-name="CharStyle15"><text:tab/>of Jerusalem all round. Any people left in the city, together with those who had already sur­rendered to the king of Baby­lon, and any craftsmen who were left, Nebuzaradan the commander of the body-guard</text:span></text:p>
          </text:list-item>
          <text:list-item>
            <text:p text:style-name="P514"><text:span text:style-name="CharStyle15"><text:tab/>carried away prisoners, though he left some of the very poorest people of the land to be vine-</text:span></text:p>
          </text:list-item>
          <text:list-item>
            <text:p text:style-name="P514"><text:span text:style-name="CharStyle15"><text:tab/>dressers and ploughmen. The bronze columns, the trolleys,</text:span></text:p>
          </text:list-item>
        </text:list>
        <text:p text:style-name="P26"><text:span text:style-name="CharStyle15">and the bronze tank that were in the temple, were broken up by the Chaldeans, who took all the bronze away to Babylon; they also removed the pots, the 18 shovels, the snuffers, the basins, the saucers, and any bronze 19 article used in the temple serv­ice; while the commander re­moved any gold and silver goblets, fire-pans, basins, pots, lampstands, saucers, and bowls. (The bronze was past weighing, 20 the bronze from the two col­umns, the tank, the twelve bulls supporting the tank, and the ten trolleys which king Solomon had made for the temple. Each 21 column was twenty-seven feet high, eighteen feet round, and four inches thick—hollow inside, with a bronze capital on the top, 22 seven and a half feet high, sur­rounded by a network and pomegranates in bronze, ninety- 23 six out of a hundred pome­granates in the network being visible.)</text:span></text:p>
        <text:p text:style-name="P232"><text:span text:style-name="CharStyle15">The commander of the body- 24 guard carried off Seraiah the chief priest, Zephanlah the vice­priest, and the three wardens, along with a eunuch in charge 25 of the army, seven privy coun­cillors who were found in the city, the secretary of the com­mander, who kept the army registers, and sixty country folk whom he found within the city. Nebuzaradan the commander of 26 the body-guard took them away to the king of Babylon at Rib­lah. And there, at Riblah in 27 the district of Hamath, the king of Babylon slew them all.</text:span></text:p>
        <text:p text:style-name="P236"><text:span text:style-name="CharStyle15">Thus was Judah carried from 28 its land into exile. The num­ber of prisoners carried off to exile by Nebuchadrezzar was as follows:<text:tab/>in the seventeenth</text:span></text:p>
        <text:p text:style-name="P75"><text:span text:style-name="CharStyle15">year of his reign, three thou­</text:span></text:p>
      </text:section>
      <text:section text:style-name="Sect12" text:name="Section34">
        <text:p text:style-name="P678"><text:span text:style-name="CharStyle15">sand and twenty-three Jews;</text:span></text:p>
        <text:list xml:id="list8755362890744867784" text:style-name="L100">
          <text:list-item>
            <text:p text:style-name="P497"><text:span text:style-name="CharStyle15"><text:tab/>in the eighteenth year of Nebu­chadrezzar, eight hundred and</text:span></text:p>
          </text:list-item>
          <text:list-item>
            <text:p text:style-name="P497"><text:span text:style-name="CharStyle15"><text:tab/>thirty-two from Jerusalem; in the twenty-third year of Nebu­chadrezzar, seven hundred and forty-five Jews, carried captive by Nebuzaradan the com­mander of the body-guard; in all, four thousand six hundred.</text:span></text:p>
          </text:list-item>
          <text:list-item>
            <text:p text:style-name="P558"><text:span text:style-name="CharStyle15"><text:tab/>In the thirty-seventh year of the exile of Jehoiakin king of Judah, on the twenty-fifth day of the twelfth month, Evil-</text:span></text:p>
          </text:list-item>
        </text:list>
        <text:p text:style-name="P26"><text:span text:style-name="CharStyle15">merodak king of Babylon—it was the first year of his reign— took Jehoiakin king of Judah out of prison; he was civil to 32 Jehoiakin and treated him bet­ter than his fellow-monarchs in captivity at Babylon; he </text:span><text:span text:style-name="CharStyle16">33 </text:span><text:span text:style-name="CharStyle15">changed his prison dress, and Jehoiakin dined with the king every day of his life. Also an 34 allowance was made for him daily by the king of Babylon, to maintain him, as long as ever he lived.</text:span></text:p>
      </text:section>
      <text:section text:style-name="Sect13" text:name="Section35">
        <text:p text:style-name="P412"><text:span text:style-name="CharStyle4">1 /: This message from the</text:span></text:p>
        <text:p text:style-name="P426"><text:span text:style-name="CharStyle4">2<text:tab/>AO Eternal came to me, “You must not marry a wife, you must not have sons or daughters in</text:span></text:p>
        <text:p text:style-name="P427"><text:span text:style-name="CharStyle4">3<text:tab/>this place. S'</text:span><text:span text:style-name="CharStyle4"><text:span text:style-name="T1">01 2 3</text:span></text:span><text:span text:style-name="CharStyle4"> this is the Eter­nal’s sentence upon sons and</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avid" svg:font-family="David"/>
    <style:font-face style:name="Georgia" svg:font-family="Georgia"/>
    <style:font-face style:name="Tahoma" svg:font-family="Tahom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note" style:family="paragraph" style:class="extra" style:master-page-name="">
      <style:graphic-properties draw:fill="solid" draw:fill-color="#ffffff" draw:opacity="100%"/>
      <style:paragraph-properties fo:margin-left="0in" fo:margin-right="0in" fo:line-height="0.1272in" fo:text-align="justify" style:justify-single-word="false" fo:text-indent="-0.4307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Heading_20__23_4" style:display-name="Heading #4" style:family="paragraph" style:master-page-name="">
      <style: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David" fo:font-family="David" fo:font-size="10.5pt" fo:font-style="normal" style:text-underline-style="none" fo:font-weight="normal" style:font-name-asian="David" style:font-family-asian="David" style:font-size-asian="10.5pt" style:font-style-asian="normal" style:font-weight-asian="normal" style:font-name-complex="David" style:font-family-complex="David" style:font-size-complex="10.5pt" style:font-style-complex="normal" style:font-weight-complex="normal"/>
    </style:style>
    <style:style style:name="Body_20_text_20__28_3_29_" style:display-name="Body text (3)" style:family="paragraph" style:master-page-name="">
      <style:graphic-properties draw:fill="solid" draw:fill-color="#ffffff" draw:opacity="100%"/>
      <style:paragraph-properties fo:line-height="0.1272in"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align="justify" style:justify-single-word="false" fo:text-indent="-0.4307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4_29_" style:display-name="Body text (4)" style:family="paragraph" style:master-page-name="">
      <style:graphic-properties draw:fill="solid" draw:fill-color="#ffffff" draw:opacity="100%"/>
      <style:paragraph-properties fo:margin-left="0in" fo:margin-right="0in" fo:line-height="0.1272in" fo:text-indent="-0.25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margin-top="0in" fo:margin-bottom="0.0417in" loext:contextual-spacing="false" fo:line-height="0in" style:page-number="auto" fo:background-color="#ffffff"/>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Body_20_text_20__28_6_29_" style:display-name="Body text (6)" style:family="paragraph" style:master-page-name="">
      <style:graphic-properties draw:fill="solid" draw:fill-color="#ffffff" draw:opacity="100%"/>
      <style:paragraph-properties fo:margin-top="0in" fo:margin-bottom="0.0835in" loext:contextual-spacing="false" fo:line-height="0in" style:page-number="auto" fo:background-color="#ffffff"/>
      <style:text-properties style:text-line-through-style="none" style:text-line-through-type="none" style:font-name="Tahoma" fo:font-family="Tahoma" fo:font-size="4.5pt" fo:font-style="italic" style:text-underline-style="none" fo:font-weight="normal" style:font-name-asian="Tahoma" style:font-family-asian="Tahoma" style:font-size-asian="4.5pt" style:font-style-asian="italic" style:font-weight-asian="normal" style:font-name-complex="Tahoma" style:font-family-complex="Tahoma" style:font-size-complex="4.5pt" style:font-style-complex="italic" style:font-weight-complex="normal"/>
    </style:style>
    <style:style style:name="Body_20_text_20__28_7_29_" style:display-name="Body text (7)" style:family="paragraph" style:master-page-name="">
      <style:graphic-properties draw:fill="solid" draw:fill-color="#ffffff" draw:opacity="100%"/>
      <style:paragraph-properties fo:margin-top="0in" fo:margin-bottom="0.0417in" loext:contextual-spacing="false" fo:line-height="0in" style:page-number="auto" fo:background-color="#ffffff"/>
      <style:text-properties style:text-line-through-style="none" style:text-line-through-type="none" style:font-name="Georgia" fo:font-family="Georgia" fo:font-size="5pt" fo:font-style="normal" style:text-underline-style="none" fo:font-weight="normal" style:font-name-asian="Georgia" style:font-family-asian="Georgia" style:font-size-asian="5pt" style:font-style-asian="normal" style:font-weight-asian="normal" style:font-name-complex="Georgia" style:font-family-complex="Georgia" style:font-size-complex="5pt" style:font-style-complex="normal" style:font-weight-complex="normal"/>
    </style:style>
    <style:style style:name="Body_20_text_20__28_8_29_" style:display-name="Body text (8)" style:family="paragraph" style:master-page-name="">
      <style:graphic-properties draw:fill="solid" draw:fill-color="#ffffff" draw:opacity="100%"/>
      <style:paragraph-properties fo:margin-top="0in" fo:margin-bottom="0.0417in" loext:contextual-spacing="false" fo:line-height="0in" style:page-number="auto" fo:background-color="#ffffff"/>
      <style:text-properties style:text-line-through-style="none" style:text-line-through-type="none" style:font-name="Tahoma" fo:font-family="Tahoma" fo:font-size="4.5pt" fo:font-style="normal" style:text-underline-style="none" fo:font-weight="normal" style:font-name-asian="Tahoma" style:font-family-asian="Tahoma" style:font-size-asian="4.5pt" style:font-style-asian="normal" style:font-weight-asian="normal" style:font-name-complex="Tahoma" style:font-family-complex="Tahoma" style:font-size-complex="4.5pt" style:font-style-complex="normal" style:font-weight-complex="normal"/>
    </style:style>
    <style:style style:name="Body_20_text_20__28_9_29_" style:display-name="Body text (9)" style:family="paragraph" style:master-page-name="">
      <style:graphic-properties draw:fill="solid" draw:fill-color="#ffffff" draw:opacity="100%"/>
      <style:paragraph-properties fo:margin-top="0in" fo:margin-bottom="0.0835in" loext:contextual-spacing="false" fo:line-height="0in" style:page-number="auto" fo:background-color="#ffffff"/>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Body_20_text_20__28_10_29_" style:display-name="Body text (10)" style:family="paragraph" style:master-page-name="">
      <style:graphic-properties draw:fill="solid" draw:fill-color="#ffffff" draw:opacity="100%"/>
      <style:paragraph-properties fo:margin-top="0in" fo:margin-bottom="0.0835in" loext:contextual-spacing="false" fo:line-height="0in" style:page-number="auto" fo:background-color="#ffffff"/>
      <style:text-properties style:text-line-through-style="none" style:text-line-through-type="none" style:font-name="Tahoma" fo:font-family="Tahoma" fo:font-size="4.5pt" fo:font-style="normal" style:text-underline-style="none" fo:font-weight="normal" style:font-name-asian="Tahoma" style:font-family-asian="Tahoma" style:font-size-asian="4.5pt" style:font-style-asian="normal" style:font-weight-asian="normal" style:font-name-complex="Tahoma" style:font-family-complex="Tahoma" style:font-size-complex="4.5pt" style:font-style-complex="normal" style:font-weight-complex="normal"/>
    </style:style>
    <style:style style:name="Body_20_text_20__28_11_29_" style:display-name="Body text (11)" style:family="paragraph" style:master-page-name="">
      <style:graphic-properties draw:fill="solid" draw:fill-color="#ffffff" draw:opacity="100%"/>
      <style:paragraph-properties fo:margin-top="0in" fo:margin-bottom="0.0417in" loext:contextual-spacing="false" fo:line-height="0in" style:page-number="auto" fo:background-color="#ffffff"/>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Body_20_text_20__28_12_29_" style:display-name="Body text (12)" style:family="paragraph" style:master-page-name="">
      <style:graphic-properties draw:fill="solid" draw:fill-color="#ffffff" draw:opacity="100%"/>
      <style:paragraph-properties fo:margin-top="0in" fo:margin-bottom="0.0417in" loext:contextual-spacing="false" fo:line-height="0in" fo:text-align="justify" style:justify-single-word="false" style:page-number="auto" fo:background-color="#ffffff"/>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Body_20_text_20__28_13_29_" style:display-name="Body text (13)" style:family="paragraph" style:master-page-name="">
      <style:graphic-properties draw:fill="solid" draw:fill-color="#ffffff" draw:opacity="100%"/>
      <style:paragraph-properties fo:line-height="0in" fo:text-align="justify" style:justify-single-word="false" style:page-number="auto" fo:background-color="#ffffff"/>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Body_20_text_20__28_14_29_" style:display-name="Body text (14)" style:family="paragraph" style:master-page-name="">
      <style:graphic-properties draw:fill="solid" draw:fill-color="#ffffff" draw:opacity="100%"/>
      <style:paragraph-properties fo:margin-top="0in" fo:margin-bottom="0.0417in" loext:contextual-spacing="false" fo:line-height="0in" style:page-number="auto" fo:background-color="#ffffff"/>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Body_20_text_20__28_15_29_" style:display-name="Body text (15)" style:family="paragraph" style:master-page-name="">
      <style:graphic-properties draw:fill="solid" draw:fill-color="#ffffff" draw:opacity="100%"/>
      <style:paragraph-properties fo:margin-top="0in" fo:margin-bottom="0.0417in" loext:contextual-spacing="false" fo:line-height="0in" style:page-number="auto" fo:background-color="#ffffff"/>
      <style:text-properties style:text-line-through-style="none" style:text-line-through-type="none" style:font-name="Georgia" fo:font-family="Georgia" fo:font-size="5pt" fo:font-style="normal" style:text-underline-style="none" fo:font-weight="normal" style:font-name-asian="Georgia" style:font-family-asian="Georgia" style:font-size-asian="5pt" style:font-style-asian="normal" style:font-weight-asian="normal" style:font-name-complex="Georgia" style:font-family-complex="Georgia" style:font-size-complex="5pt" style:font-style-complex="normal" style:font-weight-complex="normal"/>
    </style:style>
    <style:style style:name="Body_20_text_20__28_16_29_" style:display-name="Body text (16)" style:family="paragraph" style:master-page-name="">
      <style:graphic-properties draw:fill="solid" draw:fill-color="#ffffff" draw:opacity="100%"/>
      <style:paragraph-properties fo:margin-top="0in" fo:margin-bottom="0.0835in" loext:contextual-spacing="false" fo:line-height="0in" style:page-number="auto" fo:background-color="#ffffff"/>
      <style:text-properties style:text-line-through-style="none" style:text-line-through-type="none" style:font-name="Tahoma" fo:font-family="Tahoma" fo:font-size="4.5pt" fo:font-style="normal" style:text-underline-style="none" fo:font-weight="normal" style:font-name-asian="Tahoma" style:font-family-asian="Tahoma" style:font-size-asian="4.5pt" style:font-style-asian="normal" style:font-weight-asian="normal" style:font-name-complex="Tahoma" style:font-family-complex="Tahoma" style:font-size-complex="4.5pt" style:font-style-complex="normal" style:font-weight-complex="normal"/>
    </style:style>
    <style:style style:name="Body_20_text_20__28_17_29_" style:display-name="Body text (17)" style:family="paragraph" style:master-page-name="">
      <style:graphic-properties draw:fill="solid" draw:fill-color="#ffffff" draw:opacity="100%"/>
      <style:paragraph-properties fo:margin-top="0in" fo:margin-bottom="0.1665in" loext:contextual-spacing="false" fo:line-height="0in" fo:text-align="justify" style:justify-single-word="false" style:page-number="auto" fo:background-color="#ffffff"/>
      <style:text-properties style:text-line-through-style="none" style:text-line-through-type="none" style:font-name="David" fo:font-family="David" fo:font-size="9.5pt" fo:letter-spacing="normal" fo:font-style="normal" style:text-underline-style="none" fo:font-weight="normal" style:font-name-asian="David" style:font-family-asian="David" style:font-size-asian="9.5pt" style:font-style-asian="normal" style:font-weight-asian="normal" style:font-name-complex="David" style:font-family-complex="David" style:font-size-complex="9.5pt" style:font-style-complex="normal" style:font-weight-complex="normal"/>
    </style:style>
    <style:style style:name="Body_20_text_20__28_18_29_" style:display-name="Body text (18)" style:family="paragraph" style:master-page-name="">
      <style: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Georgia" fo:font-family="Georgia" fo:font-size="4pt" fo:font-style="normal" style:text-underline-style="none" fo:font-weight="normal" style:font-name-asian="Georgia" style:font-family-asian="Georgia" style:font-size-asian="4pt" style:font-style-asian="normal" style:font-weight-asian="normal" style:font-name-complex="Georgia" style:font-family-complex="Georgia" style:font-size-complex="4pt" style:font-style-complex="normal" style:font-weight-complex="normal" style:text-scale="150%"/>
    </style:style>
    <style:style style:name="Body_20_text_20__28_19_29_" style:display-name="Body text (19)" style:family="paragraph" style:master-page-name="">
      <style:graphic-properties draw:fill="solid" draw:fill-color="#ffffff" draw:opacity="100%"/>
      <style:paragraph-properties fo:margin-left="0in" fo:margin-right="0in" fo:line-height="0.1272in" fo:text-indent="-0.25in" style:auto-text-indent="false" style:page-number="auto" fo:background-color="#ffffff"/>
      <style:text-properties style:text-line-through-style="none" style:text-line-through-type="none" style:font-name="David" fo:font-family="David" fo:font-size="9pt" fo:font-style="normal" style:text-underline-style="none" fo:font-weight="normal" style:font-name-asian="David" style:font-family-asian="David" style:font-size-asian="9pt" style:font-style-asian="normal" style:font-weight-asian="normal" style:font-name-complex="David" style:font-family-complex="David" style:font-size-complex="9pt" style:font-style-complex="normal" style:font-weight-complex="normal"/>
    </style:style>
    <style:style style:name="Body_20_text_20__28_20_29_" style:display-name="Body text (20)" style:family="paragraph" style:master-page-name="">
      <style:graphic-properties draw:fill="solid" draw:fill-color="#ffffff" draw:opacity="100%"/>
      <style:paragraph-properties fo:margin-left="0in" fo:margin-right="0in" fo:margin-top="0in" fo:margin-bottom="0.0417in" loext:contextual-spacing="false" fo:line-height="0in" fo:text-align="justify" style:justify-single-word="false" fo:text-indent="-0.1945in" style:auto-text-indent="false" style:page-number="auto" fo:background-color="#ffffff"/>
      <style:text-properties style:text-line-through-style="none" style:text-line-through-type="none" style:font-name="Georgia" fo:font-family="Georgia" fo:font-size="5pt" fo:font-style="italic" style:text-underline-style="none" fo:font-weight="normal" style:font-name-asian="Georgia" style:font-family-asian="Georgia" style:font-size-asian="5pt" style:font-style-asian="italic" style:font-weight-asian="normal" style:font-name-complex="Georgia" style:font-family-complex="Georgia" style:font-size-complex="5pt" style:font-style-complex="italic" style:font-weight-complex="normal"/>
    </style:style>
    <style:style style:name="Heading_20__23_3" style:display-name="Heading #3"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Heading_20__23_2" style:display-name="Heading #2"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David" fo:font-family="David" fo:font-size="16pt" fo:letter-spacing="-0.0071in" fo:font-style="normal" style:text-underline-style="none" fo:font-weight="normal" style:font-name-asian="David" style:font-family-asian="David" style:font-size-asian="16pt" style:font-style-asian="normal" style:font-weight-asian="normal" style:font-name-complex="David" style:font-family-complex="David" style:font-size-complex="16pt" style:font-style-complex="normal" style:font-weight-complex="normal"/>
    </style:style>
    <style:style style:name="Body_20_text_20__28_21_29_" style:display-name="Body text (21)" style:family="paragraph" style:master-page-name="">
      <style:graphic-properties draw:fill="solid" draw:fill-color="#ffffff" draw:opacity="100%"/>
      <style:paragraph-properties fo:line-height="0.1902in" fo:text-align="end" style:justify-single-word="false" style:page-number="auto" fo:background-color="#ffffff"/>
      <style:text-properties style:text-line-through-style="none" style:text-line-through-type="none" style:font-name="Georgia" fo:font-family="Georgia" fo:font-size="7.5pt" fo:letter-spacing="-0.0071in" fo:font-style="normal" style:text-underline-style="none" fo:font-weight="normal" style:font-name-asian="Georgia" style:font-family-asian="Georgia" style:font-size-asian="7.5pt" style:font-style-asian="normal" style:font-weight-asian="normal" style:font-name-complex="Georgia" style:font-family-complex="Georgia" style:font-size-complex="7.5pt" style:font-style-complex="normal" style:font-weight-complex="normal"/>
    </style:style>
    <style:style style:name="Body_20_text_20__28_22_29_" style:display-name="Body text (22)"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Georgia" fo:font-family="Georgia" fo:font-size="8.5pt" fo:letter-spacing="-0.0071in"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Heading_20__23_1" style:display-name="Heading #1" style:family="paragraph" style:master-page-name="">
      <style:graphic-properties draw:fill="solid" draw:fill-color="#ffffff" draw:opacity="100%"/>
      <style:paragraph-properties fo:line-height="0in" fo:text-align="end" style:justify-single-word="false" style:page-number="auto" fo:background-color="#ffffff"/>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Body_20_text_20__28_23_29_" style:display-name="Body text (23)" style:family="paragraph" style:master-page-name="">
      <style:graphic-properties draw:fill="solid" draw:fill-color="#ffffff" draw:opacity="100%"/>
      <style:paragraph-properties fo:margin-top="0in" fo:margin-bottom="0.0417in" loext:contextual-spacing="false" fo:line-height="0.15in"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24_29_" style:display-name="Body text (24)" style:family="paragraph" style:master-page-name="">
      <style:graphic-properties draw:fill="solid" draw:fill-color="#ffffff" draw:opacity="100%"/>
      <style:paragraph-properties fo:margin-top="0.0417in" fo:margin-bottom="0in" loext:contextual-spacing="false" fo:line-height="0in" style:page-number="auto" fo:background-color="#ffffff"/>
      <style:text-properties style:text-line-through-style="none" style:text-line-through-type="none" style:font-name="Georgia" fo:font-family="Georgia" fo:font-size="22pt" fo:letter-spacing="-0.0138in" fo:font-style="normal" style:text-underline-style="none" fo:font-weight="bold" style:font-name-asian="Georgia" style:font-family-asian="Georgia" style:font-size-asian="22pt" style:font-style-asian="normal" style:font-weight-asian="bold" style:font-name-complex="Georgia" style:font-family-complex="Georgia" style:font-size-complex="22pt" style:font-style-complex="normal" style:font-weight-complex="bold"/>
    </style:style>
    <style:style style:name="Picture_20_caption" style:display-name="Picture caption"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3_29__20__2b__20_DropCap1" style:display-name="Body text (3) + DropCap1" style:family="paragraph" style:parent-style-name="Body_20_text_20__28_3_29_" style:master-page-name="">
      <style:paragraph-properties fo:margin-left="0in" fo:margin-right="0in" fo:margin-top="0in" fo:margin-bottom="0in" loext:contextual-spacing="false" fo:text-align="start" style:justify-single-word="false" fo:text-indent="0.1945in" style:auto-text-indent="false" style:page-number="auto">
        <style:drop-cap style:lines="2" style:distance="0.0429in" style:style-name="DropCap1"/>
      </style:paragraph-properties>
    </style:style>
    <style:style style:name="Body_20_text_20__28_3_29__20__2b__20_DropCap2" style:display-name="Body text (3) + DropCap2" style:family="paragraph" style:parent-style-name="Body_20_text_20__28_3_29_" style:master-page-name="">
      <style:paragraph-properties fo:margin-left="0.1945in" fo:margin-right="0in" fo:margin-top="0in" fo:margin-bottom="0in" loext:contextual-spacing="false" fo:text-align="justify" style:justify-single-word="false" fo:text-indent="0in" style:auto-text-indent="false" style:page-number="auto">
        <style:drop-cap style:lines="2" style:distance="0.0035in" style:style-name="DropCap3"/>
      </style:paragraph-properties>
    </style:style>
    <style:style style:name="Body_20_text_20__28_3_29__20__2b__20_DropCap3" style:display-name="Body text (3) + DropCap3" style:family="paragraph" style:parent-style-name="Body_20_text_20__28_3_29_" style:master-page-name="">
      <style:paragraph-properties fo:margin-left="0.1945in" fo:margin-right="0in" fo:margin-top="0in" fo:margin-bottom="0in" loext:contextual-spacing="false" fo:text-align="justify" style:justify-single-word="false" fo:text-indent="0in" style:auto-text-indent="false" style:page-number="auto">
        <style:drop-cap style:lines="2" style:distance="0.0035in" style:style-name="DropCap4"/>
      </style:paragraph-properties>
    </style:style>
    <style:style style:name="Body_20_text_20__28_3_29__20__2b__20_DropCap4" style:display-name="Body text (3) + DropCap4" style:family="paragraph" style:parent-style-name="Body_20_text_20__28_3_29_" style:master-page-name="">
      <style:paragraph-properties fo:margin-left="0in" fo:margin-right="0in" fo:margin-top="0in" fo:margin-bottom="0in" loext:contextual-spacing="false" fo:line-height="0.1228in" fo:text-align="justify" style:justify-single-word="false" fo:text-indent="0.1945in" style:auto-text-indent="false" style:page-number="auto">
        <style:drop-cap style:lines="2" style:distance="0.05in" style:style-name="DropCap6"/>
      </style:paragraph-properties>
    </style:style>
    <style:style style:name="Body_20_text_20__28_3_29__20__2b__20_DropCap5" style:display-name="Body text (3) + DropCap5" style:family="paragraph" style:parent-style-name="Body_20_text_20__28_3_29_" style:master-page-name="">
      <style:paragraph-properties fo:margin-left="0.1807in" fo:margin-right="0in" fo:margin-top="0in" fo:margin-bottom="0in" loext:contextual-spacing="false" fo:text-align="start" style:justify-single-word="false" fo:text-indent="0in" style:auto-text-indent="false" style:page-number="auto">
        <style:drop-cap style:lines="2" style:distance="0.0535in" style:style-name="DropCap2"/>
      </style:paragraph-properties>
    </style:style>
    <style:style style:name="Body_20_text_20__28_3_29__20__2b__20_DropCap6" style:display-name="Body text (3) + DropCap6" style:family="paragraph" style:parent-style-name="Body_20_text_20__28_3_29_" style:master-page-name="">
      <style:paragraph-properties fo:margin-left="0in" fo:margin-right="0in" fo:margin-top="0in" fo:margin-bottom="0in" loext:contextual-spacing="false" fo:text-align="justify" style:justify-single-word="false" fo:text-indent="0.1945in" style:auto-text-indent="false" style:page-number="auto">
        <style:tab-stops>
          <style:tab-stop style:position="0.3972in"/>
        </style:tab-stops>
        <style:drop-cap style:lines="2" style:distance="0.0035in" style:style-name="DropCap5"/>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5" style:family="text" style:parent-style-name="CharStyle4">
      <style:text-properties fo:color="#000000" style:text-position="0% 100%" style:font-name="David" fo:font-family="David" fo:font-size="9.5pt" fo:letter-spacing="normal"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7" style:family="text" style:parent-style-name="DefaultFontStyle">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CharStyle9" style:family="text" style:parent-style-name="DefaultFontStyle">
      <style:text-properties style:text-line-through-style="none" style:text-line-through-type="none" style:font-name="David" fo:font-family="David" fo:font-size="10.5pt" fo:font-style="normal" style:text-underline-style="none" fo:font-weight="normal" style:font-name-asian="David" style:font-family-asian="David" style:font-size-asian="10.5pt" style:font-style-asian="normal" style:font-weight-asian="normal" style:font-name-complex="David" style:font-family-complex="David" style:font-size-complex="10.5pt" style:font-style-complex="normal" style:font-weight-complex="normal"/>
    </style:style>
    <style:style style:name="CharStyle10" style:family="text" style:parent-style-name="CharStyle9">
      <style:text-properties fo:color="#000000" style:text-position="0% 100%" fo:letter-spacing="normal" fo:language="en" fo:country="US" style:language-asian="en" style:country-asian="US" style:language-complex="en" style:country-complex="US" style:text-scale="100%"/>
    </style:style>
    <style:style style:name="CharStyle12"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34% 58%" style:font-name="Georgia" fo:font-family="Georgia" fo:font-size="21pt" fo:letter-spacing="normal" fo:font-style="normal" style:text-underline-style="none" fo:font-weight="normal" style:font-name-asian="Georgia" style:font-family-asian="Georgia" style:font-size-asian="21pt" style:font-style-asian="normal" style:font-weight-asian="normal" style:font-name-complex="Georgia" style:font-family-complex="Georgia" style:font-size-complex="21pt" style:font-style-complex="normal" style:font-weight-complex="normal" style:text-scale="100%"/>
    </style:style>
    <style:style style:name="CharStyle15"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6" style:family="text" style:parent-style-name="CharStyle15">
      <style:text-properties fo:color="#000000" style:text-position="0% 100%" style:font-name="David" fo:font-family="David" fo:font-size="9.5pt" fo:letter-spacing="normal"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17" style:family="text" style:parent-style-name="CharStyle15">
      <style:text-properties fo:color="#000000" style:text-position="0% 100%" fo:letter-spacing="-0.0138in" fo:language="en" fo:country="US" fo:font-style="italic" style:language-asian="en" style:country-asian="US" style:font-style-asian="italic" style:language-complex="en" style:country-complex="US" style:font-style-complex="italic" style:text-scale="100%"/>
    </style:style>
    <style:style style:name="CharStyle18" style:family="text" style:parent-style-name="CharStyle15">
      <style:text-properties fo:color="#000000" style:text-position="0% 100%" fo:font-size="7.5pt" fo:letter-spacing="-0.0071in" fo:language="en" fo:country="US" style:font-size-asian="7.5pt" style:language-asian="en" style:country-asian="US" style:font-size-complex="7.5pt" style:language-complex="en" style:country-complex="US" style:text-scale="100%"/>
    </style:style>
    <style:style style:name="DropCap2" style:family="text">
      <style:text-properties fo:color="#000000" style:text-line-through-style="none" style:text-line-through-type="none" style:text-position="36% 58%" style:font-name="David" fo:font-family="David" fo:font-size="20pt" fo:letter-spacing="normal" fo:font-style="normal" style:text-underline-style="none" fo:font-weight="normal" style:font-name-asian="David" style:font-family-asian="David" style:font-size-asian="20pt" style:font-style-asian="normal" style:font-weight-asian="normal" style:font-name-complex="David" style:font-family-complex="David" style:font-size-complex="20pt" style:font-style-complex="normal" style:font-weight-complex="normal" style:text-scale="100%"/>
    </style:style>
    <style:style style:name="CharStyle21"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23" style:family="text" style:parent-style-name="DefaultFontStyle">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CharStyle24"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25" style:family="text" style:parent-style-name="CharStyle15">
      <style:text-properties fo:color="#000000" style:text-position="0% 100%" style:font-name="David" fo:font-family="David" fo:font-size="10pt" fo:letter-spacing="normal" fo:language="en" fo:country="US" fo:font-style="italic" style:font-name-asian="David" style:font-family-asian="David" style:font-size-asian="10pt" style:language-asian="en" style:country-asian="US" style:font-style-asian="italic" style:font-name-complex="David" style:font-family-complex="David" style:font-size-complex="10pt" style:language-complex="en" style:country-complex="US" style:font-style-complex="italic" style:text-scale="100%"/>
    </style:style>
    <style:style style:name="DropCap3" style:family="text">
      <style:text-properties fo:color="#000000" style:text-line-through-style="none" style:text-line-through-type="none" style:text-position="45% 58%" style:font-name="Tahoma" fo:font-family="Tahoma" fo:font-size="16pt" fo:letter-spacing="normal" fo:font-style="normal" style:text-underline-style="none" fo:font-weight="normal" style:font-name-asian="Tahoma" style:font-family-asian="Tahoma" style:font-size-asian="16pt" style:font-style-asian="normal" style:font-weight-asian="normal" style:font-name-complex="Tahoma" style:font-family-complex="Tahoma" style:font-size-complex="16pt" style:font-style-complex="normal" style:font-weight-complex="normal" style:text-scale="100%"/>
    </style:style>
    <style:style style:name="CharStyle27" style:family="text" style:parent-style-name="CharStyle9">
      <style:text-properties fo:color="#000000" style:text-position="0% 100%" style:font-name="Tahoma" fo:font-family="Tahoma" fo:font-size="8.5pt" fo:letter-spacing="-0.0071in" fo:language="en" fo:country="US" fo:font-weight="normal" style:font-name-asian="Tahoma" style:font-family-asian="Tahoma" style:font-size-asian="8.5pt" style:language-asian="en" style:country-asian="US" style:font-weight-asian="normal" style:font-name-complex="Tahoma" style:font-family-complex="Tahoma" style:font-size-complex="8.5pt" style:language-complex="en" style:country-complex="US" style:font-weight-complex="normal" style:text-scale="100%"/>
    </style:style>
    <style:style style:name="DropCap4" style:family="text">
      <style:text-properties fo:color="#000000" style:text-line-through-style="none" style:text-line-through-type="none" style:text-position="44% 58%" style:font-name="David" fo:font-family="David" fo:font-size="19pt" fo:letter-spacing="normal" fo:font-style="normal" style:text-underline-style="none" fo:font-weight="normal" style:font-name-asian="David" style:font-family-asian="David" style:font-size-asian="19pt" style:font-style-asian="normal" style:font-weight-asian="normal" style:font-name-complex="David" style:font-family-complex="David" style:font-size-complex="19pt" style:font-style-complex="normal" style:font-weight-complex="normal" style:text-scale="100%"/>
    </style:style>
    <style:style style:name="CharStyle30" style:family="text" style:parent-style-name="DefaultFontStyle">
      <style:text-properties style:text-line-through-style="none" style:text-line-through-type="none" style:font-name="Tahoma" fo:font-family="Tahoma" fo:font-size="4.5pt" fo:font-style="italic" style:text-underline-style="none" fo:font-weight="normal" style:font-name-asian="Tahoma" style:font-family-asian="Tahoma" style:font-size-asian="4.5pt" style:font-style-asian="italic" style:font-weight-asian="normal" style:font-name-complex="Tahoma" style:font-family-complex="Tahoma" style:font-size-complex="4.5pt" style:font-style-complex="italic" style:font-weight-complex="normal"/>
    </style:style>
    <style:style style:name="CharStyle31" style:family="text" style:parent-style-name="CharStyle30">
      <style:text-properties fo:color="#000000" style:text-position="0% 100%" style:font-name="Georgia" fo:font-family="Georgia" fo:letter-spacing="normal" fo:language="en" fo:country="US" fo:font-style="normal" style:font-name-asian="Georgia" style:font-family-asian="Georgia" style:language-asian="en" style:country-asian="US" style:font-style-asian="normal" style:font-name-complex="Georgia" style:font-family-complex="Georgia" style:language-complex="en" style:country-complex="US" style:font-style-complex="normal" style:text-scale="100%"/>
    </style:style>
    <style:style style:name="CharStyle32" style:family="text" style:parent-style-name="CharStyle15">
      <style:text-properties fo:font-variant="small-caps" fo:color="#000000" style:text-position="0% 100%" fo:letter-spacing="normal" fo:language="en" fo:country="US" style:language-asian="en" style:country-asian="US" style:language-complex="en" style:country-complex="US" style:text-scale="100%"/>
    </style:style>
    <style:style style:name="CharStyle34" style:family="text" style:parent-style-name="DefaultFontStyle">
      <style:text-properties style:text-line-through-style="none" style:text-line-through-type="none" style:font-name="Georgia" fo:font-family="Georgia" fo:font-size="5pt" fo:font-style="normal" style:text-underline-style="none" fo:font-weight="normal" style:font-name-asian="Georgia" style:font-family-asian="Georgia" style:font-size-asian="5pt" style:font-style-asian="normal" style:font-weight-asian="normal" style:font-name-complex="Georgia" style:font-family-complex="Georgia" style:font-size-complex="5pt" style:font-style-complex="normal" style:font-weight-complex="normal"/>
    </style:style>
    <style:style style:name="DropCap5" style:family="text">
      <style:text-properties fo:color="#000000" style:text-line-through-style="none" style:text-line-through-type="none" style:text-position="21% 58%" style:font-name="Tahoma" fo:font-family="Tahoma" fo:font-size="17pt" fo:letter-spacing="normal" fo:font-style="normal" style:text-underline-style="none" fo:font-weight="normal" style:font-name-asian="Tahoma" style:font-family-asian="Tahoma" style:font-size-asian="17pt" style:font-style-asian="normal" style:font-weight-asian="normal" style:font-name-complex="Tahoma" style:font-family-complex="Tahoma" style:font-size-complex="17pt" style:font-style-complex="normal" style:font-weight-complex="normal" style:text-scale="100%"/>
    </style:style>
    <style:style style:name="DropCap6" style:family="text">
      <style:text-properties fo:color="#000000" style:text-line-through-style="none" style:text-line-through-type="none" style:text-position="23% 58%" style:font-name="Georgia" fo:font-family="Georgia" fo:font-size="21pt" fo:letter-spacing="normal" fo:font-style="normal" style:text-underline-style="none" fo:font-weight="normal" style:font-name-asian="Georgia" style:font-family-asian="Georgia" style:font-size-asian="21pt" style:font-style-asian="normal" style:font-weight-asian="normal" style:font-name-complex="Georgia" style:font-family-complex="Georgia" style:font-size-complex="21pt" style:font-style-complex="normal" style:font-weight-complex="normal" style:text-scale="100%"/>
    </style:style>
    <style:style style:name="CharStyle38" style:family="text" style:parent-style-name="DefaultFontStyle">
      <style:text-properties style:text-line-through-style="none" style:text-line-through-type="none" style:font-name="Tahoma" fo:font-family="Tahoma" fo:font-size="4.5pt" fo:font-style="normal" style:text-underline-style="none" fo:font-weight="normal" style:font-name-asian="Tahoma" style:font-family-asian="Tahoma" style:font-size-asian="4.5pt" style:font-style-asian="normal" style:font-weight-asian="normal" style:font-name-complex="Tahoma" style:font-family-complex="Tahoma" style:font-size-complex="4.5pt" style:font-style-complex="normal" style:font-weight-complex="normal"/>
    </style:style>
    <style:style style:name="CharStyle40" style:family="text" style:parent-style-name="DefaultFontStyle">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CharStyle42" style:family="text" style:parent-style-name="DefaultFontStyle">
      <style:text-properties style:text-line-through-style="none" style:text-line-through-type="none" style:font-name="Tahoma" fo:font-family="Tahoma" fo:font-size="4.5pt" fo:font-style="normal" style:text-underline-style="none" fo:font-weight="normal" style:font-name-asian="Tahoma" style:font-family-asian="Tahoma" style:font-size-asian="4.5pt" style:font-style-asian="normal" style:font-weight-asian="normal" style:font-name-complex="Tahoma" style:font-family-complex="Tahoma" style:font-size-complex="4.5pt" style:font-style-complex="normal" style:font-weight-complex="normal"/>
    </style:style>
    <style:style style:name="CharStyle43" style:family="text" style:parent-style-name="CharStyle15">
      <style:text-properties fo:font-variant="small-caps" fo:color="#000000" style:text-position="0% 100%" fo:letter-spacing="-0.0138in" fo:language="en" fo:country="US" fo:font-style="italic" style:language-asian="en" style:country-asian="US" style:font-style-asian="italic" style:language-complex="en" style:country-complex="US" style:font-style-complex="italic" style:text-scale="100%"/>
    </style:style>
    <style:style style:name="CharStyle45" style:family="text" style:parent-style-name="DefaultFontStyle">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CharStyle47" style:family="text" style:parent-style-name="DefaultFontStyle">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CharStyle49" style:family="text" style:parent-style-name="DefaultFontStyle">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CharStyle51" style:family="text" style:parent-style-name="DefaultFontStyle">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CharStyle52" style:family="text" style:parent-style-name="CharStyle15">
      <style:text-properties fo:color="#000000" style:text-position="0% 100%" fo:letter-spacing="normal" fo:language="en" fo:country="US" style:text-underline-style="solid" style:text-underline-width="auto" style:text-underline-color="font-color" style:language-asian="en" style:country-asian="US" style:language-complex="en" style:country-complex="US" style:text-scale="100%"/>
    </style:style>
    <style:style style:name="CharStyle53" style:family="text" style:parent-style-name="CharStyle9">
      <style:text-properties fo:color="#000000" style:text-position="0% 100%" fo:letter-spacing="-0.0071in" fo:language="en" fo:country="US" fo:font-style="italic" style:language-asian="en" style:country-asian="US" style:font-style-asian="italic" style:language-complex="en" style:country-complex="US" style:font-style-complex="italic" style:text-scale="100%"/>
    </style:style>
    <style:style style:name="CharStyle55" style:family="text" style:parent-style-name="DefaultFontStyle">
      <style:text-properties style:text-line-through-style="none" style:text-line-through-type="none" style:font-name="Georgia" fo:font-family="Georgia" fo:font-size="5pt" fo:font-style="normal" style:text-underline-style="none" fo:font-weight="normal" style:font-name-asian="Georgia" style:font-family-asian="Georgia" style:font-size-asian="5pt" style:font-style-asian="normal" style:font-weight-asian="normal" style:font-name-complex="Georgia" style:font-family-complex="Georgia" style:font-size-complex="5pt" style:font-style-complex="normal" style:font-weight-complex="normal"/>
    </style:style>
    <style:style style:name="CharStyle56" style:family="text" style:parent-style-name="CharStyle15">
      <style:text-properties fo:color="#000000" style:text-position="0% 100%" style:font-name="David" fo:font-family="David" fo:font-size="12pt" fo:letter-spacing="-0.0071in" fo:language="en" fo:country="US" fo:font-style="italic" fo:font-weight="bold" style:font-name-asian="David" style:font-family-asian="David" style:font-size-asian="12pt" style:language-asian="en" style:country-asian="US" style:font-style-asian="italic" style:font-weight-asian="bold" style:font-name-complex="David" style:font-family-complex="David" style:font-size-complex="12pt" style:language-complex="en" style:country-complex="US" style:font-style-complex="italic" style:font-weight-complex="bold" style:text-scale="100%"/>
    </style:style>
    <style:style style:name="CharStyle58" style:family="text" style:parent-style-name="DefaultFontStyle">
      <style:text-properties style:text-line-through-style="none" style:text-line-through-type="none" style:font-name="Tahoma" fo:font-family="Tahoma" fo:font-size="4.5pt" fo:font-style="normal" style:text-underline-style="none" fo:font-weight="normal" style:font-name-asian="Tahoma" style:font-family-asian="Tahoma" style:font-size-asian="4.5pt" style:font-style-asian="normal" style:font-weight-asian="normal" style:font-name-complex="Tahoma" style:font-family-complex="Tahoma" style:font-size-complex="4.5pt" style:font-style-complex="normal" style:font-weight-complex="normal"/>
    </style:style>
    <style:style style:name="CharStyle59" style:family="text" style:parent-style-name="CharStyle15">
      <style:text-properties fo:color="#000000" style:text-position="0% 100%" style:font-name="David" fo:font-family="David" fo:font-size="9.5pt" fo:letter-spacing="normal"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61" style:family="text" style:parent-style-name="DefaultFontStyle">
      <style:text-properties style:text-line-through-style="none" style:text-line-through-type="none" style:font-name="David" fo:font-family="David" fo:font-size="9.5pt" fo:letter-spacing="normal" fo:font-style="normal" style:text-underline-style="none" fo:font-weight="normal" style:font-name-asian="David" style:font-family-asian="David" style:font-size-asian="9.5pt" style:font-style-asian="normal" style:font-weight-asian="normal" style:font-name-complex="David" style:font-family-complex="David" style:font-size-complex="9.5pt" style:font-style-complex="normal" style:font-weight-complex="normal"/>
    </style:style>
    <style:style style:name="CharStyle63" style:family="text" style:parent-style-name="DefaultFontStyle">
      <style:text-properties style:text-line-through-style="none" style:text-line-through-type="none" style:font-name="Georgia" fo:font-family="Georgia" fo:font-size="4pt" fo:font-style="normal" style:text-underline-style="none" fo:font-weight="normal" style:font-name-asian="Georgia" style:font-family-asian="Georgia" style:font-size-asian="4pt" style:font-style-asian="normal" style:font-weight-asian="normal" style:font-name-complex="Georgia" style:font-family-complex="Georgia" style:font-size-complex="4pt" style:font-style-complex="normal" style:font-weight-complex="normal" style:text-scale="150%"/>
    </style:style>
    <style:style style:name="CharStyle64" style:family="text" style:parent-style-name="CharStyle15">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65" style:family="text" style:parent-style-name="CharStyle15">
      <style:text-properties fo:color="#000000" style:text-position="0% 100%" fo:font-size="7.5pt" fo:letter-spacing="normal" fo:language="en" fo:country="US" style:font-size-asian="7.5pt" style:language-asian="en" style:country-asian="US" style:font-size-complex="7.5pt" style:language-complex="en" style:country-complex="US" style:text-scale="100%"/>
    </style:style>
    <style:style style:name="CharStyle66" style:family="text" style:parent-style-name="CharStyle15">
      <style:text-properties fo:font-variant="small-caps" fo:color="#000000" style:text-position="0% 100%" style:font-name="David" fo:font-family="David" fo:font-size="8pt" fo:letter-spacing="normal" fo:language="en" fo:country="US" fo:font-style="italic" style:font-name-asian="David" style:font-family-asian="David" style:font-size-asian="8pt" style:language-asian="en" style:country-asian="US" style:font-style-asian="italic" style:font-name-complex="David" style:font-family-complex="David" style:font-size-complex="8pt" style:language-complex="en" style:country-complex="US" style:font-style-complex="italic" style:text-scale="100%"/>
    </style:style>
    <style:style style:name="CharStyle67" style:family="text" style:parent-style-name="CharStyle15">
      <style:text-properties fo:color="#000000" style:text-position="0% 100%" fo:font-size="7pt" fo:letter-spacing="normal" fo:language="en" fo:country="US" fo:font-weight="bold" style:font-size-asian="7pt" style:language-asian="en" style:country-asian="US" style:font-weight-asian="bold" style:font-size-complex="7pt" style:language-complex="en" style:country-complex="US" style:font-weight-complex="bold" style:text-scale="100%"/>
    </style:style>
    <style:style style:name="CharStyle69" style:family="text" style:parent-style-name="DefaultFontStyle">
      <style:text-properties style:text-line-through-style="none" style:text-line-through-type="none" style:font-name="David" fo:font-family="David" fo:font-size="9pt" fo:font-style="normal" style:text-underline-style="none" fo:font-weight="normal" style:font-name-asian="David" style:font-family-asian="David" style:font-size-asian="9pt" style:font-style-asian="normal" style:font-weight-asian="normal" style:font-name-complex="David" style:font-family-complex="David" style:font-size-complex="9pt" style:font-style-complex="normal" style:font-weight-complex="normal"/>
    </style:style>
    <style:style style:name="CharStyle70" style:family="text" style:parent-style-name="CharStyle69">
      <style:text-properties fo:color="#000000" style:text-position="0% 100%" style:font-name="Georgia" fo:font-family="Georgia" fo:font-size="8.5pt" fo:letter-spacing="normal" fo:language="en" fo:country="US" style:font-name-asian="Georgia" style:font-family-asian="Georgia" style:font-size-asian="8.5pt" style:language-asian="en" style:country-asian="US" style:font-name-complex="Georgia" style:font-family-complex="Georgia" style:font-size-complex="8.5pt" style:language-complex="en" style:country-complex="US" style:text-scale="100%"/>
    </style:style>
    <style:style style:name="CharStyle71" style:family="text" style:parent-style-name="CharStyle15">
      <style:text-properties fo:color="#000000" style:text-position="0% 100%" style:font-name="David" fo:font-family="David" fo:font-size="9pt" fo:letter-spacing="normal" fo:language="en" fo:country="US" style:font-name-asian="David" style:font-family-asian="David" style:font-size-asian="9pt" style:language-asian="en" style:country-asian="US" style:font-name-complex="David" style:font-family-complex="David" style:font-size-complex="9pt" style:language-complex="en" style:country-complex="US" style:text-scale="100%"/>
    </style:style>
    <style:style style:name="CharStyle72" style:family="text" style:parent-style-name="CharStyle9">
      <style:text-properties fo:color="#000000" style:text-position="0% 100%" fo:letter-spacing="-0.0071in" fo:language="en" fo:country="US" fo:font-style="italic" style:language-asian="en" style:country-asian="US" style:font-style-asian="italic" style:language-complex="en" style:country-complex="US" style:font-style-complex="italic" style:text-scale="100%"/>
    </style:style>
    <style:style style:name="CharStyle73" style:family="text" style:parent-style-name="CharStyle69">
      <style:text-properties fo:color="#000000" style:text-position="0% 100%" style:font-name="Georgia" fo:font-family="Georgia" fo:font-size="8.5pt" fo:letter-spacing="normal" fo:language="en" fo:country="US" style:font-name-asian="Georgia" style:font-family-asian="Georgia" style:font-size-asian="8.5pt" style:language-asian="en" style:country-asian="US" style:font-name-complex="Georgia" style:font-family-complex="Georgia" style:font-size-complex="8.5pt" style:language-complex="en" style:country-complex="US" style:text-scale="100%"/>
    </style:style>
    <style:style style:name="CharStyle74" style:family="text" style:parent-style-name="CharStyle9">
      <style:text-properties fo:color="#000000" style:text-position="0% 100%" fo:font-size="9.5pt" fo:letter-spacing="normal" fo:language="en" fo:country="US" fo:font-weight="bold" style:font-size-asian="9.5pt" style:language-asian="en" style:country-asian="US" style:font-weight-asian="bold" style:font-size-complex="9.5pt" style:language-complex="en" style:country-complex="US" style:font-weight-complex="bold" style:text-scale="100%"/>
    </style:style>
    <style:style style:name="CharStyle75" style:family="text" style:parent-style-name="CharStyle15">
      <style:text-properties fo:color="#000000" style:text-position="0% 100%" fo:letter-spacing="normal" fo:language="en" fo:country="US" style:language-asian="en" style:country-asian="US" style:language-complex="en" style:country-complex="US" style:text-scale="100%"/>
    </style:style>
    <style:style style:name="CharStyle76" style:family="text" style:parent-style-name="CharStyle15">
      <style:text-properties fo:color="#000000" style:text-position="0% 100%" fo:font-size="9.5pt" fo:letter-spacing="normal" fo:language="en" fo:country="US" style:font-size-asian="9.5pt" style:language-asian="en" style:country-asian="US" style:font-size-complex="9.5pt" style:language-complex="en" style:country-complex="US" style:text-scale="100%"/>
    </style:style>
    <style:style style:name="CharStyle77" style:family="text" style:parent-style-name="CharStyle15">
      <style:text-properties fo:font-variant="small-cap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79" style:family="text" style:parent-style-name="DefaultFontStyle">
      <style:text-properties style:text-line-through-style="none" style:text-line-through-type="none" style:font-name="Georgia" fo:font-family="Georgia" fo:font-size="5pt" fo:font-style="italic" style:text-underline-style="none" fo:font-weight="normal" style:font-name-asian="Georgia" style:font-family-asian="Georgia" style:font-size-asian="5pt" style:font-style-asian="italic" style:font-weight-asian="normal" style:font-name-complex="Georgia" style:font-family-complex="Georgia" style:font-size-complex="5pt" style:font-style-complex="italic" style:font-weight-complex="normal"/>
    </style:style>
    <style:style style:name="CharStyle81"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82" style:family="text" style:parent-style-name="CharStyle15">
      <style:text-properties fo:color="#000000" style:text-position="0% 100%" fo:font-size="7.5pt" fo:letter-spacing="-0.0071in" fo:language="en" fo:country="US" style:font-size-asian="7.5pt" style:language-asian="en" style:country-asian="US" style:font-size-complex="7.5pt" style:language-complex="en" style:country-complex="US" style:text-scale="100%"/>
    </style:style>
    <style:style style:name="CharStyle83" style:family="text" style:parent-style-name="CharStyle9">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85" style:family="text" style:parent-style-name="DefaultFontStyle">
      <style:text-properties style:text-line-through-style="none" style:text-line-through-type="none" style:font-name="David" fo:font-family="David" fo:font-size="16pt" fo:letter-spacing="-0.0071in" fo:font-style="normal" style:text-underline-style="none" fo:font-weight="normal" style:font-name-asian="David" style:font-family-asian="David" style:font-size-asian="16pt" style:font-style-asian="normal" style:font-weight-asian="normal" style:font-name-complex="David" style:font-family-complex="David" style:font-size-complex="16pt" style:font-style-complex="normal" style:font-weight-complex="normal"/>
    </style:style>
    <style:style style:name="CharStyle87" style:family="text" style:parent-style-name="DefaultFontStyle">
      <style:text-properties style:text-line-through-style="none" style:text-line-through-type="none" style:font-name="Georgia" fo:font-family="Georgia" fo:font-size="7.5pt" fo:letter-spacing="-0.0071in" fo:font-style="normal" style:text-underline-style="none" fo:font-weight="normal" style:font-name-asian="Georgia" style:font-family-asian="Georgia" style:font-size-asian="7.5pt" style:font-style-asian="normal" style:font-weight-asian="normal" style:font-name-complex="Georgia" style:font-family-complex="Georgia" style:font-size-complex="7.5pt" style:font-style-complex="normal" style:font-weight-complex="normal"/>
    </style:style>
    <style:style style:name="CharStyle88" style:family="text" style:parent-style-name="CharStyle87">
      <style:text-properties fo:color="#000000" style:text-position="0% 100%" fo:font-size="10pt" fo:letter-spacing="-0.0209in" fo:language="en" fo:country="US" style:font-size-asian="10pt" style:language-asian="en" style:country-asian="US" style:font-size-complex="10pt" style:language-complex="en" style:country-complex="US" style:text-scale="100%"/>
    </style:style>
    <style:style style:name="CharStyle89" style:family="text" style:parent-style-name="CharStyle87">
      <style:text-properties fo:color="#000000" style:text-position="0% 100%" fo:font-size="8.5pt" fo:letter-spacing="normal" fo:language="en" fo:country="US" style:font-size-asian="8.5pt" style:language-asian="en" style:country-asian="US" style:font-size-complex="8.5pt" style:language-complex="en" style:country-complex="US" style:text-scale="100%"/>
    </style:style>
    <style:style style:name="CharStyle90" style:family="text" style:parent-style-name="CharStyle87">
      <style:text-properties fo:color="#000000" style:text-position="0% 100%" fo:font-size="14pt" fo:letter-spacing="normal" fo:language="en" fo:country="US" fo:font-weight="bold" style:font-size-asian="14pt" style:language-asian="en" style:country-asian="US" style:font-weight-asian="bold" style:font-size-complex="14pt" style:language-complex="en" style:country-complex="US" style:font-weight-complex="bold" style:text-scale="100%"/>
    </style:style>
    <style:style style:name="CharStyle92" style:family="text" style:parent-style-name="DefaultFontStyle">
      <style:text-properties style:text-line-through-style="none" style:text-line-through-type="none" style:font-name="Georgia" fo:font-family="Georgia" fo:font-size="8.5pt" fo:letter-spacing="-0.0071in"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94" style:family="text" style:parent-style-name="DefaultFontStyle">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CharStyle95" style:family="text" style:parent-style-name="DefaultFontStyle">
      <style:text-properties style:text-line-through-style="none" style:text-line-through-type="none" style:font-name="David" fo:font-family="David" fo:font-size="9.5pt" fo:letter-spacing="normal" fo:font-style="normal" style:text-underline-style="none" fo:font-weight="normal" style:font-name-asian="David" style:font-family-asian="David" style:font-size-asian="9.5pt" style:font-style-asian="normal" style:font-weight-asian="normal" style:font-name-complex="David" style:font-family-complex="David" style:font-size-complex="9.5pt" style:font-style-complex="normal" style:font-weight-complex="normal"/>
    </style:style>
    <style:style style:name="CharStyle96" style:family="text" style:parent-style-name="CharStyle15">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97" style:family="text" style:parent-style-name="CharStyle15">
      <style:text-properties fo:color="#000000" style:text-position="0% 100%" fo:font-size="7.5pt" fo:letter-spacing="0.0071in" fo:language="en" fo:country="US" style:font-size-asian="7.5pt" style:language-asian="en" style:country-asian="US" style:font-size-complex="7.5pt" style:language-complex="en" style:country-complex="US" style:text-scale="100%"/>
    </style:style>
    <style:style style:name="CharStyle99"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01" style:family="text" style:parent-style-name="DefaultFontStyle">
      <style:text-properties style:text-line-through-style="none" style:text-line-through-type="none" style:font-name="Georgia" fo:font-family="Georgia" fo:font-size="22pt" fo:letter-spacing="-0.0138in" fo:font-style="normal" style:text-underline-style="none" fo:font-weight="bold" style:font-name-asian="Georgia" style:font-family-asian="Georgia" style:font-size-asian="22pt" style:font-style-asian="normal" style:font-weight-asian="bold" style:font-name-complex="Georgia" style:font-family-complex="Georgia" style:font-size-complex="22pt" style:font-style-complex="normal" style:font-weight-complex="bold"/>
    </style:style>
    <style:style style:name="CharStyle102" style:family="text" style:parent-style-name="CharStyle101">
      <style:text-properties fo:color="#000000" style:text-position="0% 100%" style:font-name="David" fo:font-family="David" fo:font-size="23pt" fo:letter-spacing="normal" fo:language="en" fo:country="US" fo:font-weight="normal" style:font-name-asian="David" style:font-family-asian="David" style:font-size-asian="23pt" style:language-asian="en" style:country-asian="US" style:font-weight-asian="normal" style:font-name-complex="David" style:font-family-complex="David" style:font-size-complex="23pt" style:language-complex="en" style:country-complex="US" style:font-weight-complex="normal" style:text-scale="100%"/>
    </style:style>
    <style:style style:name="CharStyle104"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05" style:family="text" style:parent-style-name="CharStyle104">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FootnoteNumberInBody" style:family="text" style:parent-style-name="DefaultFontStyle">
      <style:text-properties fo:color="#000000" style:text-line-through-style="none" style:text-line-through-type="none" style:text-position="0% 100%" style:font-name="Georgia" fo:font-family="Georgia" fo:font-size="8.5pt" fo:letter-spacing="normal" fo:language="en" fo:country="US" fo:font-style="normal" style:text-underline-style="none" fo:font-weight="normal" style:font-name-asian="Georgia" style:font-family-asian="Georgia" style:font-size-asian="8.5pt" style:language-asian="en" style:country-asian="US" style:font-style-asian="normal" style:font-weight-asian="normal" style:font-name-complex="Georgia" style:font-family-complex="Georgia" style:font-size-complex="8.5pt" style:language-complex="en" style:country-complex="US" style:font-style-complex="normal" style:font-weight-complex="normal"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NumberInBody"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429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366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01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99in" style:type="right"/>
        </style:tab-stops>
      </style:paragraph-properties>
    </style:style>
    <style:style style:name="M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665in" style:type="right"/>
        </style:tab-stops>
      </style:paragraph-properties>
    </style:style>
    <style:style style:name="M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835in" style:type="right"/>
        </style:tab-stops>
      </style:paragraph-properties>
    </style:style>
    <style:style style:name="M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098in" style:type="right"/>
        </style:tab-stops>
      </style:paragraph-properties>
    </style:style>
    <style:style style:name="M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165in" style:type="right"/>
        </style:tab-stops>
      </style:paragraph-properties>
    </style:style>
    <style:style style:name="M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228in" style:type="right"/>
        </style:tab-stops>
      </style:paragraph-properties>
    </style:style>
    <style:style style:name="M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634in" style:type="right"/>
        </style:tab-stops>
      </style:paragraph-properties>
    </style:style>
    <style:style style:name="M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134in" style:type="right"/>
        </style:tab-stops>
      </style:paragraph-properties>
    </style:style>
    <style:style style:name="M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72in" style:type="right"/>
        </style:tab-stops>
      </style:paragraph-properties>
    </style:style>
    <style:style style:name="M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201in" style:type="right"/>
        </style:tab-stops>
      </style:paragraph-properties>
    </style:style>
    <style:style style:name="MP1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071in" style:type="right"/>
        </style:tab-stops>
      </style:paragraph-properties>
    </style:style>
    <style:style style:name="MP1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598in" style:type="right"/>
        </style:tab-stops>
      </style:paragraph-properties>
    </style:style>
    <style:style style:name="MP1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535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311in" fo:margin-left="0in" fo:margin-right="0in" fo:margin-bottom="0in"/>
      </style:header-style>
      <style:footer-style>
        <style:header-footer-properties fo:min-height="3.6681in" fo:margin-left="0in" fo:margin-right="0in" fo:margin-top="3.6681in"/>
      </style:footer-style>
    </style:page-layout>
    <style:page-layout style:name="Mpm3">
      <style:page-layout-properties fo:page-width="8.5in" fo:page-height="11in" style:num-format="1" style:print-orientation="portrait" fo:margin-top="0in" fo:margin-bottom="0in" fo:margin-left="2.2909in" fo:margin-right="2.0673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555in" fo:margin-left="0in" fo:margin-right="0in" fo:margin-bottom="0in"/>
      </style:header-style>
      <style:footer-style>
        <style:header-footer-properties fo:min-height="3.6846in" fo:margin-left="0in" fo:margin-right="0in" fo:margin-top="3.6846in"/>
      </style:footer-style>
    </style:page-layout>
    <style:page-layout style:name="Mpm4">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28in" fo:margin-left="0in" fo:margin-right="0in" fo:margin-bottom="0in"/>
      </style:header-style>
      <style:footer-style>
        <style:header-footer-properties fo:min-height="0.728in" fo:margin-left="0in" fo:margin-right="0in" fo:margin-top="0.728in"/>
      </style:footer-style>
    </style:page-layout>
    <style:page-layout style:name="Mpm5">
      <style:page-layout-properties fo:page-width="8.5in" fo:page-height="11in" style:num-format="1" style:print-orientation="portrait" fo:margin-top="0in" fo:margin-bottom="0in" fo:margin-left="2.078in" fo:margin-right="2.274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583in" fo:margin-left="0in" fo:margin-right="0in" fo:margin-bottom="0in"/>
      </style:header-style>
      <style:footer-style>
        <style:header-footer-properties fo:min-height="0.0673in" fo:margin-left="0in" fo:margin-right="0in" fo:margin-top="0.0673in"/>
      </style:footer-style>
    </style:page-layout>
    <style:page-layout style:name="Mpm6">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583in" fo:margin-left="0in" fo:margin-right="0in" fo:margin-bottom="0in"/>
      </style:header-style>
      <style:footer-style>
        <style:header-footer-properties fo:min-height="0.0673in" fo:margin-left="0in" fo:margin-right="0in" fo:margin-top="0.0673in"/>
      </style:footer-style>
    </style:page-layout>
    <style:page-layout style:name="Mpm7">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6409in" fo:margin-left="0in" fo:margin-right="0in" fo:margin-bottom="0in"/>
      </style:header-style>
      <style:footer-style>
        <style:header-footer-properties fo:min-height="0.1646in" fo:margin-left="0in" fo:margin-right="0in" fo:margin-top="0.1646in"/>
      </style:footer-style>
    </style:page-layout>
    <style:page-layout style:name="Mpm8">
      <style:page-layout-properties fo:page-width="8.5in" fo:page-height="11in" style:num-format="1" style:print-orientation="portrait" fo:margin-top="0in" fo:margin-bottom="0in" fo:margin-left="2.1783in" fo:margin-right="2.224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6945in" fo:margin-left="0in" fo:margin-right="0in" fo:margin-bottom="0in"/>
      </style:header-style>
      <style:footer-style>
        <style:header-footer-properties fo:min-height="3.528in" fo:margin-left="0in" fo:margin-right="0in" fo:margin-top="3.528in"/>
      </style:footer-style>
    </style:page-layout>
    <style:page-layout style:name="Mpm9">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6945in" fo:margin-left="0in" fo:margin-right="0in" fo:margin-bottom="0in"/>
      </style:header-style>
      <style:footer-style>
        <style:header-footer-properties fo:min-height="3.528in" fo:margin-left="0in" fo:margin-right="0in" fo:margin-top="3.528in"/>
      </style:footer-style>
    </style:page-layout>
    <style:page-layout style:name="Mpm10">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165in" fo:margin-left="0in" fo:margin-right="0in" fo:margin-bottom="0in"/>
      </style:header-style>
      <style:footer-style>
        <style:header-footer-properties fo:min-height="3.7484in" fo:margin-left="0in" fo:margin-right="0in" fo:margin-top="3.7484in"/>
      </style:footer-style>
    </style:page-layout>
    <style:page-layout style:name="Mpm11">
      <style:page-layout-properties fo:page-width="8.5in" fo:page-height="11in" style:num-format="1" style:print-orientation="portrait" fo:margin-top="0in" fo:margin-bottom="0in" fo:margin-left="1.7929in" fo:margin-right="2.583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648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master-page style:name="PageStyle0" style:page-layout-name="Mpm2">
      <style:header>
        <text:p text:style-name="MP1"/>
      </style:header>
      <style:footer>
        <text:p text:style-name="MP2"><draw:frame draw:style-name="Mfr1" draw:name="Frame1" text:anchor-type="paragraph" svg:x="3.7984in" svg:y="7.3382in" draw:z-index="0"><draw:text-box fo:min-height="0.0835in" fo:min-width="0.1701in"><text:p text:style-name="MP3"><text:page-number text:select-page="current">822</text:page-number></text:p></draw:text-box></draw:frame></text:p>
      </style:footer>
    </style:master-page>
    <style:master-page style:name="PageStyle1" style:page-layout-name="Mpm3">
      <style:header>
        <text:p text:style-name="MP1"><draw:frame draw:style-name="Mfr1" draw:name="1" text:anchor-type="paragraph" svg:x="3.9756in" svg:y="0.4957in" draw:z-index="152"><draw:text-box fo:min-height="0.1236in" fo:min-width="2.4429in"><text:p text:style-name="MP4"><text:span text:style-name="CharStyle10">JEREMIAH 2<text:tab/></text:span><text:page-number text:select-page="current">823</text:page-number></text:p></draw:text-box></draw:frame></text:p>
      </style:header>
      <style:header-left>
        <text:p text:style-name="MP1"><draw:frame draw:style-name="Mfr1" draw:name="2" text:anchor-type="paragraph" svg:x="3.9756in" svg:y="0.4957in" draw:z-index="0"><draw:text-box fo:min-height="0.1236in" fo:min-width="2.4429in"><text:p text:style-name="MP4"><text:span text:style-name="CharStyle10">JEREMIAH 2<text:tab/></text:span><text:page-number text:select-page="current">824</text:page-number></text:p></draw:text-box></draw:frame></text:p>
      </style:header-left>
      <style:footer>
        <text:p text:style-name="MP2"/>
      </style:footer>
      <style:footer-left>
        <text:p text:style-name="MP2"/>
      </style:footer-left>
    </style:master-page>
    <style:master-page style:name="PageStyle2" style:page-layout-name="Mpm3">
      <style:header>
        <text:p text:style-name="MP1"><draw:frame draw:style-name="Mfr1" draw:name="3" text:anchor-type="paragraph" svg:x="3.9772in" svg:y="0.5055in" draw:z-index="154"><draw:text-box fo:min-height="0.1134in" fo:min-width="2.4366in"><text:p text:style-name="MP5"><text:span text:style-name="CharStyle10">JEREMIAH 3<text:tab/></text:span><text:page-number text:select-page="current">825</text:page-number></text:p></draw:text-box></draw:frame></text:p>
      </style:header>
      <style:header-left>
        <text:p text:style-name="MP1"><draw:frame draw:style-name="Mfr1" draw:name="4" text:anchor-type="paragraph" svg:x="2.3075in" svg:y="0.4791in" draw:z-index="153"><draw:text-box fo:min-height="0.1402in" fo:min-width="2.4701in"><text:p text:style-name="MP6"><text:page-number text:select-page="current">828</text:page-number><text:span text:style-name="CharStyle10"><text:tab/>JEREMIAH 2</text:span></text:p></draw:text-box></draw:frame></text:p>
      </style:header-left>
      <style:footer>
        <text:p text:style-name="MP2"/>
      </style:footer>
      <style:footer-left>
        <text:p text:style-name="MP2"/>
      </style:footer-left>
    </style:master-page>
    <style:master-page style:name="PageStyle3" style:page-layout-name="Mpm4">
      <style:header>
        <text:p text:style-name="MP1"><draw:frame draw:style-name="Mfr1" draw:name="5" text:anchor-type="paragraph" svg:x="1.8047in" svg:y="0.4783in" draw:z-index="155"><draw:text-box fo:min-height="0.1134in" fo:min-width="2.4701in"><text:p text:style-name="MP6"><text:span text:style-name="CharStyle10">836<text:tab/>JEREMIAH 4</text:span></text:p></draw:text-box></draw:frame></text:p>
      </style:header>
      <style:footer>
        <text:p text:style-name="MP2"><draw:frame draw:style-name="Mfr1" draw:name="6" text:anchor-type="paragraph" svg:x="5.7917in" svg:y="7.0252in" draw:z-index="156"><draw:text-box fo:min-height="0.0902in" fo:min-width="0.0571in"><text:p text:style-name="MP3"><text:span text:style-name="CharStyle10">6</text:span></text:p></draw:text-box></draw:frame></text:p>
      </style:footer>
    </style:master-page>
    <style:master-page style:name="PageStyle4" style:page-layout-name="Mpm5">
      <style:header>
        <text:p text:style-name="MP1"><draw:frame draw:style-name="Mfr1" draw:name="7" text:anchor-type="paragraph" svg:x="3.7575in" svg:y="0.5689in" draw:z-index="162"><draw:text-box fo:min-height="0.1134in" fo:min-width="2.4429in"><text:p text:style-name="MP4"><text:span text:style-name="CharStyle10">JEREMIAH 4<text:tab/></text:span><text:page-number text:select-page="current">832</text:page-number></text:p></draw:text-box></draw:frame></text:p>
      </style:header>
      <style:footer>
        <text:p text:style-name="MP2"/>
      </style:footer>
    </style:master-page>
    <style:master-page style:name="PageStyle5" style:page-layout-name="Mpm5">
      <style:header>
        <text:p text:style-name="MP1"><draw:frame draw:style-name="Mfr1" draw:name="8" text:anchor-type="paragraph" svg:x="2.1126in" svg:y="0.5354in" draw:z-index="1"><draw:text-box fo:min-height="0.1134in" fo:min-width="2.4701in"><text:p text:style-name="MP6"><text:page-number text:select-page="current">0</text:page-number><text:span text:style-name="CharStyle10"><text:tab/>JEREMIAH 5</text:span></text:p></draw:text-box></draw:frame></text:p>
      </style:header>
      <style:header-left>
        <text:p text:style-name="MP1"><draw:frame draw:style-name="Mfr1" draw:name="9" text:anchor-type="paragraph" svg:x="2.1126in" svg:y="0.5354in" draw:z-index="2"><draw:text-box fo:min-height="0.1134in" fo:min-width="2.4701in"><text:p text:style-name="MP6"><text:page-number text:select-page="current">0</text:page-number><text:span text:style-name="CharStyle10"><text:tab/>JEREMIAH 5</text:span></text:p></draw:text-box></draw:frame></text:p>
      </style:header-left>
      <style:footer>
        <text:p text:style-name="MP2"/>
      </style:footer>
      <style:footer-left>
        <text:p text:style-name="MP2"/>
      </style:footer-left>
    </style:master-page>
    <style:master-page style:name="PageStyle6" style:page-layout-name="Mpm5">
      <style:header>
        <text:p text:style-name="MP1"><draw:frame draw:style-name="Mfr1" draw:name="10" text:anchor-type="paragraph" svg:x="3.7472in" svg:y="0.5827in" draw:z-index="3"><draw:text-box fo:min-height="0.1134in" fo:min-width="2.4299in"><text:p text:style-name="MP7"><text:span text:style-name="CharStyle10">JEREMIAH 7<text:tab/></text:span><text:page-number text:select-page="current">0</text:page-number></text:p></draw:text-box></draw:frame></text:p>
      </style:header>
      <style:header-left>
        <text:p text:style-name="MP1"><draw:frame draw:style-name="Mfr1" draw:name="11" text:anchor-type="paragraph" svg:x="2.1173in" svg:y="0.5756in" draw:z-index="7"><draw:text-box fo:min-height="0.1201in" fo:min-width="2.4701in"><text:p text:style-name="MP6"><text:page-number text:select-page="current">0</text:page-number><text:span text:style-name="CharStyle27"><text:tab/></text:span><text:span text:style-name="CharStyle10">JEREMIAH 6</text:span></text:p></draw:text-box></draw:frame></text:p>
      </style:header-left>
      <style:footer>
        <text:p text:style-name="MP2"/>
      </style:footer>
      <style:footer-left>
        <text:p text:style-name="MP2"/>
      </style:footer-left>
    </style:master-page>
    <style:master-page style:name="PageStyle7" style:page-layout-name="Mpm6">
      <style:header>
        <text:p text:style-name="MP1"><draw:frame draw:style-name="Mfr1" draw:name="12" text:anchor-type="paragraph" svg:x="3.7327in" svg:y="0.5925in" draw:z-index="10"><draw:text-box fo:min-height="0.1035in" fo:min-width="0.8429in"><text:p text:style-name="MP3"><text:span text:style-name="CharStyle10">JEREMIAH 7</text:span></text:p></draw:text-box></draw:frame></text:p>
      </style:header>
      <style:footer>
        <text:p text:style-name="MP2"/>
      </style:footer>
    </style:master-page>
    <style:master-page style:name="PageStyle8" style:page-layout-name="Mpm5">
      <style:header>
        <text:p text:style-name="MP1"><draw:frame draw:style-name="Mfr1" draw:name="13" text:anchor-type="paragraph" svg:x="2.1327in" svg:y="0.5827in" draw:z-index="13"><draw:text-box fo:min-height="0.1134in" fo:min-width="2.4665in"><text:p text:style-name="MP8"><text:page-number text:select-page="current">0</text:page-number><text:span text:style-name="CharStyle10"><text:tab/>JEREMIAH 9</text:span></text:p></draw:text-box></draw:frame></text:p>
      </style:header>
      <style:header-left>
        <text:p text:style-name="MP1"><draw:frame draw:style-name="Mfr1" draw:name="14" text:anchor-type="paragraph" svg:x="2.1327in" svg:y="0.5827in" draw:z-index="14"><draw:text-box fo:min-height="0.1134in" fo:min-width="2.4665in"><text:p text:style-name="MP8"><text:page-number text:select-page="current">0</text:page-number><text:span text:style-name="CharStyle10"><text:tab/>JEREMIAH 9</text:span></text:p></draw:text-box></draw:frame></text:p>
      </style:header-left>
      <style:footer>
        <text:p text:style-name="MP2"/>
      </style:footer>
      <style:footer-left>
        <text:p text:style-name="MP2"/>
      </style:footer-left>
    </style:master-page>
    <style:master-page style:name="PageStyle9" style:page-layout-name="Mpm5">
      <style:header>
        <text:p text:style-name="MP1"><draw:frame draw:style-name="Mfr1" draw:name="15" text:anchor-type="paragraph" svg:x="3.7339in" svg:y="0.5925in" draw:z-index="16"><draw:text-box fo:min-height="0.1035in" fo:min-width="2.4701in"><text:p text:style-name="MP6"><text:span text:style-name="CharStyle10">JEREMIAH 10<text:tab/></text:span><text:page-number text:select-page="current">0</text:page-number></text:p></draw:text-box></draw:frame></text:p>
      </style:header>
      <style:header-left>
        <text:p text:style-name="MP1"><draw:frame draw:style-name="Mfr1" draw:name="16" text:anchor-type="paragraph" svg:x="2.1209in" svg:y="0.5862in" draw:z-index="19"><draw:text-box fo:min-height="0.1098in" fo:min-width="2.4835in"><text:p text:style-name="MP9"><text:page-number text:select-page="current">0</text:page-number><text:span text:style-name="CharStyle10"><text:tab/>JEREMIAH 10</text:span></text:p></draw:text-box></draw:frame></text:p>
      </style:header-left>
      <style:footer>
        <text:p text:style-name="MP2"/>
      </style:footer>
      <style:footer-left>
        <text:p text:style-name="MP2"/>
      </style:footer-left>
    </style:master-page>
    <style:master-page style:name="PageStyle10" style:page-layout-name="Mpm5">
      <style:header>
        <text:p text:style-name="MP1"><draw:frame draw:style-name="Mfr1" draw:name="17" text:anchor-type="paragraph" svg:x="3.7362in" svg:y="0.5898in" draw:z-index="21"><draw:text-box fo:min-height="0.1071in" fo:min-width="2.4665in"><text:p text:style-name="MP8"><text:span text:style-name="CharStyle10">JEREMIAH 13<text:tab/></text:span><text:page-number text:select-page="current">0</text:page-number></text:p></draw:text-box></draw:frame></text:p>
      </style:header>
      <style:header-left>
        <text:p text:style-name="MP1"><draw:frame draw:style-name="Mfr1" draw:name="18" text:anchor-type="paragraph" svg:x="2.1173in" svg:y="0.5827in" draw:z-index="25"><draw:text-box fo:min-height="0.1134in" fo:min-width="2.5098in"><text:p text:style-name="MP10"><text:page-number text:select-page="current">0</text:page-number><text:span text:style-name="CharStyle10"><text:tab/>JEREMIAH 12</text:span></text:p></draw:text-box></draw:frame></text:p>
      </style:header-left>
      <style:footer>
        <text:p text:style-name="MP2"/>
      </style:footer>
      <style:footer-left>
        <text:p text:style-name="MP2"/>
      </style:footer-left>
    </style:master-page>
    <style:master-page style:name="PageStyle11" style:page-layout-name="Mpm6">
      <style:header>
        <text:p text:style-name="MP1"><draw:frame draw:style-name="Mfr1" draw:name="19" text:anchor-type="paragraph" svg:x="3.7193in" svg:y="0.5898in" draw:z-index="29"><draw:text-box fo:min-height="0.1071in" fo:min-width="2.4701in"><text:p text:style-name="MP6"><text:span text:style-name="CharStyle10">JEREMIAH 16<text:tab/></text:span><text:page-number text:select-page="current">0</text:page-number></text:p></draw:text-box></draw:frame></text:p>
      </style:header>
      <style:header-left>
        <text:p text:style-name="MP1"><draw:frame draw:style-name="Mfr1" draw:name="20" text:anchor-type="paragraph" svg:x="2.1028in" svg:y="0.5827in" draw:z-index="34"><draw:text-box fo:min-height="0.1071in" fo:min-width="2.5165in"><text:p text:style-name="MP11"><text:page-number text:select-page="current">0</text:page-number><text:span text:style-name="CharStyle10"><text:tab/>JEREMIAH 15</text:span></text:p></draw:text-box></draw:frame></text:p>
      </style:header-left>
      <style:footer>
        <text:p text:style-name="MP2"/>
      </style:footer>
      <style:footer-left>
        <text:p text:style-name="MP2"/>
      </style:footer-left>
    </style:master-page>
    <style:master-page style:name="PageStyle12" style:page-layout-name="Mpm6">
      <style:header>
        <text:p text:style-name="MP1"><draw:frame draw:style-name="Mfr1" draw:name="21" text:anchor-type="paragraph" svg:x="3.7425in" svg:y="0.5862in" draw:z-index="38"><draw:text-box fo:min-height="0.1098in" fo:min-width="2.4665in"><text:p text:style-name="MP8"><text:span text:style-name="CharStyle10">JEREMIAH 17<text:tab/></text:span><text:page-number text:select-page="current">0</text:page-number></text:p></draw:text-box></draw:frame></text:p>
      </style:header>
      <style:header-left>
        <text:p text:style-name="MP1"><draw:frame draw:style-name="Mfr1" draw:name="22" text:anchor-type="paragraph" svg:x="3.7425in" svg:y="0.5862in" draw:z-index="39"><draw:text-box fo:min-height="0.1098in" fo:min-width="2.4665in"><text:p text:style-name="MP8"><text:span text:style-name="CharStyle10">JEREMIAH 17<text:tab/></text:span><text:page-number text:select-page="current">0</text:page-number></text:p></draw:text-box></draw:frame></text:p>
      </style:header-left>
      <style:footer>
        <text:p text:style-name="MP2"/>
      </style:footer>
      <style:footer-left>
        <text:p text:style-name="MP2"/>
      </style:footer-left>
    </style:master-page>
    <style:master-page style:name="PageStyle13" style:page-layout-name="Mpm6">
      <style:header>
        <text:p text:style-name="MP1"><draw:frame draw:style-name="Mfr1" draw:name="23" text:anchor-type="paragraph" svg:x="2.0957in" svg:y="0.5791in" draw:z-index="40"><draw:text-box fo:min-height="0.1165in" fo:min-width="2.5236in"><text:p text:style-name="MP12"><text:page-number text:select-page="current">0</text:page-number><text:span text:style-name="CharStyle10"><text:tab/>JEREMIAH 18</text:span></text:p></draw:text-box></draw:frame></text:p>
      </style:header>
      <style:footer>
        <text:p text:style-name="MP2"/>
      </style:footer>
    </style:master-page>
    <style:master-page style:name="PageStyle14" style:page-layout-name="Mpm6">
      <style:header>
        <text:p text:style-name="MP1"><draw:frame draw:style-name="Mfr1" draw:name="24" text:anchor-type="paragraph" svg:x="3.7425in" svg:y="0.5862in" draw:z-index="42"><draw:text-box fo:min-height="0.1098in" fo:min-width="2.4665in"><text:p text:style-name="MP8"><text:span text:style-name="CharStyle10">JEREMIAH 17<text:tab/></text:span><text:page-number text:select-page="current">0</text:page-number></text:p></draw:text-box></draw:frame></text:p>
      </style:header>
      <style:header-left>
        <text:p text:style-name="MP1"><draw:frame draw:style-name="Mfr1" draw:name="25" text:anchor-type="paragraph" svg:x="3.7425in" svg:y="0.5862in" draw:z-index="0"><draw:text-box fo:min-height="0.1098in" fo:min-width="2.4665in"><text:p text:style-name="MP8"><text:span text:style-name="CharStyle10">JEREMIAH 17<text:tab/></text:span><text:page-number text:select-page="current">0</text:page-number></text:p></draw:text-box></draw:frame></text:p>
      </style:header-left>
      <style:footer>
        <text:p text:style-name="MP2"/>
      </style:footer>
      <style:footer-left>
        <text:p text:style-name="MP2"/>
      </style:footer-left>
    </style:master-page>
    <style:master-page style:name="PageStyle15" style:page-layout-name="Mpm6">
      <style:header>
        <text:p text:style-name="MP1"><draw:frame draw:style-name="Mfr1" draw:name="26" text:anchor-type="paragraph" svg:x="3.7543in" svg:y="0.5827in" draw:z-index="43"><draw:text-box fo:min-height="0.1134in" fo:min-width="2.4634in"><text:p text:style-name="MP13"><text:span text:style-name="CharStyle10">JEREMIAH </text:span><text:span text:style-name="CharStyle53">n<text:tab/></text:span><text:page-number text:select-page="current">0</text:page-number></text:p></draw:text-box></draw:frame></text:p>
      </style:header>
      <style:header-left>
        <text:p text:style-name="MP1"><draw:frame draw:style-name="Mfr1" draw:name="27" text:anchor-type="paragraph" svg:x="2.0957in" svg:y="0.5791in" draw:z-index="45"><draw:text-box fo:min-height="0.1165in" fo:min-width="2.5236in"><text:p text:style-name="MP12"><text:page-number text:select-page="current">0</text:page-number><text:span text:style-name="CharStyle10"><text:tab/>JEREMIAH 18</text:span></text:p></draw:text-box></draw:frame></text:p>
      </style:header-left>
      <style:footer>
        <text:p text:style-name="MP2"/>
      </style:footer>
      <style:footer-left>
        <text:p text:style-name="MP2"/>
      </style:footer-left>
    </style:master-page>
    <style:master-page style:name="PageStyle16" style:page-layout-name="Mpm5">
      <style:header>
        <text:p text:style-name="MP1"><draw:frame draw:style-name="Mfr1" draw:name="28" text:anchor-type="paragraph" svg:x="2.1091in" svg:y="0.5898in" draw:z-index="47"><draw:text-box fo:min-height="0.1071in" fo:min-width="2.5134in"><text:p text:style-name="MP14"><text:page-number text:select-page="current">0</text:page-number><text:span text:style-name="CharStyle10"><text:tab/>JEREMIAH </text:span><text:span text:style-name="CharStyle53">%%</text:span></text:p></draw:text-box></draw:frame></text:p>
      </style:header>
      <style:header-left>
        <text:p text:style-name="MP1"><draw:frame draw:style-name="Mfr1" draw:name="29" text:anchor-type="paragraph" svg:x="2.1091in" svg:y="0.5898in" draw:z-index="48"><draw:text-box fo:min-height="0.1071in" fo:min-width="2.5134in"><text:p text:style-name="MP14"><text:page-number text:select-page="current">0</text:page-number><text:span text:style-name="CharStyle10"><text:tab/>JEREMIAH </text:span><text:span text:style-name="CharStyle53">%%</text:span></text:p></draw:text-box></draw:frame></text:p>
      </style:header-left>
      <style:footer>
        <text:p text:style-name="MP2"/>
      </style:footer>
      <style:footer-left>
        <text:p text:style-name="MP2"/>
      </style:footer-left>
    </style:master-page>
    <style:master-page style:name="PageStyle17" style:page-layout-name="Mpm5">
      <style:header>
        <text:p text:style-name="MP1"><draw:frame draw:style-name="Mfr1" draw:name="30" text:anchor-type="paragraph" svg:x="3.7374in" svg:y="0.5563in" draw:z-index="50"><draw:text-box fo:min-height="0.1165in" fo:min-width="2.4701in"><text:p text:style-name="MP6"><text:span text:style-name="CharStyle10">JEREMIAH 25<text:tab/></text:span><text:page-number text:select-page="current">0</text:page-number></text:p></draw:text-box></draw:frame></text:p>
      </style:header>
      <style:header-left>
        <text:p text:style-name="MP1"><draw:frame draw:style-name="Mfr1" draw:name="31" text:anchor-type="paragraph" svg:x="2.1362in" svg:y="0.4083in" draw:z-index="52"><draw:text-box fo:min-height="0.1in" fo:min-width="2.5134in"><text:p text:style-name="MP14"><text:page-number text:select-page="current">0</text:page-number><text:span text:style-name="CharStyle10"><text:tab/>JEREMIAH 23</text:span></text:p></draw:text-box></draw:frame></text:p>
      </style:header-left>
      <style:footer>
        <text:p text:style-name="MP2"/>
      </style:footer>
      <style:footer-left>
        <text:p text:style-name="MP2"/>
      </style:footer-left>
    </style:master-page>
    <style:master-page style:name="PageStyle18" style:page-layout-name="Mpm6">
      <style:header>
        <text:p text:style-name="MP1"><draw:frame draw:style-name="Mfr1" draw:name="32" text:anchor-type="paragraph" svg:x="3.7374in" svg:y="0.5563in" draw:z-index="54"><draw:text-box fo:min-height="0.1165in" fo:min-width="2.4701in"><text:p text:style-name="MP6"><text:span text:style-name="CharStyle10">JEREMIAH 25<text:tab/></text:span><text:page-number text:select-page="current">0</text:page-number></text:p></draw:text-box></draw:frame></text:p>
      </style:header>
      <style:header-left>
        <text:p text:style-name="MP1"><draw:frame draw:style-name="Mfr1" draw:name="33" text:anchor-type="paragraph" svg:x="3.7374in" svg:y="0.5563in" draw:z-index="0"><draw:text-box fo:min-height="0.1165in" fo:min-width="2.4701in"><text:p text:style-name="MP6"><text:span text:style-name="CharStyle10">JEREMIAH 25<text:tab/></text:span><text:page-number text:select-page="current">0</text:page-number></text:p></draw:text-box></draw:frame></text:p>
      </style:header-left>
      <style:footer>
        <text:p text:style-name="MP2"/>
      </style:footer>
      <style:footer-left>
        <text:p text:style-name="MP2"/>
      </style:footer-left>
    </style:master-page>
    <style:master-page style:name="PageStyle19" style:page-layout-name="Mpm6">
      <style:header>
        <text:p text:style-name="MP1"><draw:frame draw:style-name="Mfr1" draw:name="34" text:anchor-type="paragraph" svg:x="3.9902in" svg:y="0.4181in" draw:z-index="55"><draw:text-box fo:min-height="0.1098in" fo:min-width="2.4701in"><text:p text:style-name="MP6"><text:span text:style-name="CharStyle9">JEREMIAH 26<text:tab/></text:span><text:page-number text:select-page="current">0</text:page-number></text:p></draw:text-box></draw:frame></text:p>
      </style:header>
      <style:header-left>
        <text:p text:style-name="MP1"><draw:frame draw:style-name="Mfr1" draw:name="35" text:anchor-type="paragraph" svg:x="2.1362in" svg:y="0.4083in" draw:z-index="56"><draw:text-box fo:min-height="0.1in" fo:min-width="2.5134in"><text:p text:style-name="MP14"><text:page-number text:select-page="current">0</text:page-number><text:span text:style-name="CharStyle10"><text:tab/>JEREMIAH 23</text:span></text:p></draw:text-box></draw:frame></text:p>
      </style:header-left>
      <style:footer>
        <text:p text:style-name="MP2"/>
      </style:footer>
      <style:footer-left>
        <text:p text:style-name="MP2"/>
      </style:footer-left>
    </style:master-page>
    <style:master-page style:name="PageStyle20" style:page-layout-name="Mpm7">
      <style:header>
        <text:p text:style-name="MP1"><draw:frame draw:style-name="Mfr1" draw:name="36" text:anchor-type="paragraph" svg:x="3.9902in" svg:y="0.4181in" draw:z-index="57"><draw:text-box fo:min-height="0.1098in" fo:min-width="2.4701in"><text:p text:style-name="MP6"><text:span text:style-name="CharStyle9">JEREMIAH 26<text:tab/></text:span><text:page-number text:select-page="current">0</text:page-number></text:p></draw:text-box></draw:frame></text:p>
      </style:header>
      <style:header-left>
        <text:p text:style-name="MP1"><draw:frame draw:style-name="Mfr1" draw:name="37" text:anchor-type="paragraph" svg:x="2.1362in" svg:y="0.4083in" draw:z-index="58"><draw:text-box fo:min-height="0.1in" fo:min-width="2.5134in"><text:p text:style-name="MP14"><text:page-number text:select-page="current">0</text:page-number><text:span text:style-name="CharStyle10"><text:tab/>JEREMIAH 23</text:span></text:p></draw:text-box></draw:frame></text:p>
      </style:header-left>
      <style:footer>
        <text:p text:style-name="MP2"/>
      </style:footer>
      <style:footer-left>
        <text:p text:style-name="MP2"/>
      </style:footer-left>
    </style:master-page>
    <style:master-page style:name="PageStyle21" style:page-layout-name="Mpm7">
      <style:header>
        <text:p text:style-name="MP1"><draw:frame draw:style-name="Mfr1" draw:name="38" text:anchor-type="paragraph" svg:x="4.0102in" svg:y="0.4453in" draw:z-index="60"><draw:text-box fo:min-height="0.1236in" fo:min-width="2.4634in"><text:p text:style-name="MP13"><text:span text:style-name="CharStyle9">JEREMIAH 31<text:tab/></text:span><text:page-number text:select-page="current">0</text:page-number></text:p></draw:text-box></draw:frame></text:p>
      </style:header>
      <style:header-left>
        <text:p text:style-name="MP1"><draw:frame draw:style-name="Mfr1" draw:name="39" text:anchor-type="paragraph" svg:x="4.0102in" svg:y="0.4453in" draw:z-index="0"><draw:text-box fo:min-height="0.1236in" fo:min-width="2.4634in"><text:p text:style-name="MP13"><text:span text:style-name="CharStyle9">JEREMIAH 31<text:tab/></text:span><text:page-number text:select-page="current">0</text:page-number></text:p></draw:text-box></draw:frame></text:p>
      </style:header-left>
      <style:footer>
        <text:p text:style-name="MP2"/>
      </style:footer>
      <style:footer-left>
        <text:p text:style-name="MP2"/>
      </style:footer-left>
    </style:master-page>
    <style:master-page style:name="PageStyle22" style:page-layout-name="Mpm7">
      <style:header>
        <text:p text:style-name="MP1"><draw:frame draw:style-name="Mfr1" draw:name="40" text:anchor-type="paragraph" svg:x="3.9937in" svg:y="0.472in" draw:z-index="61"><draw:text-box fo:min-height="0.1165in" fo:min-width="2.4764in"><text:p text:style-name="MP15"><text:span text:style-name="CharStyle9">JEREMIAli 29<text:tab/></text:span><text:page-number text:select-page="current">0</text:page-number></text:p></draw:text-box></draw:frame></text:p>
      </style:header>
      <style:header-left>
        <text:p text:style-name="MP1"><draw:frame draw:style-name="Mfr1" draw:name="41" text:anchor-type="paragraph" svg:x="2.1362in" svg:y="0.4083in" draw:z-index="62"><draw:text-box fo:min-height="0.1in" fo:min-width="2.5134in"><text:p text:style-name="MP14"><text:page-number text:select-page="current">0</text:page-number><text:span text:style-name="CharStyle10"><text:tab/>JEREMIAH 23</text:span></text:p></draw:text-box></draw:frame></text:p>
      </style:header-left>
      <style:footer>
        <text:p text:style-name="MP2"/>
      </style:footer>
      <style:footer-left>
        <text:p text:style-name="MP2"/>
      </style:footer-left>
    </style:master-page>
    <style:master-page style:name="PageStyle23" style:page-layout-name="Mpm7">
      <style:header>
        <text:p text:style-name="MP1"><draw:frame draw:style-name="Mfr1" draw:name="42" text:anchor-type="paragraph" svg:x="2.3772in" svg:y="0.4925in" draw:z-index="63"><draw:text-box fo:min-height="0.0965in" fo:min-width="2.5201in"><text:p text:style-name="MP16"><text:page-number text:select-page="current">0</text:page-number><text:span text:style-name="CharStyle9"><text:tab/>JEREMIAH 30</text:span></text:p></draw:text-box></draw:frame></text:p>
      </style:header>
      <style:header-left>
        <text:p text:style-name="MP1"><draw:frame draw:style-name="Mfr1" draw:name="43" text:anchor-type="paragraph" svg:x="2.3772in" svg:y="0.4925in" draw:z-index="64"><draw:text-box fo:min-height="0.0965in" fo:min-width="2.5201in"><text:p text:style-name="MP16"><text:page-number text:select-page="current">0</text:page-number><text:span text:style-name="CharStyle9"><text:tab/>JEREMIAH 30</text:span></text:p></draw:text-box></draw:frame></text:p>
      </style:header-left>
      <style:footer>
        <text:p text:style-name="MP2"/>
      </style:footer>
      <style:footer-left>
        <text:p text:style-name="MP2"/>
      </style:footer-left>
    </style:master-page>
    <style:master-page style:name="PageStyle24" style:page-layout-name="Mpm7">
      <style:header>
        <text:p text:style-name="MP1"><draw:frame draw:style-name="Mfr1" draw:name="44" text:anchor-type="paragraph" svg:x="4.0102in" svg:y="0.4453in" draw:z-index="65"><draw:text-box fo:min-height="0.1236in" fo:min-width="2.4634in"><text:p text:style-name="MP13"><text:span text:style-name="CharStyle9">JEREMIAH 31<text:tab/></text:span><text:page-number text:select-page="current">0</text:page-number></text:p></draw:text-box></draw:frame></text:p>
      </style:header>
      <style:header-left>
        <text:p text:style-name="MP1"><draw:frame draw:style-name="Mfr1" draw:name="45" text:anchor-type="paragraph" svg:x="2.3591in" svg:y="0.4854in" draw:z-index="68"><draw:text-box fo:min-height="0.1035in" fo:min-width="2.5071in"><text:p text:style-name="MP17"><text:page-number text:select-page="current">0</text:page-number><text:span text:style-name="CharStyle9"><text:tab/>JEREMIAH 31</text:span></text:p></draw:text-box></draw:frame></text:p>
      </style:header-left>
      <style:footer>
        <text:p text:style-name="MP2"/>
      </style:footer>
      <style:footer-left>
        <text:p text:style-name="MP2"/>
      </style:footer-left>
    </style:master-page>
    <style:master-page style:name="PageStyle25" style:page-layout-name="Mpm7">
      <style:header>
        <text:p text:style-name="MP1"><draw:frame draw:style-name="Mfr1" draw:name="46" text:anchor-type="paragraph" svg:x="3.9866in" svg:y="0.4756in" draw:z-index="70"><draw:text-box fo:min-height="0.1134in" fo:min-width="2.4701in"><text:p text:style-name="MP6"><text:span text:style-name="CharStyle9">JEREMIAH 31<text:tab/></text:span><text:page-number text:select-page="current">0</text:page-number></text:p></draw:text-box></draw:frame></text:p>
      </style:header>
      <style:header-left>
        <text:p text:style-name="MP1"><draw:frame draw:style-name="Mfr1" draw:name="47" text:anchor-type="paragraph" svg:x="3.9866in" svg:y="0.4756in" draw:z-index="71"><draw:text-box fo:min-height="0.1134in" fo:min-width="2.4701in"><text:p text:style-name="MP6"><text:span text:style-name="CharStyle9">JEREMIAH 31<text:tab/></text:span><text:page-number text:select-page="current">0</text:page-number></text:p></draw:text-box></draw:frame></text:p>
      </style:header-left>
      <style:footer>
        <text:p text:style-name="MP2"/>
      </style:footer>
      <style:footer-left>
        <text:p text:style-name="MP2"/>
      </style:footer-left>
    </style:master-page>
    <style:master-page style:name="PageStyle26" style:page-layout-name="Mpm7">
      <style:header>
        <text:p text:style-name="MP1"><draw:frame draw:style-name="Mfr1" draw:name="48" text:anchor-type="paragraph" svg:x="3.8547in" svg:y="0.4717in" draw:z-index="72"><draw:text-box fo:min-height="0.1035in" fo:min-width="2.4598in"><text:p text:style-name="MP18"><text:span text:style-name="CharStyle9">JEREMIAH 34<text:tab/></text:span><text:page-number text:select-page="current">0</text:page-number></text:p></draw:text-box></draw:frame></text:p>
      </style:header>
      <style:header-left>
        <text:p text:style-name="MP1"><draw:frame draw:style-name="Mfr1" draw:name="49" text:anchor-type="paragraph" svg:x="2.3756in" svg:y="0.4854in" draw:z-index="73"><draw:text-box fo:min-height="0.1035in" fo:min-width="2.5098in"><text:p text:style-name="MP10"><text:page-number text:select-page="current">0</text:page-number><text:span text:style-name="CharStyle9"><text:tab/>JEREMIAH </text:span><text:span text:style-name="CharStyle72">32</text:span></text:p></draw:text-box></draw:frame></text:p>
      </style:header-left>
      <style:footer>
        <text:p text:style-name="MP2"/>
      </style:footer>
      <style:footer-left>
        <text:p text:style-name="MP2"/>
      </style:footer-left>
    </style:master-page>
    <style:master-page style:name="PageStyle27" style:page-layout-name="Mpm8">
      <style:header>
        <text:p text:style-name="MP1"><draw:frame draw:style-name="Mfr1" draw:name="50" text:anchor-type="paragraph" svg:x="3.8547in" svg:y="0.4717in" draw:z-index="74"><draw:text-box fo:min-height="0.1035in" fo:min-width="2.4598in"><text:p text:style-name="MP18"><text:span text:style-name="CharStyle9">JEREMIAH 34<text:tab/></text:span><text:page-number text:select-page="current">0</text:page-number></text:p></draw:text-box></draw:frame></text:p>
      </style:header>
      <style:header-left>
        <text:p text:style-name="MP1"><draw:frame draw:style-name="Mfr1" draw:name="51" text:anchor-type="paragraph" svg:x="2.2217in" svg:y="0.539in" draw:z-index="75"><draw:text-box fo:min-height="0.1035in" fo:min-width="2.5071in"><text:p text:style-name="MP17"><text:page-number text:select-page="current">0</text:page-number><text:span text:style-name="CharStyle9"><text:tab/>JEREMIAH 35</text:span></text:p></draw:text-box></draw:frame></text:p>
      </style:header-left>
      <style:footer>
        <text:p text:style-name="MP2"/>
      </style:footer>
      <style:footer-left>
        <text:p text:style-name="MP2"/>
      </style:footer-left>
    </style:master-page>
    <style:master-page style:name="PageStyle28" style:page-layout-name="Mpm9">
      <style:header>
        <text:p text:style-name="MP1"><draw:frame draw:style-name="Mfr1" draw:name="52" text:anchor-type="paragraph" svg:x="3.8453in" svg:y="0.5189in" draw:z-index="76"><draw:text-box fo:min-height="0.1236in" fo:min-width="2.4665in"><text:p text:style-name="MP8"><text:span text:style-name="CharStyle74">JEREMIAH 86<text:tab/></text:span><text:page-number text:select-page="current">0</text:page-number></text:p></draw:text-box></draw:frame></text:p>
      </style:header>
      <style:header-left>
        <text:p text:style-name="MP1"><draw:frame draw:style-name="Mfr1" draw:name="53" text:anchor-type="paragraph" svg:x="3.8453in" svg:y="0.5189in" draw:z-index="0"><draw:text-box fo:min-height="0.1236in" fo:min-width="2.4665in"><text:p text:style-name="MP8"><text:span text:style-name="CharStyle74">JEREMIAH 86<text:tab/></text:span><text:page-number text:select-page="current">0</text:page-number></text:p></draw:text-box></draw:frame></text:p>
      </style:header-left>
      <style:footer>
        <text:p text:style-name="MP2"/>
      </style:footer>
      <style:footer-left>
        <text:p text:style-name="MP2"/>
      </style:footer-left>
    </style:master-page>
    <style:master-page style:name="PageStyle29" style:page-layout-name="Mpm9">
      <style:header>
        <text:p text:style-name="MP1"><draw:frame draw:style-name="Mfr1" draw:name="54" text:anchor-type="paragraph" svg:x="3.8201in" svg:y="0.4681in" draw:z-index="77"><draw:text-box fo:min-height="0.1071in" fo:min-width="2.4665in"><text:p text:style-name="MP8"><text:span text:style-name="CharStyle9">JEREMIAH 47<text:tab/></text:span><text:page-number text:select-page="current">0</text:page-number></text:p></draw:text-box></draw:frame></text:p>
      </style:header>
      <style:header-left>
        <text:p text:style-name="MP1"><draw:frame draw:style-name="Mfr1" draw:name="55" text:anchor-type="paragraph" svg:x="2.1882in" svg:y="0.4646in" draw:z-index="78"><draw:text-box fo:min-height="0.1in" fo:min-width="2.5071in"><text:p text:style-name="MP17"><text:page-number text:select-page="current">0</text:page-number><text:span text:style-name="CharStyle9"><text:tab/>JEREMIAH 36</text:span></text:p></draw:text-box></draw:frame></text:p>
      </style:header-left>
      <style:footer>
        <text:p text:style-name="MP2"/>
      </style:footer>
      <style:footer-left>
        <text:p text:style-name="MP2"/>
      </style:footer-left>
    </style:master-page>
    <style:master-page style:name="PageStyle30" style:page-layout-name="Mpm9">
      <style:header>
        <text:p text:style-name="MP1"><draw:frame draw:style-name="Mfr1" draw:name="56" text:anchor-type="paragraph" svg:x="3.8299in" svg:y="0.4618in" draw:z-index="80"><draw:text-box fo:min-height="0.1035in" fo:min-width="2.4634in"><text:p text:style-name="MP13"><text:span text:style-name="CharStyle9">JEREMIAH 48<text:tab/></text:span><text:page-number text:select-page="current">0</text:page-number></text:p></draw:text-box></draw:frame></text:p>
      </style:header>
      <style:header-left>
        <text:p text:style-name="MP1"><draw:frame draw:style-name="Mfr1" draw:name="57" text:anchor-type="paragraph" svg:x="3.8299in" svg:y="0.4618in" draw:z-index="0"><draw:text-box fo:min-height="0.1035in" fo:min-width="2.4634in"><text:p text:style-name="MP13"><text:span text:style-name="CharStyle9">JEREMIAH 48<text:tab/></text:span><text:page-number text:select-page="current">0</text:page-number></text:p></draw:text-box></draw:frame></text:p>
      </style:header-left>
      <style:footer>
        <text:p text:style-name="MP2"/>
      </style:footer>
      <style:footer-left>
        <text:p text:style-name="MP2"/>
      </style:footer-left>
    </style:master-page>
    <style:master-page style:name="PageStyle31" style:page-layout-name="Mpm9">
      <style:header>
        <text:p text:style-name="MP1"><draw:frame draw:style-name="Mfr1" draw:name="58" text:anchor-type="paragraph" svg:x="2.2283in" svg:y="0.4646in" draw:z-index="81"><draw:text-box fo:min-height="0.1071in" fo:min-width="2.5236in"><text:p text:style-name="MP12"><text:page-number text:select-page="current">0</text:page-number><text:span text:style-name="CharStyle9"><text:tab/>JEREMIAH 39</text:span></text:p></draw:text-box></draw:frame></text:p>
      </style:header>
      <style:footer>
        <text:p text:style-name="MP2"/>
      </style:footer>
    </style:master-page>
    <style:master-page style:name="PageStyle32" style:page-layout-name="Mpm8">
      <style:header>
        <text:p text:style-name="MP1"><draw:frame draw:style-name="Mfr1" draw:name="59" text:anchor-type="paragraph" svg:x="3.8681in" svg:y="0.5283in" draw:z-index="82"><draw:text-box fo:min-height="0.1134in" fo:min-width="2.4701in"><text:p text:style-name="MP6"><text:span text:style-name="CharStyle9">JEREMIAH 40<text:tab/>87o</text:span></text:p></draw:text-box></draw:frame></text:p>
      </style:header>
      <style:footer>
        <text:p text:style-name="MP2"/>
      </style:footer>
    </style:master-page>
    <style:master-page style:name="PageStyle33" style:page-layout-name="Mpm8">
      <style:header>
        <text:p text:style-name="MP1"><draw:frame draw:style-name="Mfr1" draw:name="60" text:anchor-type="paragraph" svg:x="2.2283in" svg:y="0.4646in" draw:z-index="0"><draw:text-box fo:min-height="0.1071in" fo:min-width="2.5236in"><text:p text:style-name="MP12"><text:page-number text:select-page="current">0</text:page-number><text:span text:style-name="CharStyle9"><text:tab/>JEREMIAH 39</text:span></text:p></draw:text-box></draw:frame></text:p>
      </style:header>
      <style:header-left>
        <text:p text:style-name="MP1"><draw:frame draw:style-name="Mfr1" draw:name="61" text:anchor-type="paragraph" svg:x="2.2283in" svg:y="0.4646in" draw:z-index="84"><draw:text-box fo:min-height="0.1071in" fo:min-width="2.5236in"><text:p text:style-name="MP12"><text:page-number text:select-page="current">0</text:page-number><text:span text:style-name="CharStyle9"><text:tab/>JEREMIAH 39</text:span></text:p></draw:text-box></draw:frame></text:p>
      </style:header-left>
      <style:footer>
        <text:p text:style-name="MP2"/>
      </style:footer>
      <style:footer-left>
        <text:p text:style-name="MP2"/>
      </style:footer-left>
    </style:master-page>
    <style:master-page style:name="PageStyle34" style:page-layout-name="Mpm8">
      <style:header>
        <text:p text:style-name="MP1"><draw:frame draw:style-name="Mfr1" draw:name="62" text:anchor-type="paragraph" svg:x="3.8299in" svg:y="0.4618in" draw:z-index="85"><draw:text-box fo:min-height="0.1035in" fo:min-width="2.4634in"><text:p text:style-name="MP13"><text:span text:style-name="CharStyle9">JEREMIAH 48<text:tab/></text:span><text:page-number text:select-page="current">0</text:page-number></text:p></draw:text-box></draw:frame></text:p>
      </style:header>
      <style:header-left>
        <text:p text:style-name="MP1"><draw:frame draw:style-name="Mfr1" draw:name="63" text:anchor-type="paragraph" svg:x="2.1882in" svg:y="0.4646in" draw:z-index="88"><draw:text-box fo:min-height="0.1in" fo:min-width="2.5071in"><text:p text:style-name="MP17"><text:page-number text:select-page="current">0</text:page-number><text:span text:style-name="CharStyle9"><text:tab/>JEREMIAH 36</text:span></text:p></draw:text-box></draw:frame></text:p>
      </style:header-left>
      <style:footer>
        <text:p text:style-name="MP2"/>
      </style:footer>
      <style:footer-left>
        <text:p text:style-name="MP2"/>
      </style:footer-left>
    </style:master-page>
    <style:master-page style:name="PageStyle35" style:page-layout-name="Mpm8">
      <style:header>
        <text:p text:style-name="MP1"><draw:frame draw:style-name="Mfr1" draw:name="64" text:anchor-type="paragraph" svg:x="3.8201in" svg:y="0.4681in" draw:z-index="90"><draw:text-box fo:min-height="0.1071in" fo:min-width="2.4665in"><text:p text:style-name="MP8"><text:span text:style-name="CharStyle9">JEREMIAH 47<text:tab/></text:span><text:page-number text:select-page="current">0</text:page-number></text:p></draw:text-box></draw:frame></text:p>
      </style:header>
      <style:header-left>
        <text:p text:style-name="MP1"><draw:frame draw:style-name="Mfr1" draw:name="65" text:anchor-type="paragraph" svg:x="3.8201in" svg:y="0.4681in" draw:z-index="91"><draw:text-box fo:min-height="0.1071in" fo:min-width="2.4665in"><text:p text:style-name="MP8"><text:span text:style-name="CharStyle9">JEREMIAH 47<text:tab/></text:span><text:page-number text:select-page="current">0</text:page-number></text:p></draw:text-box></draw:frame></text:p>
      </style:header-left>
      <style:footer>
        <text:p text:style-name="MP2"/>
      </style:footer>
      <style:footer-left>
        <text:p text:style-name="MP2"/>
      </style:footer-left>
    </style:master-page>
    <style:master-page style:name="PageStyle36" style:page-layout-name="Mpm8">
      <style:header>
        <text:p text:style-name="MP1"><draw:frame draw:style-name="Mfr1" draw:name="66" text:anchor-type="paragraph" svg:x="3.8299in" svg:y="0.4618in" draw:z-index="92"><draw:text-box fo:min-height="0.1035in" fo:min-width="2.4634in"><text:p text:style-name="MP13"><text:span text:style-name="CharStyle9">JEREMIAH 48<text:tab/></text:span><text:page-number text:select-page="current">0</text:page-number></text:p></draw:text-box></draw:frame></text:p>
      </style:header>
      <style:header-left>
        <text:p text:style-name="MP1"><draw:frame draw:style-name="Mfr1" draw:name="67" text:anchor-type="paragraph" svg:x="2.1882in" svg:y="0.4646in" draw:z-index="94"><draw:text-box fo:min-height="0.1in" fo:min-width="2.5071in"><text:p text:style-name="MP17"><text:page-number text:select-page="current">0</text:page-number><text:span text:style-name="CharStyle9"><text:tab/>JEREMIAH 36</text:span></text:p></draw:text-box></draw:frame></text:p>
      </style:header-left>
      <style:footer>
        <text:p text:style-name="MP2"/>
      </style:footer>
      <style:footer-left>
        <text:p text:style-name="MP2"/>
      </style:footer-left>
    </style:master-page>
    <style:master-page style:name="PageStyle37" style:page-layout-name="Mpm9">
      <style:header>
        <text:p text:style-name="MP1"><draw:frame draw:style-name="Mfr1" draw:name="68" text:anchor-type="paragraph" svg:x="2.2283in" svg:y="0.4646in" draw:z-index="97"><draw:text-box fo:min-height="0.1071in" fo:min-width="2.5236in"><text:p text:style-name="MP12"><text:page-number text:select-page="current">0</text:page-number><text:span text:style-name="CharStyle9"><text:tab/>JEREMIAH 39</text:span></text:p></draw:text-box></draw:frame></text:p>
      </style:header>
      <style:header-left>
        <text:p text:style-name="MP1"><draw:frame draw:style-name="Mfr1" draw:name="69" text:anchor-type="paragraph" svg:x="2.2283in" svg:y="0.4646in" draw:z-index="98"><draw:text-box fo:min-height="0.1071in" fo:min-width="2.5236in"><text:p text:style-name="MP12"><text:page-number text:select-page="current">0</text:page-number><text:span text:style-name="CharStyle9"><text:tab/>JEREMIAH 39</text:span></text:p></draw:text-box></draw:frame></text:p>
      </style:header-left>
      <style:footer>
        <text:p text:style-name="MP2"/>
      </style:footer>
      <style:footer-left>
        <text:p text:style-name="MP2"/>
      </style:footer-left>
    </style:master-page>
    <style:master-page style:name="PageStyle38" style:page-layout-name="Mpm9">
      <style:header>
        <text:p text:style-name="MP1"><draw:frame draw:style-name="Mfr1" draw:name="70" text:anchor-type="paragraph" svg:x="3.8181in" svg:y="0.4681in" draw:z-index="100"><draw:text-box fo:min-height="0.1071in" fo:min-width="2.4701in"><text:p text:style-name="MP6"><text:span text:style-name="CharStyle9">JEREMIAH 49<text:tab/></text:span><text:page-number text:select-page="current">0</text:page-number></text:p></draw:text-box></draw:frame></text:p>
      </style:header>
      <style:header-left>
        <text:p text:style-name="MP1"><draw:frame draw:style-name="Mfr1" draw:name="71" text:anchor-type="paragraph" svg:x="2.2201in" svg:y="0.4717in" draw:z-index="103"><draw:text-box fo:min-height="0.1035in" fo:min-width="2.5098in"><text:p text:style-name="MP10"><text:page-number text:select-page="current">0</text:page-number><text:span text:style-name="CharStyle74"><text:tab/></text:span><text:span text:style-name="CharStyle9">JEREMIAH 50</text:span></text:p></draw:text-box></draw:frame></text:p>
      </style:header-left>
      <style:footer>
        <text:p text:style-name="MP2"/>
      </style:footer>
      <style:footer-left>
        <text:p text:style-name="MP2"/>
      </style:footer-left>
    </style:master-page>
    <style:master-page style:name="PageStyle39" style:page-layout-name="Mpm8">
      <style:header>
        <text:p text:style-name="MP1"><draw:frame draw:style-name="Mfr1" draw:name="72" text:anchor-type="paragraph" svg:x="3.8366in" svg:y="0.4618in" draw:z-index="105"><draw:text-box fo:min-height="0.1134in" fo:min-width="2.4665in"><text:p text:style-name="MP8"><text:span text:style-name="CharStyle9">JEREMIAH 50<text:tab/></text:span><text:page-number text:select-page="current">0</text:page-number></text:p></draw:text-box></draw:frame></text:p>
      </style:header>
      <style:header-left>
        <text:p text:style-name="MP1"><draw:frame draw:style-name="Mfr1" draw:name="73" text:anchor-type="paragraph" svg:x="3.8366in" svg:y="0.4618in" draw:z-index="107"><draw:text-box fo:min-height="0.1134in" fo:min-width="2.4665in"><text:p text:style-name="MP8"><text:span text:style-name="CharStyle9">JEREMIAH 50<text:tab/></text:span><text:page-number text:select-page="current">0</text:page-number></text:p></draw:text-box></draw:frame></text:p>
      </style:header-left>
      <style:footer>
        <text:p text:style-name="MP2"/>
      </style:footer>
      <style:footer-left>
        <text:p text:style-name="MP2"/>
      </style:footer-left>
    </style:master-page>
    <style:master-page style:name="PageStyle40" style:page-layout-name="Mpm8">
      <style:header>
        <text:p text:style-name="MP1"><draw:frame draw:style-name="Mfr1" draw:name="74" text:anchor-type="paragraph" svg:x="3.8917in" svg:y="0.4752in" draw:z-index="108"><draw:text-box fo:min-height="0.1134in" fo:min-width="2.4634in"><text:p text:style-name="MP13"><text:span text:style-name="CharStyle9">JEREMIAH 51<text:tab/></text:span><text:page-number text:select-page="current">0</text:page-number></text:p></draw:text-box></draw:frame></text:p>
      </style:header>
      <style:header-left>
        <text:p text:style-name="MP1"><draw:frame draw:style-name="Mfr1" draw:name="75" text:anchor-type="paragraph" svg:x="2.2118in" svg:y="0.4681in" draw:z-index="110"><draw:text-box fo:min-height="0.1071in" fo:min-width="2.5236in"><text:p text:style-name="MP12"><text:page-number text:select-page="current">0</text:page-number><text:span text:style-name="CharStyle74"><text:tab/></text:span><text:span text:style-name="CharStyle9">JEREMIAH 50</text:span></text:p></draw:text-box></draw:frame></text:p>
      </style:header-left>
      <style:footer>
        <text:p text:style-name="MP2"/>
      </style:footer>
      <style:footer-left>
        <text:p text:style-name="MP2"/>
      </style:footer-left>
    </style:master-page>
    <style:master-page style:name="PageStyle41" style:page-layout-name="Mpm9">
      <style:header>
        <text:p text:style-name="MP1"><draw:frame draw:style-name="Mfr1" draw:name="76" text:anchor-type="paragraph" svg:x="2.2563in" svg:y="0.4783in" draw:z-index="113"><draw:text-box fo:min-height="0.0965in" fo:min-width="2.5098in"><text:p text:style-name="MP10"><text:page-number text:select-page="current">0</text:page-number><text:span text:style-name="CharStyle9"><text:tab/>JEREMIAH SI</text:span></text:p></draw:text-box></draw:frame></text:p>
      </style:header>
      <style:header-left>
        <text:p text:style-name="MP1"><draw:frame draw:style-name="Mfr1" draw:name="77" text:anchor-type="paragraph" svg:x="2.2563in" svg:y="0.4783in" draw:z-index="114"><draw:text-box fo:min-height="0.0965in" fo:min-width="2.5098in"><text:p text:style-name="MP10"><text:page-number text:select-page="current">0</text:page-number><text:span text:style-name="CharStyle9"><text:tab/>JEREMIAH SI</text:span></text:p></draw:text-box></draw:frame></text:p>
      </style:header-left>
      <style:footer>
        <text:p text:style-name="MP2"/>
      </style:footer>
      <style:footer-left>
        <text:p text:style-name="MP2"/>
      </style:footer-left>
    </style:master-page>
    <style:master-page style:name="PageStyle42" style:page-layout-name="Mpm9">
      <style:header>
        <text:p text:style-name="MP1"><draw:frame draw:style-name="Mfr1" draw:name="78" text:anchor-type="paragraph" svg:x="3.8634in" svg:y="0.522in" draw:z-index="116"><draw:text-box fo:min-height="0.1201in" fo:min-width="2.4535in"><text:p text:style-name="MP19"><text:span text:style-name="CharStyle9">JEREMIAH </text:span><text:span text:style-name="CharStyle83">51<text:tab/></text:span><text:page-number text:select-page="current">0</text:page-number></text:p></draw:text-box></draw:frame></text:p>
      </style:header>
      <style:header-left>
        <text:p text:style-name="MP1"><draw:frame draw:style-name="Mfr1" draw:name="79" text:anchor-type="paragraph" svg:x="2.2165in" svg:y="0.4583in" draw:z-index="118"><draw:text-box fo:min-height="0.1165in" fo:min-width="2.5098in"><text:p text:style-name="MP10"><text:page-number text:select-page="current">0</text:page-number><text:span text:style-name="CharStyle9"><text:tab/>JEREMIAH 52</text:span></text:p></draw:text-box></draw:frame></text:p>
      </style:header-left>
      <style:footer>
        <text:p text:style-name="MP2"/>
      </style:footer>
      <style:footer-left>
        <text:p text:style-name="MP2"/>
      </style:footer-left>
    </style:master-page>
    <style:master-page style:name="PageStyle43" style:page-layout-name="Mpm10">
      <style:header>
        <text:p text:style-name="MP1"><draw:frame draw:style-name="Mfr1" draw:name="80" text:anchor-type="paragraph" svg:x="2.3598in" svg:y="0.4673in" draw:z-index="119"><draw:text-box fo:min-height="0.1in" fo:min-width="0.9098in"><text:p text:style-name="MP3"><text:span text:style-name="CharStyle9">JEREMIAH </text:span><text:span text:style-name="CharStyle83">52</text:span></text:p></draw:text-box></draw:frame></text:p>
      </style:header>
      <style:footer>
        <text:p text:style-name="MP2"/>
      </style:footer>
    </style:master-page>
    <style:master-page style:name="PageStyle44" style:page-layout-name="Mpm10">
      <style:header>
        <text:p text:style-name="MP1"><draw:frame draw:style-name="Mfr1" draw:name="81" text:anchor-type="paragraph" svg:x="0.7492in" svg:y="0.4602in" draw:z-index="120"><draw:text-box fo:min-height="0.1071in" fo:min-width="2.5134in"><text:p text:style-name="MP14"><text:page-number text:select-page="current">0</text:page-number><text:span text:style-name="CharStyle9"><text:tab/>JEREMIAH 52</text:span></text:p></draw:text-box></draw:frame></text:p>
      </style:header>
      <style:footer>
        <text:p text:style-name="MP2"/>
      </style:footer>
    </style:master-page>
    <style:master-page style:name="PageStyle45" style:page-layout-name="Mpm8">
      <style:header>
        <text:p text:style-name="MP1"><draw:frame draw:style-name="Mfr1" draw:name="82" text:anchor-type="paragraph" svg:x="3.8547in" svg:y="0.4717in" draw:z-index="0"><draw:text-box fo:min-height="0.1035in" fo:min-width="2.4598in"><text:p text:style-name="MP18"><text:span text:style-name="CharStyle9">JEREMIAH 34<text:tab/></text:span><text:page-number text:select-page="current">0</text:page-number></text:p></draw:text-box></draw:frame></text:p>
      </style:header>
      <style:header-left>
        <text:p text:style-name="MP1"><draw:frame draw:style-name="Mfr1" draw:name="83" text:anchor-type="paragraph" svg:x="2.2217in" svg:y="0.539in" draw:z-index="121"><draw:text-box fo:min-height="0.1035in" fo:min-width="2.5071in"><text:p text:style-name="MP17"><text:page-number text:select-page="current">0</text:page-number><text:span text:style-name="CharStyle9"><text:tab/>JEREMIAH 35</text:span></text:p></draw:text-box></draw:frame></text:p>
      </style:header-left>
      <style:footer>
        <text:p text:style-name="MP2"/>
      </style:footer>
      <style:footer-left>
        <text:p text:style-name="MP2"/>
      </style:footer-left>
    </style:master-page>
    <style:master-page style:name="PageStyle46" style:page-layout-name="Mpm11">
      <style:header>
        <text:p text:style-name="MP1"><draw:frame draw:style-name="Mfr1" draw:name="84" text:anchor-type="paragraph" svg:x="3.8634in" svg:y="0.522in" draw:z-index="122"><draw:text-box fo:min-height="0.1201in" fo:min-width="2.4535in"><text:p text:style-name="MP19"><text:span text:style-name="CharStyle9">JEREMIAH </text:span><text:span text:style-name="CharStyle83">51<text:tab/></text:span><text:page-number text:select-page="current">0</text:page-number></text:p></draw:text-box></draw:frame></text:p>
      </style:header>
      <style:header-left>
        <text:p text:style-name="MP1"><draw:frame draw:style-name="Mfr1" draw:name="85" text:anchor-type="paragraph" svg:x="2.2165in" svg:y="0.4583in" draw:z-index="123"><draw:text-box fo:min-height="0.1165in" fo:min-width="2.5098in"><text:p text:style-name="MP10"><text:page-number text:select-page="current">0</text:page-number><text:span text:style-name="CharStyle9"><text:tab/>JEREMIAH 52</text:span></text:p></draw:text-box></draw:frame></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20" meta:object-count="0" meta:page-count="154" meta:paragraph-count="2459" meta:word-count="36780" meta:character-count="189822" meta:non-whitespace-character-count="155587"/>
    <meta:generator>LibreOffice/4.4.5.2$Windows_x86 LibreOffice_project/a22f674fd25a3b6f45bdebf25400ed2adff0ff99</meta:generator>
  </office:meta>
</office:document-meta>
</file>